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61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5.999cm" svg:height="8.999cm" svg:x="40.613cm" svg:y="0.563cm">
            <draw:object draw:notify-on-update-of-ranges="Sheet1.A8:Sheet1.A157 Sheet1.B7:Sheet1.B7 Sheet1.B8:Sheet1.B157 Sheet1.J7:Sheet1.J7 Sheet1.J8:Sheet1.J157 Sheet1.Q7:Sheet1.Q7 Sheet1.Q8:Sheet1.Q1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58.622cm" svg:y="0.765cm">
            <draw:object draw:notify-on-update-of-ranges="Sheet1.A8:Sheet1.A157 Sheet1.C7:Sheet1.C7 Sheet1.C8:Sheet1.C157 Sheet1.I7:Sheet1.I7 Sheet1.I8:Sheet1.I157 Sheet1.P7:Sheet1.P7 Sheet1.P8:Sheet1.P1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0.661cm" svg:y="10.252cm">
            <draw:object draw:notify-on-update-of-ranges="Sheet1.A8:Sheet1.A157 Sheet1.D7:Sheet1.D7 Sheet1.D8:Sheet1.D157 Sheet1.H7:Sheet1.H7 Sheet1.H8:Sheet1.H157 Sheet1.O7:Sheet1.O7 Sheet1.O8:Sheet1.O1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58.703cm" svg:y="11.191cm">
            <draw:object draw:notify-on-update-of-ranges="Sheet1.A8:Sheet1.A157 Sheet1.E7:Sheet1.E7 Sheet1.E8:Sheet1.E157 Sheet1.K7:Sheet1.K7 Sheet1.K8:Sheet1.K156 Sheet1.R7:Sheet1.R7 Sheet1.R8:Sheet1.R1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2.8cm" svg:height="29.698cm" svg:x="41.162cm" svg:y="20.69cm">
            <draw:object draw:notify-on-update-of-ranges="Sheet1.A8:Sheet1.A157 Sheet1.D7:Sheet1.D7 Sheet1.D8:Sheet1.D157 Sheet1.H7:Sheet1.H7 Sheet1.H8:Sheet1.H157 Sheet1.O7:Sheet1.O7 Sheet1.O8:Sheet1.O15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5" table:number-columns-repeated="976" table:default-cell-style-name="ce2"/>
        <table:table-row table:style-name="ro1">
          <table:table-cell table:number-columns-repeated="7"/>
          <table:table-cell office:value-type="string" calcext:value-type="string">
            <text:p>1D_E1</text:p>
          </table:table-cell>
          <table:table-cell table:number-columns-repeated="5"/>
          <table:table-cell table:style-name="Default"/>
          <table:table-cell office:value-type="string" calcext:value-type="string">
            <text:p>1D_E2</text:p>
          </table:table-cell>
          <table:table-cell table:number-columns-repeated="968"/>
        </table:table-row>
        <table:table-row table:style-name="ro1">
          <table:table-cell table:number-columns-repeated="7"/>
          <table:table-cell office:value-type="string" calcext:value-type="string">
            <text:p>kEpsilon standard</text:p>
          </table:table-cell>
          <table:table-cell table:number-columns-repeated="6"/>
          <table:table-cell office:value-type="string" calcext:value-type="string">
            <text:p>kEpsilonABL, simpleFoamABL – include 3 Sumner factors</text:p>
          </table:table-cell>
          <table:table-cell table:number-columns-repeated="968"/>
        </table:table-row>
        <table:table-row table:style-name="ro1" table:number-rows-repeated="3">
          <table:table-cell table:number-columns-repeated="983"/>
        </table:table-row>
        <table:table-row table:style-name="ro1">
          <table:table-cell table:number-columns-repeated="7"/>
          <table:table-cell office:value-type="string" calcext:value-type="string">
            <text:p>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ion</text:p>
          </table:table-cell>
          <table:table-cell table:number-columns-repeated="4"/>
          <table:table-cell office:value-type="string" calcext:value-type="string">
            <text:p>it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illion</text:p>
          </table:table-cell>
          <table:table-cell table:number-columns-repeated="966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_Analytic</text:p>
          </table:table-cell>
          <table:table-cell table:style-name="ce1" office:value-type="string" calcext:value-type="string">
            <text:p>e_Analytic</text:p>
          </table:table-cell>
          <table:table-cell table:style-name="ce1" office:value-type="string" calcext:value-type="string">
            <text:p>U_Analytic</text:p>
          </table:table-cell>
          <table:table-cell table:style-name="ce1" office:value-type="string" calcext:value-type="string">
            <text:p>nut_Analytic</text:p>
          </table:table-cell>
          <table:table-cell table:style-name="ce1" office:value-type="string" calcext:value-type="string">
            <text:p>u*</text:p>
          </table:table-cell>
          <table:table-cell/>
          <table:table-cell table:style-name="Default" office:value-type="string" calcext:value-type="string">
            <text:p>U_CFD-1</text:p>
          </table:table-cell>
          <table:table-cell table:style-name="Default" office:value-type="string" calcext:value-type="string">
            <text:p>epsilon_CFD-1</text:p>
          </table:table-cell>
          <table:table-cell table:style-name="Default" office:value-type="string" calcext:value-type="string">
            <text:p>k_CFD-1</text:p>
          </table:table-cell>
          <table:table-cell table:style-name="Default" office:value-type="string" calcext:value-type="string">
            <text:p>nut_CFD-1</text:p>
          </table:table-cell>
          <table:table-cell table:style-name="Default" office:value-type="string" calcext:value-type="string">
            <text:p>Points:2</text:p>
          </table:table-cell>
          <table:table-cell table:number-columns-repeated="2"/>
          <table:table-cell table:style-name="Default" office:value-type="string" calcext:value-type="string">
            <text:p>U_CFD-2</text:p>
          </table:table-cell>
          <table:table-cell table:style-name="Default" office:value-type="string" calcext:value-type="string">
            <text:p>epsilon_CFD-2</text:p>
          </table:table-cell>
          <table:table-cell table:style-name="Default" office:value-type="string" calcext:value-type="string">
            <text:p>k_CFD-2</text:p>
          </table:table-cell>
          <table:table-cell table:style-name="Default" office:value-type="string" calcext:value-type="string">
            <text:p>nut_CFD-2</text:p>
          </table:table-cell>
          <table:table-cell table:style-name="Default" office:value-type="string" calcext:value-type="string">
            <text:p>Points:2</text:p>
          </table:table-cell>
          <table:table-cell table:number-columns-repeated="964"/>
        </table:table-row>
        <table:table-row table:style-name="ro1">
          <table:table-cell table:style-name="ce1" office:value-type="float" office:value="0.0005" calcext:value-type="float">
            <text:p>0.00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8]+0.00003347)))" office:value-type="float" office:value="2006.99790190959" calcext:value-type="float">
            <text:p>2006.99790190959</text:p>
          </table:table-cell>
          <table:table-cell table:style-name="ce1" table:formula="of:=(0.76/0.41)*LN(([.A8]+0.00003347)/0.00003347)" office:value-type="float" office:value="5.13232323011629" calcext:value-type="float">
            <text:p>5.13232323011629</text:p>
          </table:table-cell>
          <table:table-cell table:style-name="ce1" table:formula="of:=0.09*[.B8]^2/[.C8]" office:value-type="float" office:value="0.000166229252" calcext:value-type="float">
            <text:p>0.000166229252</text:p>
          </table:table-cell>
          <table:table-cell table:style-name="ce1" table:formula="of:=[.B8]^0.5*0.09^0.25" office:value-type="float" office:value="0.76" calcext:value-type="float">
            <text:p>0.76</text:p>
          </table:table-cell>
          <table:table-cell/>
          <table:table-cell table:style-name="Default" table:formula="of:=[$1D_E1.A2]" office:value-type="float" office:value="5.1234" calcext:value-type="float">
            <text:p>5.1234</text:p>
          </table:table-cell>
          <table:table-cell table:style-name="Default" table:formula="of:=[$1D_E1.B2]" office:value-type="float" office:value="2044.5" calcext:value-type="float">
            <text:p>2044.5</text:p>
          </table:table-cell>
          <table:table-cell table:style-name="Default" table:formula="of:=[$1D_E1.C2]" office:value-type="float" office:value="1.9492" calcext:value-type="float">
            <text:p>1.9492</text:p>
          </table:table-cell>
          <table:table-cell table:style-name="Default" table:formula="of:=[$1D_E1.D2]" office:value-type="float" office:value="0.00016726" calcext:value-type="float">
            <text:p>0.00016726</text:p>
          </table:table-cell>
          <table:table-cell table:style-name="Default" office:value-type="float" office:value="0.0005" calcext:value-type="float">
            <text:p>0.0005</text:p>
          </table:table-cell>
          <table:table-cell table:number-columns-repeated="2"/>
          <table:table-cell table:style-name="Default" table:formula="of:=[$1D_E2.A2]" office:value-type="float" office:value="5.1234" calcext:value-type="float">
            <text:p>5.1234</text:p>
          </table:table-cell>
          <table:table-cell table:style-name="Default" table:formula="of:=[$1D_E2.B2]" office:value-type="float" office:value="2044.5" calcext:value-type="float">
            <text:p>2044.5</text:p>
          </table:table-cell>
          <table:table-cell table:style-name="Default" table:formula="of:=[$1D_E2.C2]" office:value-type="float" office:value="1.9492" calcext:value-type="float">
            <text:p>1.9492</text:p>
          </table:table-cell>
          <table:table-cell table:style-name="Default" table:formula="of:=[$1D_E2.D2]" office:value-type="float" office:value="0.00016726" calcext:value-type="float">
            <text:p>0.00016726</text:p>
          </table:table-cell>
          <table:table-cell table:style-name="Default" office:value-type="float" office:value="0.0005" calcext:value-type="float">
            <text:p>0.0005</text:p>
          </table:table-cell>
          <table:table-cell table:number-columns-repeated="964"/>
        </table:table-row>
        <table:table-row table:style-name="ro1">
          <table:table-cell table:style-name="ce1" table:formula="of:=[.A8]+0.001" office:value-type="float" office:value="0.0015" calcext:value-type="float">
            <text:p>0.00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9]+0.00003347)))" office:value-type="float" office:value="698.202880220485" calcext:value-type="float">
            <text:p>698.202880220485</text:p>
          </table:table-cell>
          <table:table-cell table:style-name="ce1" table:formula="of:=(0.76/0.41)*LN(([.A9]+0.00003347)/0.00003347)" office:value-type="float" office:value="7.08957455570011" calcext:value-type="float">
            <text:p>7.08957455570011</text:p>
          </table:table-cell>
          <table:table-cell table:style-name="ce1" table:formula="of:=0.09*[.B9]^2/[.C9]" office:value-type="float" office:value="0.000477829252" calcext:value-type="float">
            <text:p>0.000477829252</text:p>
          </table:table-cell>
          <table:table-cell table:style-name="ce1" table:formula="of:=[.B9]^0.5*0.09^0.25" office:value-type="float" office:value="0.76" calcext:value-type="float">
            <text:p>0.76</text:p>
          </table:table-cell>
          <table:table-cell/>
          <table:table-cell table:style-name="Default" table:formula="of:=[$1D_E1.A3]" office:value-type="float" office:value="6.9522" calcext:value-type="float">
            <text:p>6.9522</text:p>
          </table:table-cell>
          <table:table-cell table:style-name="Default" table:formula="of:=[$1D_E1.B3]" office:value-type="float" office:value="823.04" calcext:value-type="float">
            <text:p>823.04</text:p>
          </table:table-cell>
          <table:table-cell table:style-name="Default" table:formula="of:=[$1D_E1.C3]" office:value-type="float" office:value="1.9997" calcext:value-type="float">
            <text:p>1.9997</text:p>
          </table:table-cell>
          <table:table-cell table:style-name="Default" table:formula="of:=[$1D_E1.D3]" office:value-type="float" office:value="0.00043725" calcext:value-type="float">
            <text:p>0.00043725</text:p>
          </table:table-cell>
          <table:table-cell table:style-name="Default" office:value-type="float" office:value="0.0015" calcext:value-type="float">
            <text:p>0.0015</text:p>
          </table:table-cell>
          <table:table-cell table:number-columns-repeated="2"/>
          <table:table-cell table:style-name="Default" table:formula="of:=[$1D_E2.A3]" office:value-type="float" office:value="6.9522" calcext:value-type="float">
            <text:p>6.9522</text:p>
          </table:table-cell>
          <table:table-cell table:style-name="Default" table:formula="of:=[$1D_E2.B3]" office:value-type="float" office:value="823.04" calcext:value-type="float">
            <text:p>823.04</text:p>
          </table:table-cell>
          <table:table-cell table:style-name="Default" table:formula="of:=[$1D_E2.C3]" office:value-type="float" office:value="1.9997" calcext:value-type="float">
            <text:p>1.9997</text:p>
          </table:table-cell>
          <table:table-cell table:style-name="Default" table:formula="of:=[$1D_E2.D3]" office:value-type="float" office:value="0.00043725" calcext:value-type="float">
            <text:p>0.00043725</text:p>
          </table:table-cell>
          <table:table-cell table:style-name="Default" office:value-type="float" office:value="0.0015" calcext:value-type="float">
            <text:p>0.0015</text:p>
          </table:table-cell>
          <table:table-cell table:number-columns-repeated="964"/>
        </table:table-row>
        <table:table-row table:style-name="ro1">
          <table:table-cell table:style-name="ce1" table:formula="of:=[.A9]+0.001" office:value-type="float" office:value="0.0025" calcext:value-type="float">
            <text:p>0.00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0]+0.00003347)))" office:value-type="float" office:value="422.611347571397" calcext:value-type="float">
            <text:p>422.611347571397</text:p>
          </table:table-cell>
          <table:table-cell table:style-name="ce1" table:formula="of:=(0.76/0.41)*LN(([.A10]+0.00003347)/0.00003347)" office:value-type="float" office:value="8.02021636074453" calcext:value-type="float">
            <text:p>8.02021636074453</text:p>
          </table:table-cell>
          <table:table-cell table:style-name="ce1" table:formula="of:=0.09*[.B10]^2/[.C10]" office:value-type="float" office:value="0.000789429252" calcext:value-type="float">
            <text:p>0.000789429252</text:p>
          </table:table-cell>
          <table:table-cell table:style-name="ce1" table:formula="of:=[.B10]^0.5*0.09^0.25" office:value-type="float" office:value="0.76" calcext:value-type="float">
            <text:p>0.76</text:p>
          </table:table-cell>
          <table:table-cell/>
          <table:table-cell table:style-name="Default" table:formula="of:=[$1D_E1.A4]" office:value-type="float" office:value="7.922" calcext:value-type="float">
            <text:p>7.922</text:p>
          </table:table-cell>
          <table:table-cell table:style-name="Default" table:formula="of:=[$1D_E1.B4]" office:value-type="float" office:value="479.45" calcext:value-type="float">
            <text:p>479.45</text:p>
          </table:table-cell>
          <table:table-cell table:style-name="Default" table:formula="of:=[$1D_E1.C4]" office:value-type="float" office:value="1.9711" calcext:value-type="float">
            <text:p>1.9711</text:p>
          </table:table-cell>
          <table:table-cell table:style-name="Default" table:formula="of:=[$1D_E1.D4]" office:value-type="float" office:value="0.00072931" calcext:value-type="float">
            <text:p>0.00072931</text:p>
          </table:table-cell>
          <table:table-cell table:style-name="Default" office:value-type="float" office:value="0.0025" calcext:value-type="float">
            <text:p>0.0025</text:p>
          </table:table-cell>
          <table:table-cell table:number-columns-repeated="2"/>
          <table:table-cell table:style-name="Default" table:formula="of:=[$1D_E2.A4]" office:value-type="float" office:value="7.922" calcext:value-type="float">
            <text:p>7.922</text:p>
          </table:table-cell>
          <table:table-cell table:style-name="Default" table:formula="of:=[$1D_E2.B4]" office:value-type="float" office:value="479.45" calcext:value-type="float">
            <text:p>479.45</text:p>
          </table:table-cell>
          <table:table-cell table:style-name="Default" table:formula="of:=[$1D_E2.C4]" office:value-type="float" office:value="1.9711" calcext:value-type="float">
            <text:p>1.9711</text:p>
          </table:table-cell>
          <table:table-cell table:style-name="Default" table:formula="of:=[$1D_E2.D4]" office:value-type="float" office:value="0.00072931" calcext:value-type="float">
            <text:p>0.00072931</text:p>
          </table:table-cell>
          <table:table-cell table:style-name="Default" office:value-type="float" office:value="0.0025" calcext:value-type="float">
            <text:p>0.0025</text:p>
          </table:table-cell>
          <table:table-cell table:number-columns-repeated="964"/>
        </table:table-row>
        <table:table-row table:style-name="ro1">
          <table:table-cell table:style-name="ce1" table:formula="of:=[.A10]+0.001" office:value-type="float" office:value="0.0035" calcext:value-type="float">
            <text:p>0.00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1]+0.00003347)))" office:value-type="float" office:value="303.008988538662" calcext:value-type="float">
            <text:p>303.008988538662</text:p>
          </table:table-cell>
          <table:table-cell table:style-name="ce1" table:formula="of:=(0.76/0.41)*LN(([.A11]+0.00003347)/0.00003347)" office:value-type="float" office:value="8.63691092091858" calcext:value-type="float">
            <text:p>8.63691092091858</text:p>
          </table:table-cell>
          <table:table-cell table:style-name="ce1" table:formula="of:=0.09*[.B11]^2/[.C11]" office:value-type="float" office:value="0.001101029252" calcext:value-type="float">
            <text:p>0.001101029252</text:p>
          </table:table-cell>
          <table:table-cell table:style-name="ce1" table:formula="of:=[.B11]^0.5*0.09^0.25" office:value-type="float" office:value="0.76" calcext:value-type="float">
            <text:p>0.76</text:p>
          </table:table-cell>
          <table:table-cell/>
          <table:table-cell table:style-name="Default" table:formula="of:=[$1D_E1.A5]" office:value-type="float" office:value="8.5683" calcext:value-type="float">
            <text:p>8.5683</text:p>
          </table:table-cell>
          <table:table-cell table:style-name="Default" table:formula="of:=[$1D_E1.B5]" office:value-type="float" office:value="332.22" calcext:value-type="float">
            <text:p>332.22</text:p>
          </table:table-cell>
          <table:table-cell table:style-name="Default" table:formula="of:=[$1D_E1.C5]" office:value-type="float" office:value="1.9557" calcext:value-type="float">
            <text:p>1.9557</text:p>
          </table:table-cell>
          <table:table-cell table:style-name="Default" table:formula="of:=[$1D_E1.D5]" office:value-type="float" office:value="0.0010362" calcext:value-type="float">
            <text:p>0.0010362</text:p>
          </table:table-cell>
          <table:table-cell table:style-name="Default" office:value-type="float" office:value="0.0035" calcext:value-type="float">
            <text:p>0.0035</text:p>
          </table:table-cell>
          <table:table-cell table:number-columns-repeated="2"/>
          <table:table-cell table:style-name="Default" table:formula="of:=[$1D_E2.A5]" office:value-type="float" office:value="8.5683" calcext:value-type="float">
            <text:p>8.5683</text:p>
          </table:table-cell>
          <table:table-cell table:style-name="Default" table:formula="of:=[$1D_E2.B5]" office:value-type="float" office:value="332.22" calcext:value-type="float">
            <text:p>332.22</text:p>
          </table:table-cell>
          <table:table-cell table:style-name="Default" table:formula="of:=[$1D_E2.C5]" office:value-type="float" office:value="1.9557" calcext:value-type="float">
            <text:p>1.9557</text:p>
          </table:table-cell>
          <table:table-cell table:style-name="Default" table:formula="of:=[$1D_E2.D5]" office:value-type="float" office:value="0.0010362" calcext:value-type="float">
            <text:p>0.0010362</text:p>
          </table:table-cell>
          <table:table-cell table:style-name="Default" office:value-type="float" office:value="0.0035" calcext:value-type="float">
            <text:p>0.0035</text:p>
          </table:table-cell>
          <table:table-cell table:number-columns-repeated="964"/>
        </table:table-row>
        <table:table-row table:style-name="ro1">
          <table:table-cell table:style-name="ce1" table:formula="of:=[.A11]+0.001" office:value-type="float" office:value="0.0045" calcext:value-type="float">
            <text:p>0.00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2]+0.00003347)))" office:value-type="float" office:value="236.170785453903" calcext:value-type="float">
            <text:p>236.170785453903</text:p>
          </table:table-cell>
          <table:table-cell table:style-name="ce1" table:formula="of:=(0.76/0.41)*LN(([.A12]+0.00003347)/0.00003347)" office:value-type="float" office:value="9.09885608529824" calcext:value-type="float">
            <text:p>9.09885608529824</text:p>
          </table:table-cell>
          <table:table-cell table:style-name="ce1" table:formula="of:=0.09*[.B12]^2/[.C12]" office:value-type="float" office:value="0.001412629252" calcext:value-type="float">
            <text:p>0.001412629252</text:p>
          </table:table-cell>
          <table:table-cell table:style-name="ce1" table:formula="of:=[.B12]^0.5*0.09^0.25" office:value-type="float" office:value="0.76" calcext:value-type="float">
            <text:p>0.76</text:p>
          </table:table-cell>
          <table:table-cell/>
          <table:table-cell table:style-name="Default" table:formula="of:=[$1D_E1.A6]" office:value-type="float" office:value="9.0484" calcext:value-type="float">
            <text:p>9.0484</text:p>
          </table:table-cell>
          <table:table-cell table:style-name="Default" table:formula="of:=[$1D_E1.B6]" office:value-type="float" office:value="252.67" calcext:value-type="float">
            <text:p>252.67</text:p>
          </table:table-cell>
          <table:table-cell table:style-name="Default" table:formula="of:=[$1D_E1.C6]" office:value-type="float" office:value="1.9473" calcext:value-type="float">
            <text:p>1.9473</text:p>
          </table:table-cell>
          <table:table-cell table:style-name="Default" table:formula="of:=[$1D_E1.D6]" office:value-type="float" office:value="0.0013506" calcext:value-type="float">
            <text:p>0.0013506</text:p>
          </table:table-cell>
          <table:table-cell table:style-name="Default" office:value-type="float" office:value="0.0045" calcext:value-type="float">
            <text:p>0.0045</text:p>
          </table:table-cell>
          <table:table-cell table:number-columns-repeated="2"/>
          <table:table-cell table:style-name="Default" table:formula="of:=[$1D_E2.A6]" office:value-type="float" office:value="9.0484" calcext:value-type="float">
            <text:p>9.0484</text:p>
          </table:table-cell>
          <table:table-cell table:style-name="Default" table:formula="of:=[$1D_E2.B6]" office:value-type="float" office:value="252.67" calcext:value-type="float">
            <text:p>252.67</text:p>
          </table:table-cell>
          <table:table-cell table:style-name="Default" table:formula="of:=[$1D_E2.C6]" office:value-type="float" office:value="1.9473" calcext:value-type="float">
            <text:p>1.9473</text:p>
          </table:table-cell>
          <table:table-cell table:style-name="Default" table:formula="of:=[$1D_E2.D6]" office:value-type="float" office:value="0.0013506" calcext:value-type="float">
            <text:p>0.0013506</text:p>
          </table:table-cell>
          <table:table-cell table:style-name="Default" office:value-type="float" office:value="0.0045" calcext:value-type="float">
            <text:p>0.0045</text:p>
          </table:table-cell>
          <table:table-cell table:number-columns-repeated="964"/>
        </table:table-row>
        <table:table-row table:style-name="ro1">
          <table:table-cell table:style-name="ce1" table:formula="of:=[.A12]+0.001" office:value-type="float" office:value="0.0055" calcext:value-type="float">
            <text:p>0.00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3]+0.00003347)))" office:value-type="float" office:value="193.490372357979" calcext:value-type="float">
            <text:p>193.490372357979</text:p>
          </table:table-cell>
          <table:table-cell table:style-name="ce1" table:formula="of:=(0.76/0.41)*LN(([.A13]+0.00003347)/0.00003347)" office:value-type="float" office:value="9.46834112291958" calcext:value-type="float">
            <text:p>9.46834112291958</text:p>
          </table:table-cell>
          <table:table-cell table:style-name="ce1" table:formula="of:=0.09*[.B13]^2/[.C13]" office:value-type="float" office:value="0.001724229252" calcext:value-type="float">
            <text:p>0.001724229252</text:p>
          </table:table-cell>
          <table:table-cell table:style-name="ce1" table:formula="of:=[.B13]^0.5*0.09^0.25" office:value-type="float" office:value="0.76" calcext:value-type="float">
            <text:p>0.76</text:p>
          </table:table-cell>
          <table:table-cell/>
          <table:table-cell table:style-name="Default" table:formula="of:=[$1D_E1.A7]" office:value-type="float" office:value="9.4288" calcext:value-type="float">
            <text:p>9.4288</text:p>
          </table:table-cell>
          <table:table-cell table:style-name="Default" table:formula="of:=[$1D_E1.B7]" office:value-type="float" office:value="203.37" calcext:value-type="float">
            <text:p>203.37</text:p>
          </table:table-cell>
          <table:table-cell table:style-name="Default" table:formula="of:=[$1D_E1.C7]" office:value-type="float" office:value="1.9422" calcext:value-type="float">
            <text:p>1.9422</text:p>
          </table:table-cell>
          <table:table-cell table:style-name="Default" table:formula="of:=[$1D_E1.D7]" office:value-type="float" office:value="0.0016694" calcext:value-type="float">
            <text:p>0.0016694</text:p>
          </table:table-cell>
          <table:table-cell table:style-name="Default" office:value-type="float" office:value="0.0055" calcext:value-type="float">
            <text:p>0.0055</text:p>
          </table:table-cell>
          <table:table-cell table:number-columns-repeated="2"/>
          <table:table-cell table:style-name="Default" table:formula="of:=[$1D_E2.A7]" office:value-type="float" office:value="9.4288" calcext:value-type="float">
            <text:p>9.4288</text:p>
          </table:table-cell>
          <table:table-cell table:style-name="Default" table:formula="of:=[$1D_E2.B7]" office:value-type="float" office:value="203.37" calcext:value-type="float">
            <text:p>203.37</text:p>
          </table:table-cell>
          <table:table-cell table:style-name="Default" table:formula="of:=[$1D_E2.C7]" office:value-type="float" office:value="1.9422" calcext:value-type="float">
            <text:p>1.9422</text:p>
          </table:table-cell>
          <table:table-cell table:style-name="Default" table:formula="of:=[$1D_E2.D7]" office:value-type="float" office:value="0.0016694" calcext:value-type="float">
            <text:p>0.0016694</text:p>
          </table:table-cell>
          <table:table-cell table:style-name="Default" office:value-type="float" office:value="0.0055" calcext:value-type="float">
            <text:p>0.0055</text:p>
          </table:table-cell>
          <table:table-cell table:number-columns-repeated="964"/>
        </table:table-row>
        <table:table-row table:style-name="ro1">
          <table:table-cell table:style-name="ce1" table:formula="of:=[.A13]+0.001" office:value-type="float" office:value="0.0065" calcext:value-type="float">
            <text:p>0.00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4]+0.00003347)))" office:value-type="float" office:value="163.875118540639" calcext:value-type="float">
            <text:p>163.875118540639</text:p>
          </table:table-cell>
          <table:table-cell table:style-name="ce1" table:formula="of:=(0.76/0.41)*LN(([.A14]+0.00003347)/0.00003347)" office:value-type="float" office:value="9.77627660780885" calcext:value-type="float">
            <text:p>9.77627660780885</text:p>
          </table:table-cell>
          <table:table-cell table:style-name="ce1" table:formula="of:=0.09*[.B14]^2/[.C14]" office:value-type="float" office:value="0.002035829252" calcext:value-type="float">
            <text:p>0.002035829252</text:p>
          </table:table-cell>
          <table:table-cell table:style-name="ce1" table:formula="of:=[.B14]^0.5*0.09^0.25" office:value-type="float" office:value="0.76" calcext:value-type="float">
            <text:p>0.76</text:p>
          </table:table-cell>
          <table:table-cell/>
          <table:table-cell table:style-name="Default" table:formula="of:=[$1D_E1.A8]" office:value-type="float" office:value="9.7433" calcext:value-type="float">
            <text:p>9.7433</text:p>
          </table:table-cell>
          <table:table-cell table:style-name="Default" table:formula="of:=[$1D_E1.B8]" office:value-type="float" office:value="169.98" calcext:value-type="float">
            <text:p>169.98</text:p>
          </table:table-cell>
          <table:table-cell table:style-name="Default" table:formula="of:=[$1D_E1.C8]" office:value-type="float" office:value="1.9391" calcext:value-type="float">
            <text:p>1.9391</text:p>
          </table:table-cell>
          <table:table-cell table:style-name="Default" table:formula="of:=[$1D_E1.D8]" office:value-type="float" office:value="0.0019909" calcext:value-type="float">
            <text:p>0.0019909</text:p>
          </table:table-cell>
          <table:table-cell table:style-name="Default" office:value-type="float" office:value="0.0065" calcext:value-type="float">
            <text:p>0.0065</text:p>
          </table:table-cell>
          <table:table-cell table:number-columns-repeated="2"/>
          <table:table-cell table:style-name="Default" table:formula="of:=[$1D_E2.A8]" office:value-type="float" office:value="9.7433" calcext:value-type="float">
            <text:p>9.7433</text:p>
          </table:table-cell>
          <table:table-cell table:style-name="Default" table:formula="of:=[$1D_E2.B8]" office:value-type="float" office:value="169.98" calcext:value-type="float">
            <text:p>169.98</text:p>
          </table:table-cell>
          <table:table-cell table:style-name="Default" table:formula="of:=[$1D_E2.C8]" office:value-type="float" office:value="1.9391" calcext:value-type="float">
            <text:p>1.9391</text:p>
          </table:table-cell>
          <table:table-cell table:style-name="Default" table:formula="of:=[$1D_E2.D8]" office:value-type="float" office:value="0.0019909" calcext:value-type="float">
            <text:p>0.0019909</text:p>
          </table:table-cell>
          <table:table-cell table:style-name="Default" office:value-type="float" office:value="0.0065" calcext:value-type="float">
            <text:p>0.0065</text:p>
          </table:table-cell>
          <table:table-cell table:number-columns-repeated="964"/>
        </table:table-row>
        <table:table-row table:style-name="ro1">
          <table:table-cell table:style-name="ce1" table:formula="of:=[.A14]+0.001" office:value-type="float" office:value="0.0075" calcext:value-type="float">
            <text:p>0.00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5]+0.00003347)))" office:value-type="float" office:value="142.122178854062" calcext:value-type="float">
            <text:p>142.122178854062</text:p>
          </table:table-cell>
          <table:table-cell table:style-name="ce1" table:formula="of:=(0.76/0.41)*LN(([.A15]+0.00003347)/0.00003347)" office:value-type="float" office:value="10.0402701398196" calcext:value-type="float">
            <text:p>10.0402701398196</text:p>
          </table:table-cell>
          <table:table-cell table:style-name="ce1" table:formula="of:=0.09*[.B15]^2/[.C15]" office:value-type="float" office:value="0.002347429252" calcext:value-type="float">
            <text:p>0.002347429252</text:p>
          </table:table-cell>
          <table:table-cell table:style-name="ce1" table:formula="of:=[.B15]^0.5*0.09^0.25" office:value-type="float" office:value="0.76" calcext:value-type="float">
            <text:p>0.76</text:p>
          </table:table-cell>
          <table:table-cell/>
          <table:table-cell table:style-name="Default" table:formula="of:=[$1D_E1.A9]" office:value-type="float" office:value="10.011" calcext:value-type="float">
            <text:p>10.011</text:p>
          </table:table-cell>
          <table:table-cell table:style-name="Default" table:formula="of:=[$1D_E1.B9]" office:value-type="float" office:value="145.93" calcext:value-type="float">
            <text:p>145.93</text:p>
          </table:table-cell>
          <table:table-cell table:style-name="Default" table:formula="of:=[$1D_E1.C9]" office:value-type="float" office:value="1.937" calcext:value-type="float">
            <text:p>1.937</text:p>
          </table:table-cell>
          <table:table-cell table:style-name="Default" table:formula="of:=[$1D_E1.D9]" office:value-type="float" office:value="0.0023141" calcext:value-type="float">
            <text:p>0.0023141</text:p>
          </table:table-cell>
          <table:table-cell table:style-name="Default" office:value-type="float" office:value="0.0075" calcext:value-type="float">
            <text:p>0.0075</text:p>
          </table:table-cell>
          <table:table-cell table:number-columns-repeated="2"/>
          <table:table-cell table:style-name="Default" table:formula="of:=[$1D_E2.A9]" office:value-type="float" office:value="10.011" calcext:value-type="float">
            <text:p>10.011</text:p>
          </table:table-cell>
          <table:table-cell table:style-name="Default" table:formula="of:=[$1D_E2.B9]" office:value-type="float" office:value="145.93" calcext:value-type="float">
            <text:p>145.93</text:p>
          </table:table-cell>
          <table:table-cell table:style-name="Default" table:formula="of:=[$1D_E2.C9]" office:value-type="float" office:value="1.937" calcext:value-type="float">
            <text:p>1.937</text:p>
          </table:table-cell>
          <table:table-cell table:style-name="Default" table:formula="of:=[$1D_E2.D9]" office:value-type="float" office:value="0.0023141" calcext:value-type="float">
            <text:p>0.0023141</text:p>
          </table:table-cell>
          <table:table-cell table:style-name="Default" office:value-type="float" office:value="0.0075" calcext:value-type="float">
            <text:p>0.0075</text:p>
          </table:table-cell>
          <table:table-cell table:number-columns-repeated="964"/>
        </table:table-row>
        <table:table-row table:style-name="ro1">
          <table:table-cell table:style-name="ce1" table:formula="of:=[.A15]+0.001" office:value-type="float" office:value="0.0085" calcext:value-type="float">
            <text:p>0.00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6]+0.00003347)))" office:value-type="float" office:value="125.467502754648" calcext:value-type="float">
            <text:p>125.467502754648</text:p>
          </table:table-cell>
          <table:table-cell table:style-name="ce1" table:formula="of:=(0.76/0.41)*LN(([.A16]+0.00003347)/0.00003347)" office:value-type="float" office:value="10.2713107316476" calcext:value-type="float">
            <text:p>10.2713107316476</text:p>
          </table:table-cell>
          <table:table-cell table:style-name="ce1" table:formula="of:=0.09*[.B16]^2/[.C16]" office:value-type="float" office:value="0.002659029252" calcext:value-type="float">
            <text:p>0.002659029252</text:p>
          </table:table-cell>
          <table:table-cell table:style-name="ce1" table:formula="of:=[.B16]^0.5*0.09^0.25" office:value-type="float" office:value="0.76" calcext:value-type="float">
            <text:p>0.76</text:p>
          </table:table-cell>
          <table:table-cell/>
          <table:table-cell table:style-name="Default" table:formula="of:=[$1D_E1.A10]" office:value-type="float" office:value="10.244" calcext:value-type="float">
            <text:p>10.244</text:p>
          </table:table-cell>
          <table:table-cell table:style-name="Default" table:formula="of:=[$1D_E1.B10]" office:value-type="float" office:value="127.8" calcext:value-type="float">
            <text:p>127.8</text:p>
          </table:table-cell>
          <table:table-cell table:style-name="Default" table:formula="of:=[$1D_E1.C10]" office:value-type="float" office:value="1.9356" calcext:value-type="float">
            <text:p>1.9356</text:p>
          </table:table-cell>
          <table:table-cell table:style-name="Default" table:formula="of:=[$1D_E1.D10]" office:value-type="float" office:value="0.0026385" calcext:value-type="float">
            <text:p>0.0026385</text:p>
          </table:table-cell>
          <table:table-cell table:style-name="Default" office:value-type="float" office:value="0.0085" calcext:value-type="float">
            <text:p>0.0085</text:p>
          </table:table-cell>
          <table:table-cell table:number-columns-repeated="2"/>
          <table:table-cell table:style-name="Default" table:formula="of:=[$1D_E2.A10]" office:value-type="float" office:value="10.244" calcext:value-type="float">
            <text:p>10.244</text:p>
          </table:table-cell>
          <table:table-cell table:style-name="Default" table:formula="of:=[$1D_E2.B10]" office:value-type="float" office:value="127.8" calcext:value-type="float">
            <text:p>127.8</text:p>
          </table:table-cell>
          <table:table-cell table:style-name="Default" table:formula="of:=[$1D_E2.C10]" office:value-type="float" office:value="1.9356" calcext:value-type="float">
            <text:p>1.9356</text:p>
          </table:table-cell>
          <table:table-cell table:style-name="Default" table:formula="of:=[$1D_E2.D10]" office:value-type="float" office:value="0.0026385" calcext:value-type="float">
            <text:p>0.0026385</text:p>
          </table:table-cell>
          <table:table-cell table:style-name="Default" office:value-type="float" office:value="0.0085" calcext:value-type="float">
            <text:p>0.0085</text:p>
          </table:table-cell>
          <table:table-cell table:number-columns-repeated="964"/>
        </table:table-row>
        <table:table-row table:style-name="ro1">
          <table:table-cell table:style-name="ce1" table:formula="of:=[.A16]+0.001" office:value-type="float" office:value="0.0095" calcext:value-type="float">
            <text:p>0.00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7]+0.00003347)))" office:value-type="float" office:value="112.306764560198" calcext:value-type="float">
            <text:p>112.306764560198</text:p>
          </table:table-cell>
          <table:table-cell table:style-name="ce1" table:formula="of:=(0.76/0.41)*LN(([.A17]+0.00003347)/0.00003347)" office:value-type="float" office:value="10.4767196137644" calcext:value-type="float">
            <text:p>10.4767196137644</text:p>
          </table:table-cell>
          <table:table-cell table:style-name="ce1" table:formula="of:=0.09*[.B17]^2/[.C17]" office:value-type="float" office:value="0.002970629252" calcext:value-type="float">
            <text:p>0.002970629252</text:p>
          </table:table-cell>
          <table:table-cell table:style-name="ce1" table:formula="of:=[.B17]^0.5*0.09^0.25" office:value-type="float" office:value="0.76" calcext:value-type="float">
            <text:p>0.76</text:p>
          </table:table-cell>
          <table:table-cell/>
          <table:table-cell table:style-name="Default" table:formula="of:=[$1D_E1.A11]" office:value-type="float" office:value="10.45" calcext:value-type="float">
            <text:p>10.45</text:p>
          </table:table-cell>
          <table:table-cell table:style-name="Default" table:formula="of:=[$1D_E1.B11]" office:value-type="float" office:value="113.65" calcext:value-type="float">
            <text:p>113.65</text:p>
          </table:table-cell>
          <table:table-cell table:style-name="Default" table:formula="of:=[$1D_E1.C11]" office:value-type="float" office:value="1.9346" calcext:value-type="float">
            <text:p>1.9346</text:p>
          </table:table-cell>
          <table:table-cell table:style-name="Default" table:formula="of:=[$1D_E1.D11]" office:value-type="float" office:value="0.0029638" calcext:value-type="float">
            <text:p>0.0029638</text:p>
          </table:table-cell>
          <table:table-cell table:style-name="Default" office:value-type="float" office:value="0.0095" calcext:value-type="float">
            <text:p>0.0095</text:p>
          </table:table-cell>
          <table:table-cell table:number-columns-repeated="2"/>
          <table:table-cell table:style-name="Default" table:formula="of:=[$1D_E2.A11]" office:value-type="float" office:value="10.45" calcext:value-type="float">
            <text:p>10.45</text:p>
          </table:table-cell>
          <table:table-cell table:style-name="Default" table:formula="of:=[$1D_E2.B11]" office:value-type="float" office:value="113.65" calcext:value-type="float">
            <text:p>113.65</text:p>
          </table:table-cell>
          <table:table-cell table:style-name="Default" table:formula="of:=[$1D_E2.C11]" office:value-type="float" office:value="1.9346" calcext:value-type="float">
            <text:p>1.9346</text:p>
          </table:table-cell>
          <table:table-cell table:style-name="Default" table:formula="of:=[$1D_E2.D11]" office:value-type="float" office:value="0.0029638" calcext:value-type="float">
            <text:p>0.0029638</text:p>
          </table:table-cell>
          <table:table-cell table:style-name="Default" office:value-type="float" office:value="0.0095" calcext:value-type="float">
            <text:p>0.0095</text:p>
          </table:table-cell>
          <table:table-cell table:number-columns-repeated="964"/>
        </table:table-row>
        <table:table-row table:style-name="ro1">
          <table:table-cell table:style-name="ce1" table:formula="of:=[.A17]+0.001" office:value-type="float" office:value="0.0105" calcext:value-type="float">
            <text:p>0.01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8]+0.00003347)))" office:value-type="float" office:value="101.644868284782" calcext:value-type="float">
            <text:p>101.644868284782</text:p>
          </table:table-cell>
          <table:table-cell table:style-name="ce1" table:formula="of:=(0.76/0.41)*LN(([.A18]+0.00003347)/0.00003347)" office:value-type="float" office:value="10.6616202766222" calcext:value-type="float">
            <text:p>10.6616202766222</text:p>
          </table:table-cell>
          <table:table-cell table:style-name="ce1" table:formula="of:=0.09*[.B18]^2/[.C18]" office:value-type="float" office:value="0.003282229252" calcext:value-type="float">
            <text:p>0.003282229252</text:p>
          </table:table-cell>
          <table:table-cell table:style-name="ce1" table:formula="of:=[.B18]^0.5*0.09^0.25" office:value-type="float" office:value="0.76" calcext:value-type="float">
            <text:p>0.76</text:p>
          </table:table-cell>
          <table:table-cell/>
          <table:table-cell table:style-name="Default" table:formula="of:=[$1D_E1.A12]" office:value-type="float" office:value="10.635" calcext:value-type="float">
            <text:p>10.635</text:p>
          </table:table-cell>
          <table:table-cell table:style-name="Default" table:formula="of:=[$1D_E1.B12]" office:value-type="float" office:value="102.32" calcext:value-type="float">
            <text:p>102.32</text:p>
          </table:table-cell>
          <table:table-cell table:style-name="Default" table:formula="of:=[$1D_E1.C12]" office:value-type="float" office:value="1.9339" calcext:value-type="float">
            <text:p>1.9339</text:p>
          </table:table-cell>
          <table:table-cell table:style-name="Default" table:formula="of:=[$1D_E1.D12]" office:value-type="float" office:value="0.0032898" calcext:value-type="float">
            <text:p>0.0032898</text:p>
          </table:table-cell>
          <table:table-cell table:style-name="Default" office:value-type="float" office:value="0.0105" calcext:value-type="float">
            <text:p>0.0105</text:p>
          </table:table-cell>
          <table:table-cell table:number-columns-repeated="2"/>
          <table:table-cell table:style-name="Default" table:formula="of:=[$1D_E2.A12]" office:value-type="float" office:value="10.635" calcext:value-type="float">
            <text:p>10.635</text:p>
          </table:table-cell>
          <table:table-cell table:style-name="Default" table:formula="of:=[$1D_E2.B12]" office:value-type="float" office:value="102.32" calcext:value-type="float">
            <text:p>102.32</text:p>
          </table:table-cell>
          <table:table-cell table:style-name="Default" table:formula="of:=[$1D_E2.C12]" office:value-type="float" office:value="1.9339" calcext:value-type="float">
            <text:p>1.9339</text:p>
          </table:table-cell>
          <table:table-cell table:style-name="Default" table:formula="of:=[$1D_E2.D12]" office:value-type="float" office:value="0.0032898" calcext:value-type="float">
            <text:p>0.0032898</text:p>
          </table:table-cell>
          <table:table-cell table:style-name="Default" office:value-type="float" office:value="0.0105" calcext:value-type="float">
            <text:p>0.0105</text:p>
          </table:table-cell>
          <table:table-cell table:number-columns-repeated="964"/>
        </table:table-row>
        <table:table-row table:style-name="ro1">
          <table:table-cell table:style-name="ce1" table:formula="of:=[.A18]+0.001" office:value-type="float" office:value="0.0115" calcext:value-type="float">
            <text:p>0.01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9]+0.00003347)))" office:value-type="float" office:value="92.8318338480706" calcext:value-type="float">
            <text:p>92.8318338480706</text:p>
          </table:table-cell>
          <table:table-cell table:style-name="ce1" table:formula="of:=(0.76/0.41)*LN(([.A19]+0.00003347)/0.00003347)" office:value-type="float" office:value="10.8297386467424" calcext:value-type="float">
            <text:p>10.8297386467424</text:p>
          </table:table-cell>
          <table:table-cell table:style-name="ce1" table:formula="of:=0.09*[.B19]^2/[.C19]" office:value-type="float" office:value="0.003593829252" calcext:value-type="float">
            <text:p>0.003593829252</text:p>
          </table:table-cell>
          <table:table-cell table:style-name="ce1" table:formula="of:=[.B19]^0.5*0.09^0.25" office:value-type="float" office:value="0.76" calcext:value-type="float">
            <text:p>0.76</text:p>
          </table:table-cell>
          <table:table-cell/>
          <table:table-cell table:style-name="Default" table:formula="of:=[$1D_E1.A13]" office:value-type="float" office:value="10.802" calcext:value-type="float">
            <text:p>10.802</text:p>
          </table:table-cell>
          <table:table-cell table:style-name="Default" table:formula="of:=[$1D_E1.B13]" office:value-type="float" office:value="93.032" calcext:value-type="float">
            <text:p>93.032</text:p>
          </table:table-cell>
          <table:table-cell table:style-name="Default" table:formula="of:=[$1D_E1.C13]" office:value-type="float" office:value="1.9334" calcext:value-type="float">
            <text:p>1.9334</text:p>
          </table:table-cell>
          <table:table-cell table:style-name="Default" table:formula="of:=[$1D_E1.D13]" office:value-type="float" office:value="0.0036162" calcext:value-type="float">
            <text:p>0.0036162</text:p>
          </table:table-cell>
          <table:table-cell table:style-name="Default" office:value-type="float" office:value="0.0115" calcext:value-type="float">
            <text:p>0.0115</text:p>
          </table:table-cell>
          <table:table-cell table:number-columns-repeated="2"/>
          <table:table-cell table:style-name="Default" table:formula="of:=[$1D_E2.A13]" office:value-type="float" office:value="10.802" calcext:value-type="float">
            <text:p>10.802</text:p>
          </table:table-cell>
          <table:table-cell table:style-name="Default" table:formula="of:=[$1D_E2.B13]" office:value-type="float" office:value="93.032" calcext:value-type="float">
            <text:p>93.032</text:p>
          </table:table-cell>
          <table:table-cell table:style-name="Default" table:formula="of:=[$1D_E2.C13]" office:value-type="float" office:value="1.9334" calcext:value-type="float">
            <text:p>1.9334</text:p>
          </table:table-cell>
          <table:table-cell table:style-name="Default" table:formula="of:=[$1D_E2.D13]" office:value-type="float" office:value="0.0036162" calcext:value-type="float">
            <text:p>0.0036162</text:p>
          </table:table-cell>
          <table:table-cell table:style-name="Default" office:value-type="float" office:value="0.0115" calcext:value-type="float">
            <text:p>0.0115</text:p>
          </table:table-cell>
          <table:table-cell table:number-columns-repeated="964"/>
        </table:table-row>
        <table:table-row table:style-name="ro1">
          <table:table-cell table:style-name="ce1" table:formula="of:=[.A19]+0.001" office:value-type="float" office:value="0.0125" calcext:value-type="float">
            <text:p>0.01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20]+0.00003347)))" office:value-type="float" office:value="85.425119358941" calcext:value-type="float">
            <text:p>85.425119358941</text:p>
          </table:table-cell>
          <table:table-cell table:style-name="ce1" table:formula="of:=(0.76/0.41)*LN(([.A20]+0.00003347)/0.00003347)" office:value-type="float" office:value="10.9838692842895" calcext:value-type="float">
            <text:p>10.9838692842895</text:p>
          </table:table-cell>
          <table:table-cell table:style-name="ce1" table:formula="of:=0.09*[.B20]^2/[.C20]" office:value-type="float" office:value="0.003905429252" calcext:value-type="float">
            <text:p>0.003905429252</text:p>
          </table:table-cell>
          <table:table-cell table:style-name="ce1" table:formula="of:=[.B20]^0.5*0.09^0.25" office:value-type="float" office:value="0.76" calcext:value-type="float">
            <text:p>0.76</text:p>
          </table:table-cell>
          <table:table-cell/>
          <table:table-cell table:style-name="Default" table:formula="of:=[$1D_E1.A14]" office:value-type="float" office:value="10.955" calcext:value-type="float">
            <text:p>10.955</text:p>
          </table:table-cell>
          <table:table-cell table:style-name="Default" table:formula="of:=[$1D_E1.B14]" office:value-type="float" office:value="85.288" calcext:value-type="float">
            <text:p>85.288</text:p>
          </table:table-cell>
          <table:table-cell table:style-name="Default" table:formula="of:=[$1D_E1.C14]" office:value-type="float" office:value="1.933" calcext:value-type="float">
            <text:p>1.933</text:p>
          </table:table-cell>
          <table:table-cell table:style-name="Default" table:formula="of:=[$1D_E1.D14]" office:value-type="float" office:value="0.003943" calcext:value-type="float">
            <text:p>0.003943</text:p>
          </table:table-cell>
          <table:table-cell table:style-name="Default" office:value-type="float" office:value="0.0125" calcext:value-type="float">
            <text:p>0.0125</text:p>
          </table:table-cell>
          <table:table-cell table:number-columns-repeated="2"/>
          <table:table-cell table:style-name="Default" table:formula="of:=[$1D_E2.A14]" office:value-type="float" office:value="10.955" calcext:value-type="float">
            <text:p>10.955</text:p>
          </table:table-cell>
          <table:table-cell table:style-name="Default" table:formula="of:=[$1D_E2.B14]" office:value-type="float" office:value="85.288" calcext:value-type="float">
            <text:p>85.288</text:p>
          </table:table-cell>
          <table:table-cell table:style-name="Default" table:formula="of:=[$1D_E2.C14]" office:value-type="float" office:value="1.933" calcext:value-type="float">
            <text:p>1.933</text:p>
          </table:table-cell>
          <table:table-cell table:style-name="Default" table:formula="of:=[$1D_E2.D14]" office:value-type="float" office:value="0.003943" calcext:value-type="float">
            <text:p>0.003943</text:p>
          </table:table-cell>
          <table:table-cell table:style-name="Default" office:value-type="float" office:value="0.0125" calcext:value-type="float">
            <text:p>0.0125</text:p>
          </table:table-cell>
          <table:table-cell table:number-columns-repeated="964"/>
        </table:table-row>
        <table:table-row table:style-name="ro1">
          <table:table-cell table:style-name="ce1" table:formula="of:=[.A20]+0.001" office:value-type="float" office:value="0.0135" calcext:value-type="float">
            <text:p>0.01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21]+0.00003347)))" office:value-type="float" office:value="79.1129821643456" calcext:value-type="float">
            <text:p>79.1129821643456</text:p>
          </table:table-cell>
          <table:table-cell table:style-name="ce1" table:formula="of:=(0.76/0.41)*LN(([.A21]+0.00003347)/0.00003347)" office:value-type="float" office:value="11.1261620647047" calcext:value-type="float">
            <text:p>11.1261620647047</text:p>
          </table:table-cell>
          <table:table-cell table:style-name="ce1" table:formula="of:=0.09*[.B21]^2/[.C21]" office:value-type="float" office:value="0.004217029252" calcext:value-type="float">
            <text:p>0.004217029252</text:p>
          </table:table-cell>
          <table:table-cell table:style-name="ce1" table:formula="of:=[.B21]^0.5*0.09^0.25" office:value-type="float" office:value="0.76" calcext:value-type="float">
            <text:p>0.76</text:p>
          </table:table-cell>
          <table:table-cell/>
          <table:table-cell table:style-name="Default" table:formula="of:=[$1D_E1.A15]" office:value-type="float" office:value="11.095" calcext:value-type="float">
            <text:p>11.095</text:p>
          </table:table-cell>
          <table:table-cell table:style-name="Default" table:formula="of:=[$1D_E1.B15]" office:value-type="float" office:value="78.732" calcext:value-type="float">
            <text:p>78.732</text:p>
          </table:table-cell>
          <table:table-cell table:style-name="Default" table:formula="of:=[$1D_E1.C15]" office:value-type="float" office:value="1.9327" calcext:value-type="float">
            <text:p>1.9327</text:p>
          </table:table-cell>
          <table:table-cell table:style-name="Default" table:formula="of:=[$1D_E1.D15]" office:value-type="float" office:value="0.00427" calcext:value-type="float">
            <text:p>0.00427</text:p>
          </table:table-cell>
          <table:table-cell table:style-name="Default" office:value-type="float" office:value="0.0135" calcext:value-type="float">
            <text:p>0.0135</text:p>
          </table:table-cell>
          <table:table-cell table:number-columns-repeated="2"/>
          <table:table-cell table:style-name="Default" table:formula="of:=[$1D_E2.A15]" office:value-type="float" office:value="11.095" calcext:value-type="float">
            <text:p>11.095</text:p>
          </table:table-cell>
          <table:table-cell table:style-name="Default" table:formula="of:=[$1D_E2.B15]" office:value-type="float" office:value="78.732" calcext:value-type="float">
            <text:p>78.732</text:p>
          </table:table-cell>
          <table:table-cell table:style-name="Default" table:formula="of:=[$1D_E2.C15]" office:value-type="float" office:value="1.9327" calcext:value-type="float">
            <text:p>1.9327</text:p>
          </table:table-cell>
          <table:table-cell table:style-name="Default" table:formula="of:=[$1D_E2.D15]" office:value-type="float" office:value="0.00427" calcext:value-type="float">
            <text:p>0.00427</text:p>
          </table:table-cell>
          <table:table-cell table:style-name="Default" office:value-type="float" office:value="0.0135" calcext:value-type="float">
            <text:p>0.0135</text:p>
          </table:table-cell>
          <table:table-cell table:number-columns-repeated="964"/>
        </table:table-row>
        <table:table-row table:style-name="ro1">
          <table:table-cell table:style-name="ce1" table:formula="of:=[.A21]+0.001" office:value-type="float" office:value="0.0145" calcext:value-type="float">
            <text:p>0.01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22]+0.00003347)))" office:value-type="float" office:value="73.6694795345989" calcext:value-type="float">
            <text:p>73.6694795345989</text:p>
          </table:table-cell>
          <table:table-cell table:style-name="ce1" table:formula="of:=(0.76/0.41)*LN(([.A22]+0.00003347)/0.00003347)" office:value-type="float" office:value="11.2583063953517" calcext:value-type="float">
            <text:p>11.2583063953517</text:p>
          </table:table-cell>
          <table:table-cell table:style-name="ce1" table:formula="of:=0.09*[.B22]^2/[.C22]" office:value-type="float" office:value="0.004528629252" calcext:value-type="float">
            <text:p>0.004528629252</text:p>
          </table:table-cell>
          <table:table-cell table:style-name="ce1" table:formula="of:=[.B22]^0.5*0.09^0.25" office:value-type="float" office:value="0.76" calcext:value-type="float">
            <text:p>0.76</text:p>
          </table:table-cell>
          <table:table-cell/>
          <table:table-cell table:style-name="Default" table:formula="of:=[$1D_E1.A16]" office:value-type="float" office:value="11.226" calcext:value-type="float">
            <text:p>11.226</text:p>
          </table:table-cell>
          <table:table-cell table:style-name="Default" table:formula="of:=[$1D_E1.B16]" office:value-type="float" office:value="73.111" calcext:value-type="float">
            <text:p>73.111</text:p>
          </table:table-cell>
          <table:table-cell table:style-name="Default" table:formula="of:=[$1D_E1.C16]" office:value-type="float" office:value="1.9325" calcext:value-type="float">
            <text:p>1.9325</text:p>
          </table:table-cell>
          <table:table-cell table:style-name="Default" table:formula="of:=[$1D_E1.D16]" office:value-type="float" office:value="0.0045973" calcext:value-type="float">
            <text:p>0.0045973</text:p>
          </table:table-cell>
          <table:table-cell table:style-name="Default" office:value-type="float" office:value="0.0145" calcext:value-type="float">
            <text:p>0.0145</text:p>
          </table:table-cell>
          <table:table-cell table:number-columns-repeated="2"/>
          <table:table-cell table:style-name="Default" table:formula="of:=[$1D_E2.A16]" office:value-type="float" office:value="11.226" calcext:value-type="float">
            <text:p>11.226</text:p>
          </table:table-cell>
          <table:table-cell table:style-name="Default" table:formula="of:=[$1D_E2.B16]" office:value-type="float" office:value="73.111" calcext:value-type="float">
            <text:p>73.111</text:p>
          </table:table-cell>
          <table:table-cell table:style-name="Default" table:formula="of:=[$1D_E2.C16]" office:value-type="float" office:value="1.9325" calcext:value-type="float">
            <text:p>1.9325</text:p>
          </table:table-cell>
          <table:table-cell table:style-name="Default" table:formula="of:=[$1D_E2.D16]" office:value-type="float" office:value="0.0045973" calcext:value-type="float">
            <text:p>0.0045973</text:p>
          </table:table-cell>
          <table:table-cell table:style-name="Default" office:value-type="float" office:value="0.0145" calcext:value-type="float">
            <text:p>0.0145</text:p>
          </table:table-cell>
          <table:table-cell table:number-columns-repeated="964"/>
        </table:table-row>
        <table:table-row table:style-name="ro1">
          <table:table-cell table:style-name="ce1" table:formula="of:=[.A22]+0.001" office:value-type="float" office:value="0.0155" calcext:value-type="float">
            <text:p>0.01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23]+0.00003347)))" office:value-type="float" office:value="68.9268509052843" calcext:value-type="float">
            <text:p>68.9268509052843</text:p>
          </table:table-cell>
          <table:table-cell table:style-name="ce1" table:formula="of:=(0.76/0.41)*LN(([.A23]+0.00003347)/0.00003347)" office:value-type="float" office:value="11.3816539975485" calcext:value-type="float">
            <text:p>11.3816539975485</text:p>
          </table:table-cell>
          <table:table-cell table:style-name="ce1" table:formula="of:=0.09*[.B23]^2/[.C23]" office:value-type="float" office:value="0.004840229252" calcext:value-type="float">
            <text:p>0.004840229252</text:p>
          </table:table-cell>
          <table:table-cell table:style-name="ce1" table:formula="of:=[.B23]^0.5*0.09^0.25" office:value-type="float" office:value="0.76" calcext:value-type="float">
            <text:p>0.76</text:p>
          </table:table-cell>
          <table:table-cell/>
          <table:table-cell table:style-name="Default" table:formula="of:=[$1D_E1.A17]" office:value-type="float" office:value="11.347" calcext:value-type="float">
            <text:p>11.347</text:p>
          </table:table-cell>
          <table:table-cell table:style-name="Default" table:formula="of:=[$1D_E1.B17]" office:value-type="float" office:value="68.238" calcext:value-type="float">
            <text:p>68.238</text:p>
          </table:table-cell>
          <table:table-cell table:style-name="Default" table:formula="of:=[$1D_E1.C17]" office:value-type="float" office:value="1.9323" calcext:value-type="float">
            <text:p>1.9323</text:p>
          </table:table-cell>
          <table:table-cell table:style-name="Default" table:formula="of:=[$1D_E1.D17]" office:value-type="float" office:value="0.0049247" calcext:value-type="float">
            <text:p>0.0049247</text:p>
          </table:table-cell>
          <table:table-cell table:style-name="Default" office:value-type="float" office:value="0.0155" calcext:value-type="float">
            <text:p>0.0155</text:p>
          </table:table-cell>
          <table:table-cell table:number-columns-repeated="2"/>
          <table:table-cell table:style-name="Default" table:formula="of:=[$1D_E2.A17]" office:value-type="float" office:value="11.347" calcext:value-type="float">
            <text:p>11.347</text:p>
          </table:table-cell>
          <table:table-cell table:style-name="Default" table:formula="of:=[$1D_E2.B17]" office:value-type="float" office:value="68.238" calcext:value-type="float">
            <text:p>68.238</text:p>
          </table:table-cell>
          <table:table-cell table:style-name="Default" table:formula="of:=[$1D_E2.C17]" office:value-type="float" office:value="1.9323" calcext:value-type="float">
            <text:p>1.9323</text:p>
          </table:table-cell>
          <table:table-cell table:style-name="Default" table:formula="of:=[$1D_E2.D17]" office:value-type="float" office:value="0.0049247" calcext:value-type="float">
            <text:p>0.0049247</text:p>
          </table:table-cell>
          <table:table-cell table:style-name="Default" office:value-type="float" office:value="0.0155" calcext:value-type="float">
            <text:p>0.0155</text:p>
          </table:table-cell>
          <table:table-cell table:number-columns-repeated="964"/>
        </table:table-row>
        <table:table-row table:style-name="ro1">
          <table:table-cell table:style-name="ce1" table:formula="of:=[.A23]+0.001" office:value-type="float" office:value="0.0165" calcext:value-type="float">
            <text:p>0.01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24]+0.00003347)))" office:value-type="float" office:value="64.7579226098155" calcext:value-type="float">
            <text:p>64.7579226098155</text:p>
          </table:table-cell>
          <table:table-cell table:style-name="ce1" table:formula="of:=(0.76/0.41)*LN(([.A24]+0.00003347)/0.00003347)" office:value-type="float" office:value="11.4973033096014" calcext:value-type="float">
            <text:p>11.4973033096014</text:p>
          </table:table-cell>
          <table:table-cell table:style-name="ce1" table:formula="of:=0.09*[.B24]^2/[.C24]" office:value-type="float" office:value="0.005151829252" calcext:value-type="float">
            <text:p>0.005151829252</text:p>
          </table:table-cell>
          <table:table-cell table:style-name="ce1" table:formula="of:=[.B24]^0.5*0.09^0.25" office:value-type="float" office:value="0.76" calcext:value-type="float">
            <text:p>0.76</text:p>
          </table:table-cell>
          <table:table-cell/>
          <table:table-cell table:style-name="Default" table:formula="of:=[$1D_E1.A18]" office:value-type="float" office:value="11.461" calcext:value-type="float">
            <text:p>11.461</text:p>
          </table:table-cell>
          <table:table-cell table:style-name="Default" table:formula="of:=[$1D_E1.B18]" office:value-type="float" office:value="63.975" calcext:value-type="float">
            <text:p>63.975</text:p>
          </table:table-cell>
          <table:table-cell table:style-name="Default" table:formula="of:=[$1D_E1.C18]" office:value-type="float" office:value="1.9322" calcext:value-type="float">
            <text:p>1.9322</text:p>
          </table:table-cell>
          <table:table-cell table:style-name="Default" table:formula="of:=[$1D_E1.D18]" office:value-type="float" office:value="0.0052523" calcext:value-type="float">
            <text:p>0.0052523</text:p>
          </table:table-cell>
          <table:table-cell table:style-name="Default" office:value-type="float" office:value="0.0165" calcext:value-type="float">
            <text:p>0.0165</text:p>
          </table:table-cell>
          <table:table-cell table:number-columns-repeated="2"/>
          <table:table-cell table:style-name="Default" table:formula="of:=[$1D_E2.A18]" office:value-type="float" office:value="11.461" calcext:value-type="float">
            <text:p>11.461</text:p>
          </table:table-cell>
          <table:table-cell table:style-name="Default" table:formula="of:=[$1D_E2.B18]" office:value-type="float" office:value="63.975" calcext:value-type="float">
            <text:p>63.975</text:p>
          </table:table-cell>
          <table:table-cell table:style-name="Default" table:formula="of:=[$1D_E2.C18]" office:value-type="float" office:value="1.9322" calcext:value-type="float">
            <text:p>1.9322</text:p>
          </table:table-cell>
          <table:table-cell table:style-name="Default" table:formula="of:=[$1D_E2.D18]" office:value-type="float" office:value="0.0052523" calcext:value-type="float">
            <text:p>0.0052523</text:p>
          </table:table-cell>
          <table:table-cell table:style-name="Default" office:value-type="float" office:value="0.0165" calcext:value-type="float">
            <text:p>0.0165</text:p>
          </table:table-cell>
          <table:table-cell table:number-columns-repeated="964"/>
        </table:table-row>
        <table:table-row table:style-name="ro1">
          <table:table-cell table:style-name="ce1" table:formula="of:=[.A24]+0.001" office:value-type="float" office:value="0.0175" calcext:value-type="float">
            <text:p>0.01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25]+0.00003347)))" office:value-type="float" office:value="61.0645337592449" calcext:value-type="float">
            <text:p>61.0645337592449</text:p>
          </table:table-cell>
          <table:table-cell table:style-name="ce1" table:formula="of:=(0.76/0.41)*LN(([.A25]+0.00003347)/0.00003347)" office:value-type="float" office:value="11.606159063428" calcext:value-type="float">
            <text:p>11.606159063428</text:p>
          </table:table-cell>
          <table:table-cell table:style-name="ce1" table:formula="of:=0.09*[.B25]^2/[.C25]" office:value-type="float" office:value="0.005463429252" calcext:value-type="float">
            <text:p>0.005463429252</text:p>
          </table:table-cell>
          <table:table-cell table:style-name="ce1" table:formula="of:=[.B25]^0.5*0.09^0.25" office:value-type="float" office:value="0.76" calcext:value-type="float">
            <text:p>0.76</text:p>
          </table:table-cell>
          <table:table-cell/>
          <table:table-cell table:style-name="Default" table:formula="of:=[$1D_E1.A19]" office:value-type="float" office:value="11.568" calcext:value-type="float">
            <text:p>11.568</text:p>
          </table:table-cell>
          <table:table-cell table:style-name="Default" table:formula="of:=[$1D_E1.B19]" office:value-type="float" office:value="60.212" calcext:value-type="float">
            <text:p>60.212</text:p>
          </table:table-cell>
          <table:table-cell table:style-name="Default" table:formula="of:=[$1D_E1.C19]" office:value-type="float" office:value="1.9321" calcext:value-type="float">
            <text:p>1.9321</text:p>
          </table:table-cell>
          <table:table-cell table:style-name="Default" table:formula="of:=[$1D_E1.D19]" office:value-type="float" office:value="0.0055799" calcext:value-type="float">
            <text:p>0.0055799</text:p>
          </table:table-cell>
          <table:table-cell table:style-name="Default" office:value-type="float" office:value="0.0175" calcext:value-type="float">
            <text:p>0.0175</text:p>
          </table:table-cell>
          <table:table-cell table:number-columns-repeated="2"/>
          <table:table-cell table:style-name="Default" table:formula="of:=[$1D_E2.A19]" office:value-type="float" office:value="11.568" calcext:value-type="float">
            <text:p>11.568</text:p>
          </table:table-cell>
          <table:table-cell table:style-name="Default" table:formula="of:=[$1D_E2.B19]" office:value-type="float" office:value="60.212" calcext:value-type="float">
            <text:p>60.212</text:p>
          </table:table-cell>
          <table:table-cell table:style-name="Default" table:formula="of:=[$1D_E2.C19]" office:value-type="float" office:value="1.9321" calcext:value-type="float">
            <text:p>1.9321</text:p>
          </table:table-cell>
          <table:table-cell table:style-name="Default" table:formula="of:=[$1D_E2.D19]" office:value-type="float" office:value="0.0055799" calcext:value-type="float">
            <text:p>0.0055799</text:p>
          </table:table-cell>
          <table:table-cell table:style-name="Default" office:value-type="float" office:value="0.0175" calcext:value-type="float">
            <text:p>0.0175</text:p>
          </table:table-cell>
          <table:table-cell table:number-columns-repeated="964"/>
        </table:table-row>
        <table:table-row table:style-name="ro1">
          <table:table-cell table:style-name="ce1" table:formula="of:=[.A25]+0.001" office:value-type="float" office:value="0.0185" calcext:value-type="float">
            <text:p>0.01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26]+0.00003347)))" office:value-type="float" office:value="57.7697091117695" calcext:value-type="float">
            <text:p>57.7697091117695</text:p>
          </table:table-cell>
          <table:table-cell table:style-name="ce1" table:formula="of:=(0.76/0.41)*LN(([.A26]+0.00003347)/0.00003347)" office:value-type="float" office:value="11.7089753129753" calcext:value-type="float">
            <text:p>11.7089753129753</text:p>
          </table:table-cell>
          <table:table-cell table:style-name="ce1" table:formula="of:=0.09*[.B26]^2/[.C26]" office:value-type="float" office:value="0.005775029252" calcext:value-type="float">
            <text:p>0.005775029252</text:p>
          </table:table-cell>
          <table:table-cell table:style-name="ce1" table:formula="of:=[.B26]^0.5*0.09^0.25" office:value-type="float" office:value="0.76" calcext:value-type="float">
            <text:p>0.76</text:p>
          </table:table-cell>
          <table:table-cell/>
          <table:table-cell table:style-name="Default" table:formula="of:=[$1D_E1.A20]" office:value-type="float" office:value="11.669" calcext:value-type="float">
            <text:p>11.669</text:p>
          </table:table-cell>
          <table:table-cell table:style-name="Default" table:formula="of:=[$1D_E1.B20]" office:value-type="float" office:value="56.868" calcext:value-type="float">
            <text:p>56.868</text:p>
          </table:table-cell>
          <table:table-cell table:style-name="Default" table:formula="of:=[$1D_E1.C20]" office:value-type="float" office:value="1.9321" calcext:value-type="float">
            <text:p>1.9321</text:p>
          </table:table-cell>
          <table:table-cell table:style-name="Default" table:formula="of:=[$1D_E1.D20]" office:value-type="float" office:value="0.0059076" calcext:value-type="float">
            <text:p>0.0059076</text:p>
          </table:table-cell>
          <table:table-cell table:style-name="Default" office:value-type="float" office:value="0.0185" calcext:value-type="float">
            <text:p>0.0185</text:p>
          </table:table-cell>
          <table:table-cell table:number-columns-repeated="2"/>
          <table:table-cell table:style-name="Default" table:formula="of:=[$1D_E2.A20]" office:value-type="float" office:value="11.669" calcext:value-type="float">
            <text:p>11.669</text:p>
          </table:table-cell>
          <table:table-cell table:style-name="Default" table:formula="of:=[$1D_E2.B20]" office:value-type="float" office:value="56.868" calcext:value-type="float">
            <text:p>56.868</text:p>
          </table:table-cell>
          <table:table-cell table:style-name="Default" table:formula="of:=[$1D_E2.C20]" office:value-type="float" office:value="1.9321" calcext:value-type="float">
            <text:p>1.9321</text:p>
          </table:table-cell>
          <table:table-cell table:style-name="Default" table:formula="of:=[$1D_E2.D20]" office:value-type="float" office:value="0.0059076" calcext:value-type="float">
            <text:p>0.0059076</text:p>
          </table:table-cell>
          <table:table-cell table:style-name="Default" office:value-type="float" office:value="0.0185" calcext:value-type="float">
            <text:p>0.0185</text:p>
          </table:table-cell>
          <table:table-cell table:number-columns-repeated="964"/>
        </table:table-row>
        <table:table-row table:style-name="ro1">
          <table:table-cell table:style-name="ce1" table:formula="of:=[.A26]+0.001" office:value-type="float" office:value="0.0195" calcext:value-type="float">
            <text:p>0.01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27]+0.00003347)))" office:value-type="float" office:value="54.8122361634521" calcext:value-type="float">
            <text:p>54.8122361634521</text:p>
          </table:table-cell>
          <table:table-cell table:style-name="ce1" table:formula="of:=(0.76/0.41)*LN(([.A27]+0.00003347)/0.00003347)" office:value-type="float" office:value="11.806387141121" calcext:value-type="float">
            <text:p>11.806387141121</text:p>
          </table:table-cell>
          <table:table-cell table:style-name="ce1" table:formula="of:=0.09*[.B27]^2/[.C27]" office:value-type="float" office:value="0.006086629252" calcext:value-type="float">
            <text:p>0.006086629252</text:p>
          </table:table-cell>
          <table:table-cell table:style-name="ce1" table:formula="of:=[.B27]^0.5*0.09^0.25" office:value-type="float" office:value="0.76" calcext:value-type="float">
            <text:p>0.76</text:p>
          </table:table-cell>
          <table:table-cell/>
          <table:table-cell table:style-name="Default" table:formula="of:=[$1D_E1.A21]" office:value-type="float" office:value="11.764" calcext:value-type="float">
            <text:p>11.764</text:p>
          </table:table-cell>
          <table:table-cell table:style-name="Default" table:formula="of:=[$1D_E1.B21]" office:value-type="float" office:value="53.876" calcext:value-type="float">
            <text:p>53.876</text:p>
          </table:table-cell>
          <table:table-cell table:style-name="Default" table:formula="of:=[$1D_E1.C21]" office:value-type="float" office:value="1.932" calcext:value-type="float">
            <text:p>1.932</text:p>
          </table:table-cell>
          <table:table-cell table:style-name="Default" table:formula="of:=[$1D_E1.D21]" office:value-type="float" office:value="0.0062354" calcext:value-type="float">
            <text:p>0.0062354</text:p>
          </table:table-cell>
          <table:table-cell table:style-name="Default" office:value-type="float" office:value="0.0195" calcext:value-type="float">
            <text:p>0.0195</text:p>
          </table:table-cell>
          <table:table-cell table:number-columns-repeated="2"/>
          <table:table-cell table:style-name="Default" table:formula="of:=[$1D_E2.A21]" office:value-type="float" office:value="11.764" calcext:value-type="float">
            <text:p>11.764</text:p>
          </table:table-cell>
          <table:table-cell table:style-name="Default" table:formula="of:=[$1D_E2.B21]" office:value-type="float" office:value="53.876" calcext:value-type="float">
            <text:p>53.876</text:p>
          </table:table-cell>
          <table:table-cell table:style-name="Default" table:formula="of:=[$1D_E2.C21]" office:value-type="float" office:value="1.932" calcext:value-type="float">
            <text:p>1.932</text:p>
          </table:table-cell>
          <table:table-cell table:style-name="Default" table:formula="of:=[$1D_E2.D21]" office:value-type="float" office:value="0.0062354" calcext:value-type="float">
            <text:p>0.0062354</text:p>
          </table:table-cell>
          <table:table-cell table:style-name="Default" office:value-type="float" office:value="0.0195" calcext:value-type="float">
            <text:p>0.0195</text:p>
          </table:table-cell>
          <table:table-cell table:number-columns-repeated="964"/>
        </table:table-row>
        <table:table-row table:style-name="ro1">
          <table:table-cell table:style-name="ce1" table:formula="of:=[.A27]+0.001" office:value-type="float" office:value="0.0205" calcext:value-type="float">
            <text:p>0.02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28]+0.00003347)))" office:value-type="float" office:value="52.1428268447421" calcext:value-type="float">
            <text:p>52.1428268447421</text:p>
          </table:table-cell>
          <table:table-cell table:style-name="ce1" table:formula="of:=(0.76/0.41)*LN(([.A28]+0.00003347)/0.00003347)" office:value-type="float" office:value="11.8989344417164" calcext:value-type="float">
            <text:p>11.8989344417164</text:p>
          </table:table-cell>
          <table:table-cell table:style-name="ce1" table:formula="of:=0.09*[.B28]^2/[.C28]" office:value-type="float" office:value="0.006398229252" calcext:value-type="float">
            <text:p>0.006398229252</text:p>
          </table:table-cell>
          <table:table-cell table:style-name="ce1" table:formula="of:=[.B28]^0.5*0.09^0.25" office:value-type="float" office:value="0.76" calcext:value-type="float">
            <text:p>0.76</text:p>
          </table:table-cell>
          <table:table-cell/>
          <table:table-cell table:style-name="Default" table:formula="of:=[$1D_E1.A22]" office:value-type="float" office:value="11.854" calcext:value-type="float">
            <text:p>11.854</text:p>
          </table:table-cell>
          <table:table-cell table:style-name="Default" table:formula="of:=[$1D_E1.B22]" office:value-type="float" office:value="51.184" calcext:value-type="float">
            <text:p>51.184</text:p>
          </table:table-cell>
          <table:table-cell table:style-name="Default" table:formula="of:=[$1D_E1.C22]" office:value-type="float" office:value="1.932" calcext:value-type="float">
            <text:p>1.932</text:p>
          </table:table-cell>
          <table:table-cell table:style-name="Default" table:formula="of:=[$1D_E1.D22]" office:value-type="float" office:value="0.0065631" calcext:value-type="float">
            <text:p>0.0065631</text:p>
          </table:table-cell>
          <table:table-cell table:style-name="Default" office:value-type="float" office:value="0.0205" calcext:value-type="float">
            <text:p>0.0205</text:p>
          </table:table-cell>
          <table:table-cell table:number-columns-repeated="2"/>
          <table:table-cell table:style-name="Default" table:formula="of:=[$1D_E2.A22]" office:value-type="float" office:value="11.854" calcext:value-type="float">
            <text:p>11.854</text:p>
          </table:table-cell>
          <table:table-cell table:style-name="Default" table:formula="of:=[$1D_E2.B22]" office:value-type="float" office:value="51.184" calcext:value-type="float">
            <text:p>51.184</text:p>
          </table:table-cell>
          <table:table-cell table:style-name="Default" table:formula="of:=[$1D_E2.C22]" office:value-type="float" office:value="1.932" calcext:value-type="float">
            <text:p>1.932</text:p>
          </table:table-cell>
          <table:table-cell table:style-name="Default" table:formula="of:=[$1D_E2.D22]" office:value-type="float" office:value="0.0065631" calcext:value-type="float">
            <text:p>0.0065631</text:p>
          </table:table-cell>
          <table:table-cell table:style-name="Default" office:value-type="float" office:value="0.0205" calcext:value-type="float">
            <text:p>0.0205</text:p>
          </table:table-cell>
          <table:table-cell table:number-columns-repeated="964"/>
        </table:table-row>
        <table:table-row table:style-name="ro1">
          <table:table-cell table:style-name="ce1" table:formula="of:=[.A28]+0.001" office:value-type="float" office:value="0.0215" calcext:value-type="float">
            <text:p>0.02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29]+0.00003347)))" office:value-type="float" office:value="49.7213487065348" calcext:value-type="float">
            <text:p>49.7213487065348</text:p>
          </table:table-cell>
          <table:table-cell table:style-name="ce1" table:formula="of:=(0.76/0.41)*LN(([.A29]+0.00003347)/0.00003347)" office:value-type="float" office:value="11.9870800409327" calcext:value-type="float">
            <text:p>11.9870800409327</text:p>
          </table:table-cell>
          <table:table-cell table:style-name="ce1" table:formula="of:=0.09*[.B29]^2/[.C29]" office:value-type="float" office:value="0.006709829252" calcext:value-type="float">
            <text:p>0.006709829252</text:p>
          </table:table-cell>
          <table:table-cell table:style-name="ce1" table:formula="of:=[.B29]^0.5*0.09^0.25" office:value-type="float" office:value="0.76" calcext:value-type="float">
            <text:p>0.76</text:p>
          </table:table-cell>
          <table:table-cell/>
          <table:table-cell table:style-name="Default" table:formula="of:=[$1D_E1.A23]" office:value-type="float" office:value="11.94" calcext:value-type="float">
            <text:p>11.94</text:p>
          </table:table-cell>
          <table:table-cell table:style-name="Default" table:formula="of:=[$1D_E1.B23]" office:value-type="float" office:value="48.748" calcext:value-type="float">
            <text:p>48.748</text:p>
          </table:table-cell>
          <table:table-cell table:style-name="Default" table:formula="of:=[$1D_E1.C23]" office:value-type="float" office:value="1.9319" calcext:value-type="float">
            <text:p>1.9319</text:p>
          </table:table-cell>
          <table:table-cell table:style-name="Default" table:formula="of:=[$1D_E1.D23]" office:value-type="float" office:value="0.0068909" calcext:value-type="float">
            <text:p>0.0068909</text:p>
          </table:table-cell>
          <table:table-cell table:style-name="Default" office:value-type="float" office:value="0.0215" calcext:value-type="float">
            <text:p>0.0215</text:p>
          </table:table-cell>
          <table:table-cell table:number-columns-repeated="2"/>
          <table:table-cell table:style-name="Default" table:formula="of:=[$1D_E2.A23]" office:value-type="float" office:value="11.94" calcext:value-type="float">
            <text:p>11.94</text:p>
          </table:table-cell>
          <table:table-cell table:style-name="Default" table:formula="of:=[$1D_E2.B23]" office:value-type="float" office:value="48.748" calcext:value-type="float">
            <text:p>48.748</text:p>
          </table:table-cell>
          <table:table-cell table:style-name="Default" table:formula="of:=[$1D_E2.C23]" office:value-type="float" office:value="1.9319" calcext:value-type="float">
            <text:p>1.9319</text:p>
          </table:table-cell>
          <table:table-cell table:style-name="Default" table:formula="of:=[$1D_E2.D23]" office:value-type="float" office:value="0.0068909" calcext:value-type="float">
            <text:p>0.0068909</text:p>
          </table:table-cell>
          <table:table-cell table:style-name="Default" office:value-type="float" office:value="0.0215" calcext:value-type="float">
            <text:p>0.0215</text:p>
          </table:table-cell>
          <table:table-cell table:number-columns-repeated="964"/>
        </table:table-row>
        <table:table-row table:style-name="ro1">
          <table:table-cell table:style-name="ce1" table:formula="of:=[.A29]+0.001" office:value-type="float" office:value="0.0225" calcext:value-type="float">
            <text:p>0.02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30]+0.00003347)))" office:value-type="float" office:value="47.5147933599089" calcext:value-type="float">
            <text:p>47.5147933599089</text:p>
          </table:table-cell>
          <table:table-cell table:style-name="ce1" table:formula="of:=(0.76/0.41)*LN(([.A30]+0.00003347)/0.00003347)" office:value-type="float" office:value="12.0712237015601" calcext:value-type="float">
            <text:p>12.0712237015601</text:p>
          </table:table-cell>
          <table:table-cell table:style-name="ce1" table:formula="of:=0.09*[.B30]^2/[.C30]" office:value-type="float" office:value="0.00702142925200001" calcext:value-type="float">
            <text:p>0.007021429252</text:p>
          </table:table-cell>
          <table:table-cell table:style-name="ce1" table:formula="of:=[.B30]^0.5*0.09^0.25" office:value-type="float" office:value="0.76" calcext:value-type="float">
            <text:p>0.76</text:p>
          </table:table-cell>
          <table:table-cell/>
          <table:table-cell table:style-name="Default" table:formula="of:=[$1D_E1.A24]" office:value-type="float" office:value="12.023" calcext:value-type="float">
            <text:p>12.023</text:p>
          </table:table-cell>
          <table:table-cell table:style-name="Default" table:formula="of:=[$1D_E1.B24]" office:value-type="float" office:value="46.534" calcext:value-type="float">
            <text:p>46.534</text:p>
          </table:table-cell>
          <table:table-cell table:style-name="Default" table:formula="of:=[$1D_E1.C24]" office:value-type="float" office:value="1.9319" calcext:value-type="float">
            <text:p>1.9319</text:p>
          </table:table-cell>
          <table:table-cell table:style-name="Default" table:formula="of:=[$1D_E1.D24]" office:value-type="float" office:value="0.0072186" calcext:value-type="float">
            <text:p>0.0072186</text:p>
          </table:table-cell>
          <table:table-cell table:style-name="Default" office:value-type="float" office:value="0.0225" calcext:value-type="float">
            <text:p>0.0225</text:p>
          </table:table-cell>
          <table:table-cell table:number-columns-repeated="2"/>
          <table:table-cell table:style-name="Default" table:formula="of:=[$1D_E2.A24]" office:value-type="float" office:value="12.023" calcext:value-type="float">
            <text:p>12.023</text:p>
          </table:table-cell>
          <table:table-cell table:style-name="Default" table:formula="of:=[$1D_E2.B24]" office:value-type="float" office:value="46.534" calcext:value-type="float">
            <text:p>46.534</text:p>
          </table:table-cell>
          <table:table-cell table:style-name="Default" table:formula="of:=[$1D_E2.C24]" office:value-type="float" office:value="1.9319" calcext:value-type="float">
            <text:p>1.9319</text:p>
          </table:table-cell>
          <table:table-cell table:style-name="Default" table:formula="of:=[$1D_E2.D24]" office:value-type="float" office:value="0.0072186" calcext:value-type="float">
            <text:p>0.0072186</text:p>
          </table:table-cell>
          <table:table-cell table:style-name="Default" office:value-type="float" office:value="0.0225" calcext:value-type="float">
            <text:p>0.0225</text:p>
          </table:table-cell>
          <table:table-cell table:number-columns-repeated="964"/>
        </table:table-row>
        <table:table-row table:style-name="ro1">
          <table:table-cell table:style-name="ce1" table:formula="of:=[.A30]+0.001" office:value-type="float" office:value="0.0235" calcext:value-type="float">
            <text:p>0.02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31]+0.00003347)))" office:value-type="float" office:value="45.4957628743958" calcext:value-type="float">
            <text:p>45.4957628743958</text:p>
          </table:table-cell>
          <table:table-cell table:style-name="ce1" table:formula="of:=(0.76/0.41)*LN(([.A31]+0.00003347)/0.00003347)" office:value-type="float" office:value="12.1517130840812" calcext:value-type="float">
            <text:p>12.1517130840812</text:p>
          </table:table-cell>
          <table:table-cell table:style-name="ce1" table:formula="of:=0.09*[.B31]^2/[.C31]" office:value-type="float" office:value="0.007333029252" calcext:value-type="float">
            <text:p>0.007333029252</text:p>
          </table:table-cell>
          <table:table-cell table:style-name="ce1" table:formula="of:=[.B31]^0.5*0.09^0.25" office:value-type="float" office:value="0.76" calcext:value-type="float">
            <text:p>0.76</text:p>
          </table:table-cell>
          <table:table-cell/>
          <table:table-cell table:style-name="Default" table:formula="of:=[$1D_E1.A25]" office:value-type="float" office:value="12.101" calcext:value-type="float">
            <text:p>12.101</text:p>
          </table:table-cell>
          <table:table-cell table:style-name="Default" table:formula="of:=[$1D_E1.B25]" office:value-type="float" office:value="44.513" calcext:value-type="float">
            <text:p>44.513</text:p>
          </table:table-cell>
          <table:table-cell table:style-name="Default" table:formula="of:=[$1D_E1.C25]" office:value-type="float" office:value="1.9319" calcext:value-type="float">
            <text:p>1.9319</text:p>
          </table:table-cell>
          <table:table-cell table:style-name="Default" table:formula="of:=[$1D_E1.D25]" office:value-type="float" office:value="0.0075463" calcext:value-type="float">
            <text:p>0.0075463</text:p>
          </table:table-cell>
          <table:table-cell table:style-name="Default" office:value-type="float" office:value="0.0235" calcext:value-type="float">
            <text:p>0.0235</text:p>
          </table:table-cell>
          <table:table-cell table:number-columns-repeated="2"/>
          <table:table-cell table:style-name="Default" table:formula="of:=[$1D_E2.A25]" office:value-type="float" office:value="12.101" calcext:value-type="float">
            <text:p>12.101</text:p>
          </table:table-cell>
          <table:table-cell table:style-name="Default" table:formula="of:=[$1D_E2.B25]" office:value-type="float" office:value="44.513" calcext:value-type="float">
            <text:p>44.513</text:p>
          </table:table-cell>
          <table:table-cell table:style-name="Default" table:formula="of:=[$1D_E2.C25]" office:value-type="float" office:value="1.9319" calcext:value-type="float">
            <text:p>1.9319</text:p>
          </table:table-cell>
          <table:table-cell table:style-name="Default" table:formula="of:=[$1D_E2.D25]" office:value-type="float" office:value="0.0075463" calcext:value-type="float">
            <text:p>0.0075463</text:p>
          </table:table-cell>
          <table:table-cell table:style-name="Default" office:value-type="float" office:value="0.0235" calcext:value-type="float">
            <text:p>0.0235</text:p>
          </table:table-cell>
          <table:table-cell table:number-columns-repeated="964"/>
        </table:table-row>
        <table:table-row table:style-name="ro1">
          <table:table-cell table:style-name="ce1" table:formula="of:=[.A31]+0.001" office:value-type="float" office:value="0.0245" calcext:value-type="float">
            <text:p>0.02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32]+0.00003347)))" office:value-type="float" office:value="43.6413263485233" calcext:value-type="float">
            <text:p>43.6413263485233</text:p>
          </table:table-cell>
          <table:table-cell table:style-name="ce1" table:formula="of:=(0.76/0.41)*LN(([.A32]+0.00003347)/0.00003347)" office:value-type="float" office:value="12.2288524251496" calcext:value-type="float">
            <text:p>12.2288524251496</text:p>
          </table:table-cell>
          <table:table-cell table:style-name="ce1" table:formula="of:=0.09*[.B32]^2/[.C32]" office:value-type="float" office:value="0.00764462925200001" calcext:value-type="float">
            <text:p>0.007644629252</text:p>
          </table:table-cell>
          <table:table-cell table:style-name="ce1" table:formula="of:=[.B32]^0.5*0.09^0.25" office:value-type="float" office:value="0.76" calcext:value-type="float">
            <text:p>0.76</text:p>
          </table:table-cell>
          <table:table-cell/>
          <table:table-cell table:style-name="Default" table:formula="of:=[$1D_E1.A26]" office:value-type="float" office:value="12.176" calcext:value-type="float">
            <text:p>12.176</text:p>
          </table:table-cell>
          <table:table-cell table:style-name="Default" table:formula="of:=[$1D_E1.B26]" office:value-type="float" office:value="42.66" calcext:value-type="float">
            <text:p>42.66</text:p>
          </table:table-cell>
          <table:table-cell table:style-name="Default" table:formula="of:=[$1D_E1.C26]" office:value-type="float" office:value="1.9319" calcext:value-type="float">
            <text:p>1.9319</text:p>
          </table:table-cell>
          <table:table-cell table:style-name="Default" table:formula="of:=[$1D_E1.D26]" office:value-type="float" office:value="0.007874" calcext:value-type="float">
            <text:p>0.007874</text:p>
          </table:table-cell>
          <table:table-cell table:style-name="Default" office:value-type="float" office:value="0.0245" calcext:value-type="float">
            <text:p>0.0245</text:p>
          </table:table-cell>
          <table:table-cell table:number-columns-repeated="2"/>
          <table:table-cell table:style-name="Default" table:formula="of:=[$1D_E2.A26]" office:value-type="float" office:value="12.176" calcext:value-type="float">
            <text:p>12.176</text:p>
          </table:table-cell>
          <table:table-cell table:style-name="Default" table:formula="of:=[$1D_E2.B26]" office:value-type="float" office:value="42.66" calcext:value-type="float">
            <text:p>42.66</text:p>
          </table:table-cell>
          <table:table-cell table:style-name="Default" table:formula="of:=[$1D_E2.C26]" office:value-type="float" office:value="1.9319" calcext:value-type="float">
            <text:p>1.9319</text:p>
          </table:table-cell>
          <table:table-cell table:style-name="Default" table:formula="of:=[$1D_E2.D26]" office:value-type="float" office:value="0.007874" calcext:value-type="float">
            <text:p>0.007874</text:p>
          </table:table-cell>
          <table:table-cell table:style-name="Default" office:value-type="float" office:value="0.0245" calcext:value-type="float">
            <text:p>0.0245</text:p>
          </table:table-cell>
          <table:table-cell table:number-columns-repeated="964"/>
        </table:table-row>
        <table:table-row table:style-name="ro1">
          <table:table-cell table:style-name="ce1" table:formula="of:=[.A32]+0.001" office:value-type="float" office:value="0.0255" calcext:value-type="float">
            <text:p>0.02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33]+0.00003347)))" office:value-type="float" office:value="41.9321451699165" calcext:value-type="float">
            <text:p>41.9321451699165</text:p>
          </table:table-cell>
          <table:table-cell table:style-name="ce1" table:formula="of:=(0.76/0.41)*LN(([.A33]+0.00003347)/0.00003347)" office:value-type="float" office:value="12.3029094811478" calcext:value-type="float">
            <text:p>12.3029094811478</text:p>
          </table:table-cell>
          <table:table-cell table:style-name="ce1" table:formula="of:=0.09*[.B33]^2/[.C33]" office:value-type="float" office:value="0.007956229252" calcext:value-type="float">
            <text:p>0.007956229252</text:p>
          </table:table-cell>
          <table:table-cell table:style-name="ce1" table:formula="of:=[.B33]^0.5*0.09^0.25" office:value-type="float" office:value="0.76" calcext:value-type="float">
            <text:p>0.76</text:p>
          </table:table-cell>
          <table:table-cell/>
          <table:table-cell table:style-name="Default" table:formula="of:=[$1D_E1.A27]" office:value-type="float" office:value="12.248" calcext:value-type="float">
            <text:p>12.248</text:p>
          </table:table-cell>
          <table:table-cell table:style-name="Default" table:formula="of:=[$1D_E1.B27]" office:value-type="float" office:value="40.956" calcext:value-type="float">
            <text:p>40.956</text:p>
          </table:table-cell>
          <table:table-cell table:style-name="Default" table:formula="of:=[$1D_E1.C27]" office:value-type="float" office:value="1.9319" calcext:value-type="float">
            <text:p>1.9319</text:p>
          </table:table-cell>
          <table:table-cell table:style-name="Default" table:formula="of:=[$1D_E1.D27]" office:value-type="float" office:value="0.0082017" calcext:value-type="float">
            <text:p>0.0082017</text:p>
          </table:table-cell>
          <table:table-cell table:style-name="Default" office:value-type="float" office:value="0.0255" calcext:value-type="float">
            <text:p>0.0255</text:p>
          </table:table-cell>
          <table:table-cell table:number-columns-repeated="2"/>
          <table:table-cell table:style-name="Default" table:formula="of:=[$1D_E2.A27]" office:value-type="float" office:value="12.248" calcext:value-type="float">
            <text:p>12.248</text:p>
          </table:table-cell>
          <table:table-cell table:style-name="Default" table:formula="of:=[$1D_E2.B27]" office:value-type="float" office:value="40.956" calcext:value-type="float">
            <text:p>40.956</text:p>
          </table:table-cell>
          <table:table-cell table:style-name="Default" table:formula="of:=[$1D_E2.C27]" office:value-type="float" office:value="1.9319" calcext:value-type="float">
            <text:p>1.9319</text:p>
          </table:table-cell>
          <table:table-cell table:style-name="Default" table:formula="of:=[$1D_E2.D27]" office:value-type="float" office:value="0.0082017" calcext:value-type="float">
            <text:p>0.0082017</text:p>
          </table:table-cell>
          <table:table-cell table:style-name="Default" office:value-type="float" office:value="0.0255" calcext:value-type="float">
            <text:p>0.0255</text:p>
          </table:table-cell>
          <table:table-cell table:number-columns-repeated="964"/>
        </table:table-row>
        <table:table-row table:style-name="ro1">
          <table:table-cell table:style-name="ce1" table:formula="of:=[.A33]+0.001" office:value-type="float" office:value="0.0265" calcext:value-type="float">
            <text:p>0.02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34]+0.00003347)))" office:value-type="float" office:value="40.3517960798835" calcext:value-type="float">
            <text:p>40.3517960798835</text:p>
          </table:table-cell>
          <table:table-cell table:style-name="ce1" table:formula="of:=(0.76/0.41)*LN(([.A34]+0.00003347)/0.00003347)" office:value-type="float" office:value="12.3741211370684" calcext:value-type="float">
            <text:p>12.3741211370684</text:p>
          </table:table-cell>
          <table:table-cell table:style-name="ce1" table:formula="of:=0.09*[.B34]^2/[.C34]" office:value-type="float" office:value="0.00826782925200001" calcext:value-type="float">
            <text:p>0.008267829252</text:p>
          </table:table-cell>
          <table:table-cell table:style-name="ce1" table:formula="of:=[.B34]^0.5*0.09^0.25" office:value-type="float" office:value="0.76" calcext:value-type="float">
            <text:p>0.76</text:p>
          </table:table-cell>
          <table:table-cell/>
          <table:table-cell table:style-name="Default" table:formula="of:=[$1D_E1.A28]" office:value-type="float" office:value="12.317" calcext:value-type="float">
            <text:p>12.317</text:p>
          </table:table-cell>
          <table:table-cell table:style-name="Default" table:formula="of:=[$1D_E1.B28]" office:value-type="float" office:value="39.383" calcext:value-type="float">
            <text:p>39.383</text:p>
          </table:table-cell>
          <table:table-cell table:style-name="Default" table:formula="of:=[$1D_E1.C28]" office:value-type="float" office:value="1.9319" calcext:value-type="float">
            <text:p>1.9319</text:p>
          </table:table-cell>
          <table:table-cell table:style-name="Default" table:formula="of:=[$1D_E1.D28]" office:value-type="float" office:value="0.0085293" calcext:value-type="float">
            <text:p>0.0085293</text:p>
          </table:table-cell>
          <table:table-cell table:style-name="Default" office:value-type="float" office:value="0.0265" calcext:value-type="float">
            <text:p>0.0265</text:p>
          </table:table-cell>
          <table:table-cell table:number-columns-repeated="2"/>
          <table:table-cell table:style-name="Default" table:formula="of:=[$1D_E2.A28]" office:value-type="float" office:value="12.317" calcext:value-type="float">
            <text:p>12.317</text:p>
          </table:table-cell>
          <table:table-cell table:style-name="Default" table:formula="of:=[$1D_E2.B28]" office:value-type="float" office:value="39.383" calcext:value-type="float">
            <text:p>39.383</text:p>
          </table:table-cell>
          <table:table-cell table:style-name="Default" table:formula="of:=[$1D_E2.C28]" office:value-type="float" office:value="1.9319" calcext:value-type="float">
            <text:p>1.9319</text:p>
          </table:table-cell>
          <table:table-cell table:style-name="Default" table:formula="of:=[$1D_E2.D28]" office:value-type="float" office:value="0.0085293" calcext:value-type="float">
            <text:p>0.0085293</text:p>
          </table:table-cell>
          <table:table-cell table:style-name="Default" office:value-type="float" office:value="0.0265" calcext:value-type="float">
            <text:p>0.0265</text:p>
          </table:table-cell>
          <table:table-cell table:number-columns-repeated="964"/>
        </table:table-row>
        <table:table-row table:style-name="ro1">
          <table:table-cell table:style-name="ce1" table:formula="of:=[.A34]+0.001" office:value-type="float" office:value="0.0275" calcext:value-type="float">
            <text:p>0.02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35]+0.00003347)))" office:value-type="float" office:value="38.8862417534625" calcext:value-type="float">
            <text:p>38.8862417534625</text:p>
          </table:table-cell>
          <table:table-cell table:style-name="ce1" table:formula="of:=(0.76/0.41)*LN(([.A35]+0.00003347)/0.00003347)" office:value-type="float" office:value="12.4426979772127" calcext:value-type="float">
            <text:p>12.4426979772127</text:p>
          </table:table-cell>
          <table:table-cell table:style-name="ce1" table:formula="of:=0.09*[.B35]^2/[.C35]" office:value-type="float" office:value="0.00857942925200001" calcext:value-type="float">
            <text:p>0.008579429252</text:p>
          </table:table-cell>
          <table:table-cell table:style-name="ce1" table:formula="of:=[.B35]^0.5*0.09^0.25" office:value-type="float" office:value="0.76" calcext:value-type="float">
            <text:p>0.76</text:p>
          </table:table-cell>
          <table:table-cell/>
          <table:table-cell table:style-name="Default" table:formula="of:=[$1D_E1.A29]" office:value-type="float" office:value="12.384" calcext:value-type="float">
            <text:p>12.384</text:p>
          </table:table-cell>
          <table:table-cell table:style-name="Default" table:formula="of:=[$1D_E1.B29]" office:value-type="float" office:value="37.927" calcext:value-type="float">
            <text:p>37.927</text:p>
          </table:table-cell>
          <table:table-cell table:style-name="Default" table:formula="of:=[$1D_E1.C29]" office:value-type="float" office:value="1.9319" calcext:value-type="float">
            <text:p>1.9319</text:p>
          </table:table-cell>
          <table:table-cell table:style-name="Default" table:formula="of:=[$1D_E1.D29]" office:value-type="float" office:value="0.0088568" calcext:value-type="float">
            <text:p>0.0088568</text:p>
          </table:table-cell>
          <table:table-cell table:style-name="Default" office:value-type="float" office:value="0.0275" calcext:value-type="float">
            <text:p>0.0275</text:p>
          </table:table-cell>
          <table:table-cell table:number-columns-repeated="2"/>
          <table:table-cell table:style-name="Default" table:formula="of:=[$1D_E2.A29]" office:value-type="float" office:value="12.384" calcext:value-type="float">
            <text:p>12.384</text:p>
          </table:table-cell>
          <table:table-cell table:style-name="Default" table:formula="of:=[$1D_E2.B29]" office:value-type="float" office:value="37.927" calcext:value-type="float">
            <text:p>37.927</text:p>
          </table:table-cell>
          <table:table-cell table:style-name="Default" table:formula="of:=[$1D_E2.C29]" office:value-type="float" office:value="1.9319" calcext:value-type="float">
            <text:p>1.9319</text:p>
          </table:table-cell>
          <table:table-cell table:style-name="Default" table:formula="of:=[$1D_E2.D29]" office:value-type="float" office:value="0.0088568" calcext:value-type="float">
            <text:p>0.0088568</text:p>
          </table:table-cell>
          <table:table-cell table:style-name="Default" office:value-type="float" office:value="0.0275" calcext:value-type="float">
            <text:p>0.0275</text:p>
          </table:table-cell>
          <table:table-cell table:number-columns-repeated="964"/>
        </table:table-row>
        <table:table-row table:style-name="ro1">
          <table:table-cell table:style-name="ce1" table:formula="of:=[.A35]+0.001" office:value-type="float" office:value="0.0285" calcext:value-type="float">
            <text:p>0.02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36]+0.00003347)))" office:value-type="float" office:value="37.5234127055597" calcext:value-type="float">
            <text:p>37.5234127055597</text:p>
          </table:table-cell>
          <table:table-cell table:style-name="ce1" table:formula="of:=(0.76/0.41)*LN(([.A36]+0.00003347)/0.00003347)" office:value-type="float" office:value="12.5088280400962" calcext:value-type="float">
            <text:p>12.5088280400962</text:p>
          </table:table-cell>
          <table:table-cell table:style-name="ce1" table:formula="of:=0.09*[.B36]^2/[.C36]" office:value-type="float" office:value="0.00889102925200001" calcext:value-type="float">
            <text:p>0.008891029252</text:p>
          </table:table-cell>
          <table:table-cell table:style-name="ce1" table:formula="of:=[.B36]^0.5*0.09^0.25" office:value-type="float" office:value="0.76" calcext:value-type="float">
            <text:p>0.76</text:p>
          </table:table-cell>
          <table:table-cell/>
          <table:table-cell table:style-name="Default" table:formula="of:=[$1D_E1.A30]" office:value-type="float" office:value="12.448" calcext:value-type="float">
            <text:p>12.448</text:p>
          </table:table-cell>
          <table:table-cell table:style-name="Default" table:formula="of:=[$1D_E1.B30]" office:value-type="float" office:value="36.575" calcext:value-type="float">
            <text:p>36.575</text:p>
          </table:table-cell>
          <table:table-cell table:style-name="Default" table:formula="of:=[$1D_E1.C30]" office:value-type="float" office:value="1.9319" calcext:value-type="float">
            <text:p>1.9319</text:p>
          </table:table-cell>
          <table:table-cell table:style-name="Default" table:formula="of:=[$1D_E1.D30]" office:value-type="float" office:value="0.0091842" calcext:value-type="float">
            <text:p>0.0091842</text:p>
          </table:table-cell>
          <table:table-cell table:style-name="Default" office:value-type="float" office:value="0.0285" calcext:value-type="float">
            <text:p>0.0285</text:p>
          </table:table-cell>
          <table:table-cell table:number-columns-repeated="2"/>
          <table:table-cell table:style-name="Default" table:formula="of:=[$1D_E2.A30]" office:value-type="float" office:value="12.448" calcext:value-type="float">
            <text:p>12.448</text:p>
          </table:table-cell>
          <table:table-cell table:style-name="Default" table:formula="of:=[$1D_E2.B30]" office:value-type="float" office:value="36.575" calcext:value-type="float">
            <text:p>36.575</text:p>
          </table:table-cell>
          <table:table-cell table:style-name="Default" table:formula="of:=[$1D_E2.C30]" office:value-type="float" office:value="1.9319" calcext:value-type="float">
            <text:p>1.9319</text:p>
          </table:table-cell>
          <table:table-cell table:style-name="Default" table:formula="of:=[$1D_E2.D30]" office:value-type="float" office:value="0.0091842" calcext:value-type="float">
            <text:p>0.0091842</text:p>
          </table:table-cell>
          <table:table-cell table:style-name="Default" office:value-type="float" office:value="0.0285" calcext:value-type="float">
            <text:p>0.0285</text:p>
          </table:table-cell>
          <table:table-cell table:number-columns-repeated="964"/>
        </table:table-row>
        <table:table-row table:style-name="ro1">
          <table:table-cell table:style-name="ce1" table:formula="of:=[.A36]+0.001" office:value-type="float" office:value="0.0295" calcext:value-type="float">
            <text:p>0.02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37]+0.00003347)))" office:value-type="float" office:value="36.2528741367576" calcext:value-type="float">
            <text:p>36.2528741367576</text:p>
          </table:table-cell>
          <table:table-cell table:style-name="ce1" table:formula="of:=(0.76/0.41)*LN(([.A37]+0.00003347)/0.00003347)" office:value-type="float" office:value="12.5726799262812" calcext:value-type="float">
            <text:p>12.5726799262812</text:p>
          </table:table-cell>
          <table:table-cell table:style-name="ce1" table:formula="of:=0.09*[.B37]^2/[.C37]" office:value-type="float" office:value="0.00920262925200001" calcext:value-type="float">
            <text:p>0.009202629252</text:p>
          </table:table-cell>
          <table:table-cell table:style-name="ce1" table:formula="of:=[.B37]^0.5*0.09^0.25" office:value-type="float" office:value="0.76" calcext:value-type="float">
            <text:p>0.76</text:p>
          </table:table-cell>
          <table:table-cell/>
          <table:table-cell table:style-name="Default" table:formula="of:=[$1D_E1.A31]" office:value-type="float" office:value="12.51" calcext:value-type="float">
            <text:p>12.51</text:p>
          </table:table-cell>
          <table:table-cell table:style-name="Default" table:formula="of:=[$1D_E1.B31]" office:value-type="float" office:value="35.317" calcext:value-type="float">
            <text:p>35.317</text:p>
          </table:table-cell>
          <table:table-cell table:style-name="Default" table:formula="of:=[$1D_E1.C31]" office:value-type="float" office:value="1.932" calcext:value-type="float">
            <text:p>1.932</text:p>
          </table:table-cell>
          <table:table-cell table:style-name="Default" table:formula="of:=[$1D_E1.D31]" office:value-type="float" office:value="0.0095116" calcext:value-type="float">
            <text:p>0.0095116</text:p>
          </table:table-cell>
          <table:table-cell table:style-name="Default" office:value-type="float" office:value="0.0295" calcext:value-type="float">
            <text:p>0.0295</text:p>
          </table:table-cell>
          <table:table-cell table:number-columns-repeated="2"/>
          <table:table-cell table:style-name="Default" table:formula="of:=[$1D_E2.A31]" office:value-type="float" office:value="12.51" calcext:value-type="float">
            <text:p>12.51</text:p>
          </table:table-cell>
          <table:table-cell table:style-name="Default" table:formula="of:=[$1D_E2.B31]" office:value-type="float" office:value="35.317" calcext:value-type="float">
            <text:p>35.317</text:p>
          </table:table-cell>
          <table:table-cell table:style-name="Default" table:formula="of:=[$1D_E2.C31]" office:value-type="float" office:value="1.932" calcext:value-type="float">
            <text:p>1.932</text:p>
          </table:table-cell>
          <table:table-cell table:style-name="Default" table:formula="of:=[$1D_E2.D31]" office:value-type="float" office:value="0.0095116" calcext:value-type="float">
            <text:p>0.0095116</text:p>
          </table:table-cell>
          <table:table-cell table:style-name="Default" office:value-type="float" office:value="0.0295" calcext:value-type="float">
            <text:p>0.0295</text:p>
          </table:table-cell>
          <table:table-cell table:number-columns-repeated="964"/>
        </table:table-row>
        <table:table-row table:style-name="ro1">
          <table:table-cell table:style-name="ce1" table:formula="of:=[.A37]+0.001" office:value-type="float" office:value="0.0305" calcext:value-type="float">
            <text:p>0.03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38]+0.00003347)))" office:value-type="float" office:value="35.0655582458105" calcext:value-type="float">
            <text:p>35.0655582458105</text:p>
          </table:table-cell>
          <table:table-cell table:style-name="ce1" table:formula="of:=(0.76/0.41)*LN(([.A38]+0.00003347)/0.00003347)" office:value-type="float" office:value="12.6344053884999" calcext:value-type="float">
            <text:p>12.6344053884999</text:p>
          </table:table-cell>
          <table:table-cell table:style-name="ce1" table:formula="of:=0.09*[.B38]^2/[.C38]" office:value-type="float" office:value="0.00951422925200001" calcext:value-type="float">
            <text:p>0.009514229252</text:p>
          </table:table-cell>
          <table:table-cell table:style-name="ce1" table:formula="of:=[.B38]^0.5*0.09^0.25" office:value-type="float" office:value="0.76" calcext:value-type="float">
            <text:p>0.76</text:p>
          </table:table-cell>
          <table:table-cell/>
          <table:table-cell table:style-name="Default" table:formula="of:=[$1D_E1.A32]" office:value-type="float" office:value="12.57" calcext:value-type="float">
            <text:p>12.57</text:p>
          </table:table-cell>
          <table:table-cell table:style-name="Default" table:formula="of:=[$1D_E1.B32]" office:value-type="float" office:value="34.142" calcext:value-type="float">
            <text:p>34.142</text:p>
          </table:table-cell>
          <table:table-cell table:style-name="Default" table:formula="of:=[$1D_E1.C32]" office:value-type="float" office:value="1.932" calcext:value-type="float">
            <text:p>1.932</text:p>
          </table:table-cell>
          <table:table-cell table:style-name="Default" table:formula="of:=[$1D_E1.D32]" office:value-type="float" office:value="0.0098389" calcext:value-type="float">
            <text:p>0.0098389</text:p>
          </table:table-cell>
          <table:table-cell table:style-name="Default" office:value-type="float" office:value="0.0305" calcext:value-type="float">
            <text:p>0.0305</text:p>
          </table:table-cell>
          <table:table-cell table:number-columns-repeated="2"/>
          <table:table-cell table:style-name="Default" table:formula="of:=[$1D_E2.A32]" office:value-type="float" office:value="12.57" calcext:value-type="float">
            <text:p>12.57</text:p>
          </table:table-cell>
          <table:table-cell table:style-name="Default" table:formula="of:=[$1D_E2.B32]" office:value-type="float" office:value="34.142" calcext:value-type="float">
            <text:p>34.142</text:p>
          </table:table-cell>
          <table:table-cell table:style-name="Default" table:formula="of:=[$1D_E2.C32]" office:value-type="float" office:value="1.932" calcext:value-type="float">
            <text:p>1.932</text:p>
          </table:table-cell>
          <table:table-cell table:style-name="Default" table:formula="of:=[$1D_E2.D32]" office:value-type="float" office:value="0.0098389" calcext:value-type="float">
            <text:p>0.0098389</text:p>
          </table:table-cell>
          <table:table-cell table:style-name="Default" office:value-type="float" office:value="0.0305" calcext:value-type="float">
            <text:p>0.0305</text:p>
          </table:table-cell>
          <table:table-cell table:number-columns-repeated="964"/>
        </table:table-row>
        <table:table-row table:style-name="ro1">
          <table:table-cell table:style-name="ce1" table:formula="of:=[.A38]+0.001" office:value-type="float" office:value="0.0315" calcext:value-type="float">
            <text:p>0.03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39]+0.00003347)))" office:value-type="float" office:value="33.9535474761169" calcext:value-type="float">
            <text:p>33.9535474761169</text:p>
          </table:table-cell>
          <table:table-cell table:style-name="ce1" table:formula="of:=(0.76/0.41)*LN(([.A39]+0.00003347)/0.00003347)" office:value-type="float" office:value="12.6941415042311" calcext:value-type="float">
            <text:p>12.6941415042311</text:p>
          </table:table-cell>
          <table:table-cell table:style-name="ce1" table:formula="of:=0.09*[.B39]^2/[.C39]" office:value-type="float" office:value="0.00982582925200001" calcext:value-type="float">
            <text:p>0.009825829252</text:p>
          </table:table-cell>
          <table:table-cell table:style-name="ce1" table:formula="of:=[.B39]^0.5*0.09^0.25" office:value-type="float" office:value="0.76" calcext:value-type="float">
            <text:p>0.76</text:p>
          </table:table-cell>
          <table:table-cell/>
          <table:table-cell table:style-name="Default" table:formula="of:=[$1D_E1.A33]" office:value-type="float" office:value="12.628" calcext:value-type="float">
            <text:p>12.628</text:p>
          </table:table-cell>
          <table:table-cell table:style-name="Default" table:formula="of:=[$1D_E1.B33]" office:value-type="float" office:value="33.044" calcext:value-type="float">
            <text:p>33.044</text:p>
          </table:table-cell>
          <table:table-cell table:style-name="Default" table:formula="of:=[$1D_E1.C33]" office:value-type="float" office:value="1.932" calcext:value-type="float">
            <text:p>1.932</text:p>
          </table:table-cell>
          <table:table-cell table:style-name="Default" table:formula="of:=[$1D_E1.D33]" office:value-type="float" office:value="0.010166" calcext:value-type="float">
            <text:p>0.010166</text:p>
          </table:table-cell>
          <table:table-cell table:style-name="Default" office:value-type="float" office:value="0.0315" calcext:value-type="float">
            <text:p>0.0315</text:p>
          </table:table-cell>
          <table:table-cell table:number-columns-repeated="2"/>
          <table:table-cell table:style-name="Default" table:formula="of:=[$1D_E2.A33]" office:value-type="float" office:value="12.628" calcext:value-type="float">
            <text:p>12.628</text:p>
          </table:table-cell>
          <table:table-cell table:style-name="Default" table:formula="of:=[$1D_E2.B33]" office:value-type="float" office:value="33.044" calcext:value-type="float">
            <text:p>33.044</text:p>
          </table:table-cell>
          <table:table-cell table:style-name="Default" table:formula="of:=[$1D_E2.C33]" office:value-type="float" office:value="1.932" calcext:value-type="float">
            <text:p>1.932</text:p>
          </table:table-cell>
          <table:table-cell table:style-name="Default" table:formula="of:=[$1D_E2.D33]" office:value-type="float" office:value="0.010166" calcext:value-type="float">
            <text:p>0.010166</text:p>
          </table:table-cell>
          <table:table-cell table:style-name="Default" office:value-type="float" office:value="0.0315" calcext:value-type="float">
            <text:p>0.0315</text:p>
          </table:table-cell>
          <table:table-cell table:number-columns-repeated="964"/>
        </table:table-row>
        <table:table-row table:style-name="ro1">
          <table:table-cell table:style-name="ce1" table:formula="of:=[.A39]+0.001" office:value-type="float" office:value="0.0325" calcext:value-type="float">
            <text:p>0.03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40]+0.00003347)))" office:value-type="float" office:value="32.9098977370599" calcext:value-type="float">
            <text:p>32.9098977370599</text:p>
          </table:table-cell>
          <table:table-cell table:style-name="ce1" table:formula="of:=(0.76/0.41)*LN(([.A40]+0.00003347)/0.00003347)" office:value-type="float" office:value="12.7520125089847" calcext:value-type="float">
            <text:p>12.7520125089847</text:p>
          </table:table-cell>
          <table:table-cell table:style-name="ce1" table:formula="of:=0.09*[.B40]^2/[.C40]" office:value-type="float" office:value="0.010137429252" calcext:value-type="float">
            <text:p>0.010137429252</text:p>
          </table:table-cell>
          <table:table-cell table:style-name="ce1" table:formula="of:=[.B40]^0.5*0.09^0.25" office:value-type="float" office:value="0.76" calcext:value-type="float">
            <text:p>0.76</text:p>
          </table:table-cell>
          <table:table-cell/>
          <table:table-cell table:style-name="Default" table:formula="of:=[$1D_E1.A34]" office:value-type="float" office:value="12.684" calcext:value-type="float">
            <text:p>12.684</text:p>
          </table:table-cell>
          <table:table-cell table:style-name="Default" table:formula="of:=[$1D_E1.B34]" office:value-type="float" office:value="32.015" calcext:value-type="float">
            <text:p>32.015</text:p>
          </table:table-cell>
          <table:table-cell table:style-name="Default" table:formula="of:=[$1D_E1.C34]" office:value-type="float" office:value="1.932" calcext:value-type="float">
            <text:p>1.932</text:p>
          </table:table-cell>
          <table:table-cell table:style-name="Default" table:formula="of:=[$1D_E1.D34]" office:value-type="float" office:value="0.010493" calcext:value-type="float">
            <text:p>0.010493</text:p>
          </table:table-cell>
          <table:table-cell table:style-name="Default" office:value-type="float" office:value="0.0325" calcext:value-type="float">
            <text:p>0.0325</text:p>
          </table:table-cell>
          <table:table-cell table:number-columns-repeated="2"/>
          <table:table-cell table:style-name="Default" table:formula="of:=[$1D_E2.A34]" office:value-type="float" office:value="12.684" calcext:value-type="float">
            <text:p>12.684</text:p>
          </table:table-cell>
          <table:table-cell table:style-name="Default" table:formula="of:=[$1D_E2.B34]" office:value-type="float" office:value="32.015" calcext:value-type="float">
            <text:p>32.015</text:p>
          </table:table-cell>
          <table:table-cell table:style-name="Default" table:formula="of:=[$1D_E2.C34]" office:value-type="float" office:value="1.932" calcext:value-type="float">
            <text:p>1.932</text:p>
          </table:table-cell>
          <table:table-cell table:style-name="Default" table:formula="of:=[$1D_E2.D34]" office:value-type="float" office:value="0.010493" calcext:value-type="float">
            <text:p>0.010493</text:p>
          </table:table-cell>
          <table:table-cell table:style-name="Default" office:value-type="float" office:value="0.0325" calcext:value-type="float">
            <text:p>0.0325</text:p>
          </table:table-cell>
          <table:table-cell table:number-columns-repeated="964"/>
        </table:table-row>
        <table:table-row table:style-name="ro1">
          <table:table-cell table:style-name="ce1" table:formula="of:=[.A40]+0.001" office:value-type="float" office:value="0.0335" calcext:value-type="float">
            <text:p>0.03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41]+0.00003347)))" office:value-type="float" office:value="31.9284932555953" calcext:value-type="float">
            <text:p>31.9284932555953</text:p>
          </table:table-cell>
          <table:table-cell table:style-name="ce1" table:formula="of:=(0.76/0.41)*LN(([.A41]+0.00003347)/0.00003347)" office:value-type="float" office:value="12.8081313519612" calcext:value-type="float">
            <text:p>12.8081313519612</text:p>
          </table:table-cell>
          <table:table-cell table:style-name="ce1" table:formula="of:=0.09*[.B41]^2/[.C41]" office:value-type="float" office:value="0.010449029252" calcext:value-type="float">
            <text:p>0.010449029252</text:p>
          </table:table-cell>
          <table:table-cell table:style-name="ce1" table:formula="of:=[.B41]^0.5*0.09^0.25" office:value-type="float" office:value="0.76" calcext:value-type="float">
            <text:p>0.76</text:p>
          </table:table-cell>
          <table:table-cell/>
          <table:table-cell table:style-name="Default" table:formula="of:=[$1D_E1.A35]" office:value-type="float" office:value="12.738" calcext:value-type="float">
            <text:p>12.738</text:p>
          </table:table-cell>
          <table:table-cell table:style-name="Default" table:formula="of:=[$1D_E1.B35]" office:value-type="float" office:value="31.048" calcext:value-type="float">
            <text:p>31.048</text:p>
          </table:table-cell>
          <table:table-cell table:style-name="Default" table:formula="of:=[$1D_E1.C35]" office:value-type="float" office:value="1.932" calcext:value-type="float">
            <text:p>1.932</text:p>
          </table:table-cell>
          <table:table-cell table:style-name="Default" table:formula="of:=[$1D_E1.D35]" office:value-type="float" office:value="0.01082" calcext:value-type="float">
            <text:p>0.01082</text:p>
          </table:table-cell>
          <table:table-cell table:style-name="Default" office:value-type="float" office:value="0.0335" calcext:value-type="float">
            <text:p>0.0335</text:p>
          </table:table-cell>
          <table:table-cell table:number-columns-repeated="2"/>
          <table:table-cell table:style-name="Default" table:formula="of:=[$1D_E2.A35]" office:value-type="float" office:value="12.738" calcext:value-type="float">
            <text:p>12.738</text:p>
          </table:table-cell>
          <table:table-cell table:style-name="Default" table:formula="of:=[$1D_E2.B35]" office:value-type="float" office:value="31.048" calcext:value-type="float">
            <text:p>31.048</text:p>
          </table:table-cell>
          <table:table-cell table:style-name="Default" table:formula="of:=[$1D_E2.C35]" office:value-type="float" office:value="1.932" calcext:value-type="float">
            <text:p>1.932</text:p>
          </table:table-cell>
          <table:table-cell table:style-name="Default" table:formula="of:=[$1D_E2.D35]" office:value-type="float" office:value="0.01082" calcext:value-type="float">
            <text:p>0.01082</text:p>
          </table:table-cell>
          <table:table-cell table:style-name="Default" office:value-type="float" office:value="0.0335" calcext:value-type="float">
            <text:p>0.0335</text:p>
          </table:table-cell>
          <table:table-cell table:number-columns-repeated="964"/>
        </table:table-row>
        <table:table-row table:style-name="ro1">
          <table:table-cell table:style-name="ce1" table:formula="of:=[.A41]+0.001" office:value-type="float" office:value="0.0345" calcext:value-type="float">
            <text:p>0.03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42]+0.00003347)))" office:value-type="float" office:value="31.0039266465752" calcext:value-type="float">
            <text:p>31.0039266465752</text:p>
          </table:table-cell>
          <table:table-cell table:style-name="ce1" table:formula="of:=(0.76/0.41)*LN(([.A42]+0.00003347)/0.00003347)" office:value-type="float" office:value="12.8626010230545" calcext:value-type="float">
            <text:p>12.8626010230545</text:p>
          </table:table-cell>
          <table:table-cell table:style-name="ce1" table:formula="of:=0.09*[.B42]^2/[.C42]" office:value-type="float" office:value="0.010760629252" calcext:value-type="float">
            <text:p>0.010760629252</text:p>
          </table:table-cell>
          <table:table-cell table:style-name="ce1" table:formula="of:=[.B42]^0.5*0.09^0.25" office:value-type="float" office:value="0.76" calcext:value-type="float">
            <text:p>0.76</text:p>
          </table:table-cell>
          <table:table-cell/>
          <table:table-cell table:style-name="Default" table:formula="of:=[$1D_E1.A36]" office:value-type="float" office:value="12.791" calcext:value-type="float">
            <text:p>12.791</text:p>
          </table:table-cell>
          <table:table-cell table:style-name="Default" table:formula="of:=[$1D_E1.B36]" office:value-type="float" office:value="30.138" calcext:value-type="float">
            <text:p>30.138</text:p>
          </table:table-cell>
          <table:table-cell table:style-name="Default" table:formula="of:=[$1D_E1.C36]" office:value-type="float" office:value="1.932" calcext:value-type="float">
            <text:p>1.932</text:p>
          </table:table-cell>
          <table:table-cell table:style-name="Default" table:formula="of:=[$1D_E1.D36]" office:value-type="float" office:value="0.011147" calcext:value-type="float">
            <text:p>0.011147</text:p>
          </table:table-cell>
          <table:table-cell table:style-name="Default" office:value-type="float" office:value="0.0345" calcext:value-type="float">
            <text:p>0.0345</text:p>
          </table:table-cell>
          <table:table-cell table:number-columns-repeated="2"/>
          <table:table-cell table:style-name="Default" table:formula="of:=[$1D_E2.A36]" office:value-type="float" office:value="12.791" calcext:value-type="float">
            <text:p>12.791</text:p>
          </table:table-cell>
          <table:table-cell table:style-name="Default" table:formula="of:=[$1D_E2.B36]" office:value-type="float" office:value="30.138" calcext:value-type="float">
            <text:p>30.138</text:p>
          </table:table-cell>
          <table:table-cell table:style-name="Default" table:formula="of:=[$1D_E2.C36]" office:value-type="float" office:value="1.932" calcext:value-type="float">
            <text:p>1.932</text:p>
          </table:table-cell>
          <table:table-cell table:style-name="Default" table:formula="of:=[$1D_E2.D36]" office:value-type="float" office:value="0.011147" calcext:value-type="float">
            <text:p>0.011147</text:p>
          </table:table-cell>
          <table:table-cell table:style-name="Default" office:value-type="float" office:value="0.0345" calcext:value-type="float">
            <text:p>0.0345</text:p>
          </table:table-cell>
          <table:table-cell table:number-columns-repeated="964"/>
        </table:table-row>
        <table:table-row table:style-name="ro1">
          <table:table-cell table:style-name="ce1" table:formula="of:=[.A42]+0.001" office:value-type="float" office:value="0.0355" calcext:value-type="float">
            <text:p>0.03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43]+0.00003347)))" office:value-type="float" office:value="30.1313992337846" calcext:value-type="float">
            <text:p>30.1313992337846</text:p>
          </table:table-cell>
          <table:table-cell table:style-name="ce1" table:formula="of:=(0.76/0.41)*LN(([.A43]+0.00003347)/0.00003347)" office:value-type="float" office:value="12.9155156903815" calcext:value-type="float">
            <text:p>12.9155156903815</text:p>
          </table:table-cell>
          <table:table-cell table:style-name="ce1" table:formula="of:=0.09*[.B43]^2/[.C43]" office:value-type="float" office:value="0.011072229252" calcext:value-type="float">
            <text:p>0.011072229252</text:p>
          </table:table-cell>
          <table:table-cell table:style-name="ce1" table:formula="of:=[.B43]^0.5*0.09^0.25" office:value-type="float" office:value="0.76" calcext:value-type="float">
            <text:p>0.76</text:p>
          </table:table-cell>
          <table:table-cell/>
          <table:table-cell table:style-name="Default" table:formula="of:=[$1D_E1.A37]" office:value-type="float" office:value="12.842" calcext:value-type="float">
            <text:p>12.842</text:p>
          </table:table-cell>
          <table:table-cell table:style-name="Default" table:formula="of:=[$1D_E1.B37]" office:value-type="float" office:value="29.28" calcext:value-type="float">
            <text:p>29.28</text:p>
          </table:table-cell>
          <table:table-cell table:style-name="Default" table:formula="of:=[$1D_E1.C37]" office:value-type="float" office:value="1.932" calcext:value-type="float">
            <text:p>1.932</text:p>
          </table:table-cell>
          <table:table-cell table:style-name="Default" table:formula="of:=[$1D_E1.D37]" office:value-type="float" office:value="0.011474" calcext:value-type="float">
            <text:p>0.011474</text:p>
          </table:table-cell>
          <table:table-cell table:style-name="Default" office:value-type="float" office:value="0.0355" calcext:value-type="float">
            <text:p>0.0355</text:p>
          </table:table-cell>
          <table:table-cell table:number-columns-repeated="2"/>
          <table:table-cell table:style-name="Default" table:formula="of:=[$1D_E2.A37]" office:value-type="float" office:value="12.842" calcext:value-type="float">
            <text:p>12.842</text:p>
          </table:table-cell>
          <table:table-cell table:style-name="Default" table:formula="of:=[$1D_E2.B37]" office:value-type="float" office:value="29.28" calcext:value-type="float">
            <text:p>29.28</text:p>
          </table:table-cell>
          <table:table-cell table:style-name="Default" table:formula="of:=[$1D_E2.C37]" office:value-type="float" office:value="1.932" calcext:value-type="float">
            <text:p>1.932</text:p>
          </table:table-cell>
          <table:table-cell table:style-name="Default" table:formula="of:=[$1D_E2.D37]" office:value-type="float" office:value="0.011474" calcext:value-type="float">
            <text:p>0.011474</text:p>
          </table:table-cell>
          <table:table-cell table:style-name="Default" office:value-type="float" office:value="0.0355" calcext:value-type="float">
            <text:p>0.0355</text:p>
          </table:table-cell>
          <table:table-cell table:number-columns-repeated="964"/>
        </table:table-row>
        <table:table-row table:style-name="ro1">
          <table:table-cell table:style-name="ce1" table:formula="of:=[.A43]+0.001" office:value-type="float" office:value="0.0365" calcext:value-type="float">
            <text:p>0.03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44]+0.00003347)))" office:value-type="float" office:value="29.3066377415479" calcext:value-type="float">
            <text:p>29.3066377415479</text:p>
          </table:table-cell>
          <table:table-cell table:style-name="ce1" table:formula="of:=(0.76/0.41)*LN(([.A44]+0.00003347)/0.00003347)" office:value-type="float" office:value="12.9669616799023" calcext:value-type="float">
            <text:p>12.9669616799023</text:p>
          </table:table-cell>
          <table:table-cell table:style-name="ce1" table:formula="of:=0.09*[.B44]^2/[.C44]" office:value-type="float" office:value="0.011383829252" calcext:value-type="float">
            <text:p>0.011383829252</text:p>
          </table:table-cell>
          <table:table-cell table:style-name="ce1" table:formula="of:=[.B44]^0.5*0.09^0.25" office:value-type="float" office:value="0.76" calcext:value-type="float">
            <text:p>0.76</text:p>
          </table:table-cell>
          <table:table-cell/>
          <table:table-cell table:style-name="Default" table:formula="of:=[$1D_E1.A38]" office:value-type="float" office:value="12.892" calcext:value-type="float">
            <text:p>12.892</text:p>
          </table:table-cell>
          <table:table-cell table:style-name="Default" table:formula="of:=[$1D_E1.B38]" office:value-type="float" office:value="28.47" calcext:value-type="float">
            <text:p>28.47</text:p>
          </table:table-cell>
          <table:table-cell table:style-name="Default" table:formula="of:=[$1D_E1.C38]" office:value-type="float" office:value="1.9321" calcext:value-type="float">
            <text:p>1.9321</text:p>
          </table:table-cell>
          <table:table-cell table:style-name="Default" table:formula="of:=[$1D_E1.D38]" office:value-type="float" office:value="0.0118" calcext:value-type="float">
            <text:p>0.0118</text:p>
          </table:table-cell>
          <table:table-cell table:style-name="Default" office:value-type="float" office:value="0.0365" calcext:value-type="float">
            <text:p>0.0365</text:p>
          </table:table-cell>
          <table:table-cell table:number-columns-repeated="2"/>
          <table:table-cell table:style-name="Default" table:formula="of:=[$1D_E2.A38]" office:value-type="float" office:value="12.892" calcext:value-type="float">
            <text:p>12.892</text:p>
          </table:table-cell>
          <table:table-cell table:style-name="Default" table:formula="of:=[$1D_E2.B38]" office:value-type="float" office:value="28.47" calcext:value-type="float">
            <text:p>28.47</text:p>
          </table:table-cell>
          <table:table-cell table:style-name="Default" table:formula="of:=[$1D_E2.C38]" office:value-type="float" office:value="1.9321" calcext:value-type="float">
            <text:p>1.9321</text:p>
          </table:table-cell>
          <table:table-cell table:style-name="Default" table:formula="of:=[$1D_E2.D38]" office:value-type="float" office:value="0.0118" calcext:value-type="float">
            <text:p>0.0118</text:p>
          </table:table-cell>
          <table:table-cell table:style-name="Default" office:value-type="float" office:value="0.0365" calcext:value-type="float">
            <text:p>0.0365</text:p>
          </table:table-cell>
          <table:table-cell table:number-columns-repeated="964"/>
        </table:table-row>
        <table:table-row table:style-name="ro1">
          <table:table-cell table:style-name="ce1" table:formula="of:=[.A44]+0.001" office:value-type="float" office:value="0.0375" calcext:value-type="float">
            <text:p>0.03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45]+0.00003347)))" office:value-type="float" office:value="28.5258243037936" calcext:value-type="float">
            <text:p>28.5258243037936</text:p>
          </table:table-cell>
          <table:table-cell table:style-name="ce1" table:formula="of:=(0.76/0.41)*LN(([.A45]+0.00003347)/0.00003347)" office:value-type="float" office:value="13.0170183227272" calcext:value-type="float">
            <text:p>13.0170183227272</text:p>
          </table:table-cell>
          <table:table-cell table:style-name="ce1" table:formula="of:=0.09*[.B45]^2/[.C45]" office:value-type="float" office:value="0.011695429252" calcext:value-type="float">
            <text:p>0.011695429252</text:p>
          </table:table-cell>
          <table:table-cell table:style-name="ce1" table:formula="of:=[.B45]^0.5*0.09^0.25" office:value-type="float" office:value="0.76" calcext:value-type="float">
            <text:p>0.76</text:p>
          </table:table-cell>
          <table:table-cell/>
          <table:table-cell table:style-name="Default" table:formula="of:=[$1D_E1.A39]" office:value-type="float" office:value="12.941" calcext:value-type="float">
            <text:p>12.941</text:p>
          </table:table-cell>
          <table:table-cell table:style-name="Default" table:formula="of:=[$1D_E1.B39]" office:value-type="float" office:value="27.704" calcext:value-type="float">
            <text:p>27.704</text:p>
          </table:table-cell>
          <table:table-cell table:style-name="Default" table:formula="of:=[$1D_E1.C39]" office:value-type="float" office:value="1.9321" calcext:value-type="float">
            <text:p>1.9321</text:p>
          </table:table-cell>
          <table:table-cell table:style-name="Default" table:formula="of:=[$1D_E1.D39]" office:value-type="float" office:value="0.012127" calcext:value-type="float">
            <text:p>0.012127</text:p>
          </table:table-cell>
          <table:table-cell table:style-name="Default" office:value-type="float" office:value="0.0375" calcext:value-type="float">
            <text:p>0.0375</text:p>
          </table:table-cell>
          <table:table-cell table:number-columns-repeated="2"/>
          <table:table-cell table:style-name="Default" table:formula="of:=[$1D_E2.A39]" office:value-type="float" office:value="12.941" calcext:value-type="float">
            <text:p>12.941</text:p>
          </table:table-cell>
          <table:table-cell table:style-name="Default" table:formula="of:=[$1D_E2.B39]" office:value-type="float" office:value="27.704" calcext:value-type="float">
            <text:p>27.704</text:p>
          </table:table-cell>
          <table:table-cell table:style-name="Default" table:formula="of:=[$1D_E2.C39]" office:value-type="float" office:value="1.9321" calcext:value-type="float">
            <text:p>1.9321</text:p>
          </table:table-cell>
          <table:table-cell table:style-name="Default" table:formula="of:=[$1D_E2.D39]" office:value-type="float" office:value="0.012127" calcext:value-type="float">
            <text:p>0.012127</text:p>
          </table:table-cell>
          <table:table-cell table:style-name="Default" office:value-type="float" office:value="0.0375" calcext:value-type="float">
            <text:p>0.0375</text:p>
          </table:table-cell>
          <table:table-cell table:number-columns-repeated="964"/>
        </table:table-row>
        <table:table-row table:style-name="ro1">
          <table:table-cell table:style-name="ce1" table:formula="of:=[.A45]+0.001" office:value-type="float" office:value="0.0385" calcext:value-type="float">
            <text:p>0.03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46]+0.00003347)))" office:value-type="float" office:value="27.7855373713218" calcext:value-type="float">
            <text:p>27.7855373713218</text:p>
          </table:table-cell>
          <table:table-cell table:style-name="ce1" table:formula="of:=(0.76/0.41)*LN(([.A46]+0.00003347)/0.00003347)" office:value-type="float" office:value="13.0657586909928" calcext:value-type="float">
            <text:p>13.0657586909928</text:p>
          </table:table-cell>
          <table:table-cell table:style-name="ce1" table:formula="of:=0.09*[.B46]^2/[.C46]" office:value-type="float" office:value="0.012007029252" calcext:value-type="float">
            <text:p>0.012007029252</text:p>
          </table:table-cell>
          <table:table-cell table:style-name="ce1" table:formula="of:=[.B46]^0.5*0.09^0.25" office:value-type="float" office:value="0.76" calcext:value-type="float">
            <text:p>0.76</text:p>
          </table:table-cell>
          <table:table-cell/>
          <table:table-cell table:style-name="Default" table:formula="of:=[$1D_E1.A40]" office:value-type="float" office:value="12.988" calcext:value-type="float">
            <text:p>12.988</text:p>
          </table:table-cell>
          <table:table-cell table:style-name="Default" table:formula="of:=[$1D_E1.B40]" office:value-type="float" office:value="26.978" calcext:value-type="float">
            <text:p>26.978</text:p>
          </table:table-cell>
          <table:table-cell table:style-name="Default" table:formula="of:=[$1D_E1.C40]" office:value-type="float" office:value="1.9321" calcext:value-type="float">
            <text:p>1.9321</text:p>
          </table:table-cell>
          <table:table-cell table:style-name="Default" table:formula="of:=[$1D_E1.D40]" office:value-type="float" office:value="0.012453" calcext:value-type="float">
            <text:p>0.012453</text:p>
          </table:table-cell>
          <table:table-cell table:style-name="Default" office:value-type="float" office:value="0.0385" calcext:value-type="float">
            <text:p>0.0385</text:p>
          </table:table-cell>
          <table:table-cell table:number-columns-repeated="2"/>
          <table:table-cell table:style-name="Default" table:formula="of:=[$1D_E2.A40]" office:value-type="float" office:value="12.988" calcext:value-type="float">
            <text:p>12.988</text:p>
          </table:table-cell>
          <table:table-cell table:style-name="Default" table:formula="of:=[$1D_E2.B40]" office:value-type="float" office:value="26.978" calcext:value-type="float">
            <text:p>26.978</text:p>
          </table:table-cell>
          <table:table-cell table:style-name="Default" table:formula="of:=[$1D_E2.C40]" office:value-type="float" office:value="1.9321" calcext:value-type="float">
            <text:p>1.9321</text:p>
          </table:table-cell>
          <table:table-cell table:style-name="Default" table:formula="of:=[$1D_E2.D40]" office:value-type="float" office:value="0.012453" calcext:value-type="float">
            <text:p>0.012453</text:p>
          </table:table-cell>
          <table:table-cell table:style-name="Default" office:value-type="float" office:value="0.0385" calcext:value-type="float">
            <text:p>0.0385</text:p>
          </table:table-cell>
          <table:table-cell table:number-columns-repeated="964"/>
        </table:table-row>
        <table:table-row table:style-name="ro1">
          <table:table-cell table:style-name="ce1" table:formula="of:=[.A46]+0.001" office:value-type="float" office:value="0.0395" calcext:value-type="float">
            <text:p>0.03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47]+0.00003347)))" office:value-type="float" office:value="27.0827015875841" calcext:value-type="float">
            <text:p>27.0827015875841</text:p>
          </table:table-cell>
          <table:table-cell table:style-name="ce1" table:formula="of:=(0.76/0.41)*LN(([.A47]+0.00003347)/0.00003347)" office:value-type="float" office:value="13.1132502394428" calcext:value-type="float">
            <text:p>13.1132502394428</text:p>
          </table:table-cell>
          <table:table-cell table:style-name="ce1" table:formula="of:=0.09*[.B47]^2/[.C47]" office:value-type="float" office:value="0.012318629252" calcext:value-type="float">
            <text:p>0.012318629252</text:p>
          </table:table-cell>
          <table:table-cell table:style-name="ce1" table:formula="of:=[.B47]^0.5*0.09^0.25" office:value-type="float" office:value="0.76" calcext:value-type="float">
            <text:p>0.76</text:p>
          </table:table-cell>
          <table:table-cell/>
          <table:table-cell table:style-name="Default" table:formula="of:=[$1D_E1.A41]" office:value-type="float" office:value="13.034" calcext:value-type="float">
            <text:p>13.034</text:p>
          </table:table-cell>
          <table:table-cell table:style-name="Default" table:formula="of:=[$1D_E1.B41]" office:value-type="float" office:value="26.29" calcext:value-type="float">
            <text:p>26.29</text:p>
          </table:table-cell>
          <table:table-cell table:style-name="Default" table:formula="of:=[$1D_E1.C41]" office:value-type="float" office:value="1.9321" calcext:value-type="float">
            <text:p>1.9321</text:p>
          </table:table-cell>
          <table:table-cell table:style-name="Default" table:formula="of:=[$1D_E1.D41]" office:value-type="float" office:value="0.01278" calcext:value-type="float">
            <text:p>0.01278</text:p>
          </table:table-cell>
          <table:table-cell table:style-name="Default" office:value-type="float" office:value="0.0395" calcext:value-type="float">
            <text:p>0.0395</text:p>
          </table:table-cell>
          <table:table-cell table:number-columns-repeated="2"/>
          <table:table-cell table:style-name="Default" table:formula="of:=[$1D_E2.A41]" office:value-type="float" office:value="13.034" calcext:value-type="float">
            <text:p>13.034</text:p>
          </table:table-cell>
          <table:table-cell table:style-name="Default" table:formula="of:=[$1D_E2.B41]" office:value-type="float" office:value="26.29" calcext:value-type="float">
            <text:p>26.29</text:p>
          </table:table-cell>
          <table:table-cell table:style-name="Default" table:formula="of:=[$1D_E2.C41]" office:value-type="float" office:value="1.9321" calcext:value-type="float">
            <text:p>1.9321</text:p>
          </table:table-cell>
          <table:table-cell table:style-name="Default" table:formula="of:=[$1D_E2.D41]" office:value-type="float" office:value="0.01278" calcext:value-type="float">
            <text:p>0.01278</text:p>
          </table:table-cell>
          <table:table-cell table:style-name="Default" office:value-type="float" office:value="0.0395" calcext:value-type="float">
            <text:p>0.0395</text:p>
          </table:table-cell>
          <table:table-cell table:number-columns-repeated="964"/>
        </table:table-row>
        <table:table-row table:style-name="ro1">
          <table:table-cell table:style-name="ce1" table:formula="of:=[.A47]+0.001" office:value-type="float" office:value="0.0405" calcext:value-type="float">
            <text:p>0.04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48]+0.00003347)))" office:value-type="float" office:value="26.4145450841417" calcext:value-type="float">
            <text:p>26.4145450841417</text:p>
          </table:table-cell>
          <table:table-cell table:style-name="ce1" table:formula="of:=(0.76/0.41)*LN(([.A48]+0.00003347)/0.00003347)" office:value-type="float" office:value="13.1595553668513" calcext:value-type="float">
            <text:p>13.1595553668513</text:p>
          </table:table-cell>
          <table:table-cell table:style-name="ce1" table:formula="of:=0.09*[.B48]^2/[.C48]" office:value-type="float" office:value="0.012630229252" calcext:value-type="float">
            <text:p>0.012630229252</text:p>
          </table:table-cell>
          <table:table-cell table:style-name="ce1" table:formula="of:=[.B48]^0.5*0.09^0.25" office:value-type="float" office:value="0.76" calcext:value-type="float">
            <text:p>0.76</text:p>
          </table:table-cell>
          <table:table-cell/>
          <table:table-cell table:style-name="Default" table:formula="of:=[$1D_E1.A42]" office:value-type="float" office:value="13.078" calcext:value-type="float">
            <text:p>13.078</text:p>
          </table:table-cell>
          <table:table-cell table:style-name="Default" table:formula="of:=[$1D_E1.B42]" office:value-type="float" office:value="25.636" calcext:value-type="float">
            <text:p>25.636</text:p>
          </table:table-cell>
          <table:table-cell table:style-name="Default" table:formula="of:=[$1D_E1.C42]" office:value-type="float" office:value="1.9321" calcext:value-type="float">
            <text:p>1.9321</text:p>
          </table:table-cell>
          <table:table-cell table:style-name="Default" table:formula="of:=[$1D_E1.D42]" office:value-type="float" office:value="0.013106" calcext:value-type="float">
            <text:p>0.013106</text:p>
          </table:table-cell>
          <table:table-cell table:style-name="Default" office:value-type="float" office:value="0.0405" calcext:value-type="float">
            <text:p>0.0405</text:p>
          </table:table-cell>
          <table:table-cell table:number-columns-repeated="2"/>
          <table:table-cell table:style-name="Default" table:formula="of:=[$1D_E2.A42]" office:value-type="float" office:value="13.078" calcext:value-type="float">
            <text:p>13.078</text:p>
          </table:table-cell>
          <table:table-cell table:style-name="Default" table:formula="of:=[$1D_E2.B42]" office:value-type="float" office:value="25.636" calcext:value-type="float">
            <text:p>25.636</text:p>
          </table:table-cell>
          <table:table-cell table:style-name="Default" table:formula="of:=[$1D_E2.C42]" office:value-type="float" office:value="1.9321" calcext:value-type="float">
            <text:p>1.9321</text:p>
          </table:table-cell>
          <table:table-cell table:style-name="Default" table:formula="of:=[$1D_E2.D42]" office:value-type="float" office:value="0.013106" calcext:value-type="float">
            <text:p>0.013106</text:p>
          </table:table-cell>
          <table:table-cell table:style-name="Default" office:value-type="float" office:value="0.0405" calcext:value-type="float">
            <text:p>0.0405</text:p>
          </table:table-cell>
          <table:table-cell table:number-columns-repeated="964"/>
        </table:table-row>
        <table:table-row table:style-name="ro1">
          <table:table-cell table:style-name="ce1" table:formula="of:=[.A48]+0.001" office:value-type="float" office:value="0.0415" calcext:value-type="float">
            <text:p>0.04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49]+0.00003347)))" office:value-type="float" office:value="25.7785629452995" calcext:value-type="float">
            <text:p>25.7785629452995</text:p>
          </table:table-cell>
          <table:table-cell table:style-name="ce1" table:formula="of:=(0.76/0.41)*LN(([.A49]+0.00003347)/0.00003347)" office:value-type="float" office:value="13.2047319090146" calcext:value-type="float">
            <text:p>13.2047319090146</text:p>
          </table:table-cell>
          <table:table-cell table:style-name="ce1" table:formula="of:=0.09*[.B49]^2/[.C49]" office:value-type="float" office:value="0.012941829252" calcext:value-type="float">
            <text:p>0.012941829252</text:p>
          </table:table-cell>
          <table:table-cell table:style-name="ce1" table:formula="of:=[.B49]^0.5*0.09^0.25" office:value-type="float" office:value="0.76" calcext:value-type="float">
            <text:p>0.76</text:p>
          </table:table-cell>
          <table:table-cell/>
          <table:table-cell table:style-name="Default" table:formula="of:=[$1D_E1.A43]" office:value-type="float" office:value="13.122" calcext:value-type="float">
            <text:p>13.122</text:p>
          </table:table-cell>
          <table:table-cell table:style-name="Default" table:formula="of:=[$1D_E1.B43]" office:value-type="float" office:value="25.015" calcext:value-type="float">
            <text:p>25.015</text:p>
          </table:table-cell>
          <table:table-cell table:style-name="Default" table:formula="of:=[$1D_E1.C43]" office:value-type="float" office:value="1.9321" calcext:value-type="float">
            <text:p>1.9321</text:p>
          </table:table-cell>
          <table:table-cell table:style-name="Default" table:formula="of:=[$1D_E1.D43]" office:value-type="float" office:value="0.013432" calcext:value-type="float">
            <text:p>0.013432</text:p>
          </table:table-cell>
          <table:table-cell table:style-name="Default" office:value-type="float" office:value="0.0415" calcext:value-type="float">
            <text:p>0.0415</text:p>
          </table:table-cell>
          <table:table-cell table:number-columns-repeated="2"/>
          <table:table-cell table:style-name="Default" table:formula="of:=[$1D_E2.A43]" office:value-type="float" office:value="13.122" calcext:value-type="float">
            <text:p>13.122</text:p>
          </table:table-cell>
          <table:table-cell table:style-name="Default" table:formula="of:=[$1D_E2.B43]" office:value-type="float" office:value="25.015" calcext:value-type="float">
            <text:p>25.015</text:p>
          </table:table-cell>
          <table:table-cell table:style-name="Default" table:formula="of:=[$1D_E2.C43]" office:value-type="float" office:value="1.9321" calcext:value-type="float">
            <text:p>1.9321</text:p>
          </table:table-cell>
          <table:table-cell table:style-name="Default" table:formula="of:=[$1D_E2.D43]" office:value-type="float" office:value="0.013432" calcext:value-type="float">
            <text:p>0.013432</text:p>
          </table:table-cell>
          <table:table-cell table:style-name="Default" office:value-type="float" office:value="0.0415" calcext:value-type="float">
            <text:p>0.0415</text:p>
          </table:table-cell>
          <table:table-cell table:number-columns-repeated="964"/>
        </table:table-row>
        <table:table-row table:style-name="ro1">
          <table:table-cell table:style-name="ce1" table:formula="of:=[.A49]+0.001" office:value-type="float" office:value="0.0425" calcext:value-type="float">
            <text:p>0.04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50]+0.00003347)))" office:value-type="float" office:value="25.1724858266139" calcext:value-type="float">
            <text:p>25.1724858266139</text:p>
          </table:table-cell>
          <table:table-cell table:style-name="ce1" table:formula="of:=(0.76/0.41)*LN(([.A50]+0.00003347)/0.00003347)" office:value-type="float" office:value="13.2488335730816" calcext:value-type="float">
            <text:p>13.2488335730816</text:p>
          </table:table-cell>
          <table:table-cell table:style-name="ce1" table:formula="of:=0.09*[.B50]^2/[.C50]" office:value-type="float" office:value="0.013253429252" calcext:value-type="float">
            <text:p>0.013253429252</text:p>
          </table:table-cell>
          <table:table-cell table:style-name="ce1" table:formula="of:=[.B50]^0.5*0.09^0.25" office:value-type="float" office:value="0.76" calcext:value-type="float">
            <text:p>0.76</text:p>
          </table:table-cell>
          <table:table-cell/>
          <table:table-cell table:style-name="Default" table:formula="of:=[$1D_E1.A44]" office:value-type="float" office:value="13.165" calcext:value-type="float">
            <text:p>13.165</text:p>
          </table:table-cell>
          <table:table-cell table:style-name="Default" table:formula="of:=[$1D_E1.B44]" office:value-type="float" office:value="24.423" calcext:value-type="float">
            <text:p>24.423</text:p>
          </table:table-cell>
          <table:table-cell table:style-name="Default" table:formula="of:=[$1D_E1.C44]" office:value-type="float" office:value="1.9322" calcext:value-type="float">
            <text:p>1.9322</text:p>
          </table:table-cell>
          <table:table-cell table:style-name="Default" table:formula="of:=[$1D_E1.D44]" office:value-type="float" office:value="0.013757" calcext:value-type="float">
            <text:p>0.013757</text:p>
          </table:table-cell>
          <table:table-cell table:style-name="Default" office:value-type="float" office:value="0.0425" calcext:value-type="float">
            <text:p>0.0425</text:p>
          </table:table-cell>
          <table:table-cell table:number-columns-repeated="2"/>
          <table:table-cell table:style-name="Default" table:formula="of:=[$1D_E2.A44]" office:value-type="float" office:value="13.165" calcext:value-type="float">
            <text:p>13.165</text:p>
          </table:table-cell>
          <table:table-cell table:style-name="Default" table:formula="of:=[$1D_E2.B44]" office:value-type="float" office:value="24.423" calcext:value-type="float">
            <text:p>24.423</text:p>
          </table:table-cell>
          <table:table-cell table:style-name="Default" table:formula="of:=[$1D_E2.C44]" office:value-type="float" office:value="1.9322" calcext:value-type="float">
            <text:p>1.9322</text:p>
          </table:table-cell>
          <table:table-cell table:style-name="Default" table:formula="of:=[$1D_E2.D44]" office:value-type="float" office:value="0.013757" calcext:value-type="float">
            <text:p>0.013757</text:p>
          </table:table-cell>
          <table:table-cell table:style-name="Default" office:value-type="float" office:value="0.0425" calcext:value-type="float">
            <text:p>0.0425</text:p>
          </table:table-cell>
          <table:table-cell table:number-columns-repeated="964"/>
        </table:table-row>
        <table:table-row table:style-name="ro1">
          <table:table-cell table:style-name="ce1" table:formula="of:=[.A50]+0.001" office:value-type="float" office:value="0.0435" calcext:value-type="float">
            <text:p>0.04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51]+0.00003347)))" office:value-type="float" office:value="24.5942528985561" calcext:value-type="float">
            <text:p>24.5942528985561</text:p>
          </table:table-cell>
          <table:table-cell table:style-name="ce1" table:formula="of:=(0.76/0.41)*LN(([.A51]+0.00003347)/0.00003347)" office:value-type="float" office:value="13.2919103214064" calcext:value-type="float">
            <text:p>13.2919103214064</text:p>
          </table:table-cell>
          <table:table-cell table:style-name="ce1" table:formula="of:=0.09*[.B51]^2/[.C51]" office:value-type="float" office:value="0.013565029252" calcext:value-type="float">
            <text:p>0.013565029252</text:p>
          </table:table-cell>
          <table:table-cell table:style-name="ce1" table:formula="of:=[.B51]^0.5*0.09^0.25" office:value-type="float" office:value="0.76" calcext:value-type="float">
            <text:p>0.76</text:p>
          </table:table-cell>
          <table:table-cell/>
          <table:table-cell table:style-name="Default" table:formula="of:=[$1D_E1.A45]" office:value-type="float" office:value="13.206" calcext:value-type="float">
            <text:p>13.206</text:p>
          </table:table-cell>
          <table:table-cell table:style-name="Default" table:formula="of:=[$1D_E1.B45]" office:value-type="float" office:value="23.858" calcext:value-type="float">
            <text:p>23.858</text:p>
          </table:table-cell>
          <table:table-cell table:style-name="Default" table:formula="of:=[$1D_E1.C45]" office:value-type="float" office:value="1.9322" calcext:value-type="float">
            <text:p>1.9322</text:p>
          </table:table-cell>
          <table:table-cell table:style-name="Default" table:formula="of:=[$1D_E1.D45]" office:value-type="float" office:value="0.014083" calcext:value-type="float">
            <text:p>0.014083</text:p>
          </table:table-cell>
          <table:table-cell table:style-name="Default" office:value-type="float" office:value="0.0435" calcext:value-type="float">
            <text:p>0.0435</text:p>
          </table:table-cell>
          <table:table-cell table:number-columns-repeated="2"/>
          <table:table-cell table:style-name="Default" table:formula="of:=[$1D_E2.A45]" office:value-type="float" office:value="13.206" calcext:value-type="float">
            <text:p>13.206</text:p>
          </table:table-cell>
          <table:table-cell table:style-name="Default" table:formula="of:=[$1D_E2.B45]" office:value-type="float" office:value="23.858" calcext:value-type="float">
            <text:p>23.858</text:p>
          </table:table-cell>
          <table:table-cell table:style-name="Default" table:formula="of:=[$1D_E2.C45]" office:value-type="float" office:value="1.9322" calcext:value-type="float">
            <text:p>1.9322</text:p>
          </table:table-cell>
          <table:table-cell table:style-name="Default" table:formula="of:=[$1D_E2.D45]" office:value-type="float" office:value="0.014083" calcext:value-type="float">
            <text:p>0.014083</text:p>
          </table:table-cell>
          <table:table-cell table:style-name="Default" office:value-type="float" office:value="0.0435" calcext:value-type="float">
            <text:p>0.0435</text:p>
          </table:table-cell>
          <table:table-cell table:number-columns-repeated="964"/>
        </table:table-row>
        <table:table-row table:style-name="ro1">
          <table:table-cell table:style-name="ce1" table:formula="of:=[.A51]+0.001" office:value-type="float" office:value="0.0445" calcext:value-type="float">
            <text:p>0.04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52]+0.00003347)))" office:value-type="float" office:value="24.041988435478" calcext:value-type="float">
            <text:p>24.041988435478</text:p>
          </table:table-cell>
          <table:table-cell table:style-name="ce1" table:formula="of:=(0.76/0.41)*LN(([.A52]+0.00003347)/0.00003347)" office:value-type="float" office:value="13.3340087118017" calcext:value-type="float">
            <text:p>13.3340087118017</text:p>
          </table:table-cell>
          <table:table-cell table:style-name="ce1" table:formula="of:=0.09*[.B52]^2/[.C52]" office:value-type="float" office:value="0.013876629252" calcext:value-type="float">
            <text:p>0.013876629252</text:p>
          </table:table-cell>
          <table:table-cell table:style-name="ce1" table:formula="of:=[.B52]^0.5*0.09^0.25" office:value-type="float" office:value="0.76" calcext:value-type="float">
            <text:p>0.76</text:p>
          </table:table-cell>
          <table:table-cell/>
          <table:table-cell table:style-name="Default" table:formula="of:=[$1D_E1.A46]" office:value-type="float" office:value="13.247" calcext:value-type="float">
            <text:p>13.247</text:p>
          </table:table-cell>
          <table:table-cell table:style-name="Default" table:formula="of:=[$1D_E1.B46]" office:value-type="float" office:value="23.32" calcext:value-type="float">
            <text:p>23.32</text:p>
          </table:table-cell>
          <table:table-cell table:style-name="Default" table:formula="of:=[$1D_E1.C46]" office:value-type="float" office:value="1.9322" calcext:value-type="float">
            <text:p>1.9322</text:p>
          </table:table-cell>
          <table:table-cell table:style-name="Default" table:formula="of:=[$1D_E1.D46]" office:value-type="float" office:value="0.014408" calcext:value-type="float">
            <text:p>0.014408</text:p>
          </table:table-cell>
          <table:table-cell table:style-name="Default" office:value-type="float" office:value="0.0445" calcext:value-type="float">
            <text:p>0.0445</text:p>
          </table:table-cell>
          <table:table-cell table:number-columns-repeated="2"/>
          <table:table-cell table:style-name="Default" table:formula="of:=[$1D_E2.A46]" office:value-type="float" office:value="13.247" calcext:value-type="float">
            <text:p>13.247</text:p>
          </table:table-cell>
          <table:table-cell table:style-name="Default" table:formula="of:=[$1D_E2.B46]" office:value-type="float" office:value="23.32" calcext:value-type="float">
            <text:p>23.32</text:p>
          </table:table-cell>
          <table:table-cell table:style-name="Default" table:formula="of:=[$1D_E2.C46]" office:value-type="float" office:value="1.9322" calcext:value-type="float">
            <text:p>1.9322</text:p>
          </table:table-cell>
          <table:table-cell table:style-name="Default" table:formula="of:=[$1D_E2.D46]" office:value-type="float" office:value="0.014408" calcext:value-type="float">
            <text:p>0.014408</text:p>
          </table:table-cell>
          <table:table-cell table:style-name="Default" office:value-type="float" office:value="0.0445" calcext:value-type="float">
            <text:p>0.0445</text:p>
          </table:table-cell>
          <table:table-cell table:number-columns-repeated="964"/>
        </table:table-row>
        <table:table-row table:style-name="ro1">
          <table:table-cell table:style-name="ce1" table:formula="of:=[.A52]+0.001" office:value-type="float" office:value="0.0455" calcext:value-type="float">
            <text:p>0.04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53]+0.00003347)))" office:value-type="float" office:value="23.5139814894781" calcext:value-type="float">
            <text:p>23.5139814894781</text:p>
          </table:table-cell>
          <table:table-cell table:style-name="ce1" table:formula="of:=(0.76/0.41)*LN(([.A53]+0.00003347)/0.00003347)" office:value-type="float" office:value="13.3751722000054" calcext:value-type="float">
            <text:p>13.3751722000054</text:p>
          </table:table-cell>
          <table:table-cell table:style-name="ce1" table:formula="of:=0.09*[.B53]^2/[.C53]" office:value-type="float" office:value="0.014188229252" calcext:value-type="float">
            <text:p>0.014188229252</text:p>
          </table:table-cell>
          <table:table-cell table:style-name="ce1" table:formula="of:=[.B53]^0.5*0.09^0.25" office:value-type="float" office:value="0.76" calcext:value-type="float">
            <text:p>0.76</text:p>
          </table:table-cell>
          <table:table-cell/>
          <table:table-cell table:style-name="Default" table:formula="of:=[$1D_E1.A47]" office:value-type="float" office:value="13.287" calcext:value-type="float">
            <text:p>13.287</text:p>
          </table:table-cell>
          <table:table-cell table:style-name="Default" table:formula="of:=[$1D_E1.B47]" office:value-type="float" office:value="22.805" calcext:value-type="float">
            <text:p>22.805</text:p>
          </table:table-cell>
          <table:table-cell table:style-name="Default" table:formula="of:=[$1D_E1.C47]" office:value-type="float" office:value="1.9322" calcext:value-type="float">
            <text:p>1.9322</text:p>
          </table:table-cell>
          <table:table-cell table:style-name="Default" table:formula="of:=[$1D_E1.D47]" office:value-type="float" office:value="0.014734" calcext:value-type="float">
            <text:p>0.014734</text:p>
          </table:table-cell>
          <table:table-cell table:style-name="Default" office:value-type="float" office:value="0.0455" calcext:value-type="float">
            <text:p>0.0455</text:p>
          </table:table-cell>
          <table:table-cell table:number-columns-repeated="2"/>
          <table:table-cell table:style-name="Default" table:formula="of:=[$1D_E2.A47]" office:value-type="float" office:value="13.287" calcext:value-type="float">
            <text:p>13.287</text:p>
          </table:table-cell>
          <table:table-cell table:style-name="Default" table:formula="of:=[$1D_E2.B47]" office:value-type="float" office:value="22.805" calcext:value-type="float">
            <text:p>22.805</text:p>
          </table:table-cell>
          <table:table-cell table:style-name="Default" table:formula="of:=[$1D_E2.C47]" office:value-type="float" office:value="1.9322" calcext:value-type="float">
            <text:p>1.9322</text:p>
          </table:table-cell>
          <table:table-cell table:style-name="Default" table:formula="of:=[$1D_E2.D47]" office:value-type="float" office:value="0.014734" calcext:value-type="float">
            <text:p>0.014734</text:p>
          </table:table-cell>
          <table:table-cell table:style-name="Default" office:value-type="float" office:value="0.0455" calcext:value-type="float">
            <text:p>0.0455</text:p>
          </table:table-cell>
          <table:table-cell table:number-columns-repeated="964"/>
        </table:table-row>
        <table:table-row table:style-name="ro1">
          <table:table-cell table:style-name="ce1" table:formula="of:=[.A53]+0.001" office:value-type="float" office:value="0.0465" calcext:value-type="float">
            <text:p>0.04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54]+0.00003347)))" office:value-type="float" office:value="23.0086681851086" calcext:value-type="float">
            <text:p>23.0086681851086</text:p>
          </table:table-cell>
          <table:table-cell table:style-name="ce1" table:formula="of:=(0.76/0.41)*LN(([.A54]+0.00003347)/0.00003347)" office:value-type="float" office:value="13.4154414092851" calcext:value-type="float">
            <text:p>13.4154414092851</text:p>
          </table:table-cell>
          <table:table-cell table:style-name="ce1" table:formula="of:=0.09*[.B54]^2/[.C54]" office:value-type="float" office:value="0.014499829252" calcext:value-type="float">
            <text:p>0.014499829252</text:p>
          </table:table-cell>
          <table:table-cell table:style-name="ce1" table:formula="of:=[.B54]^0.5*0.09^0.25" office:value-type="float" office:value="0.76" calcext:value-type="float">
            <text:p>0.76</text:p>
          </table:table-cell>
          <table:table-cell/>
          <table:table-cell table:style-name="Default" table:formula="of:=[$1D_E1.A48]" office:value-type="float" office:value="13.326" calcext:value-type="float">
            <text:p>13.326</text:p>
          </table:table-cell>
          <table:table-cell table:style-name="Default" table:formula="of:=[$1D_E1.B48]" office:value-type="float" office:value="22.313" calcext:value-type="float">
            <text:p>22.313</text:p>
          </table:table-cell>
          <table:table-cell table:style-name="Default" table:formula="of:=[$1D_E1.C48]" office:value-type="float" office:value="1.9322" calcext:value-type="float">
            <text:p>1.9322</text:p>
          </table:table-cell>
          <table:table-cell table:style-name="Default" table:formula="of:=[$1D_E1.D48]" office:value-type="float" office:value="0.015059" calcext:value-type="float">
            <text:p>0.015059</text:p>
          </table:table-cell>
          <table:table-cell table:style-name="Default" office:value-type="float" office:value="0.0465" calcext:value-type="float">
            <text:p>0.0465</text:p>
          </table:table-cell>
          <table:table-cell table:number-columns-repeated="2"/>
          <table:table-cell table:style-name="Default" table:formula="of:=[$1D_E2.A48]" office:value-type="float" office:value="13.326" calcext:value-type="float">
            <text:p>13.326</text:p>
          </table:table-cell>
          <table:table-cell table:style-name="Default" table:formula="of:=[$1D_E2.B48]" office:value-type="float" office:value="22.313" calcext:value-type="float">
            <text:p>22.313</text:p>
          </table:table-cell>
          <table:table-cell table:style-name="Default" table:formula="of:=[$1D_E2.C48]" office:value-type="float" office:value="1.9322" calcext:value-type="float">
            <text:p>1.9322</text:p>
          </table:table-cell>
          <table:table-cell table:style-name="Default" table:formula="of:=[$1D_E2.D48]" office:value-type="float" office:value="0.015059" calcext:value-type="float">
            <text:p>0.015059</text:p>
          </table:table-cell>
          <table:table-cell table:style-name="Default" office:value-type="float" office:value="0.0465" calcext:value-type="float">
            <text:p>0.0465</text:p>
          </table:table-cell>
          <table:table-cell table:number-columns-repeated="964"/>
        </table:table-row>
        <table:table-row table:style-name="ro1">
          <table:table-cell table:style-name="ce1" table:formula="of:=[.A54]+0.001" office:value-type="float" office:value="0.0475" calcext:value-type="float">
            <text:p>0.04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55]+0.00003347)))" office:value-type="float" office:value="22.5246162489653" calcext:value-type="float">
            <text:p>22.5246162489653</text:p>
          </table:table-cell>
          <table:table-cell table:style-name="ce1" table:formula="of:=(0.76/0.41)*LN(([.A55]+0.00003347)/0.00003347)" office:value-type="float" office:value="13.4548543713757" calcext:value-type="float">
            <text:p>13.4548543713757</text:p>
          </table:table-cell>
          <table:table-cell table:style-name="ce1" table:formula="of:=0.09*[.B55]^2/[.C55]" office:value-type="float" office:value="0.014811429252" calcext:value-type="float">
            <text:p>0.014811429252</text:p>
          </table:table-cell>
          <table:table-cell table:style-name="ce1" table:formula="of:=[.B55]^0.5*0.09^0.25" office:value-type="float" office:value="0.76" calcext:value-type="float">
            <text:p>0.76</text:p>
          </table:table-cell>
          <table:table-cell/>
          <table:table-cell table:style-name="Default" table:formula="of:=[$1D_E1.A49]" office:value-type="float" office:value="13.364" calcext:value-type="float">
            <text:p>13.364</text:p>
          </table:table-cell>
          <table:table-cell table:style-name="Default" table:formula="of:=[$1D_E1.B49]" office:value-type="float" office:value="21.842" calcext:value-type="float">
            <text:p>21.842</text:p>
          </table:table-cell>
          <table:table-cell table:style-name="Default" table:formula="of:=[$1D_E1.C49]" office:value-type="float" office:value="1.9322" calcext:value-type="float">
            <text:p>1.9322</text:p>
          </table:table-cell>
          <table:table-cell table:style-name="Default" table:formula="of:=[$1D_E1.D49]" office:value-type="float" office:value="0.015384" calcext:value-type="float">
            <text:p>0.015384</text:p>
          </table:table-cell>
          <table:table-cell table:style-name="Default" office:value-type="float" office:value="0.0475" calcext:value-type="float">
            <text:p>0.0475</text:p>
          </table:table-cell>
          <table:table-cell table:number-columns-repeated="2"/>
          <table:table-cell table:style-name="Default" table:formula="of:=[$1D_E2.A49]" office:value-type="float" office:value="13.364" calcext:value-type="float">
            <text:p>13.364</text:p>
          </table:table-cell>
          <table:table-cell table:style-name="Default" table:formula="of:=[$1D_E2.B49]" office:value-type="float" office:value="21.842" calcext:value-type="float">
            <text:p>21.842</text:p>
          </table:table-cell>
          <table:table-cell table:style-name="Default" table:formula="of:=[$1D_E2.C49]" office:value-type="float" office:value="1.9322" calcext:value-type="float">
            <text:p>1.9322</text:p>
          </table:table-cell>
          <table:table-cell table:style-name="Default" table:formula="of:=[$1D_E2.D49]" office:value-type="float" office:value="0.015384" calcext:value-type="float">
            <text:p>0.015384</text:p>
          </table:table-cell>
          <table:table-cell table:style-name="Default" office:value-type="float" office:value="0.0475" calcext:value-type="float">
            <text:p>0.0475</text:p>
          </table:table-cell>
          <table:table-cell table:number-columns-repeated="964"/>
        </table:table-row>
        <table:table-row table:style-name="ro1">
          <table:table-cell table:style-name="ce1" table:formula="of:=[.A55]+0.001" office:value-type="float" office:value="0.0485" calcext:value-type="float">
            <text:p>0.04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56]+0.00003347)))" office:value-type="float" office:value="22.060511451823" calcext:value-type="float">
            <text:p>22.060511451823</text:p>
          </table:table-cell>
          <table:table-cell table:style-name="ce1" table:formula="of:=(0.76/0.41)*LN(([.A56]+0.00003347)/0.00003347)" office:value-type="float" office:value="13.4934467423304" calcext:value-type="float">
            <text:p>13.4934467423304</text:p>
          </table:table-cell>
          <table:table-cell table:style-name="ce1" table:formula="of:=0.09*[.B56]^2/[.C56]" office:value-type="float" office:value="0.015123029252" calcext:value-type="float">
            <text:p>0.015123029252</text:p>
          </table:table-cell>
          <table:table-cell table:style-name="ce1" table:formula="of:=[.B56]^0.5*0.09^0.25" office:value-type="float" office:value="0.76" calcext:value-type="float">
            <text:p>0.76</text:p>
          </table:table-cell>
          <table:table-cell/>
          <table:table-cell table:style-name="Default" table:formula="of:=[$1D_E1.A50]" office:value-type="float" office:value="13.401" calcext:value-type="float">
            <text:p>13.401</text:p>
          </table:table-cell>
          <table:table-cell table:style-name="Default" table:formula="of:=[$1D_E1.B50]" office:value-type="float" office:value="21.391" calcext:value-type="float">
            <text:p>21.391</text:p>
          </table:table-cell>
          <table:table-cell table:style-name="Default" table:formula="of:=[$1D_E1.C50]" office:value-type="float" office:value="1.9322" calcext:value-type="float">
            <text:p>1.9322</text:p>
          </table:table-cell>
          <table:table-cell table:style-name="Default" table:formula="of:=[$1D_E1.D50]" office:value-type="float" office:value="0.015709" calcext:value-type="float">
            <text:p>0.015709</text:p>
          </table:table-cell>
          <table:table-cell table:style-name="Default" office:value-type="float" office:value="0.0485" calcext:value-type="float">
            <text:p>0.0485</text:p>
          </table:table-cell>
          <table:table-cell table:number-columns-repeated="2"/>
          <table:table-cell table:style-name="Default" table:formula="of:=[$1D_E2.A50]" office:value-type="float" office:value="13.401" calcext:value-type="float">
            <text:p>13.401</text:p>
          </table:table-cell>
          <table:table-cell table:style-name="Default" table:formula="of:=[$1D_E2.B50]" office:value-type="float" office:value="21.391" calcext:value-type="float">
            <text:p>21.391</text:p>
          </table:table-cell>
          <table:table-cell table:style-name="Default" table:formula="of:=[$1D_E2.C50]" office:value-type="float" office:value="1.9322" calcext:value-type="float">
            <text:p>1.9322</text:p>
          </table:table-cell>
          <table:table-cell table:style-name="Default" table:formula="of:=[$1D_E2.D50]" office:value-type="float" office:value="0.015709" calcext:value-type="float">
            <text:p>0.015709</text:p>
          </table:table-cell>
          <table:table-cell table:style-name="Default" office:value-type="float" office:value="0.0485" calcext:value-type="float">
            <text:p>0.0485</text:p>
          </table:table-cell>
          <table:table-cell table:number-columns-repeated="964"/>
        </table:table-row>
        <table:table-row table:style-name="ro1">
          <table:table-cell table:style-name="ce1" table:formula="of:=[.A56]+0.001" office:value-type="float" office:value="0.0495" calcext:value-type="float">
            <text:p>0.04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57]+0.00003347)))" office:value-type="float" office:value="21.6151456930376" calcext:value-type="float">
            <text:p>21.6151456930376</text:p>
          </table:table-cell>
          <table:table-cell table:style-name="ce1" table:formula="of:=(0.76/0.41)*LN(([.A57]+0.00003347)/0.00003347)" office:value-type="float" office:value="13.5312519963564" calcext:value-type="float">
            <text:p>13.5312519963564</text:p>
          </table:table-cell>
          <table:table-cell table:style-name="ce1" table:formula="of:=0.09*[.B57]^2/[.C57]" office:value-type="float" office:value="0.015434629252" calcext:value-type="float">
            <text:p>0.015434629252</text:p>
          </table:table-cell>
          <table:table-cell table:style-name="ce1" table:formula="of:=[.B57]^0.5*0.09^0.25" office:value-type="float" office:value="0.76" calcext:value-type="float">
            <text:p>0.76</text:p>
          </table:table-cell>
          <table:table-cell/>
          <table:table-cell table:style-name="Default" table:formula="of:=[$1D_E1.A51]" office:value-type="float" office:value="13.438" calcext:value-type="float">
            <text:p>13.438</text:p>
          </table:table-cell>
          <table:table-cell table:style-name="Default" table:formula="of:=[$1D_E1.B51]" office:value-type="float" office:value="20.958" calcext:value-type="float">
            <text:p>20.958</text:p>
          </table:table-cell>
          <table:table-cell table:style-name="Default" table:formula="of:=[$1D_E1.C51]" office:value-type="float" office:value="1.9323" calcext:value-type="float">
            <text:p>1.9323</text:p>
          </table:table-cell>
          <table:table-cell table:style-name="Default" table:formula="of:=[$1D_E1.D51]" office:value-type="float" office:value="0.016033" calcext:value-type="float">
            <text:p>0.016033</text:p>
          </table:table-cell>
          <table:table-cell table:style-name="Default" office:value-type="float" office:value="0.0495" calcext:value-type="float">
            <text:p>0.0495</text:p>
          </table:table-cell>
          <table:table-cell table:number-columns-repeated="2"/>
          <table:table-cell table:style-name="Default" table:formula="of:=[$1D_E2.A51]" office:value-type="float" office:value="13.438" calcext:value-type="float">
            <text:p>13.438</text:p>
          </table:table-cell>
          <table:table-cell table:style-name="Default" table:formula="of:=[$1D_E2.B51]" office:value-type="float" office:value="20.958" calcext:value-type="float">
            <text:p>20.958</text:p>
          </table:table-cell>
          <table:table-cell table:style-name="Default" table:formula="of:=[$1D_E2.C51]" office:value-type="float" office:value="1.9323" calcext:value-type="float">
            <text:p>1.9323</text:p>
          </table:table-cell>
          <table:table-cell table:style-name="Default" table:formula="of:=[$1D_E2.D51]" office:value-type="float" office:value="0.016033" calcext:value-type="float">
            <text:p>0.016033</text:p>
          </table:table-cell>
          <table:table-cell table:style-name="Default" office:value-type="float" office:value="0.0495" calcext:value-type="float">
            <text:p>0.0495</text:p>
          </table:table-cell>
          <table:table-cell table:number-columns-repeated="964"/>
        </table:table-row>
        <table:table-row table:style-name="ro1">
          <table:table-cell table:style-name="ce1" table:formula="of:=[.A57]+0.001" office:value-type="float" office:value="0.0505" calcext:value-type="float">
            <text:p>0.05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58]+0.00003347)))" office:value-type="float" office:value="21.187406499726" calcext:value-type="float">
            <text:p>21.187406499726</text:p>
          </table:table-cell>
          <table:table-cell table:style-name="ce1" table:formula="of:=(0.76/0.41)*LN(([.A58]+0.00003347)/0.00003347)" office:value-type="float" office:value="13.5683016002768" calcext:value-type="float">
            <text:p>13.5683016002768</text:p>
          </table:table-cell>
          <table:table-cell table:style-name="ce1" table:formula="of:=0.09*[.B58]^2/[.C58]" office:value-type="float" office:value="0.015746229252" calcext:value-type="float">
            <text:p>0.015746229252</text:p>
          </table:table-cell>
          <table:table-cell table:style-name="ce1" table:formula="of:=[.B58]^0.5*0.09^0.25" office:value-type="float" office:value="0.76" calcext:value-type="float">
            <text:p>0.76</text:p>
          </table:table-cell>
          <table:table-cell/>
          <table:table-cell table:style-name="Default" table:formula="of:=[$1D_E1.A52]" office:value-type="float" office:value="13.473" calcext:value-type="float">
            <text:p>13.473</text:p>
          </table:table-cell>
          <table:table-cell table:style-name="Default" table:formula="of:=[$1D_E1.B52]" office:value-type="float" office:value="20.543" calcext:value-type="float">
            <text:p>20.543</text:p>
          </table:table-cell>
          <table:table-cell table:style-name="Default" table:formula="of:=[$1D_E1.C52]" office:value-type="float" office:value="1.9323" calcext:value-type="float">
            <text:p>1.9323</text:p>
          </table:table-cell>
          <table:table-cell table:style-name="Default" table:formula="of:=[$1D_E1.D52]" office:value-type="float" office:value="0.016358" calcext:value-type="float">
            <text:p>0.016358</text:p>
          </table:table-cell>
          <table:table-cell table:style-name="Default" office:value-type="float" office:value="0.0505" calcext:value-type="float">
            <text:p>0.0505</text:p>
          </table:table-cell>
          <table:table-cell table:number-columns-repeated="2"/>
          <table:table-cell table:style-name="Default" table:formula="of:=[$1D_E2.A52]" office:value-type="float" office:value="13.473" calcext:value-type="float">
            <text:p>13.473</text:p>
          </table:table-cell>
          <table:table-cell table:style-name="Default" table:formula="of:=[$1D_E2.B52]" office:value-type="float" office:value="20.543" calcext:value-type="float">
            <text:p>20.543</text:p>
          </table:table-cell>
          <table:table-cell table:style-name="Default" table:formula="of:=[$1D_E2.C52]" office:value-type="float" office:value="1.9323" calcext:value-type="float">
            <text:p>1.9323</text:p>
          </table:table-cell>
          <table:table-cell table:style-name="Default" table:formula="of:=[$1D_E2.D52]" office:value-type="float" office:value="0.016358" calcext:value-type="float">
            <text:p>0.016358</text:p>
          </table:table-cell>
          <table:table-cell table:style-name="Default" office:value-type="float" office:value="0.0505" calcext:value-type="float">
            <text:p>0.0505</text:p>
          </table:table-cell>
          <table:table-cell table:number-columns-repeated="964"/>
        </table:table-row>
        <table:table-row table:style-name="ro1">
          <table:table-cell table:style-name="ce1" table:formula="of:=[.A58]+0.001" office:value-type="float" office:value="0.0515" calcext:value-type="float">
            <text:p>0.05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59]+0.00003347)))" office:value-type="float" office:value="20.7762677485468" calcext:value-type="float">
            <text:p>20.7762677485468</text:p>
          </table:table-cell>
          <table:table-cell table:style-name="ce1" table:formula="of:=(0.76/0.41)*LN(([.A59]+0.00003347)/0.00003347)" office:value-type="float" office:value="13.6046251708946" calcext:value-type="float">
            <text:p>13.6046251708946</text:p>
          </table:table-cell>
          <table:table-cell table:style-name="ce1" table:formula="of:=0.09*[.B59]^2/[.C59]" office:value-type="float" office:value="0.016057829252" calcext:value-type="float">
            <text:p>0.016057829252</text:p>
          </table:table-cell>
          <table:table-cell table:style-name="ce1" table:formula="of:=[.B59]^0.5*0.09^0.25" office:value-type="float" office:value="0.76" calcext:value-type="float">
            <text:p>0.76</text:p>
          </table:table-cell>
          <table:table-cell/>
          <table:table-cell table:style-name="Default" table:formula="of:=[$1D_E1.A53]" office:value-type="float" office:value="13.509" calcext:value-type="float">
            <text:p>13.509</text:p>
          </table:table-cell>
          <table:table-cell table:style-name="Default" table:formula="of:=[$1D_E1.B53]" office:value-type="float" office:value="20.144" calcext:value-type="float">
            <text:p>20.144</text:p>
          </table:table-cell>
          <table:table-cell table:style-name="Default" table:formula="of:=[$1D_E1.C53]" office:value-type="float" office:value="1.9323" calcext:value-type="float">
            <text:p>1.9323</text:p>
          </table:table-cell>
          <table:table-cell table:style-name="Default" table:formula="of:=[$1D_E1.D53]" office:value-type="float" office:value="0.016682" calcext:value-type="float">
            <text:p>0.016682</text:p>
          </table:table-cell>
          <table:table-cell table:style-name="Default" office:value-type="float" office:value="0.0515" calcext:value-type="float">
            <text:p>0.0515</text:p>
          </table:table-cell>
          <table:table-cell table:number-columns-repeated="2"/>
          <table:table-cell table:style-name="Default" table:formula="of:=[$1D_E2.A53]" office:value-type="float" office:value="13.509" calcext:value-type="float">
            <text:p>13.509</text:p>
          </table:table-cell>
          <table:table-cell table:style-name="Default" table:formula="of:=[$1D_E2.B53]" office:value-type="float" office:value="20.144" calcext:value-type="float">
            <text:p>20.144</text:p>
          </table:table-cell>
          <table:table-cell table:style-name="Default" table:formula="of:=[$1D_E2.C53]" office:value-type="float" office:value="1.9323" calcext:value-type="float">
            <text:p>1.9323</text:p>
          </table:table-cell>
          <table:table-cell table:style-name="Default" table:formula="of:=[$1D_E2.D53]" office:value-type="float" office:value="0.016682" calcext:value-type="float">
            <text:p>0.016682</text:p>
          </table:table-cell>
          <table:table-cell table:style-name="Default" office:value-type="float" office:value="0.0515" calcext:value-type="float">
            <text:p>0.0515</text:p>
          </table:table-cell>
          <table:table-cell table:number-columns-repeated="964"/>
        </table:table-row>
        <table:table-row table:style-name="ro1">
          <table:table-cell table:style-name="ce1" table:formula="of:=[.A59]+0.001" office:value-type="float" office:value="0.0525" calcext:value-type="float">
            <text:p>0.05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60]+0.00003347)))" office:value-type="float" office:value="20.3807814471747" calcext:value-type="float">
            <text:p>20.3807814471747</text:p>
          </table:table-cell>
          <table:table-cell table:style-name="ce1" table:formula="of:=(0.76/0.41)*LN(([.A60]+0.00003347)/0.00003347)" office:value-type="float" office:value="13.6402506172338" calcext:value-type="float">
            <text:p>13.6402506172338</text:p>
          </table:table-cell>
          <table:table-cell table:style-name="ce1" table:formula="of:=0.09*[.B60]^2/[.C60]" office:value-type="float" office:value="0.016369429252" calcext:value-type="float">
            <text:p>0.016369429252</text:p>
          </table:table-cell>
          <table:table-cell table:style-name="ce1" table:formula="of:=[.B60]^0.5*0.09^0.25" office:value-type="float" office:value="0.76" calcext:value-type="float">
            <text:p>0.76</text:p>
          </table:table-cell>
          <table:table-cell/>
          <table:table-cell table:style-name="Default" table:formula="of:=[$1D_E1.A54]" office:value-type="float" office:value="13.543" calcext:value-type="float">
            <text:p>13.543</text:p>
          </table:table-cell>
          <table:table-cell table:style-name="Default" table:formula="of:=[$1D_E1.B54]" office:value-type="float" office:value="19.76" calcext:value-type="float">
            <text:p>19.76</text:p>
          </table:table-cell>
          <table:table-cell table:style-name="Default" table:formula="of:=[$1D_E1.C54]" office:value-type="float" office:value="1.9323" calcext:value-type="float">
            <text:p>1.9323</text:p>
          </table:table-cell>
          <table:table-cell table:style-name="Default" table:formula="of:=[$1D_E1.D54]" office:value-type="float" office:value="0.017006" calcext:value-type="float">
            <text:p>0.017006</text:p>
          </table:table-cell>
          <table:table-cell table:style-name="Default" office:value-type="float" office:value="0.0525" calcext:value-type="float">
            <text:p>0.0525</text:p>
          </table:table-cell>
          <table:table-cell table:number-columns-repeated="2"/>
          <table:table-cell table:style-name="Default" table:formula="of:=[$1D_E2.A54]" office:value-type="float" office:value="13.543" calcext:value-type="float">
            <text:p>13.543</text:p>
          </table:table-cell>
          <table:table-cell table:style-name="Default" table:formula="of:=[$1D_E2.B54]" office:value-type="float" office:value="19.76" calcext:value-type="float">
            <text:p>19.76</text:p>
          </table:table-cell>
          <table:table-cell table:style-name="Default" table:formula="of:=[$1D_E2.C54]" office:value-type="float" office:value="1.9323" calcext:value-type="float">
            <text:p>1.9323</text:p>
          </table:table-cell>
          <table:table-cell table:style-name="Default" table:formula="of:=[$1D_E2.D54]" office:value-type="float" office:value="0.017006" calcext:value-type="float">
            <text:p>0.017006</text:p>
          </table:table-cell>
          <table:table-cell table:style-name="Default" office:value-type="float" office:value="0.0525" calcext:value-type="float">
            <text:p>0.0525</text:p>
          </table:table-cell>
          <table:table-cell table:number-columns-repeated="964"/>
        </table:table-row>
        <table:table-row table:style-name="ro1">
          <table:table-cell table:style-name="ce1" table:formula="of:=[.A60]+0.001" office:value-type="float" office:value="0.0535" calcext:value-type="float">
            <text:p>0.05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61]+0.00003347)))" office:value-type="float" office:value="20.0000704369006" calcext:value-type="float">
            <text:p>20.0000704369006</text:p>
          </table:table-cell>
          <table:table-cell table:style-name="ce1" table:formula="of:=(0.76/0.41)*LN(([.A61]+0.00003347)/0.00003347)" office:value-type="float" office:value="13.6752042693666" calcext:value-type="float">
            <text:p>13.6752042693666</text:p>
          </table:table-cell>
          <table:table-cell table:style-name="ce1" table:formula="of:=0.09*[.B61]^2/[.C61]" office:value-type="float" office:value="0.016681029252" calcext:value-type="float">
            <text:p>0.016681029252</text:p>
          </table:table-cell>
          <table:table-cell table:style-name="ce1" table:formula="of:=[.B61]^0.5*0.09^0.25" office:value-type="float" office:value="0.76" calcext:value-type="float">
            <text:p>0.76</text:p>
          </table:table-cell>
          <table:table-cell/>
          <table:table-cell table:style-name="Default" table:formula="of:=[$1D_E1.A55]" office:value-type="float" office:value="13.577" calcext:value-type="float">
            <text:p>13.577</text:p>
          </table:table-cell>
          <table:table-cell table:style-name="Default" table:formula="of:=[$1D_E1.B55]" office:value-type="float" office:value="19.391" calcext:value-type="float">
            <text:p>19.391</text:p>
          </table:table-cell>
          <table:table-cell table:style-name="Default" table:formula="of:=[$1D_E1.C55]" office:value-type="float" office:value="1.9323" calcext:value-type="float">
            <text:p>1.9323</text:p>
          </table:table-cell>
          <table:table-cell table:style-name="Default" table:formula="of:=[$1D_E1.D55]" office:value-type="float" office:value="0.01733" calcext:value-type="float">
            <text:p>0.01733</text:p>
          </table:table-cell>
          <table:table-cell table:style-name="Default" office:value-type="float" office:value="0.0535" calcext:value-type="float">
            <text:p>0.0535</text:p>
          </table:table-cell>
          <table:table-cell table:number-columns-repeated="2"/>
          <table:table-cell table:style-name="Default" table:formula="of:=[$1D_E2.A55]" office:value-type="float" office:value="13.577" calcext:value-type="float">
            <text:p>13.577</text:p>
          </table:table-cell>
          <table:table-cell table:style-name="Default" table:formula="of:=[$1D_E2.B55]" office:value-type="float" office:value="19.391" calcext:value-type="float">
            <text:p>19.391</text:p>
          </table:table-cell>
          <table:table-cell table:style-name="Default" table:formula="of:=[$1D_E2.C55]" office:value-type="float" office:value="1.9323" calcext:value-type="float">
            <text:p>1.9323</text:p>
          </table:table-cell>
          <table:table-cell table:style-name="Default" table:formula="of:=[$1D_E2.D55]" office:value-type="float" office:value="0.01733" calcext:value-type="float">
            <text:p>0.01733</text:p>
          </table:table-cell>
          <table:table-cell table:style-name="Default" office:value-type="float" office:value="0.0535" calcext:value-type="float">
            <text:p>0.0535</text:p>
          </table:table-cell>
          <table:table-cell table:number-columns-repeated="964"/>
        </table:table-row>
        <table:table-row table:style-name="ro1">
          <table:table-cell table:style-name="ce1" table:formula="of:=[.A61]+0.001" office:value-type="float" office:value="0.0545" calcext:value-type="float">
            <text:p>0.05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62]+0.00003347)))" office:value-type="float" office:value="19.6333218981243" calcext:value-type="float">
            <text:p>19.6333218981243</text:p>
          </table:table-cell>
          <table:table-cell table:style-name="ce1" table:formula="of:=(0.76/0.41)*LN(([.A62]+0.00003347)/0.00003347)" office:value-type="float" office:value="13.7095109953177" calcext:value-type="float">
            <text:p>13.7095109953177</text:p>
          </table:table-cell>
          <table:table-cell table:style-name="ce1" table:formula="of:=0.09*[.B62]^2/[.C62]" office:value-type="float" office:value="0.016992629252" calcext:value-type="float">
            <text:p>0.016992629252</text:p>
          </table:table-cell>
          <table:table-cell table:style-name="ce1" table:formula="of:=[.B62]^0.5*0.09^0.25" office:value-type="float" office:value="0.76" calcext:value-type="float">
            <text:p>0.76</text:p>
          </table:table-cell>
          <table:table-cell/>
          <table:table-cell table:style-name="Default" table:formula="of:=[$1D_E1.A56]" office:value-type="float" office:value="13.61" calcext:value-type="float">
            <text:p>13.61</text:p>
          </table:table-cell>
          <table:table-cell table:style-name="Default" table:formula="of:=[$1D_E1.B56]" office:value-type="float" office:value="19.036" calcext:value-type="float">
            <text:p>19.036</text:p>
          </table:table-cell>
          <table:table-cell table:style-name="Default" table:formula="of:=[$1D_E1.C56]" office:value-type="float" office:value="1.9323" calcext:value-type="float">
            <text:p>1.9323</text:p>
          </table:table-cell>
          <table:table-cell table:style-name="Default" table:formula="of:=[$1D_E1.D56]" office:value-type="float" office:value="0.017654" calcext:value-type="float">
            <text:p>0.017654</text:p>
          </table:table-cell>
          <table:table-cell table:style-name="Default" office:value-type="float" office:value="0.0545" calcext:value-type="float">
            <text:p>0.0545</text:p>
          </table:table-cell>
          <table:table-cell table:number-columns-repeated="2"/>
          <table:table-cell table:style-name="Default" table:formula="of:=[$1D_E2.A56]" office:value-type="float" office:value="13.61" calcext:value-type="float">
            <text:p>13.61</text:p>
          </table:table-cell>
          <table:table-cell table:style-name="Default" table:formula="of:=[$1D_E2.B56]" office:value-type="float" office:value="19.036" calcext:value-type="float">
            <text:p>19.036</text:p>
          </table:table-cell>
          <table:table-cell table:style-name="Default" table:formula="of:=[$1D_E2.C56]" office:value-type="float" office:value="1.9323" calcext:value-type="float">
            <text:p>1.9323</text:p>
          </table:table-cell>
          <table:table-cell table:style-name="Default" table:formula="of:=[$1D_E2.D56]" office:value-type="float" office:value="0.017654" calcext:value-type="float">
            <text:p>0.017654</text:p>
          </table:table-cell>
          <table:table-cell table:style-name="Default" office:value-type="float" office:value="0.0545" calcext:value-type="float">
            <text:p>0.0545</text:p>
          </table:table-cell>
          <table:table-cell table:number-columns-repeated="964"/>
        </table:table-row>
        <table:table-row table:style-name="ro1">
          <table:table-cell table:style-name="ce1" table:formula="of:=[.A62]+0.001" office:value-type="float" office:value="0.0555" calcext:value-type="float">
            <text:p>0.05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63]+0.00003347)))" office:value-type="float" office:value="19.2797815575311" calcext:value-type="float">
            <text:p>19.2797815575311</text:p>
          </table:table-cell>
          <table:table-cell table:style-name="ce1" table:formula="of:=(0.76/0.41)*LN(([.A63]+0.00003347)/0.00003347)" office:value-type="float" office:value="13.7431943073457" calcext:value-type="float">
            <text:p>13.7431943073457</text:p>
          </table:table-cell>
          <table:table-cell table:style-name="ce1" table:formula="of:=0.09*[.B63]^2/[.C63]" office:value-type="float" office:value="0.017304229252" calcext:value-type="float">
            <text:p>0.017304229252</text:p>
          </table:table-cell>
          <table:table-cell table:style-name="ce1" table:formula="of:=[.B63]^0.5*0.09^0.25" office:value-type="float" office:value="0.76" calcext:value-type="float">
            <text:p>0.76</text:p>
          </table:table-cell>
          <table:table-cell/>
          <table:table-cell table:style-name="Default" table:formula="of:=[$1D_E1.A57]" office:value-type="float" office:value="13.642" calcext:value-type="float">
            <text:p>13.642</text:p>
          </table:table-cell>
          <table:table-cell table:style-name="Default" table:formula="of:=[$1D_E1.B57]" office:value-type="float" office:value="18.693" calcext:value-type="float">
            <text:p>18.693</text:p>
          </table:table-cell>
          <table:table-cell table:style-name="Default" table:formula="of:=[$1D_E1.C57]" office:value-type="float" office:value="1.9323" calcext:value-type="float">
            <text:p>1.9323</text:p>
          </table:table-cell>
          <table:table-cell table:style-name="Default" table:formula="of:=[$1D_E1.D57]" office:value-type="float" office:value="0.017977" calcext:value-type="float">
            <text:p>0.017977</text:p>
          </table:table-cell>
          <table:table-cell table:style-name="Default" office:value-type="float" office:value="0.0555" calcext:value-type="float">
            <text:p>0.0555</text:p>
          </table:table-cell>
          <table:table-cell table:number-columns-repeated="2"/>
          <table:table-cell table:style-name="Default" table:formula="of:=[$1D_E2.A57]" office:value-type="float" office:value="13.642" calcext:value-type="float">
            <text:p>13.642</text:p>
          </table:table-cell>
          <table:table-cell table:style-name="Default" table:formula="of:=[$1D_E2.B57]" office:value-type="float" office:value="18.693" calcext:value-type="float">
            <text:p>18.693</text:p>
          </table:table-cell>
          <table:table-cell table:style-name="Default" table:formula="of:=[$1D_E2.C57]" office:value-type="float" office:value="1.9323" calcext:value-type="float">
            <text:p>1.9323</text:p>
          </table:table-cell>
          <table:table-cell table:style-name="Default" table:formula="of:=[$1D_E2.D57]" office:value-type="float" office:value="0.017977" calcext:value-type="float">
            <text:p>0.017977</text:p>
          </table:table-cell>
          <table:table-cell table:style-name="Default" office:value-type="float" office:value="0.0555" calcext:value-type="float">
            <text:p>0.0555</text:p>
          </table:table-cell>
          <table:table-cell table:number-columns-repeated="964"/>
        </table:table-row>
        <table:table-row table:style-name="ro1">
          <table:table-cell table:style-name="ce1" table:formula="of:=[.A63]+0.001" office:value-type="float" office:value="0.0565" calcext:value-type="float">
            <text:p>0.05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64]+0.00003347)))" office:value-type="float" office:value="18.9387485100721" calcext:value-type="float">
            <text:p>18.9387485100721</text:p>
          </table:table-cell>
          <table:table-cell table:style-name="ce1" table:formula="of:=(0.76/0.41)*LN(([.A64]+0.00003347)/0.00003347)" office:value-type="float" office:value="13.7762764587387" calcext:value-type="float">
            <text:p>13.7762764587387</text:p>
          </table:table-cell>
          <table:table-cell table:style-name="ce1" table:formula="of:=0.09*[.B64]^2/[.C64]" office:value-type="float" office:value="0.017615829252" calcext:value-type="float">
            <text:p>0.017615829252</text:p>
          </table:table-cell>
          <table:table-cell table:style-name="ce1" table:formula="of:=[.B64]^0.5*0.09^0.25" office:value-type="float" office:value="0.76" calcext:value-type="float">
            <text:p>0.76</text:p>
          </table:table-cell>
          <table:table-cell/>
          <table:table-cell table:style-name="Default" table:formula="of:=[$1D_E1.A58]" office:value-type="float" office:value="13.674" calcext:value-type="float">
            <text:p>13.674</text:p>
          </table:table-cell>
          <table:table-cell table:style-name="Default" table:formula="of:=[$1D_E1.B58]" office:value-type="float" office:value="18.363" calcext:value-type="float">
            <text:p>18.363</text:p>
          </table:table-cell>
          <table:table-cell table:style-name="Default" table:formula="of:=[$1D_E1.C58]" office:value-type="float" office:value="1.9323" calcext:value-type="float">
            <text:p>1.9323</text:p>
          </table:table-cell>
          <table:table-cell table:style-name="Default" table:formula="of:=[$1D_E1.D58]" office:value-type="float" office:value="0.0183" calcext:value-type="float">
            <text:p>0.0183</text:p>
          </table:table-cell>
          <table:table-cell table:style-name="Default" office:value-type="float" office:value="0.0565" calcext:value-type="float">
            <text:p>0.0565</text:p>
          </table:table-cell>
          <table:table-cell table:number-columns-repeated="2"/>
          <table:table-cell table:style-name="Default" table:formula="of:=[$1D_E2.A58]" office:value-type="float" office:value="13.674" calcext:value-type="float">
            <text:p>13.674</text:p>
          </table:table-cell>
          <table:table-cell table:style-name="Default" table:formula="of:=[$1D_E2.B58]" office:value-type="float" office:value="18.363" calcext:value-type="float">
            <text:p>18.363</text:p>
          </table:table-cell>
          <table:table-cell table:style-name="Default" table:formula="of:=[$1D_E2.C58]" office:value-type="float" office:value="1.9323" calcext:value-type="float">
            <text:p>1.9323</text:p>
          </table:table-cell>
          <table:table-cell table:style-name="Default" table:formula="of:=[$1D_E2.D58]" office:value-type="float" office:value="0.0183" calcext:value-type="float">
            <text:p>0.0183</text:p>
          </table:table-cell>
          <table:table-cell table:style-name="Default" office:value-type="float" office:value="0.0565" calcext:value-type="float">
            <text:p>0.0565</text:p>
          </table:table-cell>
          <table:table-cell table:number-columns-repeated="964"/>
        </table:table-row>
        <table:table-row table:style-name="ro1">
          <table:table-cell table:style-name="ce1" table:formula="of:=[.A64]+0.001" office:value-type="float" office:value="0.0575" calcext:value-type="float">
            <text:p>0.05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65]+0.00003347)))" office:value-type="float" office:value="18.6095705809454" calcext:value-type="float">
            <text:p>18.6095705809454</text:p>
          </table:table-cell>
          <table:table-cell table:style-name="ce1" table:formula="of:=(0.76/0.41)*LN(([.A65]+0.00003347)/0.00003347)" office:value-type="float" office:value="13.8087785321234" calcext:value-type="float">
            <text:p>13.8087785321234</text:p>
          </table:table-cell>
          <table:table-cell table:style-name="ce1" table:formula="of:=0.09*[.B65]^2/[.C65]" office:value-type="float" office:value="0.017927429252" calcext:value-type="float">
            <text:p>0.017927429252</text:p>
          </table:table-cell>
          <table:table-cell table:style-name="ce1" table:formula="of:=[.B65]^0.5*0.09^0.25" office:value-type="float" office:value="0.76" calcext:value-type="float">
            <text:p>0.76</text:p>
          </table:table-cell>
          <table:table-cell/>
          <table:table-cell table:style-name="Default" table:formula="of:=[$1D_E1.A59]" office:value-type="float" office:value="13.706" calcext:value-type="float">
            <text:p>13.706</text:p>
          </table:table-cell>
          <table:table-cell table:style-name="Default" table:formula="of:=[$1D_E1.B59]" office:value-type="float" office:value="18.045" calcext:value-type="float">
            <text:p>18.045</text:p>
          </table:table-cell>
          <table:table-cell table:style-name="Default" table:formula="of:=[$1D_E1.C59]" office:value-type="float" office:value="1.9324" calcext:value-type="float">
            <text:p>1.9324</text:p>
          </table:table-cell>
          <table:table-cell table:style-name="Default" table:formula="of:=[$1D_E1.D59]" office:value-type="float" office:value="0.018623" calcext:value-type="float">
            <text:p>0.018623</text:p>
          </table:table-cell>
          <table:table-cell table:style-name="Default" office:value-type="float" office:value="0.0575" calcext:value-type="float">
            <text:p>0.0575</text:p>
          </table:table-cell>
          <table:table-cell table:number-columns-repeated="2"/>
          <table:table-cell table:style-name="Default" table:formula="of:=[$1D_E2.A59]" office:value-type="float" office:value="13.706" calcext:value-type="float">
            <text:p>13.706</text:p>
          </table:table-cell>
          <table:table-cell table:style-name="Default" table:formula="of:=[$1D_E2.B59]" office:value-type="float" office:value="18.045" calcext:value-type="float">
            <text:p>18.045</text:p>
          </table:table-cell>
          <table:table-cell table:style-name="Default" table:formula="of:=[$1D_E2.C59]" office:value-type="float" office:value="1.9324" calcext:value-type="float">
            <text:p>1.9324</text:p>
          </table:table-cell>
          <table:table-cell table:style-name="Default" table:formula="of:=[$1D_E2.D59]" office:value-type="float" office:value="0.018623" calcext:value-type="float">
            <text:p>0.018623</text:p>
          </table:table-cell>
          <table:table-cell table:style-name="Default" office:value-type="float" office:value="0.0575" calcext:value-type="float">
            <text:p>0.0575</text:p>
          </table:table-cell>
          <table:table-cell table:number-columns-repeated="964"/>
        </table:table-row>
        <table:table-row table:style-name="ro1">
          <table:table-cell table:style-name="ce1" table:formula="of:=[.A65]+0.001" office:value-type="float" office:value="0.0585" calcext:value-type="float">
            <text:p>0.05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66]+0.00003347)))" office:value-type="float" office:value="18.2916401629992" calcext:value-type="float">
            <text:p>18.2916401629992</text:p>
          </table:table-cell>
          <table:table-cell table:style-name="ce1" table:formula="of:=(0.76/0.41)*LN(([.A66]+0.00003347)/0.00003347)" office:value-type="float" office:value="13.8407205201638" calcext:value-type="float">
            <text:p>13.8407205201638</text:p>
          </table:table-cell>
          <table:table-cell table:style-name="ce1" table:formula="of:=0.09*[.B66]^2/[.C66]" office:value-type="float" office:value="0.018239029252" calcext:value-type="float">
            <text:p>0.018239029252</text:p>
          </table:table-cell>
          <table:table-cell table:style-name="ce1" table:formula="of:=[.B66]^0.5*0.09^0.25" office:value-type="float" office:value="0.76" calcext:value-type="float">
            <text:p>0.76</text:p>
          </table:table-cell>
          <table:table-cell/>
          <table:table-cell table:style-name="Default" table:formula="of:=[$1D_E1.A60]" office:value-type="float" office:value="13.737" calcext:value-type="float">
            <text:p>13.737</text:p>
          </table:table-cell>
          <table:table-cell table:style-name="Default" table:formula="of:=[$1D_E1.B60]" office:value-type="float" office:value="17.738" calcext:value-type="float">
            <text:p>17.738</text:p>
          </table:table-cell>
          <table:table-cell table:style-name="Default" table:formula="of:=[$1D_E1.C60]" office:value-type="float" office:value="1.9324" calcext:value-type="float">
            <text:p>1.9324</text:p>
          </table:table-cell>
          <table:table-cell table:style-name="Default" table:formula="of:=[$1D_E1.D60]" office:value-type="float" office:value="0.018946" calcext:value-type="float">
            <text:p>0.018946</text:p>
          </table:table-cell>
          <table:table-cell table:style-name="Default" office:value-type="float" office:value="0.0585" calcext:value-type="float">
            <text:p>0.0585</text:p>
          </table:table-cell>
          <table:table-cell table:number-columns-repeated="2"/>
          <table:table-cell table:style-name="Default" table:formula="of:=[$1D_E2.A60]" office:value-type="float" office:value="13.737" calcext:value-type="float">
            <text:p>13.737</text:p>
          </table:table-cell>
          <table:table-cell table:style-name="Default" table:formula="of:=[$1D_E2.B60]" office:value-type="float" office:value="17.738" calcext:value-type="float">
            <text:p>17.738</text:p>
          </table:table-cell>
          <table:table-cell table:style-name="Default" table:formula="of:=[$1D_E2.C60]" office:value-type="float" office:value="1.9324" calcext:value-type="float">
            <text:p>1.9324</text:p>
          </table:table-cell>
          <table:table-cell table:style-name="Default" table:formula="of:=[$1D_E2.D60]" office:value-type="float" office:value="0.018946" calcext:value-type="float">
            <text:p>0.018946</text:p>
          </table:table-cell>
          <table:table-cell table:style-name="Default" office:value-type="float" office:value="0.0585" calcext:value-type="float">
            <text:p>0.0585</text:p>
          </table:table-cell>
          <table:table-cell table:number-columns-repeated="964"/>
        </table:table-row>
        <table:table-row table:style-name="ro1">
          <table:table-cell table:style-name="ce1" table:formula="of:=[.A66]+0.001" office:value-type="float" office:value="0.0595" calcext:value-type="float">
            <text:p>0.05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67]+0.00003347)))" office:value-type="float" office:value="17.9843904736564" calcext:value-type="float">
            <text:p>17.9843904736564</text:p>
          </table:table-cell>
          <table:table-cell table:style-name="ce1" table:formula="of:=(0.76/0.41)*LN(([.A67]+0.00003347)/0.00003347)" office:value-type="float" office:value="13.8721213994246" calcext:value-type="float">
            <text:p>13.8721213994246</text:p>
          </table:table-cell>
          <table:table-cell table:style-name="ce1" table:formula="of:=0.09*[.B67]^2/[.C67]" office:value-type="float" office:value="0.018550629252" calcext:value-type="float">
            <text:p>0.018550629252</text:p>
          </table:table-cell>
          <table:table-cell table:style-name="ce1" table:formula="of:=[.B67]^0.5*0.09^0.25" office:value-type="float" office:value="0.76" calcext:value-type="float">
            <text:p>0.76</text:p>
          </table:table-cell>
          <table:table-cell/>
          <table:table-cell table:style-name="Default" table:formula="of:=[$1D_E1.A61]" office:value-type="float" office:value="13.767" calcext:value-type="float">
            <text:p>13.767</text:p>
          </table:table-cell>
          <table:table-cell table:style-name="Default" table:formula="of:=[$1D_E1.B61]" office:value-type="float" office:value="17.441" calcext:value-type="float">
            <text:p>17.441</text:p>
          </table:table-cell>
          <table:table-cell table:style-name="Default" table:formula="of:=[$1D_E1.C61]" office:value-type="float" office:value="1.9324" calcext:value-type="float">
            <text:p>1.9324</text:p>
          </table:table-cell>
          <table:table-cell table:style-name="Default" table:formula="of:=[$1D_E1.D61]" office:value-type="float" office:value="0.019269" calcext:value-type="float">
            <text:p>0.019269</text:p>
          </table:table-cell>
          <table:table-cell table:style-name="Default" office:value-type="float" office:value="0.0595" calcext:value-type="float">
            <text:p>0.0595</text:p>
          </table:table-cell>
          <table:table-cell table:number-columns-repeated="2"/>
          <table:table-cell table:style-name="Default" table:formula="of:=[$1D_E2.A61]" office:value-type="float" office:value="13.767" calcext:value-type="float">
            <text:p>13.767</text:p>
          </table:table-cell>
          <table:table-cell table:style-name="Default" table:formula="of:=[$1D_E2.B61]" office:value-type="float" office:value="17.441" calcext:value-type="float">
            <text:p>17.441</text:p>
          </table:table-cell>
          <table:table-cell table:style-name="Default" table:formula="of:=[$1D_E2.C61]" office:value-type="float" office:value="1.9324" calcext:value-type="float">
            <text:p>1.9324</text:p>
          </table:table-cell>
          <table:table-cell table:style-name="Default" table:formula="of:=[$1D_E2.D61]" office:value-type="float" office:value="0.019269" calcext:value-type="float">
            <text:p>0.019269</text:p>
          </table:table-cell>
          <table:table-cell table:style-name="Default" office:value-type="float" office:value="0.0595" calcext:value-type="float">
            <text:p>0.0595</text:p>
          </table:table-cell>
          <table:table-cell table:number-columns-repeated="964"/>
        </table:table-row>
        <table:table-row table:style-name="ro1">
          <table:table-cell table:style-name="ce1" table:formula="of:=[.A67]+0.001" office:value-type="float" office:value="0.0605" calcext:value-type="float">
            <text:p>0.06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68]+0.00003347)))" office:value-type="float" office:value="17.6872921828487" calcext:value-type="float">
            <text:p>17.6872921828487</text:p>
          </table:table-cell>
          <table:table-cell table:style-name="ce1" table:formula="of:=(0.76/0.41)*LN(([.A68]+0.00003347)/0.00003347)" office:value-type="float" office:value="13.9029991980809" calcext:value-type="float">
            <text:p>13.9029991980809</text:p>
          </table:table-cell>
          <table:table-cell table:style-name="ce1" table:formula="of:=0.09*[.B68]^2/[.C68]" office:value-type="float" office:value="0.018862229252" calcext:value-type="float">
            <text:p>0.018862229252</text:p>
          </table:table-cell>
          <table:table-cell table:style-name="ce1" table:formula="of:=[.B68]^0.5*0.09^0.25" office:value-type="float" office:value="0.76" calcext:value-type="float">
            <text:p>0.76</text:p>
          </table:table-cell>
          <table:table-cell/>
          <table:table-cell table:style-name="Default" table:formula="of:=[$1D_E1.A62]" office:value-type="float" office:value="13.797" calcext:value-type="float">
            <text:p>13.797</text:p>
          </table:table-cell>
          <table:table-cell table:style-name="Default" table:formula="of:=[$1D_E1.B62]" office:value-type="float" office:value="17.154" calcext:value-type="float">
            <text:p>17.154</text:p>
          </table:table-cell>
          <table:table-cell table:style-name="Default" table:formula="of:=[$1D_E1.C62]" office:value-type="float" office:value="1.9324" calcext:value-type="float">
            <text:p>1.9324</text:p>
          </table:table-cell>
          <table:table-cell table:style-name="Default" table:formula="of:=[$1D_E1.D62]" office:value-type="float" office:value="0.019591" calcext:value-type="float">
            <text:p>0.019591</text:p>
          </table:table-cell>
          <table:table-cell table:style-name="Default" office:value-type="float" office:value="0.0605" calcext:value-type="float">
            <text:p>0.0605</text:p>
          </table:table-cell>
          <table:table-cell table:number-columns-repeated="2"/>
          <table:table-cell table:style-name="Default" table:formula="of:=[$1D_E2.A62]" office:value-type="float" office:value="13.797" calcext:value-type="float">
            <text:p>13.797</text:p>
          </table:table-cell>
          <table:table-cell table:style-name="Default" table:formula="of:=[$1D_E2.B62]" office:value-type="float" office:value="17.154" calcext:value-type="float">
            <text:p>17.154</text:p>
          </table:table-cell>
          <table:table-cell table:style-name="Default" table:formula="of:=[$1D_E2.C62]" office:value-type="float" office:value="1.9324" calcext:value-type="float">
            <text:p>1.9324</text:p>
          </table:table-cell>
          <table:table-cell table:style-name="Default" table:formula="of:=[$1D_E2.D62]" office:value-type="float" office:value="0.019591" calcext:value-type="float">
            <text:p>0.019591</text:p>
          </table:table-cell>
          <table:table-cell table:style-name="Default" office:value-type="float" office:value="0.0605" calcext:value-type="float">
            <text:p>0.0605</text:p>
          </table:table-cell>
          <table:table-cell table:number-columns-repeated="964"/>
        </table:table-row>
        <table:table-row table:style-name="ro1">
          <table:table-cell table:style-name="ce1" table:formula="of:=[.A68]+0.001" office:value-type="float" office:value="0.0615000000000001" calcext:value-type="float">
            <text:p>0.06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69]+0.00003347)))" office:value-type="float" office:value="17.3998503697533" calcext:value-type="float">
            <text:p>17.3998503697533</text:p>
          </table:table-cell>
          <table:table-cell table:style-name="ce1" table:formula="of:=(0.76/0.41)*LN(([.A69]+0.00003347)/0.00003347)" office:value-type="float" office:value="13.9333710580814" calcext:value-type="float">
            <text:p>13.9333710580814</text:p>
          </table:table-cell>
          <table:table-cell table:style-name="ce1" table:formula="of:=0.09*[.B69]^2/[.C69]" office:value-type="float" office:value="0.019173829252" calcext:value-type="float">
            <text:p>0.019173829252</text:p>
          </table:table-cell>
          <table:table-cell table:style-name="ce1" table:formula="of:=[.B69]^0.5*0.09^0.25" office:value-type="float" office:value="0.76" calcext:value-type="float">
            <text:p>0.76</text:p>
          </table:table-cell>
          <table:table-cell/>
          <table:table-cell table:style-name="Default" table:formula="of:=[$1D_E1.A63]" office:value-type="float" office:value="13.826" calcext:value-type="float">
            <text:p>13.826</text:p>
          </table:table-cell>
          <table:table-cell table:style-name="Default" table:formula="of:=[$1D_E1.B63]" office:value-type="float" office:value="16.877" calcext:value-type="float">
            <text:p>16.877</text:p>
          </table:table-cell>
          <table:table-cell table:style-name="Default" table:formula="of:=[$1D_E1.C63]" office:value-type="float" office:value="1.9324" calcext:value-type="float">
            <text:p>1.9324</text:p>
          </table:table-cell>
          <table:table-cell table:style-name="Default" table:formula="of:=[$1D_E1.D63]" office:value-type="float" office:value="0.019913" calcext:value-type="float">
            <text:p>0.019913</text:p>
          </table:table-cell>
          <table:table-cell table:style-name="Default" office:value-type="float" office:value="0.0615" calcext:value-type="float">
            <text:p>0.0615</text:p>
          </table:table-cell>
          <table:table-cell table:number-columns-repeated="2"/>
          <table:table-cell table:style-name="Default" table:formula="of:=[$1D_E2.A63]" office:value-type="float" office:value="13.826" calcext:value-type="float">
            <text:p>13.826</text:p>
          </table:table-cell>
          <table:table-cell table:style-name="Default" table:formula="of:=[$1D_E2.B63]" office:value-type="float" office:value="16.877" calcext:value-type="float">
            <text:p>16.877</text:p>
          </table:table-cell>
          <table:table-cell table:style-name="Default" table:formula="of:=[$1D_E2.C63]" office:value-type="float" office:value="1.9324" calcext:value-type="float">
            <text:p>1.9324</text:p>
          </table:table-cell>
          <table:table-cell table:style-name="Default" table:formula="of:=[$1D_E2.D63]" office:value-type="float" office:value="0.019913" calcext:value-type="float">
            <text:p>0.019913</text:p>
          </table:table-cell>
          <table:table-cell table:style-name="Default" office:value-type="float" office:value="0.0615" calcext:value-type="float">
            <text:p>0.0615</text:p>
          </table:table-cell>
          <table:table-cell table:number-columns-repeated="964"/>
        </table:table-row>
        <table:table-row table:style-name="ro1">
          <table:table-cell table:style-name="ce1" table:formula="of:=[.A69]+0.001" office:value-type="float" office:value="0.0625" calcext:value-type="float">
            <text:p>0.06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70]+0.00003347)))" office:value-type="float" office:value="17.1216017715266" calcext:value-type="float">
            <text:p>17.1216017715266</text:p>
          </table:table-cell>
          <table:table-cell table:style-name="ce1" table:formula="of:=(0.76/0.41)*LN(([.A70]+0.00003347)/0.00003347)" office:value-type="float" office:value="13.9632532922995" calcext:value-type="float">
            <text:p>13.9632532922995</text:p>
          </table:table-cell>
          <table:table-cell table:style-name="ce1" table:formula="of:=0.09*[.B70]^2/[.C70]" office:value-type="float" office:value="0.019485429252" calcext:value-type="float">
            <text:p>0.019485429252</text:p>
          </table:table-cell>
          <table:table-cell table:style-name="ce1" table:formula="of:=[.B70]^0.5*0.09^0.25" office:value-type="float" office:value="0.76" calcext:value-type="float">
            <text:p>0.76</text:p>
          </table:table-cell>
          <table:table-cell/>
          <table:table-cell table:style-name="Default" table:formula="of:=[$1D_E1.A64]" office:value-type="float" office:value="13.855" calcext:value-type="float">
            <text:p>13.855</text:p>
          </table:table-cell>
          <table:table-cell table:style-name="Default" table:formula="of:=[$1D_E1.B64]" office:value-type="float" office:value="16.609" calcext:value-type="float">
            <text:p>16.609</text:p>
          </table:table-cell>
          <table:table-cell table:style-name="Default" table:formula="of:=[$1D_E1.C64]" office:value-type="float" office:value="1.9324" calcext:value-type="float">
            <text:p>1.9324</text:p>
          </table:table-cell>
          <table:table-cell table:style-name="Default" table:formula="of:=[$1D_E1.D64]" office:value-type="float" office:value="0.020235" calcext:value-type="float">
            <text:p>0.020235</text:p>
          </table:table-cell>
          <table:table-cell table:style-name="Default" office:value-type="float" office:value="0.0625" calcext:value-type="float">
            <text:p>0.0625</text:p>
          </table:table-cell>
          <table:table-cell table:number-columns-repeated="2"/>
          <table:table-cell table:style-name="Default" table:formula="of:=[$1D_E2.A64]" office:value-type="float" office:value="13.855" calcext:value-type="float">
            <text:p>13.855</text:p>
          </table:table-cell>
          <table:table-cell table:style-name="Default" table:formula="of:=[$1D_E2.B64]" office:value-type="float" office:value="16.609" calcext:value-type="float">
            <text:p>16.609</text:p>
          </table:table-cell>
          <table:table-cell table:style-name="Default" table:formula="of:=[$1D_E2.C64]" office:value-type="float" office:value="1.9324" calcext:value-type="float">
            <text:p>1.9324</text:p>
          </table:table-cell>
          <table:table-cell table:style-name="Default" table:formula="of:=[$1D_E2.D64]" office:value-type="float" office:value="0.020235" calcext:value-type="float">
            <text:p>0.020235</text:p>
          </table:table-cell>
          <table:table-cell table:style-name="Default" office:value-type="float" office:value="0.0625" calcext:value-type="float">
            <text:p>0.0625</text:p>
          </table:table-cell>
          <table:table-cell table:number-columns-repeated="964"/>
        </table:table-row>
        <table:table-row table:style-name="ro1">
          <table:table-cell table:style-name="ce1" table:formula="of:=[.A70]+0.001" office:value-type="float" office:value="0.0635" calcext:value-type="float">
            <text:p>0.06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71]+0.00003347)))" office:value-type="float" office:value="16.852112291863" calcext:value-type="float">
            <text:p>16.852112291863</text:p>
          </table:table-cell>
          <table:table-cell table:style-name="ce1" table:formula="of:=(0.76/0.41)*LN(([.A71]+0.00003347)/0.00003347)" office:value-type="float" office:value="13.9926614371509" calcext:value-type="float">
            <text:p>13.9926614371509</text:p>
          </table:table-cell>
          <table:table-cell table:style-name="ce1" table:formula="of:=0.09*[.B71]^2/[.C71]" office:value-type="float" office:value="0.019797029252" calcext:value-type="float">
            <text:p>0.019797029252</text:p>
          </table:table-cell>
          <table:table-cell table:style-name="ce1" table:formula="of:=[.B71]^0.5*0.09^0.25" office:value-type="float" office:value="0.76" calcext:value-type="float">
            <text:p>0.76</text:p>
          </table:table-cell>
          <table:table-cell/>
          <table:table-cell table:style-name="Default" table:formula="of:=[$1D_E1.A65]" office:value-type="float" office:value="13.883" calcext:value-type="float">
            <text:p>13.883</text:p>
          </table:table-cell>
          <table:table-cell table:style-name="Default" table:formula="of:=[$1D_E1.B65]" office:value-type="float" office:value="16.349" calcext:value-type="float">
            <text:p>16.349</text:p>
          </table:table-cell>
          <table:table-cell table:style-name="Default" table:formula="of:=[$1D_E1.C65]" office:value-type="float" office:value="1.9324" calcext:value-type="float">
            <text:p>1.9324</text:p>
          </table:table-cell>
          <table:table-cell table:style-name="Default" table:formula="of:=[$1D_E1.D65]" office:value-type="float" office:value="0.020557" calcext:value-type="float">
            <text:p>0.020557</text:p>
          </table:table-cell>
          <table:table-cell table:style-name="Default" office:value-type="float" office:value="0.0635" calcext:value-type="float">
            <text:p>0.0635</text:p>
          </table:table-cell>
          <table:table-cell table:number-columns-repeated="2"/>
          <table:table-cell table:style-name="Default" table:formula="of:=[$1D_E2.A65]" office:value-type="float" office:value="13.883" calcext:value-type="float">
            <text:p>13.883</text:p>
          </table:table-cell>
          <table:table-cell table:style-name="Default" table:formula="of:=[$1D_E2.B65]" office:value-type="float" office:value="16.349" calcext:value-type="float">
            <text:p>16.349</text:p>
          </table:table-cell>
          <table:table-cell table:style-name="Default" table:formula="of:=[$1D_E2.C65]" office:value-type="float" office:value="1.9324" calcext:value-type="float">
            <text:p>1.9324</text:p>
          </table:table-cell>
          <table:table-cell table:style-name="Default" table:formula="of:=[$1D_E2.D65]" office:value-type="float" office:value="0.020557" calcext:value-type="float">
            <text:p>0.020557</text:p>
          </table:table-cell>
          <table:table-cell table:style-name="Default" office:value-type="float" office:value="0.0635" calcext:value-type="float">
            <text:p>0.0635</text:p>
          </table:table-cell>
          <table:table-cell table:number-columns-repeated="964"/>
        </table:table-row>
        <table:table-row table:style-name="ro1">
          <table:table-cell table:style-name="ce1" table:formula="of:=[.A71]+0.001" office:value-type="float" office:value="0.0645" calcext:value-type="float">
            <text:p>0.06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72]+0.00003347)))" office:value-type="float" office:value="16.5909747411956" calcext:value-type="float">
            <text:p>16.5909747411956</text:p>
          </table:table-cell>
          <table:table-cell table:style-name="ce1" table:formula="of:=(0.76/0.41)*LN(([.A72]+0.00003347)/0.00003347)" office:value-type="float" office:value="14.0216103011017" calcext:value-type="float">
            <text:p>14.0216103011017</text:p>
          </table:table-cell>
          <table:table-cell table:style-name="ce1" table:formula="of:=0.09*[.B72]^2/[.C72]" office:value-type="float" office:value="0.020108629252" calcext:value-type="float">
            <text:p>0.020108629252</text:p>
          </table:table-cell>
          <table:table-cell table:style-name="ce1" table:formula="of:=[.B72]^0.5*0.09^0.25" office:value-type="float" office:value="0.76" calcext:value-type="float">
            <text:p>0.76</text:p>
          </table:table-cell>
          <table:table-cell/>
          <table:table-cell table:style-name="Default" table:formula="of:=[$1D_E1.A66]" office:value-type="float" office:value="13.911" calcext:value-type="float">
            <text:p>13.911</text:p>
          </table:table-cell>
          <table:table-cell table:style-name="Default" table:formula="of:=[$1D_E1.B66]" office:value-type="float" office:value="16.097" calcext:value-type="float">
            <text:p>16.097</text:p>
          </table:table-cell>
          <table:table-cell table:style-name="Default" table:formula="of:=[$1D_E1.C66]" office:value-type="float" office:value="1.9324" calcext:value-type="float">
            <text:p>1.9324</text:p>
          </table:table-cell>
          <table:table-cell table:style-name="Default" table:formula="of:=[$1D_E1.D66]" office:value-type="float" office:value="0.020878" calcext:value-type="float">
            <text:p>0.020878</text:p>
          </table:table-cell>
          <table:table-cell table:style-name="Default" office:value-type="float" office:value="0.0645" calcext:value-type="float">
            <text:p>0.0645</text:p>
          </table:table-cell>
          <table:table-cell table:number-columns-repeated="2"/>
          <table:table-cell table:style-name="Default" table:formula="of:=[$1D_E2.A66]" office:value-type="float" office:value="13.911" calcext:value-type="float">
            <text:p>13.911</text:p>
          </table:table-cell>
          <table:table-cell table:style-name="Default" table:formula="of:=[$1D_E2.B66]" office:value-type="float" office:value="16.097" calcext:value-type="float">
            <text:p>16.097</text:p>
          </table:table-cell>
          <table:table-cell table:style-name="Default" table:formula="of:=[$1D_E2.C66]" office:value-type="float" office:value="1.9324" calcext:value-type="float">
            <text:p>1.9324</text:p>
          </table:table-cell>
          <table:table-cell table:style-name="Default" table:formula="of:=[$1D_E2.D66]" office:value-type="float" office:value="0.020878" calcext:value-type="float">
            <text:p>0.020878</text:p>
          </table:table-cell>
          <table:table-cell table:style-name="Default" office:value-type="float" office:value="0.0645" calcext:value-type="float">
            <text:p>0.0645</text:p>
          </table:table-cell>
          <table:table-cell table:number-columns-repeated="964"/>
        </table:table-row>
        <table:table-row table:style-name="ro1">
          <table:table-cell table:style-name="ce1" table:formula="of:=[.A72]+0.001" office:value-type="float" office:value="0.0655" calcext:value-type="float">
            <text:p>0.06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73]+0.00003347)))" office:value-type="float" office:value="16.3378067837962" calcext:value-type="float">
            <text:p>16.3378067837962</text:p>
          </table:table-cell>
          <table:table-cell table:style-name="ce1" table:formula="of:=(0.76/0.41)*LN(([.A73]+0.00003347)/0.00003347)" office:value-type="float" office:value="14.0501140094471" calcext:value-type="float">
            <text:p>14.0501140094471</text:p>
          </table:table-cell>
          <table:table-cell table:style-name="ce1" table:formula="of:=0.09*[.B73]^2/[.C73]" office:value-type="float" office:value="0.020420229252" calcext:value-type="float">
            <text:p>0.020420229252</text:p>
          </table:table-cell>
          <table:table-cell table:style-name="ce1" table:formula="of:=[.B73]^0.5*0.09^0.25" office:value-type="float" office:value="0.76" calcext:value-type="float">
            <text:p>0.76</text:p>
          </table:table-cell>
          <table:table-cell/>
          <table:table-cell table:style-name="Default" table:formula="of:=[$1D_E1.A67]" office:value-type="float" office:value="13.939" calcext:value-type="float">
            <text:p>13.939</text:p>
          </table:table-cell>
          <table:table-cell table:style-name="Default" table:formula="of:=[$1D_E1.B67]" office:value-type="float" office:value="15.854" calcext:value-type="float">
            <text:p>15.854</text:p>
          </table:table-cell>
          <table:table-cell table:style-name="Default" table:formula="of:=[$1D_E1.C67]" office:value-type="float" office:value="1.9324" calcext:value-type="float">
            <text:p>1.9324</text:p>
          </table:table-cell>
          <table:table-cell table:style-name="Default" table:formula="of:=[$1D_E1.D67]" office:value-type="float" office:value="0.021199" calcext:value-type="float">
            <text:p>0.021199</text:p>
          </table:table-cell>
          <table:table-cell table:style-name="Default" office:value-type="float" office:value="0.0655" calcext:value-type="float">
            <text:p>0.0655</text:p>
          </table:table-cell>
          <table:table-cell table:number-columns-repeated="2"/>
          <table:table-cell table:style-name="Default" table:formula="of:=[$1D_E2.A67]" office:value-type="float" office:value="13.939" calcext:value-type="float">
            <text:p>13.939</text:p>
          </table:table-cell>
          <table:table-cell table:style-name="Default" table:formula="of:=[$1D_E2.B67]" office:value-type="float" office:value="15.854" calcext:value-type="float">
            <text:p>15.854</text:p>
          </table:table-cell>
          <table:table-cell table:style-name="Default" table:formula="of:=[$1D_E2.C67]" office:value-type="float" office:value="1.9324" calcext:value-type="float">
            <text:p>1.9324</text:p>
          </table:table-cell>
          <table:table-cell table:style-name="Default" table:formula="of:=[$1D_E2.D67]" office:value-type="float" office:value="0.021199" calcext:value-type="float">
            <text:p>0.021199</text:p>
          </table:table-cell>
          <table:table-cell table:style-name="Default" office:value-type="float" office:value="0.0655" calcext:value-type="float">
            <text:p>0.0655</text:p>
          </table:table-cell>
          <table:table-cell table:number-columns-repeated="964"/>
        </table:table-row>
        <table:table-row table:style-name="ro1">
          <table:table-cell table:style-name="ce1" table:formula="of:=[.A73]+0.001" office:value-type="float" office:value="0.0665000000000001" calcext:value-type="float">
            <text:p>0.06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74]+0.00003347)))" office:value-type="float" office:value="16.092249070005" calcext:value-type="float">
            <text:p>16.092249070005</text:p>
          </table:table-cell>
          <table:table-cell table:style-name="ce1" table:formula="of:=(0.76/0.41)*LN(([.A74]+0.00003347)/0.00003347)" office:value-type="float" office:value="14.0781860456986" calcext:value-type="float">
            <text:p>14.0781860456986</text:p>
          </table:table-cell>
          <table:table-cell table:style-name="ce1" table:formula="of:=0.09*[.B74]^2/[.C74]" office:value-type="float" office:value="0.020731829252" calcext:value-type="float">
            <text:p>0.020731829252</text:p>
          </table:table-cell>
          <table:table-cell table:style-name="ce1" table:formula="of:=[.B74]^0.5*0.09^0.25" office:value-type="float" office:value="0.76" calcext:value-type="float">
            <text:p>0.76</text:p>
          </table:table-cell>
          <table:table-cell/>
          <table:table-cell table:style-name="Default" table:formula="of:=[$1D_E1.A68]" office:value-type="float" office:value="13.966" calcext:value-type="float">
            <text:p>13.966</text:p>
          </table:table-cell>
          <table:table-cell table:style-name="Default" table:formula="of:=[$1D_E1.B68]" office:value-type="float" office:value="15.617" calcext:value-type="float">
            <text:p>15.617</text:p>
          </table:table-cell>
          <table:table-cell table:style-name="Default" table:formula="of:=[$1D_E1.C68]" office:value-type="float" office:value="1.9324" calcext:value-type="float">
            <text:p>1.9324</text:p>
          </table:table-cell>
          <table:table-cell table:style-name="Default" table:formula="of:=[$1D_E1.D68]" office:value-type="float" office:value="0.02152" calcext:value-type="float">
            <text:p>0.02152</text:p>
          </table:table-cell>
          <table:table-cell table:style-name="Default" office:value-type="float" office:value="0.0665" calcext:value-type="float">
            <text:p>0.0665</text:p>
          </table:table-cell>
          <table:table-cell table:number-columns-repeated="2"/>
          <table:table-cell table:style-name="Default" table:formula="of:=[$1D_E2.A68]" office:value-type="float" office:value="13.966" calcext:value-type="float">
            <text:p>13.966</text:p>
          </table:table-cell>
          <table:table-cell table:style-name="Default" table:formula="of:=[$1D_E2.B68]" office:value-type="float" office:value="15.617" calcext:value-type="float">
            <text:p>15.617</text:p>
          </table:table-cell>
          <table:table-cell table:style-name="Default" table:formula="of:=[$1D_E2.C68]" office:value-type="float" office:value="1.9324" calcext:value-type="float">
            <text:p>1.9324</text:p>
          </table:table-cell>
          <table:table-cell table:style-name="Default" table:formula="of:=[$1D_E2.D68]" office:value-type="float" office:value="0.02152" calcext:value-type="float">
            <text:p>0.02152</text:p>
          </table:table-cell>
          <table:table-cell table:style-name="Default" office:value-type="float" office:value="0.0665" calcext:value-type="float">
            <text:p>0.0665</text:p>
          </table:table-cell>
          <table:table-cell table:number-columns-repeated="964"/>
        </table:table-row>
        <table:table-row table:style-name="ro1">
          <table:table-cell table:style-name="ce1" table:formula="of:=[.A74]+0.001" office:value-type="float" office:value="0.0675" calcext:value-type="float">
            <text:p>0.06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75]+0.00003347)))" office:value-type="float" office:value="15.8539635344031" calcext:value-type="float">
            <text:p>15.8539635344031</text:p>
          </table:table-cell>
          <table:table-cell table:style-name="ce1" table:formula="of:=(0.76/0.41)*LN(([.A75]+0.00003347)/0.00003347)" office:value-type="float" office:value="14.105839289884" calcext:value-type="float">
            <text:p>14.105839289884</text:p>
          </table:table-cell>
          <table:table-cell table:style-name="ce1" table:formula="of:=0.09*[.B75]^2/[.C75]" office:value-type="float" office:value="0.021043429252" calcext:value-type="float">
            <text:p>0.021043429252</text:p>
          </table:table-cell>
          <table:table-cell table:style-name="ce1" table:formula="of:=[.B75]^0.5*0.09^0.25" office:value-type="float" office:value="0.76" calcext:value-type="float">
            <text:p>0.76</text:p>
          </table:table-cell>
          <table:table-cell/>
          <table:table-cell table:style-name="Default" table:formula="of:=[$1D_E1.A69]" office:value-type="float" office:value="13.993" calcext:value-type="float">
            <text:p>13.993</text:p>
          </table:table-cell>
          <table:table-cell table:style-name="Default" table:formula="of:=[$1D_E1.B69]" office:value-type="float" office:value="15.388" calcext:value-type="float">
            <text:p>15.388</text:p>
          </table:table-cell>
          <table:table-cell table:style-name="Default" table:formula="of:=[$1D_E1.C69]" office:value-type="float" office:value="1.9325" calcext:value-type="float">
            <text:p>1.9325</text:p>
          </table:table-cell>
          <table:table-cell table:style-name="Default" table:formula="of:=[$1D_E1.D69]" office:value-type="float" office:value="0.021841" calcext:value-type="float">
            <text:p>0.021841</text:p>
          </table:table-cell>
          <table:table-cell table:style-name="Default" office:value-type="float" office:value="0.0675" calcext:value-type="float">
            <text:p>0.0675</text:p>
          </table:table-cell>
          <table:table-cell table:number-columns-repeated="2"/>
          <table:table-cell table:style-name="Default" table:formula="of:=[$1D_E2.A69]" office:value-type="float" office:value="13.993" calcext:value-type="float">
            <text:p>13.993</text:p>
          </table:table-cell>
          <table:table-cell table:style-name="Default" table:formula="of:=[$1D_E2.B69]" office:value-type="float" office:value="15.388" calcext:value-type="float">
            <text:p>15.388</text:p>
          </table:table-cell>
          <table:table-cell table:style-name="Default" table:formula="of:=[$1D_E2.C69]" office:value-type="float" office:value="1.9325" calcext:value-type="float">
            <text:p>1.9325</text:p>
          </table:table-cell>
          <table:table-cell table:style-name="Default" table:formula="of:=[$1D_E2.D69]" office:value-type="float" office:value="0.021841" calcext:value-type="float">
            <text:p>0.021841</text:p>
          </table:table-cell>
          <table:table-cell table:style-name="Default" office:value-type="float" office:value="0.0675" calcext:value-type="float">
            <text:p>0.0675</text:p>
          </table:table-cell>
          <table:table-cell table:number-columns-repeated="964"/>
        </table:table-row>
        <table:table-row table:style-name="ro1">
          <table:table-cell table:style-name="ce1" table:formula="of:=[.A75]+0.001" office:value-type="float" office:value="0.0685000000000001" calcext:value-type="float">
            <text:p>0.06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76]+0.00003347)))" office:value-type="float" office:value="15.622631842977" calcext:value-type="float">
            <text:p>15.622631842977</text:p>
          </table:table-cell>
          <table:table-cell table:style-name="ce1" table:formula="of:=(0.76/0.41)*LN(([.A76]+0.00003347)/0.00003347)" office:value-type="float" office:value="14.1330860540323" calcext:value-type="float">
            <text:p>14.1330860540323</text:p>
          </table:table-cell>
          <table:table-cell table:style-name="ce1" table:formula="of:=0.09*[.B76]^2/[.C76]" office:value-type="float" office:value="0.021355029252" calcext:value-type="float">
            <text:p>0.021355029252</text:p>
          </table:table-cell>
          <table:table-cell table:style-name="ce1" table:formula="of:=[.B76]^0.5*0.09^0.25" office:value-type="float" office:value="0.76" calcext:value-type="float">
            <text:p>0.76</text:p>
          </table:table-cell>
          <table:table-cell/>
          <table:table-cell table:style-name="Default" table:formula="of:=[$1D_E1.A70]" office:value-type="float" office:value="14.019" calcext:value-type="float">
            <text:p>14.019</text:p>
          </table:table-cell>
          <table:table-cell table:style-name="Default" table:formula="of:=[$1D_E1.B70]" office:value-type="float" office:value="15.166" calcext:value-type="float">
            <text:p>15.166</text:p>
          </table:table-cell>
          <table:table-cell table:style-name="Default" table:formula="of:=[$1D_E1.C70]" office:value-type="float" office:value="1.9325" calcext:value-type="float">
            <text:p>1.9325</text:p>
          </table:table-cell>
          <table:table-cell table:style-name="Default" table:formula="of:=[$1D_E1.D70]" office:value-type="float" office:value="0.022162" calcext:value-type="float">
            <text:p>0.022162</text:p>
          </table:table-cell>
          <table:table-cell table:style-name="Default" office:value-type="float" office:value="0.0685" calcext:value-type="float">
            <text:p>0.0685</text:p>
          </table:table-cell>
          <table:table-cell table:number-columns-repeated="2"/>
          <table:table-cell table:style-name="Default" table:formula="of:=[$1D_E2.A70]" office:value-type="float" office:value="14.019" calcext:value-type="float">
            <text:p>14.019</text:p>
          </table:table-cell>
          <table:table-cell table:style-name="Default" table:formula="of:=[$1D_E2.B70]" office:value-type="float" office:value="15.166" calcext:value-type="float">
            <text:p>15.166</text:p>
          </table:table-cell>
          <table:table-cell table:style-name="Default" table:formula="of:=[$1D_E2.C70]" office:value-type="float" office:value="1.9325" calcext:value-type="float">
            <text:p>1.9325</text:p>
          </table:table-cell>
          <table:table-cell table:style-name="Default" table:formula="of:=[$1D_E2.D70]" office:value-type="float" office:value="0.022162" calcext:value-type="float">
            <text:p>0.022162</text:p>
          </table:table-cell>
          <table:table-cell table:style-name="Default" office:value-type="float" office:value="0.0685" calcext:value-type="float">
            <text:p>0.0685</text:p>
          </table:table-cell>
          <table:table-cell table:number-columns-repeated="964"/>
        </table:table-row>
        <table:table-row table:style-name="ro1">
          <table:table-cell table:style-name="ce1" table:formula="of:=[.A76]+0.001" office:value-type="float" office:value="0.0695" calcext:value-type="float">
            <text:p>0.06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77]+0.00003347)))" office:value-type="float" office:value="15.3979539742761" calcext:value-type="float">
            <text:p>15.3979539742761</text:p>
          </table:table-cell>
          <table:table-cell table:style-name="ce1" table:formula="of:=(0.76/0.41)*LN(([.A77]+0.00003347)/0.00003347)" office:value-type="float" office:value="14.1599381150883" calcext:value-type="float">
            <text:p>14.1599381150883</text:p>
          </table:table-cell>
          <table:table-cell table:style-name="ce1" table:formula="of:=0.09*[.B77]^2/[.C77]" office:value-type="float" office:value="0.021666629252" calcext:value-type="float">
            <text:p>0.021666629252</text:p>
          </table:table-cell>
          <table:table-cell table:style-name="ce1" table:formula="of:=[.B77]^0.5*0.09^0.25" office:value-type="float" office:value="0.76" calcext:value-type="float">
            <text:p>0.76</text:p>
          </table:table-cell>
          <table:table-cell/>
          <table:table-cell table:style-name="Default" table:formula="of:=[$1D_E1.A71]" office:value-type="float" office:value="14.045" calcext:value-type="float">
            <text:p>14.045</text:p>
          </table:table-cell>
          <table:table-cell table:style-name="Default" table:formula="of:=[$1D_E1.B71]" office:value-type="float" office:value="14.95" calcext:value-type="float">
            <text:p>14.95</text:p>
          </table:table-cell>
          <table:table-cell table:style-name="Default" table:formula="of:=[$1D_E1.C71]" office:value-type="float" office:value="1.9325" calcext:value-type="float">
            <text:p>1.9325</text:p>
          </table:table-cell>
          <table:table-cell table:style-name="Default" table:formula="of:=[$1D_E1.D71]" office:value-type="float" office:value="0.022482" calcext:value-type="float">
            <text:p>0.022482</text:p>
          </table:table-cell>
          <table:table-cell table:style-name="Default" office:value-type="float" office:value="0.0695" calcext:value-type="float">
            <text:p>0.0695</text:p>
          </table:table-cell>
          <table:table-cell table:number-columns-repeated="2"/>
          <table:table-cell table:style-name="Default" table:formula="of:=[$1D_E2.A71]" office:value-type="float" office:value="14.045" calcext:value-type="float">
            <text:p>14.045</text:p>
          </table:table-cell>
          <table:table-cell table:style-name="Default" table:formula="of:=[$1D_E2.B71]" office:value-type="float" office:value="14.95" calcext:value-type="float">
            <text:p>14.95</text:p>
          </table:table-cell>
          <table:table-cell table:style-name="Default" table:formula="of:=[$1D_E2.C71]" office:value-type="float" office:value="1.9325" calcext:value-type="float">
            <text:p>1.9325</text:p>
          </table:table-cell>
          <table:table-cell table:style-name="Default" table:formula="of:=[$1D_E2.D71]" office:value-type="float" office:value="0.022482" calcext:value-type="float">
            <text:p>0.022482</text:p>
          </table:table-cell>
          <table:table-cell table:style-name="Default" office:value-type="float" office:value="0.0695" calcext:value-type="float">
            <text:p>0.0695</text:p>
          </table:table-cell>
          <table:table-cell table:number-columns-repeated="964"/>
        </table:table-row>
        <table:table-row table:style-name="ro1">
          <table:table-cell table:style-name="ce1" table:formula="of:=[.A77]+0.001" office:value-type="float" office:value="0.0705000000000001" calcext:value-type="float">
            <text:p>0.07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78]+0.00003347)))" office:value-type="float" office:value="15.179646921266" calcext:value-type="float">
            <text:p>15.179646921266</text:p>
          </table:table-cell>
          <table:table-cell table:style-name="ce1" table:formula="of:=(0.76/0.41)*LN(([.A78]+0.00003347)/0.00003347)" office:value-type="float" office:value="14.1864067454764" calcext:value-type="float">
            <text:p>14.1864067454764</text:p>
          </table:table-cell>
          <table:table-cell table:style-name="ce1" table:formula="of:=0.09*[.B78]^2/[.C78]" office:value-type="float" office:value="0.021978229252" calcext:value-type="float">
            <text:p>0.021978229252</text:p>
          </table:table-cell>
          <table:table-cell table:style-name="ce1" table:formula="of:=[.B78]^0.5*0.09^0.25" office:value-type="float" office:value="0.76" calcext:value-type="float">
            <text:p>0.76</text:p>
          </table:table-cell>
          <table:table-cell/>
          <table:table-cell table:style-name="Default" table:formula="of:=[$1D_E1.A72]" office:value-type="float" office:value="14.071" calcext:value-type="float">
            <text:p>14.071</text:p>
          </table:table-cell>
          <table:table-cell table:style-name="Default" table:formula="of:=[$1D_E1.B72]" office:value-type="float" office:value="14.74" calcext:value-type="float">
            <text:p>14.74</text:p>
          </table:table-cell>
          <table:table-cell table:style-name="Default" table:formula="of:=[$1D_E1.C72]" office:value-type="float" office:value="1.9325" calcext:value-type="float">
            <text:p>1.9325</text:p>
          </table:table-cell>
          <table:table-cell table:style-name="Default" table:formula="of:=[$1D_E1.D72]" office:value-type="float" office:value="0.022802" calcext:value-type="float">
            <text:p>0.022802</text:p>
          </table:table-cell>
          <table:table-cell table:style-name="Default" office:value-type="float" office:value="0.0705" calcext:value-type="float">
            <text:p>0.0705</text:p>
          </table:table-cell>
          <table:table-cell table:number-columns-repeated="2"/>
          <table:table-cell table:style-name="Default" table:formula="of:=[$1D_E2.A72]" office:value-type="float" office:value="14.071" calcext:value-type="float">
            <text:p>14.071</text:p>
          </table:table-cell>
          <table:table-cell table:style-name="Default" table:formula="of:=[$1D_E2.B72]" office:value-type="float" office:value="14.74" calcext:value-type="float">
            <text:p>14.74</text:p>
          </table:table-cell>
          <table:table-cell table:style-name="Default" table:formula="of:=[$1D_E2.C72]" office:value-type="float" office:value="1.9325" calcext:value-type="float">
            <text:p>1.9325</text:p>
          </table:table-cell>
          <table:table-cell table:style-name="Default" table:formula="of:=[$1D_E2.D72]" office:value-type="float" office:value="0.022802" calcext:value-type="float">
            <text:p>0.022802</text:p>
          </table:table-cell>
          <table:table-cell table:style-name="Default" office:value-type="float" office:value="0.0705" calcext:value-type="float">
            <text:p>0.0705</text:p>
          </table:table-cell>
          <table:table-cell table:number-columns-repeated="964"/>
        </table:table-row>
        <table:table-row table:style-name="ro1">
          <table:table-cell table:style-name="ce1" table:formula="of:=[.A78]+0.001" office:value-type="float" office:value="0.0715000000000001" calcext:value-type="float">
            <text:p>0.07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79]+0.00003347)))" office:value-type="float" office:value="14.9674435020656" calcext:value-type="float">
            <text:p>14.9674435020656</text:p>
          </table:table-cell>
          <table:table-cell table:style-name="ce1" table:formula="of:=(0.76/0.41)*LN(([.A79]+0.00003347)/0.00003347)" office:value-type="float" office:value="14.212502741514" calcext:value-type="float">
            <text:p>14.212502741514</text:p>
          </table:table-cell>
          <table:table-cell table:style-name="ce1" table:formula="of:=0.09*[.B79]^2/[.C79]" office:value-type="float" office:value="0.022289829252" calcext:value-type="float">
            <text:p>0.022289829252</text:p>
          </table:table-cell>
          <table:table-cell table:style-name="ce1" table:formula="of:=[.B79]^0.5*0.09^0.25" office:value-type="float" office:value="0.76" calcext:value-type="float">
            <text:p>0.76</text:p>
          </table:table-cell>
          <table:table-cell/>
          <table:table-cell table:style-name="Default" table:formula="of:=[$1D_E1.A73]" office:value-type="float" office:value="14.096" calcext:value-type="float">
            <text:p>14.096</text:p>
          </table:table-cell>
          <table:table-cell table:style-name="Default" table:formula="of:=[$1D_E1.B73]" office:value-type="float" office:value="14.537" calcext:value-type="float">
            <text:p>14.537</text:p>
          </table:table-cell>
          <table:table-cell table:style-name="Default" table:formula="of:=[$1D_E1.C73]" office:value-type="float" office:value="1.9325" calcext:value-type="float">
            <text:p>1.9325</text:p>
          </table:table-cell>
          <table:table-cell table:style-name="Default" table:formula="of:=[$1D_E1.D73]" office:value-type="float" office:value="0.023121" calcext:value-type="float">
            <text:p>0.023121</text:p>
          </table:table-cell>
          <table:table-cell table:style-name="Default" office:value-type="float" office:value="0.0715" calcext:value-type="float">
            <text:p>0.0715</text:p>
          </table:table-cell>
          <table:table-cell table:number-columns-repeated="2"/>
          <table:table-cell table:style-name="Default" table:formula="of:=[$1D_E2.A73]" office:value-type="float" office:value="14.096" calcext:value-type="float">
            <text:p>14.096</text:p>
          </table:table-cell>
          <table:table-cell table:style-name="Default" table:formula="of:=[$1D_E2.B73]" office:value-type="float" office:value="14.537" calcext:value-type="float">
            <text:p>14.537</text:p>
          </table:table-cell>
          <table:table-cell table:style-name="Default" table:formula="of:=[$1D_E2.C73]" office:value-type="float" office:value="1.9325" calcext:value-type="float">
            <text:p>1.9325</text:p>
          </table:table-cell>
          <table:table-cell table:style-name="Default" table:formula="of:=[$1D_E2.D73]" office:value-type="float" office:value="0.023121" calcext:value-type="float">
            <text:p>0.023121</text:p>
          </table:table-cell>
          <table:table-cell table:style-name="Default" office:value-type="float" office:value="0.0715" calcext:value-type="float">
            <text:p>0.0715</text:p>
          </table:table-cell>
          <table:table-cell table:number-columns-repeated="964"/>
        </table:table-row>
        <table:table-row table:style-name="ro1">
          <table:table-cell table:style-name="ce1" table:formula="of:=[.A79]+0.001" office:value-type="float" office:value="0.0725000000000001" calcext:value-type="float">
            <text:p>0.07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80]+0.00003347)))" office:value-type="float" office:value="14.7610912690611" calcext:value-type="float">
            <text:p>14.7610912690611</text:p>
          </table:table-cell>
          <table:table-cell table:style-name="ce1" table:formula="of:=(0.76/0.41)*LN(([.A80]+0.00003347)/0.00003347)" office:value-type="float" office:value="14.2382364498515" calcext:value-type="float">
            <text:p>14.2382364498515</text:p>
          </table:table-cell>
          <table:table-cell table:style-name="ce1" table:formula="of:=0.09*[.B80]^2/[.C80]" office:value-type="float" office:value="0.022601429252" calcext:value-type="float">
            <text:p>0.022601429252</text:p>
          </table:table-cell>
          <table:table-cell table:style-name="ce1" table:formula="of:=[.B80]^0.5*0.09^0.25" office:value-type="float" office:value="0.76" calcext:value-type="float">
            <text:p>0.76</text:p>
          </table:table-cell>
          <table:table-cell/>
          <table:table-cell table:style-name="Default" table:formula="of:=[$1D_E1.A74]" office:value-type="float" office:value="14.121" calcext:value-type="float">
            <text:p>14.121</text:p>
          </table:table-cell>
          <table:table-cell table:style-name="Default" table:formula="of:=[$1D_E1.B74]" office:value-type="float" office:value="14.339" calcext:value-type="float">
            <text:p>14.339</text:p>
          </table:table-cell>
          <table:table-cell table:style-name="Default" table:formula="of:=[$1D_E1.C74]" office:value-type="float" office:value="1.9325" calcext:value-type="float">
            <text:p>1.9325</text:p>
          </table:table-cell>
          <table:table-cell table:style-name="Default" table:formula="of:=[$1D_E1.D74]" office:value-type="float" office:value="0.023441" calcext:value-type="float">
            <text:p>0.023441</text:p>
          </table:table-cell>
          <table:table-cell table:style-name="Default" office:value-type="float" office:value="0.0725" calcext:value-type="float">
            <text:p>0.0725</text:p>
          </table:table-cell>
          <table:table-cell table:number-columns-repeated="2"/>
          <table:table-cell table:style-name="Default" table:formula="of:=[$1D_E2.A74]" office:value-type="float" office:value="14.121" calcext:value-type="float">
            <text:p>14.121</text:p>
          </table:table-cell>
          <table:table-cell table:style-name="Default" table:formula="of:=[$1D_E2.B74]" office:value-type="float" office:value="14.339" calcext:value-type="float">
            <text:p>14.339</text:p>
          </table:table-cell>
          <table:table-cell table:style-name="Default" table:formula="of:=[$1D_E2.C74]" office:value-type="float" office:value="1.9325" calcext:value-type="float">
            <text:p>1.9325</text:p>
          </table:table-cell>
          <table:table-cell table:style-name="Default" table:formula="of:=[$1D_E2.D74]" office:value-type="float" office:value="0.023441" calcext:value-type="float">
            <text:p>0.023441</text:p>
          </table:table-cell>
          <table:table-cell table:style-name="Default" office:value-type="float" office:value="0.0725" calcext:value-type="float">
            <text:p>0.0725</text:p>
          </table:table-cell>
          <table:table-cell table:number-columns-repeated="964"/>
        </table:table-row>
        <table:table-row table:style-name="ro1">
          <table:table-cell table:style-name="ce1" table:formula="of:=[.A80]+0.001" office:value-type="float" office:value="0.0735000000000001" calcext:value-type="float">
            <text:p>0.07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81]+0.00003347)))" office:value-type="float" office:value="14.5603515070308" calcext:value-type="float">
            <text:p>14.5603515070308</text:p>
          </table:table-cell>
          <table:table-cell table:style-name="ce1" table:formula="of:=(0.76/0.41)*LN(([.A81]+0.00003347)/0.00003347)" office:value-type="float" office:value="14.2636177921019" calcext:value-type="float">
            <text:p>14.2636177921019</text:p>
          </table:table-cell>
          <table:table-cell table:style-name="ce1" table:formula="of:=0.09*[.B81]^2/[.C81]" office:value-type="float" office:value="0.022913029252" calcext:value-type="float">
            <text:p>0.022913029252</text:p>
          </table:table-cell>
          <table:table-cell table:style-name="ce1" table:formula="of:=[.B81]^0.5*0.09^0.25" office:value-type="float" office:value="0.76" calcext:value-type="float">
            <text:p>0.76</text:p>
          </table:table-cell>
          <table:table-cell/>
          <table:table-cell table:style-name="Default" table:formula="of:=[$1D_E1.A75]" office:value-type="float" office:value="14.146" calcext:value-type="float">
            <text:p>14.146</text:p>
          </table:table-cell>
          <table:table-cell table:style-name="Default" table:formula="of:=[$1D_E1.B75]" office:value-type="float" office:value="14.146" calcext:value-type="float">
            <text:p>14.146</text:p>
          </table:table-cell>
          <table:table-cell table:style-name="Default" table:formula="of:=[$1D_E1.C75]" office:value-type="float" office:value="1.9325" calcext:value-type="float">
            <text:p>1.9325</text:p>
          </table:table-cell>
          <table:table-cell table:style-name="Default" table:formula="of:=[$1D_E1.D75]" office:value-type="float" office:value="0.02376" calcext:value-type="float">
            <text:p>0.02376</text:p>
          </table:table-cell>
          <table:table-cell table:style-name="Default" office:value-type="float" office:value="0.0735" calcext:value-type="float">
            <text:p>0.0735</text:p>
          </table:table-cell>
          <table:table-cell table:number-columns-repeated="2"/>
          <table:table-cell table:style-name="Default" table:formula="of:=[$1D_E2.A75]" office:value-type="float" office:value="14.146" calcext:value-type="float">
            <text:p>14.146</text:p>
          </table:table-cell>
          <table:table-cell table:style-name="Default" table:formula="of:=[$1D_E2.B75]" office:value-type="float" office:value="14.146" calcext:value-type="float">
            <text:p>14.146</text:p>
          </table:table-cell>
          <table:table-cell table:style-name="Default" table:formula="of:=[$1D_E2.C75]" office:value-type="float" office:value="1.9325" calcext:value-type="float">
            <text:p>1.9325</text:p>
          </table:table-cell>
          <table:table-cell table:style-name="Default" table:formula="of:=[$1D_E2.D75]" office:value-type="float" office:value="0.02376" calcext:value-type="float">
            <text:p>0.02376</text:p>
          </table:table-cell>
          <table:table-cell table:style-name="Default" office:value-type="float" office:value="0.0735" calcext:value-type="float">
            <text:p>0.0735</text:p>
          </table:table-cell>
          <table:table-cell table:number-columns-repeated="964"/>
        </table:table-row>
        <table:table-row table:style-name="ro1">
          <table:table-cell table:style-name="ce1" table:formula="of:=[.A81]+0.001" office:value-type="float" office:value="0.0745000000000001" calcext:value-type="float">
            <text:p>0.07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82]+0.00003347)))" office:value-type="float" office:value="14.3649983119222" calcext:value-type="float">
            <text:p>14.3649983119222</text:p>
          </table:table-cell>
          <table:table-cell table:style-name="ce1" table:formula="of:=(0.76/0.41)*LN(([.A82]+0.00003347)/0.00003347)" office:value-type="float" office:value="14.2886562878077" calcext:value-type="float">
            <text:p>14.2886562878077</text:p>
          </table:table-cell>
          <table:table-cell table:style-name="ce1" table:formula="of:=0.09*[.B82]^2/[.C82]" office:value-type="float" office:value="0.023224629252" calcext:value-type="float">
            <text:p>0.023224629252</text:p>
          </table:table-cell>
          <table:table-cell table:style-name="ce1" table:formula="of:=[.B82]^0.5*0.09^0.25" office:value-type="float" office:value="0.76" calcext:value-type="float">
            <text:p>0.76</text:p>
          </table:table-cell>
          <table:table-cell/>
          <table:table-cell table:style-name="Default" table:formula="of:=[$1D_E1.A76]" office:value-type="float" office:value="14.17" calcext:value-type="float">
            <text:p>14.17</text:p>
          </table:table-cell>
          <table:table-cell table:style-name="Default" table:formula="of:=[$1D_E1.B76]" office:value-type="float" office:value="13.959" calcext:value-type="float">
            <text:p>13.959</text:p>
          </table:table-cell>
          <table:table-cell table:style-name="Default" table:formula="of:=[$1D_E1.C76]" office:value-type="float" office:value="1.9325" calcext:value-type="float">
            <text:p>1.9325</text:p>
          </table:table-cell>
          <table:table-cell table:style-name="Default" table:formula="of:=[$1D_E1.D76]" office:value-type="float" office:value="0.024079" calcext:value-type="float">
            <text:p>0.024079</text:p>
          </table:table-cell>
          <table:table-cell table:style-name="Default" office:value-type="float" office:value="0.0745" calcext:value-type="float">
            <text:p>0.0745</text:p>
          </table:table-cell>
          <table:table-cell table:number-columns-repeated="2"/>
          <table:table-cell table:style-name="Default" table:formula="of:=[$1D_E2.A76]" office:value-type="float" office:value="14.17" calcext:value-type="float">
            <text:p>14.17</text:p>
          </table:table-cell>
          <table:table-cell table:style-name="Default" table:formula="of:=[$1D_E2.B76]" office:value-type="float" office:value="13.959" calcext:value-type="float">
            <text:p>13.959</text:p>
          </table:table-cell>
          <table:table-cell table:style-name="Default" table:formula="of:=[$1D_E2.C76]" office:value-type="float" office:value="1.9325" calcext:value-type="float">
            <text:p>1.9325</text:p>
          </table:table-cell>
          <table:table-cell table:style-name="Default" table:formula="of:=[$1D_E2.D76]" office:value-type="float" office:value="0.024079" calcext:value-type="float">
            <text:p>0.024079</text:p>
          </table:table-cell>
          <table:table-cell table:style-name="Default" office:value-type="float" office:value="0.0745" calcext:value-type="float">
            <text:p>0.0745</text:p>
          </table:table-cell>
          <table:table-cell table:number-columns-repeated="964"/>
        </table:table-row>
        <table:table-row table:style-name="ro1">
          <table:table-cell table:style-name="ce1" table:formula="of:=[.A82]+0.001" office:value-type="float" office:value="0.0755000000000001" calcext:value-type="float">
            <text:p>0.07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83]+0.00003347)))" office:value-type="float" office:value="14.174817742806" calcext:value-type="float">
            <text:p>14.174817742806</text:p>
          </table:table-cell>
          <table:table-cell table:style-name="ce1" table:formula="of:=(0.76/0.41)*LN(([.A83]+0.00003347)/0.00003347)" office:value-type="float" office:value="14.3133610758767" calcext:value-type="float">
            <text:p>14.3133610758767</text:p>
          </table:table-cell>
          <table:table-cell table:style-name="ce1" table:formula="of:=0.09*[.B83]^2/[.C83]" office:value-type="float" office:value="0.023536229252" calcext:value-type="float">
            <text:p>0.023536229252</text:p>
          </table:table-cell>
          <table:table-cell table:style-name="ce1" table:formula="of:=[.B83]^0.5*0.09^0.25" office:value-type="float" office:value="0.76" calcext:value-type="float">
            <text:p>0.76</text:p>
          </table:table-cell>
          <table:table-cell/>
          <table:table-cell table:style-name="Default" table:formula="of:=[$1D_E1.A77]" office:value-type="float" office:value="14.194" calcext:value-type="float">
            <text:p>14.194</text:p>
          </table:table-cell>
          <table:table-cell table:style-name="Default" table:formula="of:=[$1D_E1.B77]" office:value-type="float" office:value="13.777" calcext:value-type="float">
            <text:p>13.777</text:p>
          </table:table-cell>
          <table:table-cell table:style-name="Default" table:formula="of:=[$1D_E1.C77]" office:value-type="float" office:value="1.9325" calcext:value-type="float">
            <text:p>1.9325</text:p>
          </table:table-cell>
          <table:table-cell table:style-name="Default" table:formula="of:=[$1D_E1.D77]" office:value-type="float" office:value="0.024397" calcext:value-type="float">
            <text:p>0.024397</text:p>
          </table:table-cell>
          <table:table-cell table:style-name="Default" office:value-type="float" office:value="0.0755" calcext:value-type="float">
            <text:p>0.0755</text:p>
          </table:table-cell>
          <table:table-cell table:number-columns-repeated="2"/>
          <table:table-cell table:style-name="Default" table:formula="of:=[$1D_E2.A77]" office:value-type="float" office:value="14.194" calcext:value-type="float">
            <text:p>14.194</text:p>
          </table:table-cell>
          <table:table-cell table:style-name="Default" table:formula="of:=[$1D_E2.B77]" office:value-type="float" office:value="13.777" calcext:value-type="float">
            <text:p>13.777</text:p>
          </table:table-cell>
          <table:table-cell table:style-name="Default" table:formula="of:=[$1D_E2.C77]" office:value-type="float" office:value="1.9325" calcext:value-type="float">
            <text:p>1.9325</text:p>
          </table:table-cell>
          <table:table-cell table:style-name="Default" table:formula="of:=[$1D_E2.D77]" office:value-type="float" office:value="0.024397" calcext:value-type="float">
            <text:p>0.024397</text:p>
          </table:table-cell>
          <table:table-cell table:style-name="Default" office:value-type="float" office:value="0.0755" calcext:value-type="float">
            <text:p>0.0755</text:p>
          </table:table-cell>
          <table:table-cell table:number-columns-repeated="964"/>
        </table:table-row>
        <table:table-row table:style-name="ro1">
          <table:table-cell table:style-name="ce1" table:formula="of:=[.A83]+0.001" office:value-type="float" office:value="0.0765000000000001" calcext:value-type="float">
            <text:p>0.07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84]+0.00003347)))" office:value-type="float" office:value="13.9896070403146" calcext:value-type="float">
            <text:p>13.9896070403146</text:p>
          </table:table-cell>
          <table:table-cell table:style-name="ce1" table:formula="of:=(0.76/0.41)*LN(([.A84]+0.00003347)/0.00003347)" office:value-type="float" office:value="14.3377409346077" calcext:value-type="float">
            <text:p>14.3377409346077</text:p>
          </table:table-cell>
          <table:table-cell table:style-name="ce1" table:formula="of:=0.09*[.B84]^2/[.C84]" office:value-type="float" office:value="0.023847829252" calcext:value-type="float">
            <text:p>0.023847829252</text:p>
          </table:table-cell>
          <table:table-cell table:style-name="ce1" table:formula="of:=[.B84]^0.5*0.09^0.25" office:value-type="float" office:value="0.76" calcext:value-type="float">
            <text:p>0.76</text:p>
          </table:table-cell>
          <table:table-cell/>
          <table:table-cell table:style-name="Default" table:formula="of:=[$1D_E1.A78]" office:value-type="float" office:value="14.217" calcext:value-type="float">
            <text:p>14.217</text:p>
          </table:table-cell>
          <table:table-cell table:style-name="Default" table:formula="of:=[$1D_E1.B78]" office:value-type="float" office:value="13.599" calcext:value-type="float">
            <text:p>13.599</text:p>
          </table:table-cell>
          <table:table-cell table:style-name="Default" table:formula="of:=[$1D_E1.C78]" office:value-type="float" office:value="1.9325" calcext:value-type="float">
            <text:p>1.9325</text:p>
          </table:table-cell>
          <table:table-cell table:style-name="Default" table:formula="of:=[$1D_E1.D78]" office:value-type="float" office:value="0.024715" calcext:value-type="float">
            <text:p>0.024715</text:p>
          </table:table-cell>
          <table:table-cell table:style-name="Default" office:value-type="float" office:value="0.0765" calcext:value-type="float">
            <text:p>0.0765</text:p>
          </table:table-cell>
          <table:table-cell table:number-columns-repeated="2"/>
          <table:table-cell table:style-name="Default" table:formula="of:=[$1D_E2.A78]" office:value-type="float" office:value="14.217" calcext:value-type="float">
            <text:p>14.217</text:p>
          </table:table-cell>
          <table:table-cell table:style-name="Default" table:formula="of:=[$1D_E2.B78]" office:value-type="float" office:value="13.599" calcext:value-type="float">
            <text:p>13.599</text:p>
          </table:table-cell>
          <table:table-cell table:style-name="Default" table:formula="of:=[$1D_E2.C78]" office:value-type="float" office:value="1.9325" calcext:value-type="float">
            <text:p>1.9325</text:p>
          </table:table-cell>
          <table:table-cell table:style-name="Default" table:formula="of:=[$1D_E2.D78]" office:value-type="float" office:value="0.024715" calcext:value-type="float">
            <text:p>0.024715</text:p>
          </table:table-cell>
          <table:table-cell table:style-name="Default" office:value-type="float" office:value="0.0765" calcext:value-type="float">
            <text:p>0.0765</text:p>
          </table:table-cell>
          <table:table-cell table:number-columns-repeated="964"/>
        </table:table-row>
        <table:table-row table:style-name="ro1">
          <table:table-cell table:style-name="ce1" table:formula="of:=[.A84]+0.001" office:value-type="float" office:value="0.0775000000000001" calcext:value-type="float">
            <text:p>0.07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85]+0.00003347)))" office:value-type="float" office:value="13.8091739055624" calcext:value-type="float">
            <text:p>13.8091739055624</text:p>
          </table:table-cell>
          <table:table-cell table:style-name="ce1" table:formula="of:=(0.76/0.41)*LN(([.A85]+0.00003347)/0.00003347)" office:value-type="float" office:value="14.361804300417" calcext:value-type="float">
            <text:p>14.361804300417</text:p>
          </table:table-cell>
          <table:table-cell table:style-name="ce1" table:formula="of:=0.09*[.B85]^2/[.C85]" office:value-type="float" office:value="0.024159429252" calcext:value-type="float">
            <text:p>0.024159429252</text:p>
          </table:table-cell>
          <table:table-cell table:style-name="ce1" table:formula="of:=[.B85]^0.5*0.09^0.25" office:value-type="float" office:value="0.76" calcext:value-type="float">
            <text:p>0.76</text:p>
          </table:table-cell>
          <table:table-cell/>
          <table:table-cell table:style-name="Default" table:formula="of:=[$1D_E1.A79]" office:value-type="float" office:value="14.241" calcext:value-type="float">
            <text:p>14.241</text:p>
          </table:table-cell>
          <table:table-cell table:style-name="Default" table:formula="of:=[$1D_E1.B79]" office:value-type="float" office:value="13.427" calcext:value-type="float">
            <text:p>13.427</text:p>
          </table:table-cell>
          <table:table-cell table:style-name="Default" table:formula="of:=[$1D_E1.C79]" office:value-type="float" office:value="1.9325" calcext:value-type="float">
            <text:p>1.9325</text:p>
          </table:table-cell>
          <table:table-cell table:style-name="Default" table:formula="of:=[$1D_E1.D79]" office:value-type="float" office:value="0.025033" calcext:value-type="float">
            <text:p>0.025033</text:p>
          </table:table-cell>
          <table:table-cell table:style-name="Default" office:value-type="float" office:value="0.0775" calcext:value-type="float">
            <text:p>0.0775</text:p>
          </table:table-cell>
          <table:table-cell table:number-columns-repeated="2"/>
          <table:table-cell table:style-name="Default" table:formula="of:=[$1D_E2.A79]" office:value-type="float" office:value="14.241" calcext:value-type="float">
            <text:p>14.241</text:p>
          </table:table-cell>
          <table:table-cell table:style-name="Default" table:formula="of:=[$1D_E2.B79]" office:value-type="float" office:value="13.427" calcext:value-type="float">
            <text:p>13.427</text:p>
          </table:table-cell>
          <table:table-cell table:style-name="Default" table:formula="of:=[$1D_E2.C79]" office:value-type="float" office:value="1.9325" calcext:value-type="float">
            <text:p>1.9325</text:p>
          </table:table-cell>
          <table:table-cell table:style-name="Default" table:formula="of:=[$1D_E2.D79]" office:value-type="float" office:value="0.025033" calcext:value-type="float">
            <text:p>0.025033</text:p>
          </table:table-cell>
          <table:table-cell table:style-name="Default" office:value-type="float" office:value="0.0775" calcext:value-type="float">
            <text:p>0.0775</text:p>
          </table:table-cell>
          <table:table-cell table:number-columns-repeated="964"/>
        </table:table-row>
        <table:table-row table:style-name="ro1">
          <table:table-cell table:style-name="ce1" table:formula="of:=[.A85]+0.001" office:value-type="float" office:value="0.0785000000000001" calcext:value-type="float">
            <text:p>0.07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86]+0.00003347)))" office:value-type="float" office:value="13.6333358341572" calcext:value-type="float">
            <text:p>13.6333358341572</text:p>
          </table:table-cell>
          <table:table-cell table:style-name="ce1" table:formula="of:=(0.76/0.41)*LN(([.A86]+0.00003347)/0.00003347)" office:value-type="float" office:value="14.3855592853643" calcext:value-type="float">
            <text:p>14.3855592853643</text:p>
          </table:table-cell>
          <table:table-cell table:style-name="ce1" table:formula="of:=0.09*[.B86]^2/[.C86]" office:value-type="float" office:value="0.024471029252" calcext:value-type="float">
            <text:p>0.024471029252</text:p>
          </table:table-cell>
          <table:table-cell table:style-name="ce1" table:formula="of:=[.B86]^0.5*0.09^0.25" office:value-type="float" office:value="0.76" calcext:value-type="float">
            <text:p>0.76</text:p>
          </table:table-cell>
          <table:table-cell/>
          <table:table-cell table:style-name="Default" table:formula="of:=[$1D_E1.A80]" office:value-type="float" office:value="14.264" calcext:value-type="float">
            <text:p>14.264</text:p>
          </table:table-cell>
          <table:table-cell table:style-name="Default" table:formula="of:=[$1D_E1.B80]" office:value-type="float" office:value="13.259" calcext:value-type="float">
            <text:p>13.259</text:p>
          </table:table-cell>
          <table:table-cell table:style-name="Default" table:formula="of:=[$1D_E1.C80]" office:value-type="float" office:value="1.9325" calcext:value-type="float">
            <text:p>1.9325</text:p>
          </table:table-cell>
          <table:table-cell table:style-name="Default" table:formula="of:=[$1D_E1.D80]" office:value-type="float" office:value="0.025351" calcext:value-type="float">
            <text:p>0.025351</text:p>
          </table:table-cell>
          <table:table-cell table:style-name="Default" office:value-type="float" office:value="0.0785" calcext:value-type="float">
            <text:p>0.0785</text:p>
          </table:table-cell>
          <table:table-cell table:number-columns-repeated="2"/>
          <table:table-cell table:style-name="Default" table:formula="of:=[$1D_E2.A80]" office:value-type="float" office:value="14.264" calcext:value-type="float">
            <text:p>14.264</text:p>
          </table:table-cell>
          <table:table-cell table:style-name="Default" table:formula="of:=[$1D_E2.B80]" office:value-type="float" office:value="13.259" calcext:value-type="float">
            <text:p>13.259</text:p>
          </table:table-cell>
          <table:table-cell table:style-name="Default" table:formula="of:=[$1D_E2.C80]" office:value-type="float" office:value="1.9325" calcext:value-type="float">
            <text:p>1.9325</text:p>
          </table:table-cell>
          <table:table-cell table:style-name="Default" table:formula="of:=[$1D_E2.D80]" office:value-type="float" office:value="0.025351" calcext:value-type="float">
            <text:p>0.025351</text:p>
          </table:table-cell>
          <table:table-cell table:style-name="Default" office:value-type="float" office:value="0.0785" calcext:value-type="float">
            <text:p>0.0785</text:p>
          </table:table-cell>
          <table:table-cell table:number-columns-repeated="964"/>
        </table:table-row>
        <table:table-row table:style-name="ro1">
          <table:table-cell table:style-name="ce1" table:formula="of:=[.A86]+0.001" office:value-type="float" office:value="0.0795000000000001" calcext:value-type="float">
            <text:p>0.07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87]+0.00003347)))" office:value-type="float" office:value="13.4619195004532" calcext:value-type="float">
            <text:p>13.4619195004532</text:p>
          </table:table-cell>
          <table:table-cell table:style-name="ce1" table:formula="of:=(0.76/0.41)*LN(([.A87]+0.00003347)/0.00003347)" office:value-type="float" office:value="14.4090136935702" calcext:value-type="float">
            <text:p>14.4090136935702</text:p>
          </table:table-cell>
          <table:table-cell table:style-name="ce1" table:formula="of:=0.09*[.B87]^2/[.C87]" office:value-type="float" office:value="0.024782629252" calcext:value-type="float">
            <text:p>0.024782629252</text:p>
          </table:table-cell>
          <table:table-cell table:style-name="ce1" table:formula="of:=[.B87]^0.5*0.09^0.25" office:value-type="float" office:value="0.76" calcext:value-type="float">
            <text:p>0.76</text:p>
          </table:table-cell>
          <table:table-cell/>
          <table:table-cell table:style-name="Default" table:formula="of:=[$1D_E1.A81]" office:value-type="float" office:value="14.286" calcext:value-type="float">
            <text:p>14.286</text:p>
          </table:table-cell>
          <table:table-cell table:style-name="Default" table:formula="of:=[$1D_E1.B81]" office:value-type="float" office:value="13.095" calcext:value-type="float">
            <text:p>13.095</text:p>
          </table:table-cell>
          <table:table-cell table:style-name="Default" table:formula="of:=[$1D_E1.C81]" office:value-type="float" office:value="1.9325" calcext:value-type="float">
            <text:p>1.9325</text:p>
          </table:table-cell>
          <table:table-cell table:style-name="Default" table:formula="of:=[$1D_E1.D81]" office:value-type="float" office:value="0.025669" calcext:value-type="float">
            <text:p>0.025669</text:p>
          </table:table-cell>
          <table:table-cell table:style-name="Default" office:value-type="float" office:value="0.0795" calcext:value-type="float">
            <text:p>0.0795</text:p>
          </table:table-cell>
          <table:table-cell table:number-columns-repeated="2"/>
          <table:table-cell table:style-name="Default" table:formula="of:=[$1D_E2.A81]" office:value-type="float" office:value="14.286" calcext:value-type="float">
            <text:p>14.286</text:p>
          </table:table-cell>
          <table:table-cell table:style-name="Default" table:formula="of:=[$1D_E2.B81]" office:value-type="float" office:value="13.095" calcext:value-type="float">
            <text:p>13.095</text:p>
          </table:table-cell>
          <table:table-cell table:style-name="Default" table:formula="of:=[$1D_E2.C81]" office:value-type="float" office:value="1.9325" calcext:value-type="float">
            <text:p>1.9325</text:p>
          </table:table-cell>
          <table:table-cell table:style-name="Default" table:formula="of:=[$1D_E2.D81]" office:value-type="float" office:value="0.025669" calcext:value-type="float">
            <text:p>0.025669</text:p>
          </table:table-cell>
          <table:table-cell table:style-name="Default" office:value-type="float" office:value="0.0795" calcext:value-type="float">
            <text:p>0.0795</text:p>
          </table:table-cell>
          <table:table-cell table:number-columns-repeated="964"/>
        </table:table-row>
        <table:table-row table:style-name="ro1">
          <table:table-cell table:style-name="ce1" table:formula="of:=[.A87]+0.001" office:value-type="float" office:value="0.0805000000000001" calcext:value-type="float">
            <text:p>0.08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88]+0.00003347)))" office:value-type="float" office:value="13.2947601876798" calcext:value-type="float">
            <text:p>13.2947601876798</text:p>
          </table:table-cell>
          <table:table-cell table:style-name="ce1" table:formula="of:=(0.76/0.41)*LN(([.A88]+0.00003347)/0.00003347)" office:value-type="float" office:value="14.4321750366076" calcext:value-type="float">
            <text:p>14.4321750366076</text:p>
          </table:table-cell>
          <table:table-cell table:style-name="ce1" table:formula="of:=0.09*[.B88]^2/[.C88]" office:value-type="float" office:value="0.025094229252" calcext:value-type="float">
            <text:p>0.025094229252</text:p>
          </table:table-cell>
          <table:table-cell table:style-name="ce1" table:formula="of:=[.B88]^0.5*0.09^0.25" office:value-type="float" office:value="0.76" calcext:value-type="float">
            <text:p>0.76</text:p>
          </table:table-cell>
          <table:table-cell/>
          <table:table-cell table:style-name="Default" table:formula="of:=[$1D_E1.A82]" office:value-type="float" office:value="14.309" calcext:value-type="float">
            <text:p>14.309</text:p>
          </table:table-cell>
          <table:table-cell table:style-name="Default" table:formula="of:=[$1D_E1.B82]" office:value-type="float" office:value="12.935" calcext:value-type="float">
            <text:p>12.935</text:p>
          </table:table-cell>
          <table:table-cell table:style-name="Default" table:formula="of:=[$1D_E1.C82]" office:value-type="float" office:value="1.9325" calcext:value-type="float">
            <text:p>1.9325</text:p>
          </table:table-cell>
          <table:table-cell table:style-name="Default" table:formula="of:=[$1D_E1.D82]" office:value-type="float" office:value="0.025986" calcext:value-type="float">
            <text:p>0.025986</text:p>
          </table:table-cell>
          <table:table-cell table:style-name="Default" office:value-type="float" office:value="0.0805" calcext:value-type="float">
            <text:p>0.0805</text:p>
          </table:table-cell>
          <table:table-cell table:number-columns-repeated="2"/>
          <table:table-cell table:style-name="Default" table:formula="of:=[$1D_E2.A82]" office:value-type="float" office:value="14.309" calcext:value-type="float">
            <text:p>14.309</text:p>
          </table:table-cell>
          <table:table-cell table:style-name="Default" table:formula="of:=[$1D_E2.B82]" office:value-type="float" office:value="12.935" calcext:value-type="float">
            <text:p>12.935</text:p>
          </table:table-cell>
          <table:table-cell table:style-name="Default" table:formula="of:=[$1D_E2.C82]" office:value-type="float" office:value="1.9325" calcext:value-type="float">
            <text:p>1.9325</text:p>
          </table:table-cell>
          <table:table-cell table:style-name="Default" table:formula="of:=[$1D_E2.D82]" office:value-type="float" office:value="0.025986" calcext:value-type="float">
            <text:p>0.025986</text:p>
          </table:table-cell>
          <table:table-cell table:style-name="Default" office:value-type="float" office:value="0.0805" calcext:value-type="float">
            <text:p>0.0805</text:p>
          </table:table-cell>
          <table:table-cell table:number-columns-repeated="964"/>
        </table:table-row>
        <table:table-row table:style-name="ro1">
          <table:table-cell table:style-name="ce1" table:formula="of:=[.A88]+0.001" office:value-type="float" office:value="0.0815000000000001" calcext:value-type="float">
            <text:p>0.08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89]+0.00003347)))" office:value-type="float" office:value="13.1317012600066" calcext:value-type="float">
            <text:p>13.1317012600066</text:p>
          </table:table-cell>
          <table:table-cell table:style-name="ce1" table:formula="of:=(0.76/0.41)*LN(([.A89]+0.00003347)/0.00003347)" office:value-type="float" office:value="14.4550505479436" calcext:value-type="float">
            <text:p>14.4550505479436</text:p>
          </table:table-cell>
          <table:table-cell table:style-name="ce1" table:formula="of:=0.09*[.B89]^2/[.C89]" office:value-type="float" office:value="0.025405829252" calcext:value-type="float">
            <text:p>0.025405829252</text:p>
          </table:table-cell>
          <table:table-cell table:style-name="ce1" table:formula="of:=[.B89]^0.5*0.09^0.25" office:value-type="float" office:value="0.76" calcext:value-type="float">
            <text:p>0.76</text:p>
          </table:table-cell>
          <table:table-cell/>
          <table:table-cell table:style-name="Default" table:formula="of:=[$1D_E1.A83]" office:value-type="float" office:value="14.331" calcext:value-type="float">
            <text:p>14.331</text:p>
          </table:table-cell>
          <table:table-cell table:style-name="Default" table:formula="of:=[$1D_E1.B83]" office:value-type="float" office:value="12.779" calcext:value-type="float">
            <text:p>12.779</text:p>
          </table:table-cell>
          <table:table-cell table:style-name="Default" table:formula="of:=[$1D_E1.C83]" office:value-type="float" office:value="1.9325" calcext:value-type="float">
            <text:p>1.9325</text:p>
          </table:table-cell>
          <table:table-cell table:style-name="Default" table:formula="of:=[$1D_E1.D83]" office:value-type="float" office:value="0.026302" calcext:value-type="float">
            <text:p>0.026302</text:p>
          </table:table-cell>
          <table:table-cell table:style-name="Default" office:value-type="float" office:value="0.0815" calcext:value-type="float">
            <text:p>0.0815</text:p>
          </table:table-cell>
          <table:table-cell table:number-columns-repeated="2"/>
          <table:table-cell table:style-name="Default" table:formula="of:=[$1D_E2.A83]" office:value-type="float" office:value="14.331" calcext:value-type="float">
            <text:p>14.331</text:p>
          </table:table-cell>
          <table:table-cell table:style-name="Default" table:formula="of:=[$1D_E2.B83]" office:value-type="float" office:value="12.779" calcext:value-type="float">
            <text:p>12.779</text:p>
          </table:table-cell>
          <table:table-cell table:style-name="Default" table:formula="of:=[$1D_E2.C83]" office:value-type="float" office:value="1.9325" calcext:value-type="float">
            <text:p>1.9325</text:p>
          </table:table-cell>
          <table:table-cell table:style-name="Default" table:formula="of:=[$1D_E2.D83]" office:value-type="float" office:value="0.026302" calcext:value-type="float">
            <text:p>0.026302</text:p>
          </table:table-cell>
          <table:table-cell table:style-name="Default" office:value-type="float" office:value="0.0815" calcext:value-type="float">
            <text:p>0.0815</text:p>
          </table:table-cell>
          <table:table-cell table:number-columns-repeated="964"/>
        </table:table-row>
        <table:table-row table:style-name="ro1">
          <table:table-cell table:style-name="ce1" table:formula="of:=[.A89]+0.001" office:value-type="float" office:value="0.0825000000000001" calcext:value-type="float">
            <text:p>0.08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90]+0.00003347)))" office:value-type="float" office:value="12.9725936729875" calcext:value-type="float">
            <text:p>12.9725936729875</text:p>
          </table:table-cell>
          <table:table-cell table:style-name="ce1" table:formula="of:=(0.76/0.41)*LN(([.A90]+0.00003347)/0.00003347)" office:value-type="float" office:value="14.4776471965008" calcext:value-type="float">
            <text:p>14.4776471965008</text:p>
          </table:table-cell>
          <table:table-cell table:style-name="ce1" table:formula="of:=0.09*[.B90]^2/[.C90]" office:value-type="float" office:value="0.025717429252" calcext:value-type="float">
            <text:p>0.025717429252</text:p>
          </table:table-cell>
          <table:table-cell table:style-name="ce1" table:formula="of:=[.B90]^0.5*0.09^0.25" office:value-type="float" office:value="0.76" calcext:value-type="float">
            <text:p>0.76</text:p>
          </table:table-cell>
          <table:table-cell/>
          <table:table-cell table:style-name="Default" table:formula="of:=[$1D_E1.A84]" office:value-type="float" office:value="14.353" calcext:value-type="float">
            <text:p>14.353</text:p>
          </table:table-cell>
          <table:table-cell table:style-name="Default" table:formula="of:=[$1D_E1.B84]" office:value-type="float" office:value="12.627" calcext:value-type="float">
            <text:p>12.627</text:p>
          </table:table-cell>
          <table:table-cell table:style-name="Default" table:formula="of:=[$1D_E1.C84]" office:value-type="float" office:value="1.9325" calcext:value-type="float">
            <text:p>1.9325</text:p>
          </table:table-cell>
          <table:table-cell table:style-name="Default" table:formula="of:=[$1D_E1.D84]" office:value-type="float" office:value="0.026619" calcext:value-type="float">
            <text:p>0.026619</text:p>
          </table:table-cell>
          <table:table-cell table:style-name="Default" office:value-type="float" office:value="0.0825" calcext:value-type="float">
            <text:p>0.0825</text:p>
          </table:table-cell>
          <table:table-cell table:number-columns-repeated="2"/>
          <table:table-cell table:style-name="Default" table:formula="of:=[$1D_E2.A84]" office:value-type="float" office:value="14.353" calcext:value-type="float">
            <text:p>14.353</text:p>
          </table:table-cell>
          <table:table-cell table:style-name="Default" table:formula="of:=[$1D_E2.B84]" office:value-type="float" office:value="12.627" calcext:value-type="float">
            <text:p>12.627</text:p>
          </table:table-cell>
          <table:table-cell table:style-name="Default" table:formula="of:=[$1D_E2.C84]" office:value-type="float" office:value="1.9325" calcext:value-type="float">
            <text:p>1.9325</text:p>
          </table:table-cell>
          <table:table-cell table:style-name="Default" table:formula="of:=[$1D_E2.D84]" office:value-type="float" office:value="0.026619" calcext:value-type="float">
            <text:p>0.026619</text:p>
          </table:table-cell>
          <table:table-cell table:style-name="Default" office:value-type="float" office:value="0.0825" calcext:value-type="float">
            <text:p>0.0825</text:p>
          </table:table-cell>
          <table:table-cell table:number-columns-repeated="964"/>
        </table:table-row>
        <table:table-row table:style-name="ro1">
          <table:table-cell table:style-name="ce1" table:formula="of:=[.A90]+0.001" office:value-type="float" office:value="0.0835000000000001" calcext:value-type="float">
            <text:p>0.08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91]+0.00003347)))" office:value-type="float" office:value="12.8172955191698" calcext:value-type="float">
            <text:p>12.8172955191698</text:p>
          </table:table-cell>
          <table:table-cell table:style-name="ce1" table:formula="of:=(0.76/0.41)*LN(([.A91]+0.00003347)/0.00003347)" office:value-type="float" office:value="14.4999716994022" calcext:value-type="float">
            <text:p>14.4999716994022</text:p>
          </table:table-cell>
          <table:table-cell table:style-name="ce1" table:formula="of:=0.09*[.B91]^2/[.C91]" office:value-type="float" office:value="0.026029029252" calcext:value-type="float">
            <text:p>0.026029029252</text:p>
          </table:table-cell>
          <table:table-cell table:style-name="ce1" table:formula="of:=[.B91]^0.5*0.09^0.25" office:value-type="float" office:value="0.76" calcext:value-type="float">
            <text:p>0.76</text:p>
          </table:table-cell>
          <table:table-cell/>
          <table:table-cell table:style-name="Default" table:formula="of:=[$1D_E1.A85]" office:value-type="float" office:value="14.375" calcext:value-type="float">
            <text:p>14.375</text:p>
          </table:table-cell>
          <table:table-cell table:style-name="Default" table:formula="of:=[$1D_E1.B85]" office:value-type="float" office:value="12.479" calcext:value-type="float">
            <text:p>12.479</text:p>
          </table:table-cell>
          <table:table-cell table:style-name="Default" table:formula="of:=[$1D_E1.C85]" office:value-type="float" office:value="1.9326" calcext:value-type="float">
            <text:p>1.9326</text:p>
          </table:table-cell>
          <table:table-cell table:style-name="Default" table:formula="of:=[$1D_E1.D85]" office:value-type="float" office:value="0.026935" calcext:value-type="float">
            <text:p>0.026935</text:p>
          </table:table-cell>
          <table:table-cell table:style-name="Default" office:value-type="float" office:value="0.0835" calcext:value-type="float">
            <text:p>0.0835</text:p>
          </table:table-cell>
          <table:table-cell table:number-columns-repeated="2"/>
          <table:table-cell table:style-name="Default" table:formula="of:=[$1D_E2.A85]" office:value-type="float" office:value="14.375" calcext:value-type="float">
            <text:p>14.375</text:p>
          </table:table-cell>
          <table:table-cell table:style-name="Default" table:formula="of:=[$1D_E2.B85]" office:value-type="float" office:value="12.479" calcext:value-type="float">
            <text:p>12.479</text:p>
          </table:table-cell>
          <table:table-cell table:style-name="Default" table:formula="of:=[$1D_E2.C85]" office:value-type="float" office:value="1.9326" calcext:value-type="float">
            <text:p>1.9326</text:p>
          </table:table-cell>
          <table:table-cell table:style-name="Default" table:formula="of:=[$1D_E2.D85]" office:value-type="float" office:value="0.026935" calcext:value-type="float">
            <text:p>0.026935</text:p>
          </table:table-cell>
          <table:table-cell table:style-name="Default" office:value-type="float" office:value="0.0835" calcext:value-type="float">
            <text:p>0.0835</text:p>
          </table:table-cell>
          <table:table-cell table:number-columns-repeated="964"/>
        </table:table-row>
        <table:table-row table:style-name="ro1">
          <table:table-cell table:style-name="ce1" table:formula="of:=[.A91]+0.001" office:value-type="float" office:value="0.0845000000000001" calcext:value-type="float">
            <text:p>0.08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92]+0.00003347)))" office:value-type="float" office:value="12.6656716059533" calcext:value-type="float">
            <text:p>12.6656716059533</text:p>
          </table:table-cell>
          <table:table-cell table:style-name="ce1" table:formula="of:=(0.76/0.41)*LN(([.A92]+0.00003347)/0.00003347)" office:value-type="float" office:value="14.5220305339575" calcext:value-type="float">
            <text:p>14.5220305339575</text:p>
          </table:table-cell>
          <table:table-cell table:style-name="ce1" table:formula="of:=0.09*[.B92]^2/[.C92]" office:value-type="float" office:value="0.026340629252" calcext:value-type="float">
            <text:p>0.026340629252</text:p>
          </table:table-cell>
          <table:table-cell table:style-name="ce1" table:formula="of:=[.B92]^0.5*0.09^0.25" office:value-type="float" office:value="0.76" calcext:value-type="float">
            <text:p>0.76</text:p>
          </table:table-cell>
          <table:table-cell/>
          <table:table-cell table:style-name="Default" table:formula="of:=[$1D_E1.A86]" office:value-type="float" office:value="14.396" calcext:value-type="float">
            <text:p>14.396</text:p>
          </table:table-cell>
          <table:table-cell table:style-name="Default" table:formula="of:=[$1D_E1.B86]" office:value-type="float" office:value="12.335" calcext:value-type="float">
            <text:p>12.335</text:p>
          </table:table-cell>
          <table:table-cell table:style-name="Default" table:formula="of:=[$1D_E1.C86]" office:value-type="float" office:value="1.9326" calcext:value-type="float">
            <text:p>1.9326</text:p>
          </table:table-cell>
          <table:table-cell table:style-name="Default" table:formula="of:=[$1D_E1.D86]" office:value-type="float" office:value="0.027251" calcext:value-type="float">
            <text:p>0.027251</text:p>
          </table:table-cell>
          <table:table-cell table:style-name="Default" office:value-type="float" office:value="0.0845" calcext:value-type="float">
            <text:p>0.0845</text:p>
          </table:table-cell>
          <table:table-cell table:number-columns-repeated="2"/>
          <table:table-cell table:style-name="Default" table:formula="of:=[$1D_E2.A86]" office:value-type="float" office:value="14.396" calcext:value-type="float">
            <text:p>14.396</text:p>
          </table:table-cell>
          <table:table-cell table:style-name="Default" table:formula="of:=[$1D_E2.B86]" office:value-type="float" office:value="12.335" calcext:value-type="float">
            <text:p>12.335</text:p>
          </table:table-cell>
          <table:table-cell table:style-name="Default" table:formula="of:=[$1D_E2.C86]" office:value-type="float" office:value="1.9326" calcext:value-type="float">
            <text:p>1.9326</text:p>
          </table:table-cell>
          <table:table-cell table:style-name="Default" table:formula="of:=[$1D_E2.D86]" office:value-type="float" office:value="0.027251" calcext:value-type="float">
            <text:p>0.027251</text:p>
          </table:table-cell>
          <table:table-cell table:style-name="Default" office:value-type="float" office:value="0.0845" calcext:value-type="float">
            <text:p>0.0845</text:p>
          </table:table-cell>
          <table:table-cell table:number-columns-repeated="964"/>
        </table:table-row>
        <table:table-row table:style-name="ro1">
          <table:table-cell table:style-name="ce1" table:formula="of:=[.A92]+0.001" office:value-type="float" office:value="0.0855000000000001" calcext:value-type="float">
            <text:p>0.08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93]+0.00003347)))" office:value-type="float" office:value="12.517593063063" calcext:value-type="float">
            <text:p>12.517593063063</text:p>
          </table:table-cell>
          <table:table-cell table:style-name="ce1" table:formula="of:=(0.76/0.41)*LN(([.A93]+0.00003347)/0.00003347)" office:value-type="float" office:value="14.5438299489448" calcext:value-type="float">
            <text:p>14.5438299489448</text:p>
          </table:table-cell>
          <table:table-cell table:style-name="ce1" table:formula="of:=0.09*[.B93]^2/[.C93]" office:value-type="float" office:value="0.026652229252" calcext:value-type="float">
            <text:p>0.026652229252</text:p>
          </table:table-cell>
          <table:table-cell table:style-name="ce1" table:formula="of:=[.B93]^0.5*0.09^0.25" office:value-type="float" office:value="0.76" calcext:value-type="float">
            <text:p>0.76</text:p>
          </table:table-cell>
          <table:table-cell/>
          <table:table-cell table:style-name="Default" table:formula="of:=[$1D_E1.A87]" office:value-type="float" office:value="14.417" calcext:value-type="float">
            <text:p>14.417</text:p>
          </table:table-cell>
          <table:table-cell table:style-name="Default" table:formula="of:=[$1D_E1.B87]" office:value-type="float" office:value="12.193" calcext:value-type="float">
            <text:p>12.193</text:p>
          </table:table-cell>
          <table:table-cell table:style-name="Default" table:formula="of:=[$1D_E1.C87]" office:value-type="float" office:value="1.9326" calcext:value-type="float">
            <text:p>1.9326</text:p>
          </table:table-cell>
          <table:table-cell table:style-name="Default" table:formula="of:=[$1D_E1.D87]" office:value-type="float" office:value="0.027567" calcext:value-type="float">
            <text:p>0.027567</text:p>
          </table:table-cell>
          <table:table-cell table:style-name="Default" office:value-type="float" office:value="0.0855" calcext:value-type="float">
            <text:p>0.0855</text:p>
          </table:table-cell>
          <table:table-cell table:number-columns-repeated="2"/>
          <table:table-cell table:style-name="Default" table:formula="of:=[$1D_E2.A87]" office:value-type="float" office:value="14.417" calcext:value-type="float">
            <text:p>14.417</text:p>
          </table:table-cell>
          <table:table-cell table:style-name="Default" table:formula="of:=[$1D_E2.B87]" office:value-type="float" office:value="12.193" calcext:value-type="float">
            <text:p>12.193</text:p>
          </table:table-cell>
          <table:table-cell table:style-name="Default" table:formula="of:=[$1D_E2.C87]" office:value-type="float" office:value="1.9326" calcext:value-type="float">
            <text:p>1.9326</text:p>
          </table:table-cell>
          <table:table-cell table:style-name="Default" table:formula="of:=[$1D_E2.D87]" office:value-type="float" office:value="0.027567" calcext:value-type="float">
            <text:p>0.027567</text:p>
          </table:table-cell>
          <table:table-cell table:style-name="Default" office:value-type="float" office:value="0.0855" calcext:value-type="float">
            <text:p>0.0855</text:p>
          </table:table-cell>
          <table:table-cell table:number-columns-repeated="964"/>
        </table:table-row>
        <table:table-row table:style-name="ro1">
          <table:table-cell table:style-name="ce1" table:formula="of:=[.A93]+0.001" office:value-type="float" office:value="0.0865000000000001" calcext:value-type="float">
            <text:p>0.08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94]+0.00003347)))" office:value-type="float" office:value="12.3729369772379" calcext:value-type="float">
            <text:p>12.3729369772379</text:p>
          </table:table-cell>
          <table:table-cell table:style-name="ce1" table:formula="of:=(0.76/0.41)*LN(([.A94]+0.00003347)/0.00003347)" office:value-type="float" office:value="14.5653759752365" calcext:value-type="float">
            <text:p>14.5653759752365</text:p>
          </table:table-cell>
          <table:table-cell table:style-name="ce1" table:formula="of:=0.09*[.B94]^2/[.C94]" office:value-type="float" office:value="0.026963829252" calcext:value-type="float">
            <text:p>0.026963829252</text:p>
          </table:table-cell>
          <table:table-cell table:style-name="ce1" table:formula="of:=[.B94]^0.5*0.09^0.25" office:value-type="float" office:value="0.76" calcext:value-type="float">
            <text:p>0.76</text:p>
          </table:table-cell>
          <table:table-cell/>
          <table:table-cell table:style-name="Default" table:formula="of:=[$1D_E1.A88]" office:value-type="float" office:value="14.438" calcext:value-type="float">
            <text:p>14.438</text:p>
          </table:table-cell>
          <table:table-cell table:style-name="Default" table:formula="of:=[$1D_E1.B88]" office:value-type="float" office:value="12.056" calcext:value-type="float">
            <text:p>12.056</text:p>
          </table:table-cell>
          <table:table-cell table:style-name="Default" table:formula="of:=[$1D_E1.C88]" office:value-type="float" office:value="1.9326" calcext:value-type="float">
            <text:p>1.9326</text:p>
          </table:table-cell>
          <table:table-cell table:style-name="Default" table:formula="of:=[$1D_E1.D88]" office:value-type="float" office:value="0.027882" calcext:value-type="float">
            <text:p>0.027882</text:p>
          </table:table-cell>
          <table:table-cell table:style-name="Default" office:value-type="float" office:value="0.0865" calcext:value-type="float">
            <text:p>0.0865</text:p>
          </table:table-cell>
          <table:table-cell table:number-columns-repeated="2"/>
          <table:table-cell table:style-name="Default" table:formula="of:=[$1D_E2.A88]" office:value-type="float" office:value="14.438" calcext:value-type="float">
            <text:p>14.438</text:p>
          </table:table-cell>
          <table:table-cell table:style-name="Default" table:formula="of:=[$1D_E2.B88]" office:value-type="float" office:value="12.056" calcext:value-type="float">
            <text:p>12.056</text:p>
          </table:table-cell>
          <table:table-cell table:style-name="Default" table:formula="of:=[$1D_E2.C88]" office:value-type="float" office:value="1.9326" calcext:value-type="float">
            <text:p>1.9326</text:p>
          </table:table-cell>
          <table:table-cell table:style-name="Default" table:formula="of:=[$1D_E2.D88]" office:value-type="float" office:value="0.027882" calcext:value-type="float">
            <text:p>0.027882</text:p>
          </table:table-cell>
          <table:table-cell table:style-name="Default" office:value-type="float" office:value="0.0865" calcext:value-type="float">
            <text:p>0.0865</text:p>
          </table:table-cell>
          <table:table-cell table:number-columns-repeated="964"/>
        </table:table-row>
        <table:table-row table:style-name="ro1">
          <table:table-cell table:style-name="ce1" table:formula="of:=[.A94]+0.001" office:value-type="float" office:value="0.0875000000000001" calcext:value-type="float">
            <text:p>0.08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95]+0.00003347)))" office:value-type="float" office:value="12.2315860519605" calcext:value-type="float">
            <text:p>12.2315860519605</text:p>
          </table:table-cell>
          <table:table-cell table:style-name="ce1" table:formula="of:=(0.76/0.41)*LN(([.A95]+0.00003347)/0.00003347)" office:value-type="float" office:value="14.5866744358143" calcext:value-type="float">
            <text:p>14.5866744358143</text:p>
          </table:table-cell>
          <table:table-cell table:style-name="ce1" table:formula="of:=0.09*[.B95]^2/[.C95]" office:value-type="float" office:value="0.027275429252" calcext:value-type="float">
            <text:p>0.027275429252</text:p>
          </table:table-cell>
          <table:table-cell table:style-name="ce1" table:formula="of:=[.B95]^0.5*0.09^0.25" office:value-type="float" office:value="0.76" calcext:value-type="float">
            <text:p>0.76</text:p>
          </table:table-cell>
          <table:table-cell/>
          <table:table-cell table:style-name="Default" table:formula="of:=[$1D_E1.A89]" office:value-type="float" office:value="14.459" calcext:value-type="float">
            <text:p>14.459</text:p>
          </table:table-cell>
          <table:table-cell table:style-name="Default" table:formula="of:=[$1D_E1.B89]" office:value-type="float" office:value="11.921" calcext:value-type="float">
            <text:p>11.921</text:p>
          </table:table-cell>
          <table:table-cell table:style-name="Default" table:formula="of:=[$1D_E1.C89]" office:value-type="float" office:value="1.9326" calcext:value-type="float">
            <text:p>1.9326</text:p>
          </table:table-cell>
          <table:table-cell table:style-name="Default" table:formula="of:=[$1D_E1.D89]" office:value-type="float" office:value="0.028197" calcext:value-type="float">
            <text:p>0.028197</text:p>
          </table:table-cell>
          <table:table-cell table:style-name="Default" office:value-type="float" office:value="0.0875" calcext:value-type="float">
            <text:p>0.0875</text:p>
          </table:table-cell>
          <table:table-cell table:number-columns-repeated="2"/>
          <table:table-cell table:style-name="Default" table:formula="of:=[$1D_E2.A89]" office:value-type="float" office:value="14.459" calcext:value-type="float">
            <text:p>14.459</text:p>
          </table:table-cell>
          <table:table-cell table:style-name="Default" table:formula="of:=[$1D_E2.B89]" office:value-type="float" office:value="11.921" calcext:value-type="float">
            <text:p>11.921</text:p>
          </table:table-cell>
          <table:table-cell table:style-name="Default" table:formula="of:=[$1D_E2.C89]" office:value-type="float" office:value="1.9326" calcext:value-type="float">
            <text:p>1.9326</text:p>
          </table:table-cell>
          <table:table-cell table:style-name="Default" table:formula="of:=[$1D_E2.D89]" office:value-type="float" office:value="0.028197" calcext:value-type="float">
            <text:p>0.028197</text:p>
          </table:table-cell>
          <table:table-cell table:style-name="Default" office:value-type="float" office:value="0.0875" calcext:value-type="float">
            <text:p>0.0875</text:p>
          </table:table-cell>
          <table:table-cell table:number-columns-repeated="964"/>
        </table:table-row>
        <table:table-row table:style-name="ro1">
          <table:table-cell table:style-name="ce1" table:formula="of:=[.A95]+0.001" office:value-type="float" office:value="0.0885000000000001" calcext:value-type="float">
            <text:p>0.08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96]+0.00003347)))" office:value-type="float" office:value="12.0934282902467" calcext:value-type="float">
            <text:p>12.0934282902467</text:p>
          </table:table-cell>
          <table:table-cell table:style-name="ce1" table:formula="of:=(0.76/0.41)*LN(([.A96]+0.00003347)/0.00003347)" office:value-type="float" office:value="14.6077309552161" calcext:value-type="float">
            <text:p>14.6077309552161</text:p>
          </table:table-cell>
          <table:table-cell table:style-name="ce1" table:formula="of:=0.09*[.B96]^2/[.C96]" office:value-type="float" office:value="0.027587029252" calcext:value-type="float">
            <text:p>0.027587029252</text:p>
          </table:table-cell>
          <table:table-cell table:style-name="ce1" table:formula="of:=[.B96]^0.5*0.09^0.25" office:value-type="float" office:value="0.76" calcext:value-type="float">
            <text:p>0.76</text:p>
          </table:table-cell>
          <table:table-cell/>
          <table:table-cell table:style-name="Default" table:formula="of:=[$1D_E1.A90]" office:value-type="float" office:value="14.479" calcext:value-type="float">
            <text:p>14.479</text:p>
          </table:table-cell>
          <table:table-cell table:style-name="Default" table:formula="of:=[$1D_E1.B90]" office:value-type="float" office:value="11.79" calcext:value-type="float">
            <text:p>11.79</text:p>
          </table:table-cell>
          <table:table-cell table:style-name="Default" table:formula="of:=[$1D_E1.C90]" office:value-type="float" office:value="1.9326" calcext:value-type="float">
            <text:p>1.9326</text:p>
          </table:table-cell>
          <table:table-cell table:style-name="Default" table:formula="of:=[$1D_E1.D90]" office:value-type="float" office:value="0.028511" calcext:value-type="float">
            <text:p>0.028511</text:p>
          </table:table-cell>
          <table:table-cell table:style-name="Default" office:value-type="float" office:value="0.0885" calcext:value-type="float">
            <text:p>0.0885</text:p>
          </table:table-cell>
          <table:table-cell table:number-columns-repeated="2"/>
          <table:table-cell table:style-name="Default" table:formula="of:=[$1D_E2.A90]" office:value-type="float" office:value="14.479" calcext:value-type="float">
            <text:p>14.479</text:p>
          </table:table-cell>
          <table:table-cell table:style-name="Default" table:formula="of:=[$1D_E2.B90]" office:value-type="float" office:value="11.79" calcext:value-type="float">
            <text:p>11.79</text:p>
          </table:table-cell>
          <table:table-cell table:style-name="Default" table:formula="of:=[$1D_E2.C90]" office:value-type="float" office:value="1.9326" calcext:value-type="float">
            <text:p>1.9326</text:p>
          </table:table-cell>
          <table:table-cell table:style-name="Default" table:formula="of:=[$1D_E2.D90]" office:value-type="float" office:value="0.028511" calcext:value-type="float">
            <text:p>0.028511</text:p>
          </table:table-cell>
          <table:table-cell table:style-name="Default" office:value-type="float" office:value="0.0885" calcext:value-type="float">
            <text:p>0.0885</text:p>
          </table:table-cell>
          <table:table-cell table:number-columns-repeated="964"/>
        </table:table-row>
        <table:table-row table:style-name="ro1">
          <table:table-cell table:style-name="ce1" table:formula="of:=[.A96]+0.001" office:value-type="float" office:value="0.0895000000000001" calcext:value-type="float">
            <text:p>0.08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97]+0.00003347)))" office:value-type="float" office:value="11.9583566986928" calcext:value-type="float">
            <text:p>11.9583566986928</text:p>
          </table:table-cell>
          <table:table-cell table:style-name="ce1" table:formula="of:=(0.76/0.41)*LN(([.A97]+0.00003347)/0.00003347)" office:value-type="float" office:value="14.6285509684517" calcext:value-type="float">
            <text:p>14.6285509684517</text:p>
          </table:table-cell>
          <table:table-cell table:style-name="ce1" table:formula="of:=0.09*[.B97]^2/[.C97]" office:value-type="float" office:value="0.027898629252" calcext:value-type="float">
            <text:p>0.027898629252</text:p>
          </table:table-cell>
          <table:table-cell table:style-name="ce1" table:formula="of:=[.B97]^0.5*0.09^0.25" office:value-type="float" office:value="0.76" calcext:value-type="float">
            <text:p>0.76</text:p>
          </table:table-cell>
          <table:table-cell/>
          <table:table-cell table:style-name="Default" table:formula="of:=[$1D_E1.A91]" office:value-type="float" office:value="14.499" calcext:value-type="float">
            <text:p>14.499</text:p>
          </table:table-cell>
          <table:table-cell table:style-name="Default" table:formula="of:=[$1D_E1.B91]" office:value-type="float" office:value="11.661" calcext:value-type="float">
            <text:p>11.661</text:p>
          </table:table-cell>
          <table:table-cell table:style-name="Default" table:formula="of:=[$1D_E1.C91]" office:value-type="float" office:value="1.9326" calcext:value-type="float">
            <text:p>1.9326</text:p>
          </table:table-cell>
          <table:table-cell table:style-name="Default" table:formula="of:=[$1D_E1.D91]" office:value-type="float" office:value="0.028826" calcext:value-type="float">
            <text:p>0.028826</text:p>
          </table:table-cell>
          <table:table-cell table:style-name="Default" office:value-type="float" office:value="0.0895" calcext:value-type="float">
            <text:p>0.0895</text:p>
          </table:table-cell>
          <table:table-cell table:number-columns-repeated="2"/>
          <table:table-cell table:style-name="Default" table:formula="of:=[$1D_E2.A91]" office:value-type="float" office:value="14.499" calcext:value-type="float">
            <text:p>14.499</text:p>
          </table:table-cell>
          <table:table-cell table:style-name="Default" table:formula="of:=[$1D_E2.B91]" office:value-type="float" office:value="11.661" calcext:value-type="float">
            <text:p>11.661</text:p>
          </table:table-cell>
          <table:table-cell table:style-name="Default" table:formula="of:=[$1D_E2.C91]" office:value-type="float" office:value="1.9326" calcext:value-type="float">
            <text:p>1.9326</text:p>
          </table:table-cell>
          <table:table-cell table:style-name="Default" table:formula="of:=[$1D_E2.D91]" office:value-type="float" office:value="0.028826" calcext:value-type="float">
            <text:p>0.028826</text:p>
          </table:table-cell>
          <table:table-cell table:style-name="Default" office:value-type="float" office:value="0.0895" calcext:value-type="float">
            <text:p>0.0895</text:p>
          </table:table-cell>
          <table:table-cell table:number-columns-repeated="964"/>
        </table:table-row>
        <table:table-row table:style-name="ro1">
          <table:table-cell table:style-name="ce1" table:formula="of:=[.A97]+0.001" office:value-type="float" office:value="0.0905000000000001" calcext:value-type="float">
            <text:p>0.09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98]+0.00003347)))" office:value-type="float" office:value="11.8262690111371" calcext:value-type="float">
            <text:p>11.8262690111371</text:p>
          </table:table-cell>
          <table:table-cell table:style-name="ce1" table:formula="of:=(0.76/0.41)*LN(([.A98]+0.00003347)/0.00003347)" office:value-type="float" office:value="14.6491397294239" calcext:value-type="float">
            <text:p>14.6491397294239</text:p>
          </table:table-cell>
          <table:table-cell table:style-name="ce1" table:formula="of:=0.09*[.B98]^2/[.C98]" office:value-type="float" office:value="0.028210229252" calcext:value-type="float">
            <text:p>0.028210229252</text:p>
          </table:table-cell>
          <table:table-cell table:style-name="ce1" table:formula="of:=[.B98]^0.5*0.09^0.25" office:value-type="float" office:value="0.76" calcext:value-type="float">
            <text:p>0.76</text:p>
          </table:table-cell>
          <table:table-cell/>
          <table:table-cell table:style-name="Default" table:formula="of:=[$1D_E1.A92]" office:value-type="float" office:value="14.519" calcext:value-type="float">
            <text:p>14.519</text:p>
          </table:table-cell>
          <table:table-cell table:style-name="Default" table:formula="of:=[$1D_E1.B92]" office:value-type="float" office:value="11.536" calcext:value-type="float">
            <text:p>11.536</text:p>
          </table:table-cell>
          <table:table-cell table:style-name="Default" table:formula="of:=[$1D_E1.C92]" office:value-type="float" office:value="1.9326" calcext:value-type="float">
            <text:p>1.9326</text:p>
          </table:table-cell>
          <table:table-cell table:style-name="Default" table:formula="of:=[$1D_E1.D92]" office:value-type="float" office:value="0.02914" calcext:value-type="float">
            <text:p>0.02914</text:p>
          </table:table-cell>
          <table:table-cell table:style-name="Default" office:value-type="float" office:value="0.0905" calcext:value-type="float">
            <text:p>0.0905</text:p>
          </table:table-cell>
          <table:table-cell table:number-columns-repeated="2"/>
          <table:table-cell table:style-name="Default" table:formula="of:=[$1D_E2.A92]" office:value-type="float" office:value="14.519" calcext:value-type="float">
            <text:p>14.519</text:p>
          </table:table-cell>
          <table:table-cell table:style-name="Default" table:formula="of:=[$1D_E2.B92]" office:value-type="float" office:value="11.536" calcext:value-type="float">
            <text:p>11.536</text:p>
          </table:table-cell>
          <table:table-cell table:style-name="Default" table:formula="of:=[$1D_E2.C92]" office:value-type="float" office:value="1.9326" calcext:value-type="float">
            <text:p>1.9326</text:p>
          </table:table-cell>
          <table:table-cell table:style-name="Default" table:formula="of:=[$1D_E2.D92]" office:value-type="float" office:value="0.02914" calcext:value-type="float">
            <text:p>0.02914</text:p>
          </table:table-cell>
          <table:table-cell table:style-name="Default" office:value-type="float" office:value="0.0905" calcext:value-type="float">
            <text:p>0.0905</text:p>
          </table:table-cell>
          <table:table-cell table:number-columns-repeated="964"/>
        </table:table-row>
        <table:table-row table:style-name="ro1">
          <table:table-cell table:style-name="ce1" table:formula="of:=[.A98]+0.001" office:value-type="float" office:value="0.0915000000000001" calcext:value-type="float">
            <text:p>0.09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99]+0.00003347)))" office:value-type="float" office:value="11.6970674304351" calcext:value-type="float">
            <text:p>11.6970674304351</text:p>
          </table:table-cell>
          <table:table-cell table:style-name="ce1" table:formula="of:=(0.76/0.41)*LN(([.A99]+0.00003347)/0.00003347)" office:value-type="float" office:value="14.6695023188862" calcext:value-type="float">
            <text:p>14.6695023188862</text:p>
          </table:table-cell>
          <table:table-cell table:style-name="ce1" table:formula="of:=0.09*[.B99]^2/[.C99]" office:value-type="float" office:value="0.028521829252" calcext:value-type="float">
            <text:p>0.028521829252</text:p>
          </table:table-cell>
          <table:table-cell table:style-name="ce1" table:formula="of:=[.B99]^0.5*0.09^0.25" office:value-type="float" office:value="0.76" calcext:value-type="float">
            <text:p>0.76</text:p>
          </table:table-cell>
          <table:table-cell/>
          <table:table-cell table:style-name="Default" table:formula="of:=[$1D_E1.A93]" office:value-type="float" office:value="14.539" calcext:value-type="float">
            <text:p>14.539</text:p>
          </table:table-cell>
          <table:table-cell table:style-name="Default" table:formula="of:=[$1D_E1.B93]" office:value-type="float" office:value="11.413" calcext:value-type="float">
            <text:p>11.413</text:p>
          </table:table-cell>
          <table:table-cell table:style-name="Default" table:formula="of:=[$1D_E1.C93]" office:value-type="float" office:value="1.9326" calcext:value-type="float">
            <text:p>1.9326</text:p>
          </table:table-cell>
          <table:table-cell table:style-name="Default" table:formula="of:=[$1D_E1.D93]" office:value-type="float" office:value="0.029453" calcext:value-type="float">
            <text:p>0.029453</text:p>
          </table:table-cell>
          <table:table-cell table:style-name="Default" office:value-type="float" office:value="0.0915" calcext:value-type="float">
            <text:p>0.0915</text:p>
          </table:table-cell>
          <table:table-cell table:number-columns-repeated="2"/>
          <table:table-cell table:style-name="Default" table:formula="of:=[$1D_E2.A93]" office:value-type="float" office:value="14.539" calcext:value-type="float">
            <text:p>14.539</text:p>
          </table:table-cell>
          <table:table-cell table:style-name="Default" table:formula="of:=[$1D_E2.B93]" office:value-type="float" office:value="11.413" calcext:value-type="float">
            <text:p>11.413</text:p>
          </table:table-cell>
          <table:table-cell table:style-name="Default" table:formula="of:=[$1D_E2.C93]" office:value-type="float" office:value="1.9326" calcext:value-type="float">
            <text:p>1.9326</text:p>
          </table:table-cell>
          <table:table-cell table:style-name="Default" table:formula="of:=[$1D_E2.D93]" office:value-type="float" office:value="0.029453" calcext:value-type="float">
            <text:p>0.029453</text:p>
          </table:table-cell>
          <table:table-cell table:style-name="Default" office:value-type="float" office:value="0.0915" calcext:value-type="float">
            <text:p>0.0915</text:p>
          </table:table-cell>
          <table:table-cell table:number-columns-repeated="964"/>
        </table:table-row>
        <table:table-row table:style-name="ro1">
          <table:table-cell table:style-name="ce1" table:formula="of:=[.A99]+0.001" office:value-type="float" office:value="0.0925000000000001" calcext:value-type="float">
            <text:p>0.09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00]+0.00003347)))" office:value-type="float" office:value="11.5706583869783" calcext:value-type="float">
            <text:p>11.5706583869783</text:p>
          </table:table-cell>
          <table:table-cell table:style-name="ce1" table:formula="of:=(0.76/0.41)*LN(([.A100]+0.00003347)/0.00003347)" office:value-type="float" office:value="14.6896436519692" calcext:value-type="float">
            <text:p>14.6896436519692</text:p>
          </table:table-cell>
          <table:table-cell table:style-name="ce1" table:formula="of:=0.09*[.B100]^2/[.C100]" office:value-type="float" office:value="0.028833429252" calcext:value-type="float">
            <text:p>0.028833429252</text:p>
          </table:table-cell>
          <table:table-cell table:style-name="ce1" table:formula="of:=[.B100]^0.5*0.09^0.25" office:value-type="float" office:value="0.76" calcext:value-type="float">
            <text:p>0.76</text:p>
          </table:table-cell>
          <table:table-cell/>
          <table:table-cell table:style-name="Default" table:formula="of:=[$1D_E1.A94]" office:value-type="float" office:value="14.559" calcext:value-type="float">
            <text:p>14.559</text:p>
          </table:table-cell>
          <table:table-cell table:style-name="Default" table:formula="of:=[$1D_E1.B94]" office:value-type="float" office:value="11.293" calcext:value-type="float">
            <text:p>11.293</text:p>
          </table:table-cell>
          <table:table-cell table:style-name="Default" table:formula="of:=[$1D_E1.C94]" office:value-type="float" office:value="1.9326" calcext:value-type="float">
            <text:p>1.9326</text:p>
          </table:table-cell>
          <table:table-cell table:style-name="Default" table:formula="of:=[$1D_E1.D94]" office:value-type="float" office:value="0.029766" calcext:value-type="float">
            <text:p>0.029766</text:p>
          </table:table-cell>
          <table:table-cell table:style-name="Default" office:value-type="float" office:value="0.0925" calcext:value-type="float">
            <text:p>0.0925</text:p>
          </table:table-cell>
          <table:table-cell table:number-columns-repeated="2"/>
          <table:table-cell table:style-name="Default" table:formula="of:=[$1D_E2.A94]" office:value-type="float" office:value="14.559" calcext:value-type="float">
            <text:p>14.559</text:p>
          </table:table-cell>
          <table:table-cell table:style-name="Default" table:formula="of:=[$1D_E2.B94]" office:value-type="float" office:value="11.293" calcext:value-type="float">
            <text:p>11.293</text:p>
          </table:table-cell>
          <table:table-cell table:style-name="Default" table:formula="of:=[$1D_E2.C94]" office:value-type="float" office:value="1.9326" calcext:value-type="float">
            <text:p>1.9326</text:p>
          </table:table-cell>
          <table:table-cell table:style-name="Default" table:formula="of:=[$1D_E2.D94]" office:value-type="float" office:value="0.029766" calcext:value-type="float">
            <text:p>0.029766</text:p>
          </table:table-cell>
          <table:table-cell table:style-name="Default" office:value-type="float" office:value="0.0925" calcext:value-type="float">
            <text:p>0.0925</text:p>
          </table:table-cell>
          <table:table-cell table:number-columns-repeated="964"/>
        </table:table-row>
        <table:table-row table:style-name="ro1">
          <table:table-cell table:style-name="ce1" table:formula="of:=[.A100]+0.001" office:value-type="float" office:value="0.0935000000000001" calcext:value-type="float">
            <text:p>0.09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01]+0.00003347)))" office:value-type="float" office:value="11.4469523127037" calcext:value-type="float">
            <text:p>11.4469523127037</text:p>
          </table:table-cell>
          <table:table-cell table:style-name="ce1" table:formula="of:=(0.76/0.41)*LN(([.A101]+0.00003347)/0.00003347)" office:value-type="float" office:value="14.7095684853017" calcext:value-type="float">
            <text:p>14.7095684853017</text:p>
          </table:table-cell>
          <table:table-cell table:style-name="ce1" table:formula="of:=0.09*[.B101]^2/[.C101]" office:value-type="float" office:value="0.029145029252" calcext:value-type="float">
            <text:p>0.029145029252</text:p>
          </table:table-cell>
          <table:table-cell table:style-name="ce1" table:formula="of:=[.B101]^0.5*0.09^0.25" office:value-type="float" office:value="0.76" calcext:value-type="float">
            <text:p>0.76</text:p>
          </table:table-cell>
          <table:table-cell/>
          <table:table-cell table:style-name="Default" table:formula="of:=[$1D_E1.A95]" office:value-type="float" office:value="14.578" calcext:value-type="float">
            <text:p>14.578</text:p>
          </table:table-cell>
          <table:table-cell table:style-name="Default" table:formula="of:=[$1D_E1.B95]" office:value-type="float" office:value="11.175" calcext:value-type="float">
            <text:p>11.175</text:p>
          </table:table-cell>
          <table:table-cell table:style-name="Default" table:formula="of:=[$1D_E1.C95]" office:value-type="float" office:value="1.9326" calcext:value-type="float">
            <text:p>1.9326</text:p>
          </table:table-cell>
          <table:table-cell table:style-name="Default" table:formula="of:=[$1D_E1.D95]" office:value-type="float" office:value="0.030079" calcext:value-type="float">
            <text:p>0.030079</text:p>
          </table:table-cell>
          <table:table-cell table:style-name="Default" office:value-type="float" office:value="0.0935" calcext:value-type="float">
            <text:p>0.0935</text:p>
          </table:table-cell>
          <table:table-cell table:number-columns-repeated="2"/>
          <table:table-cell table:style-name="Default" table:formula="of:=[$1D_E2.A95]" office:value-type="float" office:value="14.578" calcext:value-type="float">
            <text:p>14.578</text:p>
          </table:table-cell>
          <table:table-cell table:style-name="Default" table:formula="of:=[$1D_E2.B95]" office:value-type="float" office:value="11.175" calcext:value-type="float">
            <text:p>11.175</text:p>
          </table:table-cell>
          <table:table-cell table:style-name="Default" table:formula="of:=[$1D_E2.C95]" office:value-type="float" office:value="1.9326" calcext:value-type="float">
            <text:p>1.9326</text:p>
          </table:table-cell>
          <table:table-cell table:style-name="Default" table:formula="of:=[$1D_E2.D95]" office:value-type="float" office:value="0.030079" calcext:value-type="float">
            <text:p>0.030079</text:p>
          </table:table-cell>
          <table:table-cell table:style-name="Default" office:value-type="float" office:value="0.0935" calcext:value-type="float">
            <text:p>0.0935</text:p>
          </table:table-cell>
          <table:table-cell table:number-columns-repeated="964"/>
        </table:table-row>
        <table:table-row table:style-name="ro1">
          <table:table-cell table:style-name="ce1" table:formula="of:=[.A101]+0.001" office:value-type="float" office:value="0.0945000000000001" calcext:value-type="float">
            <text:p>0.09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02]+0.00003347)))" office:value-type="float" office:value="11.3258634294468" calcext:value-type="float">
            <text:p>11.3258634294468</text:p>
          </table:table-cell>
          <table:table-cell table:style-name="ce1" table:formula="of:=(0.76/0.41)*LN(([.A102]+0.00003347)/0.00003347)" office:value-type="float" office:value="14.7292814237533" calcext:value-type="float">
            <text:p>14.7292814237533</text:p>
          </table:table-cell>
          <table:table-cell table:style-name="ce1" table:formula="of:=0.09*[.B102]^2/[.C102]" office:value-type="float" office:value="0.029456629252" calcext:value-type="float">
            <text:p>0.029456629252</text:p>
          </table:table-cell>
          <table:table-cell table:style-name="ce1" table:formula="of:=[.B102]^0.5*0.09^0.25" office:value-type="float" office:value="0.76" calcext:value-type="float">
            <text:p>0.76</text:p>
          </table:table-cell>
          <table:table-cell/>
          <table:table-cell table:style-name="Default" table:formula="of:=[$1D_E1.A96]" office:value-type="float" office:value="14.597" calcext:value-type="float">
            <text:p>14.597</text:p>
          </table:table-cell>
          <table:table-cell table:style-name="Default" table:formula="of:=[$1D_E1.B96]" office:value-type="float" office:value="11.06" calcext:value-type="float">
            <text:p>11.06</text:p>
          </table:table-cell>
          <table:table-cell table:style-name="Default" table:formula="of:=[$1D_E1.C96]" office:value-type="float" office:value="1.9326" calcext:value-type="float">
            <text:p>1.9326</text:p>
          </table:table-cell>
          <table:table-cell table:style-name="Default" table:formula="of:=[$1D_E1.D96]" office:value-type="float" office:value="0.030392" calcext:value-type="float">
            <text:p>0.030392</text:p>
          </table:table-cell>
          <table:table-cell table:style-name="Default" office:value-type="float" office:value="0.0945" calcext:value-type="float">
            <text:p>0.0945</text:p>
          </table:table-cell>
          <table:table-cell table:number-columns-repeated="2"/>
          <table:table-cell table:style-name="Default" table:formula="of:=[$1D_E2.A96]" office:value-type="float" office:value="14.597" calcext:value-type="float">
            <text:p>14.597</text:p>
          </table:table-cell>
          <table:table-cell table:style-name="Default" table:formula="of:=[$1D_E2.B96]" office:value-type="float" office:value="11.06" calcext:value-type="float">
            <text:p>11.06</text:p>
          </table:table-cell>
          <table:table-cell table:style-name="Default" table:formula="of:=[$1D_E2.C96]" office:value-type="float" office:value="1.9326" calcext:value-type="float">
            <text:p>1.9326</text:p>
          </table:table-cell>
          <table:table-cell table:style-name="Default" table:formula="of:=[$1D_E2.D96]" office:value-type="float" office:value="0.030392" calcext:value-type="float">
            <text:p>0.030392</text:p>
          </table:table-cell>
          <table:table-cell table:style-name="Default" office:value-type="float" office:value="0.0945" calcext:value-type="float">
            <text:p>0.0945</text:p>
          </table:table-cell>
          <table:table-cell table:number-columns-repeated="964"/>
        </table:table-row>
        <table:table-row table:style-name="ro1">
          <table:table-cell table:style-name="ce1" table:formula="of:=[.A102]+0.001" office:value-type="float" office:value="0.0955000000000001" calcext:value-type="float">
            <text:p>0.09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03]+0.00003347)))" office:value-type="float" office:value="11.2073095505869" calcext:value-type="float">
            <text:p>11.2073095505869</text:p>
          </table:table-cell>
          <table:table-cell table:style-name="ce1" table:formula="of:=(0.76/0.41)*LN(([.A103]+0.00003347)/0.00003347)" office:value-type="float" office:value="14.7487869268227" calcext:value-type="float">
            <text:p>14.7487869268227</text:p>
          </table:table-cell>
          <table:table-cell table:style-name="ce1" table:formula="of:=0.09*[.B103]^2/[.C103]" office:value-type="float" office:value="0.029768229252" calcext:value-type="float">
            <text:p>0.029768229252</text:p>
          </table:table-cell>
          <table:table-cell table:style-name="ce1" table:formula="of:=[.B103]^0.5*0.09^0.25" office:value-type="float" office:value="0.76" calcext:value-type="float">
            <text:p>0.76</text:p>
          </table:table-cell>
          <table:table-cell/>
          <table:table-cell table:style-name="Default" table:formula="of:=[$1D_E1.A97]" office:value-type="float" office:value="14.616" calcext:value-type="float">
            <text:p>14.616</text:p>
          </table:table-cell>
          <table:table-cell table:style-name="Default" table:formula="of:=[$1D_E1.B97]" office:value-type="float" office:value="10.948" calcext:value-type="float">
            <text:p>10.948</text:p>
          </table:table-cell>
          <table:table-cell table:style-name="Default" table:formula="of:=[$1D_E1.C97]" office:value-type="float" office:value="1.9326" calcext:value-type="float">
            <text:p>1.9326</text:p>
          </table:table-cell>
          <table:table-cell table:style-name="Default" table:formula="of:=[$1D_E1.D97]" office:value-type="float" office:value="0.030704" calcext:value-type="float">
            <text:p>0.030704</text:p>
          </table:table-cell>
          <table:table-cell table:style-name="Default" office:value-type="float" office:value="0.0955" calcext:value-type="float">
            <text:p>0.0955</text:p>
          </table:table-cell>
          <table:table-cell table:number-columns-repeated="2"/>
          <table:table-cell table:style-name="Default" table:formula="of:=[$1D_E2.A97]" office:value-type="float" office:value="14.616" calcext:value-type="float">
            <text:p>14.616</text:p>
          </table:table-cell>
          <table:table-cell table:style-name="Default" table:formula="of:=[$1D_E2.B97]" office:value-type="float" office:value="10.948" calcext:value-type="float">
            <text:p>10.948</text:p>
          </table:table-cell>
          <table:table-cell table:style-name="Default" table:formula="of:=[$1D_E2.C97]" office:value-type="float" office:value="1.9326" calcext:value-type="float">
            <text:p>1.9326</text:p>
          </table:table-cell>
          <table:table-cell table:style-name="Default" table:formula="of:=[$1D_E2.D97]" office:value-type="float" office:value="0.030704" calcext:value-type="float">
            <text:p>0.030704</text:p>
          </table:table-cell>
          <table:table-cell table:style-name="Default" office:value-type="float" office:value="0.0955" calcext:value-type="float">
            <text:p>0.0955</text:p>
          </table:table-cell>
          <table:table-cell table:number-columns-repeated="964"/>
        </table:table-row>
        <table:table-row table:style-name="ro1">
          <table:table-cell table:style-name="ce1" table:formula="of:=[.A103]+0.001" office:value-type="float" office:value="0.0965000000000001" calcext:value-type="float">
            <text:p>0.09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04]+0.00003347)))" office:value-type="float" office:value="11.0912118950216" calcext:value-type="float">
            <text:p>11.0912118950216</text:p>
          </table:table-cell>
          <table:table-cell table:style-name="ce1" table:formula="of:=(0.76/0.41)*LN(([.A104]+0.00003347)/0.00003347)" office:value-type="float" office:value="14.7680893146924" calcext:value-type="float">
            <text:p>14.7680893146924</text:p>
          </table:table-cell>
          <table:table-cell table:style-name="ce1" table:formula="of:=0.09*[.B104]^2/[.C104]" office:value-type="float" office:value="0.030079829252" calcext:value-type="float">
            <text:p>0.030079829252</text:p>
          </table:table-cell>
          <table:table-cell table:style-name="ce1" table:formula="of:=[.B104]^0.5*0.09^0.25" office:value-type="float" office:value="0.76" calcext:value-type="float">
            <text:p>0.76</text:p>
          </table:table-cell>
          <table:table-cell/>
          <table:table-cell table:style-name="Default" table:formula="of:=[$1D_E1.A98]" office:value-type="float" office:value="14.635" calcext:value-type="float">
            <text:p>14.635</text:p>
          </table:table-cell>
          <table:table-cell table:style-name="Default" table:formula="of:=[$1D_E1.B98]" office:value-type="float" office:value="10.838" calcext:value-type="float">
            <text:p>10.838</text:p>
          </table:table-cell>
          <table:table-cell table:style-name="Default" table:formula="of:=[$1D_E1.C98]" office:value-type="float" office:value="1.9326" calcext:value-type="float">
            <text:p>1.9326</text:p>
          </table:table-cell>
          <table:table-cell table:style-name="Default" table:formula="of:=[$1D_E1.D98]" office:value-type="float" office:value="0.031016" calcext:value-type="float">
            <text:p>0.031016</text:p>
          </table:table-cell>
          <table:table-cell table:style-name="Default" office:value-type="float" office:value="0.0965" calcext:value-type="float">
            <text:p>0.0965</text:p>
          </table:table-cell>
          <table:table-cell table:number-columns-repeated="2"/>
          <table:table-cell table:style-name="Default" table:formula="of:=[$1D_E2.A98]" office:value-type="float" office:value="14.635" calcext:value-type="float">
            <text:p>14.635</text:p>
          </table:table-cell>
          <table:table-cell table:style-name="Default" table:formula="of:=[$1D_E2.B98]" office:value-type="float" office:value="10.838" calcext:value-type="float">
            <text:p>10.838</text:p>
          </table:table-cell>
          <table:table-cell table:style-name="Default" table:formula="of:=[$1D_E2.C98]" office:value-type="float" office:value="1.9326" calcext:value-type="float">
            <text:p>1.9326</text:p>
          </table:table-cell>
          <table:table-cell table:style-name="Default" table:formula="of:=[$1D_E2.D98]" office:value-type="float" office:value="0.031016" calcext:value-type="float">
            <text:p>0.031016</text:p>
          </table:table-cell>
          <table:table-cell table:style-name="Default" office:value-type="float" office:value="0.0965" calcext:value-type="float">
            <text:p>0.0965</text:p>
          </table:table-cell>
          <table:table-cell table:number-columns-repeated="964"/>
        </table:table-row>
        <table:table-row table:style-name="ro1">
          <table:table-cell table:style-name="ce1" table:formula="of:=[.A104]+0.001" office:value-type="float" office:value="0.0975000000000001" calcext:value-type="float">
            <text:p>0.09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05]+0.00003347)))" office:value-type="float" office:value="10.9774949125844" calcext:value-type="float">
            <text:p>10.9774949125844</text:p>
          </table:table-cell>
          <table:table-cell table:style-name="ce1" table:formula="of:=(0.76/0.41)*LN(([.A105]+0.00003347)/0.00003347)" office:value-type="float" office:value="14.7871927739724" calcext:value-type="float">
            <text:p>14.7871927739724</text:p>
          </table:table-cell>
          <table:table-cell table:style-name="ce1" table:formula="of:=0.09*[.B105]^2/[.C105]" office:value-type="float" office:value="0.030391429252" calcext:value-type="float">
            <text:p>0.030391429252</text:p>
          </table:table-cell>
          <table:table-cell table:style-name="ce1" table:formula="of:=[.B105]^0.5*0.09^0.25" office:value-type="float" office:value="0.76" calcext:value-type="float">
            <text:p>0.76</text:p>
          </table:table-cell>
          <table:table-cell/>
          <table:table-cell table:style-name="Default" table:formula="of:=[$1D_E1.A99]" office:value-type="float" office:value="14.654" calcext:value-type="float">
            <text:p>14.654</text:p>
          </table:table-cell>
          <table:table-cell table:style-name="Default" table:formula="of:=[$1D_E1.B99]" office:value-type="float" office:value="10.73" calcext:value-type="float">
            <text:p>10.73</text:p>
          </table:table-cell>
          <table:table-cell table:style-name="Default" table:formula="of:=[$1D_E1.C99]" office:value-type="float" office:value="1.9326" calcext:value-type="float">
            <text:p>1.9326</text:p>
          </table:table-cell>
          <table:table-cell table:style-name="Default" table:formula="of:=[$1D_E1.D99]" office:value-type="float" office:value="0.031327" calcext:value-type="float">
            <text:p>0.031327</text:p>
          </table:table-cell>
          <table:table-cell table:style-name="Default" office:value-type="float" office:value="0.0975" calcext:value-type="float">
            <text:p>0.0975</text:p>
          </table:table-cell>
          <table:table-cell table:number-columns-repeated="2"/>
          <table:table-cell table:style-name="Default" table:formula="of:=[$1D_E2.A99]" office:value-type="float" office:value="14.654" calcext:value-type="float">
            <text:p>14.654</text:p>
          </table:table-cell>
          <table:table-cell table:style-name="Default" table:formula="of:=[$1D_E2.B99]" office:value-type="float" office:value="10.73" calcext:value-type="float">
            <text:p>10.73</text:p>
          </table:table-cell>
          <table:table-cell table:style-name="Default" table:formula="of:=[$1D_E2.C99]" office:value-type="float" office:value="1.9326" calcext:value-type="float">
            <text:p>1.9326</text:p>
          </table:table-cell>
          <table:table-cell table:style-name="Default" table:formula="of:=[$1D_E2.D99]" office:value-type="float" office:value="0.031327" calcext:value-type="float">
            <text:p>0.031327</text:p>
          </table:table-cell>
          <table:table-cell table:style-name="Default" office:value-type="float" office:value="0.0975" calcext:value-type="float">
            <text:p>0.0975</text:p>
          </table:table-cell>
          <table:table-cell table:number-columns-repeated="964"/>
        </table:table-row>
        <table:table-row table:style-name="ro1">
          <table:table-cell table:style-name="ce1" table:formula="of:=[.A105]+0.001" office:value-type="float" office:value="0.0985000000000001" calcext:value-type="float">
            <text:p>0.09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06]+0.00003347)))" office:value-type="float" office:value="10.8660861200941" calcext:value-type="float">
            <text:p>10.8660861200941</text:p>
          </table:table-cell>
          <table:table-cell table:style-name="ce1" table:formula="of:=(0.76/0.41)*LN(([.A106]+0.00003347)/0.00003347)" office:value-type="float" office:value="14.8061013631506" calcext:value-type="float">
            <text:p>14.8061013631506</text:p>
          </table:table-cell>
          <table:table-cell table:style-name="ce1" table:formula="of:=0.09*[.B106]^2/[.C106]" office:value-type="float" office:value="0.030703029252" calcext:value-type="float">
            <text:p>0.030703029252</text:p>
          </table:table-cell>
          <table:table-cell table:style-name="ce1" table:formula="of:=[.B106]^0.5*0.09^0.25" office:value-type="float" office:value="0.76" calcext:value-type="float">
            <text:p>0.76</text:p>
          </table:table-cell>
          <table:table-cell/>
          <table:table-cell table:style-name="Default" table:formula="of:=[$1D_E1.A100]" office:value-type="float" office:value="14.672" calcext:value-type="float">
            <text:p>14.672</text:p>
          </table:table-cell>
          <table:table-cell table:style-name="Default" table:formula="of:=[$1D_E1.B100]" office:value-type="float" office:value="10.625" calcext:value-type="float">
            <text:p>10.625</text:p>
          </table:table-cell>
          <table:table-cell table:style-name="Default" table:formula="of:=[$1D_E1.C100]" office:value-type="float" office:value="1.9326" calcext:value-type="float">
            <text:p>1.9326</text:p>
          </table:table-cell>
          <table:table-cell table:style-name="Default" table:formula="of:=[$1D_E1.D100]" office:value-type="float" office:value="0.031638" calcext:value-type="float">
            <text:p>0.031638</text:p>
          </table:table-cell>
          <table:table-cell table:style-name="Default" office:value-type="float" office:value="0.0985" calcext:value-type="float">
            <text:p>0.0985</text:p>
          </table:table-cell>
          <table:table-cell table:number-columns-repeated="2"/>
          <table:table-cell table:style-name="Default" table:formula="of:=[$1D_E2.A100]" office:value-type="float" office:value="14.672" calcext:value-type="float">
            <text:p>14.672</text:p>
          </table:table-cell>
          <table:table-cell table:style-name="Default" table:formula="of:=[$1D_E2.B100]" office:value-type="float" office:value="10.625" calcext:value-type="float">
            <text:p>10.625</text:p>
          </table:table-cell>
          <table:table-cell table:style-name="Default" table:formula="of:=[$1D_E2.C100]" office:value-type="float" office:value="1.9326" calcext:value-type="float">
            <text:p>1.9326</text:p>
          </table:table-cell>
          <table:table-cell table:style-name="Default" table:formula="of:=[$1D_E2.D100]" office:value-type="float" office:value="0.031638" calcext:value-type="float">
            <text:p>0.031638</text:p>
          </table:table-cell>
          <table:table-cell table:style-name="Default" office:value-type="float" office:value="0.0985" calcext:value-type="float">
            <text:p>0.0985</text:p>
          </table:table-cell>
          <table:table-cell table:number-columns-repeated="964"/>
        </table:table-row>
        <table:table-row table:style-name="ro1">
          <table:table-cell table:style-name="ce1" table:formula="of:=[.A106]+0.001" office:value-type="float" office:value="0.0995000000000001" calcext:value-type="float">
            <text:p>0.09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07]+0.00003347)))" office:value-type="float" office:value="10.7569159472859" calcext:value-type="float">
            <text:p>10.7569159472859</text:p>
          </table:table-cell>
          <table:table-cell table:style-name="ce1" table:formula="of:=(0.76/0.41)*LN(([.A107]+0.00003347)/0.00003347)" office:value-type="float" office:value="14.8248190177675" calcext:value-type="float">
            <text:p>14.8248190177675</text:p>
          </table:table-cell>
          <table:table-cell table:style-name="ce1" table:formula="of:=0.09*[.B107]^2/[.C107]" office:value-type="float" office:value="0.031014629252" calcext:value-type="float">
            <text:p>0.031014629252</text:p>
          </table:table-cell>
          <table:table-cell table:style-name="ce1" table:formula="of:=[.B107]^0.5*0.09^0.25" office:value-type="float" office:value="0.76" calcext:value-type="float">
            <text:p>0.76</text:p>
          </table:table-cell>
          <table:table-cell/>
          <table:table-cell table:style-name="Default" table:formula="of:=[$1D_E1.A101]" office:value-type="float" office:value="14.69" calcext:value-type="float">
            <text:p>14.69</text:p>
          </table:table-cell>
          <table:table-cell table:style-name="Default" table:formula="of:=[$1D_E1.B101]" office:value-type="float" office:value="10.521" calcext:value-type="float">
            <text:p>10.521</text:p>
          </table:table-cell>
          <table:table-cell table:style-name="Default" table:formula="of:=[$1D_E1.C101]" office:value-type="float" office:value="1.9326" calcext:value-type="float">
            <text:p>1.9326</text:p>
          </table:table-cell>
          <table:table-cell table:style-name="Default" table:formula="of:=[$1D_E1.D101]" office:value-type="float" office:value="0.031949" calcext:value-type="float">
            <text:p>0.031949</text:p>
          </table:table-cell>
          <table:table-cell table:style-name="Default" office:value-type="float" office:value="0.0995" calcext:value-type="float">
            <text:p>0.0995</text:p>
          </table:table-cell>
          <table:table-cell table:number-columns-repeated="2"/>
          <table:table-cell table:style-name="Default" table:formula="of:=[$1D_E2.A101]" office:value-type="float" office:value="14.69" calcext:value-type="float">
            <text:p>14.69</text:p>
          </table:table-cell>
          <table:table-cell table:style-name="Default" table:formula="of:=[$1D_E2.B101]" office:value-type="float" office:value="10.521" calcext:value-type="float">
            <text:p>10.521</text:p>
          </table:table-cell>
          <table:table-cell table:style-name="Default" table:formula="of:=[$1D_E2.C101]" office:value-type="float" office:value="1.9326" calcext:value-type="float">
            <text:p>1.9326</text:p>
          </table:table-cell>
          <table:table-cell table:style-name="Default" table:formula="of:=[$1D_E2.D101]" office:value-type="float" office:value="0.031949" calcext:value-type="float">
            <text:p>0.031949</text:p>
          </table:table-cell>
          <table:table-cell table:style-name="Default" office:value-type="float" office:value="0.0995" calcext:value-type="float">
            <text:p>0.0995</text:p>
          </table:table-cell>
          <table:table-cell table:number-columns-repeated="964"/>
        </table:table-row>
        <table:table-row table:style-name="ro1">
          <table:table-cell table:style-name="ce1" table:formula="of:=[.A107]+0.001" office:value-type="float" office:value="0.1005" calcext:value-type="float">
            <text:p>0.10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08]+0.00003347)))" office:value-type="float" office:value="10.6499175919393" calcext:value-type="float">
            <text:p>10.6499175919393</text:p>
          </table:table-cell>
          <table:table-cell table:style-name="ce1" table:formula="of:=(0.76/0.41)*LN(([.A108]+0.00003347)/0.00003347)" office:value-type="float" office:value="14.8433495553329" calcext:value-type="float">
            <text:p>14.8433495553329</text:p>
          </table:table-cell>
          <table:table-cell table:style-name="ce1" table:formula="of:=0.09*[.B108]^2/[.C108]" office:value-type="float" office:value="0.031326229252" calcext:value-type="float">
            <text:p>0.031326229252</text:p>
          </table:table-cell>
          <table:table-cell table:style-name="ce1" table:formula="of:=[.B108]^0.5*0.09^0.25" office:value-type="float" office:value="0.76" calcext:value-type="float">
            <text:p>0.76</text:p>
          </table:table-cell>
          <table:table-cell/>
          <table:table-cell table:style-name="Default" table:formula="of:=[$1D_E1.A102]" office:value-type="float" office:value="14.708" calcext:value-type="float">
            <text:p>14.708</text:p>
          </table:table-cell>
          <table:table-cell table:style-name="Default" table:formula="of:=[$1D_E1.B102]" office:value-type="float" office:value="10.42" calcext:value-type="float">
            <text:p>10.42</text:p>
          </table:table-cell>
          <table:table-cell table:style-name="Default" table:formula="of:=[$1D_E1.C102]" office:value-type="float" office:value="1.9326" calcext:value-type="float">
            <text:p>1.9326</text:p>
          </table:table-cell>
          <table:table-cell table:style-name="Default" table:formula="of:=[$1D_E1.D102]" office:value-type="float" office:value="0.03226" calcext:value-type="float">
            <text:p>0.03226</text:p>
          </table:table-cell>
          <table:table-cell table:style-name="Default" office:value-type="float" office:value="0.1005" calcext:value-type="float">
            <text:p>0.1005</text:p>
          </table:table-cell>
          <table:table-cell table:number-columns-repeated="2"/>
          <table:table-cell table:style-name="Default" table:formula="of:=[$1D_E2.A102]" office:value-type="float" office:value="14.708" calcext:value-type="float">
            <text:p>14.708</text:p>
          </table:table-cell>
          <table:table-cell table:style-name="Default" table:formula="of:=[$1D_E2.B102]" office:value-type="float" office:value="10.42" calcext:value-type="float">
            <text:p>10.42</text:p>
          </table:table-cell>
          <table:table-cell table:style-name="Default" table:formula="of:=[$1D_E2.C102]" office:value-type="float" office:value="1.9326" calcext:value-type="float">
            <text:p>1.9326</text:p>
          </table:table-cell>
          <table:table-cell table:style-name="Default" table:formula="of:=[$1D_E2.D102]" office:value-type="float" office:value="0.03226" calcext:value-type="float">
            <text:p>0.03226</text:p>
          </table:table-cell>
          <table:table-cell table:style-name="Default" office:value-type="float" office:value="0.1005" calcext:value-type="float">
            <text:p>0.1005</text:p>
          </table:table-cell>
          <table:table-cell table:number-columns-repeated="964"/>
        </table:table-row>
        <table:table-row table:style-name="ro1">
          <table:table-cell table:style-name="ce1" table:formula="of:=[.A108]+0.001" office:value-type="float" office:value="0.1015" calcext:value-type="float">
            <text:p>0.10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09]+0.00003347)))" office:value-type="float" office:value="10.5450268835657" calcext:value-type="float">
            <text:p>10.5450268835657</text:p>
          </table:table-cell>
          <table:table-cell table:style-name="ce1" table:formula="of:=(0.76/0.41)*LN(([.A109]+0.00003347)/0.00003347)" office:value-type="float" office:value="14.8616966799992" calcext:value-type="float">
            <text:p>14.8616966799992</text:p>
          </table:table-cell>
          <table:table-cell table:style-name="ce1" table:formula="of:=0.09*[.B109]^2/[.C109]" office:value-type="float" office:value="0.031637829252" calcext:value-type="float">
            <text:p>0.031637829252</text:p>
          </table:table-cell>
          <table:table-cell table:style-name="ce1" table:formula="of:=[.B109]^0.5*0.09^0.25" office:value-type="float" office:value="0.76" calcext:value-type="float">
            <text:p>0.76</text:p>
          </table:table-cell>
          <table:table-cell/>
          <table:table-cell table:style-name="Default" table:formula="of:=[$1D_E1.A103]" office:value-type="float" office:value="14.726" calcext:value-type="float">
            <text:p>14.726</text:p>
          </table:table-cell>
          <table:table-cell table:style-name="Default" table:formula="of:=[$1D_E1.B103]" office:value-type="float" office:value="10.321" calcext:value-type="float">
            <text:p>10.321</text:p>
          </table:table-cell>
          <table:table-cell table:style-name="Default" table:formula="of:=[$1D_E1.C103]" office:value-type="float" office:value="1.9326" calcext:value-type="float">
            <text:p>1.9326</text:p>
          </table:table-cell>
          <table:table-cell table:style-name="Default" table:formula="of:=[$1D_E1.D103]" office:value-type="float" office:value="0.03257" calcext:value-type="float">
            <text:p>0.03257</text:p>
          </table:table-cell>
          <table:table-cell table:style-name="Default" office:value-type="float" office:value="0.1015" calcext:value-type="float">
            <text:p>0.1015</text:p>
          </table:table-cell>
          <table:table-cell table:number-columns-repeated="2"/>
          <table:table-cell table:style-name="Default" table:formula="of:=[$1D_E2.A103]" office:value-type="float" office:value="14.726" calcext:value-type="float">
            <text:p>14.726</text:p>
          </table:table-cell>
          <table:table-cell table:style-name="Default" table:formula="of:=[$1D_E2.B103]" office:value-type="float" office:value="10.321" calcext:value-type="float">
            <text:p>10.321</text:p>
          </table:table-cell>
          <table:table-cell table:style-name="Default" table:formula="of:=[$1D_E2.C103]" office:value-type="float" office:value="1.9326" calcext:value-type="float">
            <text:p>1.9326</text:p>
          </table:table-cell>
          <table:table-cell table:style-name="Default" table:formula="of:=[$1D_E2.D103]" office:value-type="float" office:value="0.03257" calcext:value-type="float">
            <text:p>0.03257</text:p>
          </table:table-cell>
          <table:table-cell table:style-name="Default" office:value-type="float" office:value="0.1015" calcext:value-type="float">
            <text:p>0.1015</text:p>
          </table:table-cell>
          <table:table-cell table:number-columns-repeated="964"/>
        </table:table-row>
        <table:table-row table:style-name="ro1">
          <table:table-cell table:style-name="ce1" table:formula="of:=[.A109]+0.001" office:value-type="float" office:value="0.1025" calcext:value-type="float">
            <text:p>0.10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10]+0.00003347)))" office:value-type="float" office:value="10.4421821550729" calcext:value-type="float">
            <text:p>10.4421821550729</text:p>
          </table:table-cell>
          <table:table-cell table:style-name="ce1" table:formula="of:=(0.76/0.41)*LN(([.A110]+0.00003347)/0.00003347)" office:value-type="float" office:value="14.8798639870053" calcext:value-type="float">
            <text:p>14.8798639870053</text:p>
          </table:table-cell>
          <table:table-cell table:style-name="ce1" table:formula="of:=0.09*[.B110]^2/[.C110]" office:value-type="float" office:value="0.031949429252" calcext:value-type="float">
            <text:p>0.031949429252</text:p>
          </table:table-cell>
          <table:table-cell table:style-name="ce1" table:formula="of:=[.B110]^0.5*0.09^0.25" office:value-type="float" office:value="0.76" calcext:value-type="float">
            <text:p>0.76</text:p>
          </table:table-cell>
          <table:table-cell/>
          <table:table-cell table:style-name="Default" table:formula="of:=[$1D_E1.A104]" office:value-type="float" office:value="14.744" calcext:value-type="float">
            <text:p>14.744</text:p>
          </table:table-cell>
          <table:table-cell table:style-name="Default" table:formula="of:=[$1D_E1.B104]" office:value-type="float" office:value="10.224" calcext:value-type="float">
            <text:p>10.224</text:p>
          </table:table-cell>
          <table:table-cell table:style-name="Default" table:formula="of:=[$1D_E1.C104]" office:value-type="float" office:value="1.9326" calcext:value-type="float">
            <text:p>1.9326</text:p>
          </table:table-cell>
          <table:table-cell table:style-name="Default" table:formula="of:=[$1D_E1.D104]" office:value-type="float" office:value="0.032879" calcext:value-type="float">
            <text:p>0.032879</text:p>
          </table:table-cell>
          <table:table-cell table:style-name="Default" office:value-type="float" office:value="0.1025" calcext:value-type="float">
            <text:p>0.1025</text:p>
          </table:table-cell>
          <table:table-cell table:number-columns-repeated="2"/>
          <table:table-cell table:style-name="Default" table:formula="of:=[$1D_E2.A104]" office:value-type="float" office:value="14.744" calcext:value-type="float">
            <text:p>14.744</text:p>
          </table:table-cell>
          <table:table-cell table:style-name="Default" table:formula="of:=[$1D_E2.B104]" office:value-type="float" office:value="10.224" calcext:value-type="float">
            <text:p>10.224</text:p>
          </table:table-cell>
          <table:table-cell table:style-name="Default" table:formula="of:=[$1D_E2.C104]" office:value-type="float" office:value="1.9326" calcext:value-type="float">
            <text:p>1.9326</text:p>
          </table:table-cell>
          <table:table-cell table:style-name="Default" table:formula="of:=[$1D_E2.D104]" office:value-type="float" office:value="0.032879" calcext:value-type="float">
            <text:p>0.032879</text:p>
          </table:table-cell>
          <table:table-cell table:style-name="Default" office:value-type="float" office:value="0.1025" calcext:value-type="float">
            <text:p>0.1025</text:p>
          </table:table-cell>
          <table:table-cell table:number-columns-repeated="964"/>
        </table:table-row>
        <table:table-row table:style-name="ro1">
          <table:table-cell table:style-name="ce1" table:formula="of:=[.A110]+0.001" office:value-type="float" office:value="0.1035" calcext:value-type="float">
            <text:p>0.10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11]+0.00003347)))" office:value-type="float" office:value="10.3413241218681" calcext:value-type="float">
            <text:p>10.3413241218681</text:p>
          </table:table-cell>
          <table:table-cell table:style-name="ce1" table:formula="of:=(0.76/0.41)*LN(([.A111]+0.00003347)/0.00003347)" office:value-type="float" office:value="14.8978549669049" calcext:value-type="float">
            <text:p>14.8978549669049</text:p>
          </table:table-cell>
          <table:table-cell table:style-name="ce1" table:formula="of:=0.09*[.B111]^2/[.C111]" office:value-type="float" office:value="0.032261029252" calcext:value-type="float">
            <text:p>0.032261029252</text:p>
          </table:table-cell>
          <table:table-cell table:style-name="ce1" table:formula="of:=[.B111]^0.5*0.09^0.25" office:value-type="float" office:value="0.76" calcext:value-type="float">
            <text:p>0.76</text:p>
          </table:table-cell>
          <table:table-cell/>
          <table:table-cell table:style-name="Default" table:formula="of:=[$1D_E1.A105]" office:value-type="float" office:value="14.762" calcext:value-type="float">
            <text:p>14.762</text:p>
          </table:table-cell>
          <table:table-cell table:style-name="Default" table:formula="of:=[$1D_E1.B105]" office:value-type="float" office:value="10.129" calcext:value-type="float">
            <text:p>10.129</text:p>
          </table:table-cell>
          <table:table-cell table:style-name="Default" table:formula="of:=[$1D_E1.C105]" office:value-type="float" office:value="1.9326" calcext:value-type="float">
            <text:p>1.9326</text:p>
          </table:table-cell>
          <table:table-cell table:style-name="Default" table:formula="of:=[$1D_E1.D105]" office:value-type="float" office:value="0.033188" calcext:value-type="float">
            <text:p>0.033188</text:p>
          </table:table-cell>
          <table:table-cell table:style-name="Default" office:value-type="float" office:value="0.1035" calcext:value-type="float">
            <text:p>0.1035</text:p>
          </table:table-cell>
          <table:table-cell table:number-columns-repeated="2"/>
          <table:table-cell table:style-name="Default" table:formula="of:=[$1D_E2.A105]" office:value-type="float" office:value="14.762" calcext:value-type="float">
            <text:p>14.762</text:p>
          </table:table-cell>
          <table:table-cell table:style-name="Default" table:formula="of:=[$1D_E2.B105]" office:value-type="float" office:value="10.129" calcext:value-type="float">
            <text:p>10.129</text:p>
          </table:table-cell>
          <table:table-cell table:style-name="Default" table:formula="of:=[$1D_E2.C105]" office:value-type="float" office:value="1.9326" calcext:value-type="float">
            <text:p>1.9326</text:p>
          </table:table-cell>
          <table:table-cell table:style-name="Default" table:formula="of:=[$1D_E2.D105]" office:value-type="float" office:value="0.033188" calcext:value-type="float">
            <text:p>0.033188</text:p>
          </table:table-cell>
          <table:table-cell table:style-name="Default" office:value-type="float" office:value="0.1035" calcext:value-type="float">
            <text:p>0.1035</text:p>
          </table:table-cell>
          <table:table-cell table:number-columns-repeated="964"/>
        </table:table-row>
        <table:table-row table:style-name="ro1">
          <table:table-cell table:style-name="ce1" table:formula="of:=[.A111]+0.001" office:value-type="float" office:value="0.1045" calcext:value-type="float">
            <text:p>0.10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12]+0.00003347)))" office:value-type="float" office:value="10.2423957678981" calcext:value-type="float">
            <text:p>10.2423957678981</text:p>
          </table:table-cell>
          <table:table-cell table:style-name="ce1" table:formula="of:=(0.76/0.41)*LN(([.A112]+0.00003347)/0.00003347)" office:value-type="float" office:value="14.9156730095921" calcext:value-type="float">
            <text:p>14.9156730095921</text:p>
          </table:table-cell>
          <table:table-cell table:style-name="ce1" table:formula="of:=0.09*[.B112]^2/[.C112]" office:value-type="float" office:value="0.032572629252" calcext:value-type="float">
            <text:p>0.032572629252</text:p>
          </table:table-cell>
          <table:table-cell table:style-name="ce1" table:formula="of:=[.B112]^0.5*0.09^0.25" office:value-type="float" office:value="0.76" calcext:value-type="float">
            <text:p>0.76</text:p>
          </table:table-cell>
          <table:table-cell/>
          <table:table-cell table:style-name="Default" table:formula="of:=[$1D_E1.A106]" office:value-type="float" office:value="14.779" calcext:value-type="float">
            <text:p>14.779</text:p>
          </table:table-cell>
          <table:table-cell table:style-name="Default" table:formula="of:=[$1D_E1.B106]" office:value-type="float" office:value="10.035" calcext:value-type="float">
            <text:p>10.035</text:p>
          </table:table-cell>
          <table:table-cell table:style-name="Default" table:formula="of:=[$1D_E1.C106]" office:value-type="float" office:value="1.9326" calcext:value-type="float">
            <text:p>1.9326</text:p>
          </table:table-cell>
          <table:table-cell table:style-name="Default" table:formula="of:=[$1D_E1.D106]" office:value-type="float" office:value="0.033497" calcext:value-type="float">
            <text:p>0.033497</text:p>
          </table:table-cell>
          <table:table-cell table:style-name="Default" office:value-type="float" office:value="0.1045" calcext:value-type="float">
            <text:p>0.1045</text:p>
          </table:table-cell>
          <table:table-cell table:number-columns-repeated="2"/>
          <table:table-cell table:style-name="Default" table:formula="of:=[$1D_E2.A106]" office:value-type="float" office:value="14.779" calcext:value-type="float">
            <text:p>14.779</text:p>
          </table:table-cell>
          <table:table-cell table:style-name="Default" table:formula="of:=[$1D_E2.B106]" office:value-type="float" office:value="10.035" calcext:value-type="float">
            <text:p>10.035</text:p>
          </table:table-cell>
          <table:table-cell table:style-name="Default" table:formula="of:=[$1D_E2.C106]" office:value-type="float" office:value="1.9326" calcext:value-type="float">
            <text:p>1.9326</text:p>
          </table:table-cell>
          <table:table-cell table:style-name="Default" table:formula="of:=[$1D_E2.D106]" office:value-type="float" office:value="0.033497" calcext:value-type="float">
            <text:p>0.033497</text:p>
          </table:table-cell>
          <table:table-cell table:style-name="Default" office:value-type="float" office:value="0.1045" calcext:value-type="float">
            <text:p>0.1045</text:p>
          </table:table-cell>
          <table:table-cell table:number-columns-repeated="964"/>
        </table:table-row>
        <table:table-row table:style-name="ro1">
          <table:table-cell table:style-name="ce1" table:formula="of:=[.A112]+0.001" office:value-type="float" office:value="0.1055" calcext:value-type="float">
            <text:p>0.10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13]+0.00003347)))" office:value-type="float" office:value="10.1453422381706" calcext:value-type="float">
            <text:p>10.1453422381706</text:p>
          </table:table-cell>
          <table:table-cell table:style-name="ce1" table:formula="of:=(0.76/0.41)*LN(([.A113]+0.00003347)/0.00003347)" office:value-type="float" office:value="14.9333214081347" calcext:value-type="float">
            <text:p>14.9333214081347</text:p>
          </table:table-cell>
          <table:table-cell table:style-name="ce1" table:formula="of:=0.09*[.B113]^2/[.C113]" office:value-type="float" office:value="0.032884229252" calcext:value-type="float">
            <text:p>0.032884229252</text:p>
          </table:table-cell>
          <table:table-cell table:style-name="ce1" table:formula="of:=[.B113]^0.5*0.09^0.25" office:value-type="float" office:value="0.76" calcext:value-type="float">
            <text:p>0.76</text:p>
          </table:table-cell>
          <table:table-cell/>
          <table:table-cell table:style-name="Default" table:formula="of:=[$1D_E1.A107]" office:value-type="float" office:value="14.796" calcext:value-type="float">
            <text:p>14.796</text:p>
          </table:table-cell>
          <table:table-cell table:style-name="Default" table:formula="of:=[$1D_E1.B107]" office:value-type="float" office:value="9.9437" calcext:value-type="float">
            <text:p>9.9437</text:p>
          </table:table-cell>
          <table:table-cell table:style-name="Default" table:formula="of:=[$1D_E1.C107]" office:value-type="float" office:value="1.9326" calcext:value-type="float">
            <text:p>1.9326</text:p>
          </table:table-cell>
          <table:table-cell table:style-name="Default" table:formula="of:=[$1D_E1.D107]" office:value-type="float" office:value="0.033806" calcext:value-type="float">
            <text:p>0.033806</text:p>
          </table:table-cell>
          <table:table-cell table:style-name="Default" office:value-type="float" office:value="0.1055" calcext:value-type="float">
            <text:p>0.1055</text:p>
          </table:table-cell>
          <table:table-cell table:number-columns-repeated="2"/>
          <table:table-cell table:style-name="Default" table:formula="of:=[$1D_E2.A107]" office:value-type="float" office:value="14.796" calcext:value-type="float">
            <text:p>14.796</text:p>
          </table:table-cell>
          <table:table-cell table:style-name="Default" table:formula="of:=[$1D_E2.B107]" office:value-type="float" office:value="9.9437" calcext:value-type="float">
            <text:p>9.9437</text:p>
          </table:table-cell>
          <table:table-cell table:style-name="Default" table:formula="of:=[$1D_E2.C107]" office:value-type="float" office:value="1.9326" calcext:value-type="float">
            <text:p>1.9326</text:p>
          </table:table-cell>
          <table:table-cell table:style-name="Default" table:formula="of:=[$1D_E2.D107]" office:value-type="float" office:value="0.033806" calcext:value-type="float">
            <text:p>0.033806</text:p>
          </table:table-cell>
          <table:table-cell table:style-name="Default" office:value-type="float" office:value="0.1055" calcext:value-type="float">
            <text:p>0.1055</text:p>
          </table:table-cell>
          <table:table-cell table:number-columns-repeated="964"/>
        </table:table-row>
        <table:table-row table:style-name="ro1">
          <table:table-cell table:style-name="ce1" table:formula="of:=[.A113]+0.001" office:value-type="float" office:value="0.1065" calcext:value-type="float">
            <text:p>0.10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14]+0.00003347)))" office:value-type="float" office:value="10.050110737327" calcext:value-type="float">
            <text:p>10.050110737327</text:p>
          </table:table-cell>
          <table:table-cell table:style-name="ce1" table:formula="of:=(0.76/0.41)*LN(([.A114]+0.00003347)/0.00003347)" office:value-type="float" office:value="14.9508033624271" calcext:value-type="float">
            <text:p>14.9508033624271</text:p>
          </table:table-cell>
          <table:table-cell table:style-name="ce1" table:formula="of:=0.09*[.B114]^2/[.C114]" office:value-type="float" office:value="0.033195829252" calcext:value-type="float">
            <text:p>0.033195829252</text:p>
          </table:table-cell>
          <table:table-cell table:style-name="ce1" table:formula="of:=[.B114]^0.5*0.09^0.25" office:value-type="float" office:value="0.76" calcext:value-type="float">
            <text:p>0.76</text:p>
          </table:table-cell>
          <table:table-cell/>
          <table:table-cell table:style-name="Default" table:formula="of:=[$1D_E1.A108]" office:value-type="float" office:value="14.813" calcext:value-type="float">
            <text:p>14.813</text:p>
          </table:table-cell>
          <table:table-cell table:style-name="Default" table:formula="of:=[$1D_E1.B108]" office:value-type="float" office:value="9.8539" calcext:value-type="float">
            <text:p>9.8539</text:p>
          </table:table-cell>
          <table:table-cell table:style-name="Default" table:formula="of:=[$1D_E1.C108]" office:value-type="float" office:value="1.9326" calcext:value-type="float">
            <text:p>1.9326</text:p>
          </table:table-cell>
          <table:table-cell table:style-name="Default" table:formula="of:=[$1D_E1.D108]" office:value-type="float" office:value="0.034114" calcext:value-type="float">
            <text:p>0.034114</text:p>
          </table:table-cell>
          <table:table-cell table:style-name="Default" office:value-type="float" office:value="0.1065" calcext:value-type="float">
            <text:p>0.1065</text:p>
          </table:table-cell>
          <table:table-cell table:number-columns-repeated="2"/>
          <table:table-cell table:style-name="Default" table:formula="of:=[$1D_E2.A108]" office:value-type="float" office:value="14.813" calcext:value-type="float">
            <text:p>14.813</text:p>
          </table:table-cell>
          <table:table-cell table:style-name="Default" table:formula="of:=[$1D_E2.B108]" office:value-type="float" office:value="9.8539" calcext:value-type="float">
            <text:p>9.8539</text:p>
          </table:table-cell>
          <table:table-cell table:style-name="Default" table:formula="of:=[$1D_E2.C108]" office:value-type="float" office:value="1.9326" calcext:value-type="float">
            <text:p>1.9326</text:p>
          </table:table-cell>
          <table:table-cell table:style-name="Default" table:formula="of:=[$1D_E2.D108]" office:value-type="float" office:value="0.034114" calcext:value-type="float">
            <text:p>0.034114</text:p>
          </table:table-cell>
          <table:table-cell table:style-name="Default" office:value-type="float" office:value="0.1065" calcext:value-type="float">
            <text:p>0.1065</text:p>
          </table:table-cell>
          <table:table-cell table:number-columns-repeated="964"/>
        </table:table-row>
        <table:table-row table:style-name="ro1">
          <table:table-cell table:style-name="ce1" table:formula="of:=[.A114]+0.001" office:value-type="float" office:value="0.1075" calcext:value-type="float">
            <text:p>0.10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15]+0.00003347)))" office:value-type="float" office:value="9.95665043387614" calcext:value-type="float">
            <text:p>9.95665043387614</text:p>
          </table:table-cell>
          <table:table-cell table:style-name="ce1" table:formula="of:=(0.76/0.41)*LN(([.A115]+0.00003347)/0.00003347)" office:value-type="float" office:value="14.9681219826724" calcext:value-type="float">
            <text:p>14.9681219826724</text:p>
          </table:table-cell>
          <table:table-cell table:style-name="ce1" table:formula="of:=0.09*[.B115]^2/[.C115]" office:value-type="float" office:value="0.033507429252" calcext:value-type="float">
            <text:p>0.033507429252</text:p>
          </table:table-cell>
          <table:table-cell table:style-name="ce1" table:formula="of:=[.B115]^0.5*0.09^0.25" office:value-type="float" office:value="0.76" calcext:value-type="float">
            <text:p>0.76</text:p>
          </table:table-cell>
          <table:table-cell/>
          <table:table-cell table:style-name="Default" table:formula="of:=[$1D_E1.A109]" office:value-type="float" office:value="14.83" calcext:value-type="float">
            <text:p>14.83</text:p>
          </table:table-cell>
          <table:table-cell table:style-name="Default" table:formula="of:=[$1D_E1.B109]" office:value-type="float" office:value="9.7659" calcext:value-type="float">
            <text:p>9.7659</text:p>
          </table:table-cell>
          <table:table-cell table:style-name="Default" table:formula="of:=[$1D_E1.C109]" office:value-type="float" office:value="1.9326" calcext:value-type="float">
            <text:p>1.9326</text:p>
          </table:table-cell>
          <table:table-cell table:style-name="Default" table:formula="of:=[$1D_E1.D109]" office:value-type="float" office:value="0.034421" calcext:value-type="float">
            <text:p>0.034421</text:p>
          </table:table-cell>
          <table:table-cell table:style-name="Default" office:value-type="float" office:value="0.1075" calcext:value-type="float">
            <text:p>0.1075</text:p>
          </table:table-cell>
          <table:table-cell table:number-columns-repeated="2"/>
          <table:table-cell table:style-name="Default" table:formula="of:=[$1D_E2.A109]" office:value-type="float" office:value="14.83" calcext:value-type="float">
            <text:p>14.83</text:p>
          </table:table-cell>
          <table:table-cell table:style-name="Default" table:formula="of:=[$1D_E2.B109]" office:value-type="float" office:value="9.7659" calcext:value-type="float">
            <text:p>9.7659</text:p>
          </table:table-cell>
          <table:table-cell table:style-name="Default" table:formula="of:=[$1D_E2.C109]" office:value-type="float" office:value="1.9326" calcext:value-type="float">
            <text:p>1.9326</text:p>
          </table:table-cell>
          <table:table-cell table:style-name="Default" table:formula="of:=[$1D_E2.D109]" office:value-type="float" office:value="0.034421" calcext:value-type="float">
            <text:p>0.034421</text:p>
          </table:table-cell>
          <table:table-cell table:style-name="Default" office:value-type="float" office:value="0.1075" calcext:value-type="float">
            <text:p>0.1075</text:p>
          </table:table-cell>
          <table:table-cell table:number-columns-repeated="964"/>
        </table:table-row>
        <table:table-row table:style-name="ro1">
          <table:table-cell table:style-name="ce1" table:formula="of:=[.A115]+0.001" office:value-type="float" office:value="0.1085" calcext:value-type="float">
            <text:p>0.10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16]+0.00003347)))" office:value-type="float" office:value="9.86491236972066" calcext:value-type="float">
            <text:p>9.86491236972066</text:p>
          </table:table-cell>
          <table:table-cell table:style-name="ce1" table:formula="of:=(0.76/0.41)*LN(([.A116]+0.00003347)/0.00003347)" office:value-type="float" office:value="14.9852802927035" calcext:value-type="float">
            <text:p>14.9852802927035</text:p>
          </table:table-cell>
          <table:table-cell table:style-name="ce1" table:formula="of:=0.09*[.B116]^2/[.C116]" office:value-type="float" office:value="0.033819029252" calcext:value-type="float">
            <text:p>0.033819029252</text:p>
          </table:table-cell>
          <table:table-cell table:style-name="ce1" table:formula="of:=[.B116]^0.5*0.09^0.25" office:value-type="float" office:value="0.76" calcext:value-type="float">
            <text:p>0.76</text:p>
          </table:table-cell>
          <table:table-cell/>
          <table:table-cell table:style-name="Default" table:formula="of:=[$1D_E1.A110]" office:value-type="float" office:value="14.847" calcext:value-type="float">
            <text:p>14.847</text:p>
          </table:table-cell>
          <table:table-cell table:style-name="Default" table:formula="of:=[$1D_E1.B110]" office:value-type="float" office:value="9.6795" calcext:value-type="float">
            <text:p>9.6795</text:p>
          </table:table-cell>
          <table:table-cell table:style-name="Default" table:formula="of:=[$1D_E1.C110]" office:value-type="float" office:value="1.9326" calcext:value-type="float">
            <text:p>1.9326</text:p>
          </table:table-cell>
          <table:table-cell table:style-name="Default" table:formula="of:=[$1D_E1.D110]" office:value-type="float" office:value="0.034729" calcext:value-type="float">
            <text:p>0.034729</text:p>
          </table:table-cell>
          <table:table-cell table:style-name="Default" office:value-type="float" office:value="0.1085" calcext:value-type="float">
            <text:p>0.1085</text:p>
          </table:table-cell>
          <table:table-cell table:number-columns-repeated="2"/>
          <table:table-cell table:style-name="Default" table:formula="of:=[$1D_E2.A110]" office:value-type="float" office:value="14.847" calcext:value-type="float">
            <text:p>14.847</text:p>
          </table:table-cell>
          <table:table-cell table:style-name="Default" table:formula="of:=[$1D_E2.B110]" office:value-type="float" office:value="9.6795" calcext:value-type="float">
            <text:p>9.6795</text:p>
          </table:table-cell>
          <table:table-cell table:style-name="Default" table:formula="of:=[$1D_E2.C110]" office:value-type="float" office:value="1.9326" calcext:value-type="float">
            <text:p>1.9326</text:p>
          </table:table-cell>
          <table:table-cell table:style-name="Default" table:formula="of:=[$1D_E2.D110]" office:value-type="float" office:value="0.034729" calcext:value-type="float">
            <text:p>0.034729</text:p>
          </table:table-cell>
          <table:table-cell table:style-name="Default" office:value-type="float" office:value="0.1085" calcext:value-type="float">
            <text:p>0.1085</text:p>
          </table:table-cell>
          <table:table-cell table:number-columns-repeated="964"/>
        </table:table-row>
        <table:table-row table:style-name="ro1">
          <table:table-cell table:style-name="ce1" table:formula="of:=[.A116]+0.001" office:value-type="float" office:value="0.1095" calcext:value-type="float">
            <text:p>0.10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17]+0.00003347)))" office:value-type="float" office:value="9.77484937464052" calcext:value-type="float">
            <text:p>9.77484937464052</text:p>
          </table:table-cell>
          <table:table-cell table:style-name="ce1" table:formula="of:=(0.76/0.41)*LN(([.A117]+0.00003347)/0.00003347)" office:value-type="float" office:value="15.0022812331517" calcext:value-type="float">
            <text:p>15.0022812331517</text:p>
          </table:table-cell>
          <table:table-cell table:style-name="ce1" table:formula="of:=0.09*[.B117]^2/[.C117]" office:value-type="float" office:value="0.034130629252" calcext:value-type="float">
            <text:p>0.034130629252</text:p>
          </table:table-cell>
          <table:table-cell table:style-name="ce1" table:formula="of:=[.B117]^0.5*0.09^0.25" office:value-type="float" office:value="0.76" calcext:value-type="float">
            <text:p>0.76</text:p>
          </table:table-cell>
          <table:table-cell/>
          <table:table-cell table:style-name="Default" table:formula="of:=[$1D_E1.A111]" office:value-type="float" office:value="14.864" calcext:value-type="float">
            <text:p>14.864</text:p>
          </table:table-cell>
          <table:table-cell table:style-name="Default" table:formula="of:=[$1D_E1.B111]" office:value-type="float" office:value="9.5947" calcext:value-type="float">
            <text:p>9.5947</text:p>
          </table:table-cell>
          <table:table-cell table:style-name="Default" table:formula="of:=[$1D_E1.C111]" office:value-type="float" office:value="1.9326" calcext:value-type="float">
            <text:p>1.9326</text:p>
          </table:table-cell>
          <table:table-cell table:style-name="Default" table:formula="of:=[$1D_E1.D111]" office:value-type="float" office:value="0.035036" calcext:value-type="float">
            <text:p>0.035036</text:p>
          </table:table-cell>
          <table:table-cell table:style-name="Default" office:value-type="float" office:value="0.1095" calcext:value-type="float">
            <text:p>0.1095</text:p>
          </table:table-cell>
          <table:table-cell table:number-columns-repeated="2"/>
          <table:table-cell table:style-name="Default" table:formula="of:=[$1D_E2.A111]" office:value-type="float" office:value="14.864" calcext:value-type="float">
            <text:p>14.864</text:p>
          </table:table-cell>
          <table:table-cell table:style-name="Default" table:formula="of:=[$1D_E2.B111]" office:value-type="float" office:value="9.5947" calcext:value-type="float">
            <text:p>9.5947</text:p>
          </table:table-cell>
          <table:table-cell table:style-name="Default" table:formula="of:=[$1D_E2.C111]" office:value-type="float" office:value="1.9326" calcext:value-type="float">
            <text:p>1.9326</text:p>
          </table:table-cell>
          <table:table-cell table:style-name="Default" table:formula="of:=[$1D_E2.D111]" office:value-type="float" office:value="0.035036" calcext:value-type="float">
            <text:p>0.035036</text:p>
          </table:table-cell>
          <table:table-cell table:style-name="Default" office:value-type="float" office:value="0.1095" calcext:value-type="float">
            <text:p>0.1095</text:p>
          </table:table-cell>
          <table:table-cell table:number-columns-repeated="964"/>
        </table:table-row>
        <table:table-row table:style-name="ro1">
          <table:table-cell table:style-name="ce1" table:formula="of:=[.A117]+0.001" office:value-type="float" office:value="0.1105" calcext:value-type="float">
            <text:p>0.11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18]+0.00003347)))" office:value-type="float" office:value="9.68641598541787" calcext:value-type="float">
            <text:p>9.68641598541787</text:p>
          </table:table-cell>
          <table:table-cell table:style-name="ce1" table:formula="of:=(0.76/0.41)*LN(([.A118]+0.00003347)/0.00003347)" office:value-type="float" office:value="15.0191276644714" calcext:value-type="float">
            <text:p>15.0191276644714</text:p>
          </table:table-cell>
          <table:table-cell table:style-name="ce1" table:formula="of:=0.09*[.B118]^2/[.C118]" office:value-type="float" office:value="0.034442229252" calcext:value-type="float">
            <text:p>0.034442229252</text:p>
          </table:table-cell>
          <table:table-cell table:style-name="ce1" table:formula="of:=[.B118]^0.5*0.09^0.25" office:value-type="float" office:value="0.76" calcext:value-type="float">
            <text:p>0.76</text:p>
          </table:table-cell>
          <table:table-cell/>
          <table:table-cell table:style-name="Default" table:formula="of:=[$1D_E1.A112]" office:value-type="float" office:value="14.88" calcext:value-type="float">
            <text:p>14.88</text:p>
          </table:table-cell>
          <table:table-cell table:style-name="Default" table:formula="of:=[$1D_E1.B112]" office:value-type="float" office:value="9.5115" calcext:value-type="float">
            <text:p>9.5115</text:p>
          </table:table-cell>
          <table:table-cell table:style-name="Default" table:formula="of:=[$1D_E1.C112]" office:value-type="float" office:value="1.9326" calcext:value-type="float">
            <text:p>1.9326</text:p>
          </table:table-cell>
          <table:table-cell table:style-name="Default" table:formula="of:=[$1D_E1.D112]" office:value-type="float" office:value="0.035342" calcext:value-type="float">
            <text:p>0.035342</text:p>
          </table:table-cell>
          <table:table-cell table:style-name="Default" office:value-type="float" office:value="0.1105" calcext:value-type="float">
            <text:p>0.1105</text:p>
          </table:table-cell>
          <table:table-cell table:number-columns-repeated="2"/>
          <table:table-cell table:style-name="Default" table:formula="of:=[$1D_E2.A112]" office:value-type="float" office:value="14.88" calcext:value-type="float">
            <text:p>14.88</text:p>
          </table:table-cell>
          <table:table-cell table:style-name="Default" table:formula="of:=[$1D_E2.B112]" office:value-type="float" office:value="9.5115" calcext:value-type="float">
            <text:p>9.5115</text:p>
          </table:table-cell>
          <table:table-cell table:style-name="Default" table:formula="of:=[$1D_E2.C112]" office:value-type="float" office:value="1.9326" calcext:value-type="float">
            <text:p>1.9326</text:p>
          </table:table-cell>
          <table:table-cell table:style-name="Default" table:formula="of:=[$1D_E2.D112]" office:value-type="float" office:value="0.035342" calcext:value-type="float">
            <text:p>0.035342</text:p>
          </table:table-cell>
          <table:table-cell table:style-name="Default" office:value-type="float" office:value="0.1105" calcext:value-type="float">
            <text:p>0.1105</text:p>
          </table:table-cell>
          <table:table-cell table:number-columns-repeated="964"/>
        </table:table-row>
        <table:table-row table:style-name="ro1">
          <table:table-cell table:style-name="ce1" table:formula="of:=[.A118]+0.001" office:value-type="float" office:value="0.1115" calcext:value-type="float">
            <text:p>0.11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19]+0.00003347)))" office:value-type="float" office:value="9.59956836931288" calcext:value-type="float">
            <text:p>9.59956836931288</text:p>
          </table:table-cell>
          <table:table-cell table:style-name="ce1" table:formula="of:=(0.76/0.41)*LN(([.A119]+0.00003347)/0.00003347)" office:value-type="float" office:value="15.0358223698286" calcext:value-type="float">
            <text:p>15.0358223698286</text:p>
          </table:table-cell>
          <table:table-cell table:style-name="ce1" table:formula="of:=0.09*[.B119]^2/[.C119]" office:value-type="float" office:value="0.034753829252" calcext:value-type="float">
            <text:p>0.034753829252</text:p>
          </table:table-cell>
          <table:table-cell table:style-name="ce1" table:formula="of:=[.B119]^0.5*0.09^0.25" office:value-type="float" office:value="0.76" calcext:value-type="float">
            <text:p>0.76</text:p>
          </table:table-cell>
          <table:table-cell/>
          <table:table-cell table:style-name="Default" table:formula="of:=[$1D_E1.A113]" office:value-type="float" office:value="14.896" calcext:value-type="float">
            <text:p>14.896</text:p>
          </table:table-cell>
          <table:table-cell table:style-name="Default" table:formula="of:=[$1D_E1.B113]" office:value-type="float" office:value="9.4299" calcext:value-type="float">
            <text:p>9.4299</text:p>
          </table:table-cell>
          <table:table-cell table:style-name="Default" table:formula="of:=[$1D_E1.C113]" office:value-type="float" office:value="1.9326" calcext:value-type="float">
            <text:p>1.9326</text:p>
          </table:table-cell>
          <table:table-cell table:style-name="Default" table:formula="of:=[$1D_E1.D113]" office:value-type="float" office:value="0.035648" calcext:value-type="float">
            <text:p>0.035648</text:p>
          </table:table-cell>
          <table:table-cell table:style-name="Default" office:value-type="float" office:value="0.1115" calcext:value-type="float">
            <text:p>0.1115</text:p>
          </table:table-cell>
          <table:table-cell table:number-columns-repeated="2"/>
          <table:table-cell table:style-name="Default" table:formula="of:=[$1D_E2.A113]" office:value-type="float" office:value="14.896" calcext:value-type="float">
            <text:p>14.896</text:p>
          </table:table-cell>
          <table:table-cell table:style-name="Default" table:formula="of:=[$1D_E2.B113]" office:value-type="float" office:value="9.4299" calcext:value-type="float">
            <text:p>9.4299</text:p>
          </table:table-cell>
          <table:table-cell table:style-name="Default" table:formula="of:=[$1D_E2.C113]" office:value-type="float" office:value="1.9326" calcext:value-type="float">
            <text:p>1.9326</text:p>
          </table:table-cell>
          <table:table-cell table:style-name="Default" table:formula="of:=[$1D_E2.D113]" office:value-type="float" office:value="0.035648" calcext:value-type="float">
            <text:p>0.035648</text:p>
          </table:table-cell>
          <table:table-cell table:style-name="Default" office:value-type="float" office:value="0.1115" calcext:value-type="float">
            <text:p>0.1115</text:p>
          </table:table-cell>
          <table:table-cell table:number-columns-repeated="964"/>
        </table:table-row>
        <table:table-row table:style-name="ro1">
          <table:table-cell table:style-name="ce1" table:formula="of:=[.A119]+0.001" office:value-type="float" office:value="0.1125" calcext:value-type="float">
            <text:p>0.11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20]+0.00003347)))" office:value-type="float" office:value="9.5142642516196" calcext:value-type="float">
            <text:p>9.5142642516196</text:p>
          </table:table-cell>
          <table:table-cell table:style-name="ce1" table:formula="of:=(0.76/0.41)*LN(([.A120]+0.00003347)/0.00003347)" office:value-type="float" office:value="15.0523680578605" calcext:value-type="float">
            <text:p>15.0523680578605</text:p>
          </table:table-cell>
          <table:table-cell table:style-name="ce1" table:formula="of:=0.09*[.B120]^2/[.C120]" office:value-type="float" office:value="0.035065429252" calcext:value-type="float">
            <text:p>0.035065429252</text:p>
          </table:table-cell>
          <table:table-cell table:style-name="ce1" table:formula="of:=[.B120]^0.5*0.09^0.25" office:value-type="float" office:value="0.76" calcext:value-type="float">
            <text:p>0.76</text:p>
          </table:table-cell>
          <table:table-cell/>
          <table:table-cell table:style-name="Default" table:formula="of:=[$1D_E1.A114]" office:value-type="float" office:value="14.913" calcext:value-type="float">
            <text:p>14.913</text:p>
          </table:table-cell>
          <table:table-cell table:style-name="Default" table:formula="of:=[$1D_E1.B114]" office:value-type="float" office:value="9.3497" calcext:value-type="float">
            <text:p>9.3497</text:p>
          </table:table-cell>
          <table:table-cell table:style-name="Default" table:formula="of:=[$1D_E1.C114]" office:value-type="float" office:value="1.9326" calcext:value-type="float">
            <text:p>1.9326</text:p>
          </table:table-cell>
          <table:table-cell table:style-name="Default" table:formula="of:=[$1D_E1.D114]" office:value-type="float" office:value="0.035954" calcext:value-type="float">
            <text:p>0.035954</text:p>
          </table:table-cell>
          <table:table-cell table:style-name="Default" office:value-type="float" office:value="0.1125" calcext:value-type="float">
            <text:p>0.1125</text:p>
          </table:table-cell>
          <table:table-cell table:number-columns-repeated="2"/>
          <table:table-cell table:style-name="Default" table:formula="of:=[$1D_E2.A114]" office:value-type="float" office:value="14.913" calcext:value-type="float">
            <text:p>14.913</text:p>
          </table:table-cell>
          <table:table-cell table:style-name="Default" table:formula="of:=[$1D_E2.B114]" office:value-type="float" office:value="9.3497" calcext:value-type="float">
            <text:p>9.3497</text:p>
          </table:table-cell>
          <table:table-cell table:style-name="Default" table:formula="of:=[$1D_E2.C114]" office:value-type="float" office:value="1.9326" calcext:value-type="float">
            <text:p>1.9326</text:p>
          </table:table-cell>
          <table:table-cell table:style-name="Default" table:formula="of:=[$1D_E2.D114]" office:value-type="float" office:value="0.035954" calcext:value-type="float">
            <text:p>0.035954</text:p>
          </table:table-cell>
          <table:table-cell table:style-name="Default" office:value-type="float" office:value="0.1125" calcext:value-type="float">
            <text:p>0.1125</text:p>
          </table:table-cell>
          <table:table-cell table:number-columns-repeated="964"/>
        </table:table-row>
        <table:table-row table:style-name="ro1">
          <table:table-cell table:style-name="ce1" table:formula="of:=[.A120]+0.001" office:value-type="float" office:value="0.1135" calcext:value-type="float">
            <text:p>0.11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21]+0.00003347)))" office:value-type="float" office:value="9.43046284705036" calcext:value-type="float">
            <text:p>9.43046284705036</text:p>
          </table:table-cell>
          <table:table-cell table:style-name="ce1" table:formula="of:=(0.76/0.41)*LN(([.A121]+0.00003347)/0.00003347)" office:value-type="float" office:value="15.068767365313" calcext:value-type="float">
            <text:p>15.068767365313</text:p>
          </table:table-cell>
          <table:table-cell table:style-name="ce1" table:formula="of:=0.09*[.B121]^2/[.C121]" office:value-type="float" office:value="0.035377029252" calcext:value-type="float">
            <text:p>0.035377029252</text:p>
          </table:table-cell>
          <table:table-cell table:style-name="ce1" table:formula="of:=[.B121]^0.5*0.09^0.25" office:value-type="float" office:value="0.76" calcext:value-type="float">
            <text:p>0.76</text:p>
          </table:table-cell>
          <table:table-cell/>
          <table:table-cell table:style-name="Default" table:formula="of:=[$1D_E1.A115]" office:value-type="float" office:value="14.929" calcext:value-type="float">
            <text:p>14.929</text:p>
          </table:table-cell>
          <table:table-cell table:style-name="Default" table:formula="of:=[$1D_E1.B115]" office:value-type="float" office:value="9.271" calcext:value-type="float">
            <text:p>9.271</text:p>
          </table:table-cell>
          <table:table-cell table:style-name="Default" table:formula="of:=[$1D_E1.C115]" office:value-type="float" office:value="1.9326" calcext:value-type="float">
            <text:p>1.9326</text:p>
          </table:table-cell>
          <table:table-cell table:style-name="Default" table:formula="of:=[$1D_E1.D115]" office:value-type="float" office:value="0.036259" calcext:value-type="float">
            <text:p>0.036259</text:p>
          </table:table-cell>
          <table:table-cell table:style-name="Default" office:value-type="float" office:value="0.1135" calcext:value-type="float">
            <text:p>0.1135</text:p>
          </table:table-cell>
          <table:table-cell table:number-columns-repeated="2"/>
          <table:table-cell table:style-name="Default" table:formula="of:=[$1D_E2.A115]" office:value-type="float" office:value="14.929" calcext:value-type="float">
            <text:p>14.929</text:p>
          </table:table-cell>
          <table:table-cell table:style-name="Default" table:formula="of:=[$1D_E2.B115]" office:value-type="float" office:value="9.271" calcext:value-type="float">
            <text:p>9.271</text:p>
          </table:table-cell>
          <table:table-cell table:style-name="Default" table:formula="of:=[$1D_E2.C115]" office:value-type="float" office:value="1.9326" calcext:value-type="float">
            <text:p>1.9326</text:p>
          </table:table-cell>
          <table:table-cell table:style-name="Default" table:formula="of:=[$1D_E2.D115]" office:value-type="float" office:value="0.036259" calcext:value-type="float">
            <text:p>0.036259</text:p>
          </table:table-cell>
          <table:table-cell table:style-name="Default" office:value-type="float" office:value="0.1135" calcext:value-type="float">
            <text:p>0.1135</text:p>
          </table:table-cell>
          <table:table-cell table:number-columns-repeated="964"/>
        </table:table-row>
        <table:table-row table:style-name="ro1">
          <table:table-cell table:style-name="ce1" table:formula="of:=[.A121]+0.001" office:value-type="float" office:value="0.1145" calcext:value-type="float">
            <text:p>0.11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22]+0.00003347)))" office:value-type="float" office:value="9.34812479471465" calcext:value-type="float">
            <text:p>9.34812479471465</text:p>
          </table:table-cell>
          <table:table-cell table:style-name="ce1" table:formula="of:=(0.76/0.41)*LN(([.A122]+0.00003347)/0.00003347)" office:value-type="float" office:value="15.0850228595624" calcext:value-type="float">
            <text:p>15.0850228595624</text:p>
          </table:table-cell>
          <table:table-cell table:style-name="ce1" table:formula="of:=0.09*[.B122]^2/[.C122]" office:value-type="float" office:value="0.035688629252" calcext:value-type="float">
            <text:p>0.035688629252</text:p>
          </table:table-cell>
          <table:table-cell table:style-name="ce1" table:formula="of:=[.B122]^0.5*0.09^0.25" office:value-type="float" office:value="0.76" calcext:value-type="float">
            <text:p>0.76</text:p>
          </table:table-cell>
          <table:table-cell/>
          <table:table-cell table:style-name="Default" table:formula="of:=[$1D_E1.A116]" office:value-type="float" office:value="14.945" calcext:value-type="float">
            <text:p>14.945</text:p>
          </table:table-cell>
          <table:table-cell table:style-name="Default" table:formula="of:=[$1D_E1.B116]" office:value-type="float" office:value="9.1938" calcext:value-type="float">
            <text:p>9.1938</text:p>
          </table:table-cell>
          <table:table-cell table:style-name="Default" table:formula="of:=[$1D_E1.C116]" office:value-type="float" office:value="1.9326" calcext:value-type="float">
            <text:p>1.9326</text:p>
          </table:table-cell>
          <table:table-cell table:style-name="Default" table:formula="of:=[$1D_E1.D116]" office:value-type="float" office:value="0.036564" calcext:value-type="float">
            <text:p>0.036564</text:p>
          </table:table-cell>
          <table:table-cell table:style-name="Default" office:value-type="float" office:value="0.1145" calcext:value-type="float">
            <text:p>0.1145</text:p>
          </table:table-cell>
          <table:table-cell table:number-columns-repeated="2"/>
          <table:table-cell table:style-name="Default" table:formula="of:=[$1D_E2.A116]" office:value-type="float" office:value="14.945" calcext:value-type="float">
            <text:p>14.945</text:p>
          </table:table-cell>
          <table:table-cell table:style-name="Default" table:formula="of:=[$1D_E2.B116]" office:value-type="float" office:value="9.1938" calcext:value-type="float">
            <text:p>9.1938</text:p>
          </table:table-cell>
          <table:table-cell table:style-name="Default" table:formula="of:=[$1D_E2.C116]" office:value-type="float" office:value="1.9326" calcext:value-type="float">
            <text:p>1.9326</text:p>
          </table:table-cell>
          <table:table-cell table:style-name="Default" table:formula="of:=[$1D_E2.D116]" office:value-type="float" office:value="0.036564" calcext:value-type="float">
            <text:p>0.036564</text:p>
          </table:table-cell>
          <table:table-cell table:style-name="Default" office:value-type="float" office:value="0.1145" calcext:value-type="float">
            <text:p>0.1145</text:p>
          </table:table-cell>
          <table:table-cell table:number-columns-repeated="964"/>
        </table:table-row>
        <table:table-row table:style-name="ro1">
          <table:table-cell table:style-name="ce1" table:formula="of:=[.A122]+0.001" office:value-type="float" office:value="0.1155" calcext:value-type="float">
            <text:p>0.11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23]+0.00003347)))" office:value-type="float" office:value="9.26721209647478" calcext:value-type="float">
            <text:p>9.26721209647478</text:p>
          </table:table-cell>
          <table:table-cell table:style-name="ce1" table:formula="of:=(0.76/0.41)*LN(([.A123]+0.00003347)/0.00003347)" office:value-type="float" office:value="15.1011370410279" calcext:value-type="float">
            <text:p>15.1011370410279</text:p>
          </table:table-cell>
          <table:table-cell table:style-name="ce1" table:formula="of:=0.09*[.B123]^2/[.C123]" office:value-type="float" office:value="0.036000229252" calcext:value-type="float">
            <text:p>0.036000229252</text:p>
          </table:table-cell>
          <table:table-cell table:style-name="ce1" table:formula="of:=[.B123]^0.5*0.09^0.25" office:value-type="float" office:value="0.76" calcext:value-type="float">
            <text:p>0.76</text:p>
          </table:table-cell>
          <table:table-cell/>
          <table:table-cell table:style-name="Default" table:formula="of:=[$1D_E1.A117]" office:value-type="float" office:value="14.96" calcext:value-type="float">
            <text:p>14.96</text:p>
          </table:table-cell>
          <table:table-cell table:style-name="Default" table:formula="of:=[$1D_E1.B117]" office:value-type="float" office:value="9.1179" calcext:value-type="float">
            <text:p>9.1179</text:p>
          </table:table-cell>
          <table:table-cell table:style-name="Default" table:formula="of:=[$1D_E1.C117]" office:value-type="float" office:value="1.9326" calcext:value-type="float">
            <text:p>1.9326</text:p>
          </table:table-cell>
          <table:table-cell table:style-name="Default" table:formula="of:=[$1D_E1.D117]" office:value-type="float" office:value="0.036868" calcext:value-type="float">
            <text:p>0.036868</text:p>
          </table:table-cell>
          <table:table-cell table:style-name="Default" office:value-type="float" office:value="0.1155" calcext:value-type="float">
            <text:p>0.1155</text:p>
          </table:table-cell>
          <table:table-cell table:number-columns-repeated="2"/>
          <table:table-cell table:style-name="Default" table:formula="of:=[$1D_E2.A117]" office:value-type="float" office:value="14.96" calcext:value-type="float">
            <text:p>14.96</text:p>
          </table:table-cell>
          <table:table-cell table:style-name="Default" table:formula="of:=[$1D_E2.B117]" office:value-type="float" office:value="9.1179" calcext:value-type="float">
            <text:p>9.1179</text:p>
          </table:table-cell>
          <table:table-cell table:style-name="Default" table:formula="of:=[$1D_E2.C117]" office:value-type="float" office:value="1.9326" calcext:value-type="float">
            <text:p>1.9326</text:p>
          </table:table-cell>
          <table:table-cell table:style-name="Default" table:formula="of:=[$1D_E2.D117]" office:value-type="float" office:value="0.036868" calcext:value-type="float">
            <text:p>0.036868</text:p>
          </table:table-cell>
          <table:table-cell table:style-name="Default" office:value-type="float" office:value="0.1155" calcext:value-type="float">
            <text:p>0.1155</text:p>
          </table:table-cell>
          <table:table-cell table:number-columns-repeated="964"/>
        </table:table-row>
        <table:table-row table:style-name="ro1">
          <table:table-cell table:style-name="ce1" table:formula="of:=[.A123]+0.001" office:value-type="float" office:value="0.1165" calcext:value-type="float">
            <text:p>0.11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24]+0.00003347)))" office:value-type="float" office:value="9.18768805847544" calcext:value-type="float">
            <text:p>9.18768805847544</text:p>
          </table:table-cell>
          <table:table-cell table:style-name="ce1" table:formula="of:=(0.76/0.41)*LN(([.A124]+0.00003347)/0.00003347)" office:value-type="float" office:value="15.1171123454797" calcext:value-type="float">
            <text:p>15.1171123454797</text:p>
          </table:table-cell>
          <table:table-cell table:style-name="ce1" table:formula="of:=0.09*[.B124]^2/[.C124]" office:value-type="float" office:value="0.036311829252" calcext:value-type="float">
            <text:p>0.036311829252</text:p>
          </table:table-cell>
          <table:table-cell table:style-name="ce1" table:formula="of:=[.B124]^0.5*0.09^0.25" office:value-type="float" office:value="0.76" calcext:value-type="float">
            <text:p>0.76</text:p>
          </table:table-cell>
          <table:table-cell/>
          <table:table-cell table:style-name="Default" table:formula="of:=[$1D_E1.A118]" office:value-type="float" office:value="14.976" calcext:value-type="float">
            <text:p>14.976</text:p>
          </table:table-cell>
          <table:table-cell table:style-name="Default" table:formula="of:=[$1D_E1.B118]" office:value-type="float" office:value="9.0433" calcext:value-type="float">
            <text:p>9.0433</text:p>
          </table:table-cell>
          <table:table-cell table:style-name="Default" table:formula="of:=[$1D_E1.C118]" office:value-type="float" office:value="1.9326" calcext:value-type="float">
            <text:p>1.9326</text:p>
          </table:table-cell>
          <table:table-cell table:style-name="Default" table:formula="of:=[$1D_E1.D118]" office:value-type="float" office:value="0.037172" calcext:value-type="float">
            <text:p>0.037172</text:p>
          </table:table-cell>
          <table:table-cell table:style-name="Default" office:value-type="float" office:value="0.1165" calcext:value-type="float">
            <text:p>0.1165</text:p>
          </table:table-cell>
          <table:table-cell table:number-columns-repeated="2"/>
          <table:table-cell table:style-name="Default" table:formula="of:=[$1D_E2.A118]" office:value-type="float" office:value="14.976" calcext:value-type="float">
            <text:p>14.976</text:p>
          </table:table-cell>
          <table:table-cell table:style-name="Default" table:formula="of:=[$1D_E2.B118]" office:value-type="float" office:value="9.0433" calcext:value-type="float">
            <text:p>9.0433</text:p>
          </table:table-cell>
          <table:table-cell table:style-name="Default" table:formula="of:=[$1D_E2.C118]" office:value-type="float" office:value="1.9326" calcext:value-type="float">
            <text:p>1.9326</text:p>
          </table:table-cell>
          <table:table-cell table:style-name="Default" table:formula="of:=[$1D_E2.D118]" office:value-type="float" office:value="0.037172" calcext:value-type="float">
            <text:p>0.037172</text:p>
          </table:table-cell>
          <table:table-cell table:style-name="Default" office:value-type="float" office:value="0.1165" calcext:value-type="float">
            <text:p>0.1165</text:p>
          </table:table-cell>
          <table:table-cell table:number-columns-repeated="964"/>
        </table:table-row>
        <table:table-row table:style-name="ro1">
          <table:table-cell table:style-name="ce1" table:formula="of:=[.A124]+0.001" office:value-type="float" office:value="0.1175" calcext:value-type="float">
            <text:p>0.11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25]+0.00003347)))" office:value-type="float" office:value="9.10951723565812" calcext:value-type="float">
            <text:p>9.10951723565812</text:p>
          </table:table-cell>
          <table:table-cell table:style-name="ce1" table:formula="of:=(0.76/0.41)*LN(([.A125]+0.00003347)/0.00003347)" office:value-type="float" office:value="15.1329511462485" calcext:value-type="float">
            <text:p>15.1329511462485</text:p>
          </table:table-cell>
          <table:table-cell table:style-name="ce1" table:formula="of:=0.09*[.B125]^2/[.C125]" office:value-type="float" office:value="0.036623429252" calcext:value-type="float">
            <text:p>0.036623429252</text:p>
          </table:table-cell>
          <table:table-cell table:style-name="ce1" table:formula="of:=[.B125]^0.5*0.09^0.25" office:value-type="float" office:value="0.76" calcext:value-type="float">
            <text:p>0.76</text:p>
          </table:table-cell>
          <table:table-cell/>
          <table:table-cell table:style-name="Default" table:formula="of:=[$1D_E1.A119]" office:value-type="float" office:value="14.992" calcext:value-type="float">
            <text:p>14.992</text:p>
          </table:table-cell>
          <table:table-cell table:style-name="Default" table:formula="of:=[$1D_E1.B119]" office:value-type="float" office:value="8.9701" calcext:value-type="float">
            <text:p>8.9701</text:p>
          </table:table-cell>
          <table:table-cell table:style-name="Default" table:formula="of:=[$1D_E1.C119]" office:value-type="float" office:value="1.9326" calcext:value-type="float">
            <text:p>1.9326</text:p>
          </table:table-cell>
          <table:table-cell table:style-name="Default" table:formula="of:=[$1D_E1.D119]" office:value-type="float" office:value="0.037476" calcext:value-type="float">
            <text:p>0.037476</text:p>
          </table:table-cell>
          <table:table-cell table:style-name="Default" office:value-type="float" office:value="0.1175" calcext:value-type="float">
            <text:p>0.1175</text:p>
          </table:table-cell>
          <table:table-cell table:number-columns-repeated="2"/>
          <table:table-cell table:style-name="Default" table:formula="of:=[$1D_E2.A119]" office:value-type="float" office:value="14.992" calcext:value-type="float">
            <text:p>14.992</text:p>
          </table:table-cell>
          <table:table-cell table:style-name="Default" table:formula="of:=[$1D_E2.B119]" office:value-type="float" office:value="8.9701" calcext:value-type="float">
            <text:p>8.9701</text:p>
          </table:table-cell>
          <table:table-cell table:style-name="Default" table:formula="of:=[$1D_E2.C119]" office:value-type="float" office:value="1.9326" calcext:value-type="float">
            <text:p>1.9326</text:p>
          </table:table-cell>
          <table:table-cell table:style-name="Default" table:formula="of:=[$1D_E2.D119]" office:value-type="float" office:value="0.037476" calcext:value-type="float">
            <text:p>0.037476</text:p>
          </table:table-cell>
          <table:table-cell table:style-name="Default" office:value-type="float" office:value="0.1175" calcext:value-type="float">
            <text:p>0.1175</text:p>
          </table:table-cell>
          <table:table-cell table:number-columns-repeated="964"/>
        </table:table-row>
        <table:table-row table:style-name="ro1">
          <table:table-cell table:style-name="ce1" table:formula="of:=[.A125]+0.001" office:value-type="float" office:value="0.1185" calcext:value-type="float">
            <text:p>0.11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26]+0.00003347)))" office:value-type="float" office:value="9.03266537908412" calcext:value-type="float">
            <text:p>9.03266537908412</text:p>
          </table:table-cell>
          <table:table-cell table:style-name="ce1" table:formula="of:=(0.76/0.41)*LN(([.A126]+0.00003347)/0.00003347)" office:value-type="float" office:value="15.1486557563419" calcext:value-type="float">
            <text:p>15.1486557563419</text:p>
          </table:table-cell>
          <table:table-cell table:style-name="ce1" table:formula="of:=0.09*[.B126]^2/[.C126]" office:value-type="float" office:value="0.036935029252" calcext:value-type="float">
            <text:p>0.036935029252</text:p>
          </table:table-cell>
          <table:table-cell table:style-name="ce1" table:formula="of:=[.B126]^0.5*0.09^0.25" office:value-type="float" office:value="0.76" calcext:value-type="float">
            <text:p>0.76</text:p>
          </table:table-cell>
          <table:table-cell/>
          <table:table-cell table:style-name="Default" table:formula="of:=[$1D_E1.A120]" office:value-type="float" office:value="15.007" calcext:value-type="float">
            <text:p>15.007</text:p>
          </table:table-cell>
          <table:table-cell table:style-name="Default" table:formula="of:=[$1D_E1.B120]" office:value-type="float" office:value="8.8982" calcext:value-type="float">
            <text:p>8.8982</text:p>
          </table:table-cell>
          <table:table-cell table:style-name="Default" table:formula="of:=[$1D_E1.C120]" office:value-type="float" office:value="1.9326" calcext:value-type="float">
            <text:p>1.9326</text:p>
          </table:table-cell>
          <table:table-cell table:style-name="Default" table:formula="of:=[$1D_E1.D120]" office:value-type="float" office:value="0.037779" calcext:value-type="float">
            <text:p>0.037779</text:p>
          </table:table-cell>
          <table:table-cell table:style-name="Default" office:value-type="float" office:value="0.1185" calcext:value-type="float">
            <text:p>0.1185</text:p>
          </table:table-cell>
          <table:table-cell table:number-columns-repeated="2"/>
          <table:table-cell table:style-name="Default" table:formula="of:=[$1D_E2.A120]" office:value-type="float" office:value="15.007" calcext:value-type="float">
            <text:p>15.007</text:p>
          </table:table-cell>
          <table:table-cell table:style-name="Default" table:formula="of:=[$1D_E2.B120]" office:value-type="float" office:value="8.8982" calcext:value-type="float">
            <text:p>8.8982</text:p>
          </table:table-cell>
          <table:table-cell table:style-name="Default" table:formula="of:=[$1D_E2.C120]" office:value-type="float" office:value="1.9326" calcext:value-type="float">
            <text:p>1.9326</text:p>
          </table:table-cell>
          <table:table-cell table:style-name="Default" table:formula="of:=[$1D_E2.D120]" office:value-type="float" office:value="0.037779" calcext:value-type="float">
            <text:p>0.037779</text:p>
          </table:table-cell>
          <table:table-cell table:style-name="Default" office:value-type="float" office:value="0.1185" calcext:value-type="float">
            <text:p>0.1185</text:p>
          </table:table-cell>
          <table:table-cell table:number-columns-repeated="964"/>
        </table:table-row>
        <table:table-row table:style-name="ro1">
          <table:table-cell table:style-name="ce1" table:formula="of:=[.A126]+0.001" office:value-type="float" office:value="0.1195" calcext:value-type="float">
            <text:p>0.11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27]+0.00003347)))" office:value-type="float" office:value="8.95709938590176" calcext:value-type="float">
            <text:p>8.95709938590176</text:p>
          </table:table-cell>
          <table:table-cell table:style-name="ce1" table:formula="of:=(0.76/0.41)*LN(([.A127]+0.00003347)/0.00003347)" office:value-type="float" office:value="15.1642284304713" calcext:value-type="float">
            <text:p>15.1642284304713</text:p>
          </table:table-cell>
          <table:table-cell table:style-name="ce1" table:formula="of:=0.09*[.B127]^2/[.C127]" office:value-type="float" office:value="0.037246629252" calcext:value-type="float">
            <text:p>0.037246629252</text:p>
          </table:table-cell>
          <table:table-cell table:style-name="ce1" table:formula="of:=[.B127]^0.5*0.09^0.25" office:value-type="float" office:value="0.76" calcext:value-type="float">
            <text:p>0.76</text:p>
          </table:table-cell>
          <table:table-cell/>
          <table:table-cell table:style-name="Default" table:formula="of:=[$1D_E1.A121]" office:value-type="float" office:value="15.022" calcext:value-type="float">
            <text:p>15.022</text:p>
          </table:table-cell>
          <table:table-cell table:style-name="Default" table:formula="of:=[$1D_E1.B121]" office:value-type="float" office:value="8.8274" calcext:value-type="float">
            <text:p>8.8274</text:p>
          </table:table-cell>
          <table:table-cell table:style-name="Default" table:formula="of:=[$1D_E1.C121]" office:value-type="float" office:value="1.9326" calcext:value-type="float">
            <text:p>1.9326</text:p>
          </table:table-cell>
          <table:table-cell table:style-name="Default" table:formula="of:=[$1D_E1.D121]" office:value-type="float" office:value="0.038081" calcext:value-type="float">
            <text:p>0.038081</text:p>
          </table:table-cell>
          <table:table-cell table:style-name="Default" office:value-type="float" office:value="0.1195" calcext:value-type="float">
            <text:p>0.1195</text:p>
          </table:table-cell>
          <table:table-cell table:number-columns-repeated="2"/>
          <table:table-cell table:style-name="Default" table:formula="of:=[$1D_E2.A121]" office:value-type="float" office:value="15.022" calcext:value-type="float">
            <text:p>15.022</text:p>
          </table:table-cell>
          <table:table-cell table:style-name="Default" table:formula="of:=[$1D_E2.B121]" office:value-type="float" office:value="8.8274" calcext:value-type="float">
            <text:p>8.8274</text:p>
          </table:table-cell>
          <table:table-cell table:style-name="Default" table:formula="of:=[$1D_E2.C121]" office:value-type="float" office:value="1.9326" calcext:value-type="float">
            <text:p>1.9326</text:p>
          </table:table-cell>
          <table:table-cell table:style-name="Default" table:formula="of:=[$1D_E2.D121]" office:value-type="float" office:value="0.038081" calcext:value-type="float">
            <text:p>0.038081</text:p>
          </table:table-cell>
          <table:table-cell table:style-name="Default" office:value-type="float" office:value="0.1195" calcext:value-type="float">
            <text:p>0.1195</text:p>
          </table:table-cell>
          <table:table-cell table:number-columns-repeated="964"/>
        </table:table-row>
        <table:table-row table:style-name="ro1">
          <table:table-cell table:style-name="ce1" table:formula="of:=[.A127]+0.001" office:value-type="float" office:value="0.1205" calcext:value-type="float">
            <text:p>0.12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28]+0.00003347)))" office:value-type="float" office:value="8.88278725180406" calcext:value-type="float">
            <text:p>8.88278725180406</text:p>
          </table:table-cell>
          <table:table-cell table:style-name="ce1" table:formula="of:=(0.76/0.41)*LN(([.A128]+0.00003347)/0.00003347)" office:value-type="float" office:value="15.1796713669948" calcext:value-type="float">
            <text:p>15.1796713669948</text:p>
          </table:table-cell>
          <table:table-cell table:style-name="ce1" table:formula="of:=0.09*[.B128]^2/[.C128]" office:value-type="float" office:value="0.037558229252" calcext:value-type="float">
            <text:p>0.037558229252</text:p>
          </table:table-cell>
          <table:table-cell table:style-name="ce1" table:formula="of:=[.B128]^0.5*0.09^0.25" office:value-type="float" office:value="0.76" calcext:value-type="float">
            <text:p>0.76</text:p>
          </table:table-cell>
          <table:table-cell/>
          <table:table-cell table:style-name="Default" table:formula="of:=[$1D_E1.A122]" office:value-type="float" office:value="15.037" calcext:value-type="float">
            <text:p>15.037</text:p>
          </table:table-cell>
          <table:table-cell table:style-name="Default" table:formula="of:=[$1D_E1.B122]" office:value-type="float" office:value="8.758" calcext:value-type="float">
            <text:p>8.758</text:p>
          </table:table-cell>
          <table:table-cell table:style-name="Default" table:formula="of:=[$1D_E1.C122]" office:value-type="float" office:value="1.9326" calcext:value-type="float">
            <text:p>1.9326</text:p>
          </table:table-cell>
          <table:table-cell table:style-name="Default" table:formula="of:=[$1D_E1.D122]" office:value-type="float" office:value="0.038384" calcext:value-type="float">
            <text:p>0.038384</text:p>
          </table:table-cell>
          <table:table-cell table:style-name="Default" office:value-type="float" office:value="0.1205" calcext:value-type="float">
            <text:p>0.1205</text:p>
          </table:table-cell>
          <table:table-cell table:number-columns-repeated="2"/>
          <table:table-cell table:style-name="Default" table:formula="of:=[$1D_E2.A122]" office:value-type="float" office:value="15.037" calcext:value-type="float">
            <text:p>15.037</text:p>
          </table:table-cell>
          <table:table-cell table:style-name="Default" table:formula="of:=[$1D_E2.B122]" office:value-type="float" office:value="8.758" calcext:value-type="float">
            <text:p>8.758</text:p>
          </table:table-cell>
          <table:table-cell table:style-name="Default" table:formula="of:=[$1D_E2.C122]" office:value-type="float" office:value="1.9326" calcext:value-type="float">
            <text:p>1.9326</text:p>
          </table:table-cell>
          <table:table-cell table:style-name="Default" table:formula="of:=[$1D_E2.D122]" office:value-type="float" office:value="0.038384" calcext:value-type="float">
            <text:p>0.038384</text:p>
          </table:table-cell>
          <table:table-cell table:style-name="Default" office:value-type="float" office:value="0.1205" calcext:value-type="float">
            <text:p>0.1205</text:p>
          </table:table-cell>
          <table:table-cell table:number-columns-repeated="964"/>
        </table:table-row>
        <table:table-row table:style-name="ro1">
          <table:table-cell table:style-name="ce1" table:formula="of:=[.A128]+0.001" office:value-type="float" office:value="0.1215" calcext:value-type="float">
            <text:p>0.12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29]+0.00003347)))" office:value-type="float" office:value="8.8096980258336" calcext:value-type="float">
            <text:p>8.8096980258336</text:p>
          </table:table-cell>
          <table:table-cell table:style-name="ce1" table:formula="of:=(0.76/0.41)*LN(([.A129]+0.00003347)/0.00003347)" office:value-type="float" office:value="15.1949867097795" calcext:value-type="float">
            <text:p>15.1949867097795</text:p>
          </table:table-cell>
          <table:table-cell table:style-name="ce1" table:formula="of:=0.09*[.B129]^2/[.C129]" office:value-type="float" office:value="0.037869829252" calcext:value-type="float">
            <text:p>0.037869829252</text:p>
          </table:table-cell>
          <table:table-cell table:style-name="ce1" table:formula="of:=[.B129]^0.5*0.09^0.25" office:value-type="float" office:value="0.76" calcext:value-type="float">
            <text:p>0.76</text:p>
          </table:table-cell>
          <table:table-cell/>
          <table:table-cell table:style-name="Default" table:formula="of:=[$1D_E1.A123]" office:value-type="float" office:value="15.052" calcext:value-type="float">
            <text:p>15.052</text:p>
          </table:table-cell>
          <table:table-cell table:style-name="Default" table:formula="of:=[$1D_E1.B123]" office:value-type="float" office:value="8.6896" calcext:value-type="float">
            <text:p>8.6896</text:p>
          </table:table-cell>
          <table:table-cell table:style-name="Default" table:formula="of:=[$1D_E1.C123]" office:value-type="float" office:value="1.9327" calcext:value-type="float">
            <text:p>1.9327</text:p>
          </table:table-cell>
          <table:table-cell table:style-name="Default" table:formula="of:=[$1D_E1.D123]" office:value-type="float" office:value="0.038685" calcext:value-type="float">
            <text:p>0.038685</text:p>
          </table:table-cell>
          <table:table-cell table:style-name="Default" office:value-type="float" office:value="0.1215" calcext:value-type="float">
            <text:p>0.1215</text:p>
          </table:table-cell>
          <table:table-cell table:number-columns-repeated="2"/>
          <table:table-cell table:style-name="Default" table:formula="of:=[$1D_E2.A123]" office:value-type="float" office:value="15.052" calcext:value-type="float">
            <text:p>15.052</text:p>
          </table:table-cell>
          <table:table-cell table:style-name="Default" table:formula="of:=[$1D_E2.B123]" office:value-type="float" office:value="8.6896" calcext:value-type="float">
            <text:p>8.6896</text:p>
          </table:table-cell>
          <table:table-cell table:style-name="Default" table:formula="of:=[$1D_E2.C123]" office:value-type="float" office:value="1.9327" calcext:value-type="float">
            <text:p>1.9327</text:p>
          </table:table-cell>
          <table:table-cell table:style-name="Default" table:formula="of:=[$1D_E2.D123]" office:value-type="float" office:value="0.038685" calcext:value-type="float">
            <text:p>0.038685</text:p>
          </table:table-cell>
          <table:table-cell table:style-name="Default" office:value-type="float" office:value="0.1215" calcext:value-type="float">
            <text:p>0.1215</text:p>
          </table:table-cell>
          <table:table-cell table:number-columns-repeated="964"/>
        </table:table-row>
        <table:table-row table:style-name="ro1">
          <table:table-cell table:style-name="ce1" table:formula="of:=[.A129]+0.001" office:value-type="float" office:value="0.1225" calcext:value-type="float">
            <text:p>0.12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30]+0.00003347)))" office:value-type="float" office:value="8.73780176740042" calcext:value-type="float">
            <text:p>8.73780176740042</text:p>
          </table:table-cell>
          <table:table-cell table:style-name="ce1" table:formula="of:=(0.76/0.41)*LN(([.A130]+0.00003347)/0.00003347)" office:value-type="float" office:value="15.2101765499878" calcext:value-type="float">
            <text:p>15.2101765499878</text:p>
          </table:table-cell>
          <table:table-cell table:style-name="ce1" table:formula="of:=0.09*[.B130]^2/[.C130]" office:value-type="float" office:value="0.038181429252" calcext:value-type="float">
            <text:p>0.038181429252</text:p>
          </table:table-cell>
          <table:table-cell table:style-name="ce1" table:formula="of:=[.B130]^0.5*0.09^0.25" office:value-type="float" office:value="0.76" calcext:value-type="float">
            <text:p>0.76</text:p>
          </table:table-cell>
          <table:table-cell/>
          <table:table-cell table:style-name="Default" table:formula="of:=[$1D_E1.A124]" office:value-type="float" office:value="15.067" calcext:value-type="float">
            <text:p>15.067</text:p>
          </table:table-cell>
          <table:table-cell table:style-name="Default" table:formula="of:=[$1D_E1.B124]" office:value-type="float" office:value="8.6225" calcext:value-type="float">
            <text:p>8.6225</text:p>
          </table:table-cell>
          <table:table-cell table:style-name="Default" table:formula="of:=[$1D_E1.C124]" office:value-type="float" office:value="1.9327" calcext:value-type="float">
            <text:p>1.9327</text:p>
          </table:table-cell>
          <table:table-cell table:style-name="Default" table:formula="of:=[$1D_E1.D124]" office:value-type="float" office:value="0.038987" calcext:value-type="float">
            <text:p>0.038987</text:p>
          </table:table-cell>
          <table:table-cell table:style-name="Default" office:value-type="float" office:value="0.1225" calcext:value-type="float">
            <text:p>0.1225</text:p>
          </table:table-cell>
          <table:table-cell table:number-columns-repeated="2"/>
          <table:table-cell table:style-name="Default" table:formula="of:=[$1D_E2.A124]" office:value-type="float" office:value="15.067" calcext:value-type="float">
            <text:p>15.067</text:p>
          </table:table-cell>
          <table:table-cell table:style-name="Default" table:formula="of:=[$1D_E2.B124]" office:value-type="float" office:value="8.6225" calcext:value-type="float">
            <text:p>8.6225</text:p>
          </table:table-cell>
          <table:table-cell table:style-name="Default" table:formula="of:=[$1D_E2.C124]" office:value-type="float" office:value="1.9327" calcext:value-type="float">
            <text:p>1.9327</text:p>
          </table:table-cell>
          <table:table-cell table:style-name="Default" table:formula="of:=[$1D_E2.D124]" office:value-type="float" office:value="0.038987" calcext:value-type="float">
            <text:p>0.038987</text:p>
          </table:table-cell>
          <table:table-cell table:style-name="Default" office:value-type="float" office:value="0.1225" calcext:value-type="float">
            <text:p>0.1225</text:p>
          </table:table-cell>
          <table:table-cell table:number-columns-repeated="964"/>
        </table:table-row>
        <table:table-row table:style-name="ro1">
          <table:table-cell table:style-name="ce1" table:formula="of:=[.A130]+0.001" office:value-type="float" office:value="0.1235" calcext:value-type="float">
            <text:p>0.12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31]+0.00003347)))" office:value-type="float" office:value="8.66706950538754" calcext:value-type="float">
            <text:p>8.66706950538754</text:p>
          </table:table-cell>
          <table:table-cell table:style-name="ce1" table:formula="of:=(0.76/0.41)*LN(([.A131]+0.00003347)/0.00003347)" office:value-type="float" office:value="15.2252429277907" calcext:value-type="float">
            <text:p>15.2252429277907</text:p>
          </table:table-cell>
          <table:table-cell table:style-name="ce1" table:formula="of:=0.09*[.B131]^2/[.C131]" office:value-type="float" office:value="0.038493029252" calcext:value-type="float">
            <text:p>0.038493029252</text:p>
          </table:table-cell>
          <table:table-cell table:style-name="ce1" table:formula="of:=[.B131]^0.5*0.09^0.25" office:value-type="float" office:value="0.76" calcext:value-type="float">
            <text:p>0.76</text:p>
          </table:table-cell>
          <table:table-cell/>
          <table:table-cell table:style-name="Default" table:formula="of:=[$1D_E1.A125]" office:value-type="float" office:value="15.082" calcext:value-type="float">
            <text:p>15.082</text:p>
          </table:table-cell>
          <table:table-cell table:style-name="Default" table:formula="of:=[$1D_E1.B125]" office:value-type="float" office:value="8.5565" calcext:value-type="float">
            <text:p>8.5565</text:p>
          </table:table-cell>
          <table:table-cell table:style-name="Default" table:formula="of:=[$1D_E1.C125]" office:value-type="float" office:value="1.9327" calcext:value-type="float">
            <text:p>1.9327</text:p>
          </table:table-cell>
          <table:table-cell table:style-name="Default" table:formula="of:=[$1D_E1.D125]" office:value-type="float" office:value="0.039288" calcext:value-type="float">
            <text:p>0.039288</text:p>
          </table:table-cell>
          <table:table-cell table:style-name="Default" office:value-type="float" office:value="0.1235" calcext:value-type="float">
            <text:p>0.1235</text:p>
          </table:table-cell>
          <table:table-cell table:number-columns-repeated="2"/>
          <table:table-cell table:style-name="Default" table:formula="of:=[$1D_E2.A125]" office:value-type="float" office:value="15.082" calcext:value-type="float">
            <text:p>15.082</text:p>
          </table:table-cell>
          <table:table-cell table:style-name="Default" table:formula="of:=[$1D_E2.B125]" office:value-type="float" office:value="8.5565" calcext:value-type="float">
            <text:p>8.5565</text:p>
          </table:table-cell>
          <table:table-cell table:style-name="Default" table:formula="of:=[$1D_E2.C125]" office:value-type="float" office:value="1.9327" calcext:value-type="float">
            <text:p>1.9327</text:p>
          </table:table-cell>
          <table:table-cell table:style-name="Default" table:formula="of:=[$1D_E2.D125]" office:value-type="float" office:value="0.039288" calcext:value-type="float">
            <text:p>0.039288</text:p>
          </table:table-cell>
          <table:table-cell table:style-name="Default" office:value-type="float" office:value="0.1235" calcext:value-type="float">
            <text:p>0.1235</text:p>
          </table:table-cell>
          <table:table-cell table:number-columns-repeated="964"/>
        </table:table-row>
        <table:table-row table:style-name="ro1">
          <table:table-cell table:style-name="ce1" table:formula="of:=[.A131]+0.001" office:value-type="float" office:value="0.1245" calcext:value-type="float">
            <text:p>0.12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32]+0.00003347)))" office:value-type="float" office:value="8.59747319922674" calcext:value-type="float">
            <text:p>8.59747319922674</text:p>
          </table:table-cell>
          <table:table-cell table:style-name="ce1" table:formula="of:=(0.76/0.41)*LN(([.A132]+0.00003347)/0.00003347)" office:value-type="float" office:value="15.2401878340127" calcext:value-type="float">
            <text:p>15.2401878340127</text:p>
          </table:table-cell>
          <table:table-cell table:style-name="ce1" table:formula="of:=0.09*[.B132]^2/[.C132]" office:value-type="float" office:value="0.038804629252" calcext:value-type="float">
            <text:p>0.038804629252</text:p>
          </table:table-cell>
          <table:table-cell table:style-name="ce1" table:formula="of:=[.B132]^0.5*0.09^0.25" office:value-type="float" office:value="0.76" calcext:value-type="float">
            <text:p>0.76</text:p>
          </table:table-cell>
          <table:table-cell/>
          <table:table-cell table:style-name="Default" table:formula="of:=[$1D_E1.A126]" office:value-type="float" office:value="15.097" calcext:value-type="float">
            <text:p>15.097</text:p>
          </table:table-cell>
          <table:table-cell table:style-name="Default" table:formula="of:=[$1D_E1.B126]" office:value-type="float" office:value="8.4916" calcext:value-type="float">
            <text:p>8.4916</text:p>
          </table:table-cell>
          <table:table-cell table:style-name="Default" table:formula="of:=[$1D_E1.C126]" office:value-type="float" office:value="1.9327" calcext:value-type="float">
            <text:p>1.9327</text:p>
          </table:table-cell>
          <table:table-cell table:style-name="Default" table:formula="of:=[$1D_E1.D126]" office:value-type="float" office:value="0.039588" calcext:value-type="float">
            <text:p>0.039588</text:p>
          </table:table-cell>
          <table:table-cell table:style-name="Default" office:value-type="float" office:value="0.1245" calcext:value-type="float">
            <text:p>0.1245</text:p>
          </table:table-cell>
          <table:table-cell table:number-columns-repeated="2"/>
          <table:table-cell table:style-name="Default" table:formula="of:=[$1D_E2.A126]" office:value-type="float" office:value="15.097" calcext:value-type="float">
            <text:p>15.097</text:p>
          </table:table-cell>
          <table:table-cell table:style-name="Default" table:formula="of:=[$1D_E2.B126]" office:value-type="float" office:value="8.4916" calcext:value-type="float">
            <text:p>8.4916</text:p>
          </table:table-cell>
          <table:table-cell table:style-name="Default" table:formula="of:=[$1D_E2.C126]" office:value-type="float" office:value="1.9327" calcext:value-type="float">
            <text:p>1.9327</text:p>
          </table:table-cell>
          <table:table-cell table:style-name="Default" table:formula="of:=[$1D_E2.D126]" office:value-type="float" office:value="0.039588" calcext:value-type="float">
            <text:p>0.039588</text:p>
          </table:table-cell>
          <table:table-cell table:style-name="Default" office:value-type="float" office:value="0.1245" calcext:value-type="float">
            <text:p>0.1245</text:p>
          </table:table-cell>
          <table:table-cell table:number-columns-repeated="964"/>
        </table:table-row>
        <table:table-row table:style-name="ro1">
          <table:table-cell table:style-name="ce1" table:formula="of:=[.A132]+0.001" office:value-type="float" office:value="0.1255" calcext:value-type="float">
            <text:p>0.12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33]+0.00003347)))" office:value-type="float" office:value="8.52898570183479" calcext:value-type="float">
            <text:p>8.52898570183479</text:p>
          </table:table-cell>
          <table:table-cell table:style-name="ce1" table:formula="of:=(0.76/0.41)*LN(([.A133]+0.00003347)/0.00003347)" office:value-type="float" office:value="15.2550132117101" calcext:value-type="float">
            <text:p>15.2550132117101</text:p>
          </table:table-cell>
          <table:table-cell table:style-name="ce1" table:formula="of:=0.09*[.B133]^2/[.C133]" office:value-type="float" office:value="0.039116229252" calcext:value-type="float">
            <text:p>0.039116229252</text:p>
          </table:table-cell>
          <table:table-cell table:style-name="ce1" table:formula="of:=[.B133]^0.5*0.09^0.25" office:value-type="float" office:value="0.76" calcext:value-type="float">
            <text:p>0.76</text:p>
          </table:table-cell>
          <table:table-cell/>
          <table:table-cell table:style-name="Default" table:formula="of:=[$1D_E1.A127]" office:value-type="float" office:value="15.111" calcext:value-type="float">
            <text:p>15.111</text:p>
          </table:table-cell>
          <table:table-cell table:style-name="Default" table:formula="of:=[$1D_E1.B127]" office:value-type="float" office:value="8.4277" calcext:value-type="float">
            <text:p>8.4277</text:p>
          </table:table-cell>
          <table:table-cell table:style-name="Default" table:formula="of:=[$1D_E1.C127]" office:value-type="float" office:value="1.9327" calcext:value-type="float">
            <text:p>1.9327</text:p>
          </table:table-cell>
          <table:table-cell table:style-name="Default" table:formula="of:=[$1D_E1.D127]" office:value-type="float" office:value="0.039888" calcext:value-type="float">
            <text:p>0.039888</text:p>
          </table:table-cell>
          <table:table-cell table:style-name="Default" office:value-type="float" office:value="0.1255" calcext:value-type="float">
            <text:p>0.1255</text:p>
          </table:table-cell>
          <table:table-cell table:number-columns-repeated="2"/>
          <table:table-cell table:style-name="Default" table:formula="of:=[$1D_E2.A127]" office:value-type="float" office:value="15.111" calcext:value-type="float">
            <text:p>15.111</text:p>
          </table:table-cell>
          <table:table-cell table:style-name="Default" table:formula="of:=[$1D_E2.B127]" office:value-type="float" office:value="8.4277" calcext:value-type="float">
            <text:p>8.4277</text:p>
          </table:table-cell>
          <table:table-cell table:style-name="Default" table:formula="of:=[$1D_E2.C127]" office:value-type="float" office:value="1.9327" calcext:value-type="float">
            <text:p>1.9327</text:p>
          </table:table-cell>
          <table:table-cell table:style-name="Default" table:formula="of:=[$1D_E2.D127]" office:value-type="float" office:value="0.039888" calcext:value-type="float">
            <text:p>0.039888</text:p>
          </table:table-cell>
          <table:table-cell table:style-name="Default" office:value-type="float" office:value="0.1255" calcext:value-type="float">
            <text:p>0.1255</text:p>
          </table:table-cell>
          <table:table-cell table:number-columns-repeated="964"/>
        </table:table-row>
        <table:table-row table:style-name="ro1">
          <table:table-cell table:style-name="ce1" table:formula="of:=[.A133]+0.001" office:value-type="float" office:value="0.1265" calcext:value-type="float">
            <text:p>0.12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34]+0.00003347)))" office:value-type="float" office:value="8.46158072430723" calcext:value-type="float">
            <text:p>8.46158072430723</text:p>
          </table:table-cell>
          <table:table-cell table:style-name="ce1" table:formula="of:=(0.76/0.41)*LN(([.A134]+0.00003347)/0.00003347)" office:value-type="float" office:value="15.2697209576874" calcext:value-type="float">
            <text:p>15.2697209576874</text:p>
          </table:table-cell>
          <table:table-cell table:style-name="ce1" table:formula="of:=0.09*[.B134]^2/[.C134]" office:value-type="float" office:value="0.039427829252" calcext:value-type="float">
            <text:p>0.039427829252</text:p>
          </table:table-cell>
          <table:table-cell table:style-name="ce1" table:formula="of:=[.B134]^0.5*0.09^0.25" office:value-type="float" office:value="0.76" calcext:value-type="float">
            <text:p>0.76</text:p>
          </table:table-cell>
          <table:table-cell/>
          <table:table-cell table:style-name="Default" table:formula="of:=[$1D_E1.A128]" office:value-type="float" office:value="15.126" calcext:value-type="float">
            <text:p>15.126</text:p>
          </table:table-cell>
          <table:table-cell table:style-name="Default" table:formula="of:=[$1D_E1.B128]" office:value-type="float" office:value="8.3649" calcext:value-type="float">
            <text:p>8.3649</text:p>
          </table:table-cell>
          <table:table-cell table:style-name="Default" table:formula="of:=[$1D_E1.C128]" office:value-type="float" office:value="1.9327" calcext:value-type="float">
            <text:p>1.9327</text:p>
          </table:table-cell>
          <table:table-cell table:style-name="Default" table:formula="of:=[$1D_E1.D128]" office:value-type="float" office:value="0.040187" calcext:value-type="float">
            <text:p>0.040187</text:p>
          </table:table-cell>
          <table:table-cell table:style-name="Default" office:value-type="float" office:value="0.1265" calcext:value-type="float">
            <text:p>0.1265</text:p>
          </table:table-cell>
          <table:table-cell table:number-columns-repeated="2"/>
          <table:table-cell table:style-name="Default" table:formula="of:=[$1D_E2.A128]" office:value-type="float" office:value="15.126" calcext:value-type="float">
            <text:p>15.126</text:p>
          </table:table-cell>
          <table:table-cell table:style-name="Default" table:formula="of:=[$1D_E2.B128]" office:value-type="float" office:value="8.3649" calcext:value-type="float">
            <text:p>8.3649</text:p>
          </table:table-cell>
          <table:table-cell table:style-name="Default" table:formula="of:=[$1D_E2.C128]" office:value-type="float" office:value="1.9327" calcext:value-type="float">
            <text:p>1.9327</text:p>
          </table:table-cell>
          <table:table-cell table:style-name="Default" table:formula="of:=[$1D_E2.D128]" office:value-type="float" office:value="0.040187" calcext:value-type="float">
            <text:p>0.040187</text:p>
          </table:table-cell>
          <table:table-cell table:style-name="Default" office:value-type="float" office:value="0.1265" calcext:value-type="float">
            <text:p>0.1265</text:p>
          </table:table-cell>
          <table:table-cell table:number-columns-repeated="964"/>
        </table:table-row>
        <table:table-row table:style-name="ro1">
          <table:table-cell table:style-name="ce1" table:formula="of:=[.A134]+0.001" office:value-type="float" office:value="0.1275" calcext:value-type="float">
            <text:p>0.12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35]+0.00003347)))" office:value-type="float" office:value="8.39523280227306" calcext:value-type="float">
            <text:p>8.39523280227306</text:p>
          </table:table-cell>
          <table:table-cell table:style-name="ce1" table:formula="of:=(0.76/0.41)*LN(([.A135]+0.00003347)/0.00003347)" office:value-type="float" office:value="15.2843129239533" calcext:value-type="float">
            <text:p>15.2843129239533</text:p>
          </table:table-cell>
          <table:table-cell table:style-name="ce1" table:formula="of:=0.09*[.B135]^2/[.C135]" office:value-type="float" office:value="0.039739429252" calcext:value-type="float">
            <text:p>0.039739429252</text:p>
          </table:table-cell>
          <table:table-cell table:style-name="ce1" table:formula="of:=[.B135]^0.5*0.09^0.25" office:value-type="float" office:value="0.76" calcext:value-type="float">
            <text:p>0.76</text:p>
          </table:table-cell>
          <table:table-cell/>
          <table:table-cell table:style-name="Default" table:formula="of:=[$1D_E1.A129]" office:value-type="float" office:value="15.14" calcext:value-type="float">
            <text:p>15.14</text:p>
          </table:table-cell>
          <table:table-cell table:style-name="Default" table:formula="of:=[$1D_E1.B129]" office:value-type="float" office:value="8.3031" calcext:value-type="float">
            <text:p>8.3031</text:p>
          </table:table-cell>
          <table:table-cell table:style-name="Default" table:formula="of:=[$1D_E1.C129]" office:value-type="float" office:value="1.9327" calcext:value-type="float">
            <text:p>1.9327</text:p>
          </table:table-cell>
          <table:table-cell table:style-name="Default" table:formula="of:=[$1D_E1.D129]" office:value-type="float" office:value="0.040486" calcext:value-type="float">
            <text:p>0.040486</text:p>
          </table:table-cell>
          <table:table-cell table:style-name="Default" office:value-type="float" office:value="0.1275" calcext:value-type="float">
            <text:p>0.1275</text:p>
          </table:table-cell>
          <table:table-cell table:number-columns-repeated="2"/>
          <table:table-cell table:style-name="Default" table:formula="of:=[$1D_E2.A129]" office:value-type="float" office:value="15.14" calcext:value-type="float">
            <text:p>15.14</text:p>
          </table:table-cell>
          <table:table-cell table:style-name="Default" table:formula="of:=[$1D_E2.B129]" office:value-type="float" office:value="8.3031" calcext:value-type="float">
            <text:p>8.3031</text:p>
          </table:table-cell>
          <table:table-cell table:style-name="Default" table:formula="of:=[$1D_E2.C129]" office:value-type="float" office:value="1.9327" calcext:value-type="float">
            <text:p>1.9327</text:p>
          </table:table-cell>
          <table:table-cell table:style-name="Default" table:formula="of:=[$1D_E2.D129]" office:value-type="float" office:value="0.040486" calcext:value-type="float">
            <text:p>0.040486</text:p>
          </table:table-cell>
          <table:table-cell table:style-name="Default" office:value-type="float" office:value="0.1275" calcext:value-type="float">
            <text:p>0.1275</text:p>
          </table:table-cell>
          <table:table-cell table:number-columns-repeated="964"/>
        </table:table-row>
        <table:table-row table:style-name="ro1">
          <table:table-cell table:style-name="ce1" table:formula="of:=[.A135]+0.001" office:value-type="float" office:value="0.1285" calcext:value-type="float">
            <text:p>0.12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36]+0.00003347)))" office:value-type="float" office:value="8.32991726382013" calcext:value-type="float">
            <text:p>8.32991726382013</text:p>
          </table:table-cell>
          <table:table-cell table:style-name="ce1" table:formula="of:=(0.76/0.41)*LN(([.A136]+0.00003347)/0.00003347)" office:value-type="float" office:value="15.2987909191208" calcext:value-type="float">
            <text:p>15.2987909191208</text:p>
          </table:table-cell>
          <table:table-cell table:style-name="ce1" table:formula="of:=0.09*[.B136]^2/[.C136]" office:value-type="float" office:value="0.040051029252" calcext:value-type="float">
            <text:p>0.040051029252</text:p>
          </table:table-cell>
          <table:table-cell table:style-name="ce1" table:formula="of:=[.B136]^0.5*0.09^0.25" office:value-type="float" office:value="0.76" calcext:value-type="float">
            <text:p>0.76</text:p>
          </table:table-cell>
          <table:table-cell/>
          <table:table-cell table:style-name="Default" table:formula="of:=[$1D_E1.A130]" office:value-type="float" office:value="15.155" calcext:value-type="float">
            <text:p>15.155</text:p>
          </table:table-cell>
          <table:table-cell table:style-name="Default" table:formula="of:=[$1D_E1.B130]" office:value-type="float" office:value="8.2424" calcext:value-type="float">
            <text:p>8.2424</text:p>
          </table:table-cell>
          <table:table-cell table:style-name="Default" table:formula="of:=[$1D_E1.C130]" office:value-type="float" office:value="1.9327" calcext:value-type="float">
            <text:p>1.9327</text:p>
          </table:table-cell>
          <table:table-cell table:style-name="Default" table:formula="of:=[$1D_E1.D130]" office:value-type="float" office:value="0.040785" calcext:value-type="float">
            <text:p>0.040785</text:p>
          </table:table-cell>
          <table:table-cell table:style-name="Default" office:value-type="float" office:value="0.1285" calcext:value-type="float">
            <text:p>0.1285</text:p>
          </table:table-cell>
          <table:table-cell table:number-columns-repeated="2"/>
          <table:table-cell table:style-name="Default" table:formula="of:=[$1D_E2.A130]" office:value-type="float" office:value="15.155" calcext:value-type="float">
            <text:p>15.155</text:p>
          </table:table-cell>
          <table:table-cell table:style-name="Default" table:formula="of:=[$1D_E2.B130]" office:value-type="float" office:value="8.2424" calcext:value-type="float">
            <text:p>8.2424</text:p>
          </table:table-cell>
          <table:table-cell table:style-name="Default" table:formula="of:=[$1D_E2.C130]" office:value-type="float" office:value="1.9327" calcext:value-type="float">
            <text:p>1.9327</text:p>
          </table:table-cell>
          <table:table-cell table:style-name="Default" table:formula="of:=[$1D_E2.D130]" office:value-type="float" office:value="0.040785" calcext:value-type="float">
            <text:p>0.040785</text:p>
          </table:table-cell>
          <table:table-cell table:style-name="Default" office:value-type="float" office:value="0.1285" calcext:value-type="float">
            <text:p>0.1285</text:p>
          </table:table-cell>
          <table:table-cell table:number-columns-repeated="964"/>
        </table:table-row>
        <table:table-row table:style-name="ro1">
          <table:table-cell table:style-name="ce1" table:formula="of:=[.A136]+0.001" office:value-type="float" office:value="0.1295" calcext:value-type="float">
            <text:p>0.12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37]+0.00003347)))" office:value-type="float" office:value="8.26561019890617" calcext:value-type="float">
            <text:p>8.26561019890617</text:p>
          </table:table-cell>
          <table:table-cell table:style-name="ce1" table:formula="of:=(0.76/0.41)*LN(([.A137]+0.00003347)/0.00003347)" office:value-type="float" office:value="15.313156709752" calcext:value-type="float">
            <text:p>15.313156709752</text:p>
          </table:table-cell>
          <table:table-cell table:style-name="ce1" table:formula="of:=0.09*[.B137]^2/[.C137]" office:value-type="float" office:value="0.040362629252" calcext:value-type="float">
            <text:p>0.040362629252</text:p>
          </table:table-cell>
          <table:table-cell table:style-name="ce1" table:formula="of:=[.B137]^0.5*0.09^0.25" office:value-type="float" office:value="0.76" calcext:value-type="float">
            <text:p>0.76</text:p>
          </table:table-cell>
          <table:table-cell/>
          <table:table-cell table:style-name="Default" table:formula="of:=[$1D_E1.A131]" office:value-type="float" office:value="15.169" calcext:value-type="float">
            <text:p>15.169</text:p>
          </table:table-cell>
          <table:table-cell table:style-name="Default" table:formula="of:=[$1D_E1.B131]" office:value-type="float" office:value="8.1826" calcext:value-type="float">
            <text:p>8.1826</text:p>
          </table:table-cell>
          <table:table-cell table:style-name="Default" table:formula="of:=[$1D_E1.C131]" office:value-type="float" office:value="1.9327" calcext:value-type="float">
            <text:p>1.9327</text:p>
          </table:table-cell>
          <table:table-cell table:style-name="Default" table:formula="of:=[$1D_E1.D131]" office:value-type="float" office:value="0.041083" calcext:value-type="float">
            <text:p>0.041083</text:p>
          </table:table-cell>
          <table:table-cell table:style-name="Default" office:value-type="float" office:value="0.1295" calcext:value-type="float">
            <text:p>0.1295</text:p>
          </table:table-cell>
          <table:table-cell table:number-columns-repeated="2"/>
          <table:table-cell table:style-name="Default" table:formula="of:=[$1D_E2.A131]" office:value-type="float" office:value="15.169" calcext:value-type="float">
            <text:p>15.169</text:p>
          </table:table-cell>
          <table:table-cell table:style-name="Default" table:formula="of:=[$1D_E2.B131]" office:value-type="float" office:value="8.1826" calcext:value-type="float">
            <text:p>8.1826</text:p>
          </table:table-cell>
          <table:table-cell table:style-name="Default" table:formula="of:=[$1D_E2.C131]" office:value-type="float" office:value="1.9327" calcext:value-type="float">
            <text:p>1.9327</text:p>
          </table:table-cell>
          <table:table-cell table:style-name="Default" table:formula="of:=[$1D_E2.D131]" office:value-type="float" office:value="0.041083" calcext:value-type="float">
            <text:p>0.041083</text:p>
          </table:table-cell>
          <table:table-cell table:style-name="Default" office:value-type="float" office:value="0.1295" calcext:value-type="float">
            <text:p>0.1295</text:p>
          </table:table-cell>
          <table:table-cell table:number-columns-repeated="964"/>
        </table:table-row>
        <table:table-row table:style-name="ro1">
          <table:table-cell table:style-name="ce1" table:formula="of:=[.A137]+0.001" office:value-type="float" office:value="0.1305" calcext:value-type="float">
            <text:p>0.13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38]+0.00003347)))" office:value-type="float" office:value="8.20228843017585" calcext:value-type="float">
            <text:p>8.20228843017585</text:p>
          </table:table-cell>
          <table:table-cell table:style-name="ce1" table:formula="of:=(0.76/0.41)*LN(([.A138]+0.00003347)/0.00003347)" office:value-type="float" office:value="15.327412021652" calcext:value-type="float">
            <text:p>15.327412021652</text:p>
          </table:table-cell>
          <table:table-cell table:style-name="ce1" table:formula="of:=0.09*[.B138]^2/[.C138]" office:value-type="float" office:value="0.040674229252" calcext:value-type="float">
            <text:p>0.040674229252</text:p>
          </table:table-cell>
          <table:table-cell table:style-name="ce1" table:formula="of:=[.B138]^0.5*0.09^0.25" office:value-type="float" office:value="0.76" calcext:value-type="float">
            <text:p>0.76</text:p>
          </table:table-cell>
          <table:table-cell/>
          <table:table-cell table:style-name="Default" table:formula="of:=[$1D_E1.A132]" office:value-type="float" office:value="15.183" calcext:value-type="float">
            <text:p>15.183</text:p>
          </table:table-cell>
          <table:table-cell table:style-name="Default" table:formula="of:=[$1D_E1.B132]" office:value-type="float" office:value="8.1237" calcext:value-type="float">
            <text:p>8.1237</text:p>
          </table:table-cell>
          <table:table-cell table:style-name="Default" table:formula="of:=[$1D_E1.C132]" office:value-type="float" office:value="1.9327" calcext:value-type="float">
            <text:p>1.9327</text:p>
          </table:table-cell>
          <table:table-cell table:style-name="Default" table:formula="of:=[$1D_E1.D132]" office:value-type="float" office:value="0.041381" calcext:value-type="float">
            <text:p>0.041381</text:p>
          </table:table-cell>
          <table:table-cell table:style-name="Default" office:value-type="float" office:value="0.1305" calcext:value-type="float">
            <text:p>0.1305</text:p>
          </table:table-cell>
          <table:table-cell table:number-columns-repeated="2"/>
          <table:table-cell table:style-name="Default" table:formula="of:=[$1D_E2.A132]" office:value-type="float" office:value="15.183" calcext:value-type="float">
            <text:p>15.183</text:p>
          </table:table-cell>
          <table:table-cell table:style-name="Default" table:formula="of:=[$1D_E2.B132]" office:value-type="float" office:value="8.1237" calcext:value-type="float">
            <text:p>8.1237</text:p>
          </table:table-cell>
          <table:table-cell table:style-name="Default" table:formula="of:=[$1D_E2.C132]" office:value-type="float" office:value="1.9327" calcext:value-type="float">
            <text:p>1.9327</text:p>
          </table:table-cell>
          <table:table-cell table:style-name="Default" table:formula="of:=[$1D_E2.D132]" office:value-type="float" office:value="0.041381" calcext:value-type="float">
            <text:p>0.041381</text:p>
          </table:table-cell>
          <table:table-cell table:style-name="Default" office:value-type="float" office:value="0.1305" calcext:value-type="float">
            <text:p>0.1305</text:p>
          </table:table-cell>
          <table:table-cell table:number-columns-repeated="964"/>
        </table:table-row>
        <table:table-row table:style-name="ro1">
          <table:table-cell table:style-name="ce1" table:formula="of:=[.A138]+0.001" office:value-type="float" office:value="0.1315" calcext:value-type="float">
            <text:p>0.13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39]+0.00003347)))" office:value-type="float" office:value="8.13992948510905" calcext:value-type="float">
            <text:p>8.13992948510905</text:p>
          </table:table-cell>
          <table:table-cell table:style-name="ce1" table:formula="of:=(0.76/0.41)*LN(([.A139]+0.00003347)/0.00003347)" office:value-type="float" office:value="15.3415585411129" calcext:value-type="float">
            <text:p>15.3415585411129</text:p>
          </table:table-cell>
          <table:table-cell table:style-name="ce1" table:formula="of:=0.09*[.B139]^2/[.C139]" office:value-type="float" office:value="0.040985829252" calcext:value-type="float">
            <text:p>0.040985829252</text:p>
          </table:table-cell>
          <table:table-cell table:style-name="ce1" table:formula="of:=[.B139]^0.5*0.09^0.25" office:value-type="float" office:value="0.76" calcext:value-type="float">
            <text:p>0.76</text:p>
          </table:table-cell>
          <table:table-cell/>
          <table:table-cell table:style-name="Default" table:formula="of:=[$1D_E1.A133]" office:value-type="float" office:value="15.197" calcext:value-type="float">
            <text:p>15.197</text:p>
          </table:table-cell>
          <table:table-cell table:style-name="Default" table:formula="of:=[$1D_E1.B133]" office:value-type="float" office:value="8.0658" calcext:value-type="float">
            <text:p>8.0658</text:p>
          </table:table-cell>
          <table:table-cell table:style-name="Default" table:formula="of:=[$1D_E1.C133]" office:value-type="float" office:value="1.9327" calcext:value-type="float">
            <text:p>1.9327</text:p>
          </table:table-cell>
          <table:table-cell table:style-name="Default" table:formula="of:=[$1D_E1.D133]" office:value-type="float" office:value="0.041678" calcext:value-type="float">
            <text:p>0.041678</text:p>
          </table:table-cell>
          <table:table-cell table:style-name="Default" office:value-type="float" office:value="0.1315" calcext:value-type="float">
            <text:p>0.1315</text:p>
          </table:table-cell>
          <table:table-cell table:number-columns-repeated="2"/>
          <table:table-cell table:style-name="Default" table:formula="of:=[$1D_E2.A133]" office:value-type="float" office:value="15.197" calcext:value-type="float">
            <text:p>15.197</text:p>
          </table:table-cell>
          <table:table-cell table:style-name="Default" table:formula="of:=[$1D_E2.B133]" office:value-type="float" office:value="8.0658" calcext:value-type="float">
            <text:p>8.0658</text:p>
          </table:table-cell>
          <table:table-cell table:style-name="Default" table:formula="of:=[$1D_E2.C133]" office:value-type="float" office:value="1.9327" calcext:value-type="float">
            <text:p>1.9327</text:p>
          </table:table-cell>
          <table:table-cell table:style-name="Default" table:formula="of:=[$1D_E2.D133]" office:value-type="float" office:value="0.041678" calcext:value-type="float">
            <text:p>0.041678</text:p>
          </table:table-cell>
          <table:table-cell table:style-name="Default" office:value-type="float" office:value="0.1315" calcext:value-type="float">
            <text:p>0.1315</text:p>
          </table:table-cell>
          <table:table-cell table:number-columns-repeated="964"/>
        </table:table-row>
        <table:table-row table:style-name="ro1">
          <table:table-cell table:style-name="ce1" table:formula="of:=[.A139]+0.001" office:value-type="float" office:value="0.1325" calcext:value-type="float">
            <text:p>0.13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40]+0.00003347)))" office:value-type="float" office:value="8.07851156943002" calcext:value-type="float">
            <text:p>8.07851156943002</text:p>
          </table:table-cell>
          <table:table-cell table:style-name="ce1" table:formula="of:=(0.76/0.41)*LN(([.A140]+0.00003347)/0.00003347)" office:value-type="float" office:value="15.3555979161109" calcext:value-type="float">
            <text:p>15.3555979161109</text:p>
          </table:table-cell>
          <table:table-cell table:style-name="ce1" table:formula="of:=0.09*[.B140]^2/[.C140]" office:value-type="float" office:value="0.041297429252" calcext:value-type="float">
            <text:p>0.041297429252</text:p>
          </table:table-cell>
          <table:table-cell table:style-name="ce1" table:formula="of:=[.B140]^0.5*0.09^0.25" office:value-type="float" office:value="0.76" calcext:value-type="float">
            <text:p>0.76</text:p>
          </table:table-cell>
          <table:table-cell/>
          <table:table-cell table:style-name="Default" table:formula="of:=[$1D_E1.A134]" office:value-type="float" office:value="15.211" calcext:value-type="float">
            <text:p>15.211</text:p>
          </table:table-cell>
          <table:table-cell table:style-name="Default" table:formula="of:=[$1D_E1.B134]" office:value-type="float" office:value="8.0088" calcext:value-type="float">
            <text:p>8.0088</text:p>
          </table:table-cell>
          <table:table-cell table:style-name="Default" table:formula="of:=[$1D_E1.C134]" office:value-type="float" office:value="1.9327" calcext:value-type="float">
            <text:p>1.9327</text:p>
          </table:table-cell>
          <table:table-cell table:style-name="Default" table:formula="of:=[$1D_E1.D134]" office:value-type="float" office:value="0.041974" calcext:value-type="float">
            <text:p>0.041974</text:p>
          </table:table-cell>
          <table:table-cell table:style-name="Default" office:value-type="float" office:value="0.1325" calcext:value-type="float">
            <text:p>0.1325</text:p>
          </table:table-cell>
          <table:table-cell table:number-columns-repeated="2"/>
          <table:table-cell table:style-name="Default" table:formula="of:=[$1D_E2.A134]" office:value-type="float" office:value="15.211" calcext:value-type="float">
            <text:p>15.211</text:p>
          </table:table-cell>
          <table:table-cell table:style-name="Default" table:formula="of:=[$1D_E2.B134]" office:value-type="float" office:value="8.0088" calcext:value-type="float">
            <text:p>8.0088</text:p>
          </table:table-cell>
          <table:table-cell table:style-name="Default" table:formula="of:=[$1D_E2.C134]" office:value-type="float" office:value="1.9327" calcext:value-type="float">
            <text:p>1.9327</text:p>
          </table:table-cell>
          <table:table-cell table:style-name="Default" table:formula="of:=[$1D_E2.D134]" office:value-type="float" office:value="0.041974" calcext:value-type="float">
            <text:p>0.041974</text:p>
          </table:table-cell>
          <table:table-cell table:style-name="Default" office:value-type="float" office:value="0.1325" calcext:value-type="float">
            <text:p>0.1325</text:p>
          </table:table-cell>
          <table:table-cell table:number-columns-repeated="964"/>
        </table:table-row>
        <table:table-row table:style-name="ro1">
          <table:table-cell table:style-name="ce1" table:formula="of:=[.A140]+0.001" office:value-type="float" office:value="0.1335" calcext:value-type="float">
            <text:p>0.13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41]+0.00003347)))" office:value-type="float" office:value="8.01801354171135" calcext:value-type="float">
            <text:p>8.01801354171135</text:p>
          </table:table-cell>
          <table:table-cell table:style-name="ce1" table:formula="of:=(0.76/0.41)*LN(([.A141]+0.00003347)/0.00003347)" office:value-type="float" office:value="15.3695317574584" calcext:value-type="float">
            <text:p>15.3695317574584</text:p>
          </table:table-cell>
          <table:table-cell table:style-name="ce1" table:formula="of:=0.09*[.B141]^2/[.C141]" office:value-type="float" office:value="0.041609029252" calcext:value-type="float">
            <text:p>0.041609029252</text:p>
          </table:table-cell>
          <table:table-cell table:style-name="ce1" table:formula="of:=[.B141]^0.5*0.09^0.25" office:value-type="float" office:value="0.76" calcext:value-type="float">
            <text:p>0.76</text:p>
          </table:table-cell>
          <table:table-cell/>
          <table:table-cell table:style-name="Default" table:formula="of:=[$1D_E1.A135]" office:value-type="float" office:value="15.224" calcext:value-type="float">
            <text:p>15.224</text:p>
          </table:table-cell>
          <table:table-cell table:style-name="Default" table:formula="of:=[$1D_E1.B135]" office:value-type="float" office:value="7.9527" calcext:value-type="float">
            <text:p>7.9527</text:p>
          </table:table-cell>
          <table:table-cell table:style-name="Default" table:formula="of:=[$1D_E1.C135]" office:value-type="float" office:value="1.9327" calcext:value-type="float">
            <text:p>1.9327</text:p>
          </table:table-cell>
          <table:table-cell table:style-name="Default" table:formula="of:=[$1D_E1.D135]" office:value-type="float" office:value="0.04227" calcext:value-type="float">
            <text:p>0.04227</text:p>
          </table:table-cell>
          <table:table-cell table:style-name="Default" office:value-type="float" office:value="0.1335" calcext:value-type="float">
            <text:p>0.1335</text:p>
          </table:table-cell>
          <table:table-cell table:number-columns-repeated="2"/>
          <table:table-cell table:style-name="Default" table:formula="of:=[$1D_E2.A135]" office:value-type="float" office:value="15.224" calcext:value-type="float">
            <text:p>15.224</text:p>
          </table:table-cell>
          <table:table-cell table:style-name="Default" table:formula="of:=[$1D_E2.B135]" office:value-type="float" office:value="7.9527" calcext:value-type="float">
            <text:p>7.9527</text:p>
          </table:table-cell>
          <table:table-cell table:style-name="Default" table:formula="of:=[$1D_E2.C135]" office:value-type="float" office:value="1.9327" calcext:value-type="float">
            <text:p>1.9327</text:p>
          </table:table-cell>
          <table:table-cell table:style-name="Default" table:formula="of:=[$1D_E2.D135]" office:value-type="float" office:value="0.04227" calcext:value-type="float">
            <text:p>0.04227</text:p>
          </table:table-cell>
          <table:table-cell table:style-name="Default" office:value-type="float" office:value="0.1335" calcext:value-type="float">
            <text:p>0.1335</text:p>
          </table:table-cell>
          <table:table-cell table:number-columns-repeated="964"/>
        </table:table-row>
        <table:table-row table:style-name="ro1">
          <table:table-cell table:style-name="ce1" table:formula="of:=[.A141]+0.001" office:value-type="float" office:value="0.1345" calcext:value-type="float">
            <text:p>0.13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42]+0.00003347)))" office:value-type="float" office:value="7.95841488911054" calcext:value-type="float">
            <text:p>7.95841488911054</text:p>
          </table:table-cell>
          <table:table-cell table:style-name="ce1" table:formula="of:=(0.76/0.41)*LN(([.A142]+0.00003347)/0.00003347)" office:value-type="float" office:value="15.3833616399135" calcext:value-type="float">
            <text:p>15.3833616399135</text:p>
          </table:table-cell>
          <table:table-cell table:style-name="ce1" table:formula="of:=0.09*[.B142]^2/[.C142]" office:value-type="float" office:value="0.041920629252" calcext:value-type="float">
            <text:p>0.041920629252</text:p>
          </table:table-cell>
          <table:table-cell table:style-name="ce1" table:formula="of:=[.B142]^0.5*0.09^0.25" office:value-type="float" office:value="0.76" calcext:value-type="float">
            <text:p>0.76</text:p>
          </table:table-cell>
          <table:table-cell/>
          <table:table-cell table:style-name="Default" table:formula="of:=[$1D_E1.A136]" office:value-type="float" office:value="15.238" calcext:value-type="float">
            <text:p>15.238</text:p>
          </table:table-cell>
          <table:table-cell table:style-name="Default" table:formula="of:=[$1D_E1.B136]" office:value-type="float" office:value="7.8975" calcext:value-type="float">
            <text:p>7.8975</text:p>
          </table:table-cell>
          <table:table-cell table:style-name="Default" table:formula="of:=[$1D_E1.C136]" office:value-type="float" office:value="1.9327" calcext:value-type="float">
            <text:p>1.9327</text:p>
          </table:table-cell>
          <table:table-cell table:style-name="Default" table:formula="of:=[$1D_E1.D136]" office:value-type="float" office:value="0.042566" calcext:value-type="float">
            <text:p>0.042566</text:p>
          </table:table-cell>
          <table:table-cell table:style-name="Default" office:value-type="float" office:value="0.1345" calcext:value-type="float">
            <text:p>0.1345</text:p>
          </table:table-cell>
          <table:table-cell table:number-columns-repeated="2"/>
          <table:table-cell table:style-name="Default" table:formula="of:=[$1D_E2.A136]" office:value-type="float" office:value="15.238" calcext:value-type="float">
            <text:p>15.238</text:p>
          </table:table-cell>
          <table:table-cell table:style-name="Default" table:formula="of:=[$1D_E2.B136]" office:value-type="float" office:value="7.8975" calcext:value-type="float">
            <text:p>7.8975</text:p>
          </table:table-cell>
          <table:table-cell table:style-name="Default" table:formula="of:=[$1D_E2.C136]" office:value-type="float" office:value="1.9327" calcext:value-type="float">
            <text:p>1.9327</text:p>
          </table:table-cell>
          <table:table-cell table:style-name="Default" table:formula="of:=[$1D_E2.D136]" office:value-type="float" office:value="0.042566" calcext:value-type="float">
            <text:p>0.042566</text:p>
          </table:table-cell>
          <table:table-cell table:style-name="Default" office:value-type="float" office:value="0.1345" calcext:value-type="float">
            <text:p>0.1345</text:p>
          </table:table-cell>
          <table:table-cell table:number-columns-repeated="964"/>
        </table:table-row>
        <table:table-row table:style-name="ro1">
          <table:table-cell table:style-name="ce1" table:formula="of:=[.A142]+0.001" office:value-type="float" office:value="0.1355" calcext:value-type="float">
            <text:p>0.13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43]+0.00003347)))" office:value-type="float" office:value="7.89969570418072" calcext:value-type="float">
            <text:p>7.89969570418072</text:p>
          </table:table-cell>
          <table:table-cell table:style-name="ce1" table:formula="of:=(0.76/0.41)*LN(([.A143]+0.00003347)/0.00003347)" office:value-type="float" office:value="15.3970891032473" calcext:value-type="float">
            <text:p>15.3970891032473</text:p>
          </table:table-cell>
          <table:table-cell table:style-name="ce1" table:formula="of:=0.09*[.B143]^2/[.C143]" office:value-type="float" office:value="0.042232229252" calcext:value-type="float">
            <text:p>0.042232229252</text:p>
          </table:table-cell>
          <table:table-cell table:style-name="ce1" table:formula="of:=[.B143]^0.5*0.09^0.25" office:value-type="float" office:value="0.76" calcext:value-type="float">
            <text:p>0.76</text:p>
          </table:table-cell>
          <table:table-cell/>
          <table:table-cell table:style-name="Default" table:formula="of:=[$1D_E1.A137]" office:value-type="float" office:value="15.252" calcext:value-type="float">
            <text:p>15.252</text:p>
          </table:table-cell>
          <table:table-cell table:style-name="Default" table:formula="of:=[$1D_E1.B137]" office:value-type="float" office:value="7.8431" calcext:value-type="float">
            <text:p>7.8431</text:p>
          </table:table-cell>
          <table:table-cell table:style-name="Default" table:formula="of:=[$1D_E1.C137]" office:value-type="float" office:value="1.9327" calcext:value-type="float">
            <text:p>1.9327</text:p>
          </table:table-cell>
          <table:table-cell table:style-name="Default" table:formula="of:=[$1D_E1.D137]" office:value-type="float" office:value="0.042861" calcext:value-type="float">
            <text:p>0.042861</text:p>
          </table:table-cell>
          <table:table-cell table:style-name="Default" office:value-type="float" office:value="0.1355" calcext:value-type="float">
            <text:p>0.1355</text:p>
          </table:table-cell>
          <table:table-cell table:number-columns-repeated="2"/>
          <table:table-cell table:style-name="Default" table:formula="of:=[$1D_E2.A137]" office:value-type="float" office:value="15.252" calcext:value-type="float">
            <text:p>15.252</text:p>
          </table:table-cell>
          <table:table-cell table:style-name="Default" table:formula="of:=[$1D_E2.B137]" office:value-type="float" office:value="7.8431" calcext:value-type="float">
            <text:p>7.8431</text:p>
          </table:table-cell>
          <table:table-cell table:style-name="Default" table:formula="of:=[$1D_E2.C137]" office:value-type="float" office:value="1.9327" calcext:value-type="float">
            <text:p>1.9327</text:p>
          </table:table-cell>
          <table:table-cell table:style-name="Default" table:formula="of:=[$1D_E2.D137]" office:value-type="float" office:value="0.042861" calcext:value-type="float">
            <text:p>0.042861</text:p>
          </table:table-cell>
          <table:table-cell table:style-name="Default" office:value-type="float" office:value="0.1355" calcext:value-type="float">
            <text:p>0.1355</text:p>
          </table:table-cell>
          <table:table-cell table:number-columns-repeated="964"/>
        </table:table-row>
        <table:table-row table:style-name="ro1">
          <table:table-cell table:style-name="ce1" table:formula="of:=[.A143]+0.001" office:value-type="float" office:value="0.1365" calcext:value-type="float">
            <text:p>0.13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44]+0.00003347)))" office:value-type="float" office:value="7.84183666270041" calcext:value-type="float">
            <text:p>7.84183666270041</text:p>
          </table:table-cell>
          <table:table-cell table:style-name="ce1" table:formula="of:=(0.76/0.41)*LN(([.A144]+0.00003347)/0.00003347)" office:value-type="float" office:value="15.4107156532733" calcext:value-type="float">
            <text:p>15.4107156532733</text:p>
          </table:table-cell>
          <table:table-cell table:style-name="ce1" table:formula="of:=0.09*[.B144]^2/[.C144]" office:value-type="float" office:value="0.042543829252" calcext:value-type="float">
            <text:p>0.042543829252</text:p>
          </table:table-cell>
          <table:table-cell table:style-name="ce1" table:formula="of:=[.B144]^0.5*0.09^0.25" office:value-type="float" office:value="0.76" calcext:value-type="float">
            <text:p>0.76</text:p>
          </table:table-cell>
          <table:table-cell/>
          <table:table-cell table:style-name="Default" table:formula="of:=[$1D_E1.A138]" office:value-type="float" office:value="15.265" calcext:value-type="float">
            <text:p>15.265</text:p>
          </table:table-cell>
          <table:table-cell table:style-name="Default" table:formula="of:=[$1D_E1.B138]" office:value-type="float" office:value="7.7896" calcext:value-type="float">
            <text:p>7.7896</text:p>
          </table:table-cell>
          <table:table-cell table:style-name="Default" table:formula="of:=[$1D_E1.C138]" office:value-type="float" office:value="1.9327" calcext:value-type="float">
            <text:p>1.9327</text:p>
          </table:table-cell>
          <table:table-cell table:style-name="Default" table:formula="of:=[$1D_E1.D138]" office:value-type="float" office:value="0.043156" calcext:value-type="float">
            <text:p>0.043156</text:p>
          </table:table-cell>
          <table:table-cell table:style-name="Default" office:value-type="float" office:value="0.1365" calcext:value-type="float">
            <text:p>0.1365</text:p>
          </table:table-cell>
          <table:table-cell table:number-columns-repeated="2"/>
          <table:table-cell table:style-name="Default" table:formula="of:=[$1D_E2.A138]" office:value-type="float" office:value="15.265" calcext:value-type="float">
            <text:p>15.265</text:p>
          </table:table-cell>
          <table:table-cell table:style-name="Default" table:formula="of:=[$1D_E2.B138]" office:value-type="float" office:value="7.7896" calcext:value-type="float">
            <text:p>7.7896</text:p>
          </table:table-cell>
          <table:table-cell table:style-name="Default" table:formula="of:=[$1D_E2.C138]" office:value-type="float" office:value="1.9327" calcext:value-type="float">
            <text:p>1.9327</text:p>
          </table:table-cell>
          <table:table-cell table:style-name="Default" table:formula="of:=[$1D_E2.D138]" office:value-type="float" office:value="0.043156" calcext:value-type="float">
            <text:p>0.043156</text:p>
          </table:table-cell>
          <table:table-cell table:style-name="Default" office:value-type="float" office:value="0.1365" calcext:value-type="float">
            <text:p>0.1365</text:p>
          </table:table-cell>
          <table:table-cell table:number-columns-repeated="964"/>
        </table:table-row>
        <table:table-row table:style-name="ro1">
          <table:table-cell table:style-name="ce1" table:formula="of:=[.A144]+0.001" office:value-type="float" office:value="0.1375" calcext:value-type="float">
            <text:p>0.13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45]+0.00003347)))" office:value-type="float" office:value="7.7848190024705" calcext:value-type="float">
            <text:p>7.7848190024705</text:p>
          </table:table-cell>
          <table:table-cell table:style-name="ce1" table:formula="of:=(0.76/0.41)*LN(([.A145]+0.00003347)/0.00003347)" office:value-type="float" office:value="15.4242427628383" calcext:value-type="float">
            <text:p>15.4242427628383</text:p>
          </table:table-cell>
          <table:table-cell table:style-name="ce1" table:formula="of:=0.09*[.B145]^2/[.C145]" office:value-type="float" office:value="0.042855429252" calcext:value-type="float">
            <text:p>0.042855429252</text:p>
          </table:table-cell>
          <table:table-cell table:style-name="ce1" table:formula="of:=[.B145]^0.5*0.09^0.25" office:value-type="float" office:value="0.76" calcext:value-type="float">
            <text:p>0.76</text:p>
          </table:table-cell>
          <table:table-cell/>
          <table:table-cell table:style-name="Default" table:formula="of:=[$1D_E1.A139]" office:value-type="float" office:value="15.279" calcext:value-type="float">
            <text:p>15.279</text:p>
          </table:table-cell>
          <table:table-cell table:style-name="Default" table:formula="of:=[$1D_E1.B139]" office:value-type="float" office:value="7.7369" calcext:value-type="float">
            <text:p>7.7369</text:p>
          </table:table-cell>
          <table:table-cell table:style-name="Default" table:formula="of:=[$1D_E1.C139]" office:value-type="float" office:value="1.9327" calcext:value-type="float">
            <text:p>1.9327</text:p>
          </table:table-cell>
          <table:table-cell table:style-name="Default" table:formula="of:=[$1D_E1.D139]" office:value-type="float" office:value="0.04345" calcext:value-type="float">
            <text:p>0.04345</text:p>
          </table:table-cell>
          <table:table-cell table:style-name="Default" office:value-type="float" office:value="0.1375" calcext:value-type="float">
            <text:p>0.1375</text:p>
          </table:table-cell>
          <table:table-cell table:number-columns-repeated="2"/>
          <table:table-cell table:style-name="Default" table:formula="of:=[$1D_E2.A139]" office:value-type="float" office:value="15.279" calcext:value-type="float">
            <text:p>15.279</text:p>
          </table:table-cell>
          <table:table-cell table:style-name="Default" table:formula="of:=[$1D_E2.B139]" office:value-type="float" office:value="7.7369" calcext:value-type="float">
            <text:p>7.7369</text:p>
          </table:table-cell>
          <table:table-cell table:style-name="Default" table:formula="of:=[$1D_E2.C139]" office:value-type="float" office:value="1.9327" calcext:value-type="float">
            <text:p>1.9327</text:p>
          </table:table-cell>
          <table:table-cell table:style-name="Default" table:formula="of:=[$1D_E2.D139]" office:value-type="float" office:value="0.04345" calcext:value-type="float">
            <text:p>0.04345</text:p>
          </table:table-cell>
          <table:table-cell table:style-name="Default" office:value-type="float" office:value="0.1375" calcext:value-type="float">
            <text:p>0.1375</text:p>
          </table:table-cell>
          <table:table-cell table:number-columns-repeated="964"/>
        </table:table-row>
        <table:table-row table:style-name="ro1">
          <table:table-cell table:style-name="ce1" table:formula="of:=[.A145]+0.001" office:value-type="float" office:value="0.1385" calcext:value-type="float">
            <text:p>0.13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46]+0.00003347)))" office:value-type="float" office:value="7.72862450302953" calcext:value-type="float">
            <text:p>7.72862450302953</text:p>
          </table:table-cell>
          <table:table-cell table:style-name="ce1" table:formula="of:=(0.76/0.41)*LN(([.A146]+0.00003347)/0.00003347)" office:value-type="float" office:value="15.4376718727782" calcext:value-type="float">
            <text:p>15.4376718727782</text:p>
          </table:table-cell>
          <table:table-cell table:style-name="ce1" table:formula="of:=0.09*[.B146]^2/[.C146]" office:value-type="float" office:value="0.043167029252" calcext:value-type="float">
            <text:p>0.043167029252</text:p>
          </table:table-cell>
          <table:table-cell table:style-name="ce1" table:formula="of:=[.B146]^0.5*0.09^0.25" office:value-type="float" office:value="0.76" calcext:value-type="float">
            <text:p>0.76</text:p>
          </table:table-cell>
          <table:table-cell/>
          <table:table-cell table:style-name="Default" table:formula="of:=[$1D_E1.A140]" office:value-type="float" office:value="15.292" calcext:value-type="float">
            <text:p>15.292</text:p>
          </table:table-cell>
          <table:table-cell table:style-name="Default" table:formula="of:=[$1D_E1.B140]" office:value-type="float" office:value="7.6849" calcext:value-type="float">
            <text:p>7.6849</text:p>
          </table:table-cell>
          <table:table-cell table:style-name="Default" table:formula="of:=[$1D_E1.C140]" office:value-type="float" office:value="1.9327" calcext:value-type="float">
            <text:p>1.9327</text:p>
          </table:table-cell>
          <table:table-cell table:style-name="Default" table:formula="of:=[$1D_E1.D140]" office:value-type="float" office:value="0.043743" calcext:value-type="float">
            <text:p>0.043743</text:p>
          </table:table-cell>
          <table:table-cell table:style-name="Default" office:value-type="float" office:value="0.1385" calcext:value-type="float">
            <text:p>0.1385</text:p>
          </table:table-cell>
          <table:table-cell table:number-columns-repeated="2"/>
          <table:table-cell table:style-name="Default" table:formula="of:=[$1D_E2.A140]" office:value-type="float" office:value="15.292" calcext:value-type="float">
            <text:p>15.292</text:p>
          </table:table-cell>
          <table:table-cell table:style-name="Default" table:formula="of:=[$1D_E2.B140]" office:value-type="float" office:value="7.6849" calcext:value-type="float">
            <text:p>7.6849</text:p>
          </table:table-cell>
          <table:table-cell table:style-name="Default" table:formula="of:=[$1D_E2.C140]" office:value-type="float" office:value="1.9327" calcext:value-type="float">
            <text:p>1.9327</text:p>
          </table:table-cell>
          <table:table-cell table:style-name="Default" table:formula="of:=[$1D_E2.D140]" office:value-type="float" office:value="0.043743" calcext:value-type="float">
            <text:p>0.043743</text:p>
          </table:table-cell>
          <table:table-cell table:style-name="Default" office:value-type="float" office:value="0.1385" calcext:value-type="float">
            <text:p>0.1385</text:p>
          </table:table-cell>
          <table:table-cell table:number-columns-repeated="964"/>
        </table:table-row>
        <table:table-row table:style-name="ro1">
          <table:table-cell table:style-name="ce1" table:formula="of:=[.A146]+0.001" office:value-type="float" office:value="0.1395" calcext:value-type="float">
            <text:p>0.13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47]+0.00003347)))" office:value-type="float" office:value="7.67323546624123" calcext:value-type="float">
            <text:p>7.67323546624123</text:p>
          </table:table-cell>
          <table:table-cell table:style-name="ce1" table:formula="of:=(0.76/0.41)*LN(([.A147]+0.00003347)/0.00003347)" office:value-type="float" office:value="15.4510043928384" calcext:value-type="float">
            <text:p>15.4510043928384</text:p>
          </table:table-cell>
          <table:table-cell table:style-name="ce1" table:formula="of:=0.09*[.B147]^2/[.C147]" office:value-type="float" office:value="0.043478629252" calcext:value-type="float">
            <text:p>0.043478629252</text:p>
          </table:table-cell>
          <table:table-cell table:style-name="ce1" table:formula="of:=[.B147]^0.5*0.09^0.25" office:value-type="float" office:value="0.76" calcext:value-type="float">
            <text:p>0.76</text:p>
          </table:table-cell>
          <table:table-cell/>
          <table:table-cell table:style-name="Default" table:formula="of:=[$1D_E1.A141]" office:value-type="float" office:value="15.305" calcext:value-type="float">
            <text:p>15.305</text:p>
          </table:table-cell>
          <table:table-cell table:style-name="Default" table:formula="of:=[$1D_E1.B141]" office:value-type="float" office:value="7.6338" calcext:value-type="float">
            <text:p>7.6338</text:p>
          </table:table-cell>
          <table:table-cell table:style-name="Default" table:formula="of:=[$1D_E1.C141]" office:value-type="float" office:value="1.9327" calcext:value-type="float">
            <text:p>1.9327</text:p>
          </table:table-cell>
          <table:table-cell table:style-name="Default" table:formula="of:=[$1D_E1.D141]" office:value-type="float" office:value="0.044037" calcext:value-type="float">
            <text:p>0.044037</text:p>
          </table:table-cell>
          <table:table-cell table:style-name="Default" office:value-type="float" office:value="0.1395" calcext:value-type="float">
            <text:p>0.1395</text:p>
          </table:table-cell>
          <table:table-cell table:number-columns-repeated="2"/>
          <table:table-cell table:style-name="Default" table:formula="of:=[$1D_E2.A141]" office:value-type="float" office:value="15.305" calcext:value-type="float">
            <text:p>15.305</text:p>
          </table:table-cell>
          <table:table-cell table:style-name="Default" table:formula="of:=[$1D_E2.B141]" office:value-type="float" office:value="7.6338" calcext:value-type="float">
            <text:p>7.6338</text:p>
          </table:table-cell>
          <table:table-cell table:style-name="Default" table:formula="of:=[$1D_E2.C141]" office:value-type="float" office:value="1.9327" calcext:value-type="float">
            <text:p>1.9327</text:p>
          </table:table-cell>
          <table:table-cell table:style-name="Default" table:formula="of:=[$1D_E2.D141]" office:value-type="float" office:value="0.044037" calcext:value-type="float">
            <text:p>0.044037</text:p>
          </table:table-cell>
          <table:table-cell table:style-name="Default" office:value-type="float" office:value="0.1395" calcext:value-type="float">
            <text:p>0.1395</text:p>
          </table:table-cell>
          <table:table-cell table:number-columns-repeated="964"/>
        </table:table-row>
        <table:table-row table:style-name="ro1">
          <table:table-cell table:style-name="ce1" table:formula="of:=[.A147]+0.001" office:value-type="float" office:value="0.1405" calcext:value-type="float">
            <text:p>0.140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48]+0.00003347)))" office:value-type="float" office:value="7.61863469771085" calcext:value-type="float">
            <text:p>7.61863469771085</text:p>
          </table:table-cell>
          <table:table-cell table:style-name="ce1" table:formula="of:=(0.76/0.41)*LN(([.A148]+0.00003347)/0.00003347)" office:value-type="float" office:value="15.4642417025621" calcext:value-type="float">
            <text:p>15.4642417025621</text:p>
          </table:table-cell>
          <table:table-cell table:style-name="ce1" table:formula="of:=0.09*[.B148]^2/[.C148]" office:value-type="float" office:value="0.043790229252" calcext:value-type="float">
            <text:p>0.043790229252</text:p>
          </table:table-cell>
          <table:table-cell table:style-name="ce1" table:formula="of:=[.B148]^0.5*0.09^0.25" office:value-type="float" office:value="0.76" calcext:value-type="float">
            <text:p>0.76</text:p>
          </table:table-cell>
          <table:table-cell/>
          <table:table-cell table:style-name="Default" table:formula="of:=[$1D_E1.A142]" office:value-type="float" office:value="15.318" calcext:value-type="float">
            <text:p>15.318</text:p>
          </table:table-cell>
          <table:table-cell table:style-name="Default" table:formula="of:=[$1D_E1.B142]" office:value-type="float" office:value="7.5834" calcext:value-type="float">
            <text:p>7.5834</text:p>
          </table:table-cell>
          <table:table-cell table:style-name="Default" table:formula="of:=[$1D_E1.C142]" office:value-type="float" office:value="1.9327" calcext:value-type="float">
            <text:p>1.9327</text:p>
          </table:table-cell>
          <table:table-cell table:style-name="Default" table:formula="of:=[$1D_E1.D142]" office:value-type="float" office:value="0.044329" calcext:value-type="float">
            <text:p>0.044329</text:p>
          </table:table-cell>
          <table:table-cell table:style-name="Default" office:value-type="float" office:value="0.1405" calcext:value-type="float">
            <text:p>0.1405</text:p>
          </table:table-cell>
          <table:table-cell table:number-columns-repeated="2"/>
          <table:table-cell table:style-name="Default" table:formula="of:=[$1D_E2.A142]" office:value-type="float" office:value="15.318" calcext:value-type="float">
            <text:p>15.318</text:p>
          </table:table-cell>
          <table:table-cell table:style-name="Default" table:formula="of:=[$1D_E2.B142]" office:value-type="float" office:value="7.5834" calcext:value-type="float">
            <text:p>7.5834</text:p>
          </table:table-cell>
          <table:table-cell table:style-name="Default" table:formula="of:=[$1D_E2.C142]" office:value-type="float" office:value="1.9327" calcext:value-type="float">
            <text:p>1.9327</text:p>
          </table:table-cell>
          <table:table-cell table:style-name="Default" table:formula="of:=[$1D_E2.D142]" office:value-type="float" office:value="0.044329" calcext:value-type="float">
            <text:p>0.044329</text:p>
          </table:table-cell>
          <table:table-cell table:style-name="Default" office:value-type="float" office:value="0.1405" calcext:value-type="float">
            <text:p>0.1405</text:p>
          </table:table-cell>
          <table:table-cell table:number-columns-repeated="964"/>
        </table:table-row>
        <table:table-row table:style-name="ro1">
          <table:table-cell table:style-name="ce1" table:formula="of:=[.A148]+0.001" office:value-type="float" office:value="0.1415" calcext:value-type="float">
            <text:p>0.141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49]+0.00003347)))" office:value-type="float" office:value="7.56480548898933" calcext:value-type="float">
            <text:p>7.56480548898933</text:p>
          </table:table-cell>
          <table:table-cell table:style-name="ce1" table:formula="of:=(0.76/0.41)*LN(([.A149]+0.00003347)/0.00003347)" office:value-type="float" office:value="15.4773851521473" calcext:value-type="float">
            <text:p>15.4773851521473</text:p>
          </table:table-cell>
          <table:table-cell table:style-name="ce1" table:formula="of:=0.09*[.B149]^2/[.C149]" office:value-type="float" office:value="0.044101829252" calcext:value-type="float">
            <text:p>0.044101829252</text:p>
          </table:table-cell>
          <table:table-cell table:style-name="ce1" table:formula="of:=[.B149]^0.5*0.09^0.25" office:value-type="float" office:value="0.76" calcext:value-type="float">
            <text:p>0.76</text:p>
          </table:table-cell>
          <table:table-cell/>
          <table:table-cell table:style-name="Default" table:formula="of:=[$1D_E1.A143]" office:value-type="float" office:value="15.331" calcext:value-type="float">
            <text:p>15.331</text:p>
          </table:table-cell>
          <table:table-cell table:style-name="Default" table:formula="of:=[$1D_E1.B143]" office:value-type="float" office:value="7.5338" calcext:value-type="float">
            <text:p>7.5338</text:p>
          </table:table-cell>
          <table:table-cell table:style-name="Default" table:formula="of:=[$1D_E1.C143]" office:value-type="float" office:value="1.9327" calcext:value-type="float">
            <text:p>1.9327</text:p>
          </table:table-cell>
          <table:table-cell table:style-name="Default" table:formula="of:=[$1D_E1.D143]" office:value-type="float" office:value="0.044621" calcext:value-type="float">
            <text:p>0.044621</text:p>
          </table:table-cell>
          <table:table-cell table:style-name="Default" office:value-type="float" office:value="0.1415" calcext:value-type="float">
            <text:p>0.1415</text:p>
          </table:table-cell>
          <table:table-cell table:number-columns-repeated="2"/>
          <table:table-cell table:style-name="Default" table:formula="of:=[$1D_E2.A143]" office:value-type="float" office:value="15.331" calcext:value-type="float">
            <text:p>15.331</text:p>
          </table:table-cell>
          <table:table-cell table:style-name="Default" table:formula="of:=[$1D_E2.B143]" office:value-type="float" office:value="7.5338" calcext:value-type="float">
            <text:p>7.5338</text:p>
          </table:table-cell>
          <table:table-cell table:style-name="Default" table:formula="of:=[$1D_E2.C143]" office:value-type="float" office:value="1.9327" calcext:value-type="float">
            <text:p>1.9327</text:p>
          </table:table-cell>
          <table:table-cell table:style-name="Default" table:formula="of:=[$1D_E2.D143]" office:value-type="float" office:value="0.044621" calcext:value-type="float">
            <text:p>0.044621</text:p>
          </table:table-cell>
          <table:table-cell table:style-name="Default" office:value-type="float" office:value="0.1415" calcext:value-type="float">
            <text:p>0.1415</text:p>
          </table:table-cell>
          <table:table-cell table:number-columns-repeated="964"/>
        </table:table-row>
        <table:table-row table:style-name="ro1">
          <table:table-cell table:style-name="ce1" table:formula="of:=[.A149]+0.001" office:value-type="float" office:value="0.1425" calcext:value-type="float">
            <text:p>0.142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50]+0.00003347)))" office:value-type="float" office:value="7.51173160052657" calcext:value-type="float">
            <text:p>7.51173160052657</text:p>
          </table:table-cell>
          <table:table-cell table:style-name="ce1" table:formula="of:=(0.76/0.41)*LN(([.A150]+0.00003347)/0.00003347)" office:value-type="float" office:value="15.4904360632726" calcext:value-type="float">
            <text:p>15.4904360632726</text:p>
          </table:table-cell>
          <table:table-cell table:style-name="ce1" table:formula="of:=0.09*[.B150]^2/[.C150]" office:value-type="float" office:value="0.044413429252" calcext:value-type="float">
            <text:p>0.044413429252</text:p>
          </table:table-cell>
          <table:table-cell table:style-name="ce1" table:formula="of:=[.B150]^0.5*0.09^0.25" office:value-type="float" office:value="0.76" calcext:value-type="float">
            <text:p>0.76</text:p>
          </table:table-cell>
          <table:table-cell/>
          <table:table-cell table:style-name="Default" table:formula="of:=[$1D_E1.A144]" office:value-type="float" office:value="15.344" calcext:value-type="float">
            <text:p>15.344</text:p>
          </table:table-cell>
          <table:table-cell table:style-name="Default" table:formula="of:=[$1D_E1.B144]" office:value-type="float" office:value="7.4848" calcext:value-type="float">
            <text:p>7.4848</text:p>
          </table:table-cell>
          <table:table-cell table:style-name="Default" table:formula="of:=[$1D_E1.C144]" office:value-type="float" office:value="1.9327" calcext:value-type="float">
            <text:p>1.9327</text:p>
          </table:table-cell>
          <table:table-cell table:style-name="Default" table:formula="of:=[$1D_E1.D144]" office:value-type="float" office:value="0.044913" calcext:value-type="float">
            <text:p>0.044913</text:p>
          </table:table-cell>
          <table:table-cell table:style-name="Default" office:value-type="float" office:value="0.1425" calcext:value-type="float">
            <text:p>0.1425</text:p>
          </table:table-cell>
          <table:table-cell table:number-columns-repeated="2"/>
          <table:table-cell table:style-name="Default" table:formula="of:=[$1D_E2.A144]" office:value-type="float" office:value="15.344" calcext:value-type="float">
            <text:p>15.344</text:p>
          </table:table-cell>
          <table:table-cell table:style-name="Default" table:formula="of:=[$1D_E2.B144]" office:value-type="float" office:value="7.4848" calcext:value-type="float">
            <text:p>7.4848</text:p>
          </table:table-cell>
          <table:table-cell table:style-name="Default" table:formula="of:=[$1D_E2.C144]" office:value-type="float" office:value="1.9327" calcext:value-type="float">
            <text:p>1.9327</text:p>
          </table:table-cell>
          <table:table-cell table:style-name="Default" table:formula="of:=[$1D_E2.D144]" office:value-type="float" office:value="0.044913" calcext:value-type="float">
            <text:p>0.044913</text:p>
          </table:table-cell>
          <table:table-cell table:style-name="Default" office:value-type="float" office:value="0.1425" calcext:value-type="float">
            <text:p>0.1425</text:p>
          </table:table-cell>
          <table:table-cell table:number-columns-repeated="964"/>
        </table:table-row>
        <table:table-row table:style-name="ro1">
          <table:table-cell table:style-name="ce1" table:formula="of:=[.A150]+0.001" office:value-type="float" office:value="0.1435" calcext:value-type="float">
            <text:p>0.143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51]+0.00003347)))" office:value-type="float" office:value="7.45939724533732" calcext:value-type="float">
            <text:p>7.45939724533732</text:p>
          </table:table-cell>
          <table:table-cell table:style-name="ce1" table:formula="of:=(0.76/0.41)*LN(([.A151]+0.00003347)/0.00003347)" office:value-type="float" office:value="15.5033957298953" calcext:value-type="float">
            <text:p>15.5033957298953</text:p>
          </table:table-cell>
          <table:table-cell table:style-name="ce1" table:formula="of:=0.09*[.B151]^2/[.C151]" office:value-type="float" office:value="0.044725029252" calcext:value-type="float">
            <text:p>0.044725029252</text:p>
          </table:table-cell>
          <table:table-cell table:style-name="ce1" table:formula="of:=[.B151]^0.5*0.09^0.25" office:value-type="float" office:value="0.76" calcext:value-type="float">
            <text:p>0.76</text:p>
          </table:table-cell>
          <table:table-cell/>
          <table:table-cell table:style-name="Default" table:formula="of:=[$1D_E1.A145]" office:value-type="float" office:value="15.357" calcext:value-type="float">
            <text:p>15.357</text:p>
          </table:table-cell>
          <table:table-cell table:style-name="Default" table:formula="of:=[$1D_E1.B145]" office:value-type="float" office:value="7.4367" calcext:value-type="float">
            <text:p>7.4367</text:p>
          </table:table-cell>
          <table:table-cell table:style-name="Default" table:formula="of:=[$1D_E1.C145]" office:value-type="float" office:value="1.9327" calcext:value-type="float">
            <text:p>1.9327</text:p>
          </table:table-cell>
          <table:table-cell table:style-name="Default" table:formula="of:=[$1D_E1.D145]" office:value-type="float" office:value="0.045204" calcext:value-type="float">
            <text:p>0.045204</text:p>
          </table:table-cell>
          <table:table-cell table:style-name="Default" office:value-type="float" office:value="0.1435" calcext:value-type="float">
            <text:p>0.1435</text:p>
          </table:table-cell>
          <table:table-cell table:number-columns-repeated="2"/>
          <table:table-cell table:style-name="Default" table:formula="of:=[$1D_E2.A145]" office:value-type="float" office:value="15.357" calcext:value-type="float">
            <text:p>15.357</text:p>
          </table:table-cell>
          <table:table-cell table:style-name="Default" table:formula="of:=[$1D_E2.B145]" office:value-type="float" office:value="7.4367" calcext:value-type="float">
            <text:p>7.4367</text:p>
          </table:table-cell>
          <table:table-cell table:style-name="Default" table:formula="of:=[$1D_E2.C145]" office:value-type="float" office:value="1.9327" calcext:value-type="float">
            <text:p>1.9327</text:p>
          </table:table-cell>
          <table:table-cell table:style-name="Default" table:formula="of:=[$1D_E2.D145]" office:value-type="float" office:value="0.045204" calcext:value-type="float">
            <text:p>0.045204</text:p>
          </table:table-cell>
          <table:table-cell table:style-name="Default" office:value-type="float" office:value="0.1435" calcext:value-type="float">
            <text:p>0.1435</text:p>
          </table:table-cell>
          <table:table-cell table:number-columns-repeated="964"/>
        </table:table-row>
        <table:table-row table:style-name="ro1">
          <table:table-cell table:style-name="ce1" table:formula="of:=[.A151]+0.001" office:value-type="float" office:value="0.1445" calcext:value-type="float">
            <text:p>0.144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52]+0.00003347)))" office:value-type="float" office:value="7.40778707334506" calcext:value-type="float">
            <text:p>7.40778707334506</text:p>
          </table:table-cell>
          <table:table-cell table:style-name="ce1" table:formula="of:=(0.76/0.41)*LN(([.A152]+0.00003347)/0.00003347)" office:value-type="float" office:value="15.5162654190212" calcext:value-type="float">
            <text:p>15.5162654190212</text:p>
          </table:table-cell>
          <table:table-cell table:style-name="ce1" table:formula="of:=0.09*[.B152]^2/[.C152]" office:value-type="float" office:value="0.045036629252" calcext:value-type="float">
            <text:p>0.045036629252</text:p>
          </table:table-cell>
          <table:table-cell table:style-name="ce1" table:formula="of:=[.B152]^0.5*0.09^0.25" office:value-type="float" office:value="0.76" calcext:value-type="float">
            <text:p>0.76</text:p>
          </table:table-cell>
          <table:table-cell/>
          <table:table-cell table:style-name="Default" table:formula="of:=[$1D_E1.A146]" office:value-type="float" office:value="15.37" calcext:value-type="float">
            <text:p>15.37</text:p>
          </table:table-cell>
          <table:table-cell table:style-name="Default" table:formula="of:=[$1D_E1.B146]" office:value-type="float" office:value="7.3892" calcext:value-type="float">
            <text:p>7.3892</text:p>
          </table:table-cell>
          <table:table-cell table:style-name="Default" table:formula="of:=[$1D_E1.C146]" office:value-type="float" office:value="1.9327" calcext:value-type="float">
            <text:p>1.9327</text:p>
          </table:table-cell>
          <table:table-cell table:style-name="Default" table:formula="of:=[$1D_E1.D146]" office:value-type="float" office:value="0.045494" calcext:value-type="float">
            <text:p>0.045494</text:p>
          </table:table-cell>
          <table:table-cell table:style-name="Default" office:value-type="float" office:value="0.1445" calcext:value-type="float">
            <text:p>0.1445</text:p>
          </table:table-cell>
          <table:table-cell table:number-columns-repeated="2"/>
          <table:table-cell table:style-name="Default" table:formula="of:=[$1D_E2.A146]" office:value-type="float" office:value="15.37" calcext:value-type="float">
            <text:p>15.37</text:p>
          </table:table-cell>
          <table:table-cell table:style-name="Default" table:formula="of:=[$1D_E2.B146]" office:value-type="float" office:value="7.3892" calcext:value-type="float">
            <text:p>7.3892</text:p>
          </table:table-cell>
          <table:table-cell table:style-name="Default" table:formula="of:=[$1D_E2.C146]" office:value-type="float" office:value="1.9327" calcext:value-type="float">
            <text:p>1.9327</text:p>
          </table:table-cell>
          <table:table-cell table:style-name="Default" table:formula="of:=[$1D_E2.D146]" office:value-type="float" office:value="0.045494" calcext:value-type="float">
            <text:p>0.045494</text:p>
          </table:table-cell>
          <table:table-cell table:style-name="Default" office:value-type="float" office:value="0.1445" calcext:value-type="float">
            <text:p>0.1445</text:p>
          </table:table-cell>
          <table:table-cell table:number-columns-repeated="964"/>
        </table:table-row>
        <table:table-row table:style-name="ro1">
          <table:table-cell table:style-name="ce1" table:formula="of:=[.A152]+0.001" office:value-type="float" office:value="0.1455" calcext:value-type="float">
            <text:p>0.145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53]+0.00003347)))" office:value-type="float" office:value="7.3568861563715" calcext:value-type="float">
            <text:p>7.3568861563715</text:p>
          </table:table-cell>
          <table:table-cell table:style-name="ce1" table:formula="of:=(0.76/0.41)*LN(([.A153]+0.00003347)/0.00003347)" office:value-type="float" office:value="15.5290463714475" calcext:value-type="float">
            <text:p>15.5290463714475</text:p>
          </table:table-cell>
          <table:table-cell table:style-name="ce1" table:formula="of:=0.09*[.B153]^2/[.C153]" office:value-type="float" office:value="0.045348229252" calcext:value-type="float">
            <text:p>0.045348229252</text:p>
          </table:table-cell>
          <table:table-cell table:style-name="ce1" table:formula="of:=[.B153]^0.5*0.09^0.25" office:value-type="float" office:value="0.76" calcext:value-type="float">
            <text:p>0.76</text:p>
          </table:table-cell>
          <table:table-cell/>
          <table:table-cell table:style-name="Default" table:formula="of:=[$1D_E1.A147]" office:value-type="float" office:value="15.383" calcext:value-type="float">
            <text:p>15.383</text:p>
          </table:table-cell>
          <table:table-cell table:style-name="Default" table:formula="of:=[$1D_E1.B147]" office:value-type="float" office:value="7.3424" calcext:value-type="float">
            <text:p>7.3424</text:p>
          </table:table-cell>
          <table:table-cell table:style-name="Default" table:formula="of:=[$1D_E1.C147]" office:value-type="float" office:value="1.9327" calcext:value-type="float">
            <text:p>1.9327</text:p>
          </table:table-cell>
          <table:table-cell table:style-name="Default" table:formula="of:=[$1D_E1.D147]" office:value-type="float" office:value="0.045784" calcext:value-type="float">
            <text:p>0.045784</text:p>
          </table:table-cell>
          <table:table-cell table:style-name="Default" office:value-type="float" office:value="0.1455" calcext:value-type="float">
            <text:p>0.1455</text:p>
          </table:table-cell>
          <table:table-cell table:number-columns-repeated="2"/>
          <table:table-cell table:style-name="Default" table:formula="of:=[$1D_E2.A147]" office:value-type="float" office:value="15.383" calcext:value-type="float">
            <text:p>15.383</text:p>
          </table:table-cell>
          <table:table-cell table:style-name="Default" table:formula="of:=[$1D_E2.B147]" office:value-type="float" office:value="7.3424" calcext:value-type="float">
            <text:p>7.3424</text:p>
          </table:table-cell>
          <table:table-cell table:style-name="Default" table:formula="of:=[$1D_E2.C147]" office:value-type="float" office:value="1.9327" calcext:value-type="float">
            <text:p>1.9327</text:p>
          </table:table-cell>
          <table:table-cell table:style-name="Default" table:formula="of:=[$1D_E2.D147]" office:value-type="float" office:value="0.045784" calcext:value-type="float">
            <text:p>0.045784</text:p>
          </table:table-cell>
          <table:table-cell table:style-name="Default" office:value-type="float" office:value="0.1455" calcext:value-type="float">
            <text:p>0.1455</text:p>
          </table:table-cell>
          <table:table-cell table:number-columns-repeated="964"/>
        </table:table-row>
        <table:table-row table:style-name="ro1">
          <table:table-cell table:style-name="ce1" table:formula="of:=[.A153]+0.001" office:value-type="float" office:value="0.1465" calcext:value-type="float">
            <text:p>0.146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54]+0.00003347)))" office:value-type="float" office:value="7.30667997374052" calcext:value-type="float">
            <text:p>7.30667997374052</text:p>
          </table:table-cell>
          <table:table-cell table:style-name="ce1" table:formula="of:=(0.76/0.41)*LN(([.A154]+0.00003347)/0.00003347)" office:value-type="float" office:value="15.5417398024812" calcext:value-type="float">
            <text:p>15.5417398024812</text:p>
          </table:table-cell>
          <table:table-cell table:style-name="ce1" table:formula="of:=0.09*[.B154]^2/[.C154]" office:value-type="float" office:value="0.045659829252" calcext:value-type="float">
            <text:p>0.045659829252</text:p>
          </table:table-cell>
          <table:table-cell table:style-name="ce1" table:formula="of:=[.B154]^0.5*0.09^0.25" office:value-type="float" office:value="0.76" calcext:value-type="float">
            <text:p>0.76</text:p>
          </table:table-cell>
          <table:table-cell/>
          <table:table-cell table:style-name="Default" table:formula="of:=[$1D_E1.A148]" office:value-type="float" office:value="15.395" calcext:value-type="float">
            <text:p>15.395</text:p>
          </table:table-cell>
          <table:table-cell table:style-name="Default" table:formula="of:=[$1D_E1.B148]" office:value-type="float" office:value="7.2962" calcext:value-type="float">
            <text:p>7.2962</text:p>
          </table:table-cell>
          <table:table-cell table:style-name="Default" table:formula="of:=[$1D_E1.C148]" office:value-type="float" office:value="1.9327" calcext:value-type="float">
            <text:p>1.9327</text:p>
          </table:table-cell>
          <table:table-cell table:style-name="Default" table:formula="of:=[$1D_E1.D148]" office:value-type="float" office:value="0.046074" calcext:value-type="float">
            <text:p>0.046074</text:p>
          </table:table-cell>
          <table:table-cell table:style-name="Default" office:value-type="float" office:value="0.1465" calcext:value-type="float">
            <text:p>0.1465</text:p>
          </table:table-cell>
          <table:table-cell table:number-columns-repeated="2"/>
          <table:table-cell table:style-name="Default" table:formula="of:=[$1D_E2.A148]" office:value-type="float" office:value="15.395" calcext:value-type="float">
            <text:p>15.395</text:p>
          </table:table-cell>
          <table:table-cell table:style-name="Default" table:formula="of:=[$1D_E2.B148]" office:value-type="float" office:value="7.2962" calcext:value-type="float">
            <text:p>7.2962</text:p>
          </table:table-cell>
          <table:table-cell table:style-name="Default" table:formula="of:=[$1D_E2.C148]" office:value-type="float" office:value="1.9327" calcext:value-type="float">
            <text:p>1.9327</text:p>
          </table:table-cell>
          <table:table-cell table:style-name="Default" table:formula="of:=[$1D_E2.D148]" office:value-type="float" office:value="0.046074" calcext:value-type="float">
            <text:p>0.046074</text:p>
          </table:table-cell>
          <table:table-cell table:style-name="Default" office:value-type="float" office:value="0.1465" calcext:value-type="float">
            <text:p>0.1465</text:p>
          </table:table-cell>
          <table:table-cell table:number-columns-repeated="964"/>
        </table:table-row>
        <table:table-row table:style-name="ro1">
          <table:table-cell table:style-name="ce1" table:formula="of:=[.A154]+0.001" office:value-type="float" office:value="0.1475" calcext:value-type="float">
            <text:p>0.147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55]+0.00003347)))" office:value-type="float" office:value="7.25715439846773" calcext:value-type="float">
            <text:p>7.25715439846773</text:p>
          </table:table-cell>
          <table:table-cell table:style-name="ce1" table:formula="of:=(0.76/0.41)*LN(([.A155]+0.00003347)/0.00003347)" office:value-type="float" office:value="15.5543469026323" calcext:value-type="float">
            <text:p>15.5543469026323</text:p>
          </table:table-cell>
          <table:table-cell table:style-name="ce1" table:formula="of:=0.09*[.B155]^2/[.C155]" office:value-type="float" office:value="0.045971429252" calcext:value-type="float">
            <text:p>0.045971429252</text:p>
          </table:table-cell>
          <table:table-cell table:style-name="ce1" table:formula="of:=[.B155]^0.5*0.09^0.25" office:value-type="float" office:value="0.76" calcext:value-type="float">
            <text:p>0.76</text:p>
          </table:table-cell>
          <table:table-cell/>
          <table:table-cell table:style-name="Default" table:formula="of:=[$1D_E1.A149]" office:value-type="float" office:value="15.408" calcext:value-type="float">
            <text:p>15.408</text:p>
          </table:table-cell>
          <table:table-cell table:style-name="Default" table:formula="of:=[$1D_E1.B149]" office:value-type="float" office:value="7.2508" calcext:value-type="float">
            <text:p>7.2508</text:p>
          </table:table-cell>
          <table:table-cell table:style-name="Default" table:formula="of:=[$1D_E1.C149]" office:value-type="float" office:value="1.9327" calcext:value-type="float">
            <text:p>1.9327</text:p>
          </table:table-cell>
          <table:table-cell table:style-name="Default" table:formula="of:=[$1D_E1.D149]" office:value-type="float" office:value="0.046363" calcext:value-type="float">
            <text:p>0.046363</text:p>
          </table:table-cell>
          <table:table-cell table:style-name="Default" office:value-type="float" office:value="0.1475" calcext:value-type="float">
            <text:p>0.1475</text:p>
          </table:table-cell>
          <table:table-cell table:number-columns-repeated="2"/>
          <table:table-cell table:style-name="Default" table:formula="of:=[$1D_E2.A149]" office:value-type="float" office:value="15.408" calcext:value-type="float">
            <text:p>15.408</text:p>
          </table:table-cell>
          <table:table-cell table:style-name="Default" table:formula="of:=[$1D_E2.B149]" office:value-type="float" office:value="7.2508" calcext:value-type="float">
            <text:p>7.2508</text:p>
          </table:table-cell>
          <table:table-cell table:style-name="Default" table:formula="of:=[$1D_E2.C149]" office:value-type="float" office:value="1.9327" calcext:value-type="float">
            <text:p>1.9327</text:p>
          </table:table-cell>
          <table:table-cell table:style-name="Default" table:formula="of:=[$1D_E2.D149]" office:value-type="float" office:value="0.046363" calcext:value-type="float">
            <text:p>0.046363</text:p>
          </table:table-cell>
          <table:table-cell table:style-name="Default" office:value-type="float" office:value="0.1475" calcext:value-type="float">
            <text:p>0.1475</text:p>
          </table:table-cell>
          <table:table-cell table:number-columns-repeated="964"/>
        </table:table-row>
        <table:table-row table:style-name="ro1">
          <table:table-cell table:style-name="ce1" table:formula="of:=[.A155]+0.001" office:value-type="float" office:value="0.1485" calcext:value-type="float">
            <text:p>0.148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56]+0.00003347)))" office:value-type="float" office:value="7.20829568400783" calcext:value-type="float">
            <text:p>7.20829568400783</text:p>
          </table:table-cell>
          <table:table-cell table:style-name="ce1" table:formula="of:=(0.76/0.41)*LN(([.A156]+0.00003347)/0.00003347)" office:value-type="float" office:value="15.5668688382841" calcext:value-type="float">
            <text:p>15.5668688382841</text:p>
          </table:table-cell>
          <table:table-cell table:style-name="ce1" table:formula="of:=0.09*[.B156]^2/[.C156]" office:value-type="float" office:value="0.046283029252" calcext:value-type="float">
            <text:p>0.046283029252</text:p>
          </table:table-cell>
          <table:table-cell table:style-name="ce1" table:formula="of:=[.B156]^0.5*0.09^0.25" office:value-type="float" office:value="0.76" calcext:value-type="float">
            <text:p>0.76</text:p>
          </table:table-cell>
          <table:table-cell/>
          <table:table-cell table:style-name="Default" table:formula="of:=[$1D_E1.A150]" office:value-type="float" office:value="15.42" calcext:value-type="float">
            <text:p>15.42</text:p>
          </table:table-cell>
          <table:table-cell table:style-name="Default" table:formula="of:=[$1D_E1.B150]" office:value-type="float" office:value="7.206" calcext:value-type="float">
            <text:p>7.206</text:p>
          </table:table-cell>
          <table:table-cell table:style-name="Default" table:formula="of:=[$1D_E1.C150]" office:value-type="float" office:value="1.9327" calcext:value-type="float">
            <text:p>1.9327</text:p>
          </table:table-cell>
          <table:table-cell table:style-name="Default" table:formula="of:=[$1D_E1.D150]" office:value-type="float" office:value="0.046651" calcext:value-type="float">
            <text:p>0.046651</text:p>
          </table:table-cell>
          <table:table-cell table:style-name="Default" office:value-type="float" office:value="0.1485" calcext:value-type="float">
            <text:p>0.1485</text:p>
          </table:table-cell>
          <table:table-cell table:number-columns-repeated="2"/>
          <table:table-cell table:style-name="Default" table:formula="of:=[$1D_E2.A150]" office:value-type="float" office:value="15.42" calcext:value-type="float">
            <text:p>15.42</text:p>
          </table:table-cell>
          <table:table-cell table:style-name="Default" table:formula="of:=[$1D_E2.B150]" office:value-type="float" office:value="7.206" calcext:value-type="float">
            <text:p>7.206</text:p>
          </table:table-cell>
          <table:table-cell table:style-name="Default" table:formula="of:=[$1D_E2.C150]" office:value-type="float" office:value="1.9327" calcext:value-type="float">
            <text:p>1.9327</text:p>
          </table:table-cell>
          <table:table-cell table:style-name="Default" table:formula="of:=[$1D_E2.D150]" office:value-type="float" office:value="0.046651" calcext:value-type="float">
            <text:p>0.046651</text:p>
          </table:table-cell>
          <table:table-cell table:style-name="Default" office:value-type="float" office:value="0.1485" calcext:value-type="float">
            <text:p>0.1485</text:p>
          </table:table-cell>
          <table:table-cell table:number-columns-repeated="964"/>
        </table:table-row>
        <table:table-row table:style-name="ro1">
          <table:table-cell table:style-name="ce1" table:formula="of:=[.A156]+0.001" office:value-type="float" office:value="0.1495" calcext:value-type="float">
            <text:p>0.1495</text:p>
          </table:table-cell>
          <table:table-cell table:style-name="ce1" table:formula="of:=(0.76^2/(0.09^0.5))" office:value-type="float" office:value="1.92533333333333" calcext:value-type="float">
            <text:p>1.92533333333333</text:p>
          </table:table-cell>
          <table:table-cell table:style-name="ce1" table:formula="of:=(0.76^3/(0.41*([.A157]+0.00003347)))" office:value-type="float" office:value="7.16009045153374" calcext:value-type="float">
            <text:p>7.16009045153374</text:p>
          </table:table-cell>
          <table:table-cell table:style-name="ce1" table:formula="of:=(0.76/0.41)*LN(([.A157]+0.00003347)/0.00003347)" office:value-type="float" office:value="15.5793067523404" calcext:value-type="float">
            <text:p>15.5793067523404</text:p>
          </table:table-cell>
          <table:table-cell table:style-name="ce1" table:formula="of:=0.09*[.B157]^2/[.C157]" office:value-type="float" office:value="0.046594629252" calcext:value-type="float">
            <text:p>0.046594629252</text:p>
          </table:table-cell>
          <table:table-cell table:style-name="ce1" table:formula="of:=[.B157]^0.5*0.09^0.25" office:value-type="float" office:value="0.76" calcext:value-type="float">
            <text:p>0.76</text:p>
          </table:table-cell>
          <table:table-cell/>
          <table:table-cell table:style-name="Default" table:formula="of:=[$1D_E1.A151]" office:value-type="float" office:value="15.433" calcext:value-type="float">
            <text:p>15.433</text:p>
          </table:table-cell>
          <table:table-cell table:style-name="Default" table:formula="of:=[$1D_E1.B151]" office:value-type="float" office:value="7.1618" calcext:value-type="float">
            <text:p>7.1618</text:p>
          </table:table-cell>
          <table:table-cell table:style-name="Default" table:formula="of:=[$1D_E1.C151]" office:value-type="float" office:value="1.9327" calcext:value-type="float">
            <text:p>1.9327</text:p>
          </table:table-cell>
          <table:table-cell table:style-name="Default" table:formula="of:=[$1D_E1.D151]" office:value-type="float" office:value="0.046939" calcext:value-type="float">
            <text:p>0.046939</text:p>
          </table:table-cell>
          <table:table-cell table:style-name="Default" office:value-type="float" office:value="0.1495" calcext:value-type="float">
            <text:p>0.1495</text:p>
          </table:table-cell>
          <table:table-cell table:number-columns-repeated="2"/>
          <table:table-cell table:style-name="Default" table:formula="of:=[$1D_E2.A151]" office:value-type="float" office:value="15.433" calcext:value-type="float">
            <text:p>15.433</text:p>
          </table:table-cell>
          <table:table-cell table:style-name="Default" table:formula="of:=[$1D_E2.B151]" office:value-type="float" office:value="7.1618" calcext:value-type="float">
            <text:p>7.1618</text:p>
          </table:table-cell>
          <table:table-cell table:style-name="Default" table:formula="of:=[$1D_E2.C151]" office:value-type="float" office:value="1.9327" calcext:value-type="float">
            <text:p>1.9327</text:p>
          </table:table-cell>
          <table:table-cell table:style-name="Default" table:formula="of:=[$1D_E2.D151]" office:value-type="float" office:value="0.046939" calcext:value-type="float">
            <text:p>0.046939</text:p>
          </table:table-cell>
          <table:table-cell table:style-name="Default" office:value-type="float" office:value="0.1495" calcext:value-type="float">
            <text:p>0.1495</text:p>
          </table:table-cell>
          <table:table-cell table:number-columns-repeated="964"/>
        </table:table-row>
        <table:table-row table:style-name="ro1" table:number-rows-repeated="117">
          <table:table-cell table:style-name="ce1"/>
          <table:table-cell table:number-columns-repeated="2"/>
          <table:table-cell table:style-name="ce1"/>
          <table:table-cell table:number-columns-repeated="979"/>
        </table:table-row>
        <table:table-row table:style-name="ro1" table:number-rows-repeated="1048301">
          <table:table-cell table:number-columns-repeated="983"/>
        </table:table-row>
        <table:table-row table:style-name="ro1">
          <table:table-cell table:number-columns-repeated="983"/>
        </table:table-row>
      </table:table>
      <table:table table:name="1D_E1" table:style-name="ta2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: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Points:2</text:p>
          </table:table-cell>
        </table:table-row>
        <table:table-row table:style-name="ro1">
          <table:table-cell office:value-type="float" office:value="5.1234" calcext:value-type="float">
            <text:p>5.1234</text:p>
          </table:table-cell>
          <table:table-cell office:value-type="float" office:value="2044.5" calcext:value-type="float">
            <text:p>2044.5</text:p>
          </table:table-cell>
          <table:table-cell office:value-type="float" office:value="1.9492" calcext:value-type="float">
            <text:p>1.9492</text:p>
          </table:table-cell>
          <table:table-cell office:value-type="float" office:value="0.00016726" calcext:value-type="float">
            <text:p>0.00016726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6.9522" calcext:value-type="float">
            <text:p>6.9522</text:p>
          </table:table-cell>
          <table:table-cell office:value-type="float" office:value="823.04" calcext:value-type="float">
            <text:p>823.04</text:p>
          </table:table-cell>
          <table:table-cell office:value-type="float" office:value="1.9997" calcext:value-type="float">
            <text:p>1.9997</text:p>
          </table:table-cell>
          <table:table-cell office:value-type="float" office:value="0.00043725" calcext:value-type="float">
            <text:p>0.00043725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7.922" calcext:value-type="float">
            <text:p>7.922</text:p>
          </table:table-cell>
          <table:table-cell office:value-type="float" office:value="479.45" calcext:value-type="float">
            <text:p>479.45</text:p>
          </table:table-cell>
          <table:table-cell office:value-type="float" office:value="1.9711" calcext:value-type="float">
            <text:p>1.9711</text:p>
          </table:table-cell>
          <table:table-cell office:value-type="float" office:value="0.00072931" calcext:value-type="float">
            <text:p>0.00072931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8.5683" calcext:value-type="float">
            <text:p>8.5683</text:p>
          </table:table-cell>
          <table:table-cell office:value-type="float" office:value="332.22" calcext:value-type="float">
            <text:p>332.22</text:p>
          </table:table-cell>
          <table:table-cell office:value-type="float" office:value="1.9557" calcext:value-type="float">
            <text:p>1.9557</text:p>
          </table:table-cell>
          <table:table-cell office:value-type="float" office:value="0.0010362" calcext:value-type="float">
            <text:p>0.0010362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float" office:value="9.0484" calcext:value-type="float">
            <text:p>9.0484</text:p>
          </table:table-cell>
          <table:table-cell office:value-type="float" office:value="252.67" calcext:value-type="float">
            <text:p>252.67</text:p>
          </table:table-cell>
          <table:table-cell office:value-type="float" office:value="1.9473" calcext:value-type="float">
            <text:p>1.9473</text:p>
          </table:table-cell>
          <table:table-cell office:value-type="float" office:value="0.0013506" calcext:value-type="float">
            <text:p>0.0013506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float" office:value="9.4288" calcext:value-type="float">
            <text:p>9.4288</text:p>
          </table:table-cell>
          <table:table-cell office:value-type="float" office:value="203.37" calcext:value-type="float">
            <text:p>203.37</text:p>
          </table:table-cell>
          <table:table-cell office:value-type="float" office:value="1.9422" calcext:value-type="float">
            <text:p>1.9422</text:p>
          </table:table-cell>
          <table:table-cell office:value-type="float" office:value="0.0016694" calcext:value-type="float">
            <text:p>0.0016694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9.7433" calcext:value-type="float">
            <text:p>9.7433</text:p>
          </table:table-cell>
          <table:table-cell office:value-type="float" office:value="169.98" calcext:value-type="float">
            <text:p>169.98</text:p>
          </table:table-cell>
          <table:table-cell office:value-type="float" office:value="1.9391" calcext:value-type="float">
            <text:p>1.9391</text:p>
          </table:table-cell>
          <table:table-cell office:value-type="float" office:value="0.0019909" calcext:value-type="float">
            <text:p>0.0019909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float" office:value="10.011" calcext:value-type="float">
            <text:p>10.011</text:p>
          </table:table-cell>
          <table:table-cell office:value-type="float" office:value="145.93" calcext:value-type="float">
            <text:p>145.93</text:p>
          </table:table-cell>
          <table:table-cell office:value-type="float" office:value="1.937" calcext:value-type="float">
            <text:p>1.937</text:p>
          </table:table-cell>
          <table:table-cell office:value-type="float" office:value="0.0023141" calcext:value-type="float">
            <text:p>0.0023141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float" office:value="10.244" calcext:value-type="float">
            <text:p>10.244</text:p>
          </table:table-cell>
          <table:table-cell office:value-type="float" office:value="127.8" calcext:value-type="float">
            <text:p>127.8</text:p>
          </table:table-cell>
          <table:table-cell office:value-type="float" office:value="1.9356" calcext:value-type="float">
            <text:p>1.9356</text:p>
          </table:table-cell>
          <table:table-cell office:value-type="float" office:value="0.0026385" calcext:value-type="float">
            <text:p>0.0026385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113.65" calcext:value-type="float">
            <text:p>113.65</text:p>
          </table:table-cell>
          <table:table-cell office:value-type="float" office:value="1.9346" calcext:value-type="float">
            <text:p>1.9346</text:p>
          </table:table-cell>
          <table:table-cell office:value-type="float" office:value="0.0029638" calcext:value-type="float">
            <text:p>0.0029638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float" office:value="10.635" calcext:value-type="float">
            <text:p>10.635</text:p>
          </table:table-cell>
          <table:table-cell office:value-type="float" office:value="102.32" calcext:value-type="float">
            <text:p>102.32</text:p>
          </table:table-cell>
          <table:table-cell office:value-type="float" office:value="1.9339" calcext:value-type="float">
            <text:p>1.9339</text:p>
          </table:table-cell>
          <table:table-cell office:value-type="float" office:value="0.0032898" calcext:value-type="float">
            <text:p>0.0032898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float" office:value="10.802" calcext:value-type="float">
            <text:p>10.802</text:p>
          </table:table-cell>
          <table:table-cell office:value-type="float" office:value="93.032" calcext:value-type="float">
            <text:p>93.032</text:p>
          </table:table-cell>
          <table:table-cell office:value-type="float" office:value="1.9334" calcext:value-type="float">
            <text:p>1.9334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10.955" calcext:value-type="float">
            <text:p>10.955</text:p>
          </table:table-cell>
          <table:table-cell office:value-type="float" office:value="85.288" calcext:value-type="float">
            <text:p>85.288</text:p>
          </table:table-cell>
          <table:table-cell office:value-type="float" office:value="1.933" calcext:value-type="float">
            <text:p>1.933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11.095" calcext:value-type="float">
            <text:p>11.095</text:p>
          </table:table-cell>
          <table:table-cell office:value-type="float" office:value="78.732" calcext:value-type="float">
            <text:p>78.732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11.226" calcext:value-type="float">
            <text:p>11.226</text:p>
          </table:table-cell>
          <table:table-cell office:value-type="float" office:value="73.111" calcext:value-type="float">
            <text:p>73.111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045973" calcext:value-type="float">
            <text:p>0.0045973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1.347" calcext:value-type="float">
            <text:p>11.347</text:p>
          </table:table-cell>
          <table:table-cell office:value-type="float" office:value="68.238" calcext:value-type="float">
            <text:p>68.238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049247" calcext:value-type="float">
            <text:p>0.0049247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float" office:value="11.461" calcext:value-type="float">
            <text:p>11.461</text:p>
          </table:table-cell>
          <table:table-cell office:value-type="float" office:value="63.975" calcext:value-type="float">
            <text:p>63.975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052523" calcext:value-type="float">
            <text:p>0.0052523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60.212" calcext:value-type="float">
            <text:p>60.212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055799" calcext:value-type="float">
            <text:p>0.0055799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11.669" calcext:value-type="float">
            <text:p>11.669</text:p>
          </table:table-cell>
          <table:table-cell office:value-type="float" office:value="56.868" calcext:value-type="float">
            <text:p>56.868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059076" calcext:value-type="float">
            <text:p>0.0059076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11.764" calcext:value-type="float">
            <text:p>11.764</text:p>
          </table:table-cell>
          <table:table-cell office:value-type="float" office:value="53.876" calcext:value-type="float">
            <text:p>53.876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62354" calcext:value-type="float">
            <text:p>0.0062354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11.854" calcext:value-type="float">
            <text:p>11.854</text:p>
          </table:table-cell>
          <table:table-cell office:value-type="float" office:value="51.184" calcext:value-type="float">
            <text:p>51.184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65631" calcext:value-type="float">
            <text:p>0.0065631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48.748" calcext:value-type="float">
            <text:p>48.748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68909" calcext:value-type="float">
            <text:p>0.006890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12.023" calcext:value-type="float">
            <text:p>12.023</text:p>
          </table:table-cell>
          <table:table-cell office:value-type="float" office:value="46.534" calcext:value-type="float">
            <text:p>46.534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72186" calcext:value-type="float">
            <text:p>0.0072186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12.101" calcext:value-type="float">
            <text:p>12.101</text:p>
          </table:table-cell>
          <table:table-cell office:value-type="float" office:value="44.513" calcext:value-type="float">
            <text:p>44.513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75463" calcext:value-type="float">
            <text:p>0.0075463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12.176" calcext:value-type="float">
            <text:p>12.176</text:p>
          </table:table-cell>
          <table:table-cell office:value-type="float" office:value="42.66" calcext:value-type="float">
            <text:p>42.66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12.248" calcext:value-type="float">
            <text:p>12.248</text:p>
          </table:table-cell>
          <table:table-cell office:value-type="float" office:value="40.956" calcext:value-type="float">
            <text:p>40.956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82017" calcext:value-type="float">
            <text:p>0.0082017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12.317" calcext:value-type="float">
            <text:p>12.317</text:p>
          </table:table-cell>
          <table:table-cell office:value-type="float" office:value="39.383" calcext:value-type="float">
            <text:p>39.383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85293" calcext:value-type="float">
            <text:p>0.0085293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7.927" calcext:value-type="float">
            <text:p>37.927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88568" calcext:value-type="float">
            <text:p>0.0088568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2.448" calcext:value-type="float">
            <text:p>12.448</text:p>
          </table:table-cell>
          <table:table-cell office:value-type="float" office:value="36.575" calcext:value-type="float">
            <text:p>36.575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91842" calcext:value-type="float">
            <text:p>0.0091842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35.317" calcext:value-type="float">
            <text:p>35.317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95116" calcext:value-type="float">
            <text:p>0.009511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34.142" calcext:value-type="float">
            <text:p>34.142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98389" calcext:value-type="float">
            <text:p>0.0098389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12.628" calcext:value-type="float">
            <text:p>12.628</text:p>
          </table:table-cell>
          <table:table-cell office:value-type="float" office:value="33.044" calcext:value-type="float">
            <text:p>33.044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0166" calcext:value-type="float">
            <text:p>0.010166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12.684" calcext:value-type="float">
            <text:p>12.684</text:p>
          </table:table-cell>
          <table:table-cell office:value-type="float" office:value="32.015" calcext:value-type="float">
            <text:p>32.015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0493" calcext:value-type="float">
            <text:p>0.010493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2.738" calcext:value-type="float">
            <text:p>12.738</text:p>
          </table:table-cell>
          <table:table-cell office:value-type="float" office:value="31.048" calcext:value-type="float">
            <text:p>31.048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12.791" calcext:value-type="float">
            <text:p>12.791</text:p>
          </table:table-cell>
          <table:table-cell office:value-type="float" office:value="30.138" calcext:value-type="float">
            <text:p>30.138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1147" calcext:value-type="float">
            <text:p>0.011147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float" office:value="12.842" calcext:value-type="float">
            <text:p>12.842</text:p>
          </table:table-cell>
          <table:table-cell office:value-type="float" office:value="29.28" calcext:value-type="float">
            <text:p>29.28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1474" calcext:value-type="float">
            <text:p>0.011474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12.892" calcext:value-type="float">
            <text:p>12.892</text:p>
          </table:table-cell>
          <table:table-cell office:value-type="float" office:value="28.47" calcext:value-type="float">
            <text:p>28.47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float" office:value="12.941" calcext:value-type="float">
            <text:p>12.941</text:p>
          </table:table-cell>
          <table:table-cell office:value-type="float" office:value="27.704" calcext:value-type="float">
            <text:p>27.704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2127" calcext:value-type="float">
            <text:p>0.012127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2.988" calcext:value-type="float">
            <text:p>12.988</text:p>
          </table:table-cell>
          <table:table-cell office:value-type="float" office:value="26.978" calcext:value-type="float">
            <text:p>26.978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float" office:value="13.034" calcext:value-type="float">
            <text:p>13.034</text:p>
          </table:table-cell>
          <table:table-cell office:value-type="float" office:value="26.29" calcext:value-type="float">
            <text:p>26.29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float" office:value="13.078" calcext:value-type="float">
            <text:p>13.078</text:p>
          </table:table-cell>
          <table:table-cell office:value-type="float" office:value="25.636" calcext:value-type="float">
            <text:p>25.636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3106" calcext:value-type="float">
            <text:p>0.013106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13.122" calcext:value-type="float">
            <text:p>13.122</text:p>
          </table:table-cell>
          <table:table-cell office:value-type="float" office:value="25.015" calcext:value-type="float">
            <text:p>25.015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3432" calcext:value-type="float">
            <text:p>0.013432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13.165" calcext:value-type="float">
            <text:p>13.165</text:p>
          </table:table-cell>
          <table:table-cell office:value-type="float" office:value="24.423" calcext:value-type="float">
            <text:p>24.423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3757" calcext:value-type="float">
            <text:p>0.013757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.206" calcext:value-type="float">
            <text:p>13.206</text:p>
          </table:table-cell>
          <table:table-cell office:value-type="float" office:value="23.858" calcext:value-type="float">
            <text:p>23.858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4083" calcext:value-type="float">
            <text:p>0.014083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float" office:value="13.247" calcext:value-type="float">
            <text:p>13.247</text:p>
          </table:table-cell>
          <table:table-cell office:value-type="float" office:value="23.32" calcext:value-type="float">
            <text:p>23.32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4408" calcext:value-type="float">
            <text:p>0.014408</text:p>
          </table:table-cell>
          <table:table-cell office:value-type="float" office:value="0.0445" calcext:value-type="float">
            <text:p>0.0445</text:p>
          </table:table-cell>
        </table:table-row>
        <table:table-row table:style-name="ro1">
          <table:table-cell office:value-type="float" office:value="13.287" calcext:value-type="float">
            <text:p>13.287</text:p>
          </table:table-cell>
          <table:table-cell office:value-type="float" office:value="22.805" calcext:value-type="float">
            <text:p>22.805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office:value-type="float" office:value="13.326" calcext:value-type="float">
            <text:p>13.326</text:p>
          </table:table-cell>
          <table:table-cell office:value-type="float" office:value="22.313" calcext:value-type="float">
            <text:p>22.313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0.0465" calcext:value-type="float">
            <text:p>0.0465</text:p>
          </table:table-cell>
        </table:table-row>
        <table:table-row table:style-name="ro1">
          <table:table-cell office:value-type="float" office:value="13.364" calcext:value-type="float">
            <text:p>13.364</text:p>
          </table:table-cell>
          <table:table-cell office:value-type="float" office:value="21.842" calcext:value-type="float">
            <text:p>21.842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5384" calcext:value-type="float">
            <text:p>0.015384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13.401" calcext:value-type="float">
            <text:p>13.401</text:p>
          </table:table-cell>
          <table:table-cell office:value-type="float" office:value="21.391" calcext:value-type="float">
            <text:p>21.391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5709" calcext:value-type="float">
            <text:p>0.015709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office:value-type="float" office:value="13.438" calcext:value-type="float">
            <text:p>13.438</text:p>
          </table:table-cell>
          <table:table-cell office:value-type="float" office:value="20.958" calcext:value-type="float">
            <text:p>20.958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6033" calcext:value-type="float">
            <text:p>0.016033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float" office:value="13.473" calcext:value-type="float">
            <text:p>13.473</text:p>
          </table:table-cell>
          <table:table-cell office:value-type="float" office:value="20.543" calcext:value-type="float">
            <text:p>20.543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 office:value-type="float" office:value="13.509" calcext:value-type="float">
            <text:p>13.509</text:p>
          </table:table-cell>
          <table:table-cell office:value-type="float" office:value="20.144" calcext:value-type="float">
            <text:p>20.144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6682" calcext:value-type="float">
            <text:p>0.016682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13.543" calcext:value-type="float">
            <text:p>13.543</text:p>
          </table:table-cell>
          <table:table-cell office:value-type="float" office:value="19.76" calcext:value-type="float">
            <text:p>19.76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006" calcext:value-type="float">
            <text:p>0.017006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float" office:value="13.577" calcext:value-type="float">
            <text:p>13.577</text:p>
          </table:table-cell>
          <table:table-cell office:value-type="float" office:value="19.391" calcext:value-type="float">
            <text:p>19.391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9.036" calcext:value-type="float">
            <text:p>19.036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654" calcext:value-type="float">
            <text:p>0.017654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1">
          <table:table-cell office:value-type="float" office:value="13.642" calcext:value-type="float">
            <text:p>13.642</text:p>
          </table:table-cell>
          <table:table-cell office:value-type="float" office:value="18.693" calcext:value-type="float">
            <text:p>18.693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977" calcext:value-type="float">
            <text:p>0.017977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>
          <table:table-cell office:value-type="float" office:value="13.674" calcext:value-type="float">
            <text:p>13.674</text:p>
          </table:table-cell>
          <table:table-cell office:value-type="float" office:value="18.363" calcext:value-type="float">
            <text:p>18.363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565" calcext:value-type="float">
            <text:p>0.0565</text:p>
          </table:table-cell>
        </table:table-row>
        <table:table-row table:style-name="ro1">
          <table:table-cell office:value-type="float" office:value="13.706" calcext:value-type="float">
            <text:p>13.706</text:p>
          </table:table-cell>
          <table:table-cell office:value-type="float" office:value="18.045" calcext:value-type="float">
            <text:p>18.045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8623" calcext:value-type="float">
            <text:p>0.018623</text:p>
          </table:table-cell>
          <table:table-cell office:value-type="float" office:value="0.0575" calcext:value-type="float">
            <text:p>0.0575</text:p>
          </table:table-cell>
        </table:table-row>
        <table:table-row table:style-name="ro1">
          <table:table-cell office:value-type="float" office:value="13.737" calcext:value-type="float">
            <text:p>13.737</text:p>
          </table:table-cell>
          <table:table-cell office:value-type="float" office:value="17.738" calcext:value-type="float">
            <text:p>17.738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8946" calcext:value-type="float">
            <text:p>0.018946</text:p>
          </table:table-cell>
          <table:table-cell office:value-type="float" office:value="0.0585" calcext:value-type="float">
            <text:p>0.0585</text:p>
          </table:table-cell>
        </table:table-row>
        <table:table-row table:style-name="ro1">
          <table:table-cell office:value-type="float" office:value="13.767" calcext:value-type="float">
            <text:p>13.767</text:p>
          </table:table-cell>
          <table:table-cell office:value-type="float" office:value="17.441" calcext:value-type="float">
            <text:p>17.441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9269" calcext:value-type="float">
            <text:p>0.019269</text:p>
          </table:table-cell>
          <table:table-cell office:value-type="float" office:value="0.0595" calcext:value-type="float">
            <text:p>0.0595</text:p>
          </table:table-cell>
        </table:table-row>
        <table:table-row table:style-name="ro1">
          <table:table-cell office:value-type="float" office:value="13.797" calcext:value-type="float">
            <text:p>13.797</text:p>
          </table:table-cell>
          <table:table-cell office:value-type="float" office:value="17.154" calcext:value-type="float">
            <text:p>17.154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9591" calcext:value-type="float">
            <text:p>0.019591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office:value-type="float" office:value="13.826" calcext:value-type="float">
            <text:p>13.826</text:p>
          </table:table-cell>
          <table:table-cell office:value-type="float" office:value="16.877" calcext:value-type="float">
            <text:p>16.877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9913" calcext:value-type="float">
            <text:p>0.019913</text:p>
          </table:table-cell>
          <table:table-cell office:value-type="float" office:value="0.0615" calcext:value-type="float">
            <text:p>0.0615</text:p>
          </table:table-cell>
        </table:table-row>
        <table:table-row table:style-name="ro1">
          <table:table-cell office:value-type="float" office:value="13.855" calcext:value-type="float">
            <text:p>13.855</text:p>
          </table:table-cell>
          <table:table-cell office:value-type="float" office:value="16.609" calcext:value-type="float">
            <text:p>16.609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0235" calcext:value-type="float">
            <text:p>0.02023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3.883" calcext:value-type="float">
            <text:p>13.883</text:p>
          </table:table-cell>
          <table:table-cell office:value-type="float" office:value="16.349" calcext:value-type="float">
            <text:p>16.349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0557" calcext:value-type="float">
            <text:p>0.020557</text:p>
          </table:table-cell>
          <table:table-cell office:value-type="float" office:value="0.0635" calcext:value-type="float">
            <text:p>0.0635</text:p>
          </table:table-cell>
        </table:table-row>
        <table:table-row table:style-name="ro1">
          <table:table-cell office:value-type="float" office:value="13.911" calcext:value-type="float">
            <text:p>13.911</text:p>
          </table:table-cell>
          <table:table-cell office:value-type="float" office:value="16.097" calcext:value-type="float">
            <text:p>16.097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0878" calcext:value-type="float">
            <text:p>0.020878</text:p>
          </table:table-cell>
          <table:table-cell office:value-type="float" office:value="0.0645" calcext:value-type="float">
            <text:p>0.0645</text:p>
          </table:table-cell>
        </table:table-row>
        <table:table-row table:style-name="ro1">
          <table:table-cell office:value-type="float" office:value="13.939" calcext:value-type="float">
            <text:p>13.939</text:p>
          </table:table-cell>
          <table:table-cell office:value-type="float" office:value="15.854" calcext:value-type="float">
            <text:p>15.854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1199" calcext:value-type="float">
            <text:p>0.021199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float" office:value="13.966" calcext:value-type="float">
            <text:p>13.966</text:p>
          </table:table-cell>
          <table:table-cell office:value-type="float" office:value="15.617" calcext:value-type="float">
            <text:p>15.617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152" calcext:value-type="float">
            <text:p>0.02152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office:value-type="float" office:value="13.993" calcext:value-type="float">
            <text:p>13.993</text:p>
          </table:table-cell>
          <table:table-cell office:value-type="float" office:value="15.388" calcext:value-type="float">
            <text:p>15.388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1841" calcext:value-type="float">
            <text:p>0.021841</text:p>
          </table:table-cell>
          <table:table-cell office:value-type="float" office:value="0.0675" calcext:value-type="float">
            <text:p>0.0675</text:p>
          </table:table-cell>
        </table:table-row>
        <table:table-row table:style-name="ro1">
          <table:table-cell office:value-type="float" office:value="14.019" calcext:value-type="float">
            <text:p>14.019</text:p>
          </table:table-cell>
          <table:table-cell office:value-type="float" office:value="15.166" calcext:value-type="float">
            <text:p>15.166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2162" calcext:value-type="float">
            <text:p>0.022162</text:p>
          </table:table-cell>
          <table:table-cell office:value-type="float" office:value="0.0685" calcext:value-type="float">
            <text:p>0.0685</text:p>
          </table:table-cell>
        </table:table-row>
        <table:table-row table:style-name="ro1">
          <table:table-cell office:value-type="float" office:value="14.045" calcext:value-type="float">
            <text:p>14.045</text:p>
          </table:table-cell>
          <table:table-cell office:value-type="float" office:value="14.95" calcext:value-type="float">
            <text:p>14.95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2482" calcext:value-type="float">
            <text:p>0.022482</text:p>
          </table:table-cell>
          <table:table-cell office:value-type="float" office:value="0.0695" calcext:value-type="float">
            <text:p>0.0695</text:p>
          </table:table-cell>
        </table:table-row>
        <table:table-row table:style-name="ro1">
          <table:table-cell office:value-type="float" office:value="14.071" calcext:value-type="float">
            <text:p>14.071</text:p>
          </table:table-cell>
          <table:table-cell office:value-type="float" office:value="14.74" calcext:value-type="float">
            <text:p>14.74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2802" calcext:value-type="float">
            <text:p>0.022802</text:p>
          </table:table-cell>
          <table:table-cell office:value-type="float" office:value="0.0705" calcext:value-type="float">
            <text:p>0.0705</text:p>
          </table:table-cell>
        </table:table-row>
        <table:table-row table:style-name="ro1">
          <table:table-cell office:value-type="float" office:value="14.096" calcext:value-type="float">
            <text:p>14.096</text:p>
          </table:table-cell>
          <table:table-cell office:value-type="float" office:value="14.537" calcext:value-type="float">
            <text:p>14.53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3121" calcext:value-type="float">
            <text:p>0.023121</text:p>
          </table:table-cell>
          <table:table-cell office:value-type="float" office:value="0.0715" calcext:value-type="float">
            <text:p>0.0715</text:p>
          </table:table-cell>
        </table:table-row>
        <table:table-row table:style-name="ro1">
          <table:table-cell office:value-type="float" office:value="14.121" calcext:value-type="float">
            <text:p>14.121</text:p>
          </table:table-cell>
          <table:table-cell office:value-type="float" office:value="14.339" calcext:value-type="float">
            <text:p>14.33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3441" calcext:value-type="float">
            <text:p>0.02344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table:number-columns-repeated="2" office:value-type="float" office:value="14.146" calcext:value-type="float">
            <text:p>14.146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376" calcext:value-type="float">
            <text:p>0.02376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float" office:value="14.17" calcext:value-type="float">
            <text:p>14.17</text:p>
          </table:table-cell>
          <table:table-cell office:value-type="float" office:value="13.959" calcext:value-type="float">
            <text:p>13.95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4079" calcext:value-type="float">
            <text:p>0.024079</text:p>
          </table:table-cell>
          <table:table-cell office:value-type="float" office:value="0.0745" calcext:value-type="float">
            <text:p>0.0745</text:p>
          </table:table-cell>
        </table:table-row>
        <table:table-row table:style-name="ro1">
          <table:table-cell office:value-type="float" office:value="14.194" calcext:value-type="float">
            <text:p>14.194</text:p>
          </table:table-cell>
          <table:table-cell office:value-type="float" office:value="13.777" calcext:value-type="float">
            <text:p>13.77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4397" calcext:value-type="float">
            <text:p>0.024397</text:p>
          </table:table-cell>
          <table:table-cell office:value-type="float" office:value="0.0755" calcext:value-type="float">
            <text:p>0.0755</text:p>
          </table:table-cell>
        </table:table-row>
        <table:table-row table:style-name="ro1">
          <table:table-cell office:value-type="float" office:value="14.217" calcext:value-type="float">
            <text:p>14.217</text:p>
          </table:table-cell>
          <table:table-cell office:value-type="float" office:value="13.599" calcext:value-type="float">
            <text:p>13.59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4715" calcext:value-type="float">
            <text:p>0.024715</text:p>
          </table:table-cell>
          <table:table-cell office:value-type="float" office:value="0.0765" calcext:value-type="float">
            <text:p>0.0765</text:p>
          </table:table-cell>
        </table:table-row>
        <table:table-row table:style-name="ro1">
          <table:table-cell office:value-type="float" office:value="14.241" calcext:value-type="float">
            <text:p>14.241</text:p>
          </table:table-cell>
          <table:table-cell office:value-type="float" office:value="13.427" calcext:value-type="float">
            <text:p>13.42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033" calcext:value-type="float">
            <text:p>0.025033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14.264" calcext:value-type="float">
            <text:p>14.264</text:p>
          </table:table-cell>
          <table:table-cell office:value-type="float" office:value="13.259" calcext:value-type="float">
            <text:p>13.25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351" calcext:value-type="float">
            <text:p>0.025351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float" office:value="14.286" calcext:value-type="float">
            <text:p>14.286</text:p>
          </table:table-cell>
          <table:table-cell office:value-type="float" office:value="13.095" calcext:value-type="float">
            <text:p>13.095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669" calcext:value-type="float">
            <text:p>0.025669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14.309" calcext:value-type="float">
            <text:p>14.309</text:p>
          </table:table-cell>
          <table:table-cell office:value-type="float" office:value="12.935" calcext:value-type="float">
            <text:p>12.935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986" calcext:value-type="float">
            <text:p>0.025986</text:p>
          </table:table-cell>
          <table:table-cell office:value-type="float" office:value="0.0805" calcext:value-type="float">
            <text:p>0.0805</text:p>
          </table:table-cell>
        </table:table-row>
        <table:table-row table:style-name="ro1">
          <table:table-cell office:value-type="float" office:value="14.331" calcext:value-type="float">
            <text:p>14.331</text:p>
          </table:table-cell>
          <table:table-cell office:value-type="float" office:value="12.779" calcext:value-type="float">
            <text:p>12.77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6302" calcext:value-type="float">
            <text:p>0.026302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float" office:value="14.353" calcext:value-type="float">
            <text:p>14.353</text:p>
          </table:table-cell>
          <table:table-cell office:value-type="float" office:value="12.627" calcext:value-type="float">
            <text:p>12.62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6619" calcext:value-type="float">
            <text:p>0.026619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office:value-type="float" office:value="12.479" calcext:value-type="float">
            <text:p>12.47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6935" calcext:value-type="float">
            <text:p>0.026935</text:p>
          </table:table-cell>
          <table:table-cell office:value-type="float" office:value="0.0835" calcext:value-type="float">
            <text:p>0.0835</text:p>
          </table:table-cell>
        </table:table-row>
        <table:table-row table:style-name="ro1">
          <table:table-cell office:value-type="float" office:value="14.396" calcext:value-type="float">
            <text:p>14.396</text:p>
          </table:table-cell>
          <table:table-cell office:value-type="float" office:value="12.335" calcext:value-type="float">
            <text:p>12.33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7251" calcext:value-type="float">
            <text:p>0.027251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14.417" calcext:value-type="float">
            <text:p>14.417</text:p>
          </table:table-cell>
          <table:table-cell office:value-type="float" office:value="12.193" calcext:value-type="float">
            <text:p>12.19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7567" calcext:value-type="float">
            <text:p>0.027567</text:p>
          </table:table-cell>
          <table:table-cell office:value-type="float" office:value="0.0855" calcext:value-type="float">
            <text:p>0.0855</text:p>
          </table:table-cell>
        </table:table-row>
        <table:table-row table:style-name="ro1">
          <table:table-cell office:value-type="float" office:value="14.438" calcext:value-type="float">
            <text:p>14.438</text:p>
          </table:table-cell>
          <table:table-cell office:value-type="float" office:value="12.056" calcext:value-type="float">
            <text:p>12.056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7882" calcext:value-type="float">
            <text:p>0.027882</text:p>
          </table:table-cell>
          <table:table-cell office:value-type="float" office:value="0.0865" calcext:value-type="float">
            <text:p>0.0865</text:p>
          </table:table-cell>
        </table:table-row>
        <table:table-row table:style-name="ro1">
          <table:table-cell office:value-type="float" office:value="14.459" calcext:value-type="float">
            <text:p>14.459</text:p>
          </table:table-cell>
          <table:table-cell office:value-type="float" office:value="11.921" calcext:value-type="float">
            <text:p>11.92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8197" calcext:value-type="float">
            <text:p>0.028197</text:p>
          </table:table-cell>
          <table:table-cell office:value-type="float" office:value="0.0875" calcext:value-type="float">
            <text:p>0.0875</text:p>
          </table:table-cell>
        </table:table-row>
        <table:table-row table:style-name="ro1">
          <table:table-cell office:value-type="float" office:value="14.479" calcext:value-type="float">
            <text:p>14.479</text:p>
          </table:table-cell>
          <table:table-cell office:value-type="float" office:value="11.79" calcext:value-type="float">
            <text:p>11.7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8511" calcext:value-type="float">
            <text:p>0.028511</text:p>
          </table:table-cell>
          <table:table-cell office:value-type="float" office:value="0.0885" calcext:value-type="float">
            <text:p>0.0885</text:p>
          </table:table-cell>
        </table:table-row>
        <table:table-row table:style-name="ro1">
          <table:table-cell office:value-type="float" office:value="14.499" calcext:value-type="float">
            <text:p>14.499</text:p>
          </table:table-cell>
          <table:table-cell office:value-type="float" office:value="11.661" calcext:value-type="float">
            <text:p>11.66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8826" calcext:value-type="float">
            <text:p>0.028826</text:p>
          </table:table-cell>
          <table:table-cell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4.519" calcext:value-type="float">
            <text:p>14.519</text:p>
          </table:table-cell>
          <table:table-cell office:value-type="float" office:value="11.536" calcext:value-type="float">
            <text:p>11.536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905" calcext:value-type="float">
            <text:p>0.0905</text:p>
          </table:table-cell>
        </table:table-row>
        <table:table-row table:style-name="ro1">
          <table:table-cell office:value-type="float" office:value="14.539" calcext:value-type="float">
            <text:p>14.539</text:p>
          </table:table-cell>
          <table:table-cell office:value-type="float" office:value="11.413" calcext:value-type="float">
            <text:p>11.41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9453" calcext:value-type="float">
            <text:p>0.029453</text:p>
          </table:table-cell>
          <table:table-cell office:value-type="float" office:value="0.0915" calcext:value-type="float">
            <text:p>0.0915</text:p>
          </table:table-cell>
        </table:table-row>
        <table:table-row table:style-name="ro1">
          <table:table-cell office:value-type="float" office:value="14.559" calcext:value-type="float">
            <text:p>14.559</text:p>
          </table:table-cell>
          <table:table-cell office:value-type="float" office:value="11.293" calcext:value-type="float">
            <text:p>11.29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9766" calcext:value-type="float">
            <text:p>0.029766</text:p>
          </table:table-cell>
          <table:table-cell office:value-type="float" office:value="0.0925" calcext:value-type="float">
            <text:p>0.0925</text:p>
          </table:table-cell>
        </table:table-row>
        <table:table-row table:style-name="ro1">
          <table:table-cell office:value-type="float" office:value="14.578" calcext:value-type="float">
            <text:p>14.578</text:p>
          </table:table-cell>
          <table:table-cell office:value-type="float" office:value="11.175" calcext:value-type="float">
            <text:p>11.17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0079" calcext:value-type="float">
            <text:p>0.030079</text:p>
          </table:table-cell>
          <table:table-cell office:value-type="float" office:value="0.0935" calcext:value-type="float">
            <text:p>0.0935</text:p>
          </table:table-cell>
        </table:table-row>
        <table:table-row table:style-name="ro1">
          <table:table-cell office:value-type="float" office:value="14.597" calcext:value-type="float">
            <text:p>14.597</text:p>
          </table:table-cell>
          <table:table-cell office:value-type="float" office:value="11.06" calcext:value-type="float">
            <text:p>11.06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0392" calcext:value-type="float">
            <text:p>0.030392</text:p>
          </table:table-cell>
          <table:table-cell office:value-type="float" office:value="0.0945" calcext:value-type="float">
            <text:p>0.0945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0704" calcext:value-type="float">
            <text:p>0.030704</text:p>
          </table:table-cell>
          <table:table-cell office:value-type="float" office:value="0.0955" calcext:value-type="float">
            <text:p>0.0955</text:p>
          </table:table-cell>
        </table:table-row>
        <table:table-row table:style-name="ro1">
          <table:table-cell office:value-type="float" office:value="14.635" calcext:value-type="float">
            <text:p>14.635</text:p>
          </table:table-cell>
          <table:table-cell office:value-type="float" office:value="10.838" calcext:value-type="float">
            <text:p>10.83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016" calcext:value-type="float">
            <text:p>0.031016</text:p>
          </table:table-cell>
          <table:table-cell office:value-type="float" office:value="0.0965" calcext:value-type="float">
            <text:p>0.0965</text:p>
          </table:table-cell>
        </table:table-row>
        <table:table-row table:style-name="ro1">
          <table:table-cell office:value-type="float" office:value="14.654" calcext:value-type="float">
            <text:p>14.654</text:p>
          </table:table-cell>
          <table:table-cell office:value-type="float" office:value="10.73" calcext:value-type="float">
            <text:p>10.7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327" calcext:value-type="float">
            <text:p>0.031327</text:p>
          </table:table-cell>
          <table:table-cell office:value-type="float" office:value="0.0975" calcext:value-type="float">
            <text:p>0.0975</text:p>
          </table:table-cell>
        </table:table-row>
        <table:table-row table:style-name="ro1">
          <table:table-cell office:value-type="float" office:value="14.672" calcext:value-type="float">
            <text:p>14.672</text:p>
          </table:table-cell>
          <table:table-cell office:value-type="float" office:value="10.625" calcext:value-type="float">
            <text:p>10.62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638" calcext:value-type="float">
            <text:p>0.031638</text:p>
          </table:table-cell>
          <table:table-cell office:value-type="float" office:value="0.0985" calcext:value-type="float">
            <text:p>0.0985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10.521" calcext:value-type="float">
            <text:p>10.52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949" calcext:value-type="float">
            <text:p>0.031949</text:p>
          </table:table-cell>
          <table:table-cell office:value-type="float" office:value="0.0995" calcext:value-type="float">
            <text:p>0.0995</text:p>
          </table:table-cell>
        </table:table-row>
        <table:table-row table:style-name="ro1">
          <table:table-cell office:value-type="float" office:value="14.708" calcext:value-type="float">
            <text:p>14.708</text:p>
          </table:table-cell>
          <table:table-cell office:value-type="float" office:value="10.42" calcext:value-type="float">
            <text:p>10.42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.1005" calcext:value-type="float">
            <text:p>0.1005</text:p>
          </table:table-cell>
        </table:table-row>
        <table:table-row table:style-name="ro1">
          <table:table-cell office:value-type="float" office:value="14.726" calcext:value-type="float">
            <text:p>14.726</text:p>
          </table:table-cell>
          <table:table-cell office:value-type="float" office:value="10.321" calcext:value-type="float">
            <text:p>10.32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257" calcext:value-type="float">
            <text:p>0.03257</text:p>
          </table:table-cell>
          <table:table-cell office:value-type="float" office:value="0.1015" calcext:value-type="float">
            <text:p>0.1015</text:p>
          </table:table-cell>
        </table:table-row>
        <table:table-row table:style-name="ro1">
          <table:table-cell office:value-type="float" office:value="14.744" calcext:value-type="float">
            <text:p>14.744</text:p>
          </table:table-cell>
          <table:table-cell office:value-type="float" office:value="10.224" calcext:value-type="float">
            <text:p>10.224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2879" calcext:value-type="float">
            <text:p>0.032879</text:p>
          </table:table-cell>
          <table:table-cell office:value-type="float" office:value="0.1025" calcext:value-type="float">
            <text:p>0.1025</text:p>
          </table:table-cell>
        </table:table-row>
        <table:table-row table:style-name="ro1">
          <table:table-cell office:value-type="float" office:value="14.762" calcext:value-type="float">
            <text:p>14.762</text:p>
          </table:table-cell>
          <table:table-cell office:value-type="float" office:value="10.129" calcext:value-type="float">
            <text:p>10.12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3188" calcext:value-type="float">
            <text:p>0.033188</text:p>
          </table:table-cell>
          <table:table-cell office:value-type="float" office:value="0.1035" calcext:value-type="float">
            <text:p>0.1035</text:p>
          </table:table-cell>
        </table:table-row>
        <table:table-row table:style-name="ro1">
          <table:table-cell office:value-type="float" office:value="14.779" calcext:value-type="float">
            <text:p>14.779</text:p>
          </table:table-cell>
          <table:table-cell office:value-type="float" office:value="10.035" calcext:value-type="float">
            <text:p>10.03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3497" calcext:value-type="float">
            <text:p>0.033497</text:p>
          </table:table-cell>
          <table:table-cell office:value-type="float" office:value="0.1045" calcext:value-type="float">
            <text:p>0.1045</text:p>
          </table:table-cell>
        </table:table-row>
        <table:table-row table:style-name="ro1">
          <table:table-cell office:value-type="float" office:value="14.796" calcext:value-type="float">
            <text:p>14.796</text:p>
          </table:table-cell>
          <table:table-cell office:value-type="float" office:value="9.9437" calcext:value-type="float">
            <text:p>9.9437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3806" calcext:value-type="float">
            <text:p>0.033806</text:p>
          </table:table-cell>
          <table:table-cell office:value-type="float" office:value="0.1055" calcext:value-type="float">
            <text:p>0.1055</text:p>
          </table:table-cell>
        </table:table-row>
        <table:table-row table:style-name="ro1">
          <table:table-cell office:value-type="float" office:value="14.813" calcext:value-type="float">
            <text:p>14.813</text:p>
          </table:table-cell>
          <table:table-cell office:value-type="float" office:value="9.8539" calcext:value-type="float">
            <text:p>9.853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4114" calcext:value-type="float">
            <text:p>0.034114</text:p>
          </table:table-cell>
          <table:table-cell office:value-type="float" office:value="0.1065" calcext:value-type="float">
            <text:p>0.1065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9.7659" calcext:value-type="float">
            <text:p>9.765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4421" calcext:value-type="float">
            <text:p>0.034421</text:p>
          </table:table-cell>
          <table:table-cell office:value-type="float" office:value="0.1075" calcext:value-type="float">
            <text:p>0.1075</text:p>
          </table:table-cell>
        </table:table-row>
        <table:table-row table:style-name="ro1">
          <table:table-cell office:value-type="float" office:value="14.847" calcext:value-type="float">
            <text:p>14.847</text:p>
          </table:table-cell>
          <table:table-cell office:value-type="float" office:value="9.6795" calcext:value-type="float">
            <text:p>9.679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4729" calcext:value-type="float">
            <text:p>0.034729</text:p>
          </table:table-cell>
          <table:table-cell office:value-type="float" office:value="0.1085" calcext:value-type="float">
            <text:p>0.1085</text:p>
          </table:table-cell>
        </table:table-row>
        <table:table-row table:style-name="ro1">
          <table:table-cell office:value-type="float" office:value="14.864" calcext:value-type="float">
            <text:p>14.864</text:p>
          </table:table-cell>
          <table:table-cell office:value-type="float" office:value="9.5947" calcext:value-type="float">
            <text:p>9.5947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036" calcext:value-type="float">
            <text:p>0.035036</text:p>
          </table:table-cell>
          <table:table-cell office:value-type="float" office:value="0.1095" calcext:value-type="float">
            <text:p>0.109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9.5115" calcext:value-type="float">
            <text:p>9.511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342" calcext:value-type="float">
            <text:p>0.035342</text:p>
          </table:table-cell>
          <table:table-cell office:value-type="float" office:value="0.1105" calcext:value-type="float">
            <text:p>0.1105</text:p>
          </table:table-cell>
        </table:table-row>
        <table:table-row table:style-name="ro1">
          <table:table-cell office:value-type="float" office:value="14.896" calcext:value-type="float">
            <text:p>14.896</text:p>
          </table:table-cell>
          <table:table-cell office:value-type="float" office:value="9.4299" calcext:value-type="float">
            <text:p>9.429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648" calcext:value-type="float">
            <text:p>0.035648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14.913" calcext:value-type="float">
            <text:p>14.913</text:p>
          </table:table-cell>
          <table:table-cell office:value-type="float" office:value="9.3497" calcext:value-type="float">
            <text:p>9.3497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954" calcext:value-type="float">
            <text:p>0.035954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float" office:value="14.929" calcext:value-type="float">
            <text:p>14.929</text:p>
          </table:table-cell>
          <table:table-cell office:value-type="float" office:value="9.271" calcext:value-type="float">
            <text:p>9.27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6259" calcext:value-type="float">
            <text:p>0.036259</text:p>
          </table:table-cell>
          <table:table-cell office:value-type="float" office:value="0.1135" calcext:value-type="float">
            <text:p>0.1135</text:p>
          </table:table-cell>
        </table:table-row>
        <table:table-row table:style-name="ro1">
          <table:table-cell office:value-type="float" office:value="14.945" calcext:value-type="float">
            <text:p>14.945</text:p>
          </table:table-cell>
          <table:table-cell office:value-type="float" office:value="9.1938" calcext:value-type="float">
            <text:p>9.193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6564" calcext:value-type="float">
            <text:p>0.036564</text:p>
          </table:table-cell>
          <table:table-cell office:value-type="float" office:value="0.1145" calcext:value-type="float">
            <text:p>0.1145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9.1179" calcext:value-type="float">
            <text:p>9.117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6868" calcext:value-type="float">
            <text:p>0.036868</text:p>
          </table:table-cell>
          <table:table-cell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9.0433" calcext:value-type="float">
            <text:p>9.043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7172" calcext:value-type="float">
            <text:p>0.037172</text:p>
          </table:table-cell>
          <table:table-cell office:value-type="float" office:value="0.1165" calcext:value-type="float">
            <text:p>0.1165</text:p>
          </table:table-cell>
        </table:table-row>
        <table:table-row table:style-name="ro1">
          <table:table-cell office:value-type="float" office:value="14.992" calcext:value-type="float">
            <text:p>14.992</text:p>
          </table:table-cell>
          <table:table-cell office:value-type="float" office:value="8.9701" calcext:value-type="float">
            <text:p>8.970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7476" calcext:value-type="float">
            <text:p>0.037476</text:p>
          </table:table-cell>
          <table:table-cell office:value-type="float" office:value="0.1175" calcext:value-type="float">
            <text:p>0.1175</text:p>
          </table:table-cell>
        </table:table-row>
        <table:table-row table:style-name="ro1">
          <table:table-cell office:value-type="float" office:value="15.007" calcext:value-type="float">
            <text:p>15.007</text:p>
          </table:table-cell>
          <table:table-cell office:value-type="float" office:value="8.8982" calcext:value-type="float">
            <text:p>8.8982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7779" calcext:value-type="float">
            <text:p>0.037779</text:p>
          </table:table-cell>
          <table:table-cell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15.022" calcext:value-type="float">
            <text:p>15.022</text:p>
          </table:table-cell>
          <table:table-cell office:value-type="float" office:value="8.8274" calcext:value-type="float">
            <text:p>8.8274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8081" calcext:value-type="float">
            <text:p>0.038081</text:p>
          </table:table-cell>
          <table:table-cell office:value-type="float" office:value="0.1195" calcext:value-type="float">
            <text:p>0.1195</text:p>
          </table:table-cell>
        </table:table-row>
        <table:table-row table:style-name="ro1">
          <table:table-cell office:value-type="float" office:value="15.037" calcext:value-type="float">
            <text:p>15.037</text:p>
          </table:table-cell>
          <table:table-cell office:value-type="float" office:value="8.758" calcext:value-type="float">
            <text:p>8.75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8384" calcext:value-type="float">
            <text:p>0.038384</text:p>
          </table:table-cell>
          <table:table-cell office:value-type="float" office:value="0.1205" calcext:value-type="float">
            <text:p>0.1205</text:p>
          </table:table-cell>
        </table:table-row>
        <table:table-row table:style-name="ro1">
          <table:table-cell office:value-type="float" office:value="15.052" calcext:value-type="float">
            <text:p>15.052</text:p>
          </table:table-cell>
          <table:table-cell office:value-type="float" office:value="8.6896" calcext:value-type="float">
            <text:p>8.689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8685" calcext:value-type="float">
            <text:p>0.038685</text:p>
          </table:table-cell>
          <table:table-cell office:value-type="float" office:value="0.1215" calcext:value-type="float">
            <text:p>0.1215</text:p>
          </table:table-cell>
        </table:table-row>
        <table:table-row table:style-name="ro1">
          <table:table-cell office:value-type="float" office:value="15.067" calcext:value-type="float">
            <text:p>15.067</text:p>
          </table:table-cell>
          <table:table-cell office:value-type="float" office:value="8.6225" calcext:value-type="float">
            <text:p>8.6225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8987" calcext:value-type="float">
            <text:p>0.038987</text:p>
          </table:table-cell>
          <table:table-cell office:value-type="float" office:value="0.1225" calcext:value-type="float">
            <text:p>0.1225</text:p>
          </table:table-cell>
        </table:table-row>
        <table:table-row table:style-name="ro1">
          <table:table-cell office:value-type="float" office:value="15.082" calcext:value-type="float">
            <text:p>15.082</text:p>
          </table:table-cell>
          <table:table-cell office:value-type="float" office:value="8.5565" calcext:value-type="float">
            <text:p>8.5565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9288" calcext:value-type="float">
            <text:p>0.039288</text:p>
          </table:table-cell>
          <table:table-cell office:value-type="float" office:value="0.1235" calcext:value-type="float">
            <text:p>0.1235</text:p>
          </table:table-cell>
        </table:table-row>
        <table:table-row table:style-name="ro1">
          <table:table-cell office:value-type="float" office:value="15.097" calcext:value-type="float">
            <text:p>15.097</text:p>
          </table:table-cell>
          <table:table-cell office:value-type="float" office:value="8.4916" calcext:value-type="float">
            <text:p>8.491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9588" calcext:value-type="float">
            <text:p>0.039588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float" office:value="15.111" calcext:value-type="float">
            <text:p>15.111</text:p>
          </table:table-cell>
          <table:table-cell office:value-type="float" office:value="8.4277" calcext:value-type="float">
            <text:p>8.427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9888" calcext:value-type="float">
            <text:p>0.039888</text:p>
          </table:table-cell>
          <table:table-cell office:value-type="float" office:value="0.1255" calcext:value-type="float">
            <text:p>0.1255</text:p>
          </table:table-cell>
        </table:table-row>
        <table:table-row table:style-name="ro1">
          <table:table-cell office:value-type="float" office:value="15.126" calcext:value-type="float">
            <text:p>15.126</text:p>
          </table:table-cell>
          <table:table-cell office:value-type="float" office:value="8.3649" calcext:value-type="float">
            <text:p>8.3649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0187" calcext:value-type="float">
            <text:p>0.040187</text:p>
          </table:table-cell>
          <table:table-cell office:value-type="float" office:value="0.1265" calcext:value-type="float">
            <text:p>0.1265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8.3031" calcext:value-type="float">
            <text:p>8.3031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0486" calcext:value-type="float">
            <text:p>0.040486</text:p>
          </table:table-cell>
          <table:table-cell office:value-type="float" office:value="0.1275" calcext:value-type="float">
            <text:p>0.1275</text:p>
          </table:table-cell>
        </table:table-row>
        <table:table-row table:style-name="ro1">
          <table:table-cell office:value-type="float" office:value="15.155" calcext:value-type="float">
            <text:p>15.155</text:p>
          </table:table-cell>
          <table:table-cell office:value-type="float" office:value="8.2424" calcext:value-type="float">
            <text:p>8.2424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0785" calcext:value-type="float">
            <text:p>0.040785</text:p>
          </table:table-cell>
          <table:table-cell office:value-type="float" office:value="0.1285" calcext:value-type="float">
            <text:p>0.1285</text:p>
          </table:table-cell>
        </table:table-row>
        <table:table-row table:style-name="ro1">
          <table:table-cell office:value-type="float" office:value="15.169" calcext:value-type="float">
            <text:p>15.169</text:p>
          </table:table-cell>
          <table:table-cell office:value-type="float" office:value="8.1826" calcext:value-type="float">
            <text:p>8.182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083" calcext:value-type="float">
            <text:p>0.041083</text:p>
          </table:table-cell>
          <table:table-cell office:value-type="float" office:value="0.1295" calcext:value-type="float">
            <text:p>0.1295</text:p>
          </table:table-cell>
        </table:table-row>
        <table:table-row table:style-name="ro1">
          <table:table-cell office:value-type="float" office:value="15.183" calcext:value-type="float">
            <text:p>15.183</text:p>
          </table:table-cell>
          <table:table-cell office:value-type="float" office:value="8.1237" calcext:value-type="float">
            <text:p>8.123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381" calcext:value-type="float">
            <text:p>0.041381</text:p>
          </table:table-cell>
          <table:table-cell office:value-type="float" office:value="0.1305" calcext:value-type="float">
            <text:p>0.1305</text:p>
          </table:table-cell>
        </table:table-row>
        <table:table-row table:style-name="ro1">
          <table:table-cell office:value-type="float" office:value="15.197" calcext:value-type="float">
            <text:p>15.197</text:p>
          </table:table-cell>
          <table:table-cell office:value-type="float" office:value="8.0658" calcext:value-type="float">
            <text:p>8.065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678" calcext:value-type="float">
            <text:p>0.041678</text:p>
          </table:table-cell>
          <table:table-cell office:value-type="float" office:value="0.1315" calcext:value-type="float">
            <text:p>0.1315</text:p>
          </table:table-cell>
        </table:table-row>
        <table:table-row table:style-name="ro1">
          <table:table-cell office:value-type="float" office:value="15.211" calcext:value-type="float">
            <text:p>15.211</text:p>
          </table:table-cell>
          <table:table-cell office:value-type="float" office:value="8.0088" calcext:value-type="float">
            <text:p>8.008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974" calcext:value-type="float">
            <text:p>0.041974</text:p>
          </table:table-cell>
          <table:table-cell office:value-type="float" office:value="0.1325" calcext:value-type="float">
            <text:p>0.1325</text:p>
          </table:table-cell>
        </table:table-row>
        <table:table-row table:style-name="ro1">
          <table:table-cell office:value-type="float" office:value="15.224" calcext:value-type="float">
            <text:p>15.224</text:p>
          </table:table-cell>
          <table:table-cell office:value-type="float" office:value="7.9527" calcext:value-type="float">
            <text:p>7.952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227" calcext:value-type="float">
            <text:p>0.04227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15.238" calcext:value-type="float">
            <text:p>15.238</text:p>
          </table:table-cell>
          <table:table-cell office:value-type="float" office:value="7.8975" calcext:value-type="float">
            <text:p>7.8975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2566" calcext:value-type="float">
            <text:p>0.042566</text:p>
          </table:table-cell>
          <table:table-cell office:value-type="float" office:value="0.1345" calcext:value-type="float">
            <text:p>0.1345</text:p>
          </table:table-cell>
        </table:table-row>
        <table:table-row table:style-name="ro1">
          <table:table-cell office:value-type="float" office:value="15.252" calcext:value-type="float">
            <text:p>15.252</text:p>
          </table:table-cell>
          <table:table-cell office:value-type="float" office:value="7.8431" calcext:value-type="float">
            <text:p>7.8431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2861" calcext:value-type="float">
            <text:p>0.042861</text:p>
          </table:table-cell>
          <table:table-cell office:value-type="float" office:value="0.1355" calcext:value-type="float">
            <text:p>0.1355</text:p>
          </table:table-cell>
        </table:table-row>
        <table:table-row table:style-name="ro1">
          <table:table-cell office:value-type="float" office:value="15.265" calcext:value-type="float">
            <text:p>15.265</text:p>
          </table:table-cell>
          <table:table-cell office:value-type="float" office:value="7.7896" calcext:value-type="float">
            <text:p>7.789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3156" calcext:value-type="float">
            <text:p>0.043156</text:p>
          </table:table-cell>
          <table:table-cell office:value-type="float" office:value="0.1365" calcext:value-type="float">
            <text:p>0.1365</text:p>
          </table:table-cell>
        </table:table-row>
        <table:table-row table:style-name="ro1">
          <table:table-cell office:value-type="float" office:value="15.279" calcext:value-type="float">
            <text:p>15.279</text:p>
          </table:table-cell>
          <table:table-cell office:value-type="float" office:value="7.7369" calcext:value-type="float">
            <text:p>7.7369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345" calcext:value-type="float">
            <text:p>0.04345</text:p>
          </table:table-cell>
          <table:table-cell office:value-type="float" office:value="0.1375" calcext:value-type="float">
            <text:p>0.1375</text:p>
          </table:table-cell>
        </table:table-row>
        <table:table-row table:style-name="ro1">
          <table:table-cell office:value-type="float" office:value="15.292" calcext:value-type="float">
            <text:p>15.292</text:p>
          </table:table-cell>
          <table:table-cell office:value-type="float" office:value="7.6849" calcext:value-type="float">
            <text:p>7.6849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3743" calcext:value-type="float">
            <text:p>0.043743</text:p>
          </table:table-cell>
          <table:table-cell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15.305" calcext:value-type="float">
            <text:p>15.305</text:p>
          </table:table-cell>
          <table:table-cell office:value-type="float" office:value="7.6338" calcext:value-type="float">
            <text:p>7.633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037" calcext:value-type="float">
            <text:p>0.044037</text:p>
          </table:table-cell>
          <table:table-cell office:value-type="float" office:value="0.1395" calcext:value-type="float">
            <text:p>0.1395</text:p>
          </table:table-cell>
        </table:table-row>
        <table:table-row table:style-name="ro1">
          <table:table-cell office:value-type="float" office:value="15.318" calcext:value-type="float">
            <text:p>15.318</text:p>
          </table:table-cell>
          <table:table-cell office:value-type="float" office:value="7.5834" calcext:value-type="float">
            <text:p>7.5834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329" calcext:value-type="float">
            <text:p>0.044329</text:p>
          </table:table-cell>
          <table:table-cell office:value-type="float" office:value="0.1405" calcext:value-type="float">
            <text:p>0.1405</text:p>
          </table:table-cell>
        </table:table-row>
        <table:table-row table:style-name="ro1">
          <table:table-cell office:value-type="float" office:value="15.331" calcext:value-type="float">
            <text:p>15.331</text:p>
          </table:table-cell>
          <table:table-cell office:value-type="float" office:value="7.5338" calcext:value-type="float">
            <text:p>7.533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621" calcext:value-type="float">
            <text:p>0.044621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float" office:value="15.344" calcext:value-type="float">
            <text:p>15.344</text:p>
          </table:table-cell>
          <table:table-cell office:value-type="float" office:value="7.4848" calcext:value-type="float">
            <text:p>7.484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913" calcext:value-type="float">
            <text:p>0.044913</text:p>
          </table:table-cell>
          <table:table-cell office:value-type="float" office:value="0.1425" calcext:value-type="float">
            <text:p>0.1425</text:p>
          </table:table-cell>
        </table:table-row>
        <table:table-row table:style-name="ro1">
          <table:table-cell office:value-type="float" office:value="15.357" calcext:value-type="float">
            <text:p>15.357</text:p>
          </table:table-cell>
          <table:table-cell office:value-type="float" office:value="7.4367" calcext:value-type="float">
            <text:p>7.436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5204" calcext:value-type="float">
            <text:p>0.045204</text:p>
          </table:table-cell>
          <table:table-cell office:value-type="float" office:value="0.1435" calcext:value-type="float">
            <text:p>0.1435</text:p>
          </table:table-cell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7.3892" calcext:value-type="float">
            <text:p>7.3892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5494" calcext:value-type="float">
            <text:p>0.045494</text:p>
          </table:table-cell>
          <table:table-cell office:value-type="float" office:value="0.1445" calcext:value-type="float">
            <text:p>0.1445</text:p>
          </table:table-cell>
        </table:table-row>
        <table:table-row table:style-name="ro1">
          <table:table-cell office:value-type="float" office:value="15.383" calcext:value-type="float">
            <text:p>15.383</text:p>
          </table:table-cell>
          <table:table-cell office:value-type="float" office:value="7.3424" calcext:value-type="float">
            <text:p>7.3424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5784" calcext:value-type="float">
            <text:p>0.045784</text:p>
          </table:table-cell>
          <table:table-cell office:value-type="float" office:value="0.1455" calcext:value-type="float">
            <text:p>0.1455</text:p>
          </table:table-cell>
        </table:table-row>
        <table:table-row table:style-name="ro1">
          <table:table-cell office:value-type="float" office:value="15.395" calcext:value-type="float">
            <text:p>15.395</text:p>
          </table:table-cell>
          <table:table-cell office:value-type="float" office:value="7.2962" calcext:value-type="float">
            <text:p>7.2962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074" calcext:value-type="float">
            <text:p>0.046074</text:p>
          </table:table-cell>
          <table:table-cell office:value-type="float" office:value="0.1465" calcext:value-type="float">
            <text:p>0.1465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7.2508" calcext:value-type="float">
            <text:p>7.250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363" calcext:value-type="float">
            <text:p>0.046363</text:p>
          </table:table-cell>
          <table:table-cell office:value-type="float" office:value="0.1475" calcext:value-type="float">
            <text:p>0.1475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7.206" calcext:value-type="float">
            <text:p>7.20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651" calcext:value-type="float">
            <text:p>0.046651</text:p>
          </table:table-cell>
          <table:table-cell office:value-type="float" office:value="0.1485" calcext:value-type="float">
            <text:p>0.1485</text:p>
          </table:table-cell>
        </table:table-row>
        <table:table-row table:style-name="ro1">
          <table:table-cell office:value-type="float" office:value="15.433" calcext:value-type="float">
            <text:p>15.433</text:p>
          </table:table-cell>
          <table:table-cell office:value-type="float" office:value="7.1618" calcext:value-type="float">
            <text:p>7.161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939" calcext:value-type="float">
            <text:p>0.046939</text:p>
          </table:table-cell>
          <table:table-cell office:value-type="float" office:value="0.1495" calcext:value-type="float">
            <text:p>0.1495</text:p>
          </table:table-cell>
        </table:table-row>
        <table:table-row table:style-name="ro1" table:number-rows-repeated="104842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D_E2" table:style-name="ta2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: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Points:2</text:p>
          </table:table-cell>
        </table:table-row>
        <table:table-row table:style-name="ro1">
          <table:table-cell office:value-type="float" office:value="5.1234" calcext:value-type="float">
            <text:p>5.1234</text:p>
          </table:table-cell>
          <table:table-cell office:value-type="float" office:value="2044.5" calcext:value-type="float">
            <text:p>2044.5</text:p>
          </table:table-cell>
          <table:table-cell office:value-type="float" office:value="1.9492" calcext:value-type="float">
            <text:p>1.9492</text:p>
          </table:table-cell>
          <table:table-cell office:value-type="float" office:value="0.00016726" calcext:value-type="float">
            <text:p>0.00016726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6.9522" calcext:value-type="float">
            <text:p>6.9522</text:p>
          </table:table-cell>
          <table:table-cell office:value-type="float" office:value="823.04" calcext:value-type="float">
            <text:p>823.04</text:p>
          </table:table-cell>
          <table:table-cell office:value-type="float" office:value="1.9997" calcext:value-type="float">
            <text:p>1.9997</text:p>
          </table:table-cell>
          <table:table-cell office:value-type="float" office:value="0.00043725" calcext:value-type="float">
            <text:p>0.00043725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7.922" calcext:value-type="float">
            <text:p>7.922</text:p>
          </table:table-cell>
          <table:table-cell office:value-type="float" office:value="479.45" calcext:value-type="float">
            <text:p>479.45</text:p>
          </table:table-cell>
          <table:table-cell office:value-type="float" office:value="1.9711" calcext:value-type="float">
            <text:p>1.9711</text:p>
          </table:table-cell>
          <table:table-cell office:value-type="float" office:value="0.00072931" calcext:value-type="float">
            <text:p>0.00072931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8.5683" calcext:value-type="float">
            <text:p>8.5683</text:p>
          </table:table-cell>
          <table:table-cell office:value-type="float" office:value="332.22" calcext:value-type="float">
            <text:p>332.22</text:p>
          </table:table-cell>
          <table:table-cell office:value-type="float" office:value="1.9557" calcext:value-type="float">
            <text:p>1.9557</text:p>
          </table:table-cell>
          <table:table-cell office:value-type="float" office:value="0.0010362" calcext:value-type="float">
            <text:p>0.0010362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float" office:value="9.0484" calcext:value-type="float">
            <text:p>9.0484</text:p>
          </table:table-cell>
          <table:table-cell office:value-type="float" office:value="252.67" calcext:value-type="float">
            <text:p>252.67</text:p>
          </table:table-cell>
          <table:table-cell office:value-type="float" office:value="1.9473" calcext:value-type="float">
            <text:p>1.9473</text:p>
          </table:table-cell>
          <table:table-cell office:value-type="float" office:value="0.0013506" calcext:value-type="float">
            <text:p>0.0013506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float" office:value="9.4288" calcext:value-type="float">
            <text:p>9.4288</text:p>
          </table:table-cell>
          <table:table-cell office:value-type="float" office:value="203.37" calcext:value-type="float">
            <text:p>203.37</text:p>
          </table:table-cell>
          <table:table-cell office:value-type="float" office:value="1.9422" calcext:value-type="float">
            <text:p>1.9422</text:p>
          </table:table-cell>
          <table:table-cell office:value-type="float" office:value="0.0016694" calcext:value-type="float">
            <text:p>0.0016694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9.7433" calcext:value-type="float">
            <text:p>9.7433</text:p>
          </table:table-cell>
          <table:table-cell office:value-type="float" office:value="169.98" calcext:value-type="float">
            <text:p>169.98</text:p>
          </table:table-cell>
          <table:table-cell office:value-type="float" office:value="1.9391" calcext:value-type="float">
            <text:p>1.9391</text:p>
          </table:table-cell>
          <table:table-cell office:value-type="float" office:value="0.0019909" calcext:value-type="float">
            <text:p>0.0019909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float" office:value="10.011" calcext:value-type="float">
            <text:p>10.011</text:p>
          </table:table-cell>
          <table:table-cell office:value-type="float" office:value="145.93" calcext:value-type="float">
            <text:p>145.93</text:p>
          </table:table-cell>
          <table:table-cell office:value-type="float" office:value="1.937" calcext:value-type="float">
            <text:p>1.937</text:p>
          </table:table-cell>
          <table:table-cell office:value-type="float" office:value="0.0023141" calcext:value-type="float">
            <text:p>0.0023141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float" office:value="10.244" calcext:value-type="float">
            <text:p>10.244</text:p>
          </table:table-cell>
          <table:table-cell office:value-type="float" office:value="127.8" calcext:value-type="float">
            <text:p>127.8</text:p>
          </table:table-cell>
          <table:table-cell office:value-type="float" office:value="1.9356" calcext:value-type="float">
            <text:p>1.9356</text:p>
          </table:table-cell>
          <table:table-cell office:value-type="float" office:value="0.0026385" calcext:value-type="float">
            <text:p>0.0026385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113.65" calcext:value-type="float">
            <text:p>113.65</text:p>
          </table:table-cell>
          <table:table-cell office:value-type="float" office:value="1.9346" calcext:value-type="float">
            <text:p>1.9346</text:p>
          </table:table-cell>
          <table:table-cell office:value-type="float" office:value="0.0029638" calcext:value-type="float">
            <text:p>0.0029638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float" office:value="10.635" calcext:value-type="float">
            <text:p>10.635</text:p>
          </table:table-cell>
          <table:table-cell office:value-type="float" office:value="102.32" calcext:value-type="float">
            <text:p>102.32</text:p>
          </table:table-cell>
          <table:table-cell office:value-type="float" office:value="1.9339" calcext:value-type="float">
            <text:p>1.9339</text:p>
          </table:table-cell>
          <table:table-cell office:value-type="float" office:value="0.0032898" calcext:value-type="float">
            <text:p>0.0032898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float" office:value="10.802" calcext:value-type="float">
            <text:p>10.802</text:p>
          </table:table-cell>
          <table:table-cell office:value-type="float" office:value="93.032" calcext:value-type="float">
            <text:p>93.032</text:p>
          </table:table-cell>
          <table:table-cell office:value-type="float" office:value="1.9334" calcext:value-type="float">
            <text:p>1.9334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10.955" calcext:value-type="float">
            <text:p>10.955</text:p>
          </table:table-cell>
          <table:table-cell office:value-type="float" office:value="85.288" calcext:value-type="float">
            <text:p>85.288</text:p>
          </table:table-cell>
          <table:table-cell office:value-type="float" office:value="1.933" calcext:value-type="float">
            <text:p>1.933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11.095" calcext:value-type="float">
            <text:p>11.095</text:p>
          </table:table-cell>
          <table:table-cell office:value-type="float" office:value="78.732" calcext:value-type="float">
            <text:p>78.732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11.226" calcext:value-type="float">
            <text:p>11.226</text:p>
          </table:table-cell>
          <table:table-cell office:value-type="float" office:value="73.111" calcext:value-type="float">
            <text:p>73.111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045973" calcext:value-type="float">
            <text:p>0.0045973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1.347" calcext:value-type="float">
            <text:p>11.347</text:p>
          </table:table-cell>
          <table:table-cell office:value-type="float" office:value="68.238" calcext:value-type="float">
            <text:p>68.238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049247" calcext:value-type="float">
            <text:p>0.0049247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float" office:value="11.461" calcext:value-type="float">
            <text:p>11.461</text:p>
          </table:table-cell>
          <table:table-cell office:value-type="float" office:value="63.975" calcext:value-type="float">
            <text:p>63.975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052523" calcext:value-type="float">
            <text:p>0.0052523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60.212" calcext:value-type="float">
            <text:p>60.212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055799" calcext:value-type="float">
            <text:p>0.0055799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11.669" calcext:value-type="float">
            <text:p>11.669</text:p>
          </table:table-cell>
          <table:table-cell office:value-type="float" office:value="56.868" calcext:value-type="float">
            <text:p>56.868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059076" calcext:value-type="float">
            <text:p>0.0059076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11.764" calcext:value-type="float">
            <text:p>11.764</text:p>
          </table:table-cell>
          <table:table-cell office:value-type="float" office:value="53.876" calcext:value-type="float">
            <text:p>53.876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62354" calcext:value-type="float">
            <text:p>0.0062354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11.854" calcext:value-type="float">
            <text:p>11.854</text:p>
          </table:table-cell>
          <table:table-cell office:value-type="float" office:value="51.184" calcext:value-type="float">
            <text:p>51.184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65631" calcext:value-type="float">
            <text:p>0.0065631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48.748" calcext:value-type="float">
            <text:p>48.748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68909" calcext:value-type="float">
            <text:p>0.006890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12.023" calcext:value-type="float">
            <text:p>12.023</text:p>
          </table:table-cell>
          <table:table-cell office:value-type="float" office:value="46.534" calcext:value-type="float">
            <text:p>46.534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72186" calcext:value-type="float">
            <text:p>0.0072186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12.101" calcext:value-type="float">
            <text:p>12.101</text:p>
          </table:table-cell>
          <table:table-cell office:value-type="float" office:value="44.513" calcext:value-type="float">
            <text:p>44.513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75463" calcext:value-type="float">
            <text:p>0.0075463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12.176" calcext:value-type="float">
            <text:p>12.176</text:p>
          </table:table-cell>
          <table:table-cell office:value-type="float" office:value="42.66" calcext:value-type="float">
            <text:p>42.66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12.248" calcext:value-type="float">
            <text:p>12.248</text:p>
          </table:table-cell>
          <table:table-cell office:value-type="float" office:value="40.956" calcext:value-type="float">
            <text:p>40.956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82017" calcext:value-type="float">
            <text:p>0.0082017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12.317" calcext:value-type="float">
            <text:p>12.317</text:p>
          </table:table-cell>
          <table:table-cell office:value-type="float" office:value="39.383" calcext:value-type="float">
            <text:p>39.383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85293" calcext:value-type="float">
            <text:p>0.0085293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7.927" calcext:value-type="float">
            <text:p>37.927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88568" calcext:value-type="float">
            <text:p>0.0088568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2.448" calcext:value-type="float">
            <text:p>12.448</text:p>
          </table:table-cell>
          <table:table-cell office:value-type="float" office:value="36.575" calcext:value-type="float">
            <text:p>36.575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91842" calcext:value-type="float">
            <text:p>0.0091842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35.317" calcext:value-type="float">
            <text:p>35.317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95116" calcext:value-type="float">
            <text:p>0.009511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34.142" calcext:value-type="float">
            <text:p>34.142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98389" calcext:value-type="float">
            <text:p>0.0098389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12.628" calcext:value-type="float">
            <text:p>12.628</text:p>
          </table:table-cell>
          <table:table-cell office:value-type="float" office:value="33.044" calcext:value-type="float">
            <text:p>33.044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0166" calcext:value-type="float">
            <text:p>0.010166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12.684" calcext:value-type="float">
            <text:p>12.684</text:p>
          </table:table-cell>
          <table:table-cell office:value-type="float" office:value="32.015" calcext:value-type="float">
            <text:p>32.015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0493" calcext:value-type="float">
            <text:p>0.010493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2.738" calcext:value-type="float">
            <text:p>12.738</text:p>
          </table:table-cell>
          <table:table-cell office:value-type="float" office:value="31.048" calcext:value-type="float">
            <text:p>31.048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12.791" calcext:value-type="float">
            <text:p>12.791</text:p>
          </table:table-cell>
          <table:table-cell office:value-type="float" office:value="30.138" calcext:value-type="float">
            <text:p>30.138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1147" calcext:value-type="float">
            <text:p>0.011147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float" office:value="12.842" calcext:value-type="float">
            <text:p>12.842</text:p>
          </table:table-cell>
          <table:table-cell office:value-type="float" office:value="29.28" calcext:value-type="float">
            <text:p>29.28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1474" calcext:value-type="float">
            <text:p>0.011474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12.892" calcext:value-type="float">
            <text:p>12.892</text:p>
          </table:table-cell>
          <table:table-cell office:value-type="float" office:value="28.47" calcext:value-type="float">
            <text:p>28.47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float" office:value="12.941" calcext:value-type="float">
            <text:p>12.941</text:p>
          </table:table-cell>
          <table:table-cell office:value-type="float" office:value="27.704" calcext:value-type="float">
            <text:p>27.704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2127" calcext:value-type="float">
            <text:p>0.012127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2.988" calcext:value-type="float">
            <text:p>12.988</text:p>
          </table:table-cell>
          <table:table-cell office:value-type="float" office:value="26.978" calcext:value-type="float">
            <text:p>26.978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float" office:value="13.034" calcext:value-type="float">
            <text:p>13.034</text:p>
          </table:table-cell>
          <table:table-cell office:value-type="float" office:value="26.29" calcext:value-type="float">
            <text:p>26.29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float" office:value="13.078" calcext:value-type="float">
            <text:p>13.078</text:p>
          </table:table-cell>
          <table:table-cell office:value-type="float" office:value="25.636" calcext:value-type="float">
            <text:p>25.636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3106" calcext:value-type="float">
            <text:p>0.013106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13.122" calcext:value-type="float">
            <text:p>13.122</text:p>
          </table:table-cell>
          <table:table-cell office:value-type="float" office:value="25.015" calcext:value-type="float">
            <text:p>25.015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3432" calcext:value-type="float">
            <text:p>0.013432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13.165" calcext:value-type="float">
            <text:p>13.165</text:p>
          </table:table-cell>
          <table:table-cell office:value-type="float" office:value="24.423" calcext:value-type="float">
            <text:p>24.423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3757" calcext:value-type="float">
            <text:p>0.013757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.206" calcext:value-type="float">
            <text:p>13.206</text:p>
          </table:table-cell>
          <table:table-cell office:value-type="float" office:value="23.858" calcext:value-type="float">
            <text:p>23.858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4083" calcext:value-type="float">
            <text:p>0.014083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float" office:value="13.247" calcext:value-type="float">
            <text:p>13.247</text:p>
          </table:table-cell>
          <table:table-cell office:value-type="float" office:value="23.32" calcext:value-type="float">
            <text:p>23.32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4408" calcext:value-type="float">
            <text:p>0.014408</text:p>
          </table:table-cell>
          <table:table-cell office:value-type="float" office:value="0.0445" calcext:value-type="float">
            <text:p>0.0445</text:p>
          </table:table-cell>
        </table:table-row>
        <table:table-row table:style-name="ro1">
          <table:table-cell office:value-type="float" office:value="13.287" calcext:value-type="float">
            <text:p>13.287</text:p>
          </table:table-cell>
          <table:table-cell office:value-type="float" office:value="22.805" calcext:value-type="float">
            <text:p>22.805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office:value-type="float" office:value="13.326" calcext:value-type="float">
            <text:p>13.326</text:p>
          </table:table-cell>
          <table:table-cell office:value-type="float" office:value="22.313" calcext:value-type="float">
            <text:p>22.313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0.0465" calcext:value-type="float">
            <text:p>0.0465</text:p>
          </table:table-cell>
        </table:table-row>
        <table:table-row table:style-name="ro1">
          <table:table-cell office:value-type="float" office:value="13.364" calcext:value-type="float">
            <text:p>13.364</text:p>
          </table:table-cell>
          <table:table-cell office:value-type="float" office:value="21.842" calcext:value-type="float">
            <text:p>21.842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5384" calcext:value-type="float">
            <text:p>0.015384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13.401" calcext:value-type="float">
            <text:p>13.401</text:p>
          </table:table-cell>
          <table:table-cell office:value-type="float" office:value="21.391" calcext:value-type="float">
            <text:p>21.391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5709" calcext:value-type="float">
            <text:p>0.015709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office:value-type="float" office:value="13.438" calcext:value-type="float">
            <text:p>13.438</text:p>
          </table:table-cell>
          <table:table-cell office:value-type="float" office:value="20.958" calcext:value-type="float">
            <text:p>20.958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6033" calcext:value-type="float">
            <text:p>0.016033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float" office:value="13.473" calcext:value-type="float">
            <text:p>13.473</text:p>
          </table:table-cell>
          <table:table-cell office:value-type="float" office:value="20.543" calcext:value-type="float">
            <text:p>20.543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 office:value-type="float" office:value="13.509" calcext:value-type="float">
            <text:p>13.509</text:p>
          </table:table-cell>
          <table:table-cell office:value-type="float" office:value="20.144" calcext:value-type="float">
            <text:p>20.144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6682" calcext:value-type="float">
            <text:p>0.016682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13.543" calcext:value-type="float">
            <text:p>13.543</text:p>
          </table:table-cell>
          <table:table-cell office:value-type="float" office:value="19.76" calcext:value-type="float">
            <text:p>19.76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006" calcext:value-type="float">
            <text:p>0.017006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float" office:value="13.577" calcext:value-type="float">
            <text:p>13.577</text:p>
          </table:table-cell>
          <table:table-cell office:value-type="float" office:value="19.391" calcext:value-type="float">
            <text:p>19.391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9.036" calcext:value-type="float">
            <text:p>19.036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654" calcext:value-type="float">
            <text:p>0.017654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1">
          <table:table-cell office:value-type="float" office:value="13.642" calcext:value-type="float">
            <text:p>13.642</text:p>
          </table:table-cell>
          <table:table-cell office:value-type="float" office:value="18.693" calcext:value-type="float">
            <text:p>18.693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977" calcext:value-type="float">
            <text:p>0.017977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>
          <table:table-cell office:value-type="float" office:value="13.674" calcext:value-type="float">
            <text:p>13.674</text:p>
          </table:table-cell>
          <table:table-cell office:value-type="float" office:value="18.363" calcext:value-type="float">
            <text:p>18.363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565" calcext:value-type="float">
            <text:p>0.0565</text:p>
          </table:table-cell>
        </table:table-row>
        <table:table-row table:style-name="ro1">
          <table:table-cell office:value-type="float" office:value="13.706" calcext:value-type="float">
            <text:p>13.706</text:p>
          </table:table-cell>
          <table:table-cell office:value-type="float" office:value="18.045" calcext:value-type="float">
            <text:p>18.045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8623" calcext:value-type="float">
            <text:p>0.018623</text:p>
          </table:table-cell>
          <table:table-cell office:value-type="float" office:value="0.0575" calcext:value-type="float">
            <text:p>0.0575</text:p>
          </table:table-cell>
        </table:table-row>
        <table:table-row table:style-name="ro1">
          <table:table-cell office:value-type="float" office:value="13.737" calcext:value-type="float">
            <text:p>13.737</text:p>
          </table:table-cell>
          <table:table-cell office:value-type="float" office:value="17.738" calcext:value-type="float">
            <text:p>17.738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8946" calcext:value-type="float">
            <text:p>0.018946</text:p>
          </table:table-cell>
          <table:table-cell office:value-type="float" office:value="0.0585" calcext:value-type="float">
            <text:p>0.0585</text:p>
          </table:table-cell>
        </table:table-row>
        <table:table-row table:style-name="ro1">
          <table:table-cell office:value-type="float" office:value="13.767" calcext:value-type="float">
            <text:p>13.767</text:p>
          </table:table-cell>
          <table:table-cell office:value-type="float" office:value="17.441" calcext:value-type="float">
            <text:p>17.441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9269" calcext:value-type="float">
            <text:p>0.019269</text:p>
          </table:table-cell>
          <table:table-cell office:value-type="float" office:value="0.0595" calcext:value-type="float">
            <text:p>0.0595</text:p>
          </table:table-cell>
        </table:table-row>
        <table:table-row table:style-name="ro1">
          <table:table-cell office:value-type="float" office:value="13.797" calcext:value-type="float">
            <text:p>13.797</text:p>
          </table:table-cell>
          <table:table-cell office:value-type="float" office:value="17.154" calcext:value-type="float">
            <text:p>17.154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9591" calcext:value-type="float">
            <text:p>0.019591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office:value-type="float" office:value="13.826" calcext:value-type="float">
            <text:p>13.826</text:p>
          </table:table-cell>
          <table:table-cell office:value-type="float" office:value="16.877" calcext:value-type="float">
            <text:p>16.877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9913" calcext:value-type="float">
            <text:p>0.019913</text:p>
          </table:table-cell>
          <table:table-cell office:value-type="float" office:value="0.0615" calcext:value-type="float">
            <text:p>0.0615</text:p>
          </table:table-cell>
        </table:table-row>
        <table:table-row table:style-name="ro1">
          <table:table-cell office:value-type="float" office:value="13.855" calcext:value-type="float">
            <text:p>13.855</text:p>
          </table:table-cell>
          <table:table-cell office:value-type="float" office:value="16.609" calcext:value-type="float">
            <text:p>16.609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0235" calcext:value-type="float">
            <text:p>0.02023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3.883" calcext:value-type="float">
            <text:p>13.883</text:p>
          </table:table-cell>
          <table:table-cell office:value-type="float" office:value="16.349" calcext:value-type="float">
            <text:p>16.349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0557" calcext:value-type="float">
            <text:p>0.020557</text:p>
          </table:table-cell>
          <table:table-cell office:value-type="float" office:value="0.0635" calcext:value-type="float">
            <text:p>0.0635</text:p>
          </table:table-cell>
        </table:table-row>
        <table:table-row table:style-name="ro1">
          <table:table-cell office:value-type="float" office:value="13.911" calcext:value-type="float">
            <text:p>13.911</text:p>
          </table:table-cell>
          <table:table-cell office:value-type="float" office:value="16.097" calcext:value-type="float">
            <text:p>16.097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0878" calcext:value-type="float">
            <text:p>0.020878</text:p>
          </table:table-cell>
          <table:table-cell office:value-type="float" office:value="0.0645" calcext:value-type="float">
            <text:p>0.0645</text:p>
          </table:table-cell>
        </table:table-row>
        <table:table-row table:style-name="ro1">
          <table:table-cell office:value-type="float" office:value="13.939" calcext:value-type="float">
            <text:p>13.939</text:p>
          </table:table-cell>
          <table:table-cell office:value-type="float" office:value="15.854" calcext:value-type="float">
            <text:p>15.854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1199" calcext:value-type="float">
            <text:p>0.021199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float" office:value="13.966" calcext:value-type="float">
            <text:p>13.966</text:p>
          </table:table-cell>
          <table:table-cell office:value-type="float" office:value="15.617" calcext:value-type="float">
            <text:p>15.617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152" calcext:value-type="float">
            <text:p>0.02152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office:value-type="float" office:value="13.993" calcext:value-type="float">
            <text:p>13.993</text:p>
          </table:table-cell>
          <table:table-cell office:value-type="float" office:value="15.388" calcext:value-type="float">
            <text:p>15.388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1841" calcext:value-type="float">
            <text:p>0.021841</text:p>
          </table:table-cell>
          <table:table-cell office:value-type="float" office:value="0.0675" calcext:value-type="float">
            <text:p>0.0675</text:p>
          </table:table-cell>
        </table:table-row>
        <table:table-row table:style-name="ro1">
          <table:table-cell office:value-type="float" office:value="14.019" calcext:value-type="float">
            <text:p>14.019</text:p>
          </table:table-cell>
          <table:table-cell office:value-type="float" office:value="15.166" calcext:value-type="float">
            <text:p>15.166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2162" calcext:value-type="float">
            <text:p>0.022162</text:p>
          </table:table-cell>
          <table:table-cell office:value-type="float" office:value="0.0685" calcext:value-type="float">
            <text:p>0.0685</text:p>
          </table:table-cell>
        </table:table-row>
        <table:table-row table:style-name="ro1">
          <table:table-cell office:value-type="float" office:value="14.045" calcext:value-type="float">
            <text:p>14.045</text:p>
          </table:table-cell>
          <table:table-cell office:value-type="float" office:value="14.95" calcext:value-type="float">
            <text:p>14.95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2482" calcext:value-type="float">
            <text:p>0.022482</text:p>
          </table:table-cell>
          <table:table-cell office:value-type="float" office:value="0.0695" calcext:value-type="float">
            <text:p>0.0695</text:p>
          </table:table-cell>
        </table:table-row>
        <table:table-row table:style-name="ro1">
          <table:table-cell office:value-type="float" office:value="14.071" calcext:value-type="float">
            <text:p>14.071</text:p>
          </table:table-cell>
          <table:table-cell office:value-type="float" office:value="14.74" calcext:value-type="float">
            <text:p>14.74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2802" calcext:value-type="float">
            <text:p>0.022802</text:p>
          </table:table-cell>
          <table:table-cell office:value-type="float" office:value="0.0705" calcext:value-type="float">
            <text:p>0.0705</text:p>
          </table:table-cell>
        </table:table-row>
        <table:table-row table:style-name="ro1">
          <table:table-cell office:value-type="float" office:value="14.096" calcext:value-type="float">
            <text:p>14.096</text:p>
          </table:table-cell>
          <table:table-cell office:value-type="float" office:value="14.537" calcext:value-type="float">
            <text:p>14.53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3121" calcext:value-type="float">
            <text:p>0.023121</text:p>
          </table:table-cell>
          <table:table-cell office:value-type="float" office:value="0.0715" calcext:value-type="float">
            <text:p>0.0715</text:p>
          </table:table-cell>
        </table:table-row>
        <table:table-row table:style-name="ro1">
          <table:table-cell office:value-type="float" office:value="14.121" calcext:value-type="float">
            <text:p>14.121</text:p>
          </table:table-cell>
          <table:table-cell office:value-type="float" office:value="14.339" calcext:value-type="float">
            <text:p>14.33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3441" calcext:value-type="float">
            <text:p>0.02344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table:number-columns-repeated="2" office:value-type="float" office:value="14.146" calcext:value-type="float">
            <text:p>14.146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376" calcext:value-type="float">
            <text:p>0.02376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float" office:value="14.17" calcext:value-type="float">
            <text:p>14.17</text:p>
          </table:table-cell>
          <table:table-cell office:value-type="float" office:value="13.959" calcext:value-type="float">
            <text:p>13.95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4079" calcext:value-type="float">
            <text:p>0.024079</text:p>
          </table:table-cell>
          <table:table-cell office:value-type="float" office:value="0.0745" calcext:value-type="float">
            <text:p>0.0745</text:p>
          </table:table-cell>
        </table:table-row>
        <table:table-row table:style-name="ro1">
          <table:table-cell office:value-type="float" office:value="14.194" calcext:value-type="float">
            <text:p>14.194</text:p>
          </table:table-cell>
          <table:table-cell office:value-type="float" office:value="13.777" calcext:value-type="float">
            <text:p>13.77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4397" calcext:value-type="float">
            <text:p>0.024397</text:p>
          </table:table-cell>
          <table:table-cell office:value-type="float" office:value="0.0755" calcext:value-type="float">
            <text:p>0.0755</text:p>
          </table:table-cell>
        </table:table-row>
        <table:table-row table:style-name="ro1">
          <table:table-cell office:value-type="float" office:value="14.217" calcext:value-type="float">
            <text:p>14.217</text:p>
          </table:table-cell>
          <table:table-cell office:value-type="float" office:value="13.599" calcext:value-type="float">
            <text:p>13.59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4715" calcext:value-type="float">
            <text:p>0.024715</text:p>
          </table:table-cell>
          <table:table-cell office:value-type="float" office:value="0.0765" calcext:value-type="float">
            <text:p>0.0765</text:p>
          </table:table-cell>
        </table:table-row>
        <table:table-row table:style-name="ro1">
          <table:table-cell office:value-type="float" office:value="14.241" calcext:value-type="float">
            <text:p>14.241</text:p>
          </table:table-cell>
          <table:table-cell office:value-type="float" office:value="13.427" calcext:value-type="float">
            <text:p>13.42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033" calcext:value-type="float">
            <text:p>0.025033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14.264" calcext:value-type="float">
            <text:p>14.264</text:p>
          </table:table-cell>
          <table:table-cell office:value-type="float" office:value="13.259" calcext:value-type="float">
            <text:p>13.25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351" calcext:value-type="float">
            <text:p>0.025351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float" office:value="14.286" calcext:value-type="float">
            <text:p>14.286</text:p>
          </table:table-cell>
          <table:table-cell office:value-type="float" office:value="13.095" calcext:value-type="float">
            <text:p>13.095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669" calcext:value-type="float">
            <text:p>0.025669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14.309" calcext:value-type="float">
            <text:p>14.309</text:p>
          </table:table-cell>
          <table:table-cell office:value-type="float" office:value="12.935" calcext:value-type="float">
            <text:p>12.935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986" calcext:value-type="float">
            <text:p>0.025986</text:p>
          </table:table-cell>
          <table:table-cell office:value-type="float" office:value="0.0805" calcext:value-type="float">
            <text:p>0.0805</text:p>
          </table:table-cell>
        </table:table-row>
        <table:table-row table:style-name="ro1">
          <table:table-cell office:value-type="float" office:value="14.331" calcext:value-type="float">
            <text:p>14.331</text:p>
          </table:table-cell>
          <table:table-cell office:value-type="float" office:value="12.779" calcext:value-type="float">
            <text:p>12.77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6302" calcext:value-type="float">
            <text:p>0.026302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float" office:value="14.353" calcext:value-type="float">
            <text:p>14.353</text:p>
          </table:table-cell>
          <table:table-cell office:value-type="float" office:value="12.627" calcext:value-type="float">
            <text:p>12.62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6619" calcext:value-type="float">
            <text:p>0.026619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office:value-type="float" office:value="12.479" calcext:value-type="float">
            <text:p>12.47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6935" calcext:value-type="float">
            <text:p>0.026935</text:p>
          </table:table-cell>
          <table:table-cell office:value-type="float" office:value="0.0835" calcext:value-type="float">
            <text:p>0.0835</text:p>
          </table:table-cell>
        </table:table-row>
        <table:table-row table:style-name="ro1">
          <table:table-cell office:value-type="float" office:value="14.396" calcext:value-type="float">
            <text:p>14.396</text:p>
          </table:table-cell>
          <table:table-cell office:value-type="float" office:value="12.335" calcext:value-type="float">
            <text:p>12.33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7251" calcext:value-type="float">
            <text:p>0.027251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14.417" calcext:value-type="float">
            <text:p>14.417</text:p>
          </table:table-cell>
          <table:table-cell office:value-type="float" office:value="12.193" calcext:value-type="float">
            <text:p>12.19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7567" calcext:value-type="float">
            <text:p>0.027567</text:p>
          </table:table-cell>
          <table:table-cell office:value-type="float" office:value="0.0855" calcext:value-type="float">
            <text:p>0.0855</text:p>
          </table:table-cell>
        </table:table-row>
        <table:table-row table:style-name="ro1">
          <table:table-cell office:value-type="float" office:value="14.438" calcext:value-type="float">
            <text:p>14.438</text:p>
          </table:table-cell>
          <table:table-cell office:value-type="float" office:value="12.056" calcext:value-type="float">
            <text:p>12.056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7882" calcext:value-type="float">
            <text:p>0.027882</text:p>
          </table:table-cell>
          <table:table-cell office:value-type="float" office:value="0.0865" calcext:value-type="float">
            <text:p>0.0865</text:p>
          </table:table-cell>
        </table:table-row>
        <table:table-row table:style-name="ro1">
          <table:table-cell office:value-type="float" office:value="14.459" calcext:value-type="float">
            <text:p>14.459</text:p>
          </table:table-cell>
          <table:table-cell office:value-type="float" office:value="11.921" calcext:value-type="float">
            <text:p>11.92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8197" calcext:value-type="float">
            <text:p>0.028197</text:p>
          </table:table-cell>
          <table:table-cell office:value-type="float" office:value="0.0875" calcext:value-type="float">
            <text:p>0.0875</text:p>
          </table:table-cell>
        </table:table-row>
        <table:table-row table:style-name="ro1">
          <table:table-cell office:value-type="float" office:value="14.479" calcext:value-type="float">
            <text:p>14.479</text:p>
          </table:table-cell>
          <table:table-cell office:value-type="float" office:value="11.79" calcext:value-type="float">
            <text:p>11.7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8511" calcext:value-type="float">
            <text:p>0.028511</text:p>
          </table:table-cell>
          <table:table-cell office:value-type="float" office:value="0.0885" calcext:value-type="float">
            <text:p>0.0885</text:p>
          </table:table-cell>
        </table:table-row>
        <table:table-row table:style-name="ro1">
          <table:table-cell office:value-type="float" office:value="14.499" calcext:value-type="float">
            <text:p>14.499</text:p>
          </table:table-cell>
          <table:table-cell office:value-type="float" office:value="11.661" calcext:value-type="float">
            <text:p>11.66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8826" calcext:value-type="float">
            <text:p>0.028826</text:p>
          </table:table-cell>
          <table:table-cell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4.519" calcext:value-type="float">
            <text:p>14.519</text:p>
          </table:table-cell>
          <table:table-cell office:value-type="float" office:value="11.536" calcext:value-type="float">
            <text:p>11.536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905" calcext:value-type="float">
            <text:p>0.0905</text:p>
          </table:table-cell>
        </table:table-row>
        <table:table-row table:style-name="ro1">
          <table:table-cell office:value-type="float" office:value="14.539" calcext:value-type="float">
            <text:p>14.539</text:p>
          </table:table-cell>
          <table:table-cell office:value-type="float" office:value="11.413" calcext:value-type="float">
            <text:p>11.41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9453" calcext:value-type="float">
            <text:p>0.029453</text:p>
          </table:table-cell>
          <table:table-cell office:value-type="float" office:value="0.0915" calcext:value-type="float">
            <text:p>0.0915</text:p>
          </table:table-cell>
        </table:table-row>
        <table:table-row table:style-name="ro1">
          <table:table-cell office:value-type="float" office:value="14.559" calcext:value-type="float">
            <text:p>14.559</text:p>
          </table:table-cell>
          <table:table-cell office:value-type="float" office:value="11.293" calcext:value-type="float">
            <text:p>11.29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9766" calcext:value-type="float">
            <text:p>0.029766</text:p>
          </table:table-cell>
          <table:table-cell office:value-type="float" office:value="0.0925" calcext:value-type="float">
            <text:p>0.0925</text:p>
          </table:table-cell>
        </table:table-row>
        <table:table-row table:style-name="ro1">
          <table:table-cell office:value-type="float" office:value="14.578" calcext:value-type="float">
            <text:p>14.578</text:p>
          </table:table-cell>
          <table:table-cell office:value-type="float" office:value="11.175" calcext:value-type="float">
            <text:p>11.17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0079" calcext:value-type="float">
            <text:p>0.030079</text:p>
          </table:table-cell>
          <table:table-cell office:value-type="float" office:value="0.0935" calcext:value-type="float">
            <text:p>0.0935</text:p>
          </table:table-cell>
        </table:table-row>
        <table:table-row table:style-name="ro1">
          <table:table-cell office:value-type="float" office:value="14.597" calcext:value-type="float">
            <text:p>14.597</text:p>
          </table:table-cell>
          <table:table-cell office:value-type="float" office:value="11.06" calcext:value-type="float">
            <text:p>11.06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0392" calcext:value-type="float">
            <text:p>0.030392</text:p>
          </table:table-cell>
          <table:table-cell office:value-type="float" office:value="0.0945" calcext:value-type="float">
            <text:p>0.0945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0704" calcext:value-type="float">
            <text:p>0.030704</text:p>
          </table:table-cell>
          <table:table-cell office:value-type="float" office:value="0.0955" calcext:value-type="float">
            <text:p>0.0955</text:p>
          </table:table-cell>
        </table:table-row>
        <table:table-row table:style-name="ro1">
          <table:table-cell office:value-type="float" office:value="14.635" calcext:value-type="float">
            <text:p>14.635</text:p>
          </table:table-cell>
          <table:table-cell office:value-type="float" office:value="10.838" calcext:value-type="float">
            <text:p>10.83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016" calcext:value-type="float">
            <text:p>0.031016</text:p>
          </table:table-cell>
          <table:table-cell office:value-type="float" office:value="0.0965" calcext:value-type="float">
            <text:p>0.0965</text:p>
          </table:table-cell>
        </table:table-row>
        <table:table-row table:style-name="ro1">
          <table:table-cell office:value-type="float" office:value="14.654" calcext:value-type="float">
            <text:p>14.654</text:p>
          </table:table-cell>
          <table:table-cell office:value-type="float" office:value="10.73" calcext:value-type="float">
            <text:p>10.7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327" calcext:value-type="float">
            <text:p>0.031327</text:p>
          </table:table-cell>
          <table:table-cell office:value-type="float" office:value="0.0975" calcext:value-type="float">
            <text:p>0.0975</text:p>
          </table:table-cell>
        </table:table-row>
        <table:table-row table:style-name="ro1">
          <table:table-cell office:value-type="float" office:value="14.672" calcext:value-type="float">
            <text:p>14.672</text:p>
          </table:table-cell>
          <table:table-cell office:value-type="float" office:value="10.625" calcext:value-type="float">
            <text:p>10.62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638" calcext:value-type="float">
            <text:p>0.031638</text:p>
          </table:table-cell>
          <table:table-cell office:value-type="float" office:value="0.0985" calcext:value-type="float">
            <text:p>0.0985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10.521" calcext:value-type="float">
            <text:p>10.52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949" calcext:value-type="float">
            <text:p>0.031949</text:p>
          </table:table-cell>
          <table:table-cell office:value-type="float" office:value="0.0995" calcext:value-type="float">
            <text:p>0.0995</text:p>
          </table:table-cell>
        </table:table-row>
        <table:table-row table:style-name="ro1">
          <table:table-cell office:value-type="float" office:value="14.708" calcext:value-type="float">
            <text:p>14.708</text:p>
          </table:table-cell>
          <table:table-cell office:value-type="float" office:value="10.42" calcext:value-type="float">
            <text:p>10.42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.1005" calcext:value-type="float">
            <text:p>0.1005</text:p>
          </table:table-cell>
        </table:table-row>
        <table:table-row table:style-name="ro1">
          <table:table-cell office:value-type="float" office:value="14.726" calcext:value-type="float">
            <text:p>14.726</text:p>
          </table:table-cell>
          <table:table-cell office:value-type="float" office:value="10.321" calcext:value-type="float">
            <text:p>10.32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257" calcext:value-type="float">
            <text:p>0.03257</text:p>
          </table:table-cell>
          <table:table-cell office:value-type="float" office:value="0.1015" calcext:value-type="float">
            <text:p>0.1015</text:p>
          </table:table-cell>
        </table:table-row>
        <table:table-row table:style-name="ro1">
          <table:table-cell office:value-type="float" office:value="14.744" calcext:value-type="float">
            <text:p>14.744</text:p>
          </table:table-cell>
          <table:table-cell office:value-type="float" office:value="10.224" calcext:value-type="float">
            <text:p>10.224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2879" calcext:value-type="float">
            <text:p>0.032879</text:p>
          </table:table-cell>
          <table:table-cell office:value-type="float" office:value="0.1025" calcext:value-type="float">
            <text:p>0.1025</text:p>
          </table:table-cell>
        </table:table-row>
        <table:table-row table:style-name="ro1">
          <table:table-cell office:value-type="float" office:value="14.762" calcext:value-type="float">
            <text:p>14.762</text:p>
          </table:table-cell>
          <table:table-cell office:value-type="float" office:value="10.129" calcext:value-type="float">
            <text:p>10.12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3188" calcext:value-type="float">
            <text:p>0.033188</text:p>
          </table:table-cell>
          <table:table-cell office:value-type="float" office:value="0.1035" calcext:value-type="float">
            <text:p>0.1035</text:p>
          </table:table-cell>
        </table:table-row>
        <table:table-row table:style-name="ro1">
          <table:table-cell office:value-type="float" office:value="14.779" calcext:value-type="float">
            <text:p>14.779</text:p>
          </table:table-cell>
          <table:table-cell office:value-type="float" office:value="10.035" calcext:value-type="float">
            <text:p>10.03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3497" calcext:value-type="float">
            <text:p>0.033497</text:p>
          </table:table-cell>
          <table:table-cell office:value-type="float" office:value="0.1045" calcext:value-type="float">
            <text:p>0.1045</text:p>
          </table:table-cell>
        </table:table-row>
        <table:table-row table:style-name="ro1">
          <table:table-cell office:value-type="float" office:value="14.796" calcext:value-type="float">
            <text:p>14.796</text:p>
          </table:table-cell>
          <table:table-cell office:value-type="float" office:value="9.9437" calcext:value-type="float">
            <text:p>9.9437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3806" calcext:value-type="float">
            <text:p>0.033806</text:p>
          </table:table-cell>
          <table:table-cell office:value-type="float" office:value="0.1055" calcext:value-type="float">
            <text:p>0.1055</text:p>
          </table:table-cell>
        </table:table-row>
        <table:table-row table:style-name="ro1">
          <table:table-cell office:value-type="float" office:value="14.813" calcext:value-type="float">
            <text:p>14.813</text:p>
          </table:table-cell>
          <table:table-cell office:value-type="float" office:value="9.8539" calcext:value-type="float">
            <text:p>9.853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4114" calcext:value-type="float">
            <text:p>0.034114</text:p>
          </table:table-cell>
          <table:table-cell office:value-type="float" office:value="0.1065" calcext:value-type="float">
            <text:p>0.1065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9.7659" calcext:value-type="float">
            <text:p>9.765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4421" calcext:value-type="float">
            <text:p>0.034421</text:p>
          </table:table-cell>
          <table:table-cell office:value-type="float" office:value="0.1075" calcext:value-type="float">
            <text:p>0.1075</text:p>
          </table:table-cell>
        </table:table-row>
        <table:table-row table:style-name="ro1">
          <table:table-cell office:value-type="float" office:value="14.847" calcext:value-type="float">
            <text:p>14.847</text:p>
          </table:table-cell>
          <table:table-cell office:value-type="float" office:value="9.6795" calcext:value-type="float">
            <text:p>9.679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4729" calcext:value-type="float">
            <text:p>0.034729</text:p>
          </table:table-cell>
          <table:table-cell office:value-type="float" office:value="0.1085" calcext:value-type="float">
            <text:p>0.1085</text:p>
          </table:table-cell>
        </table:table-row>
        <table:table-row table:style-name="ro1">
          <table:table-cell office:value-type="float" office:value="14.864" calcext:value-type="float">
            <text:p>14.864</text:p>
          </table:table-cell>
          <table:table-cell office:value-type="float" office:value="9.5947" calcext:value-type="float">
            <text:p>9.5947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036" calcext:value-type="float">
            <text:p>0.035036</text:p>
          </table:table-cell>
          <table:table-cell office:value-type="float" office:value="0.1095" calcext:value-type="float">
            <text:p>0.109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9.5115" calcext:value-type="float">
            <text:p>9.511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342" calcext:value-type="float">
            <text:p>0.035342</text:p>
          </table:table-cell>
          <table:table-cell office:value-type="float" office:value="0.1105" calcext:value-type="float">
            <text:p>0.1105</text:p>
          </table:table-cell>
        </table:table-row>
        <table:table-row table:style-name="ro1">
          <table:table-cell office:value-type="float" office:value="14.896" calcext:value-type="float">
            <text:p>14.896</text:p>
          </table:table-cell>
          <table:table-cell office:value-type="float" office:value="9.4299" calcext:value-type="float">
            <text:p>9.429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648" calcext:value-type="float">
            <text:p>0.035648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14.913" calcext:value-type="float">
            <text:p>14.913</text:p>
          </table:table-cell>
          <table:table-cell office:value-type="float" office:value="9.3497" calcext:value-type="float">
            <text:p>9.3497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954" calcext:value-type="float">
            <text:p>0.035954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float" office:value="14.929" calcext:value-type="float">
            <text:p>14.929</text:p>
          </table:table-cell>
          <table:table-cell office:value-type="float" office:value="9.271" calcext:value-type="float">
            <text:p>9.27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6259" calcext:value-type="float">
            <text:p>0.036259</text:p>
          </table:table-cell>
          <table:table-cell office:value-type="float" office:value="0.1135" calcext:value-type="float">
            <text:p>0.1135</text:p>
          </table:table-cell>
        </table:table-row>
        <table:table-row table:style-name="ro1">
          <table:table-cell office:value-type="float" office:value="14.945" calcext:value-type="float">
            <text:p>14.945</text:p>
          </table:table-cell>
          <table:table-cell office:value-type="float" office:value="9.1938" calcext:value-type="float">
            <text:p>9.193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6564" calcext:value-type="float">
            <text:p>0.036564</text:p>
          </table:table-cell>
          <table:table-cell office:value-type="float" office:value="0.1145" calcext:value-type="float">
            <text:p>0.1145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9.1179" calcext:value-type="float">
            <text:p>9.117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6868" calcext:value-type="float">
            <text:p>0.036868</text:p>
          </table:table-cell>
          <table:table-cell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9.0433" calcext:value-type="float">
            <text:p>9.043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7172" calcext:value-type="float">
            <text:p>0.037172</text:p>
          </table:table-cell>
          <table:table-cell office:value-type="float" office:value="0.1165" calcext:value-type="float">
            <text:p>0.1165</text:p>
          </table:table-cell>
        </table:table-row>
        <table:table-row table:style-name="ro1">
          <table:table-cell office:value-type="float" office:value="14.992" calcext:value-type="float">
            <text:p>14.992</text:p>
          </table:table-cell>
          <table:table-cell office:value-type="float" office:value="8.9701" calcext:value-type="float">
            <text:p>8.970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7476" calcext:value-type="float">
            <text:p>0.037476</text:p>
          </table:table-cell>
          <table:table-cell office:value-type="float" office:value="0.1175" calcext:value-type="float">
            <text:p>0.1175</text:p>
          </table:table-cell>
        </table:table-row>
        <table:table-row table:style-name="ro1">
          <table:table-cell office:value-type="float" office:value="15.007" calcext:value-type="float">
            <text:p>15.007</text:p>
          </table:table-cell>
          <table:table-cell office:value-type="float" office:value="8.8982" calcext:value-type="float">
            <text:p>8.8982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7779" calcext:value-type="float">
            <text:p>0.037779</text:p>
          </table:table-cell>
          <table:table-cell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15.022" calcext:value-type="float">
            <text:p>15.022</text:p>
          </table:table-cell>
          <table:table-cell office:value-type="float" office:value="8.8274" calcext:value-type="float">
            <text:p>8.8274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8081" calcext:value-type="float">
            <text:p>0.038081</text:p>
          </table:table-cell>
          <table:table-cell office:value-type="float" office:value="0.1195" calcext:value-type="float">
            <text:p>0.1195</text:p>
          </table:table-cell>
        </table:table-row>
        <table:table-row table:style-name="ro1">
          <table:table-cell office:value-type="float" office:value="15.037" calcext:value-type="float">
            <text:p>15.037</text:p>
          </table:table-cell>
          <table:table-cell office:value-type="float" office:value="8.758" calcext:value-type="float">
            <text:p>8.75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8384" calcext:value-type="float">
            <text:p>0.038384</text:p>
          </table:table-cell>
          <table:table-cell office:value-type="float" office:value="0.1205" calcext:value-type="float">
            <text:p>0.1205</text:p>
          </table:table-cell>
        </table:table-row>
        <table:table-row table:style-name="ro1">
          <table:table-cell office:value-type="float" office:value="15.052" calcext:value-type="float">
            <text:p>15.052</text:p>
          </table:table-cell>
          <table:table-cell office:value-type="float" office:value="8.6896" calcext:value-type="float">
            <text:p>8.689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8685" calcext:value-type="float">
            <text:p>0.038685</text:p>
          </table:table-cell>
          <table:table-cell office:value-type="float" office:value="0.1215" calcext:value-type="float">
            <text:p>0.1215</text:p>
          </table:table-cell>
        </table:table-row>
        <table:table-row table:style-name="ro1">
          <table:table-cell office:value-type="float" office:value="15.067" calcext:value-type="float">
            <text:p>15.067</text:p>
          </table:table-cell>
          <table:table-cell office:value-type="float" office:value="8.6225" calcext:value-type="float">
            <text:p>8.6225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8987" calcext:value-type="float">
            <text:p>0.038987</text:p>
          </table:table-cell>
          <table:table-cell office:value-type="float" office:value="0.1225" calcext:value-type="float">
            <text:p>0.1225</text:p>
          </table:table-cell>
        </table:table-row>
        <table:table-row table:style-name="ro1">
          <table:table-cell office:value-type="float" office:value="15.082" calcext:value-type="float">
            <text:p>15.082</text:p>
          </table:table-cell>
          <table:table-cell office:value-type="float" office:value="8.5565" calcext:value-type="float">
            <text:p>8.5565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9288" calcext:value-type="float">
            <text:p>0.039288</text:p>
          </table:table-cell>
          <table:table-cell office:value-type="float" office:value="0.1235" calcext:value-type="float">
            <text:p>0.1235</text:p>
          </table:table-cell>
        </table:table-row>
        <table:table-row table:style-name="ro1">
          <table:table-cell office:value-type="float" office:value="15.097" calcext:value-type="float">
            <text:p>15.097</text:p>
          </table:table-cell>
          <table:table-cell office:value-type="float" office:value="8.4916" calcext:value-type="float">
            <text:p>8.491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9588" calcext:value-type="float">
            <text:p>0.039588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float" office:value="15.111" calcext:value-type="float">
            <text:p>15.111</text:p>
          </table:table-cell>
          <table:table-cell office:value-type="float" office:value="8.4277" calcext:value-type="float">
            <text:p>8.427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9888" calcext:value-type="float">
            <text:p>0.039888</text:p>
          </table:table-cell>
          <table:table-cell office:value-type="float" office:value="0.1255" calcext:value-type="float">
            <text:p>0.1255</text:p>
          </table:table-cell>
        </table:table-row>
        <table:table-row table:style-name="ro1">
          <table:table-cell office:value-type="float" office:value="15.126" calcext:value-type="float">
            <text:p>15.126</text:p>
          </table:table-cell>
          <table:table-cell office:value-type="float" office:value="8.3649" calcext:value-type="float">
            <text:p>8.3649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0187" calcext:value-type="float">
            <text:p>0.040187</text:p>
          </table:table-cell>
          <table:table-cell office:value-type="float" office:value="0.1265" calcext:value-type="float">
            <text:p>0.1265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8.3031" calcext:value-type="float">
            <text:p>8.3031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0486" calcext:value-type="float">
            <text:p>0.040486</text:p>
          </table:table-cell>
          <table:table-cell office:value-type="float" office:value="0.1275" calcext:value-type="float">
            <text:p>0.1275</text:p>
          </table:table-cell>
        </table:table-row>
        <table:table-row table:style-name="ro1">
          <table:table-cell office:value-type="float" office:value="15.155" calcext:value-type="float">
            <text:p>15.155</text:p>
          </table:table-cell>
          <table:table-cell office:value-type="float" office:value="8.2424" calcext:value-type="float">
            <text:p>8.2424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0785" calcext:value-type="float">
            <text:p>0.040785</text:p>
          </table:table-cell>
          <table:table-cell office:value-type="float" office:value="0.1285" calcext:value-type="float">
            <text:p>0.1285</text:p>
          </table:table-cell>
        </table:table-row>
        <table:table-row table:style-name="ro1">
          <table:table-cell office:value-type="float" office:value="15.169" calcext:value-type="float">
            <text:p>15.169</text:p>
          </table:table-cell>
          <table:table-cell office:value-type="float" office:value="8.1826" calcext:value-type="float">
            <text:p>8.182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083" calcext:value-type="float">
            <text:p>0.041083</text:p>
          </table:table-cell>
          <table:table-cell office:value-type="float" office:value="0.1295" calcext:value-type="float">
            <text:p>0.1295</text:p>
          </table:table-cell>
        </table:table-row>
        <table:table-row table:style-name="ro1">
          <table:table-cell office:value-type="float" office:value="15.183" calcext:value-type="float">
            <text:p>15.183</text:p>
          </table:table-cell>
          <table:table-cell office:value-type="float" office:value="8.1237" calcext:value-type="float">
            <text:p>8.123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381" calcext:value-type="float">
            <text:p>0.041381</text:p>
          </table:table-cell>
          <table:table-cell office:value-type="float" office:value="0.1305" calcext:value-type="float">
            <text:p>0.1305</text:p>
          </table:table-cell>
        </table:table-row>
        <table:table-row table:style-name="ro1">
          <table:table-cell office:value-type="float" office:value="15.197" calcext:value-type="float">
            <text:p>15.197</text:p>
          </table:table-cell>
          <table:table-cell office:value-type="float" office:value="8.0658" calcext:value-type="float">
            <text:p>8.065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678" calcext:value-type="float">
            <text:p>0.041678</text:p>
          </table:table-cell>
          <table:table-cell office:value-type="float" office:value="0.1315" calcext:value-type="float">
            <text:p>0.1315</text:p>
          </table:table-cell>
        </table:table-row>
        <table:table-row table:style-name="ro1">
          <table:table-cell office:value-type="float" office:value="15.211" calcext:value-type="float">
            <text:p>15.211</text:p>
          </table:table-cell>
          <table:table-cell office:value-type="float" office:value="8.0088" calcext:value-type="float">
            <text:p>8.008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974" calcext:value-type="float">
            <text:p>0.041974</text:p>
          </table:table-cell>
          <table:table-cell office:value-type="float" office:value="0.1325" calcext:value-type="float">
            <text:p>0.1325</text:p>
          </table:table-cell>
        </table:table-row>
        <table:table-row table:style-name="ro1">
          <table:table-cell office:value-type="float" office:value="15.224" calcext:value-type="float">
            <text:p>15.224</text:p>
          </table:table-cell>
          <table:table-cell office:value-type="float" office:value="7.9527" calcext:value-type="float">
            <text:p>7.952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227" calcext:value-type="float">
            <text:p>0.04227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15.238" calcext:value-type="float">
            <text:p>15.238</text:p>
          </table:table-cell>
          <table:table-cell office:value-type="float" office:value="7.8975" calcext:value-type="float">
            <text:p>7.8975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2566" calcext:value-type="float">
            <text:p>0.042566</text:p>
          </table:table-cell>
          <table:table-cell office:value-type="float" office:value="0.1345" calcext:value-type="float">
            <text:p>0.1345</text:p>
          </table:table-cell>
        </table:table-row>
        <table:table-row table:style-name="ro1">
          <table:table-cell office:value-type="float" office:value="15.252" calcext:value-type="float">
            <text:p>15.252</text:p>
          </table:table-cell>
          <table:table-cell office:value-type="float" office:value="7.8431" calcext:value-type="float">
            <text:p>7.8431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2861" calcext:value-type="float">
            <text:p>0.042861</text:p>
          </table:table-cell>
          <table:table-cell office:value-type="float" office:value="0.1355" calcext:value-type="float">
            <text:p>0.1355</text:p>
          </table:table-cell>
        </table:table-row>
        <table:table-row table:style-name="ro1">
          <table:table-cell office:value-type="float" office:value="15.265" calcext:value-type="float">
            <text:p>15.265</text:p>
          </table:table-cell>
          <table:table-cell office:value-type="float" office:value="7.7896" calcext:value-type="float">
            <text:p>7.789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3156" calcext:value-type="float">
            <text:p>0.043156</text:p>
          </table:table-cell>
          <table:table-cell office:value-type="float" office:value="0.1365" calcext:value-type="float">
            <text:p>0.1365</text:p>
          </table:table-cell>
        </table:table-row>
        <table:table-row table:style-name="ro1">
          <table:table-cell office:value-type="float" office:value="15.279" calcext:value-type="float">
            <text:p>15.279</text:p>
          </table:table-cell>
          <table:table-cell office:value-type="float" office:value="7.7369" calcext:value-type="float">
            <text:p>7.7369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345" calcext:value-type="float">
            <text:p>0.04345</text:p>
          </table:table-cell>
          <table:table-cell office:value-type="float" office:value="0.1375" calcext:value-type="float">
            <text:p>0.1375</text:p>
          </table:table-cell>
        </table:table-row>
        <table:table-row table:style-name="ro1">
          <table:table-cell office:value-type="float" office:value="15.292" calcext:value-type="float">
            <text:p>15.292</text:p>
          </table:table-cell>
          <table:table-cell office:value-type="float" office:value="7.6849" calcext:value-type="float">
            <text:p>7.6849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3743" calcext:value-type="float">
            <text:p>0.043743</text:p>
          </table:table-cell>
          <table:table-cell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15.305" calcext:value-type="float">
            <text:p>15.305</text:p>
          </table:table-cell>
          <table:table-cell office:value-type="float" office:value="7.6338" calcext:value-type="float">
            <text:p>7.633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037" calcext:value-type="float">
            <text:p>0.044037</text:p>
          </table:table-cell>
          <table:table-cell office:value-type="float" office:value="0.1395" calcext:value-type="float">
            <text:p>0.1395</text:p>
          </table:table-cell>
        </table:table-row>
        <table:table-row table:style-name="ro1">
          <table:table-cell office:value-type="float" office:value="15.318" calcext:value-type="float">
            <text:p>15.318</text:p>
          </table:table-cell>
          <table:table-cell office:value-type="float" office:value="7.5834" calcext:value-type="float">
            <text:p>7.5834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329" calcext:value-type="float">
            <text:p>0.044329</text:p>
          </table:table-cell>
          <table:table-cell office:value-type="float" office:value="0.1405" calcext:value-type="float">
            <text:p>0.1405</text:p>
          </table:table-cell>
        </table:table-row>
        <table:table-row table:style-name="ro1">
          <table:table-cell office:value-type="float" office:value="15.331" calcext:value-type="float">
            <text:p>15.331</text:p>
          </table:table-cell>
          <table:table-cell office:value-type="float" office:value="7.5338" calcext:value-type="float">
            <text:p>7.533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621" calcext:value-type="float">
            <text:p>0.044621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float" office:value="15.344" calcext:value-type="float">
            <text:p>15.344</text:p>
          </table:table-cell>
          <table:table-cell office:value-type="float" office:value="7.4848" calcext:value-type="float">
            <text:p>7.484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913" calcext:value-type="float">
            <text:p>0.044913</text:p>
          </table:table-cell>
          <table:table-cell office:value-type="float" office:value="0.1425" calcext:value-type="float">
            <text:p>0.1425</text:p>
          </table:table-cell>
        </table:table-row>
        <table:table-row table:style-name="ro1">
          <table:table-cell office:value-type="float" office:value="15.357" calcext:value-type="float">
            <text:p>15.357</text:p>
          </table:table-cell>
          <table:table-cell office:value-type="float" office:value="7.4367" calcext:value-type="float">
            <text:p>7.436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5204" calcext:value-type="float">
            <text:p>0.045204</text:p>
          </table:table-cell>
          <table:table-cell office:value-type="float" office:value="0.1435" calcext:value-type="float">
            <text:p>0.1435</text:p>
          </table:table-cell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7.3892" calcext:value-type="float">
            <text:p>7.3892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5494" calcext:value-type="float">
            <text:p>0.045494</text:p>
          </table:table-cell>
          <table:table-cell office:value-type="float" office:value="0.1445" calcext:value-type="float">
            <text:p>0.1445</text:p>
          </table:table-cell>
        </table:table-row>
        <table:table-row table:style-name="ro1">
          <table:table-cell office:value-type="float" office:value="15.383" calcext:value-type="float">
            <text:p>15.383</text:p>
          </table:table-cell>
          <table:table-cell office:value-type="float" office:value="7.3424" calcext:value-type="float">
            <text:p>7.3424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5784" calcext:value-type="float">
            <text:p>0.045784</text:p>
          </table:table-cell>
          <table:table-cell office:value-type="float" office:value="0.1455" calcext:value-type="float">
            <text:p>0.1455</text:p>
          </table:table-cell>
        </table:table-row>
        <table:table-row table:style-name="ro1">
          <table:table-cell office:value-type="float" office:value="15.395" calcext:value-type="float">
            <text:p>15.395</text:p>
          </table:table-cell>
          <table:table-cell office:value-type="float" office:value="7.2962" calcext:value-type="float">
            <text:p>7.2962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074" calcext:value-type="float">
            <text:p>0.046074</text:p>
          </table:table-cell>
          <table:table-cell office:value-type="float" office:value="0.1465" calcext:value-type="float">
            <text:p>0.1465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7.2508" calcext:value-type="float">
            <text:p>7.250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363" calcext:value-type="float">
            <text:p>0.046363</text:p>
          </table:table-cell>
          <table:table-cell office:value-type="float" office:value="0.1475" calcext:value-type="float">
            <text:p>0.1475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7.206" calcext:value-type="float">
            <text:p>7.20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651" calcext:value-type="float">
            <text:p>0.046651</text:p>
          </table:table-cell>
          <table:table-cell office:value-type="float" office:value="0.1485" calcext:value-type="float">
            <text:p>0.1485</text:p>
          </table:table-cell>
        </table:table-row>
        <table:table-row table:style-name="ro1">
          <table:table-cell office:value-type="float" office:value="15.433" calcext:value-type="float">
            <text:p>15.433</text:p>
          </table:table-cell>
          <table:table-cell office:value-type="float" office:value="7.1618" calcext:value-type="float">
            <text:p>7.161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939" calcext:value-type="float">
            <text:p>0.046939</text:p>
          </table:table-cell>
          <table:table-cell office:value-type="float" office:value="0.1495" calcext:value-type="float">
            <text:p>0.1495</text:p>
          </table:table-cell>
        </table:table-row>
        <table:table-row table:style-name="ro1" table:number-rows-repeated="10484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9" loext:min-decimal-places="9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00-00-00</text:date>, <text:time style:data-style-name="N2" text:time-value="10:13:07.806476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06T13:27:36Z</meta:creation-date>
    <dc:date>2022-02-08T10:16:03.022071415</dc:date>
    <meta:editing-cycles>77</meta:editing-cycles>
    <meta:editing-duration>P1DT2H56M16S</meta:editing-duration>
    <meta:document-statistic meta:table-count="3" meta:cell-count="393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.65" chart:maximum="2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66ffff" draw:fill-color="#66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65cm" svg:y="0.834cm" style:legend-expansion="custom" chartooo:width="3.334cm" chartooo:height="2.716cm" style:legend-expansion-aspect-ratio="1.22754050073638" chart:style-name="ch2"/>
        <chart:plot-area chart:style-name="ch3" table:cell-range-address="Sheet1.A8:Sheet1.B157 Sheet1.A7:Sheet1.B7 Sheet1.J7:Sheet1.J157 Sheet1.Q7:Sheet1.Q157" chart:data-source-has-labels="both" svg:x="0.32cm" svg:y="0.18cm" svg:width="12.402cm" svg:height="8.64cm">
          <chartooo:coordinate-region svg:x="1.232cm" svg:y="0.18cm" svg:width="11.49cm" svg:height="7.181cm"/>
          <chart:axis chart:dimension="x" chart:name="primary-x" chart:style-name="ch4" chartooo:axis-type="auto">
            <chartooo:date-scale/>
            <chart:categories table:cell-range-address="Sheet1.A8:Sheet1.A1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57" chart:label-cell-address="Sheet1.B7:Sheet1.B7" chart:class="chart:line">
            <chart:data-point chart:repeated="150"/>
          </chart:series>
          <chart:series chart:style-name="ch8" chart:values-cell-range-address="Sheet1.J8:Sheet1.J157" chart:label-cell-address="Sheet1.J7:Sheet1.J7" chart:class="chart:line">
            <chart:data-point chart:repeated="150"/>
          </chart:series>
          <chart:series chart:style-name="ch9" chart:values-cell-range-address="Sheet1.Q8:Sheet1.Q157" chart:label-cell-address="Sheet1.Q7:Sheet1.Q7" chart:class="chart:line">
            <chart:data-point chart:repeated="1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_Analytic</text:p>
                <draw:g>
                  <svg:desc>Sheet1.B7:Sheet1.B7</svg:desc>
                </draw:g>
              </table:table-cell>
              <table:table-cell office:value-type="string">
                <text:p>k_CFD-1</text:p>
                <draw:g>
                  <svg:desc>Sheet1.J7:Sheet1.J7</svg:desc>
                </draw:g>
              </table:table-cell>
              <table:table-cell office:value-type="string">
                <text:p>k_CFD-2</text:p>
                <draw:g>
                  <svg:desc>Sheet1.Q7:Sheet1.Q7</svg:desc>
                </draw:g>
              </table:table-cell>
            </table:table-row>
          </table:table-header-rows>
          <table:table-rows>
            <table:table-row>
              <table:table-cell office:value-type="float" office:value="0.0005">
                <text:p>0.0005</text:p>
                <draw:g>
                  <svg:desc>Sheet1.A8:Sheet1.A157</svg:desc>
                </draw:g>
              </table:table-cell>
              <table:table-cell office:value-type="float" office:value="1.92533333333333">
                <text:p>1.92533333333333</text:p>
                <draw:g>
                  <svg:desc>Sheet1.B8:Sheet1.B157</svg:desc>
                </draw:g>
              </table:table-cell>
              <table:table-cell office:value-type="float" office:value="1.9492">
                <text:p>1.9492</text:p>
                <draw:g>
                  <svg:desc>Sheet1.J8:Sheet1.J157</svg:desc>
                </draw:g>
              </table:table-cell>
              <table:table-cell office:value-type="float" office:value="1.9492">
                <text:p>1.9492</text:p>
                <draw:g>
                  <svg:desc>Sheet1.Q8:Sheet1.Q157</svg:desc>
                </draw:g>
              </table:table-cell>
            </table:table-row>
            <table:table-row>
              <table:table-cell office:value-type="float" office:value="0.0015">
                <text:p>0.001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997">
                <text:p>1.9997</text:p>
              </table:table-cell>
              <table:table-cell office:value-type="float" office:value="1.9997">
                <text:p>1.9997</text:p>
              </table:table-cell>
            </table:table-row>
            <table:table-row>
              <table:table-cell office:value-type="float" office:value="0.0025">
                <text:p>0.002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711">
                <text:p>1.9711</text:p>
              </table:table-cell>
              <table:table-cell office:value-type="float" office:value="1.9711">
                <text:p>1.9711</text:p>
              </table:table-cell>
            </table:table-row>
            <table:table-row>
              <table:table-cell office:value-type="float" office:value="0.0035">
                <text:p>0.003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557">
                <text:p>1.9557</text:p>
              </table:table-cell>
              <table:table-cell office:value-type="float" office:value="1.9557">
                <text:p>1.9557</text:p>
              </table:table-cell>
            </table:table-row>
            <table:table-row>
              <table:table-cell office:value-type="float" office:value="0.0045">
                <text:p>0.004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473">
                <text:p>1.9473</text:p>
              </table:table-cell>
              <table:table-cell office:value-type="float" office:value="1.9473">
                <text:p>1.9473</text:p>
              </table:table-cell>
            </table:table-row>
            <table:table-row>
              <table:table-cell office:value-type="float" office:value="0.0055">
                <text:p>0.005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422">
                <text:p>1.9422</text:p>
              </table:table-cell>
              <table:table-cell office:value-type="float" office:value="1.9422">
                <text:p>1.9422</text:p>
              </table:table-cell>
            </table:table-row>
            <table:table-row>
              <table:table-cell office:value-type="float" office:value="0.0065">
                <text:p>0.006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91">
                <text:p>1.9391</text:p>
              </table:table-cell>
              <table:table-cell office:value-type="float" office:value="1.9391">
                <text:p>1.9391</text:p>
              </table:table-cell>
            </table:table-row>
            <table:table-row>
              <table:table-cell office:value-type="float" office:value="0.0075">
                <text:p>0.007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7">
                <text:p>1.937</text:p>
              </table:table-cell>
              <table:table-cell office:value-type="float" office:value="1.937">
                <text:p>1.937</text:p>
              </table:table-cell>
            </table:table-row>
            <table:table-row>
              <table:table-cell office:value-type="float" office:value="0.0085">
                <text:p>0.008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56">
                <text:p>1.9356</text:p>
              </table:table-cell>
              <table:table-cell office:value-type="float" office:value="1.9356">
                <text:p>1.9356</text:p>
              </table:table-cell>
            </table:table-row>
            <table:table-row>
              <table:table-cell office:value-type="float" office:value="0.0095">
                <text:p>0.009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46">
                <text:p>1.9346</text:p>
              </table:table-cell>
              <table:table-cell office:value-type="float" office:value="1.9346">
                <text:p>1.9346</text:p>
              </table:table-cell>
            </table:table-row>
            <table:table-row>
              <table:table-cell office:value-type="float" office:value="0.0105">
                <text:p>0.010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39">
                <text:p>1.9339</text:p>
              </table:table-cell>
              <table:table-cell office:value-type="float" office:value="1.9339">
                <text:p>1.9339</text:p>
              </table:table-cell>
            </table:table-row>
            <table:table-row>
              <table:table-cell office:value-type="float" office:value="0.0115">
                <text:p>0.011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34">
                <text:p>1.9334</text:p>
              </table:table-cell>
              <table:table-cell office:value-type="float" office:value="1.9334">
                <text:p>1.9334</text:p>
              </table:table-cell>
            </table:table-row>
            <table:table-row>
              <table:table-cell office:value-type="float" office:value="0.0125">
                <text:p>0.012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3">
                <text:p>1.933</text:p>
              </table:table-cell>
              <table:table-cell office:value-type="float" office:value="1.933">
                <text:p>1.933</text:p>
              </table:table-cell>
            </table:table-row>
            <table:table-row>
              <table:table-cell office:value-type="float" office:value="0.0135">
                <text:p>0.013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0145">
                <text:p>0.014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155">
                <text:p>0.015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3">
                <text:p>1.9323</text:p>
              </table:table-cell>
              <table:table-cell office:value-type="float" office:value="1.9323">
                <text:p>1.9323</text:p>
              </table:table-cell>
            </table:table-row>
            <table:table-row>
              <table:table-cell office:value-type="float" office:value="0.0165">
                <text:p>0.016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2">
                <text:p>1.9322</text:p>
              </table:table-cell>
              <table:table-cell office:value-type="float" office:value="1.9322">
                <text:p>1.9322</text:p>
              </table:table-cell>
            </table:table-row>
            <table:table-row>
              <table:table-cell office:value-type="float" office:value="0.0175">
                <text:p>0.017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1">
                <text:p>1.9321</text:p>
              </table:table-cell>
              <table:table-cell office:value-type="float" office:value="1.9321">
                <text:p>1.9321</text:p>
              </table:table-cell>
            </table:table-row>
            <table:table-row>
              <table:table-cell office:value-type="float" office:value="0.0185">
                <text:p>0.018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1">
                <text:p>1.9321</text:p>
              </table:table-cell>
              <table:table-cell office:value-type="float" office:value="1.9321">
                <text:p>1.9321</text:p>
              </table:table-cell>
            </table:table-row>
            <table:table-row>
              <table:table-cell office:value-type="float" office:value="0.0195">
                <text:p>0.019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">
                <text:p>1.93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float" office:value="0.0205">
                <text:p>0.020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">
                <text:p>1.93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float" office:value="0.0215">
                <text:p>0.021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19">
                <text:p>1.9319</text:p>
              </table:table-cell>
              <table:table-cell office:value-type="float" office:value="1.9319">
                <text:p>1.9319</text:p>
              </table:table-cell>
            </table:table-row>
            <table:table-row>
              <table:table-cell office:value-type="float" office:value="0.0225">
                <text:p>0.022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19">
                <text:p>1.9319</text:p>
              </table:table-cell>
              <table:table-cell office:value-type="float" office:value="1.9319">
                <text:p>1.9319</text:p>
              </table:table-cell>
            </table:table-row>
            <table:table-row>
              <table:table-cell office:value-type="float" office:value="0.0235">
                <text:p>0.023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19">
                <text:p>1.9319</text:p>
              </table:table-cell>
              <table:table-cell office:value-type="float" office:value="1.9319">
                <text:p>1.9319</text:p>
              </table:table-cell>
            </table:table-row>
            <table:table-row>
              <table:table-cell office:value-type="float" office:value="0.0245">
                <text:p>0.024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19">
                <text:p>1.9319</text:p>
              </table:table-cell>
              <table:table-cell office:value-type="float" office:value="1.9319">
                <text:p>1.9319</text:p>
              </table:table-cell>
            </table:table-row>
            <table:table-row>
              <table:table-cell office:value-type="float" office:value="0.0255">
                <text:p>0.025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19">
                <text:p>1.9319</text:p>
              </table:table-cell>
              <table:table-cell office:value-type="float" office:value="1.9319">
                <text:p>1.9319</text:p>
              </table:table-cell>
            </table:table-row>
            <table:table-row>
              <table:table-cell office:value-type="float" office:value="0.0265">
                <text:p>0.026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19">
                <text:p>1.9319</text:p>
              </table:table-cell>
              <table:table-cell office:value-type="float" office:value="1.9319">
                <text:p>1.9319</text:p>
              </table:table-cell>
            </table:table-row>
            <table:table-row>
              <table:table-cell office:value-type="float" office:value="0.0275">
                <text:p>0.027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19">
                <text:p>1.9319</text:p>
              </table:table-cell>
              <table:table-cell office:value-type="float" office:value="1.9319">
                <text:p>1.9319</text:p>
              </table:table-cell>
            </table:table-row>
            <table:table-row>
              <table:table-cell office:value-type="float" office:value="0.0285">
                <text:p>0.028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19">
                <text:p>1.9319</text:p>
              </table:table-cell>
              <table:table-cell office:value-type="float" office:value="1.9319">
                <text:p>1.9319</text:p>
              </table:table-cell>
            </table:table-row>
            <table:table-row>
              <table:table-cell office:value-type="float" office:value="0.0295">
                <text:p>0.029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">
                <text:p>1.93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float" office:value="0.0305">
                <text:p>0.030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">
                <text:p>1.93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float" office:value="0.0315">
                <text:p>0.031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">
                <text:p>1.93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float" office:value="0.0325">
                <text:p>0.032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">
                <text:p>1.93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float" office:value="0.0335">
                <text:p>0.033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">
                <text:p>1.93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float" office:value="0.0345">
                <text:p>0.034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">
                <text:p>1.93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float" office:value="0.0355">
                <text:p>0.035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">
                <text:p>1.93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float" office:value="0.0365">
                <text:p>0.036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1">
                <text:p>1.9321</text:p>
              </table:table-cell>
              <table:table-cell office:value-type="float" office:value="1.9321">
                <text:p>1.9321</text:p>
              </table:table-cell>
            </table:table-row>
            <table:table-row>
              <table:table-cell office:value-type="float" office:value="0.0375">
                <text:p>0.037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1">
                <text:p>1.9321</text:p>
              </table:table-cell>
              <table:table-cell office:value-type="float" office:value="1.9321">
                <text:p>1.9321</text:p>
              </table:table-cell>
            </table:table-row>
            <table:table-row>
              <table:table-cell office:value-type="float" office:value="0.0385">
                <text:p>0.038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1">
                <text:p>1.9321</text:p>
              </table:table-cell>
              <table:table-cell office:value-type="float" office:value="1.9321">
                <text:p>1.9321</text:p>
              </table:table-cell>
            </table:table-row>
            <table:table-row>
              <table:table-cell office:value-type="float" office:value="0.0395">
                <text:p>0.039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1">
                <text:p>1.9321</text:p>
              </table:table-cell>
              <table:table-cell office:value-type="float" office:value="1.9321">
                <text:p>1.9321</text:p>
              </table:table-cell>
            </table:table-row>
            <table:table-row>
              <table:table-cell office:value-type="float" office:value="0.0405">
                <text:p>0.040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1">
                <text:p>1.9321</text:p>
              </table:table-cell>
              <table:table-cell office:value-type="float" office:value="1.9321">
                <text:p>1.9321</text:p>
              </table:table-cell>
            </table:table-row>
            <table:table-row>
              <table:table-cell office:value-type="float" office:value="0.0415">
                <text:p>0.041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1">
                <text:p>1.9321</text:p>
              </table:table-cell>
              <table:table-cell office:value-type="float" office:value="1.9321">
                <text:p>1.9321</text:p>
              </table:table-cell>
            </table:table-row>
            <table:table-row>
              <table:table-cell office:value-type="float" office:value="0.0425">
                <text:p>0.042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2">
                <text:p>1.9322</text:p>
              </table:table-cell>
              <table:table-cell office:value-type="float" office:value="1.9322">
                <text:p>1.9322</text:p>
              </table:table-cell>
            </table:table-row>
            <table:table-row>
              <table:table-cell office:value-type="float" office:value="0.0435">
                <text:p>0.043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2">
                <text:p>1.9322</text:p>
              </table:table-cell>
              <table:table-cell office:value-type="float" office:value="1.9322">
                <text:p>1.9322</text:p>
              </table:table-cell>
            </table:table-row>
            <table:table-row>
              <table:table-cell office:value-type="float" office:value="0.0445">
                <text:p>0.044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2">
                <text:p>1.9322</text:p>
              </table:table-cell>
              <table:table-cell office:value-type="float" office:value="1.9322">
                <text:p>1.9322</text:p>
              </table:table-cell>
            </table:table-row>
            <table:table-row>
              <table:table-cell office:value-type="float" office:value="0.0455">
                <text:p>0.045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2">
                <text:p>1.9322</text:p>
              </table:table-cell>
              <table:table-cell office:value-type="float" office:value="1.9322">
                <text:p>1.9322</text:p>
              </table:table-cell>
            </table:table-row>
            <table:table-row>
              <table:table-cell office:value-type="float" office:value="0.0465">
                <text:p>0.046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2">
                <text:p>1.9322</text:p>
              </table:table-cell>
              <table:table-cell office:value-type="float" office:value="1.9322">
                <text:p>1.9322</text:p>
              </table:table-cell>
            </table:table-row>
            <table:table-row>
              <table:table-cell office:value-type="float" office:value="0.0475">
                <text:p>0.047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2">
                <text:p>1.9322</text:p>
              </table:table-cell>
              <table:table-cell office:value-type="float" office:value="1.9322">
                <text:p>1.9322</text:p>
              </table:table-cell>
            </table:table-row>
            <table:table-row>
              <table:table-cell office:value-type="float" office:value="0.0485">
                <text:p>0.048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2">
                <text:p>1.9322</text:p>
              </table:table-cell>
              <table:table-cell office:value-type="float" office:value="1.9322">
                <text:p>1.9322</text:p>
              </table:table-cell>
            </table:table-row>
            <table:table-row>
              <table:table-cell office:value-type="float" office:value="0.0495">
                <text:p>0.049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3">
                <text:p>1.9323</text:p>
              </table:table-cell>
              <table:table-cell office:value-type="float" office:value="1.9323">
                <text:p>1.9323</text:p>
              </table:table-cell>
            </table:table-row>
            <table:table-row>
              <table:table-cell office:value-type="float" office:value="0.0505">
                <text:p>0.050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3">
                <text:p>1.9323</text:p>
              </table:table-cell>
              <table:table-cell office:value-type="float" office:value="1.9323">
                <text:p>1.9323</text:p>
              </table:table-cell>
            </table:table-row>
            <table:table-row>
              <table:table-cell office:value-type="float" office:value="0.0515">
                <text:p>0.051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3">
                <text:p>1.9323</text:p>
              </table:table-cell>
              <table:table-cell office:value-type="float" office:value="1.9323">
                <text:p>1.9323</text:p>
              </table:table-cell>
            </table:table-row>
            <table:table-row>
              <table:table-cell office:value-type="float" office:value="0.0525">
                <text:p>0.052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3">
                <text:p>1.9323</text:p>
              </table:table-cell>
              <table:table-cell office:value-type="float" office:value="1.9323">
                <text:p>1.9323</text:p>
              </table:table-cell>
            </table:table-row>
            <table:table-row>
              <table:table-cell office:value-type="float" office:value="0.0535">
                <text:p>0.053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3">
                <text:p>1.9323</text:p>
              </table:table-cell>
              <table:table-cell office:value-type="float" office:value="1.9323">
                <text:p>1.9323</text:p>
              </table:table-cell>
            </table:table-row>
            <table:table-row>
              <table:table-cell office:value-type="float" office:value="0.0545">
                <text:p>0.054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3">
                <text:p>1.9323</text:p>
              </table:table-cell>
              <table:table-cell office:value-type="float" office:value="1.9323">
                <text:p>1.9323</text:p>
              </table:table-cell>
            </table:table-row>
            <table:table-row>
              <table:table-cell office:value-type="float" office:value="0.0555">
                <text:p>0.055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3">
                <text:p>1.9323</text:p>
              </table:table-cell>
              <table:table-cell office:value-type="float" office:value="1.9323">
                <text:p>1.9323</text:p>
              </table:table-cell>
            </table:table-row>
            <table:table-row>
              <table:table-cell office:value-type="float" office:value="0.0565">
                <text:p>0.056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3">
                <text:p>1.9323</text:p>
              </table:table-cell>
              <table:table-cell office:value-type="float" office:value="1.9323">
                <text:p>1.9323</text:p>
              </table:table-cell>
            </table:table-row>
            <table:table-row>
              <table:table-cell office:value-type="float" office:value="0.0575">
                <text:p>0.057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4">
                <text:p>1.9324</text:p>
              </table:table-cell>
              <table:table-cell office:value-type="float" office:value="1.9324">
                <text:p>1.9324</text:p>
              </table:table-cell>
            </table:table-row>
            <table:table-row>
              <table:table-cell office:value-type="float" office:value="0.0585">
                <text:p>0.058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4">
                <text:p>1.9324</text:p>
              </table:table-cell>
              <table:table-cell office:value-type="float" office:value="1.9324">
                <text:p>1.9324</text:p>
              </table:table-cell>
            </table:table-row>
            <table:table-row>
              <table:table-cell office:value-type="float" office:value="0.0595">
                <text:p>0.059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4">
                <text:p>1.9324</text:p>
              </table:table-cell>
              <table:table-cell office:value-type="float" office:value="1.9324">
                <text:p>1.9324</text:p>
              </table:table-cell>
            </table:table-row>
            <table:table-row>
              <table:table-cell office:value-type="float" office:value="0.0605">
                <text:p>0.060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4">
                <text:p>1.9324</text:p>
              </table:table-cell>
              <table:table-cell office:value-type="float" office:value="1.9324">
                <text:p>1.9324</text:p>
              </table:table-cell>
            </table:table-row>
            <table:table-row>
              <table:table-cell office:value-type="float" office:value="0.0615000000000001">
                <text:p>0.061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4">
                <text:p>1.9324</text:p>
              </table:table-cell>
              <table:table-cell office:value-type="float" office:value="1.9324">
                <text:p>1.9324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4">
                <text:p>1.9324</text:p>
              </table:table-cell>
              <table:table-cell office:value-type="float" office:value="1.9324">
                <text:p>1.9324</text:p>
              </table:table-cell>
            </table:table-row>
            <table:table-row>
              <table:table-cell office:value-type="float" office:value="0.0635">
                <text:p>0.063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4">
                <text:p>1.9324</text:p>
              </table:table-cell>
              <table:table-cell office:value-type="float" office:value="1.9324">
                <text:p>1.9324</text:p>
              </table:table-cell>
            </table:table-row>
            <table:table-row>
              <table:table-cell office:value-type="float" office:value="0.0645">
                <text:p>0.064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4">
                <text:p>1.9324</text:p>
              </table:table-cell>
              <table:table-cell office:value-type="float" office:value="1.9324">
                <text:p>1.9324</text:p>
              </table:table-cell>
            </table:table-row>
            <table:table-row>
              <table:table-cell office:value-type="float" office:value="0.0655">
                <text:p>0.065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4">
                <text:p>1.9324</text:p>
              </table:table-cell>
              <table:table-cell office:value-type="float" office:value="1.9324">
                <text:p>1.9324</text:p>
              </table:table-cell>
            </table:table-row>
            <table:table-row>
              <table:table-cell office:value-type="float" office:value="0.0665000000000001">
                <text:p>0.066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4">
                <text:p>1.9324</text:p>
              </table:table-cell>
              <table:table-cell office:value-type="float" office:value="1.9324">
                <text:p>1.9324</text:p>
              </table:table-cell>
            </table:table-row>
            <table:table-row>
              <table:table-cell office:value-type="float" office:value="0.0675">
                <text:p>0.067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685000000000001">
                <text:p>0.068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695">
                <text:p>0.069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705000000000001">
                <text:p>0.070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715000000000001">
                <text:p>0.071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725000000000001">
                <text:p>0.072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735000000000001">
                <text:p>0.073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745000000000001">
                <text:p>0.074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755000000000001">
                <text:p>0.075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765000000000001">
                <text:p>0.076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775000000000001">
                <text:p>0.077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785000000000001">
                <text:p>0.078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795000000000001">
                <text:p>0.079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805000000000001">
                <text:p>0.080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815000000000001">
                <text:p>0.081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825000000000001">
                <text:p>0.082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5">
                <text:p>1.9325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float" office:value="0.0835000000000001">
                <text:p>0.083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845000000000001">
                <text:p>0.084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855000000000001">
                <text:p>0.085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865000000000001">
                <text:p>0.086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875000000000001">
                <text:p>0.087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885000000000001">
                <text:p>0.088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895000000000001">
                <text:p>0.089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905000000000001">
                <text:p>0.090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915000000000001">
                <text:p>0.091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925000000000001">
                <text:p>0.092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935000000000001">
                <text:p>0.093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945000000000001">
                <text:p>0.094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955000000000001">
                <text:p>0.095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965000000000001">
                <text:p>0.096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975000000000001">
                <text:p>0.097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985000000000001">
                <text:p>0.098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0995000000000001">
                <text:p>0.0995000000000001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005">
                <text:p>0.100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015">
                <text:p>0.101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025">
                <text:p>0.102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035">
                <text:p>0.103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045">
                <text:p>0.104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055">
                <text:p>0.105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065">
                <text:p>0.106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075">
                <text:p>0.107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085">
                <text:p>0.108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095">
                <text:p>0.109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105">
                <text:p>0.110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115">
                <text:p>0.111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125">
                <text:p>0.112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135">
                <text:p>0.113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145">
                <text:p>0.114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155">
                <text:p>0.115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165">
                <text:p>0.116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175">
                <text:p>0.117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185">
                <text:p>0.118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195">
                <text:p>0.119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205">
                <text:p>0.120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6">
                <text:p>1.9326</text:p>
              </table:table-cell>
              <table:table-cell office:value-type="float" office:value="1.9326">
                <text:p>1.9326</text:p>
              </table:table-cell>
            </table:table-row>
            <table:table-row>
              <table:table-cell office:value-type="float" office:value="0.1215">
                <text:p>0.121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225">
                <text:p>0.122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235">
                <text:p>0.123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245">
                <text:p>0.124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255">
                <text:p>0.125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265">
                <text:p>0.126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275">
                <text:p>0.127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285">
                <text:p>0.128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295">
                <text:p>0.129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305">
                <text:p>0.130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315">
                <text:p>0.131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325">
                <text:p>0.132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335">
                <text:p>0.133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345">
                <text:p>0.134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355">
                <text:p>0.135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365">
                <text:p>0.136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375">
                <text:p>0.137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385">
                <text:p>0.138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395">
                <text:p>0.139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405">
                <text:p>0.140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415">
                <text:p>0.141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425">
                <text:p>0.142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435">
                <text:p>0.143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445">
                <text:p>0.144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455">
                <text:p>0.145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465">
                <text:p>0.146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475">
                <text:p>0.147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485">
                <text:p>0.148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  <table:table-row>
              <table:table-cell office:value-type="float" office:value="0.1495">
                <text:p>0.1495</text:p>
              </table:table-cell>
              <table:table-cell office:value-type="float" office:value="1.92533333333333">
                <text:p>1.92533333333333</text:p>
              </table:table-cell>
              <table:table-cell office:value-type="float" office:value="1.9327">
                <text:p>1.9327</text:p>
              </table:table-cell>
              <table:table-cell office:value-type="float" office:value="1.9327">
                <text:p>1.93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66ffff" draw:fill-color="#66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72cm" svg:y="0.18cm" style:legend-expansion="custom" chartooo:width="4.327cm" chartooo:height="2.716cm" style:legend-expansion-aspect-ratio="1.59315169366716" chart:style-name="ch2"/>
        <chart:plot-area chart:style-name="ch3" table:cell-range-address="Sheet1.A8:Sheet1.A157 Sheet1.C7:Sheet1.C157 Sheet1.I7:Sheet1.I157 Sheet1.P7:Sheet1.P157" chart:data-source-has-labels="both" svg:x="0.32cm" svg:y="0.18cm" svg:width="11.767cm" svg:height="8.64cm">
          <chartooo:coordinate-region svg:x="1.312cm" svg:y="0.18cm" svg:width="10.775cm" svg:height="7.181cm"/>
          <chart:axis chart:dimension="x" chart:name="primary-x" chart:style-name="ch4" chartooo:axis-type="auto">
            <chartooo:date-scale/>
            <chart:categories table:cell-range-address="Sheet1.A8:Sheet1.A1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8:Sheet1.C157" chart:label-cell-address="Sheet1.C7:Sheet1.C7" chart:class="chart:line">
            <chart:data-point chart:repeated="150"/>
          </chart:series>
          <chart:series chart:style-name="ch8" chart:values-cell-range-address="Sheet1.I8:Sheet1.I157" chart:label-cell-address="Sheet1.I7:Sheet1.I7" chart:class="chart:line">
            <chart:data-point chart:repeated="150"/>
          </chart:series>
          <chart:series chart:style-name="ch9" chart:values-cell-range-address="Sheet1.P8:Sheet1.P157" chart:label-cell-address="Sheet1.P7:Sheet1.P7" chart:class="chart:line">
            <chart:data-point chart:repeated="1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_Analytic</text:p>
                <draw:g>
                  <svg:desc>Sheet1.C7:Sheet1.C7</svg:desc>
                </draw:g>
              </table:table-cell>
              <table:table-cell office:value-type="string">
                <text:p>epsilon_CFD-1</text:p>
                <draw:g>
                  <svg:desc>Sheet1.I7:Sheet1.I7</svg:desc>
                </draw:g>
              </table:table-cell>
              <table:table-cell office:value-type="string">
                <text:p>epsilon_CFD-2</text:p>
                <draw:g>
                  <svg:desc>Sheet1.P7:Sheet1.P7</svg:desc>
                </draw:g>
              </table:table-cell>
            </table:table-row>
          </table:table-header-rows>
          <table:table-rows>
            <table:table-row>
              <table:table-cell office:value-type="float" office:value="0.0005">
                <text:p>0.0005</text:p>
                <draw:g>
                  <svg:desc>Sheet1.A8:Sheet1.A157</svg:desc>
                </draw:g>
              </table:table-cell>
              <table:table-cell office:value-type="float" office:value="2006.99790190959">
                <text:p>2006.99790190959</text:p>
                <draw:g>
                  <svg:desc>Sheet1.C8:Sheet1.C157</svg:desc>
                </draw:g>
              </table:table-cell>
              <table:table-cell office:value-type="float" office:value="2044.5">
                <text:p>2044.5</text:p>
                <draw:g>
                  <svg:desc>Sheet1.I8:Sheet1.I157</svg:desc>
                </draw:g>
              </table:table-cell>
              <table:table-cell office:value-type="float" office:value="2044.5">
                <text:p>2044.5</text:p>
                <draw:g>
                  <svg:desc>Sheet1.P8:Sheet1.P157</svg:desc>
                </draw:g>
              </table:table-cell>
            </table:table-row>
            <table:table-row>
              <table:table-cell office:value-type="float" office:value="0.0015">
                <text:p>0.0015</text:p>
              </table:table-cell>
              <table:table-cell office:value-type="float" office:value="698.202880220485">
                <text:p>698.202880220485</text:p>
              </table:table-cell>
              <table:table-cell office:value-type="float" office:value="823.04">
                <text:p>823.04</text:p>
              </table:table-cell>
              <table:table-cell office:value-type="float" office:value="823.04">
                <text:p>823.04</text:p>
              </table:table-cell>
            </table:table-row>
            <table:table-row>
              <table:table-cell office:value-type="float" office:value="0.0025">
                <text:p>0.0025</text:p>
              </table:table-cell>
              <table:table-cell office:value-type="float" office:value="422.611347571397">
                <text:p>422.611347571397</text:p>
              </table:table-cell>
              <table:table-cell office:value-type="float" office:value="479.45">
                <text:p>479.45</text:p>
              </table:table-cell>
              <table:table-cell office:value-type="float" office:value="479.45">
                <text:p>479.45</text:p>
              </table:table-cell>
            </table:table-row>
            <table:table-row>
              <table:table-cell office:value-type="float" office:value="0.0035">
                <text:p>0.0035</text:p>
              </table:table-cell>
              <table:table-cell office:value-type="float" office:value="303.008988538662">
                <text:p>303.008988538662</text:p>
              </table:table-cell>
              <table:table-cell office:value-type="float" office:value="332.22">
                <text:p>332.22</text:p>
              </table:table-cell>
              <table:table-cell office:value-type="float" office:value="332.22">
                <text:p>332.22</text:p>
              </table:table-cell>
            </table:table-row>
            <table:table-row>
              <table:table-cell office:value-type="float" office:value="0.0045">
                <text:p>0.0045</text:p>
              </table:table-cell>
              <table:table-cell office:value-type="float" office:value="236.170785453903">
                <text:p>236.170785453903</text:p>
              </table:table-cell>
              <table:table-cell office:value-type="float" office:value="252.67">
                <text:p>252.67</text:p>
              </table:table-cell>
              <table:table-cell office:value-type="float" office:value="252.67">
                <text:p>252.67</text:p>
              </table:table-cell>
            </table:table-row>
            <table:table-row>
              <table:table-cell office:value-type="float" office:value="0.0055">
                <text:p>0.0055</text:p>
              </table:table-cell>
              <table:table-cell office:value-type="float" office:value="193.490372357979">
                <text:p>193.490372357979</text:p>
              </table:table-cell>
              <table:table-cell office:value-type="float" office:value="203.37">
                <text:p>203.37</text:p>
              </table:table-cell>
              <table:table-cell office:value-type="float" office:value="203.37">
                <text:p>203.37</text:p>
              </table:table-cell>
            </table:table-row>
            <table:table-row>
              <table:table-cell office:value-type="float" office:value="0.0065">
                <text:p>0.0065</text:p>
              </table:table-cell>
              <table:table-cell office:value-type="float" office:value="163.875118540639">
                <text:p>163.875118540639</text:p>
              </table:table-cell>
              <table:table-cell office:value-type="float" office:value="169.98">
                <text:p>169.98</text:p>
              </table:table-cell>
              <table:table-cell office:value-type="float" office:value="169.98">
                <text:p>169.98</text:p>
              </table:table-cell>
            </table:table-row>
            <table:table-row>
              <table:table-cell office:value-type="float" office:value="0.0075">
                <text:p>0.0075</text:p>
              </table:table-cell>
              <table:table-cell office:value-type="float" office:value="142.122178854062">
                <text:p>142.122178854062</text:p>
              </table:table-cell>
              <table:table-cell office:value-type="float" office:value="145.93">
                <text:p>145.93</text:p>
              </table:table-cell>
              <table:table-cell office:value-type="float" office:value="145.93">
                <text:p>145.93</text:p>
              </table:table-cell>
            </table:table-row>
            <table:table-row>
              <table:table-cell office:value-type="float" office:value="0.0085">
                <text:p>0.0085</text:p>
              </table:table-cell>
              <table:table-cell office:value-type="float" office:value="125.467502754648">
                <text:p>125.467502754648</text:p>
              </table:table-cell>
              <table:table-cell office:value-type="float" office:value="127.8">
                <text:p>127.8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float" office:value="0.0095">
                <text:p>0.0095</text:p>
              </table:table-cell>
              <table:table-cell office:value-type="float" office:value="112.306764560198">
                <text:p>112.306764560198</text:p>
              </table:table-cell>
              <table:table-cell office:value-type="float" office:value="113.65">
                <text:p>113.65</text:p>
              </table:table-cell>
              <table:table-cell office:value-type="float" office:value="113.65">
                <text:p>113.65</text:p>
              </table:table-cell>
            </table:table-row>
            <table:table-row>
              <table:table-cell office:value-type="float" office:value="0.0105">
                <text:p>0.0105</text:p>
              </table:table-cell>
              <table:table-cell office:value-type="float" office:value="101.644868284782">
                <text:p>101.644868284782</text:p>
              </table:table-cell>
              <table:table-cell office:value-type="float" office:value="102.32">
                <text:p>102.32</text:p>
              </table:table-cell>
              <table:table-cell office:value-type="float" office:value="102.32">
                <text:p>102.32</text:p>
              </table:table-cell>
            </table:table-row>
            <table:table-row>
              <table:table-cell office:value-type="float" office:value="0.0115">
                <text:p>0.0115</text:p>
              </table:table-cell>
              <table:table-cell office:value-type="float" office:value="92.8318338480706">
                <text:p>92.8318338480706</text:p>
              </table:table-cell>
              <table:table-cell office:value-type="float" office:value="93.032">
                <text:p>93.032</text:p>
              </table:table-cell>
              <table:table-cell office:value-type="float" office:value="93.032">
                <text:p>93.032</text:p>
              </table:table-cell>
            </table:table-row>
            <table:table-row>
              <table:table-cell office:value-type="float" office:value="0.0125">
                <text:p>0.0125</text:p>
              </table:table-cell>
              <table:table-cell office:value-type="float" office:value="85.425119358941">
                <text:p>85.425119358941</text:p>
              </table:table-cell>
              <table:table-cell office:value-type="float" office:value="85.288">
                <text:p>85.288</text:p>
              </table:table-cell>
              <table:table-cell office:value-type="float" office:value="85.288">
                <text:p>85.288</text:p>
              </table:table-cell>
            </table:table-row>
            <table:table-row>
              <table:table-cell office:value-type="float" office:value="0.0135">
                <text:p>0.0135</text:p>
              </table:table-cell>
              <table:table-cell office:value-type="float" office:value="79.1129821643456">
                <text:p>79.1129821643456</text:p>
              </table:table-cell>
              <table:table-cell office:value-type="float" office:value="78.732">
                <text:p>78.732</text:p>
              </table:table-cell>
              <table:table-cell office:value-type="float" office:value="78.732">
                <text:p>78.732</text:p>
              </table:table-cell>
            </table:table-row>
            <table:table-row>
              <table:table-cell office:value-type="float" office:value="0.0145">
                <text:p>0.0145</text:p>
              </table:table-cell>
              <table:table-cell office:value-type="float" office:value="73.6694795345989">
                <text:p>73.6694795345989</text:p>
              </table:table-cell>
              <table:table-cell office:value-type="float" office:value="73.111">
                <text:p>73.111</text:p>
              </table:table-cell>
              <table:table-cell office:value-type="float" office:value="73.111">
                <text:p>73.111</text:p>
              </table:table-cell>
            </table:table-row>
            <table:table-row>
              <table:table-cell office:value-type="float" office:value="0.0155">
                <text:p>0.0155</text:p>
              </table:table-cell>
              <table:table-cell office:value-type="float" office:value="68.9268509052843">
                <text:p>68.9268509052843</text:p>
              </table:table-cell>
              <table:table-cell office:value-type="float" office:value="68.238">
                <text:p>68.238</text:p>
              </table:table-cell>
              <table:table-cell office:value-type="float" office:value="68.238">
                <text:p>68.238</text:p>
              </table:table-cell>
            </table:table-row>
            <table:table-row>
              <table:table-cell office:value-type="float" office:value="0.0165">
                <text:p>0.0165</text:p>
              </table:table-cell>
              <table:table-cell office:value-type="float" office:value="64.7579226098155">
                <text:p>64.7579226098155</text:p>
              </table:table-cell>
              <table:table-cell office:value-type="float" office:value="63.975">
                <text:p>63.975</text:p>
              </table:table-cell>
              <table:table-cell office:value-type="float" office:value="63.975">
                <text:p>63.975</text:p>
              </table:table-cell>
            </table:table-row>
            <table:table-row>
              <table:table-cell office:value-type="float" office:value="0.0175">
                <text:p>0.0175</text:p>
              </table:table-cell>
              <table:table-cell office:value-type="float" office:value="61.0645337592449">
                <text:p>61.0645337592449</text:p>
              </table:table-cell>
              <table:table-cell office:value-type="float" office:value="60.212">
                <text:p>60.212</text:p>
              </table:table-cell>
              <table:table-cell office:value-type="float" office:value="60.212">
                <text:p>60.212</text:p>
              </table:table-cell>
            </table:table-row>
            <table:table-row>
              <table:table-cell office:value-type="float" office:value="0.0185">
                <text:p>0.0185</text:p>
              </table:table-cell>
              <table:table-cell office:value-type="float" office:value="57.7697091117695">
                <text:p>57.7697091117695</text:p>
              </table:table-cell>
              <table:table-cell office:value-type="float" office:value="56.868">
                <text:p>56.868</text:p>
              </table:table-cell>
              <table:table-cell office:value-type="float" office:value="56.868">
                <text:p>56.868</text:p>
              </table:table-cell>
            </table:table-row>
            <table:table-row>
              <table:table-cell office:value-type="float" office:value="0.0195">
                <text:p>0.0195</text:p>
              </table:table-cell>
              <table:table-cell office:value-type="float" office:value="54.8122361634521">
                <text:p>54.8122361634521</text:p>
              </table:table-cell>
              <table:table-cell office:value-type="float" office:value="53.876">
                <text:p>53.876</text:p>
              </table:table-cell>
              <table:table-cell office:value-type="float" office:value="53.876">
                <text:p>53.876</text:p>
              </table:table-cell>
            </table:table-row>
            <table:table-row>
              <table:table-cell office:value-type="float" office:value="0.0205">
                <text:p>0.0205</text:p>
              </table:table-cell>
              <table:table-cell office:value-type="float" office:value="52.1428268447421">
                <text:p>52.1428268447421</text:p>
              </table:table-cell>
              <table:table-cell office:value-type="float" office:value="51.184">
                <text:p>51.184</text:p>
              </table:table-cell>
              <table:table-cell office:value-type="float" office:value="51.184">
                <text:p>51.184</text:p>
              </table:table-cell>
            </table:table-row>
            <table:table-row>
              <table:table-cell office:value-type="float" office:value="0.0215">
                <text:p>0.0215</text:p>
              </table:table-cell>
              <table:table-cell office:value-type="float" office:value="49.7213487065348">
                <text:p>49.7213487065348</text:p>
              </table:table-cell>
              <table:table-cell office:value-type="float" office:value="48.748">
                <text:p>48.748</text:p>
              </table:table-cell>
              <table:table-cell office:value-type="float" office:value="48.748">
                <text:p>48.748</text:p>
              </table:table-cell>
            </table:table-row>
            <table:table-row>
              <table:table-cell office:value-type="float" office:value="0.0225">
                <text:p>0.0225</text:p>
              </table:table-cell>
              <table:table-cell office:value-type="float" office:value="47.5147933599089">
                <text:p>47.5147933599089</text:p>
              </table:table-cell>
              <table:table-cell office:value-type="float" office:value="46.534">
                <text:p>46.534</text:p>
              </table:table-cell>
              <table:table-cell office:value-type="float" office:value="46.534">
                <text:p>46.534</text:p>
              </table:table-cell>
            </table:table-row>
            <table:table-row>
              <table:table-cell office:value-type="float" office:value="0.0235">
                <text:p>0.0235</text:p>
              </table:table-cell>
              <table:table-cell office:value-type="float" office:value="45.4957628743958">
                <text:p>45.4957628743958</text:p>
              </table:table-cell>
              <table:table-cell office:value-type="float" office:value="44.513">
                <text:p>44.513</text:p>
              </table:table-cell>
              <table:table-cell office:value-type="float" office:value="44.513">
                <text:p>44.513</text:p>
              </table:table-cell>
            </table:table-row>
            <table:table-row>
              <table:table-cell office:value-type="float" office:value="0.0245">
                <text:p>0.0245</text:p>
              </table:table-cell>
              <table:table-cell office:value-type="float" office:value="43.6413263485233">
                <text:p>43.6413263485233</text:p>
              </table:table-cell>
              <table:table-cell office:value-type="float" office:value="42.66">
                <text:p>42.66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float" office:value="0.0255">
                <text:p>0.0255</text:p>
              </table:table-cell>
              <table:table-cell office:value-type="float" office:value="41.9321451699165">
                <text:p>41.9321451699165</text:p>
              </table:table-cell>
              <table:table-cell office:value-type="float" office:value="40.956">
                <text:p>40.956</text:p>
              </table:table-cell>
              <table:table-cell office:value-type="float" office:value="40.956">
                <text:p>40.956</text:p>
              </table:table-cell>
            </table:table-row>
            <table:table-row>
              <table:table-cell office:value-type="float" office:value="0.0265">
                <text:p>0.0265</text:p>
              </table:table-cell>
              <table:table-cell office:value-type="float" office:value="40.3517960798835">
                <text:p>40.3517960798835</text:p>
              </table:table-cell>
              <table:table-cell office:value-type="float" office:value="39.383">
                <text:p>39.383</text:p>
              </table:table-cell>
              <table:table-cell office:value-type="float" office:value="39.383">
                <text:p>39.383</text:p>
              </table:table-cell>
            </table:table-row>
            <table:table-row>
              <table:table-cell office:value-type="float" office:value="0.0275">
                <text:p>0.0275</text:p>
              </table:table-cell>
              <table:table-cell office:value-type="float" office:value="38.8862417534625">
                <text:p>38.8862417534625</text:p>
              </table:table-cell>
              <table:table-cell office:value-type="float" office:value="37.927">
                <text:p>37.927</text:p>
              </table:table-cell>
              <table:table-cell office:value-type="float" office:value="37.927">
                <text:p>37.927</text:p>
              </table:table-cell>
            </table:table-row>
            <table:table-row>
              <table:table-cell office:value-type="float" office:value="0.0285">
                <text:p>0.0285</text:p>
              </table:table-cell>
              <table:table-cell office:value-type="float" office:value="37.5234127055597">
                <text:p>37.5234127055597</text:p>
              </table:table-cell>
              <table:table-cell office:value-type="float" office:value="36.575">
                <text:p>36.575</text:p>
              </table:table-cell>
              <table:table-cell office:value-type="float" office:value="36.575">
                <text:p>36.575</text:p>
              </table:table-cell>
            </table:table-row>
            <table:table-row>
              <table:table-cell office:value-type="float" office:value="0.0295">
                <text:p>0.0295</text:p>
              </table:table-cell>
              <table:table-cell office:value-type="float" office:value="36.2528741367576">
                <text:p>36.2528741367576</text:p>
              </table:table-cell>
              <table:table-cell office:value-type="float" office:value="35.317">
                <text:p>35.317</text:p>
              </table:table-cell>
              <table:table-cell office:value-type="float" office:value="35.317">
                <text:p>35.317</text:p>
              </table:table-cell>
            </table:table-row>
            <table:table-row>
              <table:table-cell office:value-type="float" office:value="0.0305">
                <text:p>0.0305</text:p>
              </table:table-cell>
              <table:table-cell office:value-type="float" office:value="35.0655582458105">
                <text:p>35.0655582458105</text:p>
              </table:table-cell>
              <table:table-cell office:value-type="float" office:value="34.142">
                <text:p>34.142</text:p>
              </table:table-cell>
              <table:table-cell office:value-type="float" office:value="34.142">
                <text:p>34.142</text:p>
              </table:table-cell>
            </table:table-row>
            <table:table-row>
              <table:table-cell office:value-type="float" office:value="0.0315">
                <text:p>0.0315</text:p>
              </table:table-cell>
              <table:table-cell office:value-type="float" office:value="33.9535474761169">
                <text:p>33.9535474761169</text:p>
              </table:table-cell>
              <table:table-cell office:value-type="float" office:value="33.044">
                <text:p>33.044</text:p>
              </table:table-cell>
              <table:table-cell office:value-type="float" office:value="33.044">
                <text:p>33.044</text:p>
              </table:table-cell>
            </table:table-row>
            <table:table-row>
              <table:table-cell office:value-type="float" office:value="0.0325">
                <text:p>0.0325</text:p>
              </table:table-cell>
              <table:table-cell office:value-type="float" office:value="32.9098977370599">
                <text:p>32.9098977370599</text:p>
              </table:table-cell>
              <table:table-cell office:value-type="float" office:value="32.015">
                <text:p>32.015</text:p>
              </table:table-cell>
              <table:table-cell office:value-type="float" office:value="32.015">
                <text:p>32.015</text:p>
              </table:table-cell>
            </table:table-row>
            <table:table-row>
              <table:table-cell office:value-type="float" office:value="0.0335">
                <text:p>0.0335</text:p>
              </table:table-cell>
              <table:table-cell office:value-type="float" office:value="31.9284932555953">
                <text:p>31.9284932555953</text:p>
              </table:table-cell>
              <table:table-cell office:value-type="float" office:value="31.048">
                <text:p>31.048</text:p>
              </table:table-cell>
              <table:table-cell office:value-type="float" office:value="31.048">
                <text:p>31.048</text:p>
              </table:table-cell>
            </table:table-row>
            <table:table-row>
              <table:table-cell office:value-type="float" office:value="0.0345">
                <text:p>0.0345</text:p>
              </table:table-cell>
              <table:table-cell office:value-type="float" office:value="31.0039266465752">
                <text:p>31.0039266465752</text:p>
              </table:table-cell>
              <table:table-cell office:value-type="float" office:value="30.138">
                <text:p>30.138</text:p>
              </table:table-cell>
              <table:table-cell office:value-type="float" office:value="30.138">
                <text:p>30.138</text:p>
              </table:table-cell>
            </table:table-row>
            <table:table-row>
              <table:table-cell office:value-type="float" office:value="0.0355">
                <text:p>0.0355</text:p>
              </table:table-cell>
              <table:table-cell office:value-type="float" office:value="30.1313992337846">
                <text:p>30.1313992337846</text:p>
              </table:table-cell>
              <table:table-cell office:value-type="float" office:value="29.28">
                <text:p>29.28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float" office:value="0.0365">
                <text:p>0.0365</text:p>
              </table:table-cell>
              <table:table-cell office:value-type="float" office:value="29.3066377415479">
                <text:p>29.3066377415479</text:p>
              </table:table-cell>
              <table:table-cell office:value-type="float" office:value="28.47">
                <text:p>28.47</text:p>
              </table:table-cell>
              <table:table-cell office:value-type="float" office:value="28.47">
                <text:p>28.47</text:p>
              </table:table-cell>
            </table:table-row>
            <table:table-row>
              <table:table-cell office:value-type="float" office:value="0.0375">
                <text:p>0.0375</text:p>
              </table:table-cell>
              <table:table-cell office:value-type="float" office:value="28.5258243037936">
                <text:p>28.5258243037936</text:p>
              </table:table-cell>
              <table:table-cell office:value-type="float" office:value="27.704">
                <text:p>27.704</text:p>
              </table:table-cell>
              <table:table-cell office:value-type="float" office:value="27.704">
                <text:p>27.704</text:p>
              </table:table-cell>
            </table:table-row>
            <table:table-row>
              <table:table-cell office:value-type="float" office:value="0.0385">
                <text:p>0.0385</text:p>
              </table:table-cell>
              <table:table-cell office:value-type="float" office:value="27.7855373713218">
                <text:p>27.7855373713218</text:p>
              </table:table-cell>
              <table:table-cell office:value-type="float" office:value="26.978">
                <text:p>26.978</text:p>
              </table:table-cell>
              <table:table-cell office:value-type="float" office:value="26.978">
                <text:p>26.978</text:p>
              </table:table-cell>
            </table:table-row>
            <table:table-row>
              <table:table-cell office:value-type="float" office:value="0.0395">
                <text:p>0.0395</text:p>
              </table:table-cell>
              <table:table-cell office:value-type="float" office:value="27.0827015875841">
                <text:p>27.0827015875841</text:p>
              </table:table-cell>
              <table:table-cell office:value-type="float" office:value="26.29">
                <text:p>26.29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float" office:value="0.0405">
                <text:p>0.0405</text:p>
              </table:table-cell>
              <table:table-cell office:value-type="float" office:value="26.4145450841417">
                <text:p>26.4145450841417</text:p>
              </table:table-cell>
              <table:table-cell office:value-type="float" office:value="25.636">
                <text:p>25.636</text:p>
              </table:table-cell>
              <table:table-cell office:value-type="float" office:value="25.636">
                <text:p>25.636</text:p>
              </table:table-cell>
            </table:table-row>
            <table:table-row>
              <table:table-cell office:value-type="float" office:value="0.0415">
                <text:p>0.0415</text:p>
              </table:table-cell>
              <table:table-cell office:value-type="float" office:value="25.7785629452995">
                <text:p>25.7785629452995</text:p>
              </table:table-cell>
              <table:table-cell office:value-type="float" office:value="25.015">
                <text:p>25.015</text:p>
              </table:table-cell>
              <table:table-cell office:value-type="float" office:value="25.015">
                <text:p>25.015</text:p>
              </table:table-cell>
            </table:table-row>
            <table:table-row>
              <table:table-cell office:value-type="float" office:value="0.0425">
                <text:p>0.0425</text:p>
              </table:table-cell>
              <table:table-cell office:value-type="float" office:value="25.1724858266139">
                <text:p>25.1724858266139</text:p>
              </table:table-cell>
              <table:table-cell office:value-type="float" office:value="24.423">
                <text:p>24.423</text:p>
              </table:table-cell>
              <table:table-cell office:value-type="float" office:value="24.423">
                <text:p>24.423</text:p>
              </table:table-cell>
            </table:table-row>
            <table:table-row>
              <table:table-cell office:value-type="float" office:value="0.0435">
                <text:p>0.0435</text:p>
              </table:table-cell>
              <table:table-cell office:value-type="float" office:value="24.5942528985561">
                <text:p>24.5942528985561</text:p>
              </table:table-cell>
              <table:table-cell office:value-type="float" office:value="23.858">
                <text:p>23.858</text:p>
              </table:table-cell>
              <table:table-cell office:value-type="float" office:value="23.858">
                <text:p>23.858</text:p>
              </table:table-cell>
            </table:table-row>
            <table:table-row>
              <table:table-cell office:value-type="float" office:value="0.0445">
                <text:p>0.0445</text:p>
              </table:table-cell>
              <table:table-cell office:value-type="float" office:value="24.041988435478">
                <text:p>24.041988435478</text:p>
              </table:table-cell>
              <table:table-cell office:value-type="float" office:value="23.32">
                <text:p>23.32</text:p>
              </table:table-cell>
              <table:table-cell office:value-type="float" office:value="23.32">
                <text:p>23.32</text:p>
              </table:table-cell>
            </table:table-row>
            <table:table-row>
              <table:table-cell office:value-type="float" office:value="0.0455">
                <text:p>0.0455</text:p>
              </table:table-cell>
              <table:table-cell office:value-type="float" office:value="23.5139814894781">
                <text:p>23.5139814894781</text:p>
              </table:table-cell>
              <table:table-cell office:value-type="float" office:value="22.805">
                <text:p>22.805</text:p>
              </table:table-cell>
              <table:table-cell office:value-type="float" office:value="22.805">
                <text:p>22.805</text:p>
              </table:table-cell>
            </table:table-row>
            <table:table-row>
              <table:table-cell office:value-type="float" office:value="0.0465">
                <text:p>0.0465</text:p>
              </table:table-cell>
              <table:table-cell office:value-type="float" office:value="23.0086681851086">
                <text:p>23.0086681851086</text:p>
              </table:table-cell>
              <table:table-cell office:value-type="float" office:value="22.313">
                <text:p>22.313</text:p>
              </table:table-cell>
              <table:table-cell office:value-type="float" office:value="22.313">
                <text:p>22.313</text:p>
              </table:table-cell>
            </table:table-row>
            <table:table-row>
              <table:table-cell office:value-type="float" office:value="0.0475">
                <text:p>0.0475</text:p>
              </table:table-cell>
              <table:table-cell office:value-type="float" office:value="22.5246162489653">
                <text:p>22.5246162489653</text:p>
              </table:table-cell>
              <table:table-cell office:value-type="float" office:value="21.842">
                <text:p>21.842</text:p>
              </table:table-cell>
              <table:table-cell office:value-type="float" office:value="21.842">
                <text:p>21.842</text:p>
              </table:table-cell>
            </table:table-row>
            <table:table-row>
              <table:table-cell office:value-type="float" office:value="0.0485">
                <text:p>0.0485</text:p>
              </table:table-cell>
              <table:table-cell office:value-type="float" office:value="22.060511451823">
                <text:p>22.060511451823</text:p>
              </table:table-cell>
              <table:table-cell office:value-type="float" office:value="21.391">
                <text:p>21.391</text:p>
              </table:table-cell>
              <table:table-cell office:value-type="float" office:value="21.391">
                <text:p>21.391</text:p>
              </table:table-cell>
            </table:table-row>
            <table:table-row>
              <table:table-cell office:value-type="float" office:value="0.0495">
                <text:p>0.0495</text:p>
              </table:table-cell>
              <table:table-cell office:value-type="float" office:value="21.6151456930376">
                <text:p>21.6151456930376</text:p>
              </table:table-cell>
              <table:table-cell office:value-type="float" office:value="20.958">
                <text:p>20.958</text:p>
              </table:table-cell>
              <table:table-cell office:value-type="float" office:value="20.958">
                <text:p>20.958</text:p>
              </table:table-cell>
            </table:table-row>
            <table:table-row>
              <table:table-cell office:value-type="float" office:value="0.0505">
                <text:p>0.0505</text:p>
              </table:table-cell>
              <table:table-cell office:value-type="float" office:value="21.187406499726">
                <text:p>21.187406499726</text:p>
              </table:table-cell>
              <table:table-cell office:value-type="float" office:value="20.543">
                <text:p>20.543</text:p>
              </table:table-cell>
              <table:table-cell office:value-type="float" office:value="20.543">
                <text:p>20.543</text:p>
              </table:table-cell>
            </table:table-row>
            <table:table-row>
              <table:table-cell office:value-type="float" office:value="0.0515">
                <text:p>0.0515</text:p>
              </table:table-cell>
              <table:table-cell office:value-type="float" office:value="20.7762677485468">
                <text:p>20.7762677485468</text:p>
              </table:table-cell>
              <table:table-cell office:value-type="float" office:value="20.144">
                <text:p>20.144</text:p>
              </table:table-cell>
              <table:table-cell office:value-type="float" office:value="20.144">
                <text:p>20.144</text:p>
              </table:table-cell>
            </table:table-row>
            <table:table-row>
              <table:table-cell office:value-type="float" office:value="0.0525">
                <text:p>0.0525</text:p>
              </table:table-cell>
              <table:table-cell office:value-type="float" office:value="20.3807814471747">
                <text:p>20.3807814471747</text:p>
              </table:table-cell>
              <table:table-cell office:value-type="float" office:value="19.76">
                <text:p>19.76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float" office:value="0.0535">
                <text:p>0.0535</text:p>
              </table:table-cell>
              <table:table-cell office:value-type="float" office:value="20.0000704369006">
                <text:p>20.0000704369006</text:p>
              </table:table-cell>
              <table:table-cell office:value-type="float" office:value="19.391">
                <text:p>19.391</text:p>
              </table:table-cell>
              <table:table-cell office:value-type="float" office:value="19.391">
                <text:p>19.391</text:p>
              </table:table-cell>
            </table:table-row>
            <table:table-row>
              <table:table-cell office:value-type="float" office:value="0.0545">
                <text:p>0.0545</text:p>
              </table:table-cell>
              <table:table-cell office:value-type="float" office:value="19.6333218981243">
                <text:p>19.6333218981243</text:p>
              </table:table-cell>
              <table:table-cell office:value-type="float" office:value="19.036">
                <text:p>19.036</text:p>
              </table:table-cell>
              <table:table-cell office:value-type="float" office:value="19.036">
                <text:p>19.036</text:p>
              </table:table-cell>
            </table:table-row>
            <table:table-row>
              <table:table-cell office:value-type="float" office:value="0.0555">
                <text:p>0.0555</text:p>
              </table:table-cell>
              <table:table-cell office:value-type="float" office:value="19.2797815575311">
                <text:p>19.2797815575311</text:p>
              </table:table-cell>
              <table:table-cell office:value-type="float" office:value="18.693">
                <text:p>18.693</text:p>
              </table:table-cell>
              <table:table-cell office:value-type="float" office:value="18.693">
                <text:p>18.693</text:p>
              </table:table-cell>
            </table:table-row>
            <table:table-row>
              <table:table-cell office:value-type="float" office:value="0.0565">
                <text:p>0.0565</text:p>
              </table:table-cell>
              <table:table-cell office:value-type="float" office:value="18.9387485100721">
                <text:p>18.9387485100721</text:p>
              </table:table-cell>
              <table:table-cell office:value-type="float" office:value="18.363">
                <text:p>18.363</text:p>
              </table:table-cell>
              <table:table-cell office:value-type="float" office:value="18.363">
                <text:p>18.363</text:p>
              </table:table-cell>
            </table:table-row>
            <table:table-row>
              <table:table-cell office:value-type="float" office:value="0.0575">
                <text:p>0.0575</text:p>
              </table:table-cell>
              <table:table-cell office:value-type="float" office:value="18.6095705809454">
                <text:p>18.6095705809454</text:p>
              </table:table-cell>
              <table:table-cell office:value-type="float" office:value="18.045">
                <text:p>18.045</text:p>
              </table:table-cell>
              <table:table-cell office:value-type="float" office:value="18.045">
                <text:p>18.045</text:p>
              </table:table-cell>
            </table:table-row>
            <table:table-row>
              <table:table-cell office:value-type="float" office:value="0.0585">
                <text:p>0.0585</text:p>
              </table:table-cell>
              <table:table-cell office:value-type="float" office:value="18.2916401629992">
                <text:p>18.2916401629992</text:p>
              </table:table-cell>
              <table:table-cell office:value-type="float" office:value="17.738">
                <text:p>17.738</text:p>
              </table:table-cell>
              <table:table-cell office:value-type="float" office:value="17.738">
                <text:p>17.738</text:p>
              </table:table-cell>
            </table:table-row>
            <table:table-row>
              <table:table-cell office:value-type="float" office:value="0.0595">
                <text:p>0.0595</text:p>
              </table:table-cell>
              <table:table-cell office:value-type="float" office:value="17.9843904736564">
                <text:p>17.9843904736564</text:p>
              </table:table-cell>
              <table:table-cell office:value-type="float" office:value="17.441">
                <text:p>17.441</text:p>
              </table:table-cell>
              <table:table-cell office:value-type="float" office:value="17.441">
                <text:p>17.441</text:p>
              </table:table-cell>
            </table:table-row>
            <table:table-row>
              <table:table-cell office:value-type="float" office:value="0.0605">
                <text:p>0.0605</text:p>
              </table:table-cell>
              <table:table-cell office:value-type="float" office:value="17.6872921828487">
                <text:p>17.6872921828487</text:p>
              </table:table-cell>
              <table:table-cell office:value-type="float" office:value="17.154">
                <text:p>17.154</text:p>
              </table:table-cell>
              <table:table-cell office:value-type="float" office:value="17.154">
                <text:p>17.154</text:p>
              </table:table-cell>
            </table:table-row>
            <table:table-row>
              <table:table-cell office:value-type="float" office:value="0.0615000000000001">
                <text:p>0.0615000000000001</text:p>
              </table:table-cell>
              <table:table-cell office:value-type="float" office:value="17.3998503697533">
                <text:p>17.3998503697533</text:p>
              </table:table-cell>
              <table:table-cell office:value-type="float" office:value="16.877">
                <text:p>16.877</text:p>
              </table:table-cell>
              <table:table-cell office:value-type="float" office:value="16.877">
                <text:p>16.877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17.1216017715266">
                <text:p>17.1216017715266</text:p>
              </table:table-cell>
              <table:table-cell office:value-type="float" office:value="16.609">
                <text:p>16.609</text:p>
              </table:table-cell>
              <table:table-cell office:value-type="float" office:value="16.609">
                <text:p>16.609</text:p>
              </table:table-cell>
            </table:table-row>
            <table:table-row>
              <table:table-cell office:value-type="float" office:value="0.0635">
                <text:p>0.0635</text:p>
              </table:table-cell>
              <table:table-cell office:value-type="float" office:value="16.852112291863">
                <text:p>16.852112291863</text:p>
              </table:table-cell>
              <table:table-cell office:value-type="float" office:value="16.349">
                <text:p>16.349</text:p>
              </table:table-cell>
              <table:table-cell office:value-type="float" office:value="16.349">
                <text:p>16.349</text:p>
              </table:table-cell>
            </table:table-row>
            <table:table-row>
              <table:table-cell office:value-type="float" office:value="0.0645">
                <text:p>0.0645</text:p>
              </table:table-cell>
              <table:table-cell office:value-type="float" office:value="16.5909747411956">
                <text:p>16.5909747411956</text:p>
              </table:table-cell>
              <table:table-cell office:value-type="float" office:value="16.097">
                <text:p>16.097</text:p>
              </table:table-cell>
              <table:table-cell office:value-type="float" office:value="16.097">
                <text:p>16.097</text:p>
              </table:table-cell>
            </table:table-row>
            <table:table-row>
              <table:table-cell office:value-type="float" office:value="0.0655">
                <text:p>0.0655</text:p>
              </table:table-cell>
              <table:table-cell office:value-type="float" office:value="16.3378067837962">
                <text:p>16.3378067837962</text:p>
              </table:table-cell>
              <table:table-cell office:value-type="float" office:value="15.854">
                <text:p>15.854</text:p>
              </table:table-cell>
              <table:table-cell office:value-type="float" office:value="15.854">
                <text:p>15.854</text:p>
              </table:table-cell>
            </table:table-row>
            <table:table-row>
              <table:table-cell office:value-type="float" office:value="0.0665000000000001">
                <text:p>0.0665000000000001</text:p>
              </table:table-cell>
              <table:table-cell office:value-type="float" office:value="16.092249070005">
                <text:p>16.092249070005</text:p>
              </table:table-cell>
              <table:table-cell office:value-type="float" office:value="15.617">
                <text:p>15.617</text:p>
              </table:table-cell>
              <table:table-cell office:value-type="float" office:value="15.617">
                <text:p>15.617</text:p>
              </table:table-cell>
            </table:table-row>
            <table:table-row>
              <table:table-cell office:value-type="float" office:value="0.0675">
                <text:p>0.0675</text:p>
              </table:table-cell>
              <table:table-cell office:value-type="float" office:value="15.8539635344031">
                <text:p>15.8539635344031</text:p>
              </table:table-cell>
              <table:table-cell office:value-type="float" office:value="15.388">
                <text:p>15.388</text:p>
              </table:table-cell>
              <table:table-cell office:value-type="float" office:value="15.388">
                <text:p>15.388</text:p>
              </table:table-cell>
            </table:table-row>
            <table:table-row>
              <table:table-cell office:value-type="float" office:value="0.0685000000000001">
                <text:p>0.0685000000000001</text:p>
              </table:table-cell>
              <table:table-cell office:value-type="float" office:value="15.622631842977">
                <text:p>15.622631842977</text:p>
              </table:table-cell>
              <table:table-cell office:value-type="float" office:value="15.166">
                <text:p>15.166</text:p>
              </table:table-cell>
              <table:table-cell office:value-type="float" office:value="15.166">
                <text:p>15.166</text:p>
              </table:table-cell>
            </table:table-row>
            <table:table-row>
              <table:table-cell office:value-type="float" office:value="0.0695">
                <text:p>0.0695</text:p>
              </table:table-cell>
              <table:table-cell office:value-type="float" office:value="15.3979539742761">
                <text:p>15.3979539742761</text:p>
              </table:table-cell>
              <table:table-cell office:value-type="float" office:value="14.95">
                <text:p>14.95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0.0705000000000001">
                <text:p>0.0705000000000001</text:p>
              </table:table-cell>
              <table:table-cell office:value-type="float" office:value="15.179646921266">
                <text:p>15.179646921266</text:p>
              </table:table-cell>
              <table:table-cell office:value-type="float" office:value="14.74">
                <text:p>14.74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float" office:value="0.0715000000000001">
                <text:p>0.0715000000000001</text:p>
              </table:table-cell>
              <table:table-cell office:value-type="float" office:value="14.9674435020656">
                <text:p>14.9674435020656</text:p>
              </table:table-cell>
              <table:table-cell office:value-type="float" office:value="14.537">
                <text:p>14.537</text:p>
              </table:table-cell>
              <table:table-cell office:value-type="float" office:value="14.537">
                <text:p>14.537</text:p>
              </table:table-cell>
            </table:table-row>
            <table:table-row>
              <table:table-cell office:value-type="float" office:value="0.0725000000000001">
                <text:p>0.0725000000000001</text:p>
              </table:table-cell>
              <table:table-cell office:value-type="float" office:value="14.7610912690611">
                <text:p>14.7610912690611</text:p>
              </table:table-cell>
              <table:table-cell office:value-type="float" office:value="14.339">
                <text:p>14.339</text:p>
              </table:table-cell>
              <table:table-cell office:value-type="float" office:value="14.339">
                <text:p>14.339</text:p>
              </table:table-cell>
            </table:table-row>
            <table:table-row>
              <table:table-cell office:value-type="float" office:value="0.0735000000000001">
                <text:p>0.0735000000000001</text:p>
              </table:table-cell>
              <table:table-cell office:value-type="float" office:value="14.5603515070308">
                <text:p>14.5603515070308</text:p>
              </table:table-cell>
              <table:table-cell office:value-type="float" office:value="14.146">
                <text:p>14.146</text:p>
              </table:table-cell>
              <table:table-cell office:value-type="float" office:value="14.146">
                <text:p>14.146</text:p>
              </table:table-cell>
            </table:table-row>
            <table:table-row>
              <table:table-cell office:value-type="float" office:value="0.0745000000000001">
                <text:p>0.0745000000000001</text:p>
              </table:table-cell>
              <table:table-cell office:value-type="float" office:value="14.3649983119222">
                <text:p>14.3649983119222</text:p>
              </table:table-cell>
              <table:table-cell office:value-type="float" office:value="13.959">
                <text:p>13.959</text:p>
              </table:table-cell>
              <table:table-cell office:value-type="float" office:value="13.959">
                <text:p>13.959</text:p>
              </table:table-cell>
            </table:table-row>
            <table:table-row>
              <table:table-cell office:value-type="float" office:value="0.0755000000000001">
                <text:p>0.0755000000000001</text:p>
              </table:table-cell>
              <table:table-cell office:value-type="float" office:value="14.174817742806">
                <text:p>14.174817742806</text:p>
              </table:table-cell>
              <table:table-cell office:value-type="float" office:value="13.777">
                <text:p>13.777</text:p>
              </table:table-cell>
              <table:table-cell office:value-type="float" office:value="13.777">
                <text:p>13.777</text:p>
              </table:table-cell>
            </table:table-row>
            <table:table-row>
              <table:table-cell office:value-type="float" office:value="0.0765000000000001">
                <text:p>0.0765000000000001</text:p>
              </table:table-cell>
              <table:table-cell office:value-type="float" office:value="13.9896070403146">
                <text:p>13.9896070403146</text:p>
              </table:table-cell>
              <table:table-cell office:value-type="float" office:value="13.599">
                <text:p>13.599</text:p>
              </table:table-cell>
              <table:table-cell office:value-type="float" office:value="13.599">
                <text:p>13.599</text:p>
              </table:table-cell>
            </table:table-row>
            <table:table-row>
              <table:table-cell office:value-type="float" office:value="0.0775000000000001">
                <text:p>0.0775000000000001</text:p>
              </table:table-cell>
              <table:table-cell office:value-type="float" office:value="13.8091739055624">
                <text:p>13.8091739055624</text:p>
              </table:table-cell>
              <table:table-cell office:value-type="float" office:value="13.427">
                <text:p>13.427</text:p>
              </table:table-cell>
              <table:table-cell office:value-type="float" office:value="13.427">
                <text:p>13.427</text:p>
              </table:table-cell>
            </table:table-row>
            <table:table-row>
              <table:table-cell office:value-type="float" office:value="0.0785000000000001">
                <text:p>0.0785000000000001</text:p>
              </table:table-cell>
              <table:table-cell office:value-type="float" office:value="13.6333358341572">
                <text:p>13.6333358341572</text:p>
              </table:table-cell>
              <table:table-cell office:value-type="float" office:value="13.259">
                <text:p>13.259</text:p>
              </table:table-cell>
              <table:table-cell office:value-type="float" office:value="13.259">
                <text:p>13.259</text:p>
              </table:table-cell>
            </table:table-row>
            <table:table-row>
              <table:table-cell office:value-type="float" office:value="0.0795000000000001">
                <text:p>0.0795000000000001</text:p>
              </table:table-cell>
              <table:table-cell office:value-type="float" office:value="13.4619195004532">
                <text:p>13.4619195004532</text:p>
              </table:table-cell>
              <table:table-cell office:value-type="float" office:value="13.095">
                <text:p>13.095</text:p>
              </table:table-cell>
              <table:table-cell office:value-type="float" office:value="13.095">
                <text:p>13.095</text:p>
              </table:table-cell>
            </table:table-row>
            <table:table-row>
              <table:table-cell office:value-type="float" office:value="0.0805000000000001">
                <text:p>0.0805000000000001</text:p>
              </table:table-cell>
              <table:table-cell office:value-type="float" office:value="13.2947601876798">
                <text:p>13.2947601876798</text:p>
              </table:table-cell>
              <table:table-cell office:value-type="float" office:value="12.935">
                <text:p>12.935</text:p>
              </table:table-cell>
              <table:table-cell office:value-type="float" office:value="12.935">
                <text:p>12.935</text:p>
              </table:table-cell>
            </table:table-row>
            <table:table-row>
              <table:table-cell office:value-type="float" office:value="0.0815000000000001">
                <text:p>0.0815000000000001</text:p>
              </table:table-cell>
              <table:table-cell office:value-type="float" office:value="13.1317012600066">
                <text:p>13.1317012600066</text:p>
              </table:table-cell>
              <table:table-cell office:value-type="float" office:value="12.779">
                <text:p>12.779</text:p>
              </table:table-cell>
              <table:table-cell office:value-type="float" office:value="12.779">
                <text:p>12.779</text:p>
              </table:table-cell>
            </table:table-row>
            <table:table-row>
              <table:table-cell office:value-type="float" office:value="0.0825000000000001">
                <text:p>0.0825000000000001</text:p>
              </table:table-cell>
              <table:table-cell office:value-type="float" office:value="12.9725936729875">
                <text:p>12.9725936729875</text:p>
              </table:table-cell>
              <table:table-cell office:value-type="float" office:value="12.627">
                <text:p>12.627</text:p>
              </table:table-cell>
              <table:table-cell office:value-type="float" office:value="12.627">
                <text:p>12.627</text:p>
              </table:table-cell>
            </table:table-row>
            <table:table-row>
              <table:table-cell office:value-type="float" office:value="0.0835000000000001">
                <text:p>0.0835000000000001</text:p>
              </table:table-cell>
              <table:table-cell office:value-type="float" office:value="12.8172955191698">
                <text:p>12.8172955191698</text:p>
              </table:table-cell>
              <table:table-cell office:value-type="float" office:value="12.479">
                <text:p>12.479</text:p>
              </table:table-cell>
              <table:table-cell office:value-type="float" office:value="12.479">
                <text:p>12.479</text:p>
              </table:table-cell>
            </table:table-row>
            <table:table-row>
              <table:table-cell office:value-type="float" office:value="0.0845000000000001">
                <text:p>0.0845000000000001</text:p>
              </table:table-cell>
              <table:table-cell office:value-type="float" office:value="12.6656716059533">
                <text:p>12.6656716059533</text:p>
              </table:table-cell>
              <table:table-cell office:value-type="float" office:value="12.335">
                <text:p>12.335</text:p>
              </table:table-cell>
              <table:table-cell office:value-type="float" office:value="12.335">
                <text:p>12.335</text:p>
              </table:table-cell>
            </table:table-row>
            <table:table-row>
              <table:table-cell office:value-type="float" office:value="0.0855000000000001">
                <text:p>0.0855000000000001</text:p>
              </table:table-cell>
              <table:table-cell office:value-type="float" office:value="12.517593063063">
                <text:p>12.517593063063</text:p>
              </table:table-cell>
              <table:table-cell office:value-type="float" office:value="12.193">
                <text:p>12.193</text:p>
              </table:table-cell>
              <table:table-cell office:value-type="float" office:value="12.193">
                <text:p>12.193</text:p>
              </table:table-cell>
            </table:table-row>
            <table:table-row>
              <table:table-cell office:value-type="float" office:value="0.0865000000000001">
                <text:p>0.0865000000000001</text:p>
              </table:table-cell>
              <table:table-cell office:value-type="float" office:value="12.3729369772379">
                <text:p>12.3729369772379</text:p>
              </table:table-cell>
              <table:table-cell office:value-type="float" office:value="12.056">
                <text:p>12.056</text:p>
              </table:table-cell>
              <table:table-cell office:value-type="float" office:value="12.056">
                <text:p>12.056</text:p>
              </table:table-cell>
            </table:table-row>
            <table:table-row>
              <table:table-cell office:value-type="float" office:value="0.0875000000000001">
                <text:p>0.0875000000000001</text:p>
              </table:table-cell>
              <table:table-cell office:value-type="float" office:value="12.2315860519605">
                <text:p>12.2315860519605</text:p>
              </table:table-cell>
              <table:table-cell office:value-type="float" office:value="11.921">
                <text:p>11.921</text:p>
              </table:table-cell>
              <table:table-cell office:value-type="float" office:value="11.921">
                <text:p>11.921</text:p>
              </table:table-cell>
            </table:table-row>
            <table:table-row>
              <table:table-cell office:value-type="float" office:value="0.0885000000000001">
                <text:p>0.0885000000000001</text:p>
              </table:table-cell>
              <table:table-cell office:value-type="float" office:value="12.0934282902467">
                <text:p>12.0934282902467</text:p>
              </table:table-cell>
              <table:table-cell office:value-type="float" office:value="11.79">
                <text:p>11.79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float" office:value="0.0895000000000001">
                <text:p>0.0895000000000001</text:p>
              </table:table-cell>
              <table:table-cell office:value-type="float" office:value="11.9583566986928">
                <text:p>11.9583566986928</text:p>
              </table:table-cell>
              <table:table-cell office:value-type="float" office:value="11.661">
                <text:p>11.661</text:p>
              </table:table-cell>
              <table:table-cell office:value-type="float" office:value="11.661">
                <text:p>11.661</text:p>
              </table:table-cell>
            </table:table-row>
            <table:table-row>
              <table:table-cell office:value-type="float" office:value="0.0905000000000001">
                <text:p>0.0905000000000001</text:p>
              </table:table-cell>
              <table:table-cell office:value-type="float" office:value="11.8262690111371">
                <text:p>11.8262690111371</text:p>
              </table:table-cell>
              <table:table-cell office:value-type="float" office:value="11.536">
                <text:p>11.536</text:p>
              </table:table-cell>
              <table:table-cell office:value-type="float" office:value="11.536">
                <text:p>11.536</text:p>
              </table:table-cell>
            </table:table-row>
            <table:table-row>
              <table:table-cell office:value-type="float" office:value="0.0915000000000001">
                <text:p>0.0915000000000001</text:p>
              </table:table-cell>
              <table:table-cell office:value-type="float" office:value="11.6970674304351">
                <text:p>11.6970674304351</text:p>
              </table:table-cell>
              <table:table-cell office:value-type="float" office:value="11.413">
                <text:p>11.413</text:p>
              </table:table-cell>
              <table:table-cell office:value-type="float" office:value="11.413">
                <text:p>11.413</text:p>
              </table:table-cell>
            </table:table-row>
            <table:table-row>
              <table:table-cell office:value-type="float" office:value="0.0925000000000001">
                <text:p>0.0925000000000001</text:p>
              </table:table-cell>
              <table:table-cell office:value-type="float" office:value="11.5706583869783">
                <text:p>11.5706583869783</text:p>
              </table:table-cell>
              <table:table-cell office:value-type="float" office:value="11.293">
                <text:p>11.293</text:p>
              </table:table-cell>
              <table:table-cell office:value-type="float" office:value="11.293">
                <text:p>11.293</text:p>
              </table:table-cell>
            </table:table-row>
            <table:table-row>
              <table:table-cell office:value-type="float" office:value="0.0935000000000001">
                <text:p>0.0935000000000001</text:p>
              </table:table-cell>
              <table:table-cell office:value-type="float" office:value="11.4469523127037">
                <text:p>11.4469523127037</text:p>
              </table:table-cell>
              <table:table-cell office:value-type="float" office:value="11.175">
                <text:p>11.175</text:p>
              </table:table-cell>
              <table:table-cell office:value-type="float" office:value="11.175">
                <text:p>11.175</text:p>
              </table:table-cell>
            </table:table-row>
            <table:table-row>
              <table:table-cell office:value-type="float" office:value="0.0945000000000001">
                <text:p>0.0945000000000001</text:p>
              </table:table-cell>
              <table:table-cell office:value-type="float" office:value="11.3258634294468">
                <text:p>11.3258634294468</text:p>
              </table:table-cell>
              <table:table-cell office:value-type="float" office:value="11.06">
                <text:p>11.06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0.0955000000000001">
                <text:p>0.0955000000000001</text:p>
              </table:table-cell>
              <table:table-cell office:value-type="float" office:value="11.2073095505869">
                <text:p>11.2073095505869</text:p>
              </table:table-cell>
              <table:table-cell office:value-type="float" office:value="10.948">
                <text:p>10.948</text:p>
              </table:table-cell>
              <table:table-cell office:value-type="float" office:value="10.948">
                <text:p>10.948</text:p>
              </table:table-cell>
            </table:table-row>
            <table:table-row>
              <table:table-cell office:value-type="float" office:value="0.0965000000000001">
                <text:p>0.0965000000000001</text:p>
              </table:table-cell>
              <table:table-cell office:value-type="float" office:value="11.0912118950216">
                <text:p>11.0912118950216</text:p>
              </table:table-cell>
              <table:table-cell office:value-type="float" office:value="10.838">
                <text:p>10.838</text:p>
              </table:table-cell>
              <table:table-cell office:value-type="float" office:value="10.838">
                <text:p>10.838</text:p>
              </table:table-cell>
            </table:table-row>
            <table:table-row>
              <table:table-cell office:value-type="float" office:value="0.0975000000000001">
                <text:p>0.0975000000000001</text:p>
              </table:table-cell>
              <table:table-cell office:value-type="float" office:value="10.9774949125844">
                <text:p>10.9774949125844</text:p>
              </table:table-cell>
              <table:table-cell office:value-type="float" office:value="10.73">
                <text:p>10.73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float" office:value="0.0985000000000001">
                <text:p>0.0985000000000001</text:p>
              </table:table-cell>
              <table:table-cell office:value-type="float" office:value="10.8660861200941">
                <text:p>10.8660861200941</text:p>
              </table:table-cell>
              <table:table-cell office:value-type="float" office:value="10.625">
                <text:p>10.625</text:p>
              </table:table-cell>
              <table:table-cell office:value-type="float" office:value="10.625">
                <text:p>10.625</text:p>
              </table:table-cell>
            </table:table-row>
            <table:table-row>
              <table:table-cell office:value-type="float" office:value="0.0995000000000001">
                <text:p>0.0995000000000001</text:p>
              </table:table-cell>
              <table:table-cell office:value-type="float" office:value="10.7569159472859">
                <text:p>10.7569159472859</text:p>
              </table:table-cell>
              <table:table-cell office:value-type="float" office:value="10.521">
                <text:p>10.521</text:p>
              </table:table-cell>
              <table:table-cell office:value-type="float" office:value="10.521">
                <text:p>10.521</text:p>
              </table:table-cell>
            </table:table-row>
            <table:table-row>
              <table:table-cell office:value-type="float" office:value="0.1005">
                <text:p>0.1005</text:p>
              </table:table-cell>
              <table:table-cell office:value-type="float" office:value="10.6499175919393">
                <text:p>10.6499175919393</text:p>
              </table:table-cell>
              <table:table-cell office:value-type="float" office:value="10.42">
                <text:p>10.42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float" office:value="0.1015">
                <text:p>0.1015</text:p>
              </table:table-cell>
              <table:table-cell office:value-type="float" office:value="10.5450268835657">
                <text:p>10.5450268835657</text:p>
              </table:table-cell>
              <table:table-cell office:value-type="float" office:value="10.321">
                <text:p>10.321</text:p>
              </table:table-cell>
              <table:table-cell office:value-type="float" office:value="10.321">
                <text:p>10.321</text:p>
              </table:table-cell>
            </table:table-row>
            <table:table-row>
              <table:table-cell office:value-type="float" office:value="0.1025">
                <text:p>0.1025</text:p>
              </table:table-cell>
              <table:table-cell office:value-type="float" office:value="10.4421821550729">
                <text:p>10.4421821550729</text:p>
              </table:table-cell>
              <table:table-cell office:value-type="float" office:value="10.224">
                <text:p>10.224</text:p>
              </table:table-cell>
              <table:table-cell office:value-type="float" office:value="10.224">
                <text:p>10.224</text:p>
              </table:table-cell>
            </table:table-row>
            <table:table-row>
              <table:table-cell office:value-type="float" office:value="0.1035">
                <text:p>0.1035</text:p>
              </table:table-cell>
              <table:table-cell office:value-type="float" office:value="10.3413241218681">
                <text:p>10.3413241218681</text:p>
              </table:table-cell>
              <table:table-cell office:value-type="float" office:value="10.129">
                <text:p>10.129</text:p>
              </table:table-cell>
              <table:table-cell office:value-type="float" office:value="10.129">
                <text:p>10.129</text:p>
              </table:table-cell>
            </table:table-row>
            <table:table-row>
              <table:table-cell office:value-type="float" office:value="0.1045">
                <text:p>0.1045</text:p>
              </table:table-cell>
              <table:table-cell office:value-type="float" office:value="10.2423957678981">
                <text:p>10.2423957678981</text:p>
              </table:table-cell>
              <table:table-cell office:value-type="float" office:value="10.035">
                <text:p>10.035</text:p>
              </table:table-cell>
              <table:table-cell office:value-type="float" office:value="10.035">
                <text:p>10.035</text:p>
              </table:table-cell>
            </table:table-row>
            <table:table-row>
              <table:table-cell office:value-type="float" office:value="0.1055">
                <text:p>0.1055</text:p>
              </table:table-cell>
              <table:table-cell office:value-type="float" office:value="10.1453422381706">
                <text:p>10.1453422381706</text:p>
              </table:table-cell>
              <table:table-cell office:value-type="float" office:value="9.9437">
                <text:p>9.9437</text:p>
              </table:table-cell>
              <table:table-cell office:value-type="float" office:value="9.9437">
                <text:p>9.9437</text:p>
              </table:table-cell>
            </table:table-row>
            <table:table-row>
              <table:table-cell office:value-type="float" office:value="0.1065">
                <text:p>0.1065</text:p>
              </table:table-cell>
              <table:table-cell office:value-type="float" office:value="10.050110737327">
                <text:p>10.050110737327</text:p>
              </table:table-cell>
              <table:table-cell office:value-type="float" office:value="9.8539">
                <text:p>9.8539</text:p>
              </table:table-cell>
              <table:table-cell office:value-type="float" office:value="9.8539">
                <text:p>9.8539</text:p>
              </table:table-cell>
            </table:table-row>
            <table:table-row>
              <table:table-cell office:value-type="float" office:value="0.1075">
                <text:p>0.1075</text:p>
              </table:table-cell>
              <table:table-cell office:value-type="float" office:value="9.95665043387614">
                <text:p>9.95665043387614</text:p>
              </table:table-cell>
              <table:table-cell office:value-type="float" office:value="9.7659">
                <text:p>9.7659</text:p>
              </table:table-cell>
              <table:table-cell office:value-type="float" office:value="9.7659">
                <text:p>9.7659</text:p>
              </table:table-cell>
            </table:table-row>
            <table:table-row>
              <table:table-cell office:value-type="float" office:value="0.1085">
                <text:p>0.1085</text:p>
              </table:table-cell>
              <table:table-cell office:value-type="float" office:value="9.86491236972066">
                <text:p>9.86491236972066</text:p>
              </table:table-cell>
              <table:table-cell office:value-type="float" office:value="9.6795">
                <text:p>9.6795</text:p>
              </table:table-cell>
              <table:table-cell office:value-type="float" office:value="9.6795">
                <text:p>9.6795</text:p>
              </table:table-cell>
            </table:table-row>
            <table:table-row>
              <table:table-cell office:value-type="float" office:value="0.1095">
                <text:p>0.1095</text:p>
              </table:table-cell>
              <table:table-cell office:value-type="float" office:value="9.77484937464052">
                <text:p>9.77484937464052</text:p>
              </table:table-cell>
              <table:table-cell office:value-type="float" office:value="9.5947">
                <text:p>9.5947</text:p>
              </table:table-cell>
              <table:table-cell office:value-type="float" office:value="9.5947">
                <text:p>9.5947</text:p>
              </table:table-cell>
            </table:table-row>
            <table:table-row>
              <table:table-cell office:value-type="float" office:value="0.1105">
                <text:p>0.1105</text:p>
              </table:table-cell>
              <table:table-cell office:value-type="float" office:value="9.68641598541787">
                <text:p>9.68641598541787</text:p>
              </table:table-cell>
              <table:table-cell office:value-type="float" office:value="9.5115">
                <text:p>9.5115</text:p>
              </table:table-cell>
              <table:table-cell office:value-type="float" office:value="9.5115">
                <text:p>9.5115</text:p>
              </table:table-cell>
            </table:table-row>
            <table:table-row>
              <table:table-cell office:value-type="float" office:value="0.1115">
                <text:p>0.1115</text:p>
              </table:table-cell>
              <table:table-cell office:value-type="float" office:value="9.59956836931288">
                <text:p>9.59956836931288</text:p>
              </table:table-cell>
              <table:table-cell office:value-type="float" office:value="9.4299">
                <text:p>9.4299</text:p>
              </table:table-cell>
              <table:table-cell office:value-type="float" office:value="9.4299">
                <text:p>9.4299</text:p>
              </table:table-cell>
            </table:table-row>
            <table:table-row>
              <table:table-cell office:value-type="float" office:value="0.1125">
                <text:p>0.1125</text:p>
              </table:table-cell>
              <table:table-cell office:value-type="float" office:value="9.5142642516196">
                <text:p>9.5142642516196</text:p>
              </table:table-cell>
              <table:table-cell office:value-type="float" office:value="9.3497">
                <text:p>9.3497</text:p>
              </table:table-cell>
              <table:table-cell office:value-type="float" office:value="9.3497">
                <text:p>9.3497</text:p>
              </table:table-cell>
            </table:table-row>
            <table:table-row>
              <table:table-cell office:value-type="float" office:value="0.1135">
                <text:p>0.1135</text:p>
              </table:table-cell>
              <table:table-cell office:value-type="float" office:value="9.43046284705036">
                <text:p>9.43046284705036</text:p>
              </table:table-cell>
              <table:table-cell office:value-type="float" office:value="9.271">
                <text:p>9.271</text:p>
              </table:table-cell>
              <table:table-cell office:value-type="float" office:value="9.271">
                <text:p>9.271</text:p>
              </table:table-cell>
            </table:table-row>
            <table:table-row>
              <table:table-cell office:value-type="float" office:value="0.1145">
                <text:p>0.1145</text:p>
              </table:table-cell>
              <table:table-cell office:value-type="float" office:value="9.34812479471465">
                <text:p>9.34812479471465</text:p>
              </table:table-cell>
              <table:table-cell office:value-type="float" office:value="9.1938">
                <text:p>9.1938</text:p>
              </table:table-cell>
              <table:table-cell office:value-type="float" office:value="9.1938">
                <text:p>9.1938</text:p>
              </table:table-cell>
            </table:table-row>
            <table:table-row>
              <table:table-cell office:value-type="float" office:value="0.1155">
                <text:p>0.1155</text:p>
              </table:table-cell>
              <table:table-cell office:value-type="float" office:value="9.26721209647478">
                <text:p>9.26721209647478</text:p>
              </table:table-cell>
              <table:table-cell office:value-type="float" office:value="9.1179">
                <text:p>9.1179</text:p>
              </table:table-cell>
              <table:table-cell office:value-type="float" office:value="9.1179">
                <text:p>9.1179</text:p>
              </table:table-cell>
            </table:table-row>
            <table:table-row>
              <table:table-cell office:value-type="float" office:value="0.1165">
                <text:p>0.1165</text:p>
              </table:table-cell>
              <table:table-cell office:value-type="float" office:value="9.18768805847544">
                <text:p>9.18768805847544</text:p>
              </table:table-cell>
              <table:table-cell office:value-type="float" office:value="9.0433">
                <text:p>9.0433</text:p>
              </table:table-cell>
              <table:table-cell office:value-type="float" office:value="9.0433">
                <text:p>9.0433</text:p>
              </table:table-cell>
            </table:table-row>
            <table:table-row>
              <table:table-cell office:value-type="float" office:value="0.1175">
                <text:p>0.1175</text:p>
              </table:table-cell>
              <table:table-cell office:value-type="float" office:value="9.10951723565812">
                <text:p>9.10951723565812</text:p>
              </table:table-cell>
              <table:table-cell office:value-type="float" office:value="8.9701">
                <text:p>8.9701</text:p>
              </table:table-cell>
              <table:table-cell office:value-type="float" office:value="8.9701">
                <text:p>8.9701</text:p>
              </table:table-cell>
            </table:table-row>
            <table:table-row>
              <table:table-cell office:value-type="float" office:value="0.1185">
                <text:p>0.1185</text:p>
              </table:table-cell>
              <table:table-cell office:value-type="float" office:value="9.03266537908412">
                <text:p>9.03266537908412</text:p>
              </table:table-cell>
              <table:table-cell office:value-type="float" office:value="8.8982">
                <text:p>8.8982</text:p>
              </table:table-cell>
              <table:table-cell office:value-type="float" office:value="8.8982">
                <text:p>8.8982</text:p>
              </table:table-cell>
            </table:table-row>
            <table:table-row>
              <table:table-cell office:value-type="float" office:value="0.1195">
                <text:p>0.1195</text:p>
              </table:table-cell>
              <table:table-cell office:value-type="float" office:value="8.95709938590176">
                <text:p>8.95709938590176</text:p>
              </table:table-cell>
              <table:table-cell office:value-type="float" office:value="8.8274">
                <text:p>8.8274</text:p>
              </table:table-cell>
              <table:table-cell office:value-type="float" office:value="8.8274">
                <text:p>8.8274</text:p>
              </table:table-cell>
            </table:table-row>
            <table:table-row>
              <table:table-cell office:value-type="float" office:value="0.1205">
                <text:p>0.1205</text:p>
              </table:table-cell>
              <table:table-cell office:value-type="float" office:value="8.88278725180406">
                <text:p>8.88278725180406</text:p>
              </table:table-cell>
              <table:table-cell office:value-type="float" office:value="8.758">
                <text:p>8.758</text:p>
              </table:table-cell>
              <table:table-cell office:value-type="float" office:value="8.758">
                <text:p>8.758</text:p>
              </table:table-cell>
            </table:table-row>
            <table:table-row>
              <table:table-cell office:value-type="float" office:value="0.1215">
                <text:p>0.1215</text:p>
              </table:table-cell>
              <table:table-cell office:value-type="float" office:value="8.8096980258336">
                <text:p>8.8096980258336</text:p>
              </table:table-cell>
              <table:table-cell office:value-type="float" office:value="8.6896">
                <text:p>8.6896</text:p>
              </table:table-cell>
              <table:table-cell office:value-type="float" office:value="8.6896">
                <text:p>8.6896</text:p>
              </table:table-cell>
            </table:table-row>
            <table:table-row>
              <table:table-cell office:value-type="float" office:value="0.1225">
                <text:p>0.1225</text:p>
              </table:table-cell>
              <table:table-cell office:value-type="float" office:value="8.73780176740042">
                <text:p>8.73780176740042</text:p>
              </table:table-cell>
              <table:table-cell office:value-type="float" office:value="8.6225">
                <text:p>8.6225</text:p>
              </table:table-cell>
              <table:table-cell office:value-type="float" office:value="8.6225">
                <text:p>8.6225</text:p>
              </table:table-cell>
            </table:table-row>
            <table:table-row>
              <table:table-cell office:value-type="float" office:value="0.1235">
                <text:p>0.1235</text:p>
              </table:table-cell>
              <table:table-cell office:value-type="float" office:value="8.66706950538754">
                <text:p>8.66706950538754</text:p>
              </table:table-cell>
              <table:table-cell office:value-type="float" office:value="8.5565">
                <text:p>8.5565</text:p>
              </table:table-cell>
              <table:table-cell office:value-type="float" office:value="8.5565">
                <text:p>8.5565</text:p>
              </table:table-cell>
            </table:table-row>
            <table:table-row>
              <table:table-cell office:value-type="float" office:value="0.1245">
                <text:p>0.1245</text:p>
              </table:table-cell>
              <table:table-cell office:value-type="float" office:value="8.59747319922674">
                <text:p>8.59747319922674</text:p>
              </table:table-cell>
              <table:table-cell office:value-type="float" office:value="8.4916">
                <text:p>8.4916</text:p>
              </table:table-cell>
              <table:table-cell office:value-type="float" office:value="8.4916">
                <text:p>8.4916</text:p>
              </table:table-cell>
            </table:table-row>
            <table:table-row>
              <table:table-cell office:value-type="float" office:value="0.1255">
                <text:p>0.1255</text:p>
              </table:table-cell>
              <table:table-cell office:value-type="float" office:value="8.52898570183479">
                <text:p>8.52898570183479</text:p>
              </table:table-cell>
              <table:table-cell office:value-type="float" office:value="8.4277">
                <text:p>8.4277</text:p>
              </table:table-cell>
              <table:table-cell office:value-type="float" office:value="8.4277">
                <text:p>8.4277</text:p>
              </table:table-cell>
            </table:table-row>
            <table:table-row>
              <table:table-cell office:value-type="float" office:value="0.1265">
                <text:p>0.1265</text:p>
              </table:table-cell>
              <table:table-cell office:value-type="float" office:value="8.46158072430723">
                <text:p>8.46158072430723</text:p>
              </table:table-cell>
              <table:table-cell office:value-type="float" office:value="8.3649">
                <text:p>8.3649</text:p>
              </table:table-cell>
              <table:table-cell office:value-type="float" office:value="8.3649">
                <text:p>8.3649</text:p>
              </table:table-cell>
            </table:table-row>
            <table:table-row>
              <table:table-cell office:value-type="float" office:value="0.1275">
                <text:p>0.1275</text:p>
              </table:table-cell>
              <table:table-cell office:value-type="float" office:value="8.39523280227306">
                <text:p>8.39523280227306</text:p>
              </table:table-cell>
              <table:table-cell office:value-type="float" office:value="8.3031">
                <text:p>8.3031</text:p>
              </table:table-cell>
              <table:table-cell office:value-type="float" office:value="8.3031">
                <text:p>8.3031</text:p>
              </table:table-cell>
            </table:table-row>
            <table:table-row>
              <table:table-cell office:value-type="float" office:value="0.1285">
                <text:p>0.1285</text:p>
              </table:table-cell>
              <table:table-cell office:value-type="float" office:value="8.32991726382013">
                <text:p>8.32991726382013</text:p>
              </table:table-cell>
              <table:table-cell office:value-type="float" office:value="8.2424">
                <text:p>8.2424</text:p>
              </table:table-cell>
              <table:table-cell office:value-type="float" office:value="8.2424">
                <text:p>8.2424</text:p>
              </table:table-cell>
            </table:table-row>
            <table:table-row>
              <table:table-cell office:value-type="float" office:value="0.1295">
                <text:p>0.1295</text:p>
              </table:table-cell>
              <table:table-cell office:value-type="float" office:value="8.26561019890617">
                <text:p>8.26561019890617</text:p>
              </table:table-cell>
              <table:table-cell office:value-type="float" office:value="8.1826">
                <text:p>8.1826</text:p>
              </table:table-cell>
              <table:table-cell office:value-type="float" office:value="8.1826">
                <text:p>8.1826</text:p>
              </table:table-cell>
            </table:table-row>
            <table:table-row>
              <table:table-cell office:value-type="float" office:value="0.1305">
                <text:p>0.1305</text:p>
              </table:table-cell>
              <table:table-cell office:value-type="float" office:value="8.20228843017585">
                <text:p>8.20228843017585</text:p>
              </table:table-cell>
              <table:table-cell office:value-type="float" office:value="8.1237">
                <text:p>8.1237</text:p>
              </table:table-cell>
              <table:table-cell office:value-type="float" office:value="8.1237">
                <text:p>8.1237</text:p>
              </table:table-cell>
            </table:table-row>
            <table:table-row>
              <table:table-cell office:value-type="float" office:value="0.1315">
                <text:p>0.1315</text:p>
              </table:table-cell>
              <table:table-cell office:value-type="float" office:value="8.13992948510905">
                <text:p>8.13992948510905</text:p>
              </table:table-cell>
              <table:table-cell office:value-type="float" office:value="8.0658">
                <text:p>8.0658</text:p>
              </table:table-cell>
              <table:table-cell office:value-type="float" office:value="8.0658">
                <text:p>8.0658</text:p>
              </table:table-cell>
            </table:table-row>
            <table:table-row>
              <table:table-cell office:value-type="float" office:value="0.1325">
                <text:p>0.1325</text:p>
              </table:table-cell>
              <table:table-cell office:value-type="float" office:value="8.07851156943002">
                <text:p>8.07851156943002</text:p>
              </table:table-cell>
              <table:table-cell office:value-type="float" office:value="8.0088">
                <text:p>8.0088</text:p>
              </table:table-cell>
              <table:table-cell office:value-type="float" office:value="8.0088">
                <text:p>8.0088</text:p>
              </table:table-cell>
            </table:table-row>
            <table:table-row>
              <table:table-cell office:value-type="float" office:value="0.1335">
                <text:p>0.1335</text:p>
              </table:table-cell>
              <table:table-cell office:value-type="float" office:value="8.01801354171135">
                <text:p>8.01801354171135</text:p>
              </table:table-cell>
              <table:table-cell office:value-type="float" office:value="7.9527">
                <text:p>7.9527</text:p>
              </table:table-cell>
              <table:table-cell office:value-type="float" office:value="7.9527">
                <text:p>7.9527</text:p>
              </table:table-cell>
            </table:table-row>
            <table:table-row>
              <table:table-cell office:value-type="float" office:value="0.1345">
                <text:p>0.1345</text:p>
              </table:table-cell>
              <table:table-cell office:value-type="float" office:value="7.95841488911054">
                <text:p>7.95841488911054</text:p>
              </table:table-cell>
              <table:table-cell office:value-type="float" office:value="7.8975">
                <text:p>7.8975</text:p>
              </table:table-cell>
              <table:table-cell office:value-type="float" office:value="7.8975">
                <text:p>7.8975</text:p>
              </table:table-cell>
            </table:table-row>
            <table:table-row>
              <table:table-cell office:value-type="float" office:value="0.1355">
                <text:p>0.1355</text:p>
              </table:table-cell>
              <table:table-cell office:value-type="float" office:value="7.89969570418072">
                <text:p>7.89969570418072</text:p>
              </table:table-cell>
              <table:table-cell office:value-type="float" office:value="7.8431">
                <text:p>7.8431</text:p>
              </table:table-cell>
              <table:table-cell office:value-type="float" office:value="7.8431">
                <text:p>7.8431</text:p>
              </table:table-cell>
            </table:table-row>
            <table:table-row>
              <table:table-cell office:value-type="float" office:value="0.1365">
                <text:p>0.1365</text:p>
              </table:table-cell>
              <table:table-cell office:value-type="float" office:value="7.84183666270041">
                <text:p>7.84183666270041</text:p>
              </table:table-cell>
              <table:table-cell office:value-type="float" office:value="7.7896">
                <text:p>7.7896</text:p>
              </table:table-cell>
              <table:table-cell office:value-type="float" office:value="7.7896">
                <text:p>7.7896</text:p>
              </table:table-cell>
            </table:table-row>
            <table:table-row>
              <table:table-cell office:value-type="float" office:value="0.1375">
                <text:p>0.1375</text:p>
              </table:table-cell>
              <table:table-cell office:value-type="float" office:value="7.7848190024705">
                <text:p>7.7848190024705</text:p>
              </table:table-cell>
              <table:table-cell office:value-type="float" office:value="7.7369">
                <text:p>7.7369</text:p>
              </table:table-cell>
              <table:table-cell office:value-type="float" office:value="7.7369">
                <text:p>7.7369</text:p>
              </table:table-cell>
            </table:table-row>
            <table:table-row>
              <table:table-cell office:value-type="float" office:value="0.1385">
                <text:p>0.1385</text:p>
              </table:table-cell>
              <table:table-cell office:value-type="float" office:value="7.72862450302953">
                <text:p>7.72862450302953</text:p>
              </table:table-cell>
              <table:table-cell office:value-type="float" office:value="7.6849">
                <text:p>7.6849</text:p>
              </table:table-cell>
              <table:table-cell office:value-type="float" office:value="7.6849">
                <text:p>7.6849</text:p>
              </table:table-cell>
            </table:table-row>
            <table:table-row>
              <table:table-cell office:value-type="float" office:value="0.1395">
                <text:p>0.1395</text:p>
              </table:table-cell>
              <table:table-cell office:value-type="float" office:value="7.67323546624123">
                <text:p>7.67323546624123</text:p>
              </table:table-cell>
              <table:table-cell office:value-type="float" office:value="7.6338">
                <text:p>7.6338</text:p>
              </table:table-cell>
              <table:table-cell office:value-type="float" office:value="7.6338">
                <text:p>7.6338</text:p>
              </table:table-cell>
            </table:table-row>
            <table:table-row>
              <table:table-cell office:value-type="float" office:value="0.1405">
                <text:p>0.1405</text:p>
              </table:table-cell>
              <table:table-cell office:value-type="float" office:value="7.61863469771085">
                <text:p>7.61863469771085</text:p>
              </table:table-cell>
              <table:table-cell office:value-type="float" office:value="7.5834">
                <text:p>7.5834</text:p>
              </table:table-cell>
              <table:table-cell office:value-type="float" office:value="7.5834">
                <text:p>7.5834</text:p>
              </table:table-cell>
            </table:table-row>
            <table:table-row>
              <table:table-cell office:value-type="float" office:value="0.1415">
                <text:p>0.1415</text:p>
              </table:table-cell>
              <table:table-cell office:value-type="float" office:value="7.56480548898933">
                <text:p>7.56480548898933</text:p>
              </table:table-cell>
              <table:table-cell office:value-type="float" office:value="7.5338">
                <text:p>7.5338</text:p>
              </table:table-cell>
              <table:table-cell office:value-type="float" office:value="7.5338">
                <text:p>7.5338</text:p>
              </table:table-cell>
            </table:table-row>
            <table:table-row>
              <table:table-cell office:value-type="float" office:value="0.1425">
                <text:p>0.1425</text:p>
              </table:table-cell>
              <table:table-cell office:value-type="float" office:value="7.51173160052657">
                <text:p>7.51173160052657</text:p>
              </table:table-cell>
              <table:table-cell office:value-type="float" office:value="7.4848">
                <text:p>7.4848</text:p>
              </table:table-cell>
              <table:table-cell office:value-type="float" office:value="7.4848">
                <text:p>7.4848</text:p>
              </table:table-cell>
            </table:table-row>
            <table:table-row>
              <table:table-cell office:value-type="float" office:value="0.1435">
                <text:p>0.1435</text:p>
              </table:table-cell>
              <table:table-cell office:value-type="float" office:value="7.45939724533732">
                <text:p>7.45939724533732</text:p>
              </table:table-cell>
              <table:table-cell office:value-type="float" office:value="7.4367">
                <text:p>7.4367</text:p>
              </table:table-cell>
              <table:table-cell office:value-type="float" office:value="7.4367">
                <text:p>7.4367</text:p>
              </table:table-cell>
            </table:table-row>
            <table:table-row>
              <table:table-cell office:value-type="float" office:value="0.1445">
                <text:p>0.1445</text:p>
              </table:table-cell>
              <table:table-cell office:value-type="float" office:value="7.40778707334506">
                <text:p>7.40778707334506</text:p>
              </table:table-cell>
              <table:table-cell office:value-type="float" office:value="7.3892">
                <text:p>7.3892</text:p>
              </table:table-cell>
              <table:table-cell office:value-type="float" office:value="7.3892">
                <text:p>7.3892</text:p>
              </table:table-cell>
            </table:table-row>
            <table:table-row>
              <table:table-cell office:value-type="float" office:value="0.1455">
                <text:p>0.1455</text:p>
              </table:table-cell>
              <table:table-cell office:value-type="float" office:value="7.3568861563715">
                <text:p>7.3568861563715</text:p>
              </table:table-cell>
              <table:table-cell office:value-type="float" office:value="7.3424">
                <text:p>7.3424</text:p>
              </table:table-cell>
              <table:table-cell office:value-type="float" office:value="7.3424">
                <text:p>7.3424</text:p>
              </table:table-cell>
            </table:table-row>
            <table:table-row>
              <table:table-cell office:value-type="float" office:value="0.1465">
                <text:p>0.1465</text:p>
              </table:table-cell>
              <table:table-cell office:value-type="float" office:value="7.30667997374052">
                <text:p>7.30667997374052</text:p>
              </table:table-cell>
              <table:table-cell office:value-type="float" office:value="7.2962">
                <text:p>7.2962</text:p>
              </table:table-cell>
              <table:table-cell office:value-type="float" office:value="7.2962">
                <text:p>7.2962</text:p>
              </table:table-cell>
            </table:table-row>
            <table:table-row>
              <table:table-cell office:value-type="float" office:value="0.1475">
                <text:p>0.1475</text:p>
              </table:table-cell>
              <table:table-cell office:value-type="float" office:value="7.25715439846773">
                <text:p>7.25715439846773</text:p>
              </table:table-cell>
              <table:table-cell office:value-type="float" office:value="7.2508">
                <text:p>7.2508</text:p>
              </table:table-cell>
              <table:table-cell office:value-type="float" office:value="7.2508">
                <text:p>7.2508</text:p>
              </table:table-cell>
            </table:table-row>
            <table:table-row>
              <table:table-cell office:value-type="float" office:value="0.1485">
                <text:p>0.1485</text:p>
              </table:table-cell>
              <table:table-cell office:value-type="float" office:value="7.20829568400783">
                <text:p>7.20829568400783</text:p>
              </table:table-cell>
              <table:table-cell office:value-type="float" office:value="7.206">
                <text:p>7.206</text:p>
              </table:table-cell>
              <table:table-cell office:value-type="float" office:value="7.206">
                <text:p>7.206</text:p>
              </table:table-cell>
            </table:table-row>
            <table:table-row>
              <table:table-cell office:value-type="float" office:value="0.1495">
                <text:p>0.1495</text:p>
              </table:table-cell>
              <table:table-cell office:value-type="float" office:value="7.16009045153374">
                <text:p>7.16009045153374</text:p>
              </table:table-cell>
              <table:table-cell office:value-type="float" office:value="7.1618">
                <text:p>7.1618</text:p>
              </table:table-cell>
              <table:table-cell office:value-type="float" office:value="7.1618">
                <text:p>7.16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.5" chart:maximum="16.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66ffff" draw:fill-color="#66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65cm" svg:y="1.327cm" style:legend-expansion="custom" chartooo:width="3.334cm" chartooo:height="2.716cm" style:legend-expansion-aspect-ratio="1.22754050073638" chart:style-name="ch2"/>
        <chart:plot-area chart:style-name="ch3" table:cell-range-address="Sheet1.A8:Sheet1.A157 Sheet1.D7:Sheet1.D157 Sheet1.H7:Sheet1.H157 Sheet1.O7:Sheet1.O157" chart:data-source-has-labels="both" svg:x="0.32cm" svg:y="0.18cm" svg:width="12.349cm" svg:height="8.64cm">
          <chartooo:coordinate-region svg:x="1.232cm" svg:y="0.18cm" svg:width="11.437cm" svg:height="7.38cm"/>
          <chart:axis chart:dimension="x" chart:name="primary-x" chart:style-name="ch4" chartooo:axis-type="auto">
            <chartooo:date-scale/>
            <chart:categories table:cell-range-address="Sheet1.A8:Sheet1.A1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8:Sheet1.D157" chart:label-cell-address="Sheet1.D7:Sheet1.D7" chart:class="chart:line">
            <chart:data-point chart:repeated="150"/>
          </chart:series>
          <chart:series chart:style-name="ch8" chart:values-cell-range-address="Sheet1.H8:Sheet1.H157" chart:label-cell-address="Sheet1.H7:Sheet1.H7" chart:class="chart:line">
            <chart:data-point chart:repeated="150"/>
          </chart:series>
          <chart:series chart:style-name="ch9" chart:values-cell-range-address="Sheet1.O8:Sheet1.O157" chart:label-cell-address="Sheet1.O7:Sheet1.O7" chart:class="chart:line">
            <chart:data-point chart:repeated="1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_Analytic</text:p>
                <draw:g>
                  <svg:desc>Sheet1.D7:Sheet1.D7</svg:desc>
                </draw:g>
              </table:table-cell>
              <table:table-cell office:value-type="string">
                <text:p>U_CFD-1</text:p>
                <draw:g>
                  <svg:desc>Sheet1.H7:Sheet1.H7</svg:desc>
                </draw:g>
              </table:table-cell>
              <table:table-cell office:value-type="string">
                <text:p>U_CFD-2</text:p>
                <draw:g>
                  <svg:desc>Sheet1.O7:Sheet1.O7</svg:desc>
                </draw:g>
              </table:table-cell>
            </table:table-row>
          </table:table-header-rows>
          <table:table-rows>
            <table:table-row>
              <table:table-cell office:value-type="float" office:value="0.0005">
                <text:p>0.0005</text:p>
                <draw:g>
                  <svg:desc>Sheet1.A8:Sheet1.A157</svg:desc>
                </draw:g>
              </table:table-cell>
              <table:table-cell office:value-type="float" office:value="5.13232323011629">
                <text:p>5.13232323011629</text:p>
                <draw:g>
                  <svg:desc>Sheet1.D8:Sheet1.D157</svg:desc>
                </draw:g>
              </table:table-cell>
              <table:table-cell office:value-type="float" office:value="5.1234">
                <text:p>5.1234</text:p>
                <draw:g>
                  <svg:desc>Sheet1.H8:Sheet1.H157</svg:desc>
                </draw:g>
              </table:table-cell>
              <table:table-cell office:value-type="float" office:value="5.1234">
                <text:p>5.1234</text:p>
                <draw:g>
                  <svg:desc>Sheet1.O8:Sheet1.O157</svg:desc>
                </draw:g>
              </table:table-cell>
            </table:table-row>
            <table:table-row>
              <table:table-cell office:value-type="float" office:value="0.0015">
                <text:p>0.0015</text:p>
              </table:table-cell>
              <table:table-cell office:value-type="float" office:value="7.08957455570011">
                <text:p>7.08957455570011</text:p>
              </table:table-cell>
              <table:table-cell office:value-type="float" office:value="6.9522">
                <text:p>6.9522</text:p>
              </table:table-cell>
              <table:table-cell office:value-type="float" office:value="6.9522">
                <text:p>6.9522</text:p>
              </table:table-cell>
            </table:table-row>
            <table:table-row>
              <table:table-cell office:value-type="float" office:value="0.0025">
                <text:p>0.0025</text:p>
              </table:table-cell>
              <table:table-cell office:value-type="float" office:value="8.02021636074453">
                <text:p>8.02021636074453</text:p>
              </table:table-cell>
              <table:table-cell office:value-type="float" office:value="7.922">
                <text:p>7.922</text:p>
              </table:table-cell>
              <table:table-cell office:value-type="float" office:value="7.922">
                <text:p>7.922</text:p>
              </table:table-cell>
            </table:table-row>
            <table:table-row>
              <table:table-cell office:value-type="float" office:value="0.0035">
                <text:p>0.0035</text:p>
              </table:table-cell>
              <table:table-cell office:value-type="float" office:value="8.63691092091858">
                <text:p>8.63691092091858</text:p>
              </table:table-cell>
              <table:table-cell office:value-type="float" office:value="8.5683">
                <text:p>8.5683</text:p>
              </table:table-cell>
              <table:table-cell office:value-type="float" office:value="8.5683">
                <text:p>8.5683</text:p>
              </table:table-cell>
            </table:table-row>
            <table:table-row>
              <table:table-cell office:value-type="float" office:value="0.0045">
                <text:p>0.0045</text:p>
              </table:table-cell>
              <table:table-cell office:value-type="float" office:value="9.09885608529824">
                <text:p>9.09885608529824</text:p>
              </table:table-cell>
              <table:table-cell office:value-type="float" office:value="9.0484">
                <text:p>9.0484</text:p>
              </table:table-cell>
              <table:table-cell office:value-type="float" office:value="9.0484">
                <text:p>9.0484</text:p>
              </table:table-cell>
            </table:table-row>
            <table:table-row>
              <table:table-cell office:value-type="float" office:value="0.0055">
                <text:p>0.0055</text:p>
              </table:table-cell>
              <table:table-cell office:value-type="float" office:value="9.46834112291958">
                <text:p>9.46834112291958</text:p>
              </table:table-cell>
              <table:table-cell office:value-type="float" office:value="9.4288">
                <text:p>9.4288</text:p>
              </table:table-cell>
              <table:table-cell office:value-type="float" office:value="9.4288">
                <text:p>9.4288</text:p>
              </table:table-cell>
            </table:table-row>
            <table:table-row>
              <table:table-cell office:value-type="float" office:value="0.0065">
                <text:p>0.0065</text:p>
              </table:table-cell>
              <table:table-cell office:value-type="float" office:value="9.77627660780885">
                <text:p>9.77627660780885</text:p>
              </table:table-cell>
              <table:table-cell office:value-type="float" office:value="9.7433">
                <text:p>9.7433</text:p>
              </table:table-cell>
              <table:table-cell office:value-type="float" office:value="9.7433">
                <text:p>9.7433</text:p>
              </table:table-cell>
            </table:table-row>
            <table:table-row>
              <table:table-cell office:value-type="float" office:value="0.0075">
                <text:p>0.0075</text:p>
              </table:table-cell>
              <table:table-cell office:value-type="float" office:value="10.0402701398196">
                <text:p>10.0402701398196</text:p>
              </table:table-cell>
              <table:table-cell office:value-type="float" office:value="10.011">
                <text:p>10.011</text:p>
              </table:table-cell>
              <table:table-cell office:value-type="float" office:value="10.011">
                <text:p>10.011</text:p>
              </table:table-cell>
            </table:table-row>
            <table:table-row>
              <table:table-cell office:value-type="float" office:value="0.0085">
                <text:p>0.0085</text:p>
              </table:table-cell>
              <table:table-cell office:value-type="float" office:value="10.2713107316476">
                <text:p>10.2713107316476</text:p>
              </table:table-cell>
              <table:table-cell office:value-type="float" office:value="10.244">
                <text:p>10.244</text:p>
              </table:table-cell>
              <table:table-cell office:value-type="float" office:value="10.244">
                <text:p>10.244</text:p>
              </table:table-cell>
            </table:table-row>
            <table:table-row>
              <table:table-cell office:value-type="float" office:value="0.0095">
                <text:p>0.0095</text:p>
              </table:table-cell>
              <table:table-cell office:value-type="float" office:value="10.4767196137644">
                <text:p>10.4767196137644</text:p>
              </table:table-cell>
              <table:table-cell office:value-type="float" office:value="10.45">
                <text:p>10.45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0.0105">
                <text:p>0.0105</text:p>
              </table:table-cell>
              <table:table-cell office:value-type="float" office:value="10.6616202766222">
                <text:p>10.6616202766222</text:p>
              </table:table-cell>
              <table:table-cell office:value-type="float" office:value="10.635">
                <text:p>10.635</text:p>
              </table:table-cell>
              <table:table-cell office:value-type="float" office:value="10.635">
                <text:p>10.635</text:p>
              </table:table-cell>
            </table:table-row>
            <table:table-row>
              <table:table-cell office:value-type="float" office:value="0.0115">
                <text:p>0.0115</text:p>
              </table:table-cell>
              <table:table-cell office:value-type="float" office:value="10.8297386467424">
                <text:p>10.8297386467424</text:p>
              </table:table-cell>
              <table:table-cell office:value-type="float" office:value="10.802">
                <text:p>10.802</text:p>
              </table:table-cell>
              <table:table-cell office:value-type="float" office:value="10.802">
                <text:p>10.802</text:p>
              </table:table-cell>
            </table:table-row>
            <table:table-row>
              <table:table-cell office:value-type="float" office:value="0.0125">
                <text:p>0.0125</text:p>
              </table:table-cell>
              <table:table-cell office:value-type="float" office:value="10.9838692842895">
                <text:p>10.9838692842895</text:p>
              </table:table-cell>
              <table:table-cell office:value-type="float" office:value="10.955">
                <text:p>10.955</text:p>
              </table:table-cell>
              <table:table-cell office:value-type="float" office:value="10.955">
                <text:p>10.955</text:p>
              </table:table-cell>
            </table:table-row>
            <table:table-row>
              <table:table-cell office:value-type="float" office:value="0.0135">
                <text:p>0.0135</text:p>
              </table:table-cell>
              <table:table-cell office:value-type="float" office:value="11.1261620647047">
                <text:p>11.1261620647047</text:p>
              </table:table-cell>
              <table:table-cell office:value-type="float" office:value="11.095">
                <text:p>11.095</text:p>
              </table:table-cell>
              <table:table-cell office:value-type="float" office:value="11.095">
                <text:p>11.095</text:p>
              </table:table-cell>
            </table:table-row>
            <table:table-row>
              <table:table-cell office:value-type="float" office:value="0.0145">
                <text:p>0.0145</text:p>
              </table:table-cell>
              <table:table-cell office:value-type="float" office:value="11.2583063953517">
                <text:p>11.2583063953517</text:p>
              </table:table-cell>
              <table:table-cell office:value-type="float" office:value="11.226">
                <text:p>11.226</text:p>
              </table:table-cell>
              <table:table-cell office:value-type="float" office:value="11.226">
                <text:p>11.226</text:p>
              </table:table-cell>
            </table:table-row>
            <table:table-row>
              <table:table-cell office:value-type="float" office:value="0.0155">
                <text:p>0.0155</text:p>
              </table:table-cell>
              <table:table-cell office:value-type="float" office:value="11.3816539975485">
                <text:p>11.3816539975485</text:p>
              </table:table-cell>
              <table:table-cell office:value-type="float" office:value="11.347">
                <text:p>11.347</text:p>
              </table:table-cell>
              <table:table-cell office:value-type="float" office:value="11.347">
                <text:p>11.347</text:p>
              </table:table-cell>
            </table:table-row>
            <table:table-row>
              <table:table-cell office:value-type="float" office:value="0.0165">
                <text:p>0.0165</text:p>
              </table:table-cell>
              <table:table-cell office:value-type="float" office:value="11.4973033096014">
                <text:p>11.4973033096014</text:p>
              </table:table-cell>
              <table:table-cell office:value-type="float" office:value="11.461">
                <text:p>11.461</text:p>
              </table:table-cell>
              <table:table-cell office:value-type="float" office:value="11.461">
                <text:p>11.461</text:p>
              </table:table-cell>
            </table:table-row>
            <table:table-row>
              <table:table-cell office:value-type="float" office:value="0.0175">
                <text:p>0.0175</text:p>
              </table:table-cell>
              <table:table-cell office:value-type="float" office:value="11.606159063428">
                <text:p>11.606159063428</text:p>
              </table:table-cell>
              <table:table-cell office:value-type="float" office:value="11.568">
                <text:p>11.568</text:p>
              </table:table-cell>
              <table:table-cell office:value-type="float" office:value="11.568">
                <text:p>11.568</text:p>
              </table:table-cell>
            </table:table-row>
            <table:table-row>
              <table:table-cell office:value-type="float" office:value="0.0185">
                <text:p>0.0185</text:p>
              </table:table-cell>
              <table:table-cell office:value-type="float" office:value="11.7089753129753">
                <text:p>11.7089753129753</text:p>
              </table:table-cell>
              <table:table-cell office:value-type="float" office:value="11.669">
                <text:p>11.669</text:p>
              </table:table-cell>
              <table:table-cell office:value-type="float" office:value="11.669">
                <text:p>11.669</text:p>
              </table:table-cell>
            </table:table-row>
            <table:table-row>
              <table:table-cell office:value-type="float" office:value="0.0195">
                <text:p>0.0195</text:p>
              </table:table-cell>
              <table:table-cell office:value-type="float" office:value="11.806387141121">
                <text:p>11.806387141121</text:p>
              </table:table-cell>
              <table:table-cell office:value-type="float" office:value="11.764">
                <text:p>11.764</text:p>
              </table:table-cell>
              <table:table-cell office:value-type="float" office:value="11.764">
                <text:p>11.764</text:p>
              </table:table-cell>
            </table:table-row>
            <table:table-row>
              <table:table-cell office:value-type="float" office:value="0.0205">
                <text:p>0.0205</text:p>
              </table:table-cell>
              <table:table-cell office:value-type="float" office:value="11.8989344417164">
                <text:p>11.8989344417164</text:p>
              </table:table-cell>
              <table:table-cell office:value-type="float" office:value="11.854">
                <text:p>11.854</text:p>
              </table:table-cell>
              <table:table-cell office:value-type="float" office:value="11.854">
                <text:p>11.854</text:p>
              </table:table-cell>
            </table:table-row>
            <table:table-row>
              <table:table-cell office:value-type="float" office:value="0.0215">
                <text:p>0.0215</text:p>
              </table:table-cell>
              <table:table-cell office:value-type="float" office:value="11.9870800409327">
                <text:p>11.9870800409327</text:p>
              </table:table-cell>
              <table:table-cell office:value-type="float" office:value="11.94">
                <text:p>11.94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float" office:value="0.0225">
                <text:p>0.0225</text:p>
              </table:table-cell>
              <table:table-cell office:value-type="float" office:value="12.0712237015601">
                <text:p>12.0712237015601</text:p>
              </table:table-cell>
              <table:table-cell office:value-type="float" office:value="12.023">
                <text:p>12.023</text:p>
              </table:table-cell>
              <table:table-cell office:value-type="float" office:value="12.023">
                <text:p>12.023</text:p>
              </table:table-cell>
            </table:table-row>
            <table:table-row>
              <table:table-cell office:value-type="float" office:value="0.0235">
                <text:p>0.0235</text:p>
              </table:table-cell>
              <table:table-cell office:value-type="float" office:value="12.1517130840812">
                <text:p>12.1517130840812</text:p>
              </table:table-cell>
              <table:table-cell office:value-type="float" office:value="12.101">
                <text:p>12.101</text:p>
              </table:table-cell>
              <table:table-cell office:value-type="float" office:value="12.101">
                <text:p>12.101</text:p>
              </table:table-cell>
            </table:table-row>
            <table:table-row>
              <table:table-cell office:value-type="float" office:value="0.0245">
                <text:p>0.0245</text:p>
              </table:table-cell>
              <table:table-cell office:value-type="float" office:value="12.2288524251496">
                <text:p>12.2288524251496</text:p>
              </table:table-cell>
              <table:table-cell office:value-type="float" office:value="12.176">
                <text:p>12.176</text:p>
              </table:table-cell>
              <table:table-cell office:value-type="float" office:value="12.176">
                <text:p>12.176</text:p>
              </table:table-cell>
            </table:table-row>
            <table:table-row>
              <table:table-cell office:value-type="float" office:value="0.0255">
                <text:p>0.0255</text:p>
              </table:table-cell>
              <table:table-cell office:value-type="float" office:value="12.3029094811478">
                <text:p>12.3029094811478</text:p>
              </table:table-cell>
              <table:table-cell office:value-type="float" office:value="12.248">
                <text:p>12.248</text:p>
              </table:table-cell>
              <table:table-cell office:value-type="float" office:value="12.248">
                <text:p>12.248</text:p>
              </table:table-cell>
            </table:table-row>
            <table:table-row>
              <table:table-cell office:value-type="float" office:value="0.0265">
                <text:p>0.0265</text:p>
              </table:table-cell>
              <table:table-cell office:value-type="float" office:value="12.3741211370684">
                <text:p>12.3741211370684</text:p>
              </table:table-cell>
              <table:table-cell office:value-type="float" office:value="12.317">
                <text:p>12.317</text:p>
              </table:table-cell>
              <table:table-cell office:value-type="float" office:value="12.317">
                <text:p>12.317</text:p>
              </table:table-cell>
            </table:table-row>
            <table:table-row>
              <table:table-cell office:value-type="float" office:value="0.0275">
                <text:p>0.0275</text:p>
              </table:table-cell>
              <table:table-cell office:value-type="float" office:value="12.4426979772127">
                <text:p>12.4426979772127</text:p>
              </table:table-cell>
              <table:table-cell office:value-type="float" office:value="12.384">
                <text:p>12.384</text:p>
              </table:table-cell>
              <table:table-cell office:value-type="float" office:value="12.384">
                <text:p>12.384</text:p>
              </table:table-cell>
            </table:table-row>
            <table:table-row>
              <table:table-cell office:value-type="float" office:value="0.0285">
                <text:p>0.0285</text:p>
              </table:table-cell>
              <table:table-cell office:value-type="float" office:value="12.5088280400962">
                <text:p>12.5088280400962</text:p>
              </table:table-cell>
              <table:table-cell office:value-type="float" office:value="12.448">
                <text:p>12.448</text:p>
              </table:table-cell>
              <table:table-cell office:value-type="float" office:value="12.448">
                <text:p>12.448</text:p>
              </table:table-cell>
            </table:table-row>
            <table:table-row>
              <table:table-cell office:value-type="float" office:value="0.0295">
                <text:p>0.0295</text:p>
              </table:table-cell>
              <table:table-cell office:value-type="float" office:value="12.5726799262812">
                <text:p>12.5726799262812</text:p>
              </table:table-cell>
              <table:table-cell office:value-type="float" office:value="12.51">
                <text:p>12.51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0.0305">
                <text:p>0.0305</text:p>
              </table:table-cell>
              <table:table-cell office:value-type="float" office:value="12.6344053884999">
                <text:p>12.6344053884999</text:p>
              </table:table-cell>
              <table:table-cell office:value-type="float" office:value="12.57">
                <text:p>12.57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float" office:value="0.0315">
                <text:p>0.0315</text:p>
              </table:table-cell>
              <table:table-cell office:value-type="float" office:value="12.6941415042311">
                <text:p>12.6941415042311</text:p>
              </table:table-cell>
              <table:table-cell office:value-type="float" office:value="12.628">
                <text:p>12.628</text:p>
              </table:table-cell>
              <table:table-cell office:value-type="float" office:value="12.628">
                <text:p>12.628</text:p>
              </table:table-cell>
            </table:table-row>
            <table:table-row>
              <table:table-cell office:value-type="float" office:value="0.0325">
                <text:p>0.0325</text:p>
              </table:table-cell>
              <table:table-cell office:value-type="float" office:value="12.7520125089847">
                <text:p>12.7520125089847</text:p>
              </table:table-cell>
              <table:table-cell office:value-type="float" office:value="12.684">
                <text:p>12.684</text:p>
              </table:table-cell>
              <table:table-cell office:value-type="float" office:value="12.684">
                <text:p>12.684</text:p>
              </table:table-cell>
            </table:table-row>
            <table:table-row>
              <table:table-cell office:value-type="float" office:value="0.0335">
                <text:p>0.0335</text:p>
              </table:table-cell>
              <table:table-cell office:value-type="float" office:value="12.8081313519612">
                <text:p>12.8081313519612</text:p>
              </table:table-cell>
              <table:table-cell office:value-type="float" office:value="12.738">
                <text:p>12.738</text:p>
              </table:table-cell>
              <table:table-cell office:value-type="float" office:value="12.738">
                <text:p>12.738</text:p>
              </table:table-cell>
            </table:table-row>
            <table:table-row>
              <table:table-cell office:value-type="float" office:value="0.0345">
                <text:p>0.0345</text:p>
              </table:table-cell>
              <table:table-cell office:value-type="float" office:value="12.8626010230545">
                <text:p>12.8626010230545</text:p>
              </table:table-cell>
              <table:table-cell office:value-type="float" office:value="12.791">
                <text:p>12.791</text:p>
              </table:table-cell>
              <table:table-cell office:value-type="float" office:value="12.791">
                <text:p>12.791</text:p>
              </table:table-cell>
            </table:table-row>
            <table:table-row>
              <table:table-cell office:value-type="float" office:value="0.0355">
                <text:p>0.0355</text:p>
              </table:table-cell>
              <table:table-cell office:value-type="float" office:value="12.9155156903815">
                <text:p>12.9155156903815</text:p>
              </table:table-cell>
              <table:table-cell office:value-type="float" office:value="12.842">
                <text:p>12.842</text:p>
              </table:table-cell>
              <table:table-cell office:value-type="float" office:value="12.842">
                <text:p>12.842</text:p>
              </table:table-cell>
            </table:table-row>
            <table:table-row>
              <table:table-cell office:value-type="float" office:value="0.0365">
                <text:p>0.0365</text:p>
              </table:table-cell>
              <table:table-cell office:value-type="float" office:value="12.9669616799023">
                <text:p>12.9669616799023</text:p>
              </table:table-cell>
              <table:table-cell office:value-type="float" office:value="12.892">
                <text:p>12.892</text:p>
              </table:table-cell>
              <table:table-cell office:value-type="float" office:value="12.892">
                <text:p>12.892</text:p>
              </table:table-cell>
            </table:table-row>
            <table:table-row>
              <table:table-cell office:value-type="float" office:value="0.0375">
                <text:p>0.0375</text:p>
              </table:table-cell>
              <table:table-cell office:value-type="float" office:value="13.0170183227272">
                <text:p>13.0170183227272</text:p>
              </table:table-cell>
              <table:table-cell office:value-type="float" office:value="12.941">
                <text:p>12.941</text:p>
              </table:table-cell>
              <table:table-cell office:value-type="float" office:value="12.941">
                <text:p>12.941</text:p>
              </table:table-cell>
            </table:table-row>
            <table:table-row>
              <table:table-cell office:value-type="float" office:value="0.0385">
                <text:p>0.0385</text:p>
              </table:table-cell>
              <table:table-cell office:value-type="float" office:value="13.0657586909928">
                <text:p>13.0657586909928</text:p>
              </table:table-cell>
              <table:table-cell office:value-type="float" office:value="12.988">
                <text:p>12.988</text:p>
              </table:table-cell>
              <table:table-cell office:value-type="float" office:value="12.988">
                <text:p>12.988</text:p>
              </table:table-cell>
            </table:table-row>
            <table:table-row>
              <table:table-cell office:value-type="float" office:value="0.0395">
                <text:p>0.0395</text:p>
              </table:table-cell>
              <table:table-cell office:value-type="float" office:value="13.1132502394428">
                <text:p>13.1132502394428</text:p>
              </table:table-cell>
              <table:table-cell office:value-type="float" office:value="13.034">
                <text:p>13.034</text:p>
              </table:table-cell>
              <table:table-cell office:value-type="float" office:value="13.034">
                <text:p>13.034</text:p>
              </table:table-cell>
            </table:table-row>
            <table:table-row>
              <table:table-cell office:value-type="float" office:value="0.0405">
                <text:p>0.0405</text:p>
              </table:table-cell>
              <table:table-cell office:value-type="float" office:value="13.1595553668513">
                <text:p>13.1595553668513</text:p>
              </table:table-cell>
              <table:table-cell office:value-type="float" office:value="13.078">
                <text:p>13.078</text:p>
              </table:table-cell>
              <table:table-cell office:value-type="float" office:value="13.078">
                <text:p>13.078</text:p>
              </table:table-cell>
            </table:table-row>
            <table:table-row>
              <table:table-cell office:value-type="float" office:value="0.0415">
                <text:p>0.0415</text:p>
              </table:table-cell>
              <table:table-cell office:value-type="float" office:value="13.2047319090146">
                <text:p>13.2047319090146</text:p>
              </table:table-cell>
              <table:table-cell office:value-type="float" office:value="13.122">
                <text:p>13.122</text:p>
              </table:table-cell>
              <table:table-cell office:value-type="float" office:value="13.122">
                <text:p>13.122</text:p>
              </table:table-cell>
            </table:table-row>
            <table:table-row>
              <table:table-cell office:value-type="float" office:value="0.0425">
                <text:p>0.0425</text:p>
              </table:table-cell>
              <table:table-cell office:value-type="float" office:value="13.2488335730816">
                <text:p>13.2488335730816</text:p>
              </table:table-cell>
              <table:table-cell office:value-type="float" office:value="13.165">
                <text:p>13.165</text:p>
              </table:table-cell>
              <table:table-cell office:value-type="float" office:value="13.165">
                <text:p>13.165</text:p>
              </table:table-cell>
            </table:table-row>
            <table:table-row>
              <table:table-cell office:value-type="float" office:value="0.0435">
                <text:p>0.0435</text:p>
              </table:table-cell>
              <table:table-cell office:value-type="float" office:value="13.2919103214064">
                <text:p>13.2919103214064</text:p>
              </table:table-cell>
              <table:table-cell office:value-type="float" office:value="13.206">
                <text:p>13.206</text:p>
              </table:table-cell>
              <table:table-cell office:value-type="float" office:value="13.206">
                <text:p>13.206</text:p>
              </table:table-cell>
            </table:table-row>
            <table:table-row>
              <table:table-cell office:value-type="float" office:value="0.0445">
                <text:p>0.0445</text:p>
              </table:table-cell>
              <table:table-cell office:value-type="float" office:value="13.3340087118017">
                <text:p>13.3340087118017</text:p>
              </table:table-cell>
              <table:table-cell office:value-type="float" office:value="13.247">
                <text:p>13.247</text:p>
              </table:table-cell>
              <table:table-cell office:value-type="float" office:value="13.247">
                <text:p>13.247</text:p>
              </table:table-cell>
            </table:table-row>
            <table:table-row>
              <table:table-cell office:value-type="float" office:value="0.0455">
                <text:p>0.0455</text:p>
              </table:table-cell>
              <table:table-cell office:value-type="float" office:value="13.3751722000054">
                <text:p>13.3751722000054</text:p>
              </table:table-cell>
              <table:table-cell office:value-type="float" office:value="13.287">
                <text:p>13.287</text:p>
              </table:table-cell>
              <table:table-cell office:value-type="float" office:value="13.287">
                <text:p>13.287</text:p>
              </table:table-cell>
            </table:table-row>
            <table:table-row>
              <table:table-cell office:value-type="float" office:value="0.0465">
                <text:p>0.0465</text:p>
              </table:table-cell>
              <table:table-cell office:value-type="float" office:value="13.4154414092851">
                <text:p>13.4154414092851</text:p>
              </table:table-cell>
              <table:table-cell office:value-type="float" office:value="13.326">
                <text:p>13.326</text:p>
              </table:table-cell>
              <table:table-cell office:value-type="float" office:value="13.326">
                <text:p>13.326</text:p>
              </table:table-cell>
            </table:table-row>
            <table:table-row>
              <table:table-cell office:value-type="float" office:value="0.0475">
                <text:p>0.0475</text:p>
              </table:table-cell>
              <table:table-cell office:value-type="float" office:value="13.4548543713757">
                <text:p>13.4548543713757</text:p>
              </table:table-cell>
              <table:table-cell office:value-type="float" office:value="13.364">
                <text:p>13.364</text:p>
              </table:table-cell>
              <table:table-cell office:value-type="float" office:value="13.364">
                <text:p>13.364</text:p>
              </table:table-cell>
            </table:table-row>
            <table:table-row>
              <table:table-cell office:value-type="float" office:value="0.0485">
                <text:p>0.0485</text:p>
              </table:table-cell>
              <table:table-cell office:value-type="float" office:value="13.4934467423304">
                <text:p>13.4934467423304</text:p>
              </table:table-cell>
              <table:table-cell office:value-type="float" office:value="13.401">
                <text:p>13.401</text:p>
              </table:table-cell>
              <table:table-cell office:value-type="float" office:value="13.401">
                <text:p>13.401</text:p>
              </table:table-cell>
            </table:table-row>
            <table:table-row>
              <table:table-cell office:value-type="float" office:value="0.0495">
                <text:p>0.0495</text:p>
              </table:table-cell>
              <table:table-cell office:value-type="float" office:value="13.5312519963564">
                <text:p>13.5312519963564</text:p>
              </table:table-cell>
              <table:table-cell office:value-type="float" office:value="13.438">
                <text:p>13.438</text:p>
              </table:table-cell>
              <table:table-cell office:value-type="float" office:value="13.438">
                <text:p>13.438</text:p>
              </table:table-cell>
            </table:table-row>
            <table:table-row>
              <table:table-cell office:value-type="float" office:value="0.0505">
                <text:p>0.0505</text:p>
              </table:table-cell>
              <table:table-cell office:value-type="float" office:value="13.5683016002768">
                <text:p>13.5683016002768</text:p>
              </table:table-cell>
              <table:table-cell office:value-type="float" office:value="13.473">
                <text:p>13.473</text:p>
              </table:table-cell>
              <table:table-cell office:value-type="float" office:value="13.473">
                <text:p>13.473</text:p>
              </table:table-cell>
            </table:table-row>
            <table:table-row>
              <table:table-cell office:value-type="float" office:value="0.0515">
                <text:p>0.0515</text:p>
              </table:table-cell>
              <table:table-cell office:value-type="float" office:value="13.6046251708946">
                <text:p>13.6046251708946</text:p>
              </table:table-cell>
              <table:table-cell office:value-type="float" office:value="13.509">
                <text:p>13.509</text:p>
              </table:table-cell>
              <table:table-cell office:value-type="float" office:value="13.509">
                <text:p>13.509</text:p>
              </table:table-cell>
            </table:table-row>
            <table:table-row>
              <table:table-cell office:value-type="float" office:value="0.0525">
                <text:p>0.0525</text:p>
              </table:table-cell>
              <table:table-cell office:value-type="float" office:value="13.6402506172338">
                <text:p>13.6402506172338</text:p>
              </table:table-cell>
              <table:table-cell office:value-type="float" office:value="13.543">
                <text:p>13.543</text:p>
              </table:table-cell>
              <table:table-cell office:value-type="float" office:value="13.543">
                <text:p>13.543</text:p>
              </table:table-cell>
            </table:table-row>
            <table:table-row>
              <table:table-cell office:value-type="float" office:value="0.0535">
                <text:p>0.0535</text:p>
              </table:table-cell>
              <table:table-cell office:value-type="float" office:value="13.6752042693666">
                <text:p>13.6752042693666</text:p>
              </table:table-cell>
              <table:table-cell office:value-type="float" office:value="13.577">
                <text:p>13.577</text:p>
              </table:table-cell>
              <table:table-cell office:value-type="float" office:value="13.577">
                <text:p>13.577</text:p>
              </table:table-cell>
            </table:table-row>
            <table:table-row>
              <table:table-cell office:value-type="float" office:value="0.0545">
                <text:p>0.0545</text:p>
              </table:table-cell>
              <table:table-cell office:value-type="float" office:value="13.7095109953177">
                <text:p>13.7095109953177</text:p>
              </table:table-cell>
              <table:table-cell office:value-type="float" office:value="13.61">
                <text:p>13.61</text:p>
              </table:table-cell>
              <table:table-cell office:value-type="float" office:value="13.61">
                <text:p>13.61</text:p>
              </table:table-cell>
            </table:table-row>
            <table:table-row>
              <table:table-cell office:value-type="float" office:value="0.0555">
                <text:p>0.0555</text:p>
              </table:table-cell>
              <table:table-cell office:value-type="float" office:value="13.7431943073457">
                <text:p>13.7431943073457</text:p>
              </table:table-cell>
              <table:table-cell office:value-type="float" office:value="13.642">
                <text:p>13.642</text:p>
              </table:table-cell>
              <table:table-cell office:value-type="float" office:value="13.642">
                <text:p>13.642</text:p>
              </table:table-cell>
            </table:table-row>
            <table:table-row>
              <table:table-cell office:value-type="float" office:value="0.0565">
                <text:p>0.0565</text:p>
              </table:table-cell>
              <table:table-cell office:value-type="float" office:value="13.7762764587387">
                <text:p>13.7762764587387</text:p>
              </table:table-cell>
              <table:table-cell office:value-type="float" office:value="13.674">
                <text:p>13.674</text:p>
              </table:table-cell>
              <table:table-cell office:value-type="float" office:value="13.674">
                <text:p>13.674</text:p>
              </table:table-cell>
            </table:table-row>
            <table:table-row>
              <table:table-cell office:value-type="float" office:value="0.0575">
                <text:p>0.0575</text:p>
              </table:table-cell>
              <table:table-cell office:value-type="float" office:value="13.8087785321234">
                <text:p>13.8087785321234</text:p>
              </table:table-cell>
              <table:table-cell office:value-type="float" office:value="13.706">
                <text:p>13.706</text:p>
              </table:table-cell>
              <table:table-cell office:value-type="float" office:value="13.706">
                <text:p>13.706</text:p>
              </table:table-cell>
            </table:table-row>
            <table:table-row>
              <table:table-cell office:value-type="float" office:value="0.0585">
                <text:p>0.0585</text:p>
              </table:table-cell>
              <table:table-cell office:value-type="float" office:value="13.8407205201638">
                <text:p>13.8407205201638</text:p>
              </table:table-cell>
              <table:table-cell office:value-type="float" office:value="13.737">
                <text:p>13.737</text:p>
              </table:table-cell>
              <table:table-cell office:value-type="float" office:value="13.737">
                <text:p>13.737</text:p>
              </table:table-cell>
            </table:table-row>
            <table:table-row>
              <table:table-cell office:value-type="float" office:value="0.0595">
                <text:p>0.0595</text:p>
              </table:table-cell>
              <table:table-cell office:value-type="float" office:value="13.8721213994246">
                <text:p>13.8721213994246</text:p>
              </table:table-cell>
              <table:table-cell office:value-type="float" office:value="13.767">
                <text:p>13.767</text:p>
              </table:table-cell>
              <table:table-cell office:value-type="float" office:value="13.767">
                <text:p>13.767</text:p>
              </table:table-cell>
            </table:table-row>
            <table:table-row>
              <table:table-cell office:value-type="float" office:value="0.0605">
                <text:p>0.0605</text:p>
              </table:table-cell>
              <table:table-cell office:value-type="float" office:value="13.9029991980809">
                <text:p>13.9029991980809</text:p>
              </table:table-cell>
              <table:table-cell office:value-type="float" office:value="13.797">
                <text:p>13.797</text:p>
              </table:table-cell>
              <table:table-cell office:value-type="float" office:value="13.797">
                <text:p>13.797</text:p>
              </table:table-cell>
            </table:table-row>
            <table:table-row>
              <table:table-cell office:value-type="float" office:value="0.0615000000000001">
                <text:p>0.0615000000000001</text:p>
              </table:table-cell>
              <table:table-cell office:value-type="float" office:value="13.9333710580814">
                <text:p>13.9333710580814</text:p>
              </table:table-cell>
              <table:table-cell office:value-type="float" office:value="13.826">
                <text:p>13.826</text:p>
              </table:table-cell>
              <table:table-cell office:value-type="float" office:value="13.826">
                <text:p>13.826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13.9632532922995">
                <text:p>13.9632532922995</text:p>
              </table:table-cell>
              <table:table-cell office:value-type="float" office:value="13.855">
                <text:p>13.855</text:p>
              </table:table-cell>
              <table:table-cell office:value-type="float" office:value="13.855">
                <text:p>13.855</text:p>
              </table:table-cell>
            </table:table-row>
            <table:table-row>
              <table:table-cell office:value-type="float" office:value="0.0635">
                <text:p>0.0635</text:p>
              </table:table-cell>
              <table:table-cell office:value-type="float" office:value="13.9926614371509">
                <text:p>13.9926614371509</text:p>
              </table:table-cell>
              <table:table-cell office:value-type="float" office:value="13.883">
                <text:p>13.883</text:p>
              </table:table-cell>
              <table:table-cell office:value-type="float" office:value="13.883">
                <text:p>13.883</text:p>
              </table:table-cell>
            </table:table-row>
            <table:table-row>
              <table:table-cell office:value-type="float" office:value="0.0645">
                <text:p>0.0645</text:p>
              </table:table-cell>
              <table:table-cell office:value-type="float" office:value="14.0216103011017">
                <text:p>14.0216103011017</text:p>
              </table:table-cell>
              <table:table-cell office:value-type="float" office:value="13.911">
                <text:p>13.911</text:p>
              </table:table-cell>
              <table:table-cell office:value-type="float" office:value="13.911">
                <text:p>13.911</text:p>
              </table:table-cell>
            </table:table-row>
            <table:table-row>
              <table:table-cell office:value-type="float" office:value="0.0655">
                <text:p>0.0655</text:p>
              </table:table-cell>
              <table:table-cell office:value-type="float" office:value="14.0501140094471">
                <text:p>14.0501140094471</text:p>
              </table:table-cell>
              <table:table-cell office:value-type="float" office:value="13.939">
                <text:p>13.939</text:p>
              </table:table-cell>
              <table:table-cell office:value-type="float" office:value="13.939">
                <text:p>13.939</text:p>
              </table:table-cell>
            </table:table-row>
            <table:table-row>
              <table:table-cell office:value-type="float" office:value="0.0665000000000001">
                <text:p>0.0665000000000001</text:p>
              </table:table-cell>
              <table:table-cell office:value-type="float" office:value="14.0781860456986">
                <text:p>14.0781860456986</text:p>
              </table:table-cell>
              <table:table-cell office:value-type="float" office:value="13.966">
                <text:p>13.966</text:p>
              </table:table-cell>
              <table:table-cell office:value-type="float" office:value="13.966">
                <text:p>13.966</text:p>
              </table:table-cell>
            </table:table-row>
            <table:table-row>
              <table:table-cell office:value-type="float" office:value="0.0675">
                <text:p>0.0675</text:p>
              </table:table-cell>
              <table:table-cell office:value-type="float" office:value="14.105839289884">
                <text:p>14.105839289884</text:p>
              </table:table-cell>
              <table:table-cell office:value-type="float" office:value="13.993">
                <text:p>13.993</text:p>
              </table:table-cell>
              <table:table-cell office:value-type="float" office:value="13.993">
                <text:p>13.993</text:p>
              </table:table-cell>
            </table:table-row>
            <table:table-row>
              <table:table-cell office:value-type="float" office:value="0.0685000000000001">
                <text:p>0.0685000000000001</text:p>
              </table:table-cell>
              <table:table-cell office:value-type="float" office:value="14.1330860540323">
                <text:p>14.1330860540323</text:p>
              </table:table-cell>
              <table:table-cell office:value-type="float" office:value="14.019">
                <text:p>14.019</text:p>
              </table:table-cell>
              <table:table-cell office:value-type="float" office:value="14.019">
                <text:p>14.019</text:p>
              </table:table-cell>
            </table:table-row>
            <table:table-row>
              <table:table-cell office:value-type="float" office:value="0.0695">
                <text:p>0.0695</text:p>
              </table:table-cell>
              <table:table-cell office:value-type="float" office:value="14.1599381150883">
                <text:p>14.1599381150883</text:p>
              </table:table-cell>
              <table:table-cell office:value-type="float" office:value="14.045">
                <text:p>14.045</text:p>
              </table:table-cell>
              <table:table-cell office:value-type="float" office:value="14.045">
                <text:p>14.045</text:p>
              </table:table-cell>
            </table:table-row>
            <table:table-row>
              <table:table-cell office:value-type="float" office:value="0.0705000000000001">
                <text:p>0.0705000000000001</text:p>
              </table:table-cell>
              <table:table-cell office:value-type="float" office:value="14.1864067454764">
                <text:p>14.1864067454764</text:p>
              </table:table-cell>
              <table:table-cell office:value-type="float" office:value="14.071">
                <text:p>14.071</text:p>
              </table:table-cell>
              <table:table-cell office:value-type="float" office:value="14.071">
                <text:p>14.071</text:p>
              </table:table-cell>
            </table:table-row>
            <table:table-row>
              <table:table-cell office:value-type="float" office:value="0.0715000000000001">
                <text:p>0.0715000000000001</text:p>
              </table:table-cell>
              <table:table-cell office:value-type="float" office:value="14.212502741514">
                <text:p>14.212502741514</text:p>
              </table:table-cell>
              <table:table-cell office:value-type="float" office:value="14.096">
                <text:p>14.096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float" office:value="0.0725000000000001">
                <text:p>0.0725000000000001</text:p>
              </table:table-cell>
              <table:table-cell office:value-type="float" office:value="14.2382364498515">
                <text:p>14.2382364498515</text:p>
              </table:table-cell>
              <table:table-cell office:value-type="float" office:value="14.121">
                <text:p>14.121</text:p>
              </table:table-cell>
              <table:table-cell office:value-type="float" office:value="14.121">
                <text:p>14.121</text:p>
              </table:table-cell>
            </table:table-row>
            <table:table-row>
              <table:table-cell office:value-type="float" office:value="0.0735000000000001">
                <text:p>0.0735000000000001</text:p>
              </table:table-cell>
              <table:table-cell office:value-type="float" office:value="14.2636177921019">
                <text:p>14.2636177921019</text:p>
              </table:table-cell>
              <table:table-cell office:value-type="float" office:value="14.146">
                <text:p>14.146</text:p>
              </table:table-cell>
              <table:table-cell office:value-type="float" office:value="14.146">
                <text:p>14.146</text:p>
              </table:table-cell>
            </table:table-row>
            <table:table-row>
              <table:table-cell office:value-type="float" office:value="0.0745000000000001">
                <text:p>0.0745000000000001</text:p>
              </table:table-cell>
              <table:table-cell office:value-type="float" office:value="14.2886562878077">
                <text:p>14.2886562878077</text:p>
              </table:table-cell>
              <table:table-cell office:value-type="float" office:value="14.17">
                <text:p>14.17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0.0755000000000001">
                <text:p>0.0755000000000001</text:p>
              </table:table-cell>
              <table:table-cell office:value-type="float" office:value="14.3133610758767">
                <text:p>14.3133610758767</text:p>
              </table:table-cell>
              <table:table-cell office:value-type="float" office:value="14.194">
                <text:p>14.194</text:p>
              </table:table-cell>
              <table:table-cell office:value-type="float" office:value="14.194">
                <text:p>14.194</text:p>
              </table:table-cell>
            </table:table-row>
            <table:table-row>
              <table:table-cell office:value-type="float" office:value="0.0765000000000001">
                <text:p>0.0765000000000001</text:p>
              </table:table-cell>
              <table:table-cell office:value-type="float" office:value="14.3377409346077">
                <text:p>14.3377409346077</text:p>
              </table:table-cell>
              <table:table-cell office:value-type="float" office:value="14.217">
                <text:p>14.217</text:p>
              </table:table-cell>
              <table:table-cell office:value-type="float" office:value="14.217">
                <text:p>14.217</text:p>
              </table:table-cell>
            </table:table-row>
            <table:table-row>
              <table:table-cell office:value-type="float" office:value="0.0775000000000001">
                <text:p>0.0775000000000001</text:p>
              </table:table-cell>
              <table:table-cell office:value-type="float" office:value="14.361804300417">
                <text:p>14.361804300417</text:p>
              </table:table-cell>
              <table:table-cell office:value-type="float" office:value="14.241">
                <text:p>14.241</text:p>
              </table:table-cell>
              <table:table-cell office:value-type="float" office:value="14.241">
                <text:p>14.241</text:p>
              </table:table-cell>
            </table:table-row>
            <table:table-row>
              <table:table-cell office:value-type="float" office:value="0.0785000000000001">
                <text:p>0.0785000000000001</text:p>
              </table:table-cell>
              <table:table-cell office:value-type="float" office:value="14.3855592853643">
                <text:p>14.3855592853643</text:p>
              </table:table-cell>
              <table:table-cell office:value-type="float" office:value="14.264">
                <text:p>14.264</text:p>
              </table:table-cell>
              <table:table-cell office:value-type="float" office:value="14.264">
                <text:p>14.264</text:p>
              </table:table-cell>
            </table:table-row>
            <table:table-row>
              <table:table-cell office:value-type="float" office:value="0.0795000000000001">
                <text:p>0.0795000000000001</text:p>
              </table:table-cell>
              <table:table-cell office:value-type="float" office:value="14.4090136935702">
                <text:p>14.4090136935702</text:p>
              </table:table-cell>
              <table:table-cell office:value-type="float" office:value="14.286">
                <text:p>14.286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float" office:value="0.0805000000000001">
                <text:p>0.0805000000000001</text:p>
              </table:table-cell>
              <table:table-cell office:value-type="float" office:value="14.4321750366076">
                <text:p>14.4321750366076</text:p>
              </table:table-cell>
              <table:table-cell office:value-type="float" office:value="14.309">
                <text:p>14.309</text:p>
              </table:table-cell>
              <table:table-cell office:value-type="float" office:value="14.309">
                <text:p>14.309</text:p>
              </table:table-cell>
            </table:table-row>
            <table:table-row>
              <table:table-cell office:value-type="float" office:value="0.0815000000000001">
                <text:p>0.0815000000000001</text:p>
              </table:table-cell>
              <table:table-cell office:value-type="float" office:value="14.4550505479436">
                <text:p>14.4550505479436</text:p>
              </table:table-cell>
              <table:table-cell office:value-type="float" office:value="14.331">
                <text:p>14.331</text:p>
              </table:table-cell>
              <table:table-cell office:value-type="float" office:value="14.331">
                <text:p>14.331</text:p>
              </table:table-cell>
            </table:table-row>
            <table:table-row>
              <table:table-cell office:value-type="float" office:value="0.0825000000000001">
                <text:p>0.0825000000000001</text:p>
              </table:table-cell>
              <table:table-cell office:value-type="float" office:value="14.4776471965008">
                <text:p>14.4776471965008</text:p>
              </table:table-cell>
              <table:table-cell office:value-type="float" office:value="14.353">
                <text:p>14.353</text:p>
              </table:table-cell>
              <table:table-cell office:value-type="float" office:value="14.353">
                <text:p>14.353</text:p>
              </table:table-cell>
            </table:table-row>
            <table:table-row>
              <table:table-cell office:value-type="float" office:value="0.0835000000000001">
                <text:p>0.0835000000000001</text:p>
              </table:table-cell>
              <table:table-cell office:value-type="float" office:value="14.4999716994022">
                <text:p>14.4999716994022</text:p>
              </table:table-cell>
              <table:table-cell office:value-type="float" office:value="14.375">
                <text:p>14.375</text:p>
              </table:table-cell>
              <table:table-cell office:value-type="float" office:value="14.375">
                <text:p>14.375</text:p>
              </table:table-cell>
            </table:table-row>
            <table:table-row>
              <table:table-cell office:value-type="float" office:value="0.0845000000000001">
                <text:p>0.0845000000000001</text:p>
              </table:table-cell>
              <table:table-cell office:value-type="float" office:value="14.5220305339575">
                <text:p>14.5220305339575</text:p>
              </table:table-cell>
              <table:table-cell office:value-type="float" office:value="14.396">
                <text:p>14.396</text:p>
              </table:table-cell>
              <table:table-cell office:value-type="float" office:value="14.396">
                <text:p>14.396</text:p>
              </table:table-cell>
            </table:table-row>
            <table:table-row>
              <table:table-cell office:value-type="float" office:value="0.0855000000000001">
                <text:p>0.0855000000000001</text:p>
              </table:table-cell>
              <table:table-cell office:value-type="float" office:value="14.5438299489448">
                <text:p>14.5438299489448</text:p>
              </table:table-cell>
              <table:table-cell office:value-type="float" office:value="14.417">
                <text:p>14.417</text:p>
              </table:table-cell>
              <table:table-cell office:value-type="float" office:value="14.417">
                <text:p>14.417</text:p>
              </table:table-cell>
            </table:table-row>
            <table:table-row>
              <table:table-cell office:value-type="float" office:value="0.0865000000000001">
                <text:p>0.0865000000000001</text:p>
              </table:table-cell>
              <table:table-cell office:value-type="float" office:value="14.5653759752365">
                <text:p>14.5653759752365</text:p>
              </table:table-cell>
              <table:table-cell office:value-type="float" office:value="14.438">
                <text:p>14.438</text:p>
              </table:table-cell>
              <table:table-cell office:value-type="float" office:value="14.438">
                <text:p>14.438</text:p>
              </table:table-cell>
            </table:table-row>
            <table:table-row>
              <table:table-cell office:value-type="float" office:value="0.0875000000000001">
                <text:p>0.0875000000000001</text:p>
              </table:table-cell>
              <table:table-cell office:value-type="float" office:value="14.5866744358143">
                <text:p>14.5866744358143</text:p>
              </table:table-cell>
              <table:table-cell office:value-type="float" office:value="14.459">
                <text:p>14.459</text:p>
              </table:table-cell>
              <table:table-cell office:value-type="float" office:value="14.459">
                <text:p>14.459</text:p>
              </table:table-cell>
            </table:table-row>
            <table:table-row>
              <table:table-cell office:value-type="float" office:value="0.0885000000000001">
                <text:p>0.0885000000000001</text:p>
              </table:table-cell>
              <table:table-cell office:value-type="float" office:value="14.6077309552161">
                <text:p>14.6077309552161</text:p>
              </table:table-cell>
              <table:table-cell office:value-type="float" office:value="14.479">
                <text:p>14.479</text:p>
              </table:table-cell>
              <table:table-cell office:value-type="float" office:value="14.479">
                <text:p>14.479</text:p>
              </table:table-cell>
            </table:table-row>
            <table:table-row>
              <table:table-cell office:value-type="float" office:value="0.0895000000000001">
                <text:p>0.0895000000000001</text:p>
              </table:table-cell>
              <table:table-cell office:value-type="float" office:value="14.6285509684517">
                <text:p>14.6285509684517</text:p>
              </table:table-cell>
              <table:table-cell office:value-type="float" office:value="14.499">
                <text:p>14.499</text:p>
              </table:table-cell>
              <table:table-cell office:value-type="float" office:value="14.499">
                <text:p>14.499</text:p>
              </table:table-cell>
            </table:table-row>
            <table:table-row>
              <table:table-cell office:value-type="float" office:value="0.0905000000000001">
                <text:p>0.0905000000000001</text:p>
              </table:table-cell>
              <table:table-cell office:value-type="float" office:value="14.6491397294239">
                <text:p>14.6491397294239</text:p>
              </table:table-cell>
              <table:table-cell office:value-type="float" office:value="14.519">
                <text:p>14.519</text:p>
              </table:table-cell>
              <table:table-cell office:value-type="float" office:value="14.519">
                <text:p>14.519</text:p>
              </table:table-cell>
            </table:table-row>
            <table:table-row>
              <table:table-cell office:value-type="float" office:value="0.0915000000000001">
                <text:p>0.0915000000000001</text:p>
              </table:table-cell>
              <table:table-cell office:value-type="float" office:value="14.6695023188862">
                <text:p>14.6695023188862</text:p>
              </table:table-cell>
              <table:table-cell office:value-type="float" office:value="14.539">
                <text:p>14.539</text:p>
              </table:table-cell>
              <table:table-cell office:value-type="float" office:value="14.539">
                <text:p>14.539</text:p>
              </table:table-cell>
            </table:table-row>
            <table:table-row>
              <table:table-cell office:value-type="float" office:value="0.0925000000000001">
                <text:p>0.0925000000000001</text:p>
              </table:table-cell>
              <table:table-cell office:value-type="float" office:value="14.6896436519692">
                <text:p>14.6896436519692</text:p>
              </table:table-cell>
              <table:table-cell office:value-type="float" office:value="14.559">
                <text:p>14.559</text:p>
              </table:table-cell>
              <table:table-cell office:value-type="float" office:value="14.559">
                <text:p>14.559</text:p>
              </table:table-cell>
            </table:table-row>
            <table:table-row>
              <table:table-cell office:value-type="float" office:value="0.0935000000000001">
                <text:p>0.0935000000000001</text:p>
              </table:table-cell>
              <table:table-cell office:value-type="float" office:value="14.7095684853017">
                <text:p>14.7095684853017</text:p>
              </table:table-cell>
              <table:table-cell office:value-type="float" office:value="14.578">
                <text:p>14.578</text:p>
              </table:table-cell>
              <table:table-cell office:value-type="float" office:value="14.578">
                <text:p>14.578</text:p>
              </table:table-cell>
            </table:table-row>
            <table:table-row>
              <table:table-cell office:value-type="float" office:value="0.0945000000000001">
                <text:p>0.0945000000000001</text:p>
              </table:table-cell>
              <table:table-cell office:value-type="float" office:value="14.7292814237533">
                <text:p>14.7292814237533</text:p>
              </table:table-cell>
              <table:table-cell office:value-type="float" office:value="14.597">
                <text:p>14.597</text:p>
              </table:table-cell>
              <table:table-cell office:value-type="float" office:value="14.597">
                <text:p>14.597</text:p>
              </table:table-cell>
            </table:table-row>
            <table:table-row>
              <table:table-cell office:value-type="float" office:value="0.0955000000000001">
                <text:p>0.0955000000000001</text:p>
              </table:table-cell>
              <table:table-cell office:value-type="float" office:value="14.7487869268227">
                <text:p>14.7487869268227</text:p>
              </table:table-cell>
              <table:table-cell office:value-type="float" office:value="14.616">
                <text:p>14.616</text:p>
              </table:table-cell>
              <table:table-cell office:value-type="float" office:value="14.616">
                <text:p>14.616</text:p>
              </table:table-cell>
            </table:table-row>
            <table:table-row>
              <table:table-cell office:value-type="float" office:value="0.0965000000000001">
                <text:p>0.0965000000000001</text:p>
              </table:table-cell>
              <table:table-cell office:value-type="float" office:value="14.7680893146924">
                <text:p>14.7680893146924</text:p>
              </table:table-cell>
              <table:table-cell office:value-type="float" office:value="14.635">
                <text:p>14.635</text:p>
              </table:table-cell>
              <table:table-cell office:value-type="float" office:value="14.635">
                <text:p>14.635</text:p>
              </table:table-cell>
            </table:table-row>
            <table:table-row>
              <table:table-cell office:value-type="float" office:value="0.0975000000000001">
                <text:p>0.0975000000000001</text:p>
              </table:table-cell>
              <table:table-cell office:value-type="float" office:value="14.7871927739724">
                <text:p>14.7871927739724</text:p>
              </table:table-cell>
              <table:table-cell office:value-type="float" office:value="14.654">
                <text:p>14.654</text:p>
              </table:table-cell>
              <table:table-cell office:value-type="float" office:value="14.654">
                <text:p>14.654</text:p>
              </table:table-cell>
            </table:table-row>
            <table:table-row>
              <table:table-cell office:value-type="float" office:value="0.0985000000000001">
                <text:p>0.0985000000000001</text:p>
              </table:table-cell>
              <table:table-cell office:value-type="float" office:value="14.8061013631506">
                <text:p>14.8061013631506</text:p>
              </table:table-cell>
              <table:table-cell office:value-type="float" office:value="14.672">
                <text:p>14.672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float" office:value="0.0995000000000001">
                <text:p>0.0995000000000001</text:p>
              </table:table-cell>
              <table:table-cell office:value-type="float" office:value="14.8248190177675">
                <text:p>14.8248190177675</text:p>
              </table:table-cell>
              <table:table-cell office:value-type="float" office:value="14.69">
                <text:p>14.69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float" office:value="0.1005">
                <text:p>0.1005</text:p>
              </table:table-cell>
              <table:table-cell office:value-type="float" office:value="14.8433495553329">
                <text:p>14.8433495553329</text:p>
              </table:table-cell>
              <table:table-cell office:value-type="float" office:value="14.708">
                <text:p>14.708</text:p>
              </table:table-cell>
              <table:table-cell office:value-type="float" office:value="14.708">
                <text:p>14.708</text:p>
              </table:table-cell>
            </table:table-row>
            <table:table-row>
              <table:table-cell office:value-type="float" office:value="0.1015">
                <text:p>0.1015</text:p>
              </table:table-cell>
              <table:table-cell office:value-type="float" office:value="14.8616966799992">
                <text:p>14.8616966799992</text:p>
              </table:table-cell>
              <table:table-cell office:value-type="float" office:value="14.726">
                <text:p>14.726</text:p>
              </table:table-cell>
              <table:table-cell office:value-type="float" office:value="14.726">
                <text:p>14.726</text:p>
              </table:table-cell>
            </table:table-row>
            <table:table-row>
              <table:table-cell office:value-type="float" office:value="0.1025">
                <text:p>0.1025</text:p>
              </table:table-cell>
              <table:table-cell office:value-type="float" office:value="14.8798639870053">
                <text:p>14.8798639870053</text:p>
              </table:table-cell>
              <table:table-cell office:value-type="float" office:value="14.744">
                <text:p>14.744</text:p>
              </table:table-cell>
              <table:table-cell office:value-type="float" office:value="14.744">
                <text:p>14.744</text:p>
              </table:table-cell>
            </table:table-row>
            <table:table-row>
              <table:table-cell office:value-type="float" office:value="0.1035">
                <text:p>0.1035</text:p>
              </table:table-cell>
              <table:table-cell office:value-type="float" office:value="14.8978549669049">
                <text:p>14.8978549669049</text:p>
              </table:table-cell>
              <table:table-cell office:value-type="float" office:value="14.762">
                <text:p>14.762</text:p>
              </table:table-cell>
              <table:table-cell office:value-type="float" office:value="14.762">
                <text:p>14.762</text:p>
              </table:table-cell>
            </table:table-row>
            <table:table-row>
              <table:table-cell office:value-type="float" office:value="0.1045">
                <text:p>0.1045</text:p>
              </table:table-cell>
              <table:table-cell office:value-type="float" office:value="14.9156730095921">
                <text:p>14.9156730095921</text:p>
              </table:table-cell>
              <table:table-cell office:value-type="float" office:value="14.779">
                <text:p>14.779</text:p>
              </table:table-cell>
              <table:table-cell office:value-type="float" office:value="14.779">
                <text:p>14.779</text:p>
              </table:table-cell>
            </table:table-row>
            <table:table-row>
              <table:table-cell office:value-type="float" office:value="0.1055">
                <text:p>0.1055</text:p>
              </table:table-cell>
              <table:table-cell office:value-type="float" office:value="14.9333214081347">
                <text:p>14.9333214081347</text:p>
              </table:table-cell>
              <table:table-cell office:value-type="float" office:value="14.796">
                <text:p>14.796</text:p>
              </table:table-cell>
              <table:table-cell office:value-type="float" office:value="14.796">
                <text:p>14.796</text:p>
              </table:table-cell>
            </table:table-row>
            <table:table-row>
              <table:table-cell office:value-type="float" office:value="0.1065">
                <text:p>0.1065</text:p>
              </table:table-cell>
              <table:table-cell office:value-type="float" office:value="14.9508033624271">
                <text:p>14.9508033624271</text:p>
              </table:table-cell>
              <table:table-cell office:value-type="float" office:value="14.813">
                <text:p>14.813</text:p>
              </table:table-cell>
              <table:table-cell office:value-type="float" office:value="14.813">
                <text:p>14.813</text:p>
              </table:table-cell>
            </table:table-row>
            <table:table-row>
              <table:table-cell office:value-type="float" office:value="0.1075">
                <text:p>0.1075</text:p>
              </table:table-cell>
              <table:table-cell office:value-type="float" office:value="14.9681219826724">
                <text:p>14.9681219826724</text:p>
              </table:table-cell>
              <table:table-cell office:value-type="float" office:value="14.83">
                <text:p>14.83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float" office:value="0.1085">
                <text:p>0.1085</text:p>
              </table:table-cell>
              <table:table-cell office:value-type="float" office:value="14.9852802927035">
                <text:p>14.9852802927035</text:p>
              </table:table-cell>
              <table:table-cell office:value-type="float" office:value="14.847">
                <text:p>14.847</text:p>
              </table:table-cell>
              <table:table-cell office:value-type="float" office:value="14.847">
                <text:p>14.847</text:p>
              </table:table-cell>
            </table:table-row>
            <table:table-row>
              <table:table-cell office:value-type="float" office:value="0.1095">
                <text:p>0.1095</text:p>
              </table:table-cell>
              <table:table-cell office:value-type="float" office:value="15.0022812331517">
                <text:p>15.0022812331517</text:p>
              </table:table-cell>
              <table:table-cell office:value-type="float" office:value="14.864">
                <text:p>14.864</text:p>
              </table:table-cell>
              <table:table-cell office:value-type="float" office:value="14.864">
                <text:p>14.864</text:p>
              </table:table-cell>
            </table:table-row>
            <table:table-row>
              <table:table-cell office:value-type="float" office:value="0.1105">
                <text:p>0.1105</text:p>
              </table:table-cell>
              <table:table-cell office:value-type="float" office:value="15.0191276644714">
                <text:p>15.0191276644714</text:p>
              </table:table-cell>
              <table:table-cell office:value-type="float" office:value="14.88">
                <text:p>14.88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0.1115">
                <text:p>0.1115</text:p>
              </table:table-cell>
              <table:table-cell office:value-type="float" office:value="15.0358223698286">
                <text:p>15.0358223698286</text:p>
              </table:table-cell>
              <table:table-cell office:value-type="float" office:value="14.896">
                <text:p>14.896</text:p>
              </table:table-cell>
              <table:table-cell office:value-type="float" office:value="14.896">
                <text:p>14.896</text:p>
              </table:table-cell>
            </table:table-row>
            <table:table-row>
              <table:table-cell office:value-type="float" office:value="0.1125">
                <text:p>0.1125</text:p>
              </table:table-cell>
              <table:table-cell office:value-type="float" office:value="15.0523680578605">
                <text:p>15.0523680578605</text:p>
              </table:table-cell>
              <table:table-cell office:value-type="float" office:value="14.913">
                <text:p>14.913</text:p>
              </table:table-cell>
              <table:table-cell office:value-type="float" office:value="14.913">
                <text:p>14.913</text:p>
              </table:table-cell>
            </table:table-row>
            <table:table-row>
              <table:table-cell office:value-type="float" office:value="0.1135">
                <text:p>0.1135</text:p>
              </table:table-cell>
              <table:table-cell office:value-type="float" office:value="15.068767365313">
                <text:p>15.068767365313</text:p>
              </table:table-cell>
              <table:table-cell office:value-type="float" office:value="14.929">
                <text:p>14.929</text:p>
              </table:table-cell>
              <table:table-cell office:value-type="float" office:value="14.929">
                <text:p>14.929</text:p>
              </table:table-cell>
            </table:table-row>
            <table:table-row>
              <table:table-cell office:value-type="float" office:value="0.1145">
                <text:p>0.1145</text:p>
              </table:table-cell>
              <table:table-cell office:value-type="float" office:value="15.0850228595624">
                <text:p>15.0850228595624</text:p>
              </table:table-cell>
              <table:table-cell office:value-type="float" office:value="14.945">
                <text:p>14.945</text:p>
              </table:table-cell>
              <table:table-cell office:value-type="float" office:value="14.945">
                <text:p>14.945</text:p>
              </table:table-cell>
            </table:table-row>
            <table:table-row>
              <table:table-cell office:value-type="float" office:value="0.1155">
                <text:p>0.1155</text:p>
              </table:table-cell>
              <table:table-cell office:value-type="float" office:value="15.1011370410279">
                <text:p>15.1011370410279</text:p>
              </table:table-cell>
              <table:table-cell office:value-type="float" office:value="14.96">
                <text:p>14.96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float" office:value="0.1165">
                <text:p>0.1165</text:p>
              </table:table-cell>
              <table:table-cell office:value-type="float" office:value="15.1171123454797">
                <text:p>15.1171123454797</text:p>
              </table:table-cell>
              <table:table-cell office:value-type="float" office:value="14.976">
                <text:p>14.976</text:p>
              </table:table-cell>
              <table:table-cell office:value-type="float" office:value="14.976">
                <text:p>14.976</text:p>
              </table:table-cell>
            </table:table-row>
            <table:table-row>
              <table:table-cell office:value-type="float" office:value="0.1175">
                <text:p>0.1175</text:p>
              </table:table-cell>
              <table:table-cell office:value-type="float" office:value="15.1329511462485">
                <text:p>15.1329511462485</text:p>
              </table:table-cell>
              <table:table-cell office:value-type="float" office:value="14.992">
                <text:p>14.992</text:p>
              </table:table-cell>
              <table:table-cell office:value-type="float" office:value="14.992">
                <text:p>14.992</text:p>
              </table:table-cell>
            </table:table-row>
            <table:table-row>
              <table:table-cell office:value-type="float" office:value="0.1185">
                <text:p>0.1185</text:p>
              </table:table-cell>
              <table:table-cell office:value-type="float" office:value="15.1486557563419">
                <text:p>15.1486557563419</text:p>
              </table:table-cell>
              <table:table-cell office:value-type="float" office:value="15.007">
                <text:p>15.007</text:p>
              </table:table-cell>
              <table:table-cell office:value-type="float" office:value="15.007">
                <text:p>15.007</text:p>
              </table:table-cell>
            </table:table-row>
            <table:table-row>
              <table:table-cell office:value-type="float" office:value="0.1195">
                <text:p>0.1195</text:p>
              </table:table-cell>
              <table:table-cell office:value-type="float" office:value="15.1642284304713">
                <text:p>15.1642284304713</text:p>
              </table:table-cell>
              <table:table-cell office:value-type="float" office:value="15.022">
                <text:p>15.022</text:p>
              </table:table-cell>
              <table:table-cell office:value-type="float" office:value="15.022">
                <text:p>15.022</text:p>
              </table:table-cell>
            </table:table-row>
            <table:table-row>
              <table:table-cell office:value-type="float" office:value="0.1205">
                <text:p>0.1205</text:p>
              </table:table-cell>
              <table:table-cell office:value-type="float" office:value="15.1796713669948">
                <text:p>15.1796713669948</text:p>
              </table:table-cell>
              <table:table-cell office:value-type="float" office:value="15.037">
                <text:p>15.037</text:p>
              </table:table-cell>
              <table:table-cell office:value-type="float" office:value="15.037">
                <text:p>15.037</text:p>
              </table:table-cell>
            </table:table-row>
            <table:table-row>
              <table:table-cell office:value-type="float" office:value="0.1215">
                <text:p>0.1215</text:p>
              </table:table-cell>
              <table:table-cell office:value-type="float" office:value="15.1949867097795">
                <text:p>15.1949867097795</text:p>
              </table:table-cell>
              <table:table-cell office:value-type="float" office:value="15.052">
                <text:p>15.052</text:p>
              </table:table-cell>
              <table:table-cell office:value-type="float" office:value="15.052">
                <text:p>15.052</text:p>
              </table:table-cell>
            </table:table-row>
            <table:table-row>
              <table:table-cell office:value-type="float" office:value="0.1225">
                <text:p>0.1225</text:p>
              </table:table-cell>
              <table:table-cell office:value-type="float" office:value="15.2101765499878">
                <text:p>15.2101765499878</text:p>
              </table:table-cell>
              <table:table-cell office:value-type="float" office:value="15.067">
                <text:p>15.067</text:p>
              </table:table-cell>
              <table:table-cell office:value-type="float" office:value="15.067">
                <text:p>15.067</text:p>
              </table:table-cell>
            </table:table-row>
            <table:table-row>
              <table:table-cell office:value-type="float" office:value="0.1235">
                <text:p>0.1235</text:p>
              </table:table-cell>
              <table:table-cell office:value-type="float" office:value="15.2252429277907">
                <text:p>15.2252429277907</text:p>
              </table:table-cell>
              <table:table-cell office:value-type="float" office:value="15.082">
                <text:p>15.082</text:p>
              </table:table-cell>
              <table:table-cell office:value-type="float" office:value="15.082">
                <text:p>15.082</text:p>
              </table:table-cell>
            </table:table-row>
            <table:table-row>
              <table:table-cell office:value-type="float" office:value="0.1245">
                <text:p>0.1245</text:p>
              </table:table-cell>
              <table:table-cell office:value-type="float" office:value="15.2401878340127">
                <text:p>15.2401878340127</text:p>
              </table:table-cell>
              <table:table-cell office:value-type="float" office:value="15.097">
                <text:p>15.097</text:p>
              </table:table-cell>
              <table:table-cell office:value-type="float" office:value="15.097">
                <text:p>15.097</text:p>
              </table:table-cell>
            </table:table-row>
            <table:table-row>
              <table:table-cell office:value-type="float" office:value="0.1255">
                <text:p>0.1255</text:p>
              </table:table-cell>
              <table:table-cell office:value-type="float" office:value="15.2550132117101">
                <text:p>15.2550132117101</text:p>
              </table:table-cell>
              <table:table-cell office:value-type="float" office:value="15.111">
                <text:p>15.111</text:p>
              </table:table-cell>
              <table:table-cell office:value-type="float" office:value="15.111">
                <text:p>15.111</text:p>
              </table:table-cell>
            </table:table-row>
            <table:table-row>
              <table:table-cell office:value-type="float" office:value="0.1265">
                <text:p>0.1265</text:p>
              </table:table-cell>
              <table:table-cell office:value-type="float" office:value="15.2697209576874">
                <text:p>15.2697209576874</text:p>
              </table:table-cell>
              <table:table-cell office:value-type="float" office:value="15.126">
                <text:p>15.126</text:p>
              </table:table-cell>
              <table:table-cell office:value-type="float" office:value="15.126">
                <text:p>15.126</text:p>
              </table:table-cell>
            </table:table-row>
            <table:table-row>
              <table:table-cell office:value-type="float" office:value="0.1275">
                <text:p>0.1275</text:p>
              </table:table-cell>
              <table:table-cell office:value-type="float" office:value="15.2843129239533">
                <text:p>15.2843129239533</text:p>
              </table:table-cell>
              <table:table-cell office:value-type="float" office:value="15.14">
                <text:p>15.14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float" office:value="0.1285">
                <text:p>0.1285</text:p>
              </table:table-cell>
              <table:table-cell office:value-type="float" office:value="15.2987909191208">
                <text:p>15.2987909191208</text:p>
              </table:table-cell>
              <table:table-cell office:value-type="float" office:value="15.155">
                <text:p>15.155</text:p>
              </table:table-cell>
              <table:table-cell office:value-type="float" office:value="15.155">
                <text:p>15.155</text:p>
              </table:table-cell>
            </table:table-row>
            <table:table-row>
              <table:table-cell office:value-type="float" office:value="0.1295">
                <text:p>0.1295</text:p>
              </table:table-cell>
              <table:table-cell office:value-type="float" office:value="15.313156709752">
                <text:p>15.313156709752</text:p>
              </table:table-cell>
              <table:table-cell office:value-type="float" office:value="15.169">
                <text:p>15.169</text:p>
              </table:table-cell>
              <table:table-cell office:value-type="float" office:value="15.169">
                <text:p>15.169</text:p>
              </table:table-cell>
            </table:table-row>
            <table:table-row>
              <table:table-cell office:value-type="float" office:value="0.1305">
                <text:p>0.1305</text:p>
              </table:table-cell>
              <table:table-cell office:value-type="float" office:value="15.327412021652">
                <text:p>15.327412021652</text:p>
              </table:table-cell>
              <table:table-cell office:value-type="float" office:value="15.183">
                <text:p>15.183</text:p>
              </table:table-cell>
              <table:table-cell office:value-type="float" office:value="15.183">
                <text:p>15.183</text:p>
              </table:table-cell>
            </table:table-row>
            <table:table-row>
              <table:table-cell office:value-type="float" office:value="0.1315">
                <text:p>0.1315</text:p>
              </table:table-cell>
              <table:table-cell office:value-type="float" office:value="15.3415585411129">
                <text:p>15.3415585411129</text:p>
              </table:table-cell>
              <table:table-cell office:value-type="float" office:value="15.197">
                <text:p>15.197</text:p>
              </table:table-cell>
              <table:table-cell office:value-type="float" office:value="15.197">
                <text:p>15.197</text:p>
              </table:table-cell>
            </table:table-row>
            <table:table-row>
              <table:table-cell office:value-type="float" office:value="0.1325">
                <text:p>0.1325</text:p>
              </table:table-cell>
              <table:table-cell office:value-type="float" office:value="15.3555979161109">
                <text:p>15.3555979161109</text:p>
              </table:table-cell>
              <table:table-cell office:value-type="float" office:value="15.211">
                <text:p>15.211</text:p>
              </table:table-cell>
              <table:table-cell office:value-type="float" office:value="15.211">
                <text:p>15.211</text:p>
              </table:table-cell>
            </table:table-row>
            <table:table-row>
              <table:table-cell office:value-type="float" office:value="0.1335">
                <text:p>0.1335</text:p>
              </table:table-cell>
              <table:table-cell office:value-type="float" office:value="15.3695317574584">
                <text:p>15.3695317574584</text:p>
              </table:table-cell>
              <table:table-cell office:value-type="float" office:value="15.224">
                <text:p>15.224</text:p>
              </table:table-cell>
              <table:table-cell office:value-type="float" office:value="15.224">
                <text:p>15.224</text:p>
              </table:table-cell>
            </table:table-row>
            <table:table-row>
              <table:table-cell office:value-type="float" office:value="0.1345">
                <text:p>0.1345</text:p>
              </table:table-cell>
              <table:table-cell office:value-type="float" office:value="15.3833616399135">
                <text:p>15.3833616399135</text:p>
              </table:table-cell>
              <table:table-cell office:value-type="float" office:value="15.238">
                <text:p>15.238</text:p>
              </table:table-cell>
              <table:table-cell office:value-type="float" office:value="15.238">
                <text:p>15.238</text:p>
              </table:table-cell>
            </table:table-row>
            <table:table-row>
              <table:table-cell office:value-type="float" office:value="0.1355">
                <text:p>0.1355</text:p>
              </table:table-cell>
              <table:table-cell office:value-type="float" office:value="15.3970891032473">
                <text:p>15.3970891032473</text:p>
              </table:table-cell>
              <table:table-cell office:value-type="float" office:value="15.252">
                <text:p>15.252</text:p>
              </table:table-cell>
              <table:table-cell office:value-type="float" office:value="15.252">
                <text:p>15.252</text:p>
              </table:table-cell>
            </table:table-row>
            <table:table-row>
              <table:table-cell office:value-type="float" office:value="0.1365">
                <text:p>0.1365</text:p>
              </table:table-cell>
              <table:table-cell office:value-type="float" office:value="15.4107156532733">
                <text:p>15.4107156532733</text:p>
              </table:table-cell>
              <table:table-cell office:value-type="float" office:value="15.265">
                <text:p>15.265</text:p>
              </table:table-cell>
              <table:table-cell office:value-type="float" office:value="15.265">
                <text:p>15.265</text:p>
              </table:table-cell>
            </table:table-row>
            <table:table-row>
              <table:table-cell office:value-type="float" office:value="0.1375">
                <text:p>0.1375</text:p>
              </table:table-cell>
              <table:table-cell office:value-type="float" office:value="15.4242427628383">
                <text:p>15.4242427628383</text:p>
              </table:table-cell>
              <table:table-cell office:value-type="float" office:value="15.279">
                <text:p>15.279</text:p>
              </table:table-cell>
              <table:table-cell office:value-type="float" office:value="15.279">
                <text:p>15.279</text:p>
              </table:table-cell>
            </table:table-row>
            <table:table-row>
              <table:table-cell office:value-type="float" office:value="0.1385">
                <text:p>0.1385</text:p>
              </table:table-cell>
              <table:table-cell office:value-type="float" office:value="15.4376718727782">
                <text:p>15.4376718727782</text:p>
              </table:table-cell>
              <table:table-cell office:value-type="float" office:value="15.292">
                <text:p>15.292</text:p>
              </table:table-cell>
              <table:table-cell office:value-type="float" office:value="15.292">
                <text:p>15.292</text:p>
              </table:table-cell>
            </table:table-row>
            <table:table-row>
              <table:table-cell office:value-type="float" office:value="0.1395">
                <text:p>0.1395</text:p>
              </table:table-cell>
              <table:table-cell office:value-type="float" office:value="15.4510043928384">
                <text:p>15.4510043928384</text:p>
              </table:table-cell>
              <table:table-cell office:value-type="float" office:value="15.305">
                <text:p>15.305</text:p>
              </table:table-cell>
              <table:table-cell office:value-type="float" office:value="15.305">
                <text:p>15.305</text:p>
              </table:table-cell>
            </table:table-row>
            <table:table-row>
              <table:table-cell office:value-type="float" office:value="0.1405">
                <text:p>0.1405</text:p>
              </table:table-cell>
              <table:table-cell office:value-type="float" office:value="15.4642417025621">
                <text:p>15.4642417025621</text:p>
              </table:table-cell>
              <table:table-cell office:value-type="float" office:value="15.318">
                <text:p>15.318</text:p>
              </table:table-cell>
              <table:table-cell office:value-type="float" office:value="15.318">
                <text:p>15.318</text:p>
              </table:table-cell>
            </table:table-row>
            <table:table-row>
              <table:table-cell office:value-type="float" office:value="0.1415">
                <text:p>0.1415</text:p>
              </table:table-cell>
              <table:table-cell office:value-type="float" office:value="15.4773851521473">
                <text:p>15.4773851521473</text:p>
              </table:table-cell>
              <table:table-cell office:value-type="float" office:value="15.331">
                <text:p>15.331</text:p>
              </table:table-cell>
              <table:table-cell office:value-type="float" office:value="15.331">
                <text:p>15.331</text:p>
              </table:table-cell>
            </table:table-row>
            <table:table-row>
              <table:table-cell office:value-type="float" office:value="0.1425">
                <text:p>0.1425</text:p>
              </table:table-cell>
              <table:table-cell office:value-type="float" office:value="15.4904360632726">
                <text:p>15.4904360632726</text:p>
              </table:table-cell>
              <table:table-cell office:value-type="float" office:value="15.344">
                <text:p>15.344</text:p>
              </table:table-cell>
              <table:table-cell office:value-type="float" office:value="15.344">
                <text:p>15.344</text:p>
              </table:table-cell>
            </table:table-row>
            <table:table-row>
              <table:table-cell office:value-type="float" office:value="0.1435">
                <text:p>0.1435</text:p>
              </table:table-cell>
              <table:table-cell office:value-type="float" office:value="15.5033957298953">
                <text:p>15.5033957298953</text:p>
              </table:table-cell>
              <table:table-cell office:value-type="float" office:value="15.357">
                <text:p>15.357</text:p>
              </table:table-cell>
              <table:table-cell office:value-type="float" office:value="15.357">
                <text:p>15.357</text:p>
              </table:table-cell>
            </table:table-row>
            <table:table-row>
              <table:table-cell office:value-type="float" office:value="0.1445">
                <text:p>0.1445</text:p>
              </table:table-cell>
              <table:table-cell office:value-type="float" office:value="15.5162654190212">
                <text:p>15.5162654190212</text:p>
              </table:table-cell>
              <table:table-cell office:value-type="float" office:value="15.37">
                <text:p>15.3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0.1455">
                <text:p>0.1455</text:p>
              </table:table-cell>
              <table:table-cell office:value-type="float" office:value="15.5290463714475">
                <text:p>15.5290463714475</text:p>
              </table:table-cell>
              <table:table-cell office:value-type="float" office:value="15.383">
                <text:p>15.383</text:p>
              </table:table-cell>
              <table:table-cell office:value-type="float" office:value="15.383">
                <text:p>15.383</text:p>
              </table:table-cell>
            </table:table-row>
            <table:table-row>
              <table:table-cell office:value-type="float" office:value="0.1465">
                <text:p>0.1465</text:p>
              </table:table-cell>
              <table:table-cell office:value-type="float" office:value="15.5417398024812">
                <text:p>15.5417398024812</text:p>
              </table:table-cell>
              <table:table-cell office:value-type="float" office:value="15.395">
                <text:p>15.395</text:p>
              </table:table-cell>
              <table:table-cell office:value-type="float" office:value="15.395">
                <text:p>15.395</text:p>
              </table:table-cell>
            </table:table-row>
            <table:table-row>
              <table:table-cell office:value-type="float" office:value="0.1475">
                <text:p>0.1475</text:p>
              </table:table-cell>
              <table:table-cell office:value-type="float" office:value="15.5543469026323">
                <text:p>15.5543469026323</text:p>
              </table:table-cell>
              <table:table-cell office:value-type="float" office:value="15.408">
                <text:p>15.408</text:p>
              </table:table-cell>
              <table:table-cell office:value-type="float" office:value="15.408">
                <text:p>15.408</text:p>
              </table:table-cell>
            </table:table-row>
            <table:table-row>
              <table:table-cell office:value-type="float" office:value="0.1485">
                <text:p>0.1485</text:p>
              </table:table-cell>
              <table:table-cell office:value-type="float" office:value="15.5668688382841">
                <text:p>15.5668688382841</text:p>
              </table:table-cell>
              <table:table-cell office:value-type="float" office:value="15.42">
                <text:p>15.42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float" office:value="0.1495">
                <text:p>0.1495</text:p>
              </table:table-cell>
              <table:table-cell office:value-type="float" office:value="15.5793067523404">
                <text:p>15.5793067523404</text:p>
              </table:table-cell>
              <table:table-cell office:value-type="float" office:value="15.433">
                <text:p>15.433</text:p>
              </table:table-cell>
              <table:table-cell office:value-type="float" office:value="15.433">
                <text:p>15.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66ffff" draw:fill-color="#66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65cm" svg:y="0.714cm" style:legend-expansion="custom" chartooo:width="3.334cm" chartooo:height="2.716cm" style:legend-expansion-aspect-ratio="1.22754050073638" chart:style-name="ch2"/>
        <chart:plot-area chart:style-name="ch3" table:cell-range-address="Sheet1.A8:Sheet1.A157 Sheet1.E7:Sheet1.E157 Sheet1.K7:Sheet1.K156 Sheet1.R7:Sheet1.R157" chart:data-source-has-labels="both" svg:x="0.32cm" svg:y="0.18cm" svg:width="12.111cm" svg:height="8.64cm">
          <chartooo:coordinate-region svg:x="1.418cm" svg:y="0.18cm" svg:width="11.013cm" svg:height="7.181cm"/>
          <chart:axis chart:dimension="x" chart:name="primary-x" chart:style-name="ch4" chartooo:axis-type="auto">
            <chartooo:date-scale/>
            <chart:categories table:cell-range-address="Sheet1.A8:Sheet1.A1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E157" chart:label-cell-address="Sheet1.E7:Sheet1.E7" chart:class="chart:line">
            <chart:data-point chart:repeated="150"/>
          </chart:series>
          <chart:series chart:style-name="ch8" chart:values-cell-range-address="Sheet1.K8:Sheet1.K156" chart:label-cell-address="Sheet1.K7:Sheet1.K7" chart:class="chart:line">
            <chart:data-point chart:repeated="149"/>
          </chart:series>
          <chart:series chart:style-name="ch9" chart:values-cell-range-address="Sheet1.R8:Sheet1.R157" chart:label-cell-address="Sheet1.R7:Sheet1.R7" chart:class="chart:line">
            <chart:data-point chart:repeated="1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t_Analytic</text:p>
                <draw:g>
                  <svg:desc>Sheet1.E7:Sheet1.E7</svg:desc>
                </draw:g>
              </table:table-cell>
              <table:table-cell office:value-type="string">
                <text:p>nut_CFD-1</text:p>
                <draw:g>
                  <svg:desc>Sheet1.K7:Sheet1.K7</svg:desc>
                </draw:g>
              </table:table-cell>
              <table:table-cell office:value-type="string">
                <text:p>nut_CFD-2</text:p>
                <draw:g>
                  <svg:desc>Sheet1.R7:Sheet1.R7</svg:desc>
                </draw:g>
              </table:table-cell>
            </table:table-row>
          </table:table-header-rows>
          <table:table-rows>
            <table:table-row>
              <table:table-cell office:value-type="float" office:value="0.0005">
                <text:p>0.0005</text:p>
                <draw:g>
                  <svg:desc>Sheet1.A8:Sheet1.A157</svg:desc>
                </draw:g>
              </table:table-cell>
              <table:table-cell office:value-type="float" office:value="0.000166229252">
                <text:p>0.000166229252</text:p>
                <draw:g>
                  <svg:desc>Sheet1.E8:Sheet1.E157</svg:desc>
                </draw:g>
              </table:table-cell>
              <table:table-cell office:value-type="float" office:value="0.00016726">
                <text:p>0.00016726</text:p>
                <draw:g>
                  <svg:desc>Sheet1.K8:Sheet1.K156</svg:desc>
                </draw:g>
              </table:table-cell>
              <table:table-cell office:value-type="float" office:value="0.00016726">
                <text:p>0.00016726</text:p>
                <draw:g>
                  <svg:desc>Sheet1.R8:Sheet1.R157</svg:desc>
                </draw:g>
              </table:table-cell>
            </table:table-row>
            <table:table-row>
              <table:table-cell office:value-type="float" office:value="0.0015">
                <text:p>0.0015</text:p>
              </table:table-cell>
              <table:table-cell office:value-type="float" office:value="0.000477829252">
                <text:p>0.000477829252</text:p>
              </table:table-cell>
              <table:table-cell office:value-type="float" office:value="0.00043725">
                <text:p>0.00043725</text:p>
              </table:table-cell>
              <table:table-cell office:value-type="float" office:value="0.00043725">
                <text:p>0.00043725</text:p>
              </table:table-cell>
            </table:table-row>
            <table:table-row>
              <table:table-cell office:value-type="float" office:value="0.0025">
                <text:p>0.0025</text:p>
              </table:table-cell>
              <table:table-cell office:value-type="float" office:value="0.000789429252">
                <text:p>0.000789429252</text:p>
              </table:table-cell>
              <table:table-cell office:value-type="float" office:value="0.00072931">
                <text:p>0.00072931</text:p>
              </table:table-cell>
              <table:table-cell office:value-type="float" office:value="0.00072931">
                <text:p>0.00072931</text:p>
              </table:table-cell>
            </table:table-row>
            <table:table-row>
              <table:table-cell office:value-type="float" office:value="0.0035">
                <text:p>0.0035</text:p>
              </table:table-cell>
              <table:table-cell office:value-type="float" office:value="0.001101029252">
                <text:p>0.001101029252</text:p>
              </table:table-cell>
              <table:table-cell office:value-type="float" office:value="0.0010362">
                <text:p>0.0010362</text:p>
              </table:table-cell>
              <table:table-cell office:value-type="float" office:value="0.0010362">
                <text:p>0.0010362</text:p>
              </table:table-cell>
            </table:table-row>
            <table:table-row>
              <table:table-cell office:value-type="float" office:value="0.0045">
                <text:p>0.0045</text:p>
              </table:table-cell>
              <table:table-cell office:value-type="float" office:value="0.001412629252">
                <text:p>0.001412629252</text:p>
              </table:table-cell>
              <table:table-cell office:value-type="float" office:value="0.0013506">
                <text:p>0.0013506</text:p>
              </table:table-cell>
              <table:table-cell office:value-type="float" office:value="0.0013506">
                <text:p>0.0013506</text:p>
              </table:table-cell>
            </table:table-row>
            <table:table-row>
              <table:table-cell office:value-type="float" office:value="0.0055">
                <text:p>0.0055</text:p>
              </table:table-cell>
              <table:table-cell office:value-type="float" office:value="0.001724229252">
                <text:p>0.001724229252</text:p>
              </table:table-cell>
              <table:table-cell office:value-type="float" office:value="0.0016694">
                <text:p>0.0016694</text:p>
              </table:table-cell>
              <table:table-cell office:value-type="float" office:value="0.0016694">
                <text:p>0.0016694</text:p>
              </table:table-cell>
            </table:table-row>
            <table:table-row>
              <table:table-cell office:value-type="float" office:value="0.0065">
                <text:p>0.0065</text:p>
              </table:table-cell>
              <table:table-cell office:value-type="float" office:value="0.002035829252">
                <text:p>0.002035829252</text:p>
              </table:table-cell>
              <table:table-cell office:value-type="float" office:value="0.0019909">
                <text:p>0.0019909</text:p>
              </table:table-cell>
              <table:table-cell office:value-type="float" office:value="0.0019909">
                <text:p>0.0019909</text:p>
              </table:table-cell>
            </table:table-row>
            <table:table-row>
              <table:table-cell office:value-type="float" office:value="0.0075">
                <text:p>0.0075</text:p>
              </table:table-cell>
              <table:table-cell office:value-type="float" office:value="0.002347429252">
                <text:p>0.002347429252</text:p>
              </table:table-cell>
              <table:table-cell office:value-type="float" office:value="0.0023141">
                <text:p>0.0023141</text:p>
              </table:table-cell>
              <table:table-cell office:value-type="float" office:value="0.0023141">
                <text:p>0.0023141</text:p>
              </table:table-cell>
            </table:table-row>
            <table:table-row>
              <table:table-cell office:value-type="float" office:value="0.0085">
                <text:p>0.0085</text:p>
              </table:table-cell>
              <table:table-cell office:value-type="float" office:value="0.002659029252">
                <text:p>0.002659029252</text:p>
              </table:table-cell>
              <table:table-cell office:value-type="float" office:value="0.0026385">
                <text:p>0.0026385</text:p>
              </table:table-cell>
              <table:table-cell office:value-type="float" office:value="0.0026385">
                <text:p>0.0026385</text:p>
              </table:table-cell>
            </table:table-row>
            <table:table-row>
              <table:table-cell office:value-type="float" office:value="0.0095">
                <text:p>0.0095</text:p>
              </table:table-cell>
              <table:table-cell office:value-type="float" office:value="0.002970629252">
                <text:p>0.002970629252</text:p>
              </table:table-cell>
              <table:table-cell office:value-type="float" office:value="0.0029638">
                <text:p>0.0029638</text:p>
              </table:table-cell>
              <table:table-cell office:value-type="float" office:value="0.0029638">
                <text:p>0.0029638</text:p>
              </table:table-cell>
            </table:table-row>
            <table:table-row>
              <table:table-cell office:value-type="float" office:value="0.0105">
                <text:p>0.0105</text:p>
              </table:table-cell>
              <table:table-cell office:value-type="float" office:value="0.003282229252">
                <text:p>0.003282229252</text:p>
              </table:table-cell>
              <table:table-cell office:value-type="float" office:value="0.0032898">
                <text:p>0.0032898</text:p>
              </table:table-cell>
              <table:table-cell office:value-type="float" office:value="0.0032898">
                <text:p>0.0032898</text:p>
              </table:table-cell>
            </table:table-row>
            <table:table-row>
              <table:table-cell office:value-type="float" office:value="0.0115">
                <text:p>0.0115</text:p>
              </table:table-cell>
              <table:table-cell office:value-type="float" office:value="0.003593829252">
                <text:p>0.003593829252</text:p>
              </table:table-cell>
              <table:table-cell office:value-type="float" office:value="0.0036162">
                <text:p>0.0036162</text:p>
              </table:table-cell>
              <table:table-cell office:value-type="float" office:value="0.0036162">
                <text:p>0.0036162</text:p>
              </table:table-cell>
            </table:table-row>
            <table:table-row>
              <table:table-cell office:value-type="float" office:value="0.0125">
                <text:p>0.0125</text:p>
              </table:table-cell>
              <table:table-cell office:value-type="float" office:value="0.003905429252">
                <text:p>0.003905429252</text:p>
              </table:table-cell>
              <table:table-cell office:value-type="float" office:value="0.003943">
                <text:p>0.003943</text:p>
              </table:table-cell>
              <table:table-cell office:value-type="float" office:value="0.003943">
                <text:p>0.003943</text:p>
              </table:table-cell>
            </table:table-row>
            <table:table-row>
              <table:table-cell office:value-type="float" office:value="0.0135">
                <text:p>0.0135</text:p>
              </table:table-cell>
              <table:table-cell office:value-type="float" office:value="0.004217029252">
                <text:p>0.004217029252</text:p>
              </table:table-cell>
              <table:table-cell office:value-type="float" office:value="0.00427">
                <text:p>0.00427</text:p>
              </table:table-cell>
              <table:table-cell office:value-type="float" office:value="0.00427">
                <text:p>0.00427</text:p>
              </table:table-cell>
            </table:table-row>
            <table:table-row>
              <table:table-cell office:value-type="float" office:value="0.0145">
                <text:p>0.0145</text:p>
              </table:table-cell>
              <table:table-cell office:value-type="float" office:value="0.004528629252">
                <text:p>0.004528629252</text:p>
              </table:table-cell>
              <table:table-cell office:value-type="float" office:value="0.0045973">
                <text:p>0.0045973</text:p>
              </table:table-cell>
              <table:table-cell office:value-type="float" office:value="0.0045973">
                <text:p>0.0045973</text:p>
              </table:table-cell>
            </table:table-row>
            <table:table-row>
              <table:table-cell office:value-type="float" office:value="0.0155">
                <text:p>0.0155</text:p>
              </table:table-cell>
              <table:table-cell office:value-type="float" office:value="0.004840229252">
                <text:p>0.004840229252</text:p>
              </table:table-cell>
              <table:table-cell office:value-type="float" office:value="0.0049247">
                <text:p>0.0049247</text:p>
              </table:table-cell>
              <table:table-cell office:value-type="float" office:value="0.0049247">
                <text:p>0.0049247</text:p>
              </table:table-cell>
            </table:table-row>
            <table:table-row>
              <table:table-cell office:value-type="float" office:value="0.0165">
                <text:p>0.0165</text:p>
              </table:table-cell>
              <table:table-cell office:value-type="float" office:value="0.005151829252">
                <text:p>0.005151829252</text:p>
              </table:table-cell>
              <table:table-cell office:value-type="float" office:value="0.0052523">
                <text:p>0.0052523</text:p>
              </table:table-cell>
              <table:table-cell office:value-type="float" office:value="0.0052523">
                <text:p>0.0052523</text:p>
              </table:table-cell>
            </table:table-row>
            <table:table-row>
              <table:table-cell office:value-type="float" office:value="0.0175">
                <text:p>0.0175</text:p>
              </table:table-cell>
              <table:table-cell office:value-type="float" office:value="0.005463429252">
                <text:p>0.005463429252</text:p>
              </table:table-cell>
              <table:table-cell office:value-type="float" office:value="0.0055799">
                <text:p>0.0055799</text:p>
              </table:table-cell>
              <table:table-cell office:value-type="float" office:value="0.0055799">
                <text:p>0.0055799</text:p>
              </table:table-cell>
            </table:table-row>
            <table:table-row>
              <table:table-cell office:value-type="float" office:value="0.0185">
                <text:p>0.0185</text:p>
              </table:table-cell>
              <table:table-cell office:value-type="float" office:value="0.005775029252">
                <text:p>0.005775029252</text:p>
              </table:table-cell>
              <table:table-cell office:value-type="float" office:value="0.0059076">
                <text:p>0.0059076</text:p>
              </table:table-cell>
              <table:table-cell office:value-type="float" office:value="0.0059076">
                <text:p>0.0059076</text:p>
              </table:table-cell>
            </table:table-row>
            <table:table-row>
              <table:table-cell office:value-type="float" office:value="0.0195">
                <text:p>0.0195</text:p>
              </table:table-cell>
              <table:table-cell office:value-type="float" office:value="0.006086629252">
                <text:p>0.006086629252</text:p>
              </table:table-cell>
              <table:table-cell office:value-type="float" office:value="0.0062354">
                <text:p>0.0062354</text:p>
              </table:table-cell>
              <table:table-cell office:value-type="float" office:value="0.0062354">
                <text:p>0.0062354</text:p>
              </table:table-cell>
            </table:table-row>
            <table:table-row>
              <table:table-cell office:value-type="float" office:value="0.0205">
                <text:p>0.0205</text:p>
              </table:table-cell>
              <table:table-cell office:value-type="float" office:value="0.006398229252">
                <text:p>0.006398229252</text:p>
              </table:table-cell>
              <table:table-cell office:value-type="float" office:value="0.0065631">
                <text:p>0.0065631</text:p>
              </table:table-cell>
              <table:table-cell office:value-type="float" office:value="0.0065631">
                <text:p>0.0065631</text:p>
              </table:table-cell>
            </table:table-row>
            <table:table-row>
              <table:table-cell office:value-type="float" office:value="0.0215">
                <text:p>0.0215</text:p>
              </table:table-cell>
              <table:table-cell office:value-type="float" office:value="0.006709829252">
                <text:p>0.006709829252</text:p>
              </table:table-cell>
              <table:table-cell office:value-type="float" office:value="0.0068909">
                <text:p>0.0068909</text:p>
              </table:table-cell>
              <table:table-cell office:value-type="float" office:value="0.0068909">
                <text:p>0.0068909</text:p>
              </table:table-cell>
            </table:table-row>
            <table:table-row>
              <table:table-cell office:value-type="float" office:value="0.0225">
                <text:p>0.0225</text:p>
              </table:table-cell>
              <table:table-cell office:value-type="float" office:value="0.00702142925200001">
                <text:p>0.00702142925200001</text:p>
              </table:table-cell>
              <table:table-cell office:value-type="float" office:value="0.0072186">
                <text:p>0.0072186</text:p>
              </table:table-cell>
              <table:table-cell office:value-type="float" office:value="0.0072186">
                <text:p>0.0072186</text:p>
              </table:table-cell>
            </table:table-row>
            <table:table-row>
              <table:table-cell office:value-type="float" office:value="0.0235">
                <text:p>0.0235</text:p>
              </table:table-cell>
              <table:table-cell office:value-type="float" office:value="0.007333029252">
                <text:p>0.007333029252</text:p>
              </table:table-cell>
              <table:table-cell office:value-type="float" office:value="0.0075463">
                <text:p>0.0075463</text:p>
              </table:table-cell>
              <table:table-cell office:value-type="float" office:value="0.0075463">
                <text:p>0.0075463</text:p>
              </table:table-cell>
            </table:table-row>
            <table:table-row>
              <table:table-cell office:value-type="float" office:value="0.0245">
                <text:p>0.0245</text:p>
              </table:table-cell>
              <table:table-cell office:value-type="float" office:value="0.00764462925200001">
                <text:p>0.00764462925200001</text:p>
              </table:table-cell>
              <table:table-cell office:value-type="float" office:value="0.007874">
                <text:p>0.007874</text:p>
              </table:table-cell>
              <table:table-cell office:value-type="float" office:value="0.007874">
                <text:p>0.007874</text:p>
              </table:table-cell>
            </table:table-row>
            <table:table-row>
              <table:table-cell office:value-type="float" office:value="0.0255">
                <text:p>0.0255</text:p>
              </table:table-cell>
              <table:table-cell office:value-type="float" office:value="0.007956229252">
                <text:p>0.007956229252</text:p>
              </table:table-cell>
              <table:table-cell office:value-type="float" office:value="0.0082017">
                <text:p>0.0082017</text:p>
              </table:table-cell>
              <table:table-cell office:value-type="float" office:value="0.0082017">
                <text:p>0.0082017</text:p>
              </table:table-cell>
            </table:table-row>
            <table:table-row>
              <table:table-cell office:value-type="float" office:value="0.0265">
                <text:p>0.0265</text:p>
              </table:table-cell>
              <table:table-cell office:value-type="float" office:value="0.00826782925200001">
                <text:p>0.00826782925200001</text:p>
              </table:table-cell>
              <table:table-cell office:value-type="float" office:value="0.0085293">
                <text:p>0.0085293</text:p>
              </table:table-cell>
              <table:table-cell office:value-type="float" office:value="0.0085293">
                <text:p>0.0085293</text:p>
              </table:table-cell>
            </table:table-row>
            <table:table-row>
              <table:table-cell office:value-type="float" office:value="0.0275">
                <text:p>0.0275</text:p>
              </table:table-cell>
              <table:table-cell office:value-type="float" office:value="0.00857942925200001">
                <text:p>0.00857942925200001</text:p>
              </table:table-cell>
              <table:table-cell office:value-type="float" office:value="0.0088568">
                <text:p>0.0088568</text:p>
              </table:table-cell>
              <table:table-cell office:value-type="float" office:value="0.0088568">
                <text:p>0.0088568</text:p>
              </table:table-cell>
            </table:table-row>
            <table:table-row>
              <table:table-cell office:value-type="float" office:value="0.0285">
                <text:p>0.0285</text:p>
              </table:table-cell>
              <table:table-cell office:value-type="float" office:value="0.00889102925200001">
                <text:p>0.00889102925200001</text:p>
              </table:table-cell>
              <table:table-cell office:value-type="float" office:value="0.0091842">
                <text:p>0.0091842</text:p>
              </table:table-cell>
              <table:table-cell office:value-type="float" office:value="0.0091842">
                <text:p>0.0091842</text:p>
              </table:table-cell>
            </table:table-row>
            <table:table-row>
              <table:table-cell office:value-type="float" office:value="0.0295">
                <text:p>0.0295</text:p>
              </table:table-cell>
              <table:table-cell office:value-type="float" office:value="0.00920262925200001">
                <text:p>0.00920262925200001</text:p>
              </table:table-cell>
              <table:table-cell office:value-type="float" office:value="0.0095116">
                <text:p>0.0095116</text:p>
              </table:table-cell>
              <table:table-cell office:value-type="float" office:value="0.0095116">
                <text:p>0.0095116</text:p>
              </table:table-cell>
            </table:table-row>
            <table:table-row>
              <table:table-cell office:value-type="float" office:value="0.0305">
                <text:p>0.0305</text:p>
              </table:table-cell>
              <table:table-cell office:value-type="float" office:value="0.00951422925200001">
                <text:p>0.00951422925200001</text:p>
              </table:table-cell>
              <table:table-cell office:value-type="float" office:value="0.0098389">
                <text:p>0.0098389</text:p>
              </table:table-cell>
              <table:table-cell office:value-type="float" office:value="0.0098389">
                <text:p>0.0098389</text:p>
              </table:table-cell>
            </table:table-row>
            <table:table-row>
              <table:table-cell office:value-type="float" office:value="0.0315">
                <text:p>0.0315</text:p>
              </table:table-cell>
              <table:table-cell office:value-type="float" office:value="0.00982582925200001">
                <text:p>0.00982582925200001</text:p>
              </table:table-cell>
              <table:table-cell office:value-type="float" office:value="0.010166">
                <text:p>0.010166</text:p>
              </table:table-cell>
              <table:table-cell office:value-type="float" office:value="0.010166">
                <text:p>0.010166</text:p>
              </table:table-cell>
            </table:table-row>
            <table:table-row>
              <table:table-cell office:value-type="float" office:value="0.0325">
                <text:p>0.0325</text:p>
              </table:table-cell>
              <table:table-cell office:value-type="float" office:value="0.010137429252">
                <text:p>0.010137429252</text:p>
              </table:table-cell>
              <table:table-cell office:value-type="float" office:value="0.010493">
                <text:p>0.010493</text:p>
              </table:table-cell>
              <table:table-cell office:value-type="float" office:value="0.010493">
                <text:p>0.010493</text:p>
              </table:table-cell>
            </table:table-row>
            <table:table-row>
              <table:table-cell office:value-type="float" office:value="0.0335">
                <text:p>0.0335</text:p>
              </table:table-cell>
              <table:table-cell office:value-type="float" office:value="0.010449029252">
                <text:p>0.010449029252</text:p>
              </table:table-cell>
              <table:table-cell office:value-type="float" office:value="0.01082">
                <text:p>0.01082</text:p>
              </table:table-cell>
              <table:table-cell office:value-type="float" office:value="0.01082">
                <text:p>0.01082</text:p>
              </table:table-cell>
            </table:table-row>
            <table:table-row>
              <table:table-cell office:value-type="float" office:value="0.0345">
                <text:p>0.0345</text:p>
              </table:table-cell>
              <table:table-cell office:value-type="float" office:value="0.010760629252">
                <text:p>0.010760629252</text:p>
              </table:table-cell>
              <table:table-cell office:value-type="float" office:value="0.011147">
                <text:p>0.011147</text:p>
              </table:table-cell>
              <table:table-cell office:value-type="float" office:value="0.011147">
                <text:p>0.011147</text:p>
              </table:table-cell>
            </table:table-row>
            <table:table-row>
              <table:table-cell office:value-type="float" office:value="0.0355">
                <text:p>0.0355</text:p>
              </table:table-cell>
              <table:table-cell office:value-type="float" office:value="0.011072229252">
                <text:p>0.011072229252</text:p>
              </table:table-cell>
              <table:table-cell office:value-type="float" office:value="0.011474">
                <text:p>0.011474</text:p>
              </table:table-cell>
              <table:table-cell office:value-type="float" office:value="0.011474">
                <text:p>0.011474</text:p>
              </table:table-cell>
            </table:table-row>
            <table:table-row>
              <table:table-cell office:value-type="float" office:value="0.0365">
                <text:p>0.0365</text:p>
              </table:table-cell>
              <table:table-cell office:value-type="float" office:value="0.011383829252">
                <text:p>0.011383829252</text:p>
              </table:table-cell>
              <table:table-cell office:value-type="float" office:value="0.0118">
                <text:p>0.0118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float" office:value="0.0375">
                <text:p>0.0375</text:p>
              </table:table-cell>
              <table:table-cell office:value-type="float" office:value="0.011695429252">
                <text:p>0.011695429252</text:p>
              </table:table-cell>
              <table:table-cell office:value-type="float" office:value="0.012127">
                <text:p>0.012127</text:p>
              </table:table-cell>
              <table:table-cell office:value-type="float" office:value="0.012127">
                <text:p>0.012127</text:p>
              </table:table-cell>
            </table:table-row>
            <table:table-row>
              <table:table-cell office:value-type="float" office:value="0.0385">
                <text:p>0.0385</text:p>
              </table:table-cell>
              <table:table-cell office:value-type="float" office:value="0.012007029252">
                <text:p>0.012007029252</text:p>
              </table:table-cell>
              <table:table-cell office:value-type="float" office:value="0.012453">
                <text:p>0.012453</text:p>
              </table:table-cell>
              <table:table-cell office:value-type="float" office:value="0.012453">
                <text:p>0.012453</text:p>
              </table:table-cell>
            </table:table-row>
            <table:table-row>
              <table:table-cell office:value-type="float" office:value="0.0395">
                <text:p>0.0395</text:p>
              </table:table-cell>
              <table:table-cell office:value-type="float" office:value="0.012318629252">
                <text:p>0.012318629252</text:p>
              </table:table-cell>
              <table:table-cell office:value-type="float" office:value="0.01278">
                <text:p>0.01278</text:p>
              </table:table-cell>
              <table:table-cell office:value-type="float" office:value="0.01278">
                <text:p>0.01278</text:p>
              </table:table-cell>
            </table:table-row>
            <table:table-row>
              <table:table-cell office:value-type="float" office:value="0.0405">
                <text:p>0.0405</text:p>
              </table:table-cell>
              <table:table-cell office:value-type="float" office:value="0.012630229252">
                <text:p>0.012630229252</text:p>
              </table:table-cell>
              <table:table-cell office:value-type="float" office:value="0.013106">
                <text:p>0.013106</text:p>
              </table:table-cell>
              <table:table-cell office:value-type="float" office:value="0.013106">
                <text:p>0.013106</text:p>
              </table:table-cell>
            </table:table-row>
            <table:table-row>
              <table:table-cell office:value-type="float" office:value="0.0415">
                <text:p>0.0415</text:p>
              </table:table-cell>
              <table:table-cell office:value-type="float" office:value="0.012941829252">
                <text:p>0.012941829252</text:p>
              </table:table-cell>
              <table:table-cell office:value-type="float" office:value="0.013432">
                <text:p>0.013432</text:p>
              </table:table-cell>
              <table:table-cell office:value-type="float" office:value="0.013432">
                <text:p>0.013432</text:p>
              </table:table-cell>
            </table:table-row>
            <table:table-row>
              <table:table-cell office:value-type="float" office:value="0.0425">
                <text:p>0.0425</text:p>
              </table:table-cell>
              <table:table-cell office:value-type="float" office:value="0.013253429252">
                <text:p>0.013253429252</text:p>
              </table:table-cell>
              <table:table-cell office:value-type="float" office:value="0.013757">
                <text:p>0.013757</text:p>
              </table:table-cell>
              <table:table-cell office:value-type="float" office:value="0.013757">
                <text:p>0.013757</text:p>
              </table:table-cell>
            </table:table-row>
            <table:table-row>
              <table:table-cell office:value-type="float" office:value="0.0435">
                <text:p>0.0435</text:p>
              </table:table-cell>
              <table:table-cell office:value-type="float" office:value="0.013565029252">
                <text:p>0.013565029252</text:p>
              </table:table-cell>
              <table:table-cell office:value-type="float" office:value="0.014083">
                <text:p>0.014083</text:p>
              </table:table-cell>
              <table:table-cell office:value-type="float" office:value="0.014083">
                <text:p>0.014083</text:p>
              </table:table-cell>
            </table:table-row>
            <table:table-row>
              <table:table-cell office:value-type="float" office:value="0.0445">
                <text:p>0.0445</text:p>
              </table:table-cell>
              <table:table-cell office:value-type="float" office:value="0.013876629252">
                <text:p>0.013876629252</text:p>
              </table:table-cell>
              <table:table-cell office:value-type="float" office:value="0.014408">
                <text:p>0.014408</text:p>
              </table:table-cell>
              <table:table-cell office:value-type="float" office:value="0.014408">
                <text:p>0.014408</text:p>
              </table:table-cell>
            </table:table-row>
            <table:table-row>
              <table:table-cell office:value-type="float" office:value="0.0455">
                <text:p>0.0455</text:p>
              </table:table-cell>
              <table:table-cell office:value-type="float" office:value="0.014188229252">
                <text:p>0.014188229252</text:p>
              </table:table-cell>
              <table:table-cell office:value-type="float" office:value="0.014734">
                <text:p>0.014734</text:p>
              </table:table-cell>
              <table:table-cell office:value-type="float" office:value="0.014734">
                <text:p>0.014734</text:p>
              </table:table-cell>
            </table:table-row>
            <table:table-row>
              <table:table-cell office:value-type="float" office:value="0.0465">
                <text:p>0.0465</text:p>
              </table:table-cell>
              <table:table-cell office:value-type="float" office:value="0.014499829252">
                <text:p>0.014499829252</text:p>
              </table:table-cell>
              <table:table-cell office:value-type="float" office:value="0.015059">
                <text:p>0.015059</text:p>
              </table:table-cell>
              <table:table-cell office:value-type="float" office:value="0.015059">
                <text:p>0.015059</text:p>
              </table:table-cell>
            </table:table-row>
            <table:table-row>
              <table:table-cell office:value-type="float" office:value="0.0475">
                <text:p>0.0475</text:p>
              </table:table-cell>
              <table:table-cell office:value-type="float" office:value="0.014811429252">
                <text:p>0.014811429252</text:p>
              </table:table-cell>
              <table:table-cell office:value-type="float" office:value="0.015384">
                <text:p>0.015384</text:p>
              </table:table-cell>
              <table:table-cell office:value-type="float" office:value="0.015384">
                <text:p>0.015384</text:p>
              </table:table-cell>
            </table:table-row>
            <table:table-row>
              <table:table-cell office:value-type="float" office:value="0.0485">
                <text:p>0.0485</text:p>
              </table:table-cell>
              <table:table-cell office:value-type="float" office:value="0.015123029252">
                <text:p>0.015123029252</text:p>
              </table:table-cell>
              <table:table-cell office:value-type="float" office:value="0.015709">
                <text:p>0.015709</text:p>
              </table:table-cell>
              <table:table-cell office:value-type="float" office:value="0.015709">
                <text:p>0.015709</text:p>
              </table:table-cell>
            </table:table-row>
            <table:table-row>
              <table:table-cell office:value-type="float" office:value="0.0495">
                <text:p>0.0495</text:p>
              </table:table-cell>
              <table:table-cell office:value-type="float" office:value="0.015434629252">
                <text:p>0.015434629252</text:p>
              </table:table-cell>
              <table:table-cell office:value-type="float" office:value="0.016033">
                <text:p>0.016033</text:p>
              </table:table-cell>
              <table:table-cell office:value-type="float" office:value="0.016033">
                <text:p>0.016033</text:p>
              </table:table-cell>
            </table:table-row>
            <table:table-row>
              <table:table-cell office:value-type="float" office:value="0.0505">
                <text:p>0.0505</text:p>
              </table:table-cell>
              <table:table-cell office:value-type="float" office:value="0.015746229252">
                <text:p>0.015746229252</text:p>
              </table:table-cell>
              <table:table-cell office:value-type="float" office:value="0.016358">
                <text:p>0.016358</text:p>
              </table:table-cell>
              <table:table-cell office:value-type="float" office:value="0.016358">
                <text:p>0.016358</text:p>
              </table:table-cell>
            </table:table-row>
            <table:table-row>
              <table:table-cell office:value-type="float" office:value="0.0515">
                <text:p>0.0515</text:p>
              </table:table-cell>
              <table:table-cell office:value-type="float" office:value="0.016057829252">
                <text:p>0.016057829252</text:p>
              </table:table-cell>
              <table:table-cell office:value-type="float" office:value="0.016682">
                <text:p>0.016682</text:p>
              </table:table-cell>
              <table:table-cell office:value-type="float" office:value="0.016682">
                <text:p>0.016682</text:p>
              </table:table-cell>
            </table:table-row>
            <table:table-row>
              <table:table-cell office:value-type="float" office:value="0.0525">
                <text:p>0.0525</text:p>
              </table:table-cell>
              <table:table-cell office:value-type="float" office:value="0.016369429252">
                <text:p>0.016369429252</text:p>
              </table:table-cell>
              <table:table-cell office:value-type="float" office:value="0.017006">
                <text:p>0.017006</text:p>
              </table:table-cell>
              <table:table-cell office:value-type="float" office:value="0.017006">
                <text:p>0.017006</text:p>
              </table:table-cell>
            </table:table-row>
            <table:table-row>
              <table:table-cell office:value-type="float" office:value="0.0535">
                <text:p>0.0535</text:p>
              </table:table-cell>
              <table:table-cell office:value-type="float" office:value="0.016681029252">
                <text:p>0.016681029252</text:p>
              </table:table-cell>
              <table:table-cell office:value-type="float" office:value="0.01733">
                <text:p>0.01733</text:p>
              </table:table-cell>
              <table:table-cell office:value-type="float" office:value="0.01733">
                <text:p>0.01733</text:p>
              </table:table-cell>
            </table:table-row>
            <table:table-row>
              <table:table-cell office:value-type="float" office:value="0.0545">
                <text:p>0.0545</text:p>
              </table:table-cell>
              <table:table-cell office:value-type="float" office:value="0.016992629252">
                <text:p>0.016992629252</text:p>
              </table:table-cell>
              <table:table-cell office:value-type="float" office:value="0.017654">
                <text:p>0.017654</text:p>
              </table:table-cell>
              <table:table-cell office:value-type="float" office:value="0.017654">
                <text:p>0.017654</text:p>
              </table:table-cell>
            </table:table-row>
            <table:table-row>
              <table:table-cell office:value-type="float" office:value="0.0555">
                <text:p>0.0555</text:p>
              </table:table-cell>
              <table:table-cell office:value-type="float" office:value="0.017304229252">
                <text:p>0.017304229252</text:p>
              </table:table-cell>
              <table:table-cell office:value-type="float" office:value="0.017977">
                <text:p>0.017977</text:p>
              </table:table-cell>
              <table:table-cell office:value-type="float" office:value="0.017977">
                <text:p>0.017977</text:p>
              </table:table-cell>
            </table:table-row>
            <table:table-row>
              <table:table-cell office:value-type="float" office:value="0.0565">
                <text:p>0.0565</text:p>
              </table:table-cell>
              <table:table-cell office:value-type="float" office:value="0.017615829252">
                <text:p>0.017615829252</text:p>
              </table:table-cell>
              <table:table-cell office:value-type="float" office:value="0.0183">
                <text:p>0.0183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float" office:value="0.0575">
                <text:p>0.0575</text:p>
              </table:table-cell>
              <table:table-cell office:value-type="float" office:value="0.017927429252">
                <text:p>0.017927429252</text:p>
              </table:table-cell>
              <table:table-cell office:value-type="float" office:value="0.018623">
                <text:p>0.018623</text:p>
              </table:table-cell>
              <table:table-cell office:value-type="float" office:value="0.018623">
                <text:p>0.018623</text:p>
              </table:table-cell>
            </table:table-row>
            <table:table-row>
              <table:table-cell office:value-type="float" office:value="0.0585">
                <text:p>0.0585</text:p>
              </table:table-cell>
              <table:table-cell office:value-type="float" office:value="0.018239029252">
                <text:p>0.018239029252</text:p>
              </table:table-cell>
              <table:table-cell office:value-type="float" office:value="0.018946">
                <text:p>0.018946</text:p>
              </table:table-cell>
              <table:table-cell office:value-type="float" office:value="0.018946">
                <text:p>0.018946</text:p>
              </table:table-cell>
            </table:table-row>
            <table:table-row>
              <table:table-cell office:value-type="float" office:value="0.0595">
                <text:p>0.0595</text:p>
              </table:table-cell>
              <table:table-cell office:value-type="float" office:value="0.018550629252">
                <text:p>0.018550629252</text:p>
              </table:table-cell>
              <table:table-cell office:value-type="float" office:value="0.019269">
                <text:p>0.019269</text:p>
              </table:table-cell>
              <table:table-cell office:value-type="float" office:value="0.019269">
                <text:p>0.019269</text:p>
              </table:table-cell>
            </table:table-row>
            <table:table-row>
              <table:table-cell office:value-type="float" office:value="0.0605">
                <text:p>0.0605</text:p>
              </table:table-cell>
              <table:table-cell office:value-type="float" office:value="0.018862229252">
                <text:p>0.018862229252</text:p>
              </table:table-cell>
              <table:table-cell office:value-type="float" office:value="0.019591">
                <text:p>0.019591</text:p>
              </table:table-cell>
              <table:table-cell office:value-type="float" office:value="0.019591">
                <text:p>0.019591</text:p>
              </table:table-cell>
            </table:table-row>
            <table:table-row>
              <table:table-cell office:value-type="float" office:value="0.0615000000000001">
                <text:p>0.0615000000000001</text:p>
              </table:table-cell>
              <table:table-cell office:value-type="float" office:value="0.019173829252">
                <text:p>0.019173829252</text:p>
              </table:table-cell>
              <table:table-cell office:value-type="float" office:value="0.019913">
                <text:p>0.019913</text:p>
              </table:table-cell>
              <table:table-cell office:value-type="float" office:value="0.019913">
                <text:p>0.019913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0.019485429252">
                <text:p>0.019485429252</text:p>
              </table:table-cell>
              <table:table-cell office:value-type="float" office:value="0.020235">
                <text:p>0.020235</text:p>
              </table:table-cell>
              <table:table-cell office:value-type="float" office:value="0.020235">
                <text:p>0.020235</text:p>
              </table:table-cell>
            </table:table-row>
            <table:table-row>
              <table:table-cell office:value-type="float" office:value="0.0635">
                <text:p>0.0635</text:p>
              </table:table-cell>
              <table:table-cell office:value-type="float" office:value="0.019797029252">
                <text:p>0.019797029252</text:p>
              </table:table-cell>
              <table:table-cell office:value-type="float" office:value="0.020557">
                <text:p>0.020557</text:p>
              </table:table-cell>
              <table:table-cell office:value-type="float" office:value="0.020557">
                <text:p>0.020557</text:p>
              </table:table-cell>
            </table:table-row>
            <table:table-row>
              <table:table-cell office:value-type="float" office:value="0.0645">
                <text:p>0.0645</text:p>
              </table:table-cell>
              <table:table-cell office:value-type="float" office:value="0.020108629252">
                <text:p>0.020108629252</text:p>
              </table:table-cell>
              <table:table-cell office:value-type="float" office:value="0.020878">
                <text:p>0.020878</text:p>
              </table:table-cell>
              <table:table-cell office:value-type="float" office:value="0.020878">
                <text:p>0.020878</text:p>
              </table:table-cell>
            </table:table-row>
            <table:table-row>
              <table:table-cell office:value-type="float" office:value="0.0655">
                <text:p>0.0655</text:p>
              </table:table-cell>
              <table:table-cell office:value-type="float" office:value="0.020420229252">
                <text:p>0.020420229252</text:p>
              </table:table-cell>
              <table:table-cell office:value-type="float" office:value="0.021199">
                <text:p>0.021199</text:p>
              </table:table-cell>
              <table:table-cell office:value-type="float" office:value="0.021199">
                <text:p>0.021199</text:p>
              </table:table-cell>
            </table:table-row>
            <table:table-row>
              <table:table-cell office:value-type="float" office:value="0.0665000000000001">
                <text:p>0.0665000000000001</text:p>
              </table:table-cell>
              <table:table-cell office:value-type="float" office:value="0.020731829252">
                <text:p>0.020731829252</text:p>
              </table:table-cell>
              <table:table-cell office:value-type="float" office:value="0.02152">
                <text:p>0.02152</text:p>
              </table:table-cell>
              <table:table-cell office:value-type="float" office:value="0.02152">
                <text:p>0.02152</text:p>
              </table:table-cell>
            </table:table-row>
            <table:table-row>
              <table:table-cell office:value-type="float" office:value="0.0675">
                <text:p>0.0675</text:p>
              </table:table-cell>
              <table:table-cell office:value-type="float" office:value="0.021043429252">
                <text:p>0.021043429252</text:p>
              </table:table-cell>
              <table:table-cell office:value-type="float" office:value="0.021841">
                <text:p>0.021841</text:p>
              </table:table-cell>
              <table:table-cell office:value-type="float" office:value="0.021841">
                <text:p>0.021841</text:p>
              </table:table-cell>
            </table:table-row>
            <table:table-row>
              <table:table-cell office:value-type="float" office:value="0.0685000000000001">
                <text:p>0.0685000000000001</text:p>
              </table:table-cell>
              <table:table-cell office:value-type="float" office:value="0.021355029252">
                <text:p>0.021355029252</text:p>
              </table:table-cell>
              <table:table-cell office:value-type="float" office:value="0.022162">
                <text:p>0.022162</text:p>
              </table:table-cell>
              <table:table-cell office:value-type="float" office:value="0.022162">
                <text:p>0.022162</text:p>
              </table:table-cell>
            </table:table-row>
            <table:table-row>
              <table:table-cell office:value-type="float" office:value="0.0695">
                <text:p>0.0695</text:p>
              </table:table-cell>
              <table:table-cell office:value-type="float" office:value="0.021666629252">
                <text:p>0.021666629252</text:p>
              </table:table-cell>
              <table:table-cell office:value-type="float" office:value="0.022482">
                <text:p>0.022482</text:p>
              </table:table-cell>
              <table:table-cell office:value-type="float" office:value="0.022482">
                <text:p>0.022482</text:p>
              </table:table-cell>
            </table:table-row>
            <table:table-row>
              <table:table-cell office:value-type="float" office:value="0.0705000000000001">
                <text:p>0.0705000000000001</text:p>
              </table:table-cell>
              <table:table-cell office:value-type="float" office:value="0.021978229252">
                <text:p>0.021978229252</text:p>
              </table:table-cell>
              <table:table-cell office:value-type="float" office:value="0.022802">
                <text:p>0.022802</text:p>
              </table:table-cell>
              <table:table-cell office:value-type="float" office:value="0.022802">
                <text:p>0.022802</text:p>
              </table:table-cell>
            </table:table-row>
            <table:table-row>
              <table:table-cell office:value-type="float" office:value="0.0715000000000001">
                <text:p>0.0715000000000001</text:p>
              </table:table-cell>
              <table:table-cell office:value-type="float" office:value="0.022289829252">
                <text:p>0.022289829252</text:p>
              </table:table-cell>
              <table:table-cell office:value-type="float" office:value="0.023121">
                <text:p>0.023121</text:p>
              </table:table-cell>
              <table:table-cell office:value-type="float" office:value="0.023121">
                <text:p>0.023121</text:p>
              </table:table-cell>
            </table:table-row>
            <table:table-row>
              <table:table-cell office:value-type="float" office:value="0.0725000000000001">
                <text:p>0.0725000000000001</text:p>
              </table:table-cell>
              <table:table-cell office:value-type="float" office:value="0.022601429252">
                <text:p>0.022601429252</text:p>
              </table:table-cell>
              <table:table-cell office:value-type="float" office:value="0.023441">
                <text:p>0.023441</text:p>
              </table:table-cell>
              <table:table-cell office:value-type="float" office:value="0.023441">
                <text:p>0.023441</text:p>
              </table:table-cell>
            </table:table-row>
            <table:table-row>
              <table:table-cell office:value-type="float" office:value="0.0735000000000001">
                <text:p>0.0735000000000001</text:p>
              </table:table-cell>
              <table:table-cell office:value-type="float" office:value="0.022913029252">
                <text:p>0.022913029252</text:p>
              </table:table-cell>
              <table:table-cell office:value-type="float" office:value="0.02376">
                <text:p>0.02376</text:p>
              </table:table-cell>
              <table:table-cell office:value-type="float" office:value="0.02376">
                <text:p>0.02376</text:p>
              </table:table-cell>
            </table:table-row>
            <table:table-row>
              <table:table-cell office:value-type="float" office:value="0.0745000000000001">
                <text:p>0.0745000000000001</text:p>
              </table:table-cell>
              <table:table-cell office:value-type="float" office:value="0.023224629252">
                <text:p>0.023224629252</text:p>
              </table:table-cell>
              <table:table-cell office:value-type="float" office:value="0.024079">
                <text:p>0.024079</text:p>
              </table:table-cell>
              <table:table-cell office:value-type="float" office:value="0.024079">
                <text:p>0.024079</text:p>
              </table:table-cell>
            </table:table-row>
            <table:table-row>
              <table:table-cell office:value-type="float" office:value="0.0755000000000001">
                <text:p>0.0755000000000001</text:p>
              </table:table-cell>
              <table:table-cell office:value-type="float" office:value="0.023536229252">
                <text:p>0.023536229252</text:p>
              </table:table-cell>
              <table:table-cell office:value-type="float" office:value="0.024397">
                <text:p>0.024397</text:p>
              </table:table-cell>
              <table:table-cell office:value-type="float" office:value="0.024397">
                <text:p>0.024397</text:p>
              </table:table-cell>
            </table:table-row>
            <table:table-row>
              <table:table-cell office:value-type="float" office:value="0.0765000000000001">
                <text:p>0.0765000000000001</text:p>
              </table:table-cell>
              <table:table-cell office:value-type="float" office:value="0.023847829252">
                <text:p>0.023847829252</text:p>
              </table:table-cell>
              <table:table-cell office:value-type="float" office:value="0.024715">
                <text:p>0.024715</text:p>
              </table:table-cell>
              <table:table-cell office:value-type="float" office:value="0.024715">
                <text:p>0.024715</text:p>
              </table:table-cell>
            </table:table-row>
            <table:table-row>
              <table:table-cell office:value-type="float" office:value="0.0775000000000001">
                <text:p>0.0775000000000001</text:p>
              </table:table-cell>
              <table:table-cell office:value-type="float" office:value="0.024159429252">
                <text:p>0.024159429252</text:p>
              </table:table-cell>
              <table:table-cell office:value-type="float" office:value="0.025033">
                <text:p>0.025033</text:p>
              </table:table-cell>
              <table:table-cell office:value-type="float" office:value="0.025033">
                <text:p>0.025033</text:p>
              </table:table-cell>
            </table:table-row>
            <table:table-row>
              <table:table-cell office:value-type="float" office:value="0.0785000000000001">
                <text:p>0.0785000000000001</text:p>
              </table:table-cell>
              <table:table-cell office:value-type="float" office:value="0.024471029252">
                <text:p>0.024471029252</text:p>
              </table:table-cell>
              <table:table-cell office:value-type="float" office:value="0.025351">
                <text:p>0.025351</text:p>
              </table:table-cell>
              <table:table-cell office:value-type="float" office:value="0.025351">
                <text:p>0.025351</text:p>
              </table:table-cell>
            </table:table-row>
            <table:table-row>
              <table:table-cell office:value-type="float" office:value="0.0795000000000001">
                <text:p>0.0795000000000001</text:p>
              </table:table-cell>
              <table:table-cell office:value-type="float" office:value="0.024782629252">
                <text:p>0.024782629252</text:p>
              </table:table-cell>
              <table:table-cell office:value-type="float" office:value="0.025669">
                <text:p>0.025669</text:p>
              </table:table-cell>
              <table:table-cell office:value-type="float" office:value="0.025669">
                <text:p>0.025669</text:p>
              </table:table-cell>
            </table:table-row>
            <table:table-row>
              <table:table-cell office:value-type="float" office:value="0.0805000000000001">
                <text:p>0.0805000000000001</text:p>
              </table:table-cell>
              <table:table-cell office:value-type="float" office:value="0.025094229252">
                <text:p>0.025094229252</text:p>
              </table:table-cell>
              <table:table-cell office:value-type="float" office:value="0.025986">
                <text:p>0.025986</text:p>
              </table:table-cell>
              <table:table-cell office:value-type="float" office:value="0.025986">
                <text:p>0.025986</text:p>
              </table:table-cell>
            </table:table-row>
            <table:table-row>
              <table:table-cell office:value-type="float" office:value="0.0815000000000001">
                <text:p>0.0815000000000001</text:p>
              </table:table-cell>
              <table:table-cell office:value-type="float" office:value="0.025405829252">
                <text:p>0.025405829252</text:p>
              </table:table-cell>
              <table:table-cell office:value-type="float" office:value="0.026302">
                <text:p>0.026302</text:p>
              </table:table-cell>
              <table:table-cell office:value-type="float" office:value="0.026302">
                <text:p>0.026302</text:p>
              </table:table-cell>
            </table:table-row>
            <table:table-row>
              <table:table-cell office:value-type="float" office:value="0.0825000000000001">
                <text:p>0.0825000000000001</text:p>
              </table:table-cell>
              <table:table-cell office:value-type="float" office:value="0.025717429252">
                <text:p>0.025717429252</text:p>
              </table:table-cell>
              <table:table-cell office:value-type="float" office:value="0.026619">
                <text:p>0.026619</text:p>
              </table:table-cell>
              <table:table-cell office:value-type="float" office:value="0.026619">
                <text:p>0.026619</text:p>
              </table:table-cell>
            </table:table-row>
            <table:table-row>
              <table:table-cell office:value-type="float" office:value="0.0835000000000001">
                <text:p>0.0835000000000001</text:p>
              </table:table-cell>
              <table:table-cell office:value-type="float" office:value="0.026029029252">
                <text:p>0.026029029252</text:p>
              </table:table-cell>
              <table:table-cell office:value-type="float" office:value="0.026935">
                <text:p>0.026935</text:p>
              </table:table-cell>
              <table:table-cell office:value-type="float" office:value="0.026935">
                <text:p>0.026935</text:p>
              </table:table-cell>
            </table:table-row>
            <table:table-row>
              <table:table-cell office:value-type="float" office:value="0.0845000000000001">
                <text:p>0.0845000000000001</text:p>
              </table:table-cell>
              <table:table-cell office:value-type="float" office:value="0.026340629252">
                <text:p>0.026340629252</text:p>
              </table:table-cell>
              <table:table-cell office:value-type="float" office:value="0.027251">
                <text:p>0.027251</text:p>
              </table:table-cell>
              <table:table-cell office:value-type="float" office:value="0.027251">
                <text:p>0.027251</text:p>
              </table:table-cell>
            </table:table-row>
            <table:table-row>
              <table:table-cell office:value-type="float" office:value="0.0855000000000001">
                <text:p>0.0855000000000001</text:p>
              </table:table-cell>
              <table:table-cell office:value-type="float" office:value="0.026652229252">
                <text:p>0.026652229252</text:p>
              </table:table-cell>
              <table:table-cell office:value-type="float" office:value="0.027567">
                <text:p>0.027567</text:p>
              </table:table-cell>
              <table:table-cell office:value-type="float" office:value="0.027567">
                <text:p>0.027567</text:p>
              </table:table-cell>
            </table:table-row>
            <table:table-row>
              <table:table-cell office:value-type="float" office:value="0.0865000000000001">
                <text:p>0.0865000000000001</text:p>
              </table:table-cell>
              <table:table-cell office:value-type="float" office:value="0.026963829252">
                <text:p>0.026963829252</text:p>
              </table:table-cell>
              <table:table-cell office:value-type="float" office:value="0.027882">
                <text:p>0.027882</text:p>
              </table:table-cell>
              <table:table-cell office:value-type="float" office:value="0.027882">
                <text:p>0.027882</text:p>
              </table:table-cell>
            </table:table-row>
            <table:table-row>
              <table:table-cell office:value-type="float" office:value="0.0875000000000001">
                <text:p>0.0875000000000001</text:p>
              </table:table-cell>
              <table:table-cell office:value-type="float" office:value="0.027275429252">
                <text:p>0.027275429252</text:p>
              </table:table-cell>
              <table:table-cell office:value-type="float" office:value="0.028197">
                <text:p>0.028197</text:p>
              </table:table-cell>
              <table:table-cell office:value-type="float" office:value="0.028197">
                <text:p>0.028197</text:p>
              </table:table-cell>
            </table:table-row>
            <table:table-row>
              <table:table-cell office:value-type="float" office:value="0.0885000000000001">
                <text:p>0.0885000000000001</text:p>
              </table:table-cell>
              <table:table-cell office:value-type="float" office:value="0.027587029252">
                <text:p>0.027587029252</text:p>
              </table:table-cell>
              <table:table-cell office:value-type="float" office:value="0.028511">
                <text:p>0.028511</text:p>
              </table:table-cell>
              <table:table-cell office:value-type="float" office:value="0.028511">
                <text:p>0.028511</text:p>
              </table:table-cell>
            </table:table-row>
            <table:table-row>
              <table:table-cell office:value-type="float" office:value="0.0895000000000001">
                <text:p>0.0895000000000001</text:p>
              </table:table-cell>
              <table:table-cell office:value-type="float" office:value="0.027898629252">
                <text:p>0.027898629252</text:p>
              </table:table-cell>
              <table:table-cell office:value-type="float" office:value="0.028826">
                <text:p>0.028826</text:p>
              </table:table-cell>
              <table:table-cell office:value-type="float" office:value="0.028826">
                <text:p>0.028826</text:p>
              </table:table-cell>
            </table:table-row>
            <table:table-row>
              <table:table-cell office:value-type="float" office:value="0.0905000000000001">
                <text:p>0.0905000000000001</text:p>
              </table:table-cell>
              <table:table-cell office:value-type="float" office:value="0.028210229252">
                <text:p>0.028210229252</text:p>
              </table:table-cell>
              <table:table-cell office:value-type="float" office:value="0.02914">
                <text:p>0.02914</text:p>
              </table:table-cell>
              <table:table-cell office:value-type="float" office:value="0.02914">
                <text:p>0.02914</text:p>
              </table:table-cell>
            </table:table-row>
            <table:table-row>
              <table:table-cell office:value-type="float" office:value="0.0915000000000001">
                <text:p>0.0915000000000001</text:p>
              </table:table-cell>
              <table:table-cell office:value-type="float" office:value="0.028521829252">
                <text:p>0.028521829252</text:p>
              </table:table-cell>
              <table:table-cell office:value-type="float" office:value="0.029453">
                <text:p>0.029453</text:p>
              </table:table-cell>
              <table:table-cell office:value-type="float" office:value="0.029453">
                <text:p>0.029453</text:p>
              </table:table-cell>
            </table:table-row>
            <table:table-row>
              <table:table-cell office:value-type="float" office:value="0.0925000000000001">
                <text:p>0.0925000000000001</text:p>
              </table:table-cell>
              <table:table-cell office:value-type="float" office:value="0.028833429252">
                <text:p>0.028833429252</text:p>
              </table:table-cell>
              <table:table-cell office:value-type="float" office:value="0.029766">
                <text:p>0.029766</text:p>
              </table:table-cell>
              <table:table-cell office:value-type="float" office:value="0.029766">
                <text:p>0.029766</text:p>
              </table:table-cell>
            </table:table-row>
            <table:table-row>
              <table:table-cell office:value-type="float" office:value="0.0935000000000001">
                <text:p>0.0935000000000001</text:p>
              </table:table-cell>
              <table:table-cell office:value-type="float" office:value="0.029145029252">
                <text:p>0.029145029252</text:p>
              </table:table-cell>
              <table:table-cell office:value-type="float" office:value="0.030079">
                <text:p>0.030079</text:p>
              </table:table-cell>
              <table:table-cell office:value-type="float" office:value="0.030079">
                <text:p>0.030079</text:p>
              </table:table-cell>
            </table:table-row>
            <table:table-row>
              <table:table-cell office:value-type="float" office:value="0.0945000000000001">
                <text:p>0.0945000000000001</text:p>
              </table:table-cell>
              <table:table-cell office:value-type="float" office:value="0.029456629252">
                <text:p>0.029456629252</text:p>
              </table:table-cell>
              <table:table-cell office:value-type="float" office:value="0.030392">
                <text:p>0.030392</text:p>
              </table:table-cell>
              <table:table-cell office:value-type="float" office:value="0.030392">
                <text:p>0.030392</text:p>
              </table:table-cell>
            </table:table-row>
            <table:table-row>
              <table:table-cell office:value-type="float" office:value="0.0955000000000001">
                <text:p>0.0955000000000001</text:p>
              </table:table-cell>
              <table:table-cell office:value-type="float" office:value="0.029768229252">
                <text:p>0.029768229252</text:p>
              </table:table-cell>
              <table:table-cell office:value-type="float" office:value="0.030704">
                <text:p>0.030704</text:p>
              </table:table-cell>
              <table:table-cell office:value-type="float" office:value="0.030704">
                <text:p>0.030704</text:p>
              </table:table-cell>
            </table:table-row>
            <table:table-row>
              <table:table-cell office:value-type="float" office:value="0.0965000000000001">
                <text:p>0.0965000000000001</text:p>
              </table:table-cell>
              <table:table-cell office:value-type="float" office:value="0.030079829252">
                <text:p>0.030079829252</text:p>
              </table:table-cell>
              <table:table-cell office:value-type="float" office:value="0.031016">
                <text:p>0.031016</text:p>
              </table:table-cell>
              <table:table-cell office:value-type="float" office:value="0.031016">
                <text:p>0.031016</text:p>
              </table:table-cell>
            </table:table-row>
            <table:table-row>
              <table:table-cell office:value-type="float" office:value="0.0975000000000001">
                <text:p>0.0975000000000001</text:p>
              </table:table-cell>
              <table:table-cell office:value-type="float" office:value="0.030391429252">
                <text:p>0.030391429252</text:p>
              </table:table-cell>
              <table:table-cell office:value-type="float" office:value="0.031327">
                <text:p>0.031327</text:p>
              </table:table-cell>
              <table:table-cell office:value-type="float" office:value="0.031327">
                <text:p>0.031327</text:p>
              </table:table-cell>
            </table:table-row>
            <table:table-row>
              <table:table-cell office:value-type="float" office:value="0.0985000000000001">
                <text:p>0.0985000000000001</text:p>
              </table:table-cell>
              <table:table-cell office:value-type="float" office:value="0.030703029252">
                <text:p>0.030703029252</text:p>
              </table:table-cell>
              <table:table-cell office:value-type="float" office:value="0.031638">
                <text:p>0.031638</text:p>
              </table:table-cell>
              <table:table-cell office:value-type="float" office:value="0.031638">
                <text:p>0.031638</text:p>
              </table:table-cell>
            </table:table-row>
            <table:table-row>
              <table:table-cell office:value-type="float" office:value="0.0995000000000001">
                <text:p>0.0995000000000001</text:p>
              </table:table-cell>
              <table:table-cell office:value-type="float" office:value="0.031014629252">
                <text:p>0.031014629252</text:p>
              </table:table-cell>
              <table:table-cell office:value-type="float" office:value="0.031949">
                <text:p>0.031949</text:p>
              </table:table-cell>
              <table:table-cell office:value-type="float" office:value="0.031949">
                <text:p>0.031949</text:p>
              </table:table-cell>
            </table:table-row>
            <table:table-row>
              <table:table-cell office:value-type="float" office:value="0.1005">
                <text:p>0.1005</text:p>
              </table:table-cell>
              <table:table-cell office:value-type="float" office:value="0.031326229252">
                <text:p>0.031326229252</text:p>
              </table:table-cell>
              <table:table-cell office:value-type="float" office:value="0.03226">
                <text:p>0.03226</text:p>
              </table:table-cell>
              <table:table-cell office:value-type="float" office:value="0.03226">
                <text:p>0.03226</text:p>
              </table:table-cell>
            </table:table-row>
            <table:table-row>
              <table:table-cell office:value-type="float" office:value="0.1015">
                <text:p>0.1015</text:p>
              </table:table-cell>
              <table:table-cell office:value-type="float" office:value="0.031637829252">
                <text:p>0.031637829252</text:p>
              </table:table-cell>
              <table:table-cell office:value-type="float" office:value="0.03257">
                <text:p>0.03257</text:p>
              </table:table-cell>
              <table:table-cell office:value-type="float" office:value="0.03257">
                <text:p>0.03257</text:p>
              </table:table-cell>
            </table:table-row>
            <table:table-row>
              <table:table-cell office:value-type="float" office:value="0.1025">
                <text:p>0.1025</text:p>
              </table:table-cell>
              <table:table-cell office:value-type="float" office:value="0.031949429252">
                <text:p>0.031949429252</text:p>
              </table:table-cell>
              <table:table-cell office:value-type="float" office:value="0.032879">
                <text:p>0.032879</text:p>
              </table:table-cell>
              <table:table-cell office:value-type="float" office:value="0.032879">
                <text:p>0.032879</text:p>
              </table:table-cell>
            </table:table-row>
            <table:table-row>
              <table:table-cell office:value-type="float" office:value="0.1035">
                <text:p>0.1035</text:p>
              </table:table-cell>
              <table:table-cell office:value-type="float" office:value="0.032261029252">
                <text:p>0.032261029252</text:p>
              </table:table-cell>
              <table:table-cell office:value-type="float" office:value="0.033188">
                <text:p>0.033188</text:p>
              </table:table-cell>
              <table:table-cell office:value-type="float" office:value="0.033188">
                <text:p>0.033188</text:p>
              </table:table-cell>
            </table:table-row>
            <table:table-row>
              <table:table-cell office:value-type="float" office:value="0.1045">
                <text:p>0.1045</text:p>
              </table:table-cell>
              <table:table-cell office:value-type="float" office:value="0.032572629252">
                <text:p>0.032572629252</text:p>
              </table:table-cell>
              <table:table-cell office:value-type="float" office:value="0.033497">
                <text:p>0.033497</text:p>
              </table:table-cell>
              <table:table-cell office:value-type="float" office:value="0.033497">
                <text:p>0.033497</text:p>
              </table:table-cell>
            </table:table-row>
            <table:table-row>
              <table:table-cell office:value-type="float" office:value="0.1055">
                <text:p>0.1055</text:p>
              </table:table-cell>
              <table:table-cell office:value-type="float" office:value="0.032884229252">
                <text:p>0.032884229252</text:p>
              </table:table-cell>
              <table:table-cell office:value-type="float" office:value="0.033806">
                <text:p>0.033806</text:p>
              </table:table-cell>
              <table:table-cell office:value-type="float" office:value="0.033806">
                <text:p>0.033806</text:p>
              </table:table-cell>
            </table:table-row>
            <table:table-row>
              <table:table-cell office:value-type="float" office:value="0.1065">
                <text:p>0.1065</text:p>
              </table:table-cell>
              <table:table-cell office:value-type="float" office:value="0.033195829252">
                <text:p>0.033195829252</text:p>
              </table:table-cell>
              <table:table-cell office:value-type="float" office:value="0.034114">
                <text:p>0.034114</text:p>
              </table:table-cell>
              <table:table-cell office:value-type="float" office:value="0.034114">
                <text:p>0.034114</text:p>
              </table:table-cell>
            </table:table-row>
            <table:table-row>
              <table:table-cell office:value-type="float" office:value="0.1075">
                <text:p>0.1075</text:p>
              </table:table-cell>
              <table:table-cell office:value-type="float" office:value="0.033507429252">
                <text:p>0.033507429252</text:p>
              </table:table-cell>
              <table:table-cell office:value-type="float" office:value="0.034421">
                <text:p>0.034421</text:p>
              </table:table-cell>
              <table:table-cell office:value-type="float" office:value="0.034421">
                <text:p>0.034421</text:p>
              </table:table-cell>
            </table:table-row>
            <table:table-row>
              <table:table-cell office:value-type="float" office:value="0.1085">
                <text:p>0.1085</text:p>
              </table:table-cell>
              <table:table-cell office:value-type="float" office:value="0.033819029252">
                <text:p>0.033819029252</text:p>
              </table:table-cell>
              <table:table-cell office:value-type="float" office:value="0.034729">
                <text:p>0.034729</text:p>
              </table:table-cell>
              <table:table-cell office:value-type="float" office:value="0.034729">
                <text:p>0.034729</text:p>
              </table:table-cell>
            </table:table-row>
            <table:table-row>
              <table:table-cell office:value-type="float" office:value="0.1095">
                <text:p>0.1095</text:p>
              </table:table-cell>
              <table:table-cell office:value-type="float" office:value="0.034130629252">
                <text:p>0.034130629252</text:p>
              </table:table-cell>
              <table:table-cell office:value-type="float" office:value="0.035036">
                <text:p>0.035036</text:p>
              </table:table-cell>
              <table:table-cell office:value-type="float" office:value="0.035036">
                <text:p>0.035036</text:p>
              </table:table-cell>
            </table:table-row>
            <table:table-row>
              <table:table-cell office:value-type="float" office:value="0.1105">
                <text:p>0.1105</text:p>
              </table:table-cell>
              <table:table-cell office:value-type="float" office:value="0.034442229252">
                <text:p>0.034442229252</text:p>
              </table:table-cell>
              <table:table-cell office:value-type="float" office:value="0.035342">
                <text:p>0.035342</text:p>
              </table:table-cell>
              <table:table-cell office:value-type="float" office:value="0.035342">
                <text:p>0.035342</text:p>
              </table:table-cell>
            </table:table-row>
            <table:table-row>
              <table:table-cell office:value-type="float" office:value="0.1115">
                <text:p>0.1115</text:p>
              </table:table-cell>
              <table:table-cell office:value-type="float" office:value="0.034753829252">
                <text:p>0.034753829252</text:p>
              </table:table-cell>
              <table:table-cell office:value-type="float" office:value="0.035648">
                <text:p>0.035648</text:p>
              </table:table-cell>
              <table:table-cell office:value-type="float" office:value="0.035648">
                <text:p>0.035648</text:p>
              </table:table-cell>
            </table:table-row>
            <table:table-row>
              <table:table-cell office:value-type="float" office:value="0.1125">
                <text:p>0.1125</text:p>
              </table:table-cell>
              <table:table-cell office:value-type="float" office:value="0.035065429252">
                <text:p>0.035065429252</text:p>
              </table:table-cell>
              <table:table-cell office:value-type="float" office:value="0.035954">
                <text:p>0.035954</text:p>
              </table:table-cell>
              <table:table-cell office:value-type="float" office:value="0.035954">
                <text:p>0.035954</text:p>
              </table:table-cell>
            </table:table-row>
            <table:table-row>
              <table:table-cell office:value-type="float" office:value="0.1135">
                <text:p>0.1135</text:p>
              </table:table-cell>
              <table:table-cell office:value-type="float" office:value="0.035377029252">
                <text:p>0.035377029252</text:p>
              </table:table-cell>
              <table:table-cell office:value-type="float" office:value="0.036259">
                <text:p>0.036259</text:p>
              </table:table-cell>
              <table:table-cell office:value-type="float" office:value="0.036259">
                <text:p>0.036259</text:p>
              </table:table-cell>
            </table:table-row>
            <table:table-row>
              <table:table-cell office:value-type="float" office:value="0.1145">
                <text:p>0.1145</text:p>
              </table:table-cell>
              <table:table-cell office:value-type="float" office:value="0.035688629252">
                <text:p>0.035688629252</text:p>
              </table:table-cell>
              <table:table-cell office:value-type="float" office:value="0.036564">
                <text:p>0.036564</text:p>
              </table:table-cell>
              <table:table-cell office:value-type="float" office:value="0.036564">
                <text:p>0.036564</text:p>
              </table:table-cell>
            </table:table-row>
            <table:table-row>
              <table:table-cell office:value-type="float" office:value="0.1155">
                <text:p>0.1155</text:p>
              </table:table-cell>
              <table:table-cell office:value-type="float" office:value="0.036000229252">
                <text:p>0.036000229252</text:p>
              </table:table-cell>
              <table:table-cell office:value-type="float" office:value="0.036868">
                <text:p>0.036868</text:p>
              </table:table-cell>
              <table:table-cell office:value-type="float" office:value="0.036868">
                <text:p>0.036868</text:p>
              </table:table-cell>
            </table:table-row>
            <table:table-row>
              <table:table-cell office:value-type="float" office:value="0.1165">
                <text:p>0.1165</text:p>
              </table:table-cell>
              <table:table-cell office:value-type="float" office:value="0.036311829252">
                <text:p>0.036311829252</text:p>
              </table:table-cell>
              <table:table-cell office:value-type="float" office:value="0.037172">
                <text:p>0.037172</text:p>
              </table:table-cell>
              <table:table-cell office:value-type="float" office:value="0.037172">
                <text:p>0.037172</text:p>
              </table:table-cell>
            </table:table-row>
            <table:table-row>
              <table:table-cell office:value-type="float" office:value="0.1175">
                <text:p>0.1175</text:p>
              </table:table-cell>
              <table:table-cell office:value-type="float" office:value="0.036623429252">
                <text:p>0.036623429252</text:p>
              </table:table-cell>
              <table:table-cell office:value-type="float" office:value="0.037476">
                <text:p>0.037476</text:p>
              </table:table-cell>
              <table:table-cell office:value-type="float" office:value="0.037476">
                <text:p>0.037476</text:p>
              </table:table-cell>
            </table:table-row>
            <table:table-row>
              <table:table-cell office:value-type="float" office:value="0.1185">
                <text:p>0.1185</text:p>
              </table:table-cell>
              <table:table-cell office:value-type="float" office:value="0.036935029252">
                <text:p>0.036935029252</text:p>
              </table:table-cell>
              <table:table-cell office:value-type="float" office:value="0.037779">
                <text:p>0.037779</text:p>
              </table:table-cell>
              <table:table-cell office:value-type="float" office:value="0.037779">
                <text:p>0.037779</text:p>
              </table:table-cell>
            </table:table-row>
            <table:table-row>
              <table:table-cell office:value-type="float" office:value="0.1195">
                <text:p>0.1195</text:p>
              </table:table-cell>
              <table:table-cell office:value-type="float" office:value="0.037246629252">
                <text:p>0.037246629252</text:p>
              </table:table-cell>
              <table:table-cell office:value-type="float" office:value="0.038081">
                <text:p>0.038081</text:p>
              </table:table-cell>
              <table:table-cell office:value-type="float" office:value="0.038081">
                <text:p>0.038081</text:p>
              </table:table-cell>
            </table:table-row>
            <table:table-row>
              <table:table-cell office:value-type="float" office:value="0.1205">
                <text:p>0.1205</text:p>
              </table:table-cell>
              <table:table-cell office:value-type="float" office:value="0.037558229252">
                <text:p>0.037558229252</text:p>
              </table:table-cell>
              <table:table-cell office:value-type="float" office:value="0.038384">
                <text:p>0.038384</text:p>
              </table:table-cell>
              <table:table-cell office:value-type="float" office:value="0.038384">
                <text:p>0.038384</text:p>
              </table:table-cell>
            </table:table-row>
            <table:table-row>
              <table:table-cell office:value-type="float" office:value="0.1215">
                <text:p>0.1215</text:p>
              </table:table-cell>
              <table:table-cell office:value-type="float" office:value="0.037869829252">
                <text:p>0.037869829252</text:p>
              </table:table-cell>
              <table:table-cell office:value-type="float" office:value="0.038685">
                <text:p>0.038685</text:p>
              </table:table-cell>
              <table:table-cell office:value-type="float" office:value="0.038685">
                <text:p>0.038685</text:p>
              </table:table-cell>
            </table:table-row>
            <table:table-row>
              <table:table-cell office:value-type="float" office:value="0.1225">
                <text:p>0.1225</text:p>
              </table:table-cell>
              <table:table-cell office:value-type="float" office:value="0.038181429252">
                <text:p>0.038181429252</text:p>
              </table:table-cell>
              <table:table-cell office:value-type="float" office:value="0.038987">
                <text:p>0.038987</text:p>
              </table:table-cell>
              <table:table-cell office:value-type="float" office:value="0.038987">
                <text:p>0.038987</text:p>
              </table:table-cell>
            </table:table-row>
            <table:table-row>
              <table:table-cell office:value-type="float" office:value="0.1235">
                <text:p>0.1235</text:p>
              </table:table-cell>
              <table:table-cell office:value-type="float" office:value="0.038493029252">
                <text:p>0.038493029252</text:p>
              </table:table-cell>
              <table:table-cell office:value-type="float" office:value="0.039288">
                <text:p>0.039288</text:p>
              </table:table-cell>
              <table:table-cell office:value-type="float" office:value="0.039288">
                <text:p>0.039288</text:p>
              </table:table-cell>
            </table:table-row>
            <table:table-row>
              <table:table-cell office:value-type="float" office:value="0.1245">
                <text:p>0.1245</text:p>
              </table:table-cell>
              <table:table-cell office:value-type="float" office:value="0.038804629252">
                <text:p>0.038804629252</text:p>
              </table:table-cell>
              <table:table-cell office:value-type="float" office:value="0.039588">
                <text:p>0.039588</text:p>
              </table:table-cell>
              <table:table-cell office:value-type="float" office:value="0.039588">
                <text:p>0.039588</text:p>
              </table:table-cell>
            </table:table-row>
            <table:table-row>
              <table:table-cell office:value-type="float" office:value="0.1255">
                <text:p>0.1255</text:p>
              </table:table-cell>
              <table:table-cell office:value-type="float" office:value="0.039116229252">
                <text:p>0.039116229252</text:p>
              </table:table-cell>
              <table:table-cell office:value-type="float" office:value="0.039888">
                <text:p>0.039888</text:p>
              </table:table-cell>
              <table:table-cell office:value-type="float" office:value="0.039888">
                <text:p>0.039888</text:p>
              </table:table-cell>
            </table:table-row>
            <table:table-row>
              <table:table-cell office:value-type="float" office:value="0.1265">
                <text:p>0.1265</text:p>
              </table:table-cell>
              <table:table-cell office:value-type="float" office:value="0.039427829252">
                <text:p>0.039427829252</text:p>
              </table:table-cell>
              <table:table-cell office:value-type="float" office:value="0.040187">
                <text:p>0.040187</text:p>
              </table:table-cell>
              <table:table-cell office:value-type="float" office:value="0.040187">
                <text:p>0.040187</text:p>
              </table:table-cell>
            </table:table-row>
            <table:table-row>
              <table:table-cell office:value-type="float" office:value="0.1275">
                <text:p>0.1275</text:p>
              </table:table-cell>
              <table:table-cell office:value-type="float" office:value="0.039739429252">
                <text:p>0.039739429252</text:p>
              </table:table-cell>
              <table:table-cell office:value-type="float" office:value="0.040486">
                <text:p>0.040486</text:p>
              </table:table-cell>
              <table:table-cell office:value-type="float" office:value="0.040486">
                <text:p>0.040486</text:p>
              </table:table-cell>
            </table:table-row>
            <table:table-row>
              <table:table-cell office:value-type="float" office:value="0.1285">
                <text:p>0.1285</text:p>
              </table:table-cell>
              <table:table-cell office:value-type="float" office:value="0.040051029252">
                <text:p>0.040051029252</text:p>
              </table:table-cell>
              <table:table-cell office:value-type="float" office:value="0.040785">
                <text:p>0.040785</text:p>
              </table:table-cell>
              <table:table-cell office:value-type="float" office:value="0.040785">
                <text:p>0.040785</text:p>
              </table:table-cell>
            </table:table-row>
            <table:table-row>
              <table:table-cell office:value-type="float" office:value="0.1295">
                <text:p>0.1295</text:p>
              </table:table-cell>
              <table:table-cell office:value-type="float" office:value="0.040362629252">
                <text:p>0.040362629252</text:p>
              </table:table-cell>
              <table:table-cell office:value-type="float" office:value="0.041083">
                <text:p>0.041083</text:p>
              </table:table-cell>
              <table:table-cell office:value-type="float" office:value="0.041083">
                <text:p>0.041083</text:p>
              </table:table-cell>
            </table:table-row>
            <table:table-row>
              <table:table-cell office:value-type="float" office:value="0.1305">
                <text:p>0.1305</text:p>
              </table:table-cell>
              <table:table-cell office:value-type="float" office:value="0.040674229252">
                <text:p>0.040674229252</text:p>
              </table:table-cell>
              <table:table-cell office:value-type="float" office:value="0.041381">
                <text:p>0.041381</text:p>
              </table:table-cell>
              <table:table-cell office:value-type="float" office:value="0.041381">
                <text:p>0.041381</text:p>
              </table:table-cell>
            </table:table-row>
            <table:table-row>
              <table:table-cell office:value-type="float" office:value="0.1315">
                <text:p>0.1315</text:p>
              </table:table-cell>
              <table:table-cell office:value-type="float" office:value="0.040985829252">
                <text:p>0.040985829252</text:p>
              </table:table-cell>
              <table:table-cell office:value-type="float" office:value="0.041678">
                <text:p>0.041678</text:p>
              </table:table-cell>
              <table:table-cell office:value-type="float" office:value="0.041678">
                <text:p>0.041678</text:p>
              </table:table-cell>
            </table:table-row>
            <table:table-row>
              <table:table-cell office:value-type="float" office:value="0.1325">
                <text:p>0.1325</text:p>
              </table:table-cell>
              <table:table-cell office:value-type="float" office:value="0.041297429252">
                <text:p>0.041297429252</text:p>
              </table:table-cell>
              <table:table-cell office:value-type="float" office:value="0.041974">
                <text:p>0.041974</text:p>
              </table:table-cell>
              <table:table-cell office:value-type="float" office:value="0.041974">
                <text:p>0.041974</text:p>
              </table:table-cell>
            </table:table-row>
            <table:table-row>
              <table:table-cell office:value-type="float" office:value="0.1335">
                <text:p>0.1335</text:p>
              </table:table-cell>
              <table:table-cell office:value-type="float" office:value="0.041609029252">
                <text:p>0.041609029252</text:p>
              </table:table-cell>
              <table:table-cell office:value-type="float" office:value="0.04227">
                <text:p>0.04227</text:p>
              </table:table-cell>
              <table:table-cell office:value-type="float" office:value="0.04227">
                <text:p>0.04227</text:p>
              </table:table-cell>
            </table:table-row>
            <table:table-row>
              <table:table-cell office:value-type="float" office:value="0.1345">
                <text:p>0.1345</text:p>
              </table:table-cell>
              <table:table-cell office:value-type="float" office:value="0.041920629252">
                <text:p>0.041920629252</text:p>
              </table:table-cell>
              <table:table-cell office:value-type="float" office:value="0.042566">
                <text:p>0.042566</text:p>
              </table:table-cell>
              <table:table-cell office:value-type="float" office:value="0.042566">
                <text:p>0.042566</text:p>
              </table:table-cell>
            </table:table-row>
            <table:table-row>
              <table:table-cell office:value-type="float" office:value="0.1355">
                <text:p>0.1355</text:p>
              </table:table-cell>
              <table:table-cell office:value-type="float" office:value="0.042232229252">
                <text:p>0.042232229252</text:p>
              </table:table-cell>
              <table:table-cell office:value-type="float" office:value="0.042861">
                <text:p>0.042861</text:p>
              </table:table-cell>
              <table:table-cell office:value-type="float" office:value="0.042861">
                <text:p>0.042861</text:p>
              </table:table-cell>
            </table:table-row>
            <table:table-row>
              <table:table-cell office:value-type="float" office:value="0.1365">
                <text:p>0.1365</text:p>
              </table:table-cell>
              <table:table-cell office:value-type="float" office:value="0.042543829252">
                <text:p>0.042543829252</text:p>
              </table:table-cell>
              <table:table-cell office:value-type="float" office:value="0.043156">
                <text:p>0.043156</text:p>
              </table:table-cell>
              <table:table-cell office:value-type="float" office:value="0.043156">
                <text:p>0.043156</text:p>
              </table:table-cell>
            </table:table-row>
            <table:table-row>
              <table:table-cell office:value-type="float" office:value="0.1375">
                <text:p>0.1375</text:p>
              </table:table-cell>
              <table:table-cell office:value-type="float" office:value="0.042855429252">
                <text:p>0.042855429252</text:p>
              </table:table-cell>
              <table:table-cell office:value-type="float" office:value="0.04345">
                <text:p>0.04345</text:p>
              </table:table-cell>
              <table:table-cell office:value-type="float" office:value="0.04345">
                <text:p>0.04345</text:p>
              </table:table-cell>
            </table:table-row>
            <table:table-row>
              <table:table-cell office:value-type="float" office:value="0.1385">
                <text:p>0.1385</text:p>
              </table:table-cell>
              <table:table-cell office:value-type="float" office:value="0.043167029252">
                <text:p>0.043167029252</text:p>
              </table:table-cell>
              <table:table-cell office:value-type="float" office:value="0.043743">
                <text:p>0.043743</text:p>
              </table:table-cell>
              <table:table-cell office:value-type="float" office:value="0.043743">
                <text:p>0.043743</text:p>
              </table:table-cell>
            </table:table-row>
            <table:table-row>
              <table:table-cell office:value-type="float" office:value="0.1395">
                <text:p>0.1395</text:p>
              </table:table-cell>
              <table:table-cell office:value-type="float" office:value="0.043478629252">
                <text:p>0.043478629252</text:p>
              </table:table-cell>
              <table:table-cell office:value-type="float" office:value="0.044037">
                <text:p>0.044037</text:p>
              </table:table-cell>
              <table:table-cell office:value-type="float" office:value="0.044037">
                <text:p>0.044037</text:p>
              </table:table-cell>
            </table:table-row>
            <table:table-row>
              <table:table-cell office:value-type="float" office:value="0.1405">
                <text:p>0.1405</text:p>
              </table:table-cell>
              <table:table-cell office:value-type="float" office:value="0.043790229252">
                <text:p>0.043790229252</text:p>
              </table:table-cell>
              <table:table-cell office:value-type="float" office:value="0.044329">
                <text:p>0.044329</text:p>
              </table:table-cell>
              <table:table-cell office:value-type="float" office:value="0.044329">
                <text:p>0.044329</text:p>
              </table:table-cell>
            </table:table-row>
            <table:table-row>
              <table:table-cell office:value-type="float" office:value="0.1415">
                <text:p>0.1415</text:p>
              </table:table-cell>
              <table:table-cell office:value-type="float" office:value="0.044101829252">
                <text:p>0.044101829252</text:p>
              </table:table-cell>
              <table:table-cell office:value-type="float" office:value="0.044621">
                <text:p>0.044621</text:p>
              </table:table-cell>
              <table:table-cell office:value-type="float" office:value="0.044621">
                <text:p>0.044621</text:p>
              </table:table-cell>
            </table:table-row>
            <table:table-row>
              <table:table-cell office:value-type="float" office:value="0.1425">
                <text:p>0.1425</text:p>
              </table:table-cell>
              <table:table-cell office:value-type="float" office:value="0.044413429252">
                <text:p>0.044413429252</text:p>
              </table:table-cell>
              <table:table-cell office:value-type="float" office:value="0.044913">
                <text:p>0.044913</text:p>
              </table:table-cell>
              <table:table-cell office:value-type="float" office:value="0.044913">
                <text:p>0.044913</text:p>
              </table:table-cell>
            </table:table-row>
            <table:table-row>
              <table:table-cell office:value-type="float" office:value="0.1435">
                <text:p>0.1435</text:p>
              </table:table-cell>
              <table:table-cell office:value-type="float" office:value="0.044725029252">
                <text:p>0.044725029252</text:p>
              </table:table-cell>
              <table:table-cell office:value-type="float" office:value="0.045204">
                <text:p>0.045204</text:p>
              </table:table-cell>
              <table:table-cell office:value-type="float" office:value="0.045204">
                <text:p>0.045204</text:p>
              </table:table-cell>
            </table:table-row>
            <table:table-row>
              <table:table-cell office:value-type="float" office:value="0.1445">
                <text:p>0.1445</text:p>
              </table:table-cell>
              <table:table-cell office:value-type="float" office:value="0.045036629252">
                <text:p>0.045036629252</text:p>
              </table:table-cell>
              <table:table-cell office:value-type="float" office:value="0.045494">
                <text:p>0.045494</text:p>
              </table:table-cell>
              <table:table-cell office:value-type="float" office:value="0.045494">
                <text:p>0.045494</text:p>
              </table:table-cell>
            </table:table-row>
            <table:table-row>
              <table:table-cell office:value-type="float" office:value="0.1455">
                <text:p>0.1455</text:p>
              </table:table-cell>
              <table:table-cell office:value-type="float" office:value="0.045348229252">
                <text:p>0.045348229252</text:p>
              </table:table-cell>
              <table:table-cell office:value-type="float" office:value="0.045784">
                <text:p>0.045784</text:p>
              </table:table-cell>
              <table:table-cell office:value-type="float" office:value="0.045784">
                <text:p>0.045784</text:p>
              </table:table-cell>
            </table:table-row>
            <table:table-row>
              <table:table-cell office:value-type="float" office:value="0.1465">
                <text:p>0.1465</text:p>
              </table:table-cell>
              <table:table-cell office:value-type="float" office:value="0.045659829252">
                <text:p>0.045659829252</text:p>
              </table:table-cell>
              <table:table-cell office:value-type="float" office:value="0.046074">
                <text:p>0.046074</text:p>
              </table:table-cell>
              <table:table-cell office:value-type="float" office:value="0.046074">
                <text:p>0.046074</text:p>
              </table:table-cell>
            </table:table-row>
            <table:table-row>
              <table:table-cell office:value-type="float" office:value="0.1475">
                <text:p>0.1475</text:p>
              </table:table-cell>
              <table:table-cell office:value-type="float" office:value="0.045971429252">
                <text:p>0.045971429252</text:p>
              </table:table-cell>
              <table:table-cell office:value-type="float" office:value="0.046363">
                <text:p>0.046363</text:p>
              </table:table-cell>
              <table:table-cell office:value-type="float" office:value="0.046363">
                <text:p>0.046363</text:p>
              </table:table-cell>
            </table:table-row>
            <table:table-row>
              <table:table-cell office:value-type="float" office:value="0.1485">
                <text:p>0.1485</text:p>
              </table:table-cell>
              <table:table-cell office:value-type="float" office:value="0.046283029252">
                <text:p>0.046283029252</text:p>
              </table:table-cell>
              <table:table-cell office:value-type="float" office:value="0.046651">
                <text:p>0.046651</text:p>
              </table:table-cell>
              <table:table-cell office:value-type="float" office:value="0.046651">
                <text:p>0.046651</text:p>
              </table:table-cell>
            </table:table-row>
            <table:table-row>
              <table:table-cell office:value-type="float" office:value="0.1495">
                <text:p>0.1495</text:p>
              </table:table-cell>
              <table:table-cell office:value-type="float" office:value="0.046594629252">
                <text:p>0.046594629252</text:p>
              </table:table-cell>
              <table:table-cell office:value-type="float" office:value="NaN">
                <text:p>NaN</text:p>
              </table:table-cell>
              <table:table-cell office:value-type="float" office:value="0.046939">
                <text:p>0.0469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.5" chart:maximum="16.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66ffff" draw:fill-color="#66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2.801cm" svg:height="29.699cm" xlink:href=".." xlink:type="simple" chart:class="chart:line" chart:style-name="ch1">
        <chart:legend chart:legend-position="end" svg:x="48.555cm" svg:y="4.378cm" style:legend-expansion="custom" chartooo:width="4.24cm" chartooo:height="8.961cm" style:legend-expansion-aspect-ratio="0.47316147751367" chart:style-name="ch2"/>
        <chart:plot-area chart:style-name="ch3" table:cell-range-address="Sheet1.A8:Sheet1.A157 Sheet1.D7:Sheet1.D157 Sheet1.H7:Sheet1.H157 Sheet1.O7:Sheet1.O157" chart:data-source-has-labels="both" svg:x="1.056cm" svg:y="0.593cm" svg:width="47.678cm" svg:height="28.513cm">
          <chartooo:coordinate-region svg:x="1.968cm" svg:y="0.593cm" svg:width="46.766cm" svg:height="27.253cm"/>
          <chart:axis chart:dimension="x" chart:name="primary-x" chart:style-name="ch4" chartooo:axis-type="auto">
            <chartooo:date-scale/>
            <chart:categories table:cell-range-address="Sheet1.A8:Sheet1.A1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8:Sheet1.D157" chart:label-cell-address="Sheet1.D7:Sheet1.D7" chart:class="chart:line">
            <chart:data-point chart:repeated="150"/>
          </chart:series>
          <chart:series chart:style-name="ch8" chart:values-cell-range-address="Sheet1.H8:Sheet1.H157" chart:label-cell-address="Sheet1.H7:Sheet1.H7" chart:class="chart:line">
            <chart:data-point chart:repeated="150"/>
          </chart:series>
          <chart:series chart:style-name="ch9" chart:values-cell-range-address="Sheet1.O8:Sheet1.O157" chart:label-cell-address="Sheet1.O7:Sheet1.O7" chart:class="chart:line">
            <chart:data-point chart:repeated="1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_Analytic</text:p>
                <draw:g>
                  <svg:desc>Sheet1.D7:Sheet1.D7</svg:desc>
                </draw:g>
              </table:table-cell>
              <table:table-cell office:value-type="string">
                <text:p>U_CFD-1</text:p>
                <draw:g>
                  <svg:desc>Sheet1.H7:Sheet1.H7</svg:desc>
                </draw:g>
              </table:table-cell>
              <table:table-cell office:value-type="string">
                <text:p>U_CFD-2</text:p>
                <draw:g>
                  <svg:desc>Sheet1.O7:Sheet1.O7</svg:desc>
                </draw:g>
              </table:table-cell>
            </table:table-row>
          </table:table-header-rows>
          <table:table-rows>
            <table:table-row>
              <table:table-cell office:value-type="float" office:value="0.0005">
                <text:p>0.0005</text:p>
                <draw:g>
                  <svg:desc>Sheet1.A8:Sheet1.A157</svg:desc>
                </draw:g>
              </table:table-cell>
              <table:table-cell office:value-type="float" office:value="5.13232323011629">
                <text:p>5.13232323011629</text:p>
                <draw:g>
                  <svg:desc>Sheet1.D8:Sheet1.D157</svg:desc>
                </draw:g>
              </table:table-cell>
              <table:table-cell office:value-type="float" office:value="5.1234">
                <text:p>5.1234</text:p>
                <draw:g>
                  <svg:desc>Sheet1.H8:Sheet1.H157</svg:desc>
                </draw:g>
              </table:table-cell>
              <table:table-cell office:value-type="float" office:value="5.1234">
                <text:p>5.1234</text:p>
                <draw:g>
                  <svg:desc>Sheet1.O8:Sheet1.O157</svg:desc>
                </draw:g>
              </table:table-cell>
            </table:table-row>
            <table:table-row>
              <table:table-cell office:value-type="float" office:value="0.0015">
                <text:p>0.0015</text:p>
              </table:table-cell>
              <table:table-cell office:value-type="float" office:value="7.08957455570011">
                <text:p>7.08957455570011</text:p>
              </table:table-cell>
              <table:table-cell office:value-type="float" office:value="6.9522">
                <text:p>6.9522</text:p>
              </table:table-cell>
              <table:table-cell office:value-type="float" office:value="6.9522">
                <text:p>6.9522</text:p>
              </table:table-cell>
            </table:table-row>
            <table:table-row>
              <table:table-cell office:value-type="float" office:value="0.0025">
                <text:p>0.0025</text:p>
              </table:table-cell>
              <table:table-cell office:value-type="float" office:value="8.02021636074453">
                <text:p>8.02021636074453</text:p>
              </table:table-cell>
              <table:table-cell office:value-type="float" office:value="7.922">
                <text:p>7.922</text:p>
              </table:table-cell>
              <table:table-cell office:value-type="float" office:value="7.922">
                <text:p>7.922</text:p>
              </table:table-cell>
            </table:table-row>
            <table:table-row>
              <table:table-cell office:value-type="float" office:value="0.0035">
                <text:p>0.0035</text:p>
              </table:table-cell>
              <table:table-cell office:value-type="float" office:value="8.63691092091858">
                <text:p>8.63691092091858</text:p>
              </table:table-cell>
              <table:table-cell office:value-type="float" office:value="8.5683">
                <text:p>8.5683</text:p>
              </table:table-cell>
              <table:table-cell office:value-type="float" office:value="8.5683">
                <text:p>8.5683</text:p>
              </table:table-cell>
            </table:table-row>
            <table:table-row>
              <table:table-cell office:value-type="float" office:value="0.0045">
                <text:p>0.0045</text:p>
              </table:table-cell>
              <table:table-cell office:value-type="float" office:value="9.09885608529824">
                <text:p>9.09885608529824</text:p>
              </table:table-cell>
              <table:table-cell office:value-type="float" office:value="9.0484">
                <text:p>9.0484</text:p>
              </table:table-cell>
              <table:table-cell office:value-type="float" office:value="9.0484">
                <text:p>9.0484</text:p>
              </table:table-cell>
            </table:table-row>
            <table:table-row>
              <table:table-cell office:value-type="float" office:value="0.0055">
                <text:p>0.0055</text:p>
              </table:table-cell>
              <table:table-cell office:value-type="float" office:value="9.46834112291958">
                <text:p>9.46834112291958</text:p>
              </table:table-cell>
              <table:table-cell office:value-type="float" office:value="9.4288">
                <text:p>9.4288</text:p>
              </table:table-cell>
              <table:table-cell office:value-type="float" office:value="9.4288">
                <text:p>9.4288</text:p>
              </table:table-cell>
            </table:table-row>
            <table:table-row>
              <table:table-cell office:value-type="float" office:value="0.0065">
                <text:p>0.0065</text:p>
              </table:table-cell>
              <table:table-cell office:value-type="float" office:value="9.77627660780885">
                <text:p>9.77627660780885</text:p>
              </table:table-cell>
              <table:table-cell office:value-type="float" office:value="9.7433">
                <text:p>9.7433</text:p>
              </table:table-cell>
              <table:table-cell office:value-type="float" office:value="9.7433">
                <text:p>9.7433</text:p>
              </table:table-cell>
            </table:table-row>
            <table:table-row>
              <table:table-cell office:value-type="float" office:value="0.0075">
                <text:p>0.0075</text:p>
              </table:table-cell>
              <table:table-cell office:value-type="float" office:value="10.0402701398196">
                <text:p>10.0402701398196</text:p>
              </table:table-cell>
              <table:table-cell office:value-type="float" office:value="10.011">
                <text:p>10.011</text:p>
              </table:table-cell>
              <table:table-cell office:value-type="float" office:value="10.011">
                <text:p>10.011</text:p>
              </table:table-cell>
            </table:table-row>
            <table:table-row>
              <table:table-cell office:value-type="float" office:value="0.0085">
                <text:p>0.0085</text:p>
              </table:table-cell>
              <table:table-cell office:value-type="float" office:value="10.2713107316476">
                <text:p>10.2713107316476</text:p>
              </table:table-cell>
              <table:table-cell office:value-type="float" office:value="10.244">
                <text:p>10.244</text:p>
              </table:table-cell>
              <table:table-cell office:value-type="float" office:value="10.244">
                <text:p>10.244</text:p>
              </table:table-cell>
            </table:table-row>
            <table:table-row>
              <table:table-cell office:value-type="float" office:value="0.0095">
                <text:p>0.0095</text:p>
              </table:table-cell>
              <table:table-cell office:value-type="float" office:value="10.4767196137644">
                <text:p>10.4767196137644</text:p>
              </table:table-cell>
              <table:table-cell office:value-type="float" office:value="10.45">
                <text:p>10.45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0.0105">
                <text:p>0.0105</text:p>
              </table:table-cell>
              <table:table-cell office:value-type="float" office:value="10.6616202766222">
                <text:p>10.6616202766222</text:p>
              </table:table-cell>
              <table:table-cell office:value-type="float" office:value="10.635">
                <text:p>10.635</text:p>
              </table:table-cell>
              <table:table-cell office:value-type="float" office:value="10.635">
                <text:p>10.635</text:p>
              </table:table-cell>
            </table:table-row>
            <table:table-row>
              <table:table-cell office:value-type="float" office:value="0.0115">
                <text:p>0.0115</text:p>
              </table:table-cell>
              <table:table-cell office:value-type="float" office:value="10.8297386467424">
                <text:p>10.8297386467424</text:p>
              </table:table-cell>
              <table:table-cell office:value-type="float" office:value="10.802">
                <text:p>10.802</text:p>
              </table:table-cell>
              <table:table-cell office:value-type="float" office:value="10.802">
                <text:p>10.802</text:p>
              </table:table-cell>
            </table:table-row>
            <table:table-row>
              <table:table-cell office:value-type="float" office:value="0.0125">
                <text:p>0.0125</text:p>
              </table:table-cell>
              <table:table-cell office:value-type="float" office:value="10.9838692842895">
                <text:p>10.9838692842895</text:p>
              </table:table-cell>
              <table:table-cell office:value-type="float" office:value="10.955">
                <text:p>10.955</text:p>
              </table:table-cell>
              <table:table-cell office:value-type="float" office:value="10.955">
                <text:p>10.955</text:p>
              </table:table-cell>
            </table:table-row>
            <table:table-row>
              <table:table-cell office:value-type="float" office:value="0.0135">
                <text:p>0.0135</text:p>
              </table:table-cell>
              <table:table-cell office:value-type="float" office:value="11.1261620647047">
                <text:p>11.1261620647047</text:p>
              </table:table-cell>
              <table:table-cell office:value-type="float" office:value="11.095">
                <text:p>11.095</text:p>
              </table:table-cell>
              <table:table-cell office:value-type="float" office:value="11.095">
                <text:p>11.095</text:p>
              </table:table-cell>
            </table:table-row>
            <table:table-row>
              <table:table-cell office:value-type="float" office:value="0.0145">
                <text:p>0.0145</text:p>
              </table:table-cell>
              <table:table-cell office:value-type="float" office:value="11.2583063953517">
                <text:p>11.2583063953517</text:p>
              </table:table-cell>
              <table:table-cell office:value-type="float" office:value="11.226">
                <text:p>11.226</text:p>
              </table:table-cell>
              <table:table-cell office:value-type="float" office:value="11.226">
                <text:p>11.226</text:p>
              </table:table-cell>
            </table:table-row>
            <table:table-row>
              <table:table-cell office:value-type="float" office:value="0.0155">
                <text:p>0.0155</text:p>
              </table:table-cell>
              <table:table-cell office:value-type="float" office:value="11.3816539975485">
                <text:p>11.3816539975485</text:p>
              </table:table-cell>
              <table:table-cell office:value-type="float" office:value="11.347">
                <text:p>11.347</text:p>
              </table:table-cell>
              <table:table-cell office:value-type="float" office:value="11.347">
                <text:p>11.347</text:p>
              </table:table-cell>
            </table:table-row>
            <table:table-row>
              <table:table-cell office:value-type="float" office:value="0.0165">
                <text:p>0.0165</text:p>
              </table:table-cell>
              <table:table-cell office:value-type="float" office:value="11.4973033096014">
                <text:p>11.4973033096014</text:p>
              </table:table-cell>
              <table:table-cell office:value-type="float" office:value="11.461">
                <text:p>11.461</text:p>
              </table:table-cell>
              <table:table-cell office:value-type="float" office:value="11.461">
                <text:p>11.461</text:p>
              </table:table-cell>
            </table:table-row>
            <table:table-row>
              <table:table-cell office:value-type="float" office:value="0.0175">
                <text:p>0.0175</text:p>
              </table:table-cell>
              <table:table-cell office:value-type="float" office:value="11.606159063428">
                <text:p>11.606159063428</text:p>
              </table:table-cell>
              <table:table-cell office:value-type="float" office:value="11.568">
                <text:p>11.568</text:p>
              </table:table-cell>
              <table:table-cell office:value-type="float" office:value="11.568">
                <text:p>11.568</text:p>
              </table:table-cell>
            </table:table-row>
            <table:table-row>
              <table:table-cell office:value-type="float" office:value="0.0185">
                <text:p>0.0185</text:p>
              </table:table-cell>
              <table:table-cell office:value-type="float" office:value="11.7089753129753">
                <text:p>11.7089753129753</text:p>
              </table:table-cell>
              <table:table-cell office:value-type="float" office:value="11.669">
                <text:p>11.669</text:p>
              </table:table-cell>
              <table:table-cell office:value-type="float" office:value="11.669">
                <text:p>11.669</text:p>
              </table:table-cell>
            </table:table-row>
            <table:table-row>
              <table:table-cell office:value-type="float" office:value="0.0195">
                <text:p>0.0195</text:p>
              </table:table-cell>
              <table:table-cell office:value-type="float" office:value="11.806387141121">
                <text:p>11.806387141121</text:p>
              </table:table-cell>
              <table:table-cell office:value-type="float" office:value="11.764">
                <text:p>11.764</text:p>
              </table:table-cell>
              <table:table-cell office:value-type="float" office:value="11.764">
                <text:p>11.764</text:p>
              </table:table-cell>
            </table:table-row>
            <table:table-row>
              <table:table-cell office:value-type="float" office:value="0.0205">
                <text:p>0.0205</text:p>
              </table:table-cell>
              <table:table-cell office:value-type="float" office:value="11.8989344417164">
                <text:p>11.8989344417164</text:p>
              </table:table-cell>
              <table:table-cell office:value-type="float" office:value="11.854">
                <text:p>11.854</text:p>
              </table:table-cell>
              <table:table-cell office:value-type="float" office:value="11.854">
                <text:p>11.854</text:p>
              </table:table-cell>
            </table:table-row>
            <table:table-row>
              <table:table-cell office:value-type="float" office:value="0.0215">
                <text:p>0.0215</text:p>
              </table:table-cell>
              <table:table-cell office:value-type="float" office:value="11.9870800409327">
                <text:p>11.9870800409327</text:p>
              </table:table-cell>
              <table:table-cell office:value-type="float" office:value="11.94">
                <text:p>11.94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float" office:value="0.0225">
                <text:p>0.0225</text:p>
              </table:table-cell>
              <table:table-cell office:value-type="float" office:value="12.0712237015601">
                <text:p>12.0712237015601</text:p>
              </table:table-cell>
              <table:table-cell office:value-type="float" office:value="12.023">
                <text:p>12.023</text:p>
              </table:table-cell>
              <table:table-cell office:value-type="float" office:value="12.023">
                <text:p>12.023</text:p>
              </table:table-cell>
            </table:table-row>
            <table:table-row>
              <table:table-cell office:value-type="float" office:value="0.0235">
                <text:p>0.0235</text:p>
              </table:table-cell>
              <table:table-cell office:value-type="float" office:value="12.1517130840812">
                <text:p>12.1517130840812</text:p>
              </table:table-cell>
              <table:table-cell office:value-type="float" office:value="12.101">
                <text:p>12.101</text:p>
              </table:table-cell>
              <table:table-cell office:value-type="float" office:value="12.101">
                <text:p>12.101</text:p>
              </table:table-cell>
            </table:table-row>
            <table:table-row>
              <table:table-cell office:value-type="float" office:value="0.0245">
                <text:p>0.0245</text:p>
              </table:table-cell>
              <table:table-cell office:value-type="float" office:value="12.2288524251496">
                <text:p>12.2288524251496</text:p>
              </table:table-cell>
              <table:table-cell office:value-type="float" office:value="12.176">
                <text:p>12.176</text:p>
              </table:table-cell>
              <table:table-cell office:value-type="float" office:value="12.176">
                <text:p>12.176</text:p>
              </table:table-cell>
            </table:table-row>
            <table:table-row>
              <table:table-cell office:value-type="float" office:value="0.0255">
                <text:p>0.0255</text:p>
              </table:table-cell>
              <table:table-cell office:value-type="float" office:value="12.3029094811478">
                <text:p>12.3029094811478</text:p>
              </table:table-cell>
              <table:table-cell office:value-type="float" office:value="12.248">
                <text:p>12.248</text:p>
              </table:table-cell>
              <table:table-cell office:value-type="float" office:value="12.248">
                <text:p>12.248</text:p>
              </table:table-cell>
            </table:table-row>
            <table:table-row>
              <table:table-cell office:value-type="float" office:value="0.0265">
                <text:p>0.0265</text:p>
              </table:table-cell>
              <table:table-cell office:value-type="float" office:value="12.3741211370684">
                <text:p>12.3741211370684</text:p>
              </table:table-cell>
              <table:table-cell office:value-type="float" office:value="12.317">
                <text:p>12.317</text:p>
              </table:table-cell>
              <table:table-cell office:value-type="float" office:value="12.317">
                <text:p>12.317</text:p>
              </table:table-cell>
            </table:table-row>
            <table:table-row>
              <table:table-cell office:value-type="float" office:value="0.0275">
                <text:p>0.0275</text:p>
              </table:table-cell>
              <table:table-cell office:value-type="float" office:value="12.4426979772127">
                <text:p>12.4426979772127</text:p>
              </table:table-cell>
              <table:table-cell office:value-type="float" office:value="12.384">
                <text:p>12.384</text:p>
              </table:table-cell>
              <table:table-cell office:value-type="float" office:value="12.384">
                <text:p>12.384</text:p>
              </table:table-cell>
            </table:table-row>
            <table:table-row>
              <table:table-cell office:value-type="float" office:value="0.0285">
                <text:p>0.0285</text:p>
              </table:table-cell>
              <table:table-cell office:value-type="float" office:value="12.5088280400962">
                <text:p>12.5088280400962</text:p>
              </table:table-cell>
              <table:table-cell office:value-type="float" office:value="12.448">
                <text:p>12.448</text:p>
              </table:table-cell>
              <table:table-cell office:value-type="float" office:value="12.448">
                <text:p>12.448</text:p>
              </table:table-cell>
            </table:table-row>
            <table:table-row>
              <table:table-cell office:value-type="float" office:value="0.0295">
                <text:p>0.0295</text:p>
              </table:table-cell>
              <table:table-cell office:value-type="float" office:value="12.5726799262812">
                <text:p>12.5726799262812</text:p>
              </table:table-cell>
              <table:table-cell office:value-type="float" office:value="12.51">
                <text:p>12.51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0.0305">
                <text:p>0.0305</text:p>
              </table:table-cell>
              <table:table-cell office:value-type="float" office:value="12.6344053884999">
                <text:p>12.6344053884999</text:p>
              </table:table-cell>
              <table:table-cell office:value-type="float" office:value="12.57">
                <text:p>12.57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float" office:value="0.0315">
                <text:p>0.0315</text:p>
              </table:table-cell>
              <table:table-cell office:value-type="float" office:value="12.6941415042311">
                <text:p>12.6941415042311</text:p>
              </table:table-cell>
              <table:table-cell office:value-type="float" office:value="12.628">
                <text:p>12.628</text:p>
              </table:table-cell>
              <table:table-cell office:value-type="float" office:value="12.628">
                <text:p>12.628</text:p>
              </table:table-cell>
            </table:table-row>
            <table:table-row>
              <table:table-cell office:value-type="float" office:value="0.0325">
                <text:p>0.0325</text:p>
              </table:table-cell>
              <table:table-cell office:value-type="float" office:value="12.7520125089847">
                <text:p>12.7520125089847</text:p>
              </table:table-cell>
              <table:table-cell office:value-type="float" office:value="12.684">
                <text:p>12.684</text:p>
              </table:table-cell>
              <table:table-cell office:value-type="float" office:value="12.684">
                <text:p>12.684</text:p>
              </table:table-cell>
            </table:table-row>
            <table:table-row>
              <table:table-cell office:value-type="float" office:value="0.0335">
                <text:p>0.0335</text:p>
              </table:table-cell>
              <table:table-cell office:value-type="float" office:value="12.8081313519612">
                <text:p>12.8081313519612</text:p>
              </table:table-cell>
              <table:table-cell office:value-type="float" office:value="12.738">
                <text:p>12.738</text:p>
              </table:table-cell>
              <table:table-cell office:value-type="float" office:value="12.738">
                <text:p>12.738</text:p>
              </table:table-cell>
            </table:table-row>
            <table:table-row>
              <table:table-cell office:value-type="float" office:value="0.0345">
                <text:p>0.0345</text:p>
              </table:table-cell>
              <table:table-cell office:value-type="float" office:value="12.8626010230545">
                <text:p>12.8626010230545</text:p>
              </table:table-cell>
              <table:table-cell office:value-type="float" office:value="12.791">
                <text:p>12.791</text:p>
              </table:table-cell>
              <table:table-cell office:value-type="float" office:value="12.791">
                <text:p>12.791</text:p>
              </table:table-cell>
            </table:table-row>
            <table:table-row>
              <table:table-cell office:value-type="float" office:value="0.0355">
                <text:p>0.0355</text:p>
              </table:table-cell>
              <table:table-cell office:value-type="float" office:value="12.9155156903815">
                <text:p>12.9155156903815</text:p>
              </table:table-cell>
              <table:table-cell office:value-type="float" office:value="12.842">
                <text:p>12.842</text:p>
              </table:table-cell>
              <table:table-cell office:value-type="float" office:value="12.842">
                <text:p>12.842</text:p>
              </table:table-cell>
            </table:table-row>
            <table:table-row>
              <table:table-cell office:value-type="float" office:value="0.0365">
                <text:p>0.0365</text:p>
              </table:table-cell>
              <table:table-cell office:value-type="float" office:value="12.9669616799023">
                <text:p>12.9669616799023</text:p>
              </table:table-cell>
              <table:table-cell office:value-type="float" office:value="12.892">
                <text:p>12.892</text:p>
              </table:table-cell>
              <table:table-cell office:value-type="float" office:value="12.892">
                <text:p>12.892</text:p>
              </table:table-cell>
            </table:table-row>
            <table:table-row>
              <table:table-cell office:value-type="float" office:value="0.0375">
                <text:p>0.0375</text:p>
              </table:table-cell>
              <table:table-cell office:value-type="float" office:value="13.0170183227272">
                <text:p>13.0170183227272</text:p>
              </table:table-cell>
              <table:table-cell office:value-type="float" office:value="12.941">
                <text:p>12.941</text:p>
              </table:table-cell>
              <table:table-cell office:value-type="float" office:value="12.941">
                <text:p>12.941</text:p>
              </table:table-cell>
            </table:table-row>
            <table:table-row>
              <table:table-cell office:value-type="float" office:value="0.0385">
                <text:p>0.0385</text:p>
              </table:table-cell>
              <table:table-cell office:value-type="float" office:value="13.0657586909928">
                <text:p>13.0657586909928</text:p>
              </table:table-cell>
              <table:table-cell office:value-type="float" office:value="12.988">
                <text:p>12.988</text:p>
              </table:table-cell>
              <table:table-cell office:value-type="float" office:value="12.988">
                <text:p>12.988</text:p>
              </table:table-cell>
            </table:table-row>
            <table:table-row>
              <table:table-cell office:value-type="float" office:value="0.0395">
                <text:p>0.0395</text:p>
              </table:table-cell>
              <table:table-cell office:value-type="float" office:value="13.1132502394428">
                <text:p>13.1132502394428</text:p>
              </table:table-cell>
              <table:table-cell office:value-type="float" office:value="13.034">
                <text:p>13.034</text:p>
              </table:table-cell>
              <table:table-cell office:value-type="float" office:value="13.034">
                <text:p>13.034</text:p>
              </table:table-cell>
            </table:table-row>
            <table:table-row>
              <table:table-cell office:value-type="float" office:value="0.0405">
                <text:p>0.0405</text:p>
              </table:table-cell>
              <table:table-cell office:value-type="float" office:value="13.1595553668513">
                <text:p>13.1595553668513</text:p>
              </table:table-cell>
              <table:table-cell office:value-type="float" office:value="13.078">
                <text:p>13.078</text:p>
              </table:table-cell>
              <table:table-cell office:value-type="float" office:value="13.078">
                <text:p>13.078</text:p>
              </table:table-cell>
            </table:table-row>
            <table:table-row>
              <table:table-cell office:value-type="float" office:value="0.0415">
                <text:p>0.0415</text:p>
              </table:table-cell>
              <table:table-cell office:value-type="float" office:value="13.2047319090146">
                <text:p>13.2047319090146</text:p>
              </table:table-cell>
              <table:table-cell office:value-type="float" office:value="13.122">
                <text:p>13.122</text:p>
              </table:table-cell>
              <table:table-cell office:value-type="float" office:value="13.122">
                <text:p>13.122</text:p>
              </table:table-cell>
            </table:table-row>
            <table:table-row>
              <table:table-cell office:value-type="float" office:value="0.0425">
                <text:p>0.0425</text:p>
              </table:table-cell>
              <table:table-cell office:value-type="float" office:value="13.2488335730816">
                <text:p>13.2488335730816</text:p>
              </table:table-cell>
              <table:table-cell office:value-type="float" office:value="13.165">
                <text:p>13.165</text:p>
              </table:table-cell>
              <table:table-cell office:value-type="float" office:value="13.165">
                <text:p>13.165</text:p>
              </table:table-cell>
            </table:table-row>
            <table:table-row>
              <table:table-cell office:value-type="float" office:value="0.0435">
                <text:p>0.0435</text:p>
              </table:table-cell>
              <table:table-cell office:value-type="float" office:value="13.2919103214064">
                <text:p>13.2919103214064</text:p>
              </table:table-cell>
              <table:table-cell office:value-type="float" office:value="13.206">
                <text:p>13.206</text:p>
              </table:table-cell>
              <table:table-cell office:value-type="float" office:value="13.206">
                <text:p>13.206</text:p>
              </table:table-cell>
            </table:table-row>
            <table:table-row>
              <table:table-cell office:value-type="float" office:value="0.0445">
                <text:p>0.0445</text:p>
              </table:table-cell>
              <table:table-cell office:value-type="float" office:value="13.3340087118017">
                <text:p>13.3340087118017</text:p>
              </table:table-cell>
              <table:table-cell office:value-type="float" office:value="13.247">
                <text:p>13.247</text:p>
              </table:table-cell>
              <table:table-cell office:value-type="float" office:value="13.247">
                <text:p>13.247</text:p>
              </table:table-cell>
            </table:table-row>
            <table:table-row>
              <table:table-cell office:value-type="float" office:value="0.0455">
                <text:p>0.0455</text:p>
              </table:table-cell>
              <table:table-cell office:value-type="float" office:value="13.3751722000054">
                <text:p>13.3751722000054</text:p>
              </table:table-cell>
              <table:table-cell office:value-type="float" office:value="13.287">
                <text:p>13.287</text:p>
              </table:table-cell>
              <table:table-cell office:value-type="float" office:value="13.287">
                <text:p>13.287</text:p>
              </table:table-cell>
            </table:table-row>
            <table:table-row>
              <table:table-cell office:value-type="float" office:value="0.0465">
                <text:p>0.0465</text:p>
              </table:table-cell>
              <table:table-cell office:value-type="float" office:value="13.4154414092851">
                <text:p>13.4154414092851</text:p>
              </table:table-cell>
              <table:table-cell office:value-type="float" office:value="13.326">
                <text:p>13.326</text:p>
              </table:table-cell>
              <table:table-cell office:value-type="float" office:value="13.326">
                <text:p>13.326</text:p>
              </table:table-cell>
            </table:table-row>
            <table:table-row>
              <table:table-cell office:value-type="float" office:value="0.0475">
                <text:p>0.0475</text:p>
              </table:table-cell>
              <table:table-cell office:value-type="float" office:value="13.4548543713757">
                <text:p>13.4548543713757</text:p>
              </table:table-cell>
              <table:table-cell office:value-type="float" office:value="13.364">
                <text:p>13.364</text:p>
              </table:table-cell>
              <table:table-cell office:value-type="float" office:value="13.364">
                <text:p>13.364</text:p>
              </table:table-cell>
            </table:table-row>
            <table:table-row>
              <table:table-cell office:value-type="float" office:value="0.0485">
                <text:p>0.0485</text:p>
              </table:table-cell>
              <table:table-cell office:value-type="float" office:value="13.4934467423304">
                <text:p>13.4934467423304</text:p>
              </table:table-cell>
              <table:table-cell office:value-type="float" office:value="13.401">
                <text:p>13.401</text:p>
              </table:table-cell>
              <table:table-cell office:value-type="float" office:value="13.401">
                <text:p>13.401</text:p>
              </table:table-cell>
            </table:table-row>
            <table:table-row>
              <table:table-cell office:value-type="float" office:value="0.0495">
                <text:p>0.0495</text:p>
              </table:table-cell>
              <table:table-cell office:value-type="float" office:value="13.5312519963564">
                <text:p>13.5312519963564</text:p>
              </table:table-cell>
              <table:table-cell office:value-type="float" office:value="13.438">
                <text:p>13.438</text:p>
              </table:table-cell>
              <table:table-cell office:value-type="float" office:value="13.438">
                <text:p>13.438</text:p>
              </table:table-cell>
            </table:table-row>
            <table:table-row>
              <table:table-cell office:value-type="float" office:value="0.0505">
                <text:p>0.0505</text:p>
              </table:table-cell>
              <table:table-cell office:value-type="float" office:value="13.5683016002768">
                <text:p>13.5683016002768</text:p>
              </table:table-cell>
              <table:table-cell office:value-type="float" office:value="13.473">
                <text:p>13.473</text:p>
              </table:table-cell>
              <table:table-cell office:value-type="float" office:value="13.473">
                <text:p>13.473</text:p>
              </table:table-cell>
            </table:table-row>
            <table:table-row>
              <table:table-cell office:value-type="float" office:value="0.0515">
                <text:p>0.0515</text:p>
              </table:table-cell>
              <table:table-cell office:value-type="float" office:value="13.6046251708946">
                <text:p>13.6046251708946</text:p>
              </table:table-cell>
              <table:table-cell office:value-type="float" office:value="13.509">
                <text:p>13.509</text:p>
              </table:table-cell>
              <table:table-cell office:value-type="float" office:value="13.509">
                <text:p>13.509</text:p>
              </table:table-cell>
            </table:table-row>
            <table:table-row>
              <table:table-cell office:value-type="float" office:value="0.0525">
                <text:p>0.0525</text:p>
              </table:table-cell>
              <table:table-cell office:value-type="float" office:value="13.6402506172338">
                <text:p>13.6402506172338</text:p>
              </table:table-cell>
              <table:table-cell office:value-type="float" office:value="13.543">
                <text:p>13.543</text:p>
              </table:table-cell>
              <table:table-cell office:value-type="float" office:value="13.543">
                <text:p>13.543</text:p>
              </table:table-cell>
            </table:table-row>
            <table:table-row>
              <table:table-cell office:value-type="float" office:value="0.0535">
                <text:p>0.0535</text:p>
              </table:table-cell>
              <table:table-cell office:value-type="float" office:value="13.6752042693666">
                <text:p>13.6752042693666</text:p>
              </table:table-cell>
              <table:table-cell office:value-type="float" office:value="13.577">
                <text:p>13.577</text:p>
              </table:table-cell>
              <table:table-cell office:value-type="float" office:value="13.577">
                <text:p>13.577</text:p>
              </table:table-cell>
            </table:table-row>
            <table:table-row>
              <table:table-cell office:value-type="float" office:value="0.0545">
                <text:p>0.0545</text:p>
              </table:table-cell>
              <table:table-cell office:value-type="float" office:value="13.7095109953177">
                <text:p>13.7095109953177</text:p>
              </table:table-cell>
              <table:table-cell office:value-type="float" office:value="13.61">
                <text:p>13.61</text:p>
              </table:table-cell>
              <table:table-cell office:value-type="float" office:value="13.61">
                <text:p>13.61</text:p>
              </table:table-cell>
            </table:table-row>
            <table:table-row>
              <table:table-cell office:value-type="float" office:value="0.0555">
                <text:p>0.0555</text:p>
              </table:table-cell>
              <table:table-cell office:value-type="float" office:value="13.7431943073457">
                <text:p>13.7431943073457</text:p>
              </table:table-cell>
              <table:table-cell office:value-type="float" office:value="13.642">
                <text:p>13.642</text:p>
              </table:table-cell>
              <table:table-cell office:value-type="float" office:value="13.642">
                <text:p>13.642</text:p>
              </table:table-cell>
            </table:table-row>
            <table:table-row>
              <table:table-cell office:value-type="float" office:value="0.0565">
                <text:p>0.0565</text:p>
              </table:table-cell>
              <table:table-cell office:value-type="float" office:value="13.7762764587387">
                <text:p>13.7762764587387</text:p>
              </table:table-cell>
              <table:table-cell office:value-type="float" office:value="13.674">
                <text:p>13.674</text:p>
              </table:table-cell>
              <table:table-cell office:value-type="float" office:value="13.674">
                <text:p>13.674</text:p>
              </table:table-cell>
            </table:table-row>
            <table:table-row>
              <table:table-cell office:value-type="float" office:value="0.0575">
                <text:p>0.0575</text:p>
              </table:table-cell>
              <table:table-cell office:value-type="float" office:value="13.8087785321234">
                <text:p>13.8087785321234</text:p>
              </table:table-cell>
              <table:table-cell office:value-type="float" office:value="13.706">
                <text:p>13.706</text:p>
              </table:table-cell>
              <table:table-cell office:value-type="float" office:value="13.706">
                <text:p>13.706</text:p>
              </table:table-cell>
            </table:table-row>
            <table:table-row>
              <table:table-cell office:value-type="float" office:value="0.0585">
                <text:p>0.0585</text:p>
              </table:table-cell>
              <table:table-cell office:value-type="float" office:value="13.8407205201638">
                <text:p>13.8407205201638</text:p>
              </table:table-cell>
              <table:table-cell office:value-type="float" office:value="13.737">
                <text:p>13.737</text:p>
              </table:table-cell>
              <table:table-cell office:value-type="float" office:value="13.737">
                <text:p>13.737</text:p>
              </table:table-cell>
            </table:table-row>
            <table:table-row>
              <table:table-cell office:value-type="float" office:value="0.0595">
                <text:p>0.0595</text:p>
              </table:table-cell>
              <table:table-cell office:value-type="float" office:value="13.8721213994246">
                <text:p>13.8721213994246</text:p>
              </table:table-cell>
              <table:table-cell office:value-type="float" office:value="13.767">
                <text:p>13.767</text:p>
              </table:table-cell>
              <table:table-cell office:value-type="float" office:value="13.767">
                <text:p>13.767</text:p>
              </table:table-cell>
            </table:table-row>
            <table:table-row>
              <table:table-cell office:value-type="float" office:value="0.0605">
                <text:p>0.0605</text:p>
              </table:table-cell>
              <table:table-cell office:value-type="float" office:value="13.9029991980809">
                <text:p>13.9029991980809</text:p>
              </table:table-cell>
              <table:table-cell office:value-type="float" office:value="13.797">
                <text:p>13.797</text:p>
              </table:table-cell>
              <table:table-cell office:value-type="float" office:value="13.797">
                <text:p>13.797</text:p>
              </table:table-cell>
            </table:table-row>
            <table:table-row>
              <table:table-cell office:value-type="float" office:value="0.0615000000000001">
                <text:p>0.0615000000000001</text:p>
              </table:table-cell>
              <table:table-cell office:value-type="float" office:value="13.9333710580814">
                <text:p>13.9333710580814</text:p>
              </table:table-cell>
              <table:table-cell office:value-type="float" office:value="13.826">
                <text:p>13.826</text:p>
              </table:table-cell>
              <table:table-cell office:value-type="float" office:value="13.826">
                <text:p>13.826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13.9632532922995">
                <text:p>13.9632532922995</text:p>
              </table:table-cell>
              <table:table-cell office:value-type="float" office:value="13.855">
                <text:p>13.855</text:p>
              </table:table-cell>
              <table:table-cell office:value-type="float" office:value="13.855">
                <text:p>13.855</text:p>
              </table:table-cell>
            </table:table-row>
            <table:table-row>
              <table:table-cell office:value-type="float" office:value="0.0635">
                <text:p>0.0635</text:p>
              </table:table-cell>
              <table:table-cell office:value-type="float" office:value="13.9926614371509">
                <text:p>13.9926614371509</text:p>
              </table:table-cell>
              <table:table-cell office:value-type="float" office:value="13.883">
                <text:p>13.883</text:p>
              </table:table-cell>
              <table:table-cell office:value-type="float" office:value="13.883">
                <text:p>13.883</text:p>
              </table:table-cell>
            </table:table-row>
            <table:table-row>
              <table:table-cell office:value-type="float" office:value="0.0645">
                <text:p>0.0645</text:p>
              </table:table-cell>
              <table:table-cell office:value-type="float" office:value="14.0216103011017">
                <text:p>14.0216103011017</text:p>
              </table:table-cell>
              <table:table-cell office:value-type="float" office:value="13.911">
                <text:p>13.911</text:p>
              </table:table-cell>
              <table:table-cell office:value-type="float" office:value="13.911">
                <text:p>13.911</text:p>
              </table:table-cell>
            </table:table-row>
            <table:table-row>
              <table:table-cell office:value-type="float" office:value="0.0655">
                <text:p>0.0655</text:p>
              </table:table-cell>
              <table:table-cell office:value-type="float" office:value="14.0501140094471">
                <text:p>14.0501140094471</text:p>
              </table:table-cell>
              <table:table-cell office:value-type="float" office:value="13.939">
                <text:p>13.939</text:p>
              </table:table-cell>
              <table:table-cell office:value-type="float" office:value="13.939">
                <text:p>13.939</text:p>
              </table:table-cell>
            </table:table-row>
            <table:table-row>
              <table:table-cell office:value-type="float" office:value="0.0665000000000001">
                <text:p>0.0665000000000001</text:p>
              </table:table-cell>
              <table:table-cell office:value-type="float" office:value="14.0781860456986">
                <text:p>14.0781860456986</text:p>
              </table:table-cell>
              <table:table-cell office:value-type="float" office:value="13.966">
                <text:p>13.966</text:p>
              </table:table-cell>
              <table:table-cell office:value-type="float" office:value="13.966">
                <text:p>13.966</text:p>
              </table:table-cell>
            </table:table-row>
            <table:table-row>
              <table:table-cell office:value-type="float" office:value="0.0675">
                <text:p>0.0675</text:p>
              </table:table-cell>
              <table:table-cell office:value-type="float" office:value="14.105839289884">
                <text:p>14.105839289884</text:p>
              </table:table-cell>
              <table:table-cell office:value-type="float" office:value="13.993">
                <text:p>13.993</text:p>
              </table:table-cell>
              <table:table-cell office:value-type="float" office:value="13.993">
                <text:p>13.993</text:p>
              </table:table-cell>
            </table:table-row>
            <table:table-row>
              <table:table-cell office:value-type="float" office:value="0.0685000000000001">
                <text:p>0.0685000000000001</text:p>
              </table:table-cell>
              <table:table-cell office:value-type="float" office:value="14.1330860540323">
                <text:p>14.1330860540323</text:p>
              </table:table-cell>
              <table:table-cell office:value-type="float" office:value="14.019">
                <text:p>14.019</text:p>
              </table:table-cell>
              <table:table-cell office:value-type="float" office:value="14.019">
                <text:p>14.019</text:p>
              </table:table-cell>
            </table:table-row>
            <table:table-row>
              <table:table-cell office:value-type="float" office:value="0.0695">
                <text:p>0.0695</text:p>
              </table:table-cell>
              <table:table-cell office:value-type="float" office:value="14.1599381150883">
                <text:p>14.1599381150883</text:p>
              </table:table-cell>
              <table:table-cell office:value-type="float" office:value="14.045">
                <text:p>14.045</text:p>
              </table:table-cell>
              <table:table-cell office:value-type="float" office:value="14.045">
                <text:p>14.045</text:p>
              </table:table-cell>
            </table:table-row>
            <table:table-row>
              <table:table-cell office:value-type="float" office:value="0.0705000000000001">
                <text:p>0.0705000000000001</text:p>
              </table:table-cell>
              <table:table-cell office:value-type="float" office:value="14.1864067454764">
                <text:p>14.1864067454764</text:p>
              </table:table-cell>
              <table:table-cell office:value-type="float" office:value="14.071">
                <text:p>14.071</text:p>
              </table:table-cell>
              <table:table-cell office:value-type="float" office:value="14.071">
                <text:p>14.071</text:p>
              </table:table-cell>
            </table:table-row>
            <table:table-row>
              <table:table-cell office:value-type="float" office:value="0.0715000000000001">
                <text:p>0.0715000000000001</text:p>
              </table:table-cell>
              <table:table-cell office:value-type="float" office:value="14.212502741514">
                <text:p>14.212502741514</text:p>
              </table:table-cell>
              <table:table-cell office:value-type="float" office:value="14.096">
                <text:p>14.096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float" office:value="0.0725000000000001">
                <text:p>0.0725000000000001</text:p>
              </table:table-cell>
              <table:table-cell office:value-type="float" office:value="14.2382364498515">
                <text:p>14.2382364498515</text:p>
              </table:table-cell>
              <table:table-cell office:value-type="float" office:value="14.121">
                <text:p>14.121</text:p>
              </table:table-cell>
              <table:table-cell office:value-type="float" office:value="14.121">
                <text:p>14.121</text:p>
              </table:table-cell>
            </table:table-row>
            <table:table-row>
              <table:table-cell office:value-type="float" office:value="0.0735000000000001">
                <text:p>0.0735000000000001</text:p>
              </table:table-cell>
              <table:table-cell office:value-type="float" office:value="14.2636177921019">
                <text:p>14.2636177921019</text:p>
              </table:table-cell>
              <table:table-cell office:value-type="float" office:value="14.146">
                <text:p>14.146</text:p>
              </table:table-cell>
              <table:table-cell office:value-type="float" office:value="14.146">
                <text:p>14.146</text:p>
              </table:table-cell>
            </table:table-row>
            <table:table-row>
              <table:table-cell office:value-type="float" office:value="0.0745000000000001">
                <text:p>0.0745000000000001</text:p>
              </table:table-cell>
              <table:table-cell office:value-type="float" office:value="14.2886562878077">
                <text:p>14.2886562878077</text:p>
              </table:table-cell>
              <table:table-cell office:value-type="float" office:value="14.17">
                <text:p>14.17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0.0755000000000001">
                <text:p>0.0755000000000001</text:p>
              </table:table-cell>
              <table:table-cell office:value-type="float" office:value="14.3133610758767">
                <text:p>14.3133610758767</text:p>
              </table:table-cell>
              <table:table-cell office:value-type="float" office:value="14.194">
                <text:p>14.194</text:p>
              </table:table-cell>
              <table:table-cell office:value-type="float" office:value="14.194">
                <text:p>14.194</text:p>
              </table:table-cell>
            </table:table-row>
            <table:table-row>
              <table:table-cell office:value-type="float" office:value="0.0765000000000001">
                <text:p>0.0765000000000001</text:p>
              </table:table-cell>
              <table:table-cell office:value-type="float" office:value="14.3377409346077">
                <text:p>14.3377409346077</text:p>
              </table:table-cell>
              <table:table-cell office:value-type="float" office:value="14.217">
                <text:p>14.217</text:p>
              </table:table-cell>
              <table:table-cell office:value-type="float" office:value="14.217">
                <text:p>14.217</text:p>
              </table:table-cell>
            </table:table-row>
            <table:table-row>
              <table:table-cell office:value-type="float" office:value="0.0775000000000001">
                <text:p>0.0775000000000001</text:p>
              </table:table-cell>
              <table:table-cell office:value-type="float" office:value="14.361804300417">
                <text:p>14.361804300417</text:p>
              </table:table-cell>
              <table:table-cell office:value-type="float" office:value="14.241">
                <text:p>14.241</text:p>
              </table:table-cell>
              <table:table-cell office:value-type="float" office:value="14.241">
                <text:p>14.241</text:p>
              </table:table-cell>
            </table:table-row>
            <table:table-row>
              <table:table-cell office:value-type="float" office:value="0.0785000000000001">
                <text:p>0.0785000000000001</text:p>
              </table:table-cell>
              <table:table-cell office:value-type="float" office:value="14.3855592853643">
                <text:p>14.3855592853643</text:p>
              </table:table-cell>
              <table:table-cell office:value-type="float" office:value="14.264">
                <text:p>14.264</text:p>
              </table:table-cell>
              <table:table-cell office:value-type="float" office:value="14.264">
                <text:p>14.264</text:p>
              </table:table-cell>
            </table:table-row>
            <table:table-row>
              <table:table-cell office:value-type="float" office:value="0.0795000000000001">
                <text:p>0.0795000000000001</text:p>
              </table:table-cell>
              <table:table-cell office:value-type="float" office:value="14.4090136935702">
                <text:p>14.4090136935702</text:p>
              </table:table-cell>
              <table:table-cell office:value-type="float" office:value="14.286">
                <text:p>14.286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float" office:value="0.0805000000000001">
                <text:p>0.0805000000000001</text:p>
              </table:table-cell>
              <table:table-cell office:value-type="float" office:value="14.4321750366076">
                <text:p>14.4321750366076</text:p>
              </table:table-cell>
              <table:table-cell office:value-type="float" office:value="14.309">
                <text:p>14.309</text:p>
              </table:table-cell>
              <table:table-cell office:value-type="float" office:value="14.309">
                <text:p>14.309</text:p>
              </table:table-cell>
            </table:table-row>
            <table:table-row>
              <table:table-cell office:value-type="float" office:value="0.0815000000000001">
                <text:p>0.0815000000000001</text:p>
              </table:table-cell>
              <table:table-cell office:value-type="float" office:value="14.4550505479436">
                <text:p>14.4550505479436</text:p>
              </table:table-cell>
              <table:table-cell office:value-type="float" office:value="14.331">
                <text:p>14.331</text:p>
              </table:table-cell>
              <table:table-cell office:value-type="float" office:value="14.331">
                <text:p>14.331</text:p>
              </table:table-cell>
            </table:table-row>
            <table:table-row>
              <table:table-cell office:value-type="float" office:value="0.0825000000000001">
                <text:p>0.0825000000000001</text:p>
              </table:table-cell>
              <table:table-cell office:value-type="float" office:value="14.4776471965008">
                <text:p>14.4776471965008</text:p>
              </table:table-cell>
              <table:table-cell office:value-type="float" office:value="14.353">
                <text:p>14.353</text:p>
              </table:table-cell>
              <table:table-cell office:value-type="float" office:value="14.353">
                <text:p>14.353</text:p>
              </table:table-cell>
            </table:table-row>
            <table:table-row>
              <table:table-cell office:value-type="float" office:value="0.0835000000000001">
                <text:p>0.0835000000000001</text:p>
              </table:table-cell>
              <table:table-cell office:value-type="float" office:value="14.4999716994022">
                <text:p>14.4999716994022</text:p>
              </table:table-cell>
              <table:table-cell office:value-type="float" office:value="14.375">
                <text:p>14.375</text:p>
              </table:table-cell>
              <table:table-cell office:value-type="float" office:value="14.375">
                <text:p>14.375</text:p>
              </table:table-cell>
            </table:table-row>
            <table:table-row>
              <table:table-cell office:value-type="float" office:value="0.0845000000000001">
                <text:p>0.0845000000000001</text:p>
              </table:table-cell>
              <table:table-cell office:value-type="float" office:value="14.5220305339575">
                <text:p>14.5220305339575</text:p>
              </table:table-cell>
              <table:table-cell office:value-type="float" office:value="14.396">
                <text:p>14.396</text:p>
              </table:table-cell>
              <table:table-cell office:value-type="float" office:value="14.396">
                <text:p>14.396</text:p>
              </table:table-cell>
            </table:table-row>
            <table:table-row>
              <table:table-cell office:value-type="float" office:value="0.0855000000000001">
                <text:p>0.0855000000000001</text:p>
              </table:table-cell>
              <table:table-cell office:value-type="float" office:value="14.5438299489448">
                <text:p>14.5438299489448</text:p>
              </table:table-cell>
              <table:table-cell office:value-type="float" office:value="14.417">
                <text:p>14.417</text:p>
              </table:table-cell>
              <table:table-cell office:value-type="float" office:value="14.417">
                <text:p>14.417</text:p>
              </table:table-cell>
            </table:table-row>
            <table:table-row>
              <table:table-cell office:value-type="float" office:value="0.0865000000000001">
                <text:p>0.0865000000000001</text:p>
              </table:table-cell>
              <table:table-cell office:value-type="float" office:value="14.5653759752365">
                <text:p>14.5653759752365</text:p>
              </table:table-cell>
              <table:table-cell office:value-type="float" office:value="14.438">
                <text:p>14.438</text:p>
              </table:table-cell>
              <table:table-cell office:value-type="float" office:value="14.438">
                <text:p>14.438</text:p>
              </table:table-cell>
            </table:table-row>
            <table:table-row>
              <table:table-cell office:value-type="float" office:value="0.0875000000000001">
                <text:p>0.0875000000000001</text:p>
              </table:table-cell>
              <table:table-cell office:value-type="float" office:value="14.5866744358143">
                <text:p>14.5866744358143</text:p>
              </table:table-cell>
              <table:table-cell office:value-type="float" office:value="14.459">
                <text:p>14.459</text:p>
              </table:table-cell>
              <table:table-cell office:value-type="float" office:value="14.459">
                <text:p>14.459</text:p>
              </table:table-cell>
            </table:table-row>
            <table:table-row>
              <table:table-cell office:value-type="float" office:value="0.0885000000000001">
                <text:p>0.0885000000000001</text:p>
              </table:table-cell>
              <table:table-cell office:value-type="float" office:value="14.6077309552161">
                <text:p>14.6077309552161</text:p>
              </table:table-cell>
              <table:table-cell office:value-type="float" office:value="14.479">
                <text:p>14.479</text:p>
              </table:table-cell>
              <table:table-cell office:value-type="float" office:value="14.479">
                <text:p>14.479</text:p>
              </table:table-cell>
            </table:table-row>
            <table:table-row>
              <table:table-cell office:value-type="float" office:value="0.0895000000000001">
                <text:p>0.0895000000000001</text:p>
              </table:table-cell>
              <table:table-cell office:value-type="float" office:value="14.6285509684517">
                <text:p>14.6285509684517</text:p>
              </table:table-cell>
              <table:table-cell office:value-type="float" office:value="14.499">
                <text:p>14.499</text:p>
              </table:table-cell>
              <table:table-cell office:value-type="float" office:value="14.499">
                <text:p>14.499</text:p>
              </table:table-cell>
            </table:table-row>
            <table:table-row>
              <table:table-cell office:value-type="float" office:value="0.0905000000000001">
                <text:p>0.0905000000000001</text:p>
              </table:table-cell>
              <table:table-cell office:value-type="float" office:value="14.6491397294239">
                <text:p>14.6491397294239</text:p>
              </table:table-cell>
              <table:table-cell office:value-type="float" office:value="14.519">
                <text:p>14.519</text:p>
              </table:table-cell>
              <table:table-cell office:value-type="float" office:value="14.519">
                <text:p>14.519</text:p>
              </table:table-cell>
            </table:table-row>
            <table:table-row>
              <table:table-cell office:value-type="float" office:value="0.0915000000000001">
                <text:p>0.0915000000000001</text:p>
              </table:table-cell>
              <table:table-cell office:value-type="float" office:value="14.6695023188862">
                <text:p>14.6695023188862</text:p>
              </table:table-cell>
              <table:table-cell office:value-type="float" office:value="14.539">
                <text:p>14.539</text:p>
              </table:table-cell>
              <table:table-cell office:value-type="float" office:value="14.539">
                <text:p>14.539</text:p>
              </table:table-cell>
            </table:table-row>
            <table:table-row>
              <table:table-cell office:value-type="float" office:value="0.0925000000000001">
                <text:p>0.0925000000000001</text:p>
              </table:table-cell>
              <table:table-cell office:value-type="float" office:value="14.6896436519692">
                <text:p>14.6896436519692</text:p>
              </table:table-cell>
              <table:table-cell office:value-type="float" office:value="14.559">
                <text:p>14.559</text:p>
              </table:table-cell>
              <table:table-cell office:value-type="float" office:value="14.559">
                <text:p>14.559</text:p>
              </table:table-cell>
            </table:table-row>
            <table:table-row>
              <table:table-cell office:value-type="float" office:value="0.0935000000000001">
                <text:p>0.0935000000000001</text:p>
              </table:table-cell>
              <table:table-cell office:value-type="float" office:value="14.7095684853017">
                <text:p>14.7095684853017</text:p>
              </table:table-cell>
              <table:table-cell office:value-type="float" office:value="14.578">
                <text:p>14.578</text:p>
              </table:table-cell>
              <table:table-cell office:value-type="float" office:value="14.578">
                <text:p>14.578</text:p>
              </table:table-cell>
            </table:table-row>
            <table:table-row>
              <table:table-cell office:value-type="float" office:value="0.0945000000000001">
                <text:p>0.0945000000000001</text:p>
              </table:table-cell>
              <table:table-cell office:value-type="float" office:value="14.7292814237533">
                <text:p>14.7292814237533</text:p>
              </table:table-cell>
              <table:table-cell office:value-type="float" office:value="14.597">
                <text:p>14.597</text:p>
              </table:table-cell>
              <table:table-cell office:value-type="float" office:value="14.597">
                <text:p>14.597</text:p>
              </table:table-cell>
            </table:table-row>
            <table:table-row>
              <table:table-cell office:value-type="float" office:value="0.0955000000000001">
                <text:p>0.0955000000000001</text:p>
              </table:table-cell>
              <table:table-cell office:value-type="float" office:value="14.7487869268227">
                <text:p>14.7487869268227</text:p>
              </table:table-cell>
              <table:table-cell office:value-type="float" office:value="14.616">
                <text:p>14.616</text:p>
              </table:table-cell>
              <table:table-cell office:value-type="float" office:value="14.616">
                <text:p>14.616</text:p>
              </table:table-cell>
            </table:table-row>
            <table:table-row>
              <table:table-cell office:value-type="float" office:value="0.0965000000000001">
                <text:p>0.0965000000000001</text:p>
              </table:table-cell>
              <table:table-cell office:value-type="float" office:value="14.7680893146924">
                <text:p>14.7680893146924</text:p>
              </table:table-cell>
              <table:table-cell office:value-type="float" office:value="14.635">
                <text:p>14.635</text:p>
              </table:table-cell>
              <table:table-cell office:value-type="float" office:value="14.635">
                <text:p>14.635</text:p>
              </table:table-cell>
            </table:table-row>
            <table:table-row>
              <table:table-cell office:value-type="float" office:value="0.0975000000000001">
                <text:p>0.0975000000000001</text:p>
              </table:table-cell>
              <table:table-cell office:value-type="float" office:value="14.7871927739724">
                <text:p>14.7871927739724</text:p>
              </table:table-cell>
              <table:table-cell office:value-type="float" office:value="14.654">
                <text:p>14.654</text:p>
              </table:table-cell>
              <table:table-cell office:value-type="float" office:value="14.654">
                <text:p>14.654</text:p>
              </table:table-cell>
            </table:table-row>
            <table:table-row>
              <table:table-cell office:value-type="float" office:value="0.0985000000000001">
                <text:p>0.0985000000000001</text:p>
              </table:table-cell>
              <table:table-cell office:value-type="float" office:value="14.8061013631506">
                <text:p>14.8061013631506</text:p>
              </table:table-cell>
              <table:table-cell office:value-type="float" office:value="14.672">
                <text:p>14.672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float" office:value="0.0995000000000001">
                <text:p>0.0995000000000001</text:p>
              </table:table-cell>
              <table:table-cell office:value-type="float" office:value="14.8248190177675">
                <text:p>14.8248190177675</text:p>
              </table:table-cell>
              <table:table-cell office:value-type="float" office:value="14.69">
                <text:p>14.69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float" office:value="0.1005">
                <text:p>0.1005</text:p>
              </table:table-cell>
              <table:table-cell office:value-type="float" office:value="14.8433495553329">
                <text:p>14.8433495553329</text:p>
              </table:table-cell>
              <table:table-cell office:value-type="float" office:value="14.708">
                <text:p>14.708</text:p>
              </table:table-cell>
              <table:table-cell office:value-type="float" office:value="14.708">
                <text:p>14.708</text:p>
              </table:table-cell>
            </table:table-row>
            <table:table-row>
              <table:table-cell office:value-type="float" office:value="0.1015">
                <text:p>0.1015</text:p>
              </table:table-cell>
              <table:table-cell office:value-type="float" office:value="14.8616966799992">
                <text:p>14.8616966799992</text:p>
              </table:table-cell>
              <table:table-cell office:value-type="float" office:value="14.726">
                <text:p>14.726</text:p>
              </table:table-cell>
              <table:table-cell office:value-type="float" office:value="14.726">
                <text:p>14.726</text:p>
              </table:table-cell>
            </table:table-row>
            <table:table-row>
              <table:table-cell office:value-type="float" office:value="0.1025">
                <text:p>0.1025</text:p>
              </table:table-cell>
              <table:table-cell office:value-type="float" office:value="14.8798639870053">
                <text:p>14.8798639870053</text:p>
              </table:table-cell>
              <table:table-cell office:value-type="float" office:value="14.744">
                <text:p>14.744</text:p>
              </table:table-cell>
              <table:table-cell office:value-type="float" office:value="14.744">
                <text:p>14.744</text:p>
              </table:table-cell>
            </table:table-row>
            <table:table-row>
              <table:table-cell office:value-type="float" office:value="0.1035">
                <text:p>0.1035</text:p>
              </table:table-cell>
              <table:table-cell office:value-type="float" office:value="14.8978549669049">
                <text:p>14.8978549669049</text:p>
              </table:table-cell>
              <table:table-cell office:value-type="float" office:value="14.762">
                <text:p>14.762</text:p>
              </table:table-cell>
              <table:table-cell office:value-type="float" office:value="14.762">
                <text:p>14.762</text:p>
              </table:table-cell>
            </table:table-row>
            <table:table-row>
              <table:table-cell office:value-type="float" office:value="0.1045">
                <text:p>0.1045</text:p>
              </table:table-cell>
              <table:table-cell office:value-type="float" office:value="14.9156730095921">
                <text:p>14.9156730095921</text:p>
              </table:table-cell>
              <table:table-cell office:value-type="float" office:value="14.779">
                <text:p>14.779</text:p>
              </table:table-cell>
              <table:table-cell office:value-type="float" office:value="14.779">
                <text:p>14.779</text:p>
              </table:table-cell>
            </table:table-row>
            <table:table-row>
              <table:table-cell office:value-type="float" office:value="0.1055">
                <text:p>0.1055</text:p>
              </table:table-cell>
              <table:table-cell office:value-type="float" office:value="14.9333214081347">
                <text:p>14.9333214081347</text:p>
              </table:table-cell>
              <table:table-cell office:value-type="float" office:value="14.796">
                <text:p>14.796</text:p>
              </table:table-cell>
              <table:table-cell office:value-type="float" office:value="14.796">
                <text:p>14.796</text:p>
              </table:table-cell>
            </table:table-row>
            <table:table-row>
              <table:table-cell office:value-type="float" office:value="0.1065">
                <text:p>0.1065</text:p>
              </table:table-cell>
              <table:table-cell office:value-type="float" office:value="14.9508033624271">
                <text:p>14.9508033624271</text:p>
              </table:table-cell>
              <table:table-cell office:value-type="float" office:value="14.813">
                <text:p>14.813</text:p>
              </table:table-cell>
              <table:table-cell office:value-type="float" office:value="14.813">
                <text:p>14.813</text:p>
              </table:table-cell>
            </table:table-row>
            <table:table-row>
              <table:table-cell office:value-type="float" office:value="0.1075">
                <text:p>0.1075</text:p>
              </table:table-cell>
              <table:table-cell office:value-type="float" office:value="14.9681219826724">
                <text:p>14.9681219826724</text:p>
              </table:table-cell>
              <table:table-cell office:value-type="float" office:value="14.83">
                <text:p>14.83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float" office:value="0.1085">
                <text:p>0.1085</text:p>
              </table:table-cell>
              <table:table-cell office:value-type="float" office:value="14.9852802927035">
                <text:p>14.9852802927035</text:p>
              </table:table-cell>
              <table:table-cell office:value-type="float" office:value="14.847">
                <text:p>14.847</text:p>
              </table:table-cell>
              <table:table-cell office:value-type="float" office:value="14.847">
                <text:p>14.847</text:p>
              </table:table-cell>
            </table:table-row>
            <table:table-row>
              <table:table-cell office:value-type="float" office:value="0.1095">
                <text:p>0.1095</text:p>
              </table:table-cell>
              <table:table-cell office:value-type="float" office:value="15.0022812331517">
                <text:p>15.0022812331517</text:p>
              </table:table-cell>
              <table:table-cell office:value-type="float" office:value="14.864">
                <text:p>14.864</text:p>
              </table:table-cell>
              <table:table-cell office:value-type="float" office:value="14.864">
                <text:p>14.864</text:p>
              </table:table-cell>
            </table:table-row>
            <table:table-row>
              <table:table-cell office:value-type="float" office:value="0.1105">
                <text:p>0.1105</text:p>
              </table:table-cell>
              <table:table-cell office:value-type="float" office:value="15.0191276644714">
                <text:p>15.0191276644714</text:p>
              </table:table-cell>
              <table:table-cell office:value-type="float" office:value="14.88">
                <text:p>14.88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0.1115">
                <text:p>0.1115</text:p>
              </table:table-cell>
              <table:table-cell office:value-type="float" office:value="15.0358223698286">
                <text:p>15.0358223698286</text:p>
              </table:table-cell>
              <table:table-cell office:value-type="float" office:value="14.896">
                <text:p>14.896</text:p>
              </table:table-cell>
              <table:table-cell office:value-type="float" office:value="14.896">
                <text:p>14.896</text:p>
              </table:table-cell>
            </table:table-row>
            <table:table-row>
              <table:table-cell office:value-type="float" office:value="0.1125">
                <text:p>0.1125</text:p>
              </table:table-cell>
              <table:table-cell office:value-type="float" office:value="15.0523680578605">
                <text:p>15.0523680578605</text:p>
              </table:table-cell>
              <table:table-cell office:value-type="float" office:value="14.913">
                <text:p>14.913</text:p>
              </table:table-cell>
              <table:table-cell office:value-type="float" office:value="14.913">
                <text:p>14.913</text:p>
              </table:table-cell>
            </table:table-row>
            <table:table-row>
              <table:table-cell office:value-type="float" office:value="0.1135">
                <text:p>0.1135</text:p>
              </table:table-cell>
              <table:table-cell office:value-type="float" office:value="15.068767365313">
                <text:p>15.068767365313</text:p>
              </table:table-cell>
              <table:table-cell office:value-type="float" office:value="14.929">
                <text:p>14.929</text:p>
              </table:table-cell>
              <table:table-cell office:value-type="float" office:value="14.929">
                <text:p>14.929</text:p>
              </table:table-cell>
            </table:table-row>
            <table:table-row>
              <table:table-cell office:value-type="float" office:value="0.1145">
                <text:p>0.1145</text:p>
              </table:table-cell>
              <table:table-cell office:value-type="float" office:value="15.0850228595624">
                <text:p>15.0850228595624</text:p>
              </table:table-cell>
              <table:table-cell office:value-type="float" office:value="14.945">
                <text:p>14.945</text:p>
              </table:table-cell>
              <table:table-cell office:value-type="float" office:value="14.945">
                <text:p>14.945</text:p>
              </table:table-cell>
            </table:table-row>
            <table:table-row>
              <table:table-cell office:value-type="float" office:value="0.1155">
                <text:p>0.1155</text:p>
              </table:table-cell>
              <table:table-cell office:value-type="float" office:value="15.1011370410279">
                <text:p>15.1011370410279</text:p>
              </table:table-cell>
              <table:table-cell office:value-type="float" office:value="14.96">
                <text:p>14.96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float" office:value="0.1165">
                <text:p>0.1165</text:p>
              </table:table-cell>
              <table:table-cell office:value-type="float" office:value="15.1171123454797">
                <text:p>15.1171123454797</text:p>
              </table:table-cell>
              <table:table-cell office:value-type="float" office:value="14.976">
                <text:p>14.976</text:p>
              </table:table-cell>
              <table:table-cell office:value-type="float" office:value="14.976">
                <text:p>14.976</text:p>
              </table:table-cell>
            </table:table-row>
            <table:table-row>
              <table:table-cell office:value-type="float" office:value="0.1175">
                <text:p>0.1175</text:p>
              </table:table-cell>
              <table:table-cell office:value-type="float" office:value="15.1329511462485">
                <text:p>15.1329511462485</text:p>
              </table:table-cell>
              <table:table-cell office:value-type="float" office:value="14.992">
                <text:p>14.992</text:p>
              </table:table-cell>
              <table:table-cell office:value-type="float" office:value="14.992">
                <text:p>14.992</text:p>
              </table:table-cell>
            </table:table-row>
            <table:table-row>
              <table:table-cell office:value-type="float" office:value="0.1185">
                <text:p>0.1185</text:p>
              </table:table-cell>
              <table:table-cell office:value-type="float" office:value="15.1486557563419">
                <text:p>15.1486557563419</text:p>
              </table:table-cell>
              <table:table-cell office:value-type="float" office:value="15.007">
                <text:p>15.007</text:p>
              </table:table-cell>
              <table:table-cell office:value-type="float" office:value="15.007">
                <text:p>15.007</text:p>
              </table:table-cell>
            </table:table-row>
            <table:table-row>
              <table:table-cell office:value-type="float" office:value="0.1195">
                <text:p>0.1195</text:p>
              </table:table-cell>
              <table:table-cell office:value-type="float" office:value="15.1642284304713">
                <text:p>15.1642284304713</text:p>
              </table:table-cell>
              <table:table-cell office:value-type="float" office:value="15.022">
                <text:p>15.022</text:p>
              </table:table-cell>
              <table:table-cell office:value-type="float" office:value="15.022">
                <text:p>15.022</text:p>
              </table:table-cell>
            </table:table-row>
            <table:table-row>
              <table:table-cell office:value-type="float" office:value="0.1205">
                <text:p>0.1205</text:p>
              </table:table-cell>
              <table:table-cell office:value-type="float" office:value="15.1796713669948">
                <text:p>15.1796713669948</text:p>
              </table:table-cell>
              <table:table-cell office:value-type="float" office:value="15.037">
                <text:p>15.037</text:p>
              </table:table-cell>
              <table:table-cell office:value-type="float" office:value="15.037">
                <text:p>15.037</text:p>
              </table:table-cell>
            </table:table-row>
            <table:table-row>
              <table:table-cell office:value-type="float" office:value="0.1215">
                <text:p>0.1215</text:p>
              </table:table-cell>
              <table:table-cell office:value-type="float" office:value="15.1949867097795">
                <text:p>15.1949867097795</text:p>
              </table:table-cell>
              <table:table-cell office:value-type="float" office:value="15.052">
                <text:p>15.052</text:p>
              </table:table-cell>
              <table:table-cell office:value-type="float" office:value="15.052">
                <text:p>15.052</text:p>
              </table:table-cell>
            </table:table-row>
            <table:table-row>
              <table:table-cell office:value-type="float" office:value="0.1225">
                <text:p>0.1225</text:p>
              </table:table-cell>
              <table:table-cell office:value-type="float" office:value="15.2101765499878">
                <text:p>15.2101765499878</text:p>
              </table:table-cell>
              <table:table-cell office:value-type="float" office:value="15.067">
                <text:p>15.067</text:p>
              </table:table-cell>
              <table:table-cell office:value-type="float" office:value="15.067">
                <text:p>15.067</text:p>
              </table:table-cell>
            </table:table-row>
            <table:table-row>
              <table:table-cell office:value-type="float" office:value="0.1235">
                <text:p>0.1235</text:p>
              </table:table-cell>
              <table:table-cell office:value-type="float" office:value="15.2252429277907">
                <text:p>15.2252429277907</text:p>
              </table:table-cell>
              <table:table-cell office:value-type="float" office:value="15.082">
                <text:p>15.082</text:p>
              </table:table-cell>
              <table:table-cell office:value-type="float" office:value="15.082">
                <text:p>15.082</text:p>
              </table:table-cell>
            </table:table-row>
            <table:table-row>
              <table:table-cell office:value-type="float" office:value="0.1245">
                <text:p>0.1245</text:p>
              </table:table-cell>
              <table:table-cell office:value-type="float" office:value="15.2401878340127">
                <text:p>15.2401878340127</text:p>
              </table:table-cell>
              <table:table-cell office:value-type="float" office:value="15.097">
                <text:p>15.097</text:p>
              </table:table-cell>
              <table:table-cell office:value-type="float" office:value="15.097">
                <text:p>15.097</text:p>
              </table:table-cell>
            </table:table-row>
            <table:table-row>
              <table:table-cell office:value-type="float" office:value="0.1255">
                <text:p>0.1255</text:p>
              </table:table-cell>
              <table:table-cell office:value-type="float" office:value="15.2550132117101">
                <text:p>15.2550132117101</text:p>
              </table:table-cell>
              <table:table-cell office:value-type="float" office:value="15.111">
                <text:p>15.111</text:p>
              </table:table-cell>
              <table:table-cell office:value-type="float" office:value="15.111">
                <text:p>15.111</text:p>
              </table:table-cell>
            </table:table-row>
            <table:table-row>
              <table:table-cell office:value-type="float" office:value="0.1265">
                <text:p>0.1265</text:p>
              </table:table-cell>
              <table:table-cell office:value-type="float" office:value="15.2697209576874">
                <text:p>15.2697209576874</text:p>
              </table:table-cell>
              <table:table-cell office:value-type="float" office:value="15.126">
                <text:p>15.126</text:p>
              </table:table-cell>
              <table:table-cell office:value-type="float" office:value="15.126">
                <text:p>15.126</text:p>
              </table:table-cell>
            </table:table-row>
            <table:table-row>
              <table:table-cell office:value-type="float" office:value="0.1275">
                <text:p>0.1275</text:p>
              </table:table-cell>
              <table:table-cell office:value-type="float" office:value="15.2843129239533">
                <text:p>15.2843129239533</text:p>
              </table:table-cell>
              <table:table-cell office:value-type="float" office:value="15.14">
                <text:p>15.14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float" office:value="0.1285">
                <text:p>0.1285</text:p>
              </table:table-cell>
              <table:table-cell office:value-type="float" office:value="15.2987909191208">
                <text:p>15.2987909191208</text:p>
              </table:table-cell>
              <table:table-cell office:value-type="float" office:value="15.155">
                <text:p>15.155</text:p>
              </table:table-cell>
              <table:table-cell office:value-type="float" office:value="15.155">
                <text:p>15.155</text:p>
              </table:table-cell>
            </table:table-row>
            <table:table-row>
              <table:table-cell office:value-type="float" office:value="0.1295">
                <text:p>0.1295</text:p>
              </table:table-cell>
              <table:table-cell office:value-type="float" office:value="15.313156709752">
                <text:p>15.313156709752</text:p>
              </table:table-cell>
              <table:table-cell office:value-type="float" office:value="15.169">
                <text:p>15.169</text:p>
              </table:table-cell>
              <table:table-cell office:value-type="float" office:value="15.169">
                <text:p>15.169</text:p>
              </table:table-cell>
            </table:table-row>
            <table:table-row>
              <table:table-cell office:value-type="float" office:value="0.1305">
                <text:p>0.1305</text:p>
              </table:table-cell>
              <table:table-cell office:value-type="float" office:value="15.327412021652">
                <text:p>15.327412021652</text:p>
              </table:table-cell>
              <table:table-cell office:value-type="float" office:value="15.183">
                <text:p>15.183</text:p>
              </table:table-cell>
              <table:table-cell office:value-type="float" office:value="15.183">
                <text:p>15.183</text:p>
              </table:table-cell>
            </table:table-row>
            <table:table-row>
              <table:table-cell office:value-type="float" office:value="0.1315">
                <text:p>0.1315</text:p>
              </table:table-cell>
              <table:table-cell office:value-type="float" office:value="15.3415585411129">
                <text:p>15.3415585411129</text:p>
              </table:table-cell>
              <table:table-cell office:value-type="float" office:value="15.197">
                <text:p>15.197</text:p>
              </table:table-cell>
              <table:table-cell office:value-type="float" office:value="15.197">
                <text:p>15.197</text:p>
              </table:table-cell>
            </table:table-row>
            <table:table-row>
              <table:table-cell office:value-type="float" office:value="0.1325">
                <text:p>0.1325</text:p>
              </table:table-cell>
              <table:table-cell office:value-type="float" office:value="15.3555979161109">
                <text:p>15.3555979161109</text:p>
              </table:table-cell>
              <table:table-cell office:value-type="float" office:value="15.211">
                <text:p>15.211</text:p>
              </table:table-cell>
              <table:table-cell office:value-type="float" office:value="15.211">
                <text:p>15.211</text:p>
              </table:table-cell>
            </table:table-row>
            <table:table-row>
              <table:table-cell office:value-type="float" office:value="0.1335">
                <text:p>0.1335</text:p>
              </table:table-cell>
              <table:table-cell office:value-type="float" office:value="15.3695317574584">
                <text:p>15.3695317574584</text:p>
              </table:table-cell>
              <table:table-cell office:value-type="float" office:value="15.224">
                <text:p>15.224</text:p>
              </table:table-cell>
              <table:table-cell office:value-type="float" office:value="15.224">
                <text:p>15.224</text:p>
              </table:table-cell>
            </table:table-row>
            <table:table-row>
              <table:table-cell office:value-type="float" office:value="0.1345">
                <text:p>0.1345</text:p>
              </table:table-cell>
              <table:table-cell office:value-type="float" office:value="15.3833616399135">
                <text:p>15.3833616399135</text:p>
              </table:table-cell>
              <table:table-cell office:value-type="float" office:value="15.238">
                <text:p>15.238</text:p>
              </table:table-cell>
              <table:table-cell office:value-type="float" office:value="15.238">
                <text:p>15.238</text:p>
              </table:table-cell>
            </table:table-row>
            <table:table-row>
              <table:table-cell office:value-type="float" office:value="0.1355">
                <text:p>0.1355</text:p>
              </table:table-cell>
              <table:table-cell office:value-type="float" office:value="15.3970891032473">
                <text:p>15.3970891032473</text:p>
              </table:table-cell>
              <table:table-cell office:value-type="float" office:value="15.252">
                <text:p>15.252</text:p>
              </table:table-cell>
              <table:table-cell office:value-type="float" office:value="15.252">
                <text:p>15.252</text:p>
              </table:table-cell>
            </table:table-row>
            <table:table-row>
              <table:table-cell office:value-type="float" office:value="0.1365">
                <text:p>0.1365</text:p>
              </table:table-cell>
              <table:table-cell office:value-type="float" office:value="15.4107156532733">
                <text:p>15.4107156532733</text:p>
              </table:table-cell>
              <table:table-cell office:value-type="float" office:value="15.265">
                <text:p>15.265</text:p>
              </table:table-cell>
              <table:table-cell office:value-type="float" office:value="15.265">
                <text:p>15.265</text:p>
              </table:table-cell>
            </table:table-row>
            <table:table-row>
              <table:table-cell office:value-type="float" office:value="0.1375">
                <text:p>0.1375</text:p>
              </table:table-cell>
              <table:table-cell office:value-type="float" office:value="15.4242427628383">
                <text:p>15.4242427628383</text:p>
              </table:table-cell>
              <table:table-cell office:value-type="float" office:value="15.279">
                <text:p>15.279</text:p>
              </table:table-cell>
              <table:table-cell office:value-type="float" office:value="15.279">
                <text:p>15.279</text:p>
              </table:table-cell>
            </table:table-row>
            <table:table-row>
              <table:table-cell office:value-type="float" office:value="0.1385">
                <text:p>0.1385</text:p>
              </table:table-cell>
              <table:table-cell office:value-type="float" office:value="15.4376718727782">
                <text:p>15.4376718727782</text:p>
              </table:table-cell>
              <table:table-cell office:value-type="float" office:value="15.292">
                <text:p>15.292</text:p>
              </table:table-cell>
              <table:table-cell office:value-type="float" office:value="15.292">
                <text:p>15.292</text:p>
              </table:table-cell>
            </table:table-row>
            <table:table-row>
              <table:table-cell office:value-type="float" office:value="0.1395">
                <text:p>0.1395</text:p>
              </table:table-cell>
              <table:table-cell office:value-type="float" office:value="15.4510043928384">
                <text:p>15.4510043928384</text:p>
              </table:table-cell>
              <table:table-cell office:value-type="float" office:value="15.305">
                <text:p>15.305</text:p>
              </table:table-cell>
              <table:table-cell office:value-type="float" office:value="15.305">
                <text:p>15.305</text:p>
              </table:table-cell>
            </table:table-row>
            <table:table-row>
              <table:table-cell office:value-type="float" office:value="0.1405">
                <text:p>0.1405</text:p>
              </table:table-cell>
              <table:table-cell office:value-type="float" office:value="15.4642417025621">
                <text:p>15.4642417025621</text:p>
              </table:table-cell>
              <table:table-cell office:value-type="float" office:value="15.318">
                <text:p>15.318</text:p>
              </table:table-cell>
              <table:table-cell office:value-type="float" office:value="15.318">
                <text:p>15.318</text:p>
              </table:table-cell>
            </table:table-row>
            <table:table-row>
              <table:table-cell office:value-type="float" office:value="0.1415">
                <text:p>0.1415</text:p>
              </table:table-cell>
              <table:table-cell office:value-type="float" office:value="15.4773851521473">
                <text:p>15.4773851521473</text:p>
              </table:table-cell>
              <table:table-cell office:value-type="float" office:value="15.331">
                <text:p>15.331</text:p>
              </table:table-cell>
              <table:table-cell office:value-type="float" office:value="15.331">
                <text:p>15.331</text:p>
              </table:table-cell>
            </table:table-row>
            <table:table-row>
              <table:table-cell office:value-type="float" office:value="0.1425">
                <text:p>0.1425</text:p>
              </table:table-cell>
              <table:table-cell office:value-type="float" office:value="15.4904360632726">
                <text:p>15.4904360632726</text:p>
              </table:table-cell>
              <table:table-cell office:value-type="float" office:value="15.344">
                <text:p>15.344</text:p>
              </table:table-cell>
              <table:table-cell office:value-type="float" office:value="15.344">
                <text:p>15.344</text:p>
              </table:table-cell>
            </table:table-row>
            <table:table-row>
              <table:table-cell office:value-type="float" office:value="0.1435">
                <text:p>0.1435</text:p>
              </table:table-cell>
              <table:table-cell office:value-type="float" office:value="15.5033957298953">
                <text:p>15.5033957298953</text:p>
              </table:table-cell>
              <table:table-cell office:value-type="float" office:value="15.357">
                <text:p>15.357</text:p>
              </table:table-cell>
              <table:table-cell office:value-type="float" office:value="15.357">
                <text:p>15.357</text:p>
              </table:table-cell>
            </table:table-row>
            <table:table-row>
              <table:table-cell office:value-type="float" office:value="0.1445">
                <text:p>0.1445</text:p>
              </table:table-cell>
              <table:table-cell office:value-type="float" office:value="15.5162654190212">
                <text:p>15.5162654190212</text:p>
              </table:table-cell>
              <table:table-cell office:value-type="float" office:value="15.37">
                <text:p>15.3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0.1455">
                <text:p>0.1455</text:p>
              </table:table-cell>
              <table:table-cell office:value-type="float" office:value="15.5290463714475">
                <text:p>15.5290463714475</text:p>
              </table:table-cell>
              <table:table-cell office:value-type="float" office:value="15.383">
                <text:p>15.383</text:p>
              </table:table-cell>
              <table:table-cell office:value-type="float" office:value="15.383">
                <text:p>15.383</text:p>
              </table:table-cell>
            </table:table-row>
            <table:table-row>
              <table:table-cell office:value-type="float" office:value="0.1465">
                <text:p>0.1465</text:p>
              </table:table-cell>
              <table:table-cell office:value-type="float" office:value="15.5417398024812">
                <text:p>15.5417398024812</text:p>
              </table:table-cell>
              <table:table-cell office:value-type="float" office:value="15.395">
                <text:p>15.395</text:p>
              </table:table-cell>
              <table:table-cell office:value-type="float" office:value="15.395">
                <text:p>15.395</text:p>
              </table:table-cell>
            </table:table-row>
            <table:table-row>
              <table:table-cell office:value-type="float" office:value="0.1475">
                <text:p>0.1475</text:p>
              </table:table-cell>
              <table:table-cell office:value-type="float" office:value="15.5543469026323">
                <text:p>15.5543469026323</text:p>
              </table:table-cell>
              <table:table-cell office:value-type="float" office:value="15.408">
                <text:p>15.408</text:p>
              </table:table-cell>
              <table:table-cell office:value-type="float" office:value="15.408">
                <text:p>15.408</text:p>
              </table:table-cell>
            </table:table-row>
            <table:table-row>
              <table:table-cell office:value-type="float" office:value="0.1485">
                <text:p>0.1485</text:p>
              </table:table-cell>
              <table:table-cell office:value-type="float" office:value="15.5668688382841">
                <text:p>15.5668688382841</text:p>
              </table:table-cell>
              <table:table-cell office:value-type="float" office:value="15.42">
                <text:p>15.42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float" office:value="0.1495">
                <text:p>0.1495</text:p>
              </table:table-cell>
              <table:table-cell office:value-type="float" office:value="15.5793067523404">
                <text:p>15.5793067523404</text:p>
              </table:table-cell>
              <table:table-cell office:value-type="float" office:value="15.433">
                <text:p>15.433</text:p>
              </table:table-cell>
              <table:table-cell office:value-type="float" office:value="15.433">
                <text:p>15.4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